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05.28pt" svg:height="255.26pt" svg:x="722.72pt" svg:y="0pt">
            <loext:p draw:notify-on-update-of-ranges="Sheet1.A1:Sheet1.A1 Sheet1.A2:Sheet1.A224 Sheet1.B1:Sheet1.B1 Sheet1.B2:Sheet1.B224 Sheet1.C1:Sheet1.C1 Sheet1.C2:Sheet1.C2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92.09pt" svg:height="255.26pt" svg:x="967.78pt" svg:y="2117.25pt">
            <loext:p draw:notify-on-update-of-ranges="Sheet1.D1:Sheet1.D1 Sheet1.D2:Sheet1.D22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777.88pt" svg:y="282.93pt">
            <loext:p draw:notify-on-update-of-ranges="Sheet1.I1:Sheet1.I1 Sheet1.I2:Sheet1.I37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alculated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FPA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Calculated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FPA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33.6" calcext:value-type="float">
            <text:p>33.6</text:p>
          </table:table-cell>
          <table:table-cell office:value-type="float" office:value="29.2" calcext:value-type="float">
            <text:p>29.2</text:p>
          </table:table-cell>
          <table:table-cell table:formula="of:=ABS([.A2]-[.B2])" office:value-type="float" office:value="3" calcext:value-type="float">
            <text:p>3</text:p>
          </table:table-cell>
          <table:table-cell/>
          <table:table-cell office:value-type="float" office:value="34.3" calcext:value-type="float">
            <text:p>34.3</text:p>
          </table:table-cell>
          <table:table-cell office:value-type="float" office:value="35" calcext:value-type="float">
            <text:p>35</text:p>
          </table:table-cell>
          <table:table-cell office:value-type="float" office:value="40.4" calcext:value-type="float">
            <text:p>40.4</text:p>
          </table:table-cell>
          <table:table-cell table:formula="of:=ABS([.F2]-[.G2])" office:value-type="float" office:value="0.700000000000003" calcext:value-type="float">
            <text:p>0.7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33.6" calcext:value-type="float">
            <text:p>33.6</text:p>
          </table:table-cell>
          <table:table-cell office:value-type="float" office:value="29.3" calcext:value-type="float">
            <text:p>29.3</text:p>
          </table:table-cell>
          <table:table-cell table:formula="of:=ABS([.A3]-[.B3])" office:value-type="float" office:value="3" calcext:value-type="float">
            <text:p>3</text:p>
          </table:table-cell>
          <table:table-cell/>
          <table:table-cell office:value-type="float" office:value="34.3" calcext:value-type="float">
            <text:p>34.3</text:p>
          </table:table-cell>
          <table:table-cell office:value-type="float" office:value="35" calcext:value-type="float">
            <text:p>35</text:p>
          </table:table-cell>
          <table:table-cell office:value-type="float" office:value="40.4" calcext:value-type="float">
            <text:p>40.4</text:p>
          </table:table-cell>
          <table:table-cell table:formula="of:=ABS([.F3]-[.G3])" office:value-type="float" office:value="0.700000000000003" calcext:value-type="float">
            <text:p>0.7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3.6" calcext:value-type="float">
            <text:p>33.6</text:p>
          </table:table-cell>
          <table:table-cell office:value-type="float" office:value="29.3" calcext:value-type="float">
            <text:p>29.3</text:p>
          </table:table-cell>
          <table:table-cell table:formula="of:=ABS([.A4]-[.B4])" office:value-type="float" office:value="2.9" calcext:value-type="float">
            <text:p>2.9</text:p>
          </table:table-cell>
          <table:table-cell/>
          <table:table-cell office:value-type="float" office:value="34.3" calcext:value-type="float">
            <text:p>34.3</text:p>
          </table:table-cell>
          <table:table-cell office:value-type="float" office:value="35" calcext:value-type="float">
            <text:p>35</text:p>
          </table:table-cell>
          <table:table-cell office:value-type="float" office:value="40.4" calcext:value-type="float">
            <text:p>40.4</text:p>
          </table:table-cell>
          <table:table-cell table:formula="of:=ABS([.F4]-[.G4])" office:value-type="float" office:value="0.700000000000003" calcext:value-type="float">
            <text:p>0.7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3.6" calcext:value-type="float">
            <text:p>33.6</text:p>
          </table:table-cell>
          <table:table-cell office:value-type="float" office:value="29.4" calcext:value-type="float">
            <text:p>29.4</text:p>
          </table:table-cell>
          <table:table-cell table:formula="of:=ABS([.A5]-[.B5])" office:value-type="float" office:value="2.9" calcext:value-type="float">
            <text:p>2.9</text:p>
          </table:table-cell>
          <table:table-cell/>
          <table:table-cell office:value-type="float" office:value="34.3" calcext:value-type="float">
            <text:p>34.3</text:p>
          </table:table-cell>
          <table:table-cell office:value-type="float" office:value="35" calcext:value-type="float">
            <text:p>35</text:p>
          </table:table-cell>
          <table:table-cell office:value-type="float" office:value="40.4" calcext:value-type="float">
            <text:p>40.4</text:p>
          </table:table-cell>
          <table:table-cell table:formula="of:=ABS([.F5]-[.G5])" office:value-type="float" office:value="0.700000000000003" calcext:value-type="float">
            <text:p>0.7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3.6" calcext:value-type="float">
            <text:p>33.6</text:p>
          </table:table-cell>
          <table:table-cell office:value-type="float" office:value="29.5" calcext:value-type="float">
            <text:p>29.5</text:p>
          </table:table-cell>
          <table:table-cell table:formula="of:=ABS([.A6]-[.B6])" office:value-type="float" office:value="2.9" calcext:value-type="float">
            <text:p>2.9</text:p>
          </table:table-cell>
          <table:table-cell/>
          <table:table-cell office:value-type="float" office:value="34.3" calcext:value-type="float">
            <text:p>34.3</text:p>
          </table:table-cell>
          <table:table-cell office:value-type="float" office:value="35" calcext:value-type="float">
            <text:p>35</text:p>
          </table:table-cell>
          <table:table-cell office:value-type="float" office:value="40.4" calcext:value-type="float">
            <text:p>40.4</text:p>
          </table:table-cell>
          <table:table-cell table:formula="of:=ABS([.F6]-[.G6])" office:value-type="float" office:value="0.700000000000003" calcext:value-type="float">
            <text:p>0.7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3.6" calcext:value-type="float">
            <text:p>33.6</text:p>
          </table:table-cell>
          <table:table-cell office:value-type="float" office:value="29.5" calcext:value-type="float">
            <text:p>29.5</text:p>
          </table:table-cell>
          <table:table-cell table:formula="of:=ABS([.A7]-[.B7])" office:value-type="float" office:value="1.9" calcext:value-type="float">
            <text:p>1.9</text:p>
          </table:table-cell>
          <table:table-cell/>
          <table:table-cell office:value-type="float" office:value="34.3" calcext:value-type="float">
            <text:p>34.3</text:p>
          </table:table-cell>
          <table:table-cell office:value-type="float" office:value="35" calcext:value-type="float">
            <text:p>35</text:p>
          </table:table-cell>
          <table:table-cell office:value-type="float" office:value="40.5" calcext:value-type="float">
            <text:p>40.5</text:p>
          </table:table-cell>
          <table:table-cell table:formula="of:=ABS([.F7]-[.G7])" office:value-type="float" office:value="0.700000000000003" calcext:value-type="float">
            <text:p>0.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.6" calcext:value-type="float">
            <text:p>33.6</text:p>
          </table:table-cell>
          <table:table-cell office:value-type="float" office:value="29.6" calcext:value-type="float">
            <text:p>29.6</text:p>
          </table:table-cell>
          <table:table-cell table:formula="of:=ABS([.A8]-[.B8])" office:value-type="float" office:value="2.4" calcext:value-type="float">
            <text:p>2.4</text:p>
          </table:table-cell>
          <table:table-cell/>
          <table:table-cell office:value-type="float" office:value="34.3" calcext:value-type="float">
            <text:p>34.3</text:p>
          </table:table-cell>
          <table:table-cell office:value-type="float" office:value="35" calcext:value-type="float">
            <text:p>35</text:p>
          </table:table-cell>
          <table:table-cell office:value-type="float" office:value="40.4" calcext:value-type="float">
            <text:p>40.4</text:p>
          </table:table-cell>
          <table:table-cell table:formula="of:=ABS([.F8]-[.G8])" office:value-type="float" office:value="0.700000000000003" calcext:value-type="float">
            <text:p>0.7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3.6" calcext:value-type="float">
            <text:p>33.6</text:p>
          </table:table-cell>
          <table:table-cell office:value-type="float" office:value="29.6" calcext:value-type="float">
            <text:p>29.6</text:p>
          </table:table-cell>
          <table:table-cell table:formula="of:=ABS([.A9]-[.B9])" office:value-type="float" office:value="2.9" calcext:value-type="float">
            <text:p>2.9</text:p>
          </table:table-cell>
          <table:table-cell/>
          <table:table-cell office:value-type="float" office:value="34.2" calcext:value-type="float">
            <text:p>34.2</text:p>
          </table:table-cell>
          <table:table-cell office:value-type="float" office:value="35" calcext:value-type="float">
            <text:p>35</text:p>
          </table:table-cell>
          <table:table-cell office:value-type="float" office:value="40.5" calcext:value-type="float">
            <text:p>40.5</text:p>
          </table:table-cell>
          <table:table-cell table:formula="of:=ABS([.F9]-[.G9])" office:value-type="float" office:value="0.799999999999997" calcext:value-type="float">
            <text:p>0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29.8" calcext:value-type="float">
            <text:p>29.8</text:p>
          </table:table-cell>
          <table:table-cell table:formula="of:=ABS([.A10]-[.B10])" office:value-type="float" office:value="1.4" calcext:value-type="float">
            <text:p>1.4</text:p>
          </table:table-cell>
          <table:table-cell/>
          <table:table-cell office:value-type="float" office:value="34.3" calcext:value-type="float">
            <text:p>34.3</text:p>
          </table:table-cell>
          <table:table-cell office:value-type="float" office:value="35" calcext:value-type="float">
            <text:p>35</text:p>
          </table:table-cell>
          <table:table-cell office:value-type="float" office:value="40.5" calcext:value-type="float">
            <text:p>40.5</text:p>
          </table:table-cell>
          <table:table-cell table:formula="of:=ABS([.F10]-[.G10])" office:value-type="float" office:value="0.700000000000003" calcext:value-type="float">
            <text:p>0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29.9" calcext:value-type="float">
            <text:p>29.9</text:p>
          </table:table-cell>
          <table:table-cell table:formula="of:=ABS([.A11]-[.B11])" office:value-type="float" office:value="1.4" calcext:value-type="float">
            <text:p>1.4</text:p>
          </table:table-cell>
          <table:table-cell/>
          <table:table-cell office:value-type="float" office:value="34.3" calcext:value-type="float">
            <text:p>34.3</text:p>
          </table:table-cell>
          <table:table-cell office:value-type="float" office:value="35" calcext:value-type="float">
            <text:p>35</text:p>
          </table:table-cell>
          <table:table-cell office:value-type="float" office:value="40.5" calcext:value-type="float">
            <text:p>40.5</text:p>
          </table:table-cell>
          <table:table-cell table:formula="of:=ABS([.F11]-[.G11])" office:value-type="float" office:value="0.700000000000003" calcext:value-type="float">
            <text:p>0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29.9" calcext:value-type="float">
            <text:p>29.9</text:p>
          </table:table-cell>
          <table:table-cell table:formula="of:=ABS([.A12]-[.B12])" office:value-type="float" office:value="1.4" calcext:value-type="float">
            <text:p>1.4</text:p>
          </table:table-cell>
          <table:table-cell/>
          <table:table-cell office:value-type="float" office:value="34.3" calcext:value-type="float">
            <text:p>34.3</text:p>
          </table:table-cell>
          <table:table-cell office:value-type="float" office:value="35" calcext:value-type="float">
            <text:p>35</text:p>
          </table:table-cell>
          <table:table-cell office:value-type="float" office:value="40.5" calcext:value-type="float">
            <text:p>40.5</text:p>
          </table:table-cell>
          <table:table-cell table:formula="of:=ABS([.F12]-[.G12])" office:value-type="float" office:value="0.700000000000003" calcext:value-type="float">
            <text:p>0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0" calcext:value-type="float">
            <text:p>30</text:p>
          </table:table-cell>
          <table:table-cell table:formula="of:=ABS([.A13]-[.B13])" office:value-type="float" office:value="1.4" calcext:value-type="float">
            <text:p>1.4</text:p>
          </table:table-cell>
          <table:table-cell/>
          <table:table-cell office:value-type="float" office:value="34.3" calcext:value-type="float">
            <text:p>34.3</text:p>
          </table:table-cell>
          <table:table-cell office:value-type="float" office:value="35" calcext:value-type="float">
            <text:p>35</text:p>
          </table:table-cell>
          <table:table-cell office:value-type="float" office:value="40.5" calcext:value-type="float">
            <text:p>40.5</text:p>
          </table:table-cell>
          <table:table-cell table:formula="of:=ABS([.F13]-[.G13])" office:value-type="float" office:value="0.700000000000003" calcext:value-type="float">
            <text:p>0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0" calcext:value-type="float">
            <text:p>30</text:p>
          </table:table-cell>
          <table:table-cell table:formula="of:=ABS([.A14]-[.B14])" office:value-type="float" office:value="1.4" calcext:value-type="float">
            <text:p>1.4</text:p>
          </table:table-cell>
          <table:table-cell/>
          <table:table-cell office:value-type="float" office:value="34.3" calcext:value-type="float">
            <text:p>34.3</text:p>
          </table:table-cell>
          <table:table-cell office:value-type="float" office:value="35" calcext:value-type="float">
            <text:p>35</text:p>
          </table:table-cell>
          <table:table-cell office:value-type="float" office:value="40.5" calcext:value-type="float">
            <text:p>40.5</text:p>
          </table:table-cell>
          <table:table-cell table:formula="of:=ABS([.F14]-[.G14])" office:value-type="float" office:value="0.700000000000003" calcext:value-type="float">
            <text:p>0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0.1" calcext:value-type="float">
            <text:p>30.1</text:p>
          </table:table-cell>
          <table:table-cell table:formula="of:=ABS([.A15]-[.B15])" office:value-type="float" office:value="1.4" calcext:value-type="float">
            <text:p>1.4</text:p>
          </table:table-cell>
          <table:table-cell/>
          <table:table-cell office:value-type="float" office:value="34.2" calcext:value-type="float">
            <text:p>34.2</text:p>
          </table:table-cell>
          <table:table-cell office:value-type="float" office:value="35" calcext:value-type="float">
            <text:p>35</text:p>
          </table:table-cell>
          <table:table-cell office:value-type="float" office:value="40.5" calcext:value-type="float">
            <text:p>40.5</text:p>
          </table:table-cell>
          <table:table-cell table:formula="of:=ABS([.F15]-[.G15])" office:value-type="float" office:value="0.799999999999997" calcext:value-type="float">
            <text:p>0.8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3.6" calcext:value-type="float">
            <text:p>33.6</text:p>
          </table:table-cell>
          <table:table-cell office:value-type="float" office:value="30.1" calcext:value-type="float">
            <text:p>30.1</text:p>
          </table:table-cell>
          <table:table-cell table:formula="of:=ABS([.A16]-[.B16])" office:value-type="float" office:value="0.899999999999999" calcext:value-type="float">
            <text:p>0.9</text:p>
          </table:table-cell>
          <table:table-cell/>
          <table:table-cell office:value-type="float" office:value="34.2" calcext:value-type="float">
            <text:p>34.2</text:p>
          </table:table-cell>
          <table:table-cell office:value-type="float" office:value="35" calcext:value-type="float">
            <text:p>35</text:p>
          </table:table-cell>
          <table:table-cell office:value-type="float" office:value="40.5" calcext:value-type="float">
            <text:p>40.5</text:p>
          </table:table-cell>
          <table:table-cell table:formula="of:=ABS([.F16]-[.G16])" office:value-type="float" office:value="0.799999999999997" calcext:value-type="float">
            <text:p>0.8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3.6" calcext:value-type="float">
            <text:p>33.6</text:p>
          </table:table-cell>
          <table:table-cell office:value-type="float" office:value="30.2" calcext:value-type="float">
            <text:p>30.2</text:p>
          </table:table-cell>
          <table:table-cell table:formula="of:=ABS([.A17]-[.B17])" office:value-type="float" office:value="0.899999999999999" calcext:value-type="float">
            <text:p>0.9</text:p>
          </table:table-cell>
          <table:table-cell/>
          <table:table-cell office:value-type="float" office:value="34.2" calcext:value-type="float">
            <text:p>34.2</text:p>
          </table:table-cell>
          <table:table-cell office:value-type="float" office:value="35" calcext:value-type="float">
            <text:p>35</text:p>
          </table:table-cell>
          <table:table-cell office:value-type="float" office:value="40.5" calcext:value-type="float">
            <text:p>40.5</text:p>
          </table:table-cell>
          <table:table-cell table:formula="of:=ABS([.F17]-[.G17])" office:value-type="float" office:value="0.799999999999997" calcext:value-type="float">
            <text:p>0.8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3.6" calcext:value-type="float">
            <text:p>33.6</text:p>
          </table:table-cell>
          <table:table-cell office:value-type="float" office:value="30.2" calcext:value-type="float">
            <text:p>30.2</text:p>
          </table:table-cell>
          <table:table-cell table:formula="of:=ABS([.A18]-[.B18])" office:value-type="float" office:value="0.899999999999999" calcext:value-type="float">
            <text:p>0.9</text:p>
          </table:table-cell>
          <table:table-cell/>
          <table:table-cell office:value-type="float" office:value="34.2" calcext:value-type="float">
            <text:p>34.2</text:p>
          </table:table-cell>
          <table:table-cell office:value-type="float" office:value="35" calcext:value-type="float">
            <text:p>35</text:p>
          </table:table-cell>
          <table:table-cell office:value-type="float" office:value="40.5" calcext:value-type="float">
            <text:p>40.5</text:p>
          </table:table-cell>
          <table:table-cell table:formula="of:=ABS([.F18]-[.G18])" office:value-type="float" office:value="0.799999999999997" calcext:value-type="float">
            <text:p>0.8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3.6" calcext:value-type="float">
            <text:p>33.6</text:p>
          </table:table-cell>
          <table:table-cell office:value-type="float" office:value="30.3" calcext:value-type="float">
            <text:p>30.3</text:p>
          </table:table-cell>
          <table:table-cell table:formula="of:=ABS([.A19]-[.B19])" office:value-type="float" office:value="1" calcext:value-type="float">
            <text:p>1</text:p>
          </table:table-cell>
          <table:table-cell/>
          <table:table-cell office:value-type="float" office:value="34.2" calcext:value-type="float">
            <text:p>34.2</text:p>
          </table:table-cell>
          <table:table-cell office:value-type="float" office:value="35" calcext:value-type="float">
            <text:p>35</text:p>
          </table:table-cell>
          <table:table-cell office:value-type="float" office:value="40.5" calcext:value-type="float">
            <text:p>40.5</text:p>
          </table:table-cell>
          <table:table-cell table:formula="of:=ABS([.F19]-[.G19])" office:value-type="float" office:value="0.799999999999997" calcext:value-type="float">
            <text:p>0.8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3.6" calcext:value-type="float">
            <text:p>33.6</text:p>
          </table:table-cell>
          <table:table-cell office:value-type="float" office:value="30.3" calcext:value-type="float">
            <text:p>30.3</text:p>
          </table:table-cell>
          <table:table-cell table:formula="of:=ABS([.A20]-[.B20])" office:value-type="float" office:value="0.899999999999999" calcext:value-type="float">
            <text:p>0.9</text:p>
          </table:table-cell>
          <table:table-cell/>
          <table:table-cell office:value-type="float" office:value="34.2" calcext:value-type="float">
            <text:p>34.2</text:p>
          </table:table-cell>
          <table:table-cell office:value-type="float" office:value="35" calcext:value-type="float">
            <text:p>35</text:p>
          </table:table-cell>
          <table:table-cell office:value-type="float" office:value="40.5" calcext:value-type="float">
            <text:p>40.5</text:p>
          </table:table-cell>
          <table:table-cell table:formula="of:=ABS([.F20]-[.G20])" office:value-type="float" office:value="0.799999999999997" calcext:value-type="float">
            <text:p>0.8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3.6" calcext:value-type="float">
            <text:p>33.6</text:p>
          </table:table-cell>
          <table:table-cell office:value-type="float" office:value="30.4" calcext:value-type="float">
            <text:p>30.4</text:p>
          </table:table-cell>
          <table:table-cell table:formula="of:=ABS([.A21]-[.B21])" office:value-type="float" office:value="0.899999999999999" calcext:value-type="float">
            <text:p>0.9</text:p>
          </table:table-cell>
          <table:table-cell/>
          <table:table-cell office:value-type="float" office:value="34.2" calcext:value-type="float">
            <text:p>34.2</text:p>
          </table:table-cell>
          <table:table-cell office:value-type="float" office:value="35" calcext:value-type="float">
            <text:p>35</text:p>
          </table:table-cell>
          <table:table-cell office:value-type="float" office:value="40.5" calcext:value-type="float">
            <text:p>40.5</text:p>
          </table:table-cell>
          <table:table-cell table:formula="of:=ABS([.F21]-[.G21])" office:value-type="float" office:value="0.799999999999997" calcext:value-type="float">
            <text:p>0.8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3.6" calcext:value-type="float">
            <text:p>33.6</text:p>
          </table:table-cell>
          <table:table-cell office:value-type="float" office:value="30.4" calcext:value-type="float">
            <text:p>30.4</text:p>
          </table:table-cell>
          <table:table-cell table:formula="of:=ABS([.A22]-[.B22])" office:value-type="float" office:value="0.899999999999999" calcext:value-type="float">
            <text:p>0.9</text:p>
          </table:table-cell>
          <table:table-cell/>
          <table:table-cell office:value-type="float" office:value="34.2" calcext:value-type="float">
            <text:p>34.2</text:p>
          </table:table-cell>
          <table:table-cell office:value-type="float" office:value="35" calcext:value-type="float">
            <text:p>35</text:p>
          </table:table-cell>
          <table:table-cell office:value-type="float" office:value="40.5" calcext:value-type="float">
            <text:p>40.5</text:p>
          </table:table-cell>
          <table:table-cell table:formula="of:=ABS([.F22]-[.G22])" office:value-type="float" office:value="0.799999999999997" calcext:value-type="float">
            <text:p>0.8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3.6" calcext:value-type="float">
            <text:p>33.6</text:p>
          </table:table-cell>
          <table:table-cell office:value-type="float" office:value="30.5" calcext:value-type="float">
            <text:p>30.5</text:p>
          </table:table-cell>
          <table:table-cell table:formula="of:=ABS([.A23]-[.B23])" office:value-type="float" office:value="0.899999999999999" calcext:value-type="float">
            <text:p>0.9</text:p>
          </table:table-cell>
          <table:table-cell/>
          <table:table-cell office:value-type="float" office:value="34.2" calcext:value-type="float">
            <text:p>34.2</text:p>
          </table:table-cell>
          <table:table-cell office:value-type="float" office:value="35" calcext:value-type="float">
            <text:p>35</text:p>
          </table:table-cell>
          <table:table-cell office:value-type="float" office:value="40.5" calcext:value-type="float">
            <text:p>40.5</text:p>
          </table:table-cell>
          <table:table-cell table:formula="of:=ABS([.F23]-[.G23])" office:value-type="float" office:value="0.799999999999997" calcext:value-type="float">
            <text:p>0.8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3.6" calcext:value-type="float">
            <text:p>33.6</text:p>
          </table:table-cell>
          <table:table-cell office:value-type="float" office:value="30.6" calcext:value-type="float">
            <text:p>30.6</text:p>
          </table:table-cell>
          <table:table-cell table:formula="of:=ABS([.A24]-[.B24])" office:value-type="float" office:value="0.899999999999999" calcext:value-type="float">
            <text:p>0.9</text:p>
          </table:table-cell>
          <table:table-cell/>
          <table:table-cell office:value-type="float" office:value="34.2" calcext:value-type="float">
            <text:p>34.2</text:p>
          </table:table-cell>
          <table:table-cell office:value-type="float" office:value="35" calcext:value-type="float">
            <text:p>35</text:p>
          </table:table-cell>
          <table:table-cell office:value-type="float" office:value="40.5" calcext:value-type="float">
            <text:p>40.5</text:p>
          </table:table-cell>
          <table:table-cell table:formula="of:=ABS([.F24]-[.G24])" office:value-type="float" office:value="0.799999999999997" calcext:value-type="float">
            <text:p>0.8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3.6" calcext:value-type="float">
            <text:p>33.6</text:p>
          </table:table-cell>
          <table:table-cell office:value-type="float" office:value="30.6" calcext:value-type="float">
            <text:p>30.6</text:p>
          </table:table-cell>
          <table:table-cell table:formula="of:=ABS([.A25]-[.B25])" office:value-type="float" office:value="0.899999999999999" calcext:value-type="float">
            <text:p>0.9</text:p>
          </table:table-cell>
          <table:table-cell/>
          <table:table-cell office:value-type="float" office:value="34.2" calcext:value-type="float">
            <text:p>34.2</text:p>
          </table:table-cell>
          <table:table-cell office:value-type="float" office:value="35" calcext:value-type="float">
            <text:p>35</text:p>
          </table:table-cell>
          <table:table-cell office:value-type="float" office:value="40.5" calcext:value-type="float">
            <text:p>40.5</text:p>
          </table:table-cell>
          <table:table-cell table:formula="of:=ABS([.F25]-[.G25])" office:value-type="float" office:value="0.799999999999997" calcext:value-type="float">
            <text:p>0.8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3.6" calcext:value-type="float">
            <text:p>33.6</text:p>
          </table:table-cell>
          <table:table-cell office:value-type="float" office:value="30.6" calcext:value-type="float">
            <text:p>30.6</text:p>
          </table:table-cell>
          <table:table-cell table:formula="of:=ABS([.A26]-[.B26])" office:value-type="float" office:value="0.899999999999999" calcext:value-type="float">
            <text:p>0.9</text:p>
          </table:table-cell>
          <table:table-cell/>
          <table:table-cell office:value-type="float" office:value="34.2" calcext:value-type="float">
            <text:p>34.2</text:p>
          </table:table-cell>
          <table:table-cell office:value-type="float" office:value="35" calcext:value-type="float">
            <text:p>35</text:p>
          </table:table-cell>
          <table:table-cell office:value-type="float" office:value="40.5" calcext:value-type="float">
            <text:p>40.5</text:p>
          </table:table-cell>
          <table:table-cell table:formula="of:=ABS([.F26]-[.G26])" office:value-type="float" office:value="0.799999999999997" calcext:value-type="float">
            <text:p>0.8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0.7" calcext:value-type="float">
            <text:p>30.7</text:p>
          </table:table-cell>
          <table:table-cell table:formula="of:=ABS([.A27]-[.B27])" office:value-type="float" office:value="0.100000000000001" calcext:value-type="float">
            <text:p>0.1</text:p>
          </table:table-cell>
          <table:table-cell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0.6" calcext:value-type="float">
            <text:p>40.6</text:p>
          </table:table-cell>
          <table:table-cell table:formula="of:=ABS([.F27]-[.G27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3.6" calcext:value-type="float">
            <text:p>33.6</text:p>
          </table:table-cell>
          <table:table-cell office:value-type="float" office:value="30.7" calcext:value-type="float">
            <text:p>30.7</text:p>
          </table:table-cell>
          <table:table-cell table:formula="of:=ABS([.A28]-[.B28])" office:value-type="float" office:value="0.899999999999999" calcext:value-type="float">
            <text:p>0.9</text:p>
          </table:table-cell>
          <table:table-cell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0.6" calcext:value-type="float">
            <text:p>40.6</text:p>
          </table:table-cell>
          <table:table-cell table:formula="of:=ABS([.F28]-[.G28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0.8" calcext:value-type="float">
            <text:p>30.8</text:p>
          </table:table-cell>
          <table:table-cell table:formula="of:=ABS([.A29]-[.B29])" office:value-type="float" office:value="0.100000000000001" calcext:value-type="float">
            <text:p>0.1</text:p>
          </table:table-cell>
          <table:table-cell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0.6" calcext:value-type="float">
            <text:p>40.6</text:p>
          </table:table-cell>
          <table:table-cell table:formula="of:=ABS([.F29]-[.G29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0.8" calcext:value-type="float">
            <text:p>30.8</text:p>
          </table:table-cell>
          <table:table-cell table:formula="of:=ABS([.A30]-[.B30])" office:value-type="float" office:value="0.100000000000001" calcext:value-type="float">
            <text:p>0.1</text:p>
          </table:table-cell>
          <table:table-cell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0.6" calcext:value-type="float">
            <text:p>40.6</text:p>
          </table:table-cell>
          <table:table-cell table:formula="of:=ABS([.F30]-[.G30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0.9" calcext:value-type="float">
            <text:p>30.9</text:p>
          </table:table-cell>
          <table:table-cell table:formula="of:=ABS([.A31]-[.B31])" office:value-type="float" office:value="0.100000000000001" calcext:value-type="float">
            <text:p>0.1</text:p>
          </table:table-cell>
          <table:table-cell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0.6" calcext:value-type="float">
            <text:p>40.6</text:p>
          </table:table-cell>
          <table:table-cell table:formula="of:=ABS([.F31]-[.G31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0.9" calcext:value-type="float">
            <text:p>30.9</text:p>
          </table:table-cell>
          <table:table-cell table:formula="of:=ABS([.A32]-[.B32])" office:value-type="float" office:value="0.399999999999999" calcext:value-type="float">
            <text:p>0.4</text:p>
          </table:table-cell>
          <table:table-cell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0.6" calcext:value-type="float">
            <text:p>40.6</text:p>
          </table:table-cell>
          <table:table-cell table:formula="of:=ABS([.F32]-[.G32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3.6" calcext:value-type="float">
            <text:p>33.6</text:p>
          </table:table-cell>
          <table:table-cell office:value-type="float" office:value="31" calcext:value-type="float">
            <text:p>31</text:p>
          </table:table-cell>
          <table:table-cell table:formula="of:=ABS([.A33]-[.B33])" office:value-type="float" office:value="0.799999999999997" calcext:value-type="float">
            <text:p>0.8</text:p>
          </table:table-cell>
          <table:table-cell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0.6" calcext:value-type="float">
            <text:p>40.6</text:p>
          </table:table-cell>
          <table:table-cell table:formula="of:=ABS([.F33]-[.G33])" office:value-type="float" office:value="1.1" calcext:value-type="float">
            <text:p>1.1</text:p>
          </table:table-cell>
        </table:table-row>
        <table:table-row table:style-name="ro1">
          <table:table-cell table:number-columns-repeated="2" office:value-type="float" office:value="33.6" calcext:value-type="float">
            <text:p>33.6</text:p>
          </table:table-cell>
          <table:table-cell office:value-type="float" office:value="31" calcext:value-type="float">
            <text:p>31</text:p>
          </table:table-cell>
          <table:table-cell table:formula="of:=ABS([.A34]-[.B34])" office:value-type="float" office:value="0" calcext:value-type="float">
            <text:p>0</text:p>
          </table:table-cell>
          <table:table-cell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0.6" calcext:value-type="float">
            <text:p>40.6</text:p>
          </table:table-cell>
          <table:table-cell table:formula="of:=ABS([.F34]-[.G34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3.6" calcext:value-type="float">
            <text:p>33.6</text:p>
          </table:table-cell>
          <table:table-cell office:value-type="float" office:value="31.1" calcext:value-type="float">
            <text:p>31.1</text:p>
          </table:table-cell>
          <table:table-cell table:formula="of:=ABS([.A35]-[.B35])" office:value-type="float" office:value="0.799999999999997" calcext:value-type="float">
            <text:p>0.8</text:p>
          </table:table-cell>
          <table:table-cell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0.6" calcext:value-type="float">
            <text:p>40.6</text:p>
          </table:table-cell>
          <table:table-cell table:formula="of:=ABS([.F35]-[.G35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1.1" calcext:value-type="float">
            <text:p>31.1</text:p>
          </table:table-cell>
          <table:table-cell table:formula="of:=ABS([.A36]-[.B36])" office:value-type="float" office:value="0.100000000000001" calcext:value-type="float">
            <text:p>0.1</text:p>
          </table:table-cell>
          <table:table-cell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0.6" calcext:value-type="float">
            <text:p>40.6</text:p>
          </table:table-cell>
          <table:table-cell table:formula="of:=ABS([.F36]-[.G36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1.3" calcext:value-type="float">
            <text:p>31.3</text:p>
          </table:table-cell>
          <table:table-cell table:formula="of:=ABS([.A37]-[.B37])" office:value-type="float" office:value="0.100000000000001" calcext:value-type="float">
            <text:p>0.1</text:p>
          </table:table-cell>
          <table:table-cell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0.6" calcext:value-type="float">
            <text:p>40.6</text:p>
          </table:table-cell>
          <table:table-cell table:formula="of:=ABS([.F37]-[.G37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1.3" calcext:value-type="float">
            <text:p>31.3</text:p>
          </table:table-cell>
          <table:table-cell table:formula="of:=ABS([.A38]-[.B38])" office:value-type="float" office:value="0.100000000000001" calcext:value-type="float">
            <text:p>0.1</text:p>
          </table:table-cell>
          <table:table-cell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0.6" calcext:value-type="float">
            <text:p>40.6</text:p>
          </table:table-cell>
          <table:table-cell table:formula="of:=ABS([.F38]-[.G38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1.4" calcext:value-type="float">
            <text:p>31.4</text:p>
          </table:table-cell>
          <table:table-cell table:formula="of:=ABS([.A39]-[.B39])" office:value-type="float" office:value="0.100000000000001" calcext:value-type="float">
            <text:p>0.1</text:p>
          </table:table-cell>
          <table:table-cell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0.6" calcext:value-type="float">
            <text:p>40.6</text:p>
          </table:table-cell>
          <table:table-cell table:formula="of:=ABS([.F39]-[.G39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1.4" calcext:value-type="float">
            <text:p>31.4</text:p>
          </table:table-cell>
          <table:table-cell table:formula="of:=ABS([.A40]-[.B40])" office:value-type="float" office:value="0.100000000000001" calcext:value-type="float">
            <text:p>0.1</text:p>
          </table:table-cell>
          <table:table-cell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0.6" calcext:value-type="float">
            <text:p>40.6</text:p>
          </table:table-cell>
          <table:table-cell table:formula="of:=ABS([.F40]-[.G40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1.4" calcext:value-type="float">
            <text:p>31.4</text:p>
          </table:table-cell>
          <table:table-cell table:formula="of:=ABS([.A41]-[.B41])" office:value-type="float" office:value="0.100000000000001" calcext:value-type="float">
            <text:p>0.1</text:p>
          </table:table-cell>
          <table:table-cell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0.6" calcext:value-type="float">
            <text:p>40.6</text:p>
          </table:table-cell>
          <table:table-cell table:formula="of:=ABS([.F41]-[.G41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1.5" calcext:value-type="float">
            <text:p>31.5</text:p>
          </table:table-cell>
          <table:table-cell table:formula="of:=ABS([.A42]-[.B42])" office:value-type="float" office:value="0.100000000000001" calcext:value-type="float">
            <text:p>0.1</text:p>
          </table:table-cell>
          <table:table-cell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0.6" calcext:value-type="float">
            <text:p>40.6</text:p>
          </table:table-cell>
          <table:table-cell table:formula="of:=ABS([.F42]-[.G42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1.5" calcext:value-type="float">
            <text:p>31.5</text:p>
          </table:table-cell>
          <table:table-cell table:formula="of:=ABS([.A43]-[.B43])" office:value-type="float" office:value="0.399999999999999" calcext:value-type="float">
            <text:p>0.4</text:p>
          </table:table-cell>
          <table:table-cell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0.6" calcext:value-type="float">
            <text:p>40.6</text:p>
          </table:table-cell>
          <table:table-cell table:formula="of:=ABS([.F43]-[.G43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1.6" calcext:value-type="float">
            <text:p>31.6</text:p>
          </table:table-cell>
          <table:table-cell table:formula="of:=ABS([.A44]-[.B44])" office:value-type="float" office:value="0.100000000000001" calcext:value-type="float">
            <text:p>0.1</text:p>
          </table:table-cell>
          <table:table-cell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0.7" calcext:value-type="float">
            <text:p>40.7</text:p>
          </table:table-cell>
          <table:table-cell table:formula="of:=ABS([.F44]-[.G44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1.6" calcext:value-type="float">
            <text:p>31.6</text:p>
          </table:table-cell>
          <table:table-cell table:formula="of:=ABS([.A45]-[.B45])" office:value-type="float" office:value="0.100000000000001" calcext:value-type="float">
            <text:p>0.1</text:p>
          </table:table-cell>
          <table:table-cell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0.6" calcext:value-type="float">
            <text:p>40.6</text:p>
          </table:table-cell>
          <table:table-cell table:formula="of:=ABS([.F45]-[.G45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1.6" calcext:value-type="float">
            <text:p>31.6</text:p>
          </table:table-cell>
          <table:table-cell table:formula="of:=ABS([.A46]-[.B46])" office:value-type="float" office:value="0.399999999999999" calcext:value-type="float">
            <text:p>0.4</text:p>
          </table:table-cell>
          <table:table-cell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0.7" calcext:value-type="float">
            <text:p>40.7</text:p>
          </table:table-cell>
          <table:table-cell table:formula="of:=ABS([.F46]-[.G46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1.7" calcext:value-type="float">
            <text:p>31.7</text:p>
          </table:table-cell>
          <table:table-cell table:formula="of:=ABS([.A47]-[.B47])" office:value-type="float" office:value="0.399999999999999" calcext:value-type="float">
            <text:p>0.4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7" calcext:value-type="float">
            <text:p>40.7</text:p>
          </table:table-cell>
          <table:table-cell table:formula="of:=ABS([.F47]-[.G47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1.7" calcext:value-type="float">
            <text:p>31.7</text:p>
          </table:table-cell>
          <table:table-cell table:formula="of:=ABS([.A48]-[.B48])" office:value-type="float" office:value="0.399999999999999" calcext:value-type="float">
            <text:p>0.4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7" calcext:value-type="float">
            <text:p>40.7</text:p>
          </table:table-cell>
          <table:table-cell table:formula="of:=ABS([.F48]-[.G48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1.7" calcext:value-type="float">
            <text:p>31.7</text:p>
          </table:table-cell>
          <table:table-cell table:formula="of:=ABS([.A49]-[.B49])" office:value-type="float" office:value="0.399999999999999" calcext:value-type="float">
            <text:p>0.4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7" calcext:value-type="float">
            <text:p>40.7</text:p>
          </table:table-cell>
          <table:table-cell table:formula="of:=ABS([.F49]-[.G49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1.8" calcext:value-type="float">
            <text:p>31.8</text:p>
          </table:table-cell>
          <table:table-cell table:formula="of:=ABS([.A50]-[.B50])" office:value-type="float" office:value="0.399999999999999" calcext:value-type="float">
            <text:p>0.4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7" calcext:value-type="float">
            <text:p>40.7</text:p>
          </table:table-cell>
          <table:table-cell table:formula="of:=ABS([.F50]-[.G50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1.8" calcext:value-type="float">
            <text:p>31.8</text:p>
          </table:table-cell>
          <table:table-cell table:formula="of:=ABS([.A51]-[.B51])" office:value-type="float" office:value="0.399999999999999" calcext:value-type="float">
            <text:p>0.4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7" calcext:value-type="float">
            <text:p>40.7</text:p>
          </table:table-cell>
          <table:table-cell table:formula="of:=ABS([.F51]-[.G51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33.6" calcext:value-type="float">
            <text:p>33.6</text:p>
          </table:table-cell>
          <table:table-cell office:value-type="float" office:value="31.9" calcext:value-type="float">
            <text:p>31.9</text:p>
          </table:table-cell>
          <table:table-cell table:formula="of:=ABS([.A52]-[.B52])" office:value-type="float" office:value="0.5" calcext:value-type="float">
            <text:p>0.5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7" calcext:value-type="float">
            <text:p>40.7</text:p>
          </table:table-cell>
          <table:table-cell table:formula="of:=ABS([.F52]-[.G52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33.6" calcext:value-type="float">
            <text:p>33.6</text:p>
          </table:table-cell>
          <table:table-cell office:value-type="float" office:value="31.9" calcext:value-type="float">
            <text:p>31.9</text:p>
          </table:table-cell>
          <table:table-cell table:formula="of:=ABS([.A53]-[.B53])" office:value-type="float" office:value="0.5" calcext:value-type="float">
            <text:p>0.5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7" calcext:value-type="float">
            <text:p>40.7</text:p>
          </table:table-cell>
          <table:table-cell table:formula="of:=ABS([.F53]-[.G53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1.9" calcext:value-type="float">
            <text:p>31.9</text:p>
          </table:table-cell>
          <table:table-cell table:formula="of:=ABS([.A54]-[.B54])" office:value-type="float" office:value="0.399999999999999" calcext:value-type="float">
            <text:p>0.4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7" calcext:value-type="float">
            <text:p>40.7</text:p>
          </table:table-cell>
          <table:table-cell table:formula="of:=ABS([.F54]-[.G54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2" calcext:value-type="float">
            <text:p>32</text:p>
          </table:table-cell>
          <table:table-cell table:formula="of:=ABS([.A55]-[.B55])" office:value-type="float" office:value="0.100000000000001" calcext:value-type="float">
            <text:p>0.1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7" calcext:value-type="float">
            <text:p>40.7</text:p>
          </table:table-cell>
          <table:table-cell table:formula="of:=ABS([.F55]-[.G55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2" calcext:value-type="float">
            <text:p>32</text:p>
          </table:table-cell>
          <table:table-cell table:formula="of:=ABS([.A56]-[.B56])" office:value-type="float" office:value="0.399999999999999" calcext:value-type="float">
            <text:p>0.4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7" calcext:value-type="float">
            <text:p>40.7</text:p>
          </table:table-cell>
          <table:table-cell table:formula="of:=ABS([.F56]-[.G56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2" calcext:value-type="float">
            <text:p>32</text:p>
          </table:table-cell>
          <table:table-cell table:formula="of:=ABS([.A57]-[.B57])" office:value-type="float" office:value="0.399999999999999" calcext:value-type="float">
            <text:p>0.4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7" calcext:value-type="float">
            <text:p>40.7</text:p>
          </table:table-cell>
          <table:table-cell table:formula="of:=ABS([.F57]-[.G57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2.1" calcext:value-type="float">
            <text:p>32.1</text:p>
          </table:table-cell>
          <table:table-cell table:formula="of:=ABS([.A58]-[.B58])" office:value-type="float" office:value="0.399999999999999" calcext:value-type="float">
            <text:p>0.4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7" calcext:value-type="float">
            <text:p>40.7</text:p>
          </table:table-cell>
          <table:table-cell table:formula="of:=ABS([.F58]-[.G58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2.1" calcext:value-type="float">
            <text:p>32.1</text:p>
          </table:table-cell>
          <table:table-cell table:formula="of:=ABS([.A59]-[.B59])" office:value-type="float" office:value="0.399999999999999" calcext:value-type="float">
            <text:p>0.4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7" calcext:value-type="float">
            <text:p>40.7</text:p>
          </table:table-cell>
          <table:table-cell table:formula="of:=ABS([.F59]-[.G59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2.2" calcext:value-type="float">
            <text:p>32.2</text:p>
          </table:table-cell>
          <table:table-cell table:formula="of:=ABS([.A60]-[.B60])" office:value-type="float" office:value="0.399999999999999" calcext:value-type="float">
            <text:p>0.4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7" calcext:value-type="float">
            <text:p>40.7</text:p>
          </table:table-cell>
          <table:table-cell table:formula="of:=ABS([.F60]-[.G60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2.2" calcext:value-type="float">
            <text:p>32.2</text:p>
          </table:table-cell>
          <table:table-cell table:formula="of:=ABS([.A61]-[.B61])" office:value-type="float" office:value="0.399999999999999" calcext:value-type="float">
            <text:p>0.4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7" calcext:value-type="float">
            <text:p>40.7</text:p>
          </table:table-cell>
          <table:table-cell table:formula="of:=ABS([.F61]-[.G61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2.2" calcext:value-type="float">
            <text:p>32.2</text:p>
          </table:table-cell>
          <table:table-cell table:formula="of:=ABS([.A62]-[.B62])" office:value-type="float" office:value="0.399999999999999" calcext:value-type="float">
            <text:p>0.4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7" calcext:value-type="float">
            <text:p>40.7</text:p>
          </table:table-cell>
          <table:table-cell table:formula="of:=ABS([.F62]-[.G62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2.2" calcext:value-type="float">
            <text:p>32.2</text:p>
          </table:table-cell>
          <table:table-cell table:formula="of:=ABS([.A63]-[.B63])" office:value-type="float" office:value="0.399999999999999" calcext:value-type="float">
            <text:p>0.4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8" calcext:value-type="float">
            <text:p>40.8</text:p>
          </table:table-cell>
          <table:table-cell table:formula="of:=ABS([.F63]-[.G63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2.3" calcext:value-type="float">
            <text:p>32.3</text:p>
          </table:table-cell>
          <table:table-cell table:formula="of:=ABS([.A64]-[.B64])" office:value-type="float" office:value="0.399999999999999" calcext:value-type="float">
            <text:p>0.4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8" calcext:value-type="float">
            <text:p>40.8</text:p>
          </table:table-cell>
          <table:table-cell table:formula="of:=ABS([.F64]-[.G64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2.3" calcext:value-type="float">
            <text:p>32.3</text:p>
          </table:table-cell>
          <table:table-cell table:formula="of:=ABS([.A65]-[.B65])" office:value-type="float" office:value="0.399999999999999" calcext:value-type="float">
            <text:p>0.4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8" calcext:value-type="float">
            <text:p>40.8</text:p>
          </table:table-cell>
          <table:table-cell table:formula="of:=ABS([.F65]-[.G65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.6" calcext:value-type="float">
            <text:p>33.6</text:p>
          </table:table-cell>
          <table:table-cell office:value-type="float" office:value="32.3" calcext:value-type="float">
            <text:p>32.3</text:p>
          </table:table-cell>
          <table:table-cell table:formula="of:=ABS([.A66]-[.B66])" office:value-type="float" office:value="0.600000000000001" calcext:value-type="float">
            <text:p>0.6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8" calcext:value-type="float">
            <text:p>40.8</text:p>
          </table:table-cell>
          <table:table-cell table:formula="of:=ABS([.F66]-[.G66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.6" calcext:value-type="float">
            <text:p>33.6</text:p>
          </table:table-cell>
          <table:table-cell office:value-type="float" office:value="32.4" calcext:value-type="float">
            <text:p>32.4</text:p>
          </table:table-cell>
          <table:table-cell table:formula="of:=ABS([.A67]-[.B67])" office:value-type="float" office:value="0.600000000000001" calcext:value-type="float">
            <text:p>0.6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8" calcext:value-type="float">
            <text:p>40.8</text:p>
          </table:table-cell>
          <table:table-cell table:formula="of:=ABS([.F67]-[.G67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.6" calcext:value-type="float">
            <text:p>33.6</text:p>
          </table:table-cell>
          <table:table-cell office:value-type="float" office:value="32.4" calcext:value-type="float">
            <text:p>32.4</text:p>
          </table:table-cell>
          <table:table-cell table:formula="of:=ABS([.A68]-[.B68])" office:value-type="float" office:value="0.600000000000001" calcext:value-type="float">
            <text:p>0.6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8" calcext:value-type="float">
            <text:p>40.8</text:p>
          </table:table-cell>
          <table:table-cell table:formula="of:=ABS([.F68]-[.G68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.6" calcext:value-type="float">
            <text:p>33.6</text:p>
          </table:table-cell>
          <table:table-cell office:value-type="float" office:value="32.4" calcext:value-type="float">
            <text:p>32.4</text:p>
          </table:table-cell>
          <table:table-cell table:formula="of:=ABS([.A69]-[.B69])" office:value-type="float" office:value="0.600000000000001" calcext:value-type="float">
            <text:p>0.6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8" calcext:value-type="float">
            <text:p>40.8</text:p>
          </table:table-cell>
          <table:table-cell table:formula="of:=ABS([.F69]-[.G69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.6" calcext:value-type="float">
            <text:p>33.6</text:p>
          </table:table-cell>
          <table:table-cell office:value-type="float" office:value="32.5" calcext:value-type="float">
            <text:p>32.5</text:p>
          </table:table-cell>
          <table:table-cell table:formula="of:=ABS([.A70]-[.B70])" office:value-type="float" office:value="0.600000000000001" calcext:value-type="float">
            <text:p>0.6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8" calcext:value-type="float">
            <text:p>40.8</text:p>
          </table:table-cell>
          <table:table-cell table:formula="of:=ABS([.F70]-[.G70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.6" calcext:value-type="float">
            <text:p>33.6</text:p>
          </table:table-cell>
          <table:table-cell office:value-type="float" office:value="32.5" calcext:value-type="float">
            <text:p>32.5</text:p>
          </table:table-cell>
          <table:table-cell table:formula="of:=ABS([.A71]-[.B71])" office:value-type="float" office:value="0.600000000000001" calcext:value-type="float">
            <text:p>0.6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8" calcext:value-type="float">
            <text:p>40.8</text:p>
          </table:table-cell>
          <table:table-cell table:formula="of:=ABS([.F71]-[.G71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.6" calcext:value-type="float">
            <text:p>33.6</text:p>
          </table:table-cell>
          <table:table-cell office:value-type="float" office:value="32.5" calcext:value-type="float">
            <text:p>32.5</text:p>
          </table:table-cell>
          <table:table-cell table:formula="of:=ABS([.A72]-[.B72])" office:value-type="float" office:value="0.600000000000001" calcext:value-type="float">
            <text:p>0.6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8" calcext:value-type="float">
            <text:p>40.8</text:p>
          </table:table-cell>
          <table:table-cell table:formula="of:=ABS([.F72]-[.G72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.6" calcext:value-type="float">
            <text:p>33.6</text:p>
          </table:table-cell>
          <table:table-cell office:value-type="float" office:value="32.5" calcext:value-type="float">
            <text:p>32.5</text:p>
          </table:table-cell>
          <table:table-cell table:formula="of:=ABS([.A73]-[.B73])" office:value-type="float" office:value="0.600000000000001" calcext:value-type="float">
            <text:p>0.6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8" calcext:value-type="float">
            <text:p>40.8</text:p>
          </table:table-cell>
          <table:table-cell table:formula="of:=ABS([.F73]-[.G73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.6" calcext:value-type="float">
            <text:p>33.6</text:p>
          </table:table-cell>
          <table:table-cell office:value-type="float" office:value="32.6" calcext:value-type="float">
            <text:p>32.6</text:p>
          </table:table-cell>
          <table:table-cell table:formula="of:=ABS([.A74]-[.B74])" office:value-type="float" office:value="0.600000000000001" calcext:value-type="float">
            <text:p>0.6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8" calcext:value-type="float">
            <text:p>40.8</text:p>
          </table:table-cell>
          <table:table-cell table:formula="of:=ABS([.F74]-[.G74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.6" calcext:value-type="float">
            <text:p>33.6</text:p>
          </table:table-cell>
          <table:table-cell office:value-type="float" office:value="32.6" calcext:value-type="float">
            <text:p>32.6</text:p>
          </table:table-cell>
          <table:table-cell table:formula="of:=ABS([.A75]-[.B75])" office:value-type="float" office:value="0.600000000000001" calcext:value-type="float">
            <text:p>0.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8" calcext:value-type="float">
            <text:p>40.8</text:p>
          </table:table-cell>
          <table:table-cell table:formula="of:=ABS([.F75]-[.G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.6" calcext:value-type="float">
            <text:p>33.6</text:p>
          </table:table-cell>
          <table:table-cell office:value-type="float" office:value="32.6" calcext:value-type="float">
            <text:p>32.6</text:p>
          </table:table-cell>
          <table:table-cell table:formula="of:=ABS([.A76]-[.B76])" office:value-type="float" office:value="0.600000000000001" calcext:value-type="float">
            <text:p>0.6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8" calcext:value-type="float">
            <text:p>40.8</text:p>
          </table:table-cell>
          <table:table-cell table:formula="of:=ABS([.F76]-[.G76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33.6" calcext:value-type="float">
            <text:p>33.6</text:p>
          </table:table-cell>
          <table:table-cell office:value-type="float" office:value="32.6" calcext:value-type="float">
            <text:p>32.6</text:p>
          </table:table-cell>
          <table:table-cell table:formula="of:=ABS([.A77]-[.B77])" office:value-type="float" office:value="1.1" calcext:value-type="float">
            <text:p>1.1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8" calcext:value-type="float">
            <text:p>40.8</text:p>
          </table:table-cell>
          <table:table-cell table:formula="of:=ABS([.F77]-[.G77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.6" calcext:value-type="float">
            <text:p>33.6</text:p>
          </table:table-cell>
          <table:table-cell office:value-type="float" office:value="32.7" calcext:value-type="float">
            <text:p>32.7</text:p>
          </table:table-cell>
          <table:table-cell table:formula="of:=ABS([.A78]-[.B78])" office:value-type="float" office:value="0.600000000000001" calcext:value-type="float">
            <text:p>0.6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8" calcext:value-type="float">
            <text:p>40.8</text:p>
          </table:table-cell>
          <table:table-cell table:formula="of:=ABS([.F78]-[.G78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.6" calcext:value-type="float">
            <text:p>33.6</text:p>
          </table:table-cell>
          <table:table-cell office:value-type="float" office:value="32.7" calcext:value-type="float">
            <text:p>32.7</text:p>
          </table:table-cell>
          <table:table-cell table:formula="of:=ABS([.A79]-[.B79])" office:value-type="float" office:value="0.600000000000001" calcext:value-type="float">
            <text:p>0.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8" calcext:value-type="float">
            <text:p>40.8</text:p>
          </table:table-cell>
          <table:table-cell table:formula="of:=ABS([.F79]-[.G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.6" calcext:value-type="float">
            <text:p>33.6</text:p>
          </table:table-cell>
          <table:table-cell office:value-type="float" office:value="32.7" calcext:value-type="float">
            <text:p>32.7</text:p>
          </table:table-cell>
          <table:table-cell table:formula="of:=ABS([.A80]-[.B80])" office:value-type="float" office:value="0.600000000000001" calcext:value-type="float">
            <text:p>0.6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8" calcext:value-type="float">
            <text:p>40.8</text:p>
          </table:table-cell>
          <table:table-cell table:formula="of:=ABS([.F80]-[.G80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.6" calcext:value-type="float">
            <text:p>33.6</text:p>
          </table:table-cell>
          <table:table-cell office:value-type="float" office:value="32.8" calcext:value-type="float">
            <text:p>32.8</text:p>
          </table:table-cell>
          <table:table-cell table:formula="of:=ABS([.A81]-[.B81])" office:value-type="float" office:value="0.600000000000001" calcext:value-type="float">
            <text:p>0.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8" calcext:value-type="float">
            <text:p>40.8</text:p>
          </table:table-cell>
          <table:table-cell table:formula="of:=ABS([.F81]-[.G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.6" calcext:value-type="float">
            <text:p>33.6</text:p>
          </table:table-cell>
          <table:table-cell office:value-type="float" office:value="32.8" calcext:value-type="float">
            <text:p>32.8</text:p>
          </table:table-cell>
          <table:table-cell table:formula="of:=ABS([.A82]-[.B82])" office:value-type="float" office:value="0.600000000000001" calcext:value-type="float">
            <text:p>0.6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0.8" calcext:value-type="float">
            <text:p>40.8</text:p>
          </table:table-cell>
          <table:table-cell table:formula="of:=ABS([.F82]-[.G82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33.6" calcext:value-type="float">
            <text:p>33.6</text:p>
          </table:table-cell>
          <table:table-cell office:value-type="float" office:value="32.8" calcext:value-type="float">
            <text:p>32.8</text:p>
          </table:table-cell>
          <table:table-cell table:formula="of:=ABS([.A83]-[.B83])" office:value-type="float" office:value="1.1" calcext:value-type="float">
            <text:p>1.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8" calcext:value-type="float">
            <text:p>40.8</text:p>
          </table:table-cell>
          <table:table-cell table:formula="of:=ABS([.F83]-[.G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2.8" calcext:value-type="float">
            <text:p>32.8</text:p>
          </table:table-cell>
          <table:table-cell table:formula="of:=ABS([.A84]-[.B84])" office:value-type="float" office:value="0.100000000000001" calcext:value-type="float">
            <text:p>0.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8" calcext:value-type="float">
            <text:p>40.8</text:p>
          </table:table-cell>
          <table:table-cell table:formula="of:=ABS([.F84]-[.G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2.8" calcext:value-type="float">
            <text:p>32.8</text:p>
          </table:table-cell>
          <table:table-cell table:formula="of:=ABS([.A85]-[.B85])" office:value-type="float" office:value="0.100000000000001" calcext:value-type="float">
            <text:p>0.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8" calcext:value-type="float">
            <text:p>40.8</text:p>
          </table:table-cell>
          <table:table-cell table:formula="of:=ABS([.F85]-[.G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2.9" calcext:value-type="float">
            <text:p>32.9</text:p>
          </table:table-cell>
          <table:table-cell table:formula="of:=ABS([.A86]-[.B86])" office:value-type="float" office:value="0.100000000000001" calcext:value-type="float">
            <text:p>0.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9" calcext:value-type="float">
            <text:p>40.9</text:p>
          </table:table-cell>
          <table:table-cell table:formula="of:=ABS([.F86]-[.G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2.9" calcext:value-type="float">
            <text:p>32.9</text:p>
          </table:table-cell>
          <table:table-cell table:formula="of:=ABS([.A87]-[.B87])" office:value-type="float" office:value="0.100000000000001" calcext:value-type="float">
            <text:p>0.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8" calcext:value-type="float">
            <text:p>40.8</text:p>
          </table:table-cell>
          <table:table-cell table:formula="of:=ABS([.F87]-[.G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2.9" calcext:value-type="float">
            <text:p>32.9</text:p>
          </table:table-cell>
          <table:table-cell table:formula="of:=ABS([.A88]-[.B88])" office:value-type="float" office:value="0.100000000000001" calcext:value-type="float">
            <text:p>0.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9" calcext:value-type="float">
            <text:p>40.9</text:p>
          </table:table-cell>
          <table:table-cell table:formula="of:=ABS([.F88]-[.G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3" calcext:value-type="float">
            <text:p>33</text:p>
          </table:table-cell>
          <table:table-cell table:formula="of:=ABS([.A89]-[.B89])" office:value-type="float" office:value="0.399999999999999" calcext:value-type="float">
            <text:p>0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9" calcext:value-type="float">
            <text:p>40.9</text:p>
          </table:table-cell>
          <table:table-cell table:formula="of:=ABS([.F89]-[.G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3" calcext:value-type="float">
            <text:p>33</text:p>
          </table:table-cell>
          <table:table-cell table:formula="of:=ABS([.A90]-[.B90])" office:value-type="float" office:value="0.399999999999999" calcext:value-type="float">
            <text:p>0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9" calcext:value-type="float">
            <text:p>40.9</text:p>
          </table:table-cell>
          <table:table-cell table:formula="of:=ABS([.F90]-[.G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3" calcext:value-type="float">
            <text:p>33</text:p>
          </table:table-cell>
          <table:table-cell table:formula="of:=ABS([.A91]-[.B91])" office:value-type="float" office:value="0.399999999999999" calcext:value-type="float">
            <text:p>0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9" calcext:value-type="float">
            <text:p>40.9</text:p>
          </table:table-cell>
          <table:table-cell table:formula="of:=ABS([.F91]-[.G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3" calcext:value-type="float">
            <text:p>33</text:p>
          </table:table-cell>
          <table:table-cell table:formula="of:=ABS([.A92]-[.B92])" office:value-type="float" office:value="0.399999999999999" calcext:value-type="float">
            <text:p>0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9" calcext:value-type="float">
            <text:p>40.9</text:p>
          </table:table-cell>
          <table:table-cell table:formula="of:=ABS([.F92]-[.G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3.1" calcext:value-type="float">
            <text:p>33.1</text:p>
          </table:table-cell>
          <table:table-cell table:formula="of:=ABS([.A93]-[.B93])" office:value-type="float" office:value="0.399999999999999" calcext:value-type="float">
            <text:p>0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9" calcext:value-type="float">
            <text:p>40.9</text:p>
          </table:table-cell>
          <table:table-cell table:formula="of:=ABS([.F93]-[.G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3.1" calcext:value-type="float">
            <text:p>33.1</text:p>
          </table:table-cell>
          <table:table-cell table:formula="of:=ABS([.A94]-[.B94])" office:value-type="float" office:value="0.399999999999999" calcext:value-type="float">
            <text:p>0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9" calcext:value-type="float">
            <text:p>40.9</text:p>
          </table:table-cell>
          <table:table-cell table:formula="of:=ABS([.F94]-[.G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3.1" calcext:value-type="float">
            <text:p>33.1</text:p>
          </table:table-cell>
          <table:table-cell table:formula="of:=ABS([.A95]-[.B95])" office:value-type="float" office:value="0.100000000000001" calcext:value-type="float">
            <text:p>0.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9" calcext:value-type="float">
            <text:p>40.9</text:p>
          </table:table-cell>
          <table:table-cell table:formula="of:=ABS([.F95]-[.G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3.1" calcext:value-type="float">
            <text:p>33.1</text:p>
          </table:table-cell>
          <table:table-cell table:formula="of:=ABS([.A96]-[.B96])" office:value-type="float" office:value="0.100000000000001" calcext:value-type="float">
            <text:p>0.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9" calcext:value-type="float">
            <text:p>40.9</text:p>
          </table:table-cell>
          <table:table-cell table:formula="of:=ABS([.F96]-[.G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3.2" calcext:value-type="float">
            <text:p>33.2</text:p>
          </table:table-cell>
          <table:table-cell table:formula="of:=ABS([.A97]-[.B97])" office:value-type="float" office:value="0.399999999999999" calcext:value-type="float">
            <text:p>0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9" calcext:value-type="float">
            <text:p>40.9</text:p>
          </table:table-cell>
          <table:table-cell table:formula="of:=ABS([.F97]-[.G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3.2" calcext:value-type="float">
            <text:p>33.2</text:p>
          </table:table-cell>
          <table:table-cell table:formula="of:=ABS([.A98]-[.B98])" office:value-type="float" office:value="0.399999999999999" calcext:value-type="float">
            <text:p>0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9" calcext:value-type="float">
            <text:p>40.9</text:p>
          </table:table-cell>
          <table:table-cell table:formula="of:=ABS([.F98]-[.G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3.2" calcext:value-type="float">
            <text:p>33.2</text:p>
          </table:table-cell>
          <table:table-cell table:formula="of:=ABS([.A99]-[.B99])" office:value-type="float" office:value="0.100000000000001" calcext:value-type="float">
            <text:p>0.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9" calcext:value-type="float">
            <text:p>40.9</text:p>
          </table:table-cell>
          <table:table-cell table:formula="of:=ABS([.F99]-[.G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3.2" calcext:value-type="float">
            <text:p>33.2</text:p>
          </table:table-cell>
          <table:table-cell table:formula="of:=ABS([.A100]-[.B100])" office:value-type="float" office:value="0.100000000000001" calcext:value-type="float">
            <text:p>0.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9" calcext:value-type="float">
            <text:p>40.9</text:p>
          </table:table-cell>
          <table:table-cell table:formula="of:=ABS([.F100]-[.G1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3.3" calcext:value-type="float">
            <text:p>33.3</text:p>
          </table:table-cell>
          <table:table-cell table:formula="of:=ABS([.A101]-[.B101])" office:value-type="float" office:value="0.399999999999999" calcext:value-type="float">
            <text:p>0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9" calcext:value-type="float">
            <text:p>40.9</text:p>
          </table:table-cell>
          <table:table-cell table:formula="of:=ABS([.F101]-[.G1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3.3" calcext:value-type="float">
            <text:p>33.3</text:p>
          </table:table-cell>
          <table:table-cell table:formula="of:=ABS([.A102]-[.B102])" office:value-type="float" office:value="0.100000000000001" calcext:value-type="float">
            <text:p>0.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9" calcext:value-type="float">
            <text:p>40.9</text:p>
          </table:table-cell>
          <table:table-cell table:formula="of:=ABS([.F102]-[.G1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3.3" calcext:value-type="float">
            <text:p>33.3</text:p>
          </table:table-cell>
          <table:table-cell table:formula="of:=ABS([.A103]-[.B103])" office:value-type="float" office:value="0.100000000000001" calcext:value-type="float">
            <text:p>0.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9" calcext:value-type="float">
            <text:p>40.9</text:p>
          </table:table-cell>
          <table:table-cell table:formula="of:=ABS([.F103]-[.G1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3.3" calcext:value-type="float">
            <text:p>33.3</text:p>
          </table:table-cell>
          <table:table-cell table:formula="of:=ABS([.A104]-[.B104])" office:value-type="float" office:value="0.100000000000001" calcext:value-type="float">
            <text:p>0.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9" calcext:value-type="float">
            <text:p>40.9</text:p>
          </table:table-cell>
          <table:table-cell table:formula="of:=ABS([.F104]-[.G1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3.4" calcext:value-type="float">
            <text:p>33.4</text:p>
          </table:table-cell>
          <table:table-cell table:formula="of:=ABS([.A105]-[.B105])" office:value-type="float" office:value="0.100000000000001" calcext:value-type="float">
            <text:p>0.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9" calcext:value-type="float">
            <text:p>40.9</text:p>
          </table:table-cell>
          <table:table-cell table:formula="of:=ABS([.F105]-[.G1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3.4" calcext:value-type="float">
            <text:p>33.4</text:p>
          </table:table-cell>
          <table:table-cell table:formula="of:=ABS([.A106]-[.B106])" office:value-type="float" office:value="0.100000000000001" calcext:value-type="float">
            <text:p>0.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9" calcext:value-type="float">
            <text:p>40.9</text:p>
          </table:table-cell>
          <table:table-cell table:formula="of:=ABS([.F106]-[.G1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3.4" calcext:value-type="float">
            <text:p>33.4</text:p>
          </table:table-cell>
          <table:table-cell table:formula="of:=ABS([.A107]-[.B107])" office:value-type="float" office:value="0.100000000000001" calcext:value-type="float">
            <text:p>0.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9" calcext:value-type="float">
            <text:p>40.9</text:p>
          </table:table-cell>
          <table:table-cell table:formula="of:=ABS([.F107]-[.G1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3.4" calcext:value-type="float">
            <text:p>33.4</text:p>
          </table:table-cell>
          <table:table-cell table:formula="of:=ABS([.A108]-[.B108])" office:value-type="float" office:value="0.100000000000001" calcext:value-type="float">
            <text:p>0.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9" calcext:value-type="float">
            <text:p>40.9</text:p>
          </table:table-cell>
          <table:table-cell table:formula="of:=ABS([.F108]-[.G1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3.4" calcext:value-type="float">
            <text:p>33.4</text:p>
          </table:table-cell>
          <table:table-cell table:formula="of:=ABS([.A109]-[.B109])" office:value-type="float" office:value="0.100000000000001" calcext:value-type="float">
            <text:p>0.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9" calcext:value-type="float">
            <text:p>40.9</text:p>
          </table:table-cell>
          <table:table-cell table:formula="of:=ABS([.F109]-[.G1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3.5" calcext:value-type="float">
            <text:p>33.5</text:p>
          </table:table-cell>
          <table:table-cell table:formula="of:=ABS([.A110]-[.B110])" office:value-type="float" office:value="0.100000000000001" calcext:value-type="float">
            <text:p>0.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9" calcext:value-type="float">
            <text:p>40.9</text:p>
          </table:table-cell>
          <table:table-cell table:formula="of:=ABS([.F110]-[.G1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3.5" calcext:value-type="float">
            <text:p>33.5</text:p>
          </table:table-cell>
          <table:table-cell table:formula="of:=ABS([.A111]-[.B111])" office:value-type="float" office:value="0.100000000000001" calcext:value-type="float">
            <text:p>0.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9" calcext:value-type="float">
            <text:p>40.9</text:p>
          </table:table-cell>
          <table:table-cell table:formula="of:=ABS([.F111]-[.G1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3.5" calcext:value-type="float">
            <text:p>33.5</text:p>
          </table:table-cell>
          <table:table-cell table:formula="of:=ABS([.A112]-[.B112])" office:value-type="float" office:value="0.100000000000001" calcext:value-type="float">
            <text:p>0.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.9" calcext:value-type="float">
            <text:p>40.9</text:p>
          </table:table-cell>
          <table:table-cell table:formula="of:=ABS([.F112]-[.G1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3.5" calcext:value-type="float">
            <text:p>33.5</text:p>
          </table:table-cell>
          <table:table-cell table:formula="of:=ABS([.A113]-[.B113])" office:value-type="float" office:value="0.100000000000001" calcext:value-type="float">
            <text:p>0.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1" calcext:value-type="float">
            <text:p>41.1</text:p>
          </table:table-cell>
          <table:table-cell table:formula="of:=ABS([.F113]-[.G1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table:number-columns-repeated="2" office:value-type="float" office:value="33.6" calcext:value-type="float">
            <text:p>33.6</text:p>
          </table:table-cell>
          <table:table-cell table:formula="of:=ABS([.A114]-[.B114])" office:value-type="float" office:value="0.100000000000001" calcext:value-type="float">
            <text:p>0.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1" calcext:value-type="float">
            <text:p>41.1</text:p>
          </table:table-cell>
          <table:table-cell table:formula="of:=ABS([.F114]-[.G1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table:number-columns-repeated="2" office:value-type="float" office:value="33.6" calcext:value-type="float">
            <text:p>33.6</text:p>
          </table:table-cell>
          <table:table-cell table:formula="of:=ABS([.A115]-[.B115])" office:value-type="float" office:value="0.100000000000001" calcext:value-type="float">
            <text:p>0.1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1.1" calcext:value-type="float">
            <text:p>41.1</text:p>
          </table:table-cell>
          <table:table-cell table:formula="of:=ABS([.F115]-[.G115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table:number-columns-repeated="2" office:value-type="float" office:value="33.6" calcext:value-type="float">
            <text:p>33.6</text:p>
          </table:table-cell>
          <table:table-cell table:formula="of:=ABS([.A116]-[.B116])" office:value-type="float" office:value="0.100000000000001" calcext:value-type="float">
            <text:p>0.1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1.1" calcext:value-type="float">
            <text:p>41.1</text:p>
          </table:table-cell>
          <table:table-cell table:formula="of:=ABS([.F116]-[.G116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table:number-columns-repeated="2" office:value-type="float" office:value="33.6" calcext:value-type="float">
            <text:p>33.6</text:p>
          </table:table-cell>
          <table:table-cell table:formula="of:=ABS([.A117]-[.B117])" office:value-type="float" office:value="0.100000000000001" calcext:value-type="float">
            <text:p>0.1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41.1" calcext:value-type="float">
            <text:p>41.1</text:p>
          </table:table-cell>
          <table:table-cell table:formula="of:=ABS([.F117]-[.G117])" office:value-type="float" office:value="0.899999999999999" calcext:value-type="float">
            <text:p>0.9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table:number-columns-repeated="2" office:value-type="float" office:value="33.6" calcext:value-type="float">
            <text:p>33.6</text:p>
          </table:table-cell>
          <table:table-cell table:formula="of:=ABS([.A118]-[.B118])" office:value-type="float" office:value="0.100000000000001" calcext:value-type="float">
            <text:p>0.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1" calcext:value-type="float">
            <text:p>41.1</text:p>
          </table:table-cell>
          <table:table-cell table:formula="of:=ABS([.F118]-[.G1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table:number-columns-repeated="2" office:value-type="float" office:value="33.6" calcext:value-type="float">
            <text:p>33.6</text:p>
          </table:table-cell>
          <table:table-cell table:formula="of:=ABS([.A119]-[.B119])" office:value-type="float" office:value="0.100000000000001" calcext:value-type="float">
            <text:p>0.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1" calcext:value-type="float">
            <text:p>41.1</text:p>
          </table:table-cell>
          <table:table-cell table:formula="of:=ABS([.F119]-[.G1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3.7" calcext:value-type="float">
            <text:p>33.7</text:p>
          </table:table-cell>
          <table:table-cell table:formula="of:=ABS([.A120]-[.B120])" office:value-type="float" office:value="0.100000000000001" calcext:value-type="float">
            <text:p>0.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1" calcext:value-type="float">
            <text:p>41.1</text:p>
          </table:table-cell>
          <table:table-cell table:formula="of:=ABS([.F120]-[.G1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3.7" calcext:value-type="float">
            <text:p>33.7</text:p>
          </table:table-cell>
          <table:table-cell table:formula="of:=ABS([.A121]-[.B121])" office:value-type="float" office:value="0.100000000000001" calcext:value-type="float">
            <text:p>0.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1" calcext:value-type="float">
            <text:p>41.1</text:p>
          </table:table-cell>
          <table:table-cell table:formula="of:=ABS([.F121]-[.G1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3.7" calcext:value-type="float">
            <text:p>33.7</text:p>
          </table:table-cell>
          <table:table-cell table:formula="of:=ABS([.A122]-[.B122])" office:value-type="float" office:value="0.100000000000001" calcext:value-type="float">
            <text:p>0.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1" calcext:value-type="float">
            <text:p>41.1</text:p>
          </table:table-cell>
          <table:table-cell table:formula="of:=ABS([.F122]-[.G1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3.7" calcext:value-type="float">
            <text:p>33.7</text:p>
          </table:table-cell>
          <table:table-cell table:formula="of:=ABS([.A123]-[.B123])" office:value-type="float" office:value="0.100000000000001" calcext:value-type="float">
            <text:p>0.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1" calcext:value-type="float">
            <text:p>41.1</text:p>
          </table:table-cell>
          <table:table-cell table:formula="of:=ABS([.F123]-[.G1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3.8" calcext:value-type="float">
            <text:p>33.8</text:p>
          </table:table-cell>
          <table:table-cell table:formula="of:=ABS([.A124]-[.B124])" office:value-type="float" office:value="0.100000000000001" calcext:value-type="float">
            <text:p>0.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1" calcext:value-type="float">
            <text:p>41.1</text:p>
          </table:table-cell>
          <table:table-cell table:formula="of:=ABS([.F124]-[.G1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6" calcext:value-type="float">
            <text:p>33.6</text:p>
          </table:table-cell>
          <table:table-cell office:value-type="float" office:value="33.8" calcext:value-type="float">
            <text:p>33.8</text:p>
          </table:table-cell>
          <table:table-cell table:formula="of:=ABS([.A125]-[.B125])" office:value-type="float" office:value="0.100000000000001" calcext:value-type="float">
            <text:p>0.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1" calcext:value-type="float">
            <text:p>41.1</text:p>
          </table:table-cell>
          <table:table-cell table:formula="of:=ABS([.F125]-[.G1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3.6" calcext:value-type="float">
            <text:p>33.6</text:p>
          </table:table-cell>
          <table:table-cell office:value-type="float" office:value="33.8" calcext:value-type="float">
            <text:p>33.8</text:p>
          </table:table-cell>
          <table:table-cell table:formula="of:=ABS([.A126]-[.B126])" office:value-type="float" office:value="0.899999999999999" calcext:value-type="float">
            <text:p>0.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1" calcext:value-type="float">
            <text:p>41.1</text:p>
          </table:table-cell>
          <table:table-cell table:formula="of:=ABS([.F126]-[.G1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3.6" calcext:value-type="float">
            <text:p>33.6</text:p>
          </table:table-cell>
          <table:table-cell office:value-type="float" office:value="33.8" calcext:value-type="float">
            <text:p>33.8</text:p>
          </table:table-cell>
          <table:table-cell table:formula="of:=ABS([.A127]-[.B127])" office:value-type="float" office:value="0.899999999999999" calcext:value-type="float">
            <text:p>0.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1" calcext:value-type="float">
            <text:p>41.1</text:p>
          </table:table-cell>
          <table:table-cell table:formula="of:=ABS([.F127]-[.G1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3.6" calcext:value-type="float">
            <text:p>33.6</text:p>
          </table:table-cell>
          <table:table-cell office:value-type="float" office:value="33.8" calcext:value-type="float">
            <text:p>33.8</text:p>
          </table:table-cell>
          <table:table-cell table:formula="of:=ABS([.A128]-[.B128])" office:value-type="float" office:value="0.899999999999999" calcext:value-type="float">
            <text:p>0.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1" calcext:value-type="float">
            <text:p>41.1</text:p>
          </table:table-cell>
          <table:table-cell table:formula="of:=ABS([.F128]-[.G1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3.9" calcext:value-type="float">
            <text:p>33.9</text:p>
          </table:table-cell>
          <table:table-cell table:formula="of:=ABS([.A129]-[.B129])" office:value-type="float" office:value="0.399999999999999" calcext:value-type="float">
            <text:p>0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1" calcext:value-type="float">
            <text:p>41.1</text:p>
          </table:table-cell>
          <table:table-cell table:formula="of:=ABS([.F129]-[.G1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3.9" calcext:value-type="float">
            <text:p>33.9</text:p>
          </table:table-cell>
          <table:table-cell table:formula="of:=ABS([.A130]-[.B130])" office:value-type="float" office:value="0.399999999999999" calcext:value-type="float">
            <text:p>0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1" calcext:value-type="float">
            <text:p>41.1</text:p>
          </table:table-cell>
          <table:table-cell table:formula="of:=ABS([.F130]-[.G1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33.6" calcext:value-type="float">
            <text:p>33.6</text:p>
          </table:table-cell>
          <table:table-cell office:value-type="float" office:value="33.9" calcext:value-type="float">
            <text:p>33.9</text:p>
          </table:table-cell>
          <table:table-cell table:formula="of:=ABS([.A131]-[.B131])" office:value-type="float" office:value="0.5" calcext:value-type="float">
            <text:p>0.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1" calcext:value-type="float">
            <text:p>41.1</text:p>
          </table:table-cell>
          <table:table-cell table:formula="of:=ABS([.F131]-[.G1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3.9" calcext:value-type="float">
            <text:p>33.9</text:p>
          </table:table-cell>
          <table:table-cell table:formula="of:=ABS([.A132]-[.B132])" office:value-type="float" office:value="0.399999999999999" calcext:value-type="float">
            <text:p>0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1" calcext:value-type="float">
            <text:p>41.1</text:p>
          </table:table-cell>
          <table:table-cell table:formula="of:=ABS([.F132]-[.G1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3.9" calcext:value-type="float">
            <text:p>33.9</text:p>
          </table:table-cell>
          <table:table-cell table:formula="of:=ABS([.A133]-[.B133])" office:value-type="float" office:value="0.399999999999999" calcext:value-type="float">
            <text:p>0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1" calcext:value-type="float">
            <text:p>41.1</text:p>
          </table:table-cell>
          <table:table-cell table:formula="of:=ABS([.F133]-[.G1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33.6" calcext:value-type="float">
            <text:p>33.6</text:p>
          </table:table-cell>
          <table:table-cell office:value-type="float" office:value="34" calcext:value-type="float">
            <text:p>34</text:p>
          </table:table-cell>
          <table:table-cell table:formula="of:=ABS([.A134]-[.B134])" office:value-type="float" office:value="0.5" calcext:value-type="float">
            <text:p>0.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1" calcext:value-type="float">
            <text:p>41.1</text:p>
          </table:table-cell>
          <table:table-cell table:formula="of:=ABS([.F134]-[.G1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33.6" calcext:value-type="float">
            <text:p>33.6</text:p>
          </table:table-cell>
          <table:table-cell office:value-type="float" office:value="34" calcext:value-type="float">
            <text:p>34</text:p>
          </table:table-cell>
          <table:table-cell table:formula="of:=ABS([.A135]-[.B135])" office:value-type="float" office:value="0.5" calcext:value-type="float">
            <text:p>0.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1" calcext:value-type="float">
            <text:p>41.1</text:p>
          </table:table-cell>
          <table:table-cell table:formula="of:=ABS([.F135]-[.G1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4" calcext:value-type="float">
            <text:p>34</text:p>
          </table:table-cell>
          <table:table-cell table:formula="of:=ABS([.A136]-[.B136])" office:value-type="float" office:value="0.399999999999999" calcext:value-type="float">
            <text:p>0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1" calcext:value-type="float">
            <text:p>41.1</text:p>
          </table:table-cell>
          <table:table-cell table:formula="of:=ABS([.F136]-[.G1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4" calcext:value-type="float">
            <text:p>34</text:p>
          </table:table-cell>
          <table:table-cell table:formula="of:=ABS([.A137]-[.B137])" office:value-type="float" office:value="0.399999999999999" calcext:value-type="float">
            <text:p>0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1" calcext:value-type="float">
            <text:p>41.1</text:p>
          </table:table-cell>
          <table:table-cell table:formula="of:=ABS([.F137]-[.G1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4" calcext:value-type="float">
            <text:p>34</text:p>
          </table:table-cell>
          <table:table-cell table:formula="of:=ABS([.A138]-[.B138])" office:value-type="float" office:value="0.399999999999999" calcext:value-type="float">
            <text:p>0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1" calcext:value-type="float">
            <text:p>41.1</text:p>
          </table:table-cell>
          <table:table-cell table:formula="of:=ABS([.F138]-[.G1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3.6" calcext:value-type="float">
            <text:p>33.6</text:p>
          </table:table-cell>
          <table:table-cell office:value-type="float" office:value="34.1" calcext:value-type="float">
            <text:p>34.1</text:p>
          </table:table-cell>
          <table:table-cell table:formula="of:=ABS([.A139]-[.B139])" office:value-type="float" office:value="0.899999999999999" calcext:value-type="float">
            <text:p>0.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1" calcext:value-type="float">
            <text:p>41.1</text:p>
          </table:table-cell>
          <table:table-cell table:formula="of:=ABS([.F139]-[.G1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3.6" calcext:value-type="float">
            <text:p>33.6</text:p>
          </table:table-cell>
          <table:table-cell office:value-type="float" office:value="34.1" calcext:value-type="float">
            <text:p>34.1</text:p>
          </table:table-cell>
          <table:table-cell table:formula="of:=ABS([.A140]-[.B140])" office:value-type="float" office:value="0.899999999999999" calcext:value-type="float">
            <text:p>0.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1" calcext:value-type="float">
            <text:p>41.1</text:p>
          </table:table-cell>
          <table:table-cell table:formula="of:=ABS([.F140]-[.G1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3.6" calcext:value-type="float">
            <text:p>33.6</text:p>
          </table:table-cell>
          <table:table-cell office:value-type="float" office:value="34.1" calcext:value-type="float">
            <text:p>34.1</text:p>
          </table:table-cell>
          <table:table-cell table:formula="of:=ABS([.A141]-[.B141])" office:value-type="float" office:value="0.899999999999999" calcext:value-type="float">
            <text:p>0.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2" calcext:value-type="float">
            <text:p>41.2</text:p>
          </table:table-cell>
          <table:table-cell table:formula="of:=ABS([.F141]-[.G1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3.6" calcext:value-type="float">
            <text:p>33.6</text:p>
          </table:table-cell>
          <table:table-cell office:value-type="float" office:value="34.1" calcext:value-type="float">
            <text:p>34.1</text:p>
          </table:table-cell>
          <table:table-cell table:formula="of:=ABS([.A142]-[.B142])" office:value-type="float" office:value="0.899999999999999" calcext:value-type="float">
            <text:p>0.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2" calcext:value-type="float">
            <text:p>41.2</text:p>
          </table:table-cell>
          <table:table-cell table:formula="of:=ABS([.F142]-[.G1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3.6" calcext:value-type="float">
            <text:p>33.6</text:p>
          </table:table-cell>
          <table:table-cell office:value-type="float" office:value="34.1" calcext:value-type="float">
            <text:p>34.1</text:p>
          </table:table-cell>
          <table:table-cell table:formula="of:=ABS([.A143]-[.B143])" office:value-type="float" office:value="0.899999999999999" calcext:value-type="float">
            <text:p>0.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2" calcext:value-type="float">
            <text:p>41.2</text:p>
          </table:table-cell>
          <table:table-cell table:formula="of:=ABS([.F143]-[.G1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33.6" calcext:value-type="float">
            <text:p>33.6</text:p>
          </table:table-cell>
          <table:table-cell office:value-type="float" office:value="34.2" calcext:value-type="float">
            <text:p>34.2</text:p>
          </table:table-cell>
          <table:table-cell table:formula="of:=ABS([.A144]-[.B144])" office:value-type="float" office:value="1.3" calcext:value-type="float">
            <text:p>1.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2" calcext:value-type="float">
            <text:p>41.2</text:p>
          </table:table-cell>
          <table:table-cell table:formula="of:=ABS([.F144]-[.G1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33.6" calcext:value-type="float">
            <text:p>33.6</text:p>
          </table:table-cell>
          <table:table-cell office:value-type="float" office:value="34.2" calcext:value-type="float">
            <text:p>34.2</text:p>
          </table:table-cell>
          <table:table-cell table:formula="of:=ABS([.A145]-[.B145])" office:value-type="float" office:value="0.5" calcext:value-type="float">
            <text:p>0.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2" calcext:value-type="float">
            <text:p>41.2</text:p>
          </table:table-cell>
          <table:table-cell table:formula="of:=ABS([.F145]-[.G1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4.2" calcext:value-type="float">
            <text:p>34.2</text:p>
          </table:table-cell>
          <table:table-cell table:formula="of:=ABS([.A146]-[.B146])" office:value-type="float" office:value="0.399999999999999" calcext:value-type="float">
            <text:p>0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2" calcext:value-type="float">
            <text:p>41.2</text:p>
          </table:table-cell>
          <table:table-cell table:formula="of:=ABS([.F146]-[.G1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4.2" calcext:value-type="float">
            <text:p>34.2</text:p>
          </table:table-cell>
          <table:table-cell table:formula="of:=ABS([.A147]-[.B147])" office:value-type="float" office:value="0.399999999999999" calcext:value-type="float">
            <text:p>0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2" calcext:value-type="float">
            <text:p>41.2</text:p>
          </table:table-cell>
          <table:table-cell table:formula="of:=ABS([.F147]-[.G1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4.2" calcext:value-type="float">
            <text:p>34.2</text:p>
          </table:table-cell>
          <table:table-cell table:formula="of:=ABS([.A148]-[.B148])" office:value-type="float" office:value="0.399999999999999" calcext:value-type="float">
            <text:p>0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2" calcext:value-type="float">
            <text:p>41.2</text:p>
          </table:table-cell>
          <table:table-cell table:formula="of:=ABS([.F148]-[.G1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3.6" calcext:value-type="float">
            <text:p>33.6</text:p>
          </table:table-cell>
          <table:table-cell office:value-type="float" office:value="34.3" calcext:value-type="float">
            <text:p>34.3</text:p>
          </table:table-cell>
          <table:table-cell table:formula="of:=ABS([.A149]-[.B149])" office:value-type="float" office:value="0.899999999999999" calcext:value-type="float">
            <text:p>0.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2" calcext:value-type="float">
            <text:p>41.2</text:p>
          </table:table-cell>
          <table:table-cell table:formula="of:=ABS([.F149]-[.G1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3.6" calcext:value-type="float">
            <text:p>33.6</text:p>
          </table:table-cell>
          <table:table-cell office:value-type="float" office:value="34.3" calcext:value-type="float">
            <text:p>34.3</text:p>
          </table:table-cell>
          <table:table-cell table:formula="of:=ABS([.A150]-[.B150])" office:value-type="float" office:value="0.899999999999999" calcext:value-type="float">
            <text:p>0.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2" calcext:value-type="float">
            <text:p>41.2</text:p>
          </table:table-cell>
          <table:table-cell table:formula="of:=ABS([.F150]-[.G1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3.6" calcext:value-type="float">
            <text:p>33.6</text:p>
          </table:table-cell>
          <table:table-cell office:value-type="float" office:value="34.3" calcext:value-type="float">
            <text:p>34.3</text:p>
          </table:table-cell>
          <table:table-cell table:formula="of:=ABS([.A151]-[.B151])"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2" calcext:value-type="float">
            <text:p>41.2</text:p>
          </table:table-cell>
          <table:table-cell table:formula="of:=ABS([.F151]-[.G1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3.6" calcext:value-type="float">
            <text:p>33.6</text:p>
          </table:table-cell>
          <table:table-cell office:value-type="float" office:value="34.3" calcext:value-type="float">
            <text:p>34.3</text:p>
          </table:table-cell>
          <table:table-cell table:formula="of:=ABS([.A152]-[.B152])"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2" calcext:value-type="float">
            <text:p>41.2</text:p>
          </table:table-cell>
          <table:table-cell table:formula="of:=ABS([.F152]-[.G1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3.6" calcext:value-type="float">
            <text:p>33.6</text:p>
          </table:table-cell>
          <table:table-cell office:value-type="float" office:value="34.3" calcext:value-type="float">
            <text:p>34.3</text:p>
          </table:table-cell>
          <table:table-cell table:formula="of:=ABS([.A153]-[.B153])" office:value-type="float" office:value="0.899999999999999" calcext:value-type="float">
            <text:p>0.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2" calcext:value-type="float">
            <text:p>41.2</text:p>
          </table:table-cell>
          <table:table-cell table:formula="of:=ABS([.F153]-[.G1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3.6" calcext:value-type="float">
            <text:p>33.6</text:p>
          </table:table-cell>
          <table:table-cell office:value-type="float" office:value="34.3" calcext:value-type="float">
            <text:p>34.3</text:p>
          </table:table-cell>
          <table:table-cell table:formula="of:=ABS([.A154]-[.B154])" office:value-type="float" office:value="0.899999999999999" calcext:value-type="float">
            <text:p>0.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2" calcext:value-type="float">
            <text:p>41.2</text:p>
          </table:table-cell>
          <table:table-cell table:formula="of:=ABS([.F154]-[.G1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4.4" calcext:value-type="float">
            <text:p>34.4</text:p>
          </table:table-cell>
          <table:table-cell table:formula="of:=ABS([.A155]-[.B155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2" calcext:value-type="float">
            <text:p>41.2</text:p>
          </table:table-cell>
          <table:table-cell table:formula="of:=ABS([.F155]-[.G1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4.4" calcext:value-type="float">
            <text:p>34.4</text:p>
          </table:table-cell>
          <table:table-cell table:formula="of:=ABS([.A156]-[.B156])" office:value-type="float" office:value="0.399999999999999" calcext:value-type="float">
            <text:p>0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2" calcext:value-type="float">
            <text:p>41.2</text:p>
          </table:table-cell>
          <table:table-cell table:formula="of:=ABS([.F156]-[.G1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4.4" calcext:value-type="float">
            <text:p>34.4</text:p>
          </table:table-cell>
          <table:table-cell table:formula="of:=ABS([.A157]-[.B157])" office:value-type="float" office:value="0.399999999999999" calcext:value-type="float">
            <text:p>0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2" calcext:value-type="float">
            <text:p>41.2</text:p>
          </table:table-cell>
          <table:table-cell table:formula="of:=ABS([.F157]-[.G1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4.4" calcext:value-type="float">
            <text:p>34.4</text:p>
          </table:table-cell>
          <table:table-cell table:formula="of:=ABS([.A158]-[.B158])" office:value-type="float" office:value="0.399999999999999" calcext:value-type="float">
            <text:p>0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2" calcext:value-type="float">
            <text:p>41.2</text:p>
          </table:table-cell>
          <table:table-cell table:formula="of:=ABS([.F158]-[.G1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4.4" calcext:value-type="float">
            <text:p>34.4</text:p>
          </table:table-cell>
          <table:table-cell table:formula="of:=ABS([.A159]-[.B159])" office:value-type="float" office:value="0.399999999999999" calcext:value-type="float">
            <text:p>0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2" calcext:value-type="float">
            <text:p>41.2</text:p>
          </table:table-cell>
          <table:table-cell table:formula="of:=ABS([.F159]-[.G1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4.5" calcext:value-type="float">
            <text:p>34.5</text:p>
          </table:table-cell>
          <table:table-cell table:formula="of:=ABS([.A160]-[.B160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2" calcext:value-type="float">
            <text:p>41.2</text:p>
          </table:table-cell>
          <table:table-cell table:formula="of:=ABS([.F160]-[.G1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33.6" calcext:value-type="float">
            <text:p>33.6</text:p>
          </table:table-cell>
          <table:table-cell office:value-type="float" office:value="34.5" calcext:value-type="float">
            <text:p>34.5</text:p>
          </table:table-cell>
          <table:table-cell table:formula="of:=ABS([.A161]-[.B161])" office:value-type="float" office:value="1.3" calcext:value-type="float">
            <text:p>1.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2" calcext:value-type="float">
            <text:p>41.2</text:p>
          </table:table-cell>
          <table:table-cell table:formula="of:=ABS([.F161]-[.G1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4.5" calcext:value-type="float">
            <text:p>34.5</text:p>
          </table:table-cell>
          <table:table-cell table:formula="of:=ABS([.A162]-[.B162])" office:value-type="float" office:value="0.399999999999999" calcext:value-type="float">
            <text:p>0.4</text:p>
          </table:table-cell>
          <table:table-cell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2" calcext:value-type="float">
            <text:p>41.2</text:p>
          </table:table-cell>
          <table:table-cell table:formula="of:=ABS([.F162]-[.G162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6" calcext:value-type="float">
            <text:p>33.6</text:p>
          </table:table-cell>
          <table:table-cell office:value-type="float" office:value="34.5" calcext:value-type="float">
            <text:p>34.5</text:p>
          </table:table-cell>
          <table:table-cell table:formula="of:=ABS([.A163]-[.B163])" office:value-type="float" office:value="0.399999999999999" calcext:value-type="float">
            <text:p>0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2" calcext:value-type="float">
            <text:p>41.2</text:p>
          </table:table-cell>
          <table:table-cell table:formula="of:=ABS([.F163]-[.G1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33.6" calcext:value-type="float">
            <text:p>33.6</text:p>
          </table:table-cell>
          <table:table-cell office:value-type="float" office:value="34.5" calcext:value-type="float">
            <text:p>34.5</text:p>
          </table:table-cell>
          <table:table-cell table:formula="of:=ABS([.A164]-[.B164])" office:value-type="float" office:value="1.3" calcext:value-type="float">
            <text:p>1.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2" calcext:value-type="float">
            <text:p>41.2</text:p>
          </table:table-cell>
          <table:table-cell table:formula="of:=ABS([.F164]-[.G1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33.6" calcext:value-type="float">
            <text:p>33.6</text:p>
          </table:table-cell>
          <table:table-cell office:value-type="float" office:value="34.5" calcext:value-type="float">
            <text:p>34.5</text:p>
          </table:table-cell>
          <table:table-cell table:formula="of:=ABS([.A165]-[.B165])" office:value-type="float" office:value="1.3" calcext:value-type="float">
            <text:p>1.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2" calcext:value-type="float">
            <text:p>41.2</text:p>
          </table:table-cell>
          <table:table-cell table:formula="of:=ABS([.F165]-[.G1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4.6" calcext:value-type="float">
            <text:p>34.6</text:p>
          </table:table-cell>
          <table:table-cell table:formula="of:=ABS([.A166]-[.B166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2" calcext:value-type="float">
            <text:p>41.2</text:p>
          </table:table-cell>
          <table:table-cell table:formula="of:=ABS([.F166]-[.G1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4.6" calcext:value-type="float">
            <text:p>34.6</text:p>
          </table:table-cell>
          <table:table-cell table:formula="of:=ABS([.A167]-[.B167])" office:value-type="float" office:value="1.4" calcext:value-type="float">
            <text:p>1.4</text:p>
          </table:table-cell>
          <table:table-cell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2" calcext:value-type="float">
            <text:p>41.2</text:p>
          </table:table-cell>
          <table:table-cell table:formula="of:=ABS([.F167]-[.G167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33.6" calcext:value-type="float">
            <text:p>33.6</text:p>
          </table:table-cell>
          <table:table-cell office:value-type="float" office:value="34.6" calcext:value-type="float">
            <text:p>34.6</text:p>
          </table:table-cell>
          <table:table-cell table:formula="of:=ABS([.A168]-[.B168])" office:value-type="float" office:value="1.3" calcext:value-type="float">
            <text:p>1.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2" calcext:value-type="float">
            <text:p>41.2</text:p>
          </table:table-cell>
          <table:table-cell table:formula="of:=ABS([.F168]-[.G1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4.6" calcext:value-type="float">
            <text:p>34.6</text:p>
          </table:table-cell>
          <table:table-cell table:formula="of:=ABS([.A169]-[.B169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169]-[.G1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4.6" calcext:value-type="float">
            <text:p>34.6</text:p>
          </table:table-cell>
          <table:table-cell table:formula="of:=ABS([.A170]-[.B170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2" calcext:value-type="float">
            <text:p>41.2</text:p>
          </table:table-cell>
          <table:table-cell table:formula="of:=ABS([.F170]-[.G1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4.6" calcext:value-type="float">
            <text:p>34.6</text:p>
          </table:table-cell>
          <table:table-cell table:formula="of:=ABS([.A171]-[.B171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2" calcext:value-type="float">
            <text:p>41.2</text:p>
          </table:table-cell>
          <table:table-cell table:formula="of:=ABS([.F171]-[.G1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4.7" calcext:value-type="float">
            <text:p>34.7</text:p>
          </table:table-cell>
          <table:table-cell table:formula="of:=ABS([.A172]-[.B172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172]-[.G1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4.7" calcext:value-type="float">
            <text:p>34.7</text:p>
          </table:table-cell>
          <table:table-cell table:formula="of:=ABS([.A173]-[.B173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173]-[.G1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4.7" calcext:value-type="float">
            <text:p>34.7</text:p>
          </table:table-cell>
          <table:table-cell table:formula="of:=ABS([.A174]-[.B174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174]-[.G1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33.6" calcext:value-type="float">
            <text:p>33.6</text:p>
          </table:table-cell>
          <table:table-cell office:value-type="float" office:value="34.7" calcext:value-type="float">
            <text:p>34.7</text:p>
          </table:table-cell>
          <table:table-cell table:formula="of:=ABS([.A175]-[.B175])" office:value-type="float" office:value="1.3" calcext:value-type="float">
            <text:p>1.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175]-[.G1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33.6" calcext:value-type="float">
            <text:p>33.6</text:p>
          </table:table-cell>
          <table:table-cell office:value-type="float" office:value="34.7" calcext:value-type="float">
            <text:p>34.7</text:p>
          </table:table-cell>
          <table:table-cell table:formula="of:=ABS([.A176]-[.B176])" office:value-type="float" office:value="1.3" calcext:value-type="float">
            <text:p>1.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176]-[.G1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4.8" calcext:value-type="float">
            <text:p>34.8</text:p>
          </table:table-cell>
          <table:table-cell table:formula="of:=ABS([.A177]-[.B177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177]-[.G1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.6" calcext:value-type="float">
            <text:p>33.6</text:p>
          </table:table-cell>
          <table:table-cell office:value-type="float" office:value="34.8" calcext:value-type="float">
            <text:p>34.8</text:p>
          </table:table-cell>
          <table:table-cell table:formula="of:=ABS([.A178]-[.B178])" office:value-type="float" office:value="0.600000000000001" calcext:value-type="float">
            <text:p>0.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178]-[.G1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4.8" calcext:value-type="float">
            <text:p>34.8</text:p>
          </table:table-cell>
          <table:table-cell table:formula="of:=ABS([.A179]-[.B179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179]-[.G1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4.8" calcext:value-type="float">
            <text:p>34.8</text:p>
          </table:table-cell>
          <table:table-cell table:formula="of:=ABS([.A180]-[.B180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180]-[.G1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4.8" calcext:value-type="float">
            <text:p>34.8</text:p>
          </table:table-cell>
          <table:table-cell table:formula="of:=ABS([.A181]-[.B181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181]-[.G1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4.8" calcext:value-type="float">
            <text:p>34.8</text:p>
          </table:table-cell>
          <table:table-cell table:formula="of:=ABS([.A182]-[.B182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182]-[.G1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4.9" calcext:value-type="float">
            <text:p>34.9</text:p>
          </table:table-cell>
          <table:table-cell table:formula="of:=ABS([.A183]-[.B183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183]-[.G1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4.9" calcext:value-type="float">
            <text:p>34.9</text:p>
          </table:table-cell>
          <table:table-cell table:formula="of:=ABS([.A184]-[.B184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184]-[.G1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4.9" calcext:value-type="float">
            <text:p>34.9</text:p>
          </table:table-cell>
          <table:table-cell table:formula="of:=ABS([.A185]-[.B185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185]-[.G1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4.9" calcext:value-type="float">
            <text:p>34.9</text:p>
          </table:table-cell>
          <table:table-cell table:formula="of:=ABS([.A186]-[.B186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186]-[.G1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4.9" calcext:value-type="float">
            <text:p>34.9</text:p>
          </table:table-cell>
          <table:table-cell table:formula="of:=ABS([.A187]-[.B187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187]-[.G1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4.9" calcext:value-type="float">
            <text:p>34.9</text:p>
          </table:table-cell>
          <table:table-cell table:formula="of:=ABS([.A188]-[.B188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188]-[.G1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" calcext:value-type="float">
            <text:p>35</text:p>
          </table:table-cell>
          <table:table-cell table:formula="of:=ABS([.A189]-[.B189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189]-[.G1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" calcext:value-type="float">
            <text:p>35</text:p>
          </table:table-cell>
          <table:table-cell table:formula="of:=ABS([.A190]-[.B190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190]-[.G1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" calcext:value-type="float">
            <text:p>35</text:p>
          </table:table-cell>
          <table:table-cell table:formula="of:=ABS([.A191]-[.B191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191]-[.G1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" calcext:value-type="float">
            <text:p>35</text:p>
          </table:table-cell>
          <table:table-cell table:formula="of:=ABS([.A192]-[.B192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192]-[.G1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" calcext:value-type="float">
            <text:p>35</text:p>
          </table:table-cell>
          <table:table-cell table:formula="of:=ABS([.A193]-[.B193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193]-[.G1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.1" calcext:value-type="float">
            <text:p>35.1</text:p>
          </table:table-cell>
          <table:table-cell table:formula="of:=ABS([.A194]-[.B194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194]-[.G1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.1" calcext:value-type="float">
            <text:p>35.1</text:p>
          </table:table-cell>
          <table:table-cell table:formula="of:=ABS([.A195]-[.B195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195]-[.G1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.1" calcext:value-type="float">
            <text:p>35.1</text:p>
          </table:table-cell>
          <table:table-cell table:formula="of:=ABS([.A196]-[.B196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196]-[.G1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.1" calcext:value-type="float">
            <text:p>35.1</text:p>
          </table:table-cell>
          <table:table-cell table:formula="of:=ABS([.A197]-[.B197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197]-[.G1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.1" calcext:value-type="float">
            <text:p>35.1</text:p>
          </table:table-cell>
          <table:table-cell table:formula="of:=ABS([.A198]-[.B198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198]-[.G1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.1" calcext:value-type="float">
            <text:p>35.1</text:p>
          </table:table-cell>
          <table:table-cell table:formula="of:=ABS([.A199]-[.B199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199]-[.G1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.2" calcext:value-type="float">
            <text:p>35.2</text:p>
          </table:table-cell>
          <table:table-cell table:formula="of:=ABS([.A200]-[.B200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200]-[.G2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.2" calcext:value-type="float">
            <text:p>35.2</text:p>
          </table:table-cell>
          <table:table-cell table:formula="of:=ABS([.A201]-[.B201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201]-[.G2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.2" calcext:value-type="float">
            <text:p>35.2</text:p>
          </table:table-cell>
          <table:table-cell table:formula="of:=ABS([.A202]-[.B202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202]-[.G2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.2" calcext:value-type="float">
            <text:p>35.2</text:p>
          </table:table-cell>
          <table:table-cell table:formula="of:=ABS([.A203]-[.B203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203]-[.G2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.2" calcext:value-type="float">
            <text:p>35.2</text:p>
          </table:table-cell>
          <table:table-cell table:formula="of:=ABS([.A204]-[.B204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204]-[.G2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3.6" calcext:value-type="float">
            <text:p>33.6</text:p>
          </table:table-cell>
          <table:table-cell office:value-type="float" office:value="35.2" calcext:value-type="float">
            <text:p>35.2</text:p>
          </table:table-cell>
          <table:table-cell table:formula="of:=ABS([.A205]-[.B205])" office:value-type="float" office:value="0.899999999999999" calcext:value-type="float">
            <text:p>0.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205]-[.G2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3.6" calcext:value-type="float">
            <text:p>33.6</text:p>
          </table:table-cell>
          <table:table-cell office:value-type="float" office:value="35.2" calcext:value-type="float">
            <text:p>35.2</text:p>
          </table:table-cell>
          <table:table-cell table:formula="of:=ABS([.A206]-[.B206])" office:value-type="float" office:value="0.899999999999999" calcext:value-type="float">
            <text:p>0.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3" calcext:value-type="float">
            <text:p>41.3</text:p>
          </table:table-cell>
          <table:table-cell table:formula="of:=ABS([.F206]-[.G2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.3" calcext:value-type="float">
            <text:p>35.3</text:p>
          </table:table-cell>
          <table:table-cell table:formula="of:=ABS([.A207]-[.B207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07]-[.G2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.3" calcext:value-type="float">
            <text:p>35.3</text:p>
          </table:table-cell>
          <table:table-cell table:formula="of:=ABS([.A208]-[.B208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08]-[.G2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.3" calcext:value-type="float">
            <text:p>35.3</text:p>
          </table:table-cell>
          <table:table-cell table:formula="of:=ABS([.A209]-[.B209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09]-[.G2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.3" calcext:value-type="float">
            <text:p>35.3</text:p>
          </table:table-cell>
          <table:table-cell table:formula="of:=ABS([.A210]-[.B210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10]-[.G2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.3" calcext:value-type="float">
            <text:p>35.3</text:p>
          </table:table-cell>
          <table:table-cell table:formula="of:=ABS([.A211]-[.B211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11]-[.G2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.3" calcext:value-type="float">
            <text:p>35.3</text:p>
          </table:table-cell>
          <table:table-cell table:formula="of:=ABS([.A212]-[.B212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12]-[.G2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.4" calcext:value-type="float">
            <text:p>35.4</text:p>
          </table:table-cell>
          <table:table-cell table:formula="of:=ABS([.A213]-[.B213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13]-[.G2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.4" calcext:value-type="float">
            <text:p>35.4</text:p>
          </table:table-cell>
          <table:table-cell table:formula="of:=ABS([.A214]-[.B214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14]-[.G2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.4" calcext:value-type="float">
            <text:p>35.4</text:p>
          </table:table-cell>
          <table:table-cell table:formula="of:=ABS([.A215]-[.B215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15]-[.G2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.4" calcext:value-type="float">
            <text:p>35.4</text:p>
          </table:table-cell>
          <table:table-cell table:formula="of:=ABS([.A216]-[.B216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16]-[.G2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.4" calcext:value-type="float">
            <text:p>35.4</text:p>
          </table:table-cell>
          <table:table-cell table:formula="of:=ABS([.A217]-[.B217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17]-[.G2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.4" calcext:value-type="float">
            <text:p>35.4</text:p>
          </table:table-cell>
          <table:table-cell table:formula="of:=ABS([.A218]-[.B218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18]-[.G2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.5" calcext:value-type="float">
            <text:p>35.5</text:p>
          </table:table-cell>
          <table:table-cell table:formula="of:=ABS([.A219]-[.B219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19]-[.G2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.5" calcext:value-type="float">
            <text:p>35.5</text:p>
          </table:table-cell>
          <table:table-cell table:formula="of:=ABS([.A220]-[.B220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20]-[.G2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.5" calcext:value-type="float">
            <text:p>35.5</text:p>
          </table:table-cell>
          <table:table-cell table:formula="of:=ABS([.A221]-[.B221])" office:value-type="float" office:value="1.4" calcext:value-type="float">
            <text:p>1.4</text:p>
          </table:table-cell>
          <table:table-cell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21]-[.G221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.5" calcext:value-type="float">
            <text:p>35.5</text:p>
          </table:table-cell>
          <table:table-cell table:formula="of:=ABS([.A222]-[.B222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22]-[.G2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.5" calcext:value-type="float">
            <text:p>35.5</text:p>
          </table:table-cell>
          <table:table-cell table:formula="of:=ABS([.A223]-[.B223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23]-[.G2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.6</text:p>
          </table:table-cell>
          <table:table-cell office:value-type="float" office:value="35.5" calcext:value-type="float">
            <text:p>35.5</text:p>
          </table:table-cell>
          <table:table-cell table:formula="of:=ABS([.A224]-[.B224])" office:value-type="float" office:value="1.4" calcext:value-type="float">
            <text:p>1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24]-[.G224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25]-[.G225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26]-[.G226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27]-[.G227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28]-[.G228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29]-[.G229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30]-[.G230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31]-[.G231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32]-[.G232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33]-[.G233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34]-[.G234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35]-[.G235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36]-[.G236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37]-[.G237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38]-[.G238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39]-[.G239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40]-[.G240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41]-[.G241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42]-[.G242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43]-[.G243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44]-[.G244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table:formula="of:=ABS([.F245]-[.G245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46]-[.G246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47]-[.G247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48]-[.G248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49]-[.G249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50]-[.G250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51]-[.G251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52]-[.G252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53]-[.G253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54]-[.G254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55]-[.G255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56]-[.G256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57]-[.G257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58]-[.G258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59]-[.G259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60]-[.G260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61]-[.G261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62]-[.G262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63]-[.G263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64]-[.G264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65]-[.G265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66]-[.G266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67]-[.G267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68]-[.G268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69]-[.G269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70]-[.G270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71]-[.G271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72]-[.G272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73]-[.G273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74]-[.G274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75]-[.G275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76]-[.G276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77]-[.G277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78]-[.G278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79]-[.G279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80]-[.G280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81]-[.G281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82]-[.G282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83]-[.G283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84]-[.G284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285]-[.G285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286]-[.G286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287]-[.G287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288]-[.G288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table:formula="of:=ABS([.F289]-[.G289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290]-[.G290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291]-[.G291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292]-[.G292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293]-[.G293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294]-[.G294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295]-[.G295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296]-[.G296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297]-[.G297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298]-[.G298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299]-[.G299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00]-[.G300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01]-[.G301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02]-[.G302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03]-[.G303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04]-[.G304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05]-[.G305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06]-[.G306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07]-[.G307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08]-[.G308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09]-[.G309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10]-[.G310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11]-[.G311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12]-[.G312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13]-[.G313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14]-[.G314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15]-[.G315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16]-[.G316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17]-[.G317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18]-[.G318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19]-[.G319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20]-[.G320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21]-[.G321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22]-[.G322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23]-[.G323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24]-[.G324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25]-[.G325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26]-[.G326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27]-[.G327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28]-[.G328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29]-[.G329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30]-[.G330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31]-[.G331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32]-[.G332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33]-[.G333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34]-[.G334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35]-[.G335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36]-[.G336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37]-[.G337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38]-[.G338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39]-[.G339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40]-[.G340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41]-[.G341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7" calcext:value-type="float">
            <text:p>41.7</text:p>
          </table:table-cell>
          <table:table-cell table:formula="of:=ABS([.F342]-[.G342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43]-[.G343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44]-[.G344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45]-[.G345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46]-[.G346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47]-[.G347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48]-[.G348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49]-[.G349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50]-[.G350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51]-[.G351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52]-[.G352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53]-[.G353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54]-[.G354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55]-[.G355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56]-[.G356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57]-[.G357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58]-[.G358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59]-[.G359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60]-[.G360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61]-[.G361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62]-[.G362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63]-[.G363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64]-[.G364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65]-[.G365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66]-[.G366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67]-[.G367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68]-[.G368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69]-[.G369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70]-[.G370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71]-[.G371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72]-[.G372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73]-[.G373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74]-[.G374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75]-[.G375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76]-[.G376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77]-[.G377])"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33.9" calcext:value-type="float">
            <text:p>33.9</text:p>
          </table:table-cell>
          <table:table-cell office:value-type="float" office:value="35" calcext:value-type="float">
            <text:p>35</text:p>
          </table:table-cell>
          <table:table-cell office:value-type="float" office:value="41.8" calcext:value-type="float">
            <text:p>41.8</text:p>
          </table:table-cell>
          <table:table-cell table:formula="of:=ABS([.F378]-[.G378])" office:value-type="float" office:value="1.1" calcext:value-type="float">
            <text:p>1.1</text:p>
          </table:table-cell>
        </table:table-row>
      </table:table>
      <table:table table:name="Sheet2" table:style-name="ta1">
        <table:shapes>
          <draw:frame draw:z-index="0" draw:style-name="gr1" draw:text-style-name="P1" svg:width="1145.23pt" svg:height="255.09pt" svg:x="232.33pt" svg:y="314.56pt">
            <loext:p draw:notify-on-update-of-ranges="Sheet2.C1:Sheet2.C199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52.41pt" svg:y="6371.97pt">
            <loext:p draw:notify-on-update-of-ranges="Sheet2.C498:Sheet2.C50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453.51pt" svg:height="255.09pt" svg:x="883.25pt" svg:y="25.4pt">
            <loext:p draw:notify-on-update-of-ranges="Sheet2.G1:Sheet2.G10 Sheet2.K1:Sheet2.K1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453.46pt" svg:height="255.26pt" svg:x="1517.24pt" svg:y="104.66pt">
            <loext:p draw:notify-on-update-of-ranges="Sheet2.L3:Sheet2.L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9" calcext:value-type="float">
            <text:p>149</text:p>
          </table:table-cell>
          <table:table-cell office:value-type="float" office:value="27653" calcext:value-type="float">
            <text:p>27653</text:p>
          </table:table-cell>
          <table:table-cell office:value-type="float" office:value="0.0128376667992623" calcext:value-type="float">
            <text:p>0.0128376668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240" calcext:value-type="float">
            <text:p>240</text:p>
          </table:table-cell>
          <table:table-cell office:value-type="float" office:value="25103" calcext:value-type="float">
            <text:p>25103</text:p>
          </table:table-cell>
          <table:table-cell office:value-type="float" office:value="0.0129466597617815" calcext:value-type="float">
            <text:p>0.0129466598</text:p>
          </table:table-cell>
          <table:table-cell table:formula="of:=[.I1]/100" office:value-type="float" office:value="251.03" calcext:value-type="float">
            <text:p>251.03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0" calcext:value-type="float">
            <text:p>150</text:p>
          </table:table-cell>
          <table:table-cell office:value-type="float" office:value="27585" calcext:value-type="float">
            <text:p>27585</text:p>
          </table:table-cell>
          <table:table-cell office:value-type="float" office:value="0.0130505709624796" calcext:value-type="float">
            <text:p>0.013050571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240" calcext:value-type="float">
            <text:p>240</text:p>
          </table:table-cell>
          <table:table-cell office:value-type="float" office:value="24859.75" calcext:value-type="float">
            <text:p>24859.75</text:p>
          </table:table-cell>
          <table:table-cell office:value-type="float" office:value="0.0132744697754402" calcext:value-type="float">
            <text:p>0.0132744698</text:p>
          </table:table-cell>
          <table:table-cell table:formula="of:=[.I2]/100" office:value-type="float" office:value="248.5975" calcext:value-type="float">
            <text:p>248.5975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 office:value-type="float" office:value="27636" calcext:value-type="float">
            <text:p>27636</text:p>
          </table:table-cell>
          <table:table-cell office:value-type="float" office:value="0.0128455637574179" calcext:value-type="float">
            <text:p>0.0128455638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office:value-type="float" office:value="240" calcext:value-type="float">
            <text:p>240</text:p>
          </table:table-cell>
          <table:table-cell office:value-type="float" office:value="25370.4" calcext:value-type="float">
            <text:p>25370.4</text:p>
          </table:table-cell>
          <table:table-cell office:value-type="float" office:value="0.0132043641408886" calcext:value-type="float">
            <text:p>0.0132043641</text:p>
          </table:table-cell>
          <table:table-cell table:formula="of:=[.I3]/100" office:value-type="float" office:value="253.704" calcext:value-type="float">
            <text:p>253.704</text:p>
          </table:table-cell>
          <table:table-cell office:value-type="float" office:value="22200" calcext:value-type="float">
            <text:p>22200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1" calcext:value-type="float">
            <text:p>151</text:p>
          </table:table-cell>
          <table:table-cell office:value-type="float" office:value="27553" calcext:value-type="float">
            <text:p>27553</text:p>
          </table:table-cell>
          <table:table-cell office:value-type="float" office:value="0.0130657278699234" calcext:value-type="float">
            <text:p>0.0130657279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25360" calcext:value-type="float">
            <text:p>25360</text:p>
          </table:table-cell>
          <table:table-cell office:value-type="float" office:value="0.0134069400630915" calcext:value-type="float">
            <text:p>0.0134069401</text:p>
          </table:table-cell>
          <table:table-cell table:formula="of:=[.I4]/100" office:value-type="float" office:value="253.6" calcext:value-type="float">
            <text:p>253.6</text:p>
          </table:table-cell>
          <table:table-cell office:value-type="float" office:value="22282" calcext:value-type="float">
            <text:p>22282</text:p>
          </table:table-cell>
          <table:table-cell table:number-columns-repeated="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1" calcext:value-type="float">
            <text:p>151</text:p>
          </table:table-cell>
          <table:table-cell office:value-type="float" office:value="27617" calcext:value-type="float">
            <text:p>27617</text:p>
          </table:table-cell>
          <table:table-cell office:value-type="float" office:value="0.0128544012745773" calcext:value-type="float">
            <text:p>0.0128544013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240" calcext:value-type="float">
            <text:p>240</text:p>
          </table:table-cell>
          <table:table-cell office:value-type="float" office:value="25442.3333333333" calcext:value-type="float">
            <text:p>25442.3333333333</text:p>
          </table:table-cell>
          <table:table-cell office:value-type="float" office:value="0.0135600770369594" calcext:value-type="float">
            <text:p>0.013560077</text:p>
          </table:table-cell>
          <table:table-cell table:formula="of:=[.I5]/100" office:value-type="float" office:value="254.423333333333" calcext:value-type="float">
            <text:p>254.4233333333</text:p>
          </table:table-cell>
          <table:table-cell office:value-type="float" office:value="22415" calcext:value-type="float">
            <text:p>22415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2" calcext:value-type="float">
            <text:p>152</text:p>
          </table:table-cell>
          <table:table-cell office:value-type="float" office:value="27548.5" calcext:value-type="float">
            <text:p>27548.5</text:p>
          </table:table-cell>
          <table:table-cell office:value-type="float" office:value="0.0130678621340545" calcext:value-type="float">
            <text:p>0.0130678621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240" calcext:value-type="float">
            <text:p>240</text:p>
          </table:table-cell>
          <table:table-cell office:value-type="float" office:value="25634.5" calcext:value-type="float">
            <text:p>25634.5</text:p>
          </table:table-cell>
          <table:table-cell office:value-type="float" office:value="0.013653474809339" calcext:value-type="float">
            <text:p>0.0136534748</text:p>
          </table:table-cell>
          <table:table-cell table:formula="of:=[.I6]/100" office:value-type="float" office:value="256.345" calcext:value-type="float">
            <text:p>256.345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2" calcext:value-type="float">
            <text:p>152</text:p>
          </table:table-cell>
          <table:table-cell office:value-type="float" office:value="27576" calcext:value-type="float">
            <text:p>27576</text:p>
          </table:table-cell>
          <table:table-cell office:value-type="float" office:value="0.012873513199884" calcext:value-type="float">
            <text:p>0.0128735132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office:value-type="float" office:value="240" calcext:value-type="float">
            <text:p>240</text:p>
          </table:table-cell>
          <table:table-cell office:value-type="float" office:value="25668.1666666667" calcext:value-type="float">
            <text:p>25668.1666666667</text:p>
          </table:table-cell>
          <table:table-cell office:value-type="float" office:value="0.0138303605633437" calcext:value-type="float">
            <text:p>0.0138303606</text:p>
          </table:table-cell>
          <table:table-cell table:formula="of:=[.I7]/100" office:value-type="float" office:value="256.681666666667" calcext:value-type="float">
            <text:p>256.6816666667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3" calcext:value-type="float">
            <text:p>153</text:p>
          </table:table-cell>
          <table:table-cell office:value-type="float" office:value="27511" calcext:value-type="float">
            <text:p>27511</text:p>
          </table:table-cell>
          <table:table-cell office:value-type="float" office:value="0.0130856748209807" calcext:value-type="float">
            <text:p>0.0130856748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240" calcext:value-type="float">
            <text:p>240</text:p>
          </table:table-cell>
          <table:table-cell office:value-type="float" office:value="25644.7272727273" calcext:value-type="float">
            <text:p>25644.7272727273</text:p>
          </table:table-cell>
          <table:table-cell office:value-type="float" office:value="0.0140379734271089" calcext:value-type="float">
            <text:p>0.0140379734</text:p>
          </table:table-cell>
          <table:table-cell table:formula="of:=[.I8]/100" office:value-type="float" office:value="256.447272727273" calcext:value-type="float">
            <text:p>256.4472727273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3" calcext:value-type="float">
            <text:p>153</text:p>
          </table:table-cell>
          <table:table-cell office:value-type="float" office:value="27512.5" calcext:value-type="float">
            <text:p>27512.5</text:p>
          </table:table-cell>
          <table:table-cell office:value-type="float" office:value="0.0129032258064516" calcext:value-type="float">
            <text:p>0.0129032258</text:p>
          </table:table-cell>
          <table:table-cell table:number-columns-repeated="2"/>
          <table:table-cell office:value-type="float" office:value="365" calcext:value-type="float">
            <text:p>365</text:p>
          </table:table-cell>
          <table:table-cell office:value-type="float" office:value="240" calcext:value-type="float">
            <text:p>240</text:p>
          </table:table-cell>
          <table:table-cell office:value-type="float" office:value="25765.1111111111" calcext:value-type="float">
            <text:p>25765.1111111111</text:p>
          </table:table-cell>
          <table:table-cell office:value-type="float" office:value="0.0141664438560327" calcext:value-type="float">
            <text:p>0.0141664439</text:p>
          </table:table-cell>
          <table:table-cell table:formula="of:=[.I9]/100" office:value-type="float" office:value="257.651111111111" calcext:value-type="float">
            <text:p>257.651111111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5" calcext:value-type="float">
            <text:p>155</text:p>
          </table:table-cell>
          <table:table-cell office:value-type="float" office:value="27391.5" calcext:value-type="float">
            <text:p>27391.5</text:p>
          </table:table-cell>
          <table:table-cell office:value-type="float" office:value="0.0131427632659767" calcext:value-type="float">
            <text:p>0.0131427633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office:value-type="float" office:value="240" calcext:value-type="float">
            <text:p>240</text:p>
          </table:table-cell>
          <table:table-cell office:value-type="float" office:value="26066" calcext:value-type="float">
            <text:p>26066</text:p>
          </table:table-cell>
          <table:table-cell office:value-type="float" office:value="0.0141947364382721" calcext:value-type="float">
            <text:p>0.0141947364</text:p>
          </table:table-cell>
          <table:table-cell table:formula="of:=[.I10]/100" office:value-type="float" office:value="260.66" calcext:value-type="float">
            <text:p>260.66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5" calcext:value-type="float">
            <text:p>155</text:p>
          </table:table-cell>
          <table:table-cell office:value-type="float" office:value="27466" calcext:value-type="float">
            <text:p>27466</text:p>
          </table:table-cell>
          <table:table-cell office:value-type="float" office:value="0.0129250709968689" calcext:value-type="float">
            <text:p>0.012925071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6" calcext:value-type="float">
            <text:p>156</text:p>
          </table:table-cell>
          <table:table-cell office:value-type="float" office:value="27397.5" calcext:value-type="float">
            <text:p>27397.5</text:p>
          </table:table-cell>
          <table:table-cell office:value-type="float" office:value="0.013139885026006" calcext:value-type="float">
            <text:p>0.013139885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6" calcext:value-type="float">
            <text:p>156</text:p>
          </table:table-cell>
          <table:table-cell office:value-type="float" office:value="27409.5" calcext:value-type="float">
            <text:p>27409.5</text:p>
          </table:table-cell>
          <table:table-cell office:value-type="float" office:value="0.0129517138218501" calcext:value-type="float">
            <text:p>0.0129517138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7" calcext:value-type="float">
            <text:p>157</text:p>
          </table:table-cell>
          <table:table-cell office:value-type="float" office:value="27335" calcext:value-type="float">
            <text:p>27335</text:p>
          </table:table-cell>
          <table:table-cell office:value-type="float" office:value="0.012987012987013" calcext:value-type="float">
            <text:p>0.012987013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7" calcext:value-type="float">
            <text:p>157</text:p>
          </table:table-cell>
          <table:table-cell office:value-type="float" office:value="27367" calcext:value-type="float">
            <text:p>27367</text:p>
          </table:table-cell>
          <table:table-cell office:value-type="float" office:value="0.0131545291774765" calcext:value-type="float">
            <text:p>0.0131545292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9" calcext:value-type="float">
            <text:p>159</text:p>
          </table:table-cell>
          <table:table-cell office:value-type="float" office:value="27281" calcext:value-type="float">
            <text:p>27281</text:p>
          </table:table-cell>
          <table:table-cell office:value-type="float" office:value="0.0130127194750926" calcext:value-type="float">
            <text:p>0.0130127195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9" calcext:value-type="float">
            <text:p>159</text:p>
          </table:table-cell>
          <table:table-cell office:value-type="float" office:value="27323.5" calcext:value-type="float">
            <text:p>27323.5</text:p>
          </table:table-cell>
          <table:table-cell office:value-type="float" office:value="0.0131754716635863" calcext:value-type="float">
            <text:p>0.0131754717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60" calcext:value-type="float">
            <text:p>160</text:p>
          </table:table-cell>
          <table:table-cell office:value-type="float" office:value="27250" calcext:value-type="float">
            <text:p>27250</text:p>
          </table:table-cell>
          <table:table-cell office:value-type="float" office:value="0.0130275229357798" calcext:value-type="float">
            <text:p>0.0130275229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 office:value-type="float" office:value="27267" calcext:value-type="float">
            <text:p>27267</text:p>
          </table:table-cell>
          <table:table-cell office:value-type="float" office:value="0.0132027725822423" calcext:value-type="float">
            <text:p>0.0132027726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61" calcext:value-type="float">
            <text:p>161</text:p>
          </table:table-cell>
          <table:table-cell office:value-type="float" office:value="27188.5" calcext:value-type="float">
            <text:p>27188.5</text:p>
          </table:table-cell>
          <table:table-cell office:value-type="float" office:value="0.0130569910072273" calcext:value-type="float">
            <text:p>0.013056991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1" calcext:value-type="float">
            <text:p>161</text:p>
          </table:table-cell>
          <table:table-cell office:value-type="float" office:value="27241.5" calcext:value-type="float">
            <text:p>27241.5</text:p>
          </table:table-cell>
          <table:table-cell office:value-type="float" office:value="0.0132151313253675" calcext:value-type="float">
            <text:p>0.0132151313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62" calcext:value-type="float">
            <text:p>162</text:p>
          </table:table-cell>
          <table:table-cell office:value-type="float" office:value="27169.5" calcext:value-type="float">
            <text:p>27169.5</text:p>
          </table:table-cell>
          <table:table-cell office:value-type="float" office:value="0.0130661219382028" calcext:value-type="float">
            <text:p>0.0130661219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2" calcext:value-type="float">
            <text:p>162</text:p>
          </table:table-cell>
          <table:table-cell office:value-type="float" office:value="27185.6666666667" calcext:value-type="float">
            <text:p>27185.6666666667</text:p>
          </table:table-cell>
          <table:table-cell office:value-type="float" office:value="0.0132422722758316" calcext:value-type="float">
            <text:p>0.0132422723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3" calcext:value-type="float">
            <text:p>163</text:p>
          </table:table-cell>
          <table:table-cell office:value-type="float" office:value="27135" calcext:value-type="float">
            <text:p>27135</text:p>
          </table:table-cell>
          <table:table-cell office:value-type="float" office:value="0.0132669983416252" calcext:value-type="float">
            <text:p>0.0132669983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63" calcext:value-type="float">
            <text:p>163</text:p>
          </table:table-cell>
          <table:table-cell office:value-type="float" office:value="27155" calcext:value-type="float">
            <text:p>27155</text:p>
          </table:table-cell>
          <table:table-cell office:value-type="float" office:value="0.0130730988768183" calcext:value-type="float">
            <text:p>0.0130730989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64" calcext:value-type="float">
            <text:p>164</text:p>
          </table:table-cell>
          <table:table-cell office:value-type="float" office:value="27101.5" calcext:value-type="float">
            <text:p>27101.5</text:p>
          </table:table-cell>
          <table:table-cell office:value-type="float" office:value="0.0130989059646145" calcext:value-type="float">
            <text:p>0.013098906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4" calcext:value-type="float">
            <text:p>164</text:p>
          </table:table-cell>
          <table:table-cell office:value-type="float" office:value="27117" calcext:value-type="float">
            <text:p>27117</text:p>
          </table:table-cell>
          <table:table-cell office:value-type="float" office:value="0.0132758048456688" calcext:value-type="float">
            <text:p>0.0132758048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65" calcext:value-type="float">
            <text:p>165</text:p>
          </table:table-cell>
          <table:table-cell office:value-type="float" office:value="27045.5" calcext:value-type="float">
            <text:p>27045.5</text:p>
          </table:table-cell>
          <table:table-cell office:value-type="float" office:value="0.0131260283596162" calcext:value-type="float">
            <text:p>0.0131260284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5" calcext:value-type="float">
            <text:p>165</text:p>
          </table:table-cell>
          <table:table-cell office:value-type="float" office:value="27079.6666666667" calcext:value-type="float">
            <text:p>27079.6666666667</text:p>
          </table:table-cell>
          <table:table-cell office:value-type="float" office:value="0.0132941075099398" calcext:value-type="float">
            <text:p>0.0132941075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66" calcext:value-type="float">
            <text:p>166</text:p>
          </table:table-cell>
          <table:table-cell office:value-type="float" office:value="27030.6666666667" calcext:value-type="float">
            <text:p>27030.6666666667</text:p>
          </table:table-cell>
          <table:table-cell office:value-type="float" office:value="0.0131332313915059" calcext:value-type="float">
            <text:p>0.0131332314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6" calcext:value-type="float">
            <text:p>166</text:p>
          </table:table-cell>
          <table:table-cell office:value-type="float" office:value="27071.5" calcext:value-type="float">
            <text:p>27071.5</text:p>
          </table:table-cell>
          <table:table-cell office:value-type="float" office:value="0.0132981179469183" calcext:value-type="float">
            <text:p>0.0132981179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67" calcext:value-type="float">
            <text:p>167</text:p>
          </table:table-cell>
          <table:table-cell office:value-type="float" office:value="26991.5" calcext:value-type="float">
            <text:p>26991.5</text:p>
          </table:table-cell>
          <table:table-cell office:value-type="float" office:value="0.0131522886834744" calcext:value-type="float">
            <text:p>0.0131522887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7" calcext:value-type="float">
            <text:p>167</text:p>
          </table:table-cell>
          <table:table-cell office:value-type="float" office:value="27008.3333333333" calcext:value-type="float">
            <text:p>27008.3333333333</text:p>
          </table:table-cell>
          <table:table-cell office:value-type="float" office:value="0.0133292193767356" calcext:value-type="float">
            <text:p>0.0133292194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68" calcext:value-type="float">
            <text:p>168</text:p>
          </table:table-cell>
          <table:table-cell office:value-type="float" office:value="26946" calcext:value-type="float">
            <text:p>26946</text:p>
          </table:table-cell>
          <table:table-cell office:value-type="float" office:value="0.013174497142433" calcext:value-type="float">
            <text:p>0.0131744971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8" calcext:value-type="float">
            <text:p>168</text:p>
          </table:table-cell>
          <table:table-cell office:value-type="float" office:value="26990" calcext:value-type="float">
            <text:p>26990</text:p>
          </table:table-cell>
          <table:table-cell office:value-type="float" office:value="0.0133382734346054" calcext:value-type="float">
            <text:p>0.0133382734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69" calcext:value-type="float">
            <text:p>169</text:p>
          </table:table-cell>
          <table:table-cell office:value-type="float" office:value="26934" calcext:value-type="float">
            <text:p>26934</text:p>
          </table:table-cell>
          <table:table-cell office:value-type="float" office:value="0.0131803668226034" calcext:value-type="float">
            <text:p>0.0131803668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9" calcext:value-type="float">
            <text:p>169</text:p>
          </table:table-cell>
          <table:table-cell office:value-type="float" office:value="26957.6666666667" calcext:value-type="float">
            <text:p>26957.6666666667</text:p>
          </table:table-cell>
          <table:table-cell office:value-type="float" office:value="0.0133542715121239" calcext:value-type="float">
            <text:p>0.0133542715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69" calcext:value-type="float">
            <text:p>169</text:p>
          </table:table-cell>
          <table:table-cell office:value-type="float" office:value="27345" calcext:value-type="float">
            <text:p>27345</text:p>
          </table:table-cell>
          <table:table-cell office:value-type="float" office:value="0.0133479612360578" calcext:value-type="float">
            <text:p>0.0133479612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0" calcext:value-type="float">
            <text:p>170</text:p>
          </table:table-cell>
          <table:table-cell office:value-type="float" office:value="26891.3333333333" calcext:value-type="float">
            <text:p>26891.3333333333</text:p>
          </table:table-cell>
          <table:table-cell office:value-type="float" office:value="0.01320127922255" calcext:value-type="float">
            <text:p>0.0132012792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70" calcext:value-type="float">
            <text:p>170</text:p>
          </table:table-cell>
          <table:table-cell office:value-type="float" office:value="26911.3333333333" calcext:value-type="float">
            <text:p>26911.3333333333</text:p>
          </table:table-cell>
          <table:table-cell office:value-type="float" office:value="0.0133772636064112" calcext:value-type="float">
            <text:p>0.0133772636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70" calcext:value-type="float">
            <text:p>170</text:p>
          </table:table-cell>
          <table:table-cell office:value-type="float" office:value="27266.5" calcext:value-type="float">
            <text:p>27266.5</text:p>
          </table:table-cell>
          <table:table-cell office:value-type="float" office:value="0.0133863898923588" calcext:value-type="float">
            <text:p>0.0133863899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1" calcext:value-type="float">
            <text:p>171</text:p>
          </table:table-cell>
          <table:table-cell office:value-type="float" office:value="26843" calcext:value-type="float">
            <text:p>26843</text:p>
          </table:table-cell>
          <table:table-cell office:value-type="float" office:value="0.0132250493610997" calcext:value-type="float">
            <text:p>0.0132250494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71" calcext:value-type="float">
            <text:p>171</text:p>
          </table:table-cell>
          <table:table-cell office:value-type="float" office:value="26885.3333333333" calcext:value-type="float">
            <text:p>26885.3333333333</text:p>
          </table:table-cell>
          <table:table-cell office:value-type="float" office:value="0.013390200357072" calcext:value-type="float">
            <text:p>0.0133902004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71" calcext:value-type="float">
            <text:p>171</text:p>
          </table:table-cell>
          <table:table-cell office:value-type="float" office:value="27248" calcext:value-type="float">
            <text:p>27248</text:p>
          </table:table-cell>
          <table:table-cell office:value-type="float" office:value="0.0133954785672343" calcext:value-type="float">
            <text:p>0.0133954786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2" calcext:value-type="float">
            <text:p>172</text:p>
          </table:table-cell>
          <table:table-cell office:value-type="float" office:value="26841" calcext:value-type="float">
            <text:p>26841</text:p>
          </table:table-cell>
          <table:table-cell office:value-type="float" office:value="0.0132260347975113" calcext:value-type="float">
            <text:p>0.0132260348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72" calcext:value-type="float">
            <text:p>172</text:p>
          </table:table-cell>
          <table:table-cell office:value-type="float" office:value="26856.5" calcext:value-type="float">
            <text:p>26856.5</text:p>
          </table:table-cell>
          <table:table-cell office:value-type="float" office:value="0.0134045761733659" calcext:value-type="float">
            <text:p>0.013404576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72" calcext:value-type="float">
            <text:p>172</text:p>
          </table:table-cell>
          <table:table-cell office:value-type="float" office:value="27185.5" calcext:value-type="float">
            <text:p>27185.5</text:p>
          </table:table-cell>
          <table:table-cell office:value-type="float" office:value="0.0134262750363245" calcext:value-type="float">
            <text:p>0.013426275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3" calcext:value-type="float">
            <text:p>173</text:p>
          </table:table-cell>
          <table:table-cell office:value-type="float" office:value="26806" calcext:value-type="float">
            <text:p>26806</text:p>
          </table:table-cell>
          <table:table-cell office:value-type="float" office:value="0.0132433037379691" calcext:value-type="float">
            <text:p>0.0132433037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73" calcext:value-type="float">
            <text:p>173</text:p>
          </table:table-cell>
          <table:table-cell office:value-type="float" office:value="26820" calcext:value-type="float">
            <text:p>26820</text:p>
          </table:table-cell>
          <table:table-cell office:value-type="float" office:value="0.0134228187919463" calcext:value-type="float">
            <text:p>0.0134228188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73" calcext:value-type="float">
            <text:p>173</text:p>
          </table:table-cell>
          <table:table-cell office:value-type="float" office:value="27145" calcext:value-type="float">
            <text:p>27145</text:p>
          </table:table-cell>
          <table:table-cell office:value-type="float" office:value="0.0134463068705102" calcext:value-type="float">
            <text:p>0.0134463069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75" calcext:value-type="float">
            <text:p>175</text:p>
          </table:table-cell>
          <table:table-cell office:value-type="float" office:value="26724.75" calcext:value-type="float">
            <text:p>26724.75</text:p>
          </table:table-cell>
          <table:table-cell office:value-type="float" office:value="0.0134706592203856" calcext:value-type="float">
            <text:p>0.0134706592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5" calcext:value-type="float">
            <text:p>175</text:p>
          </table:table-cell>
          <table:table-cell office:value-type="float" office:value="26748" calcext:value-type="float">
            <text:p>26748</text:p>
          </table:table-cell>
          <table:table-cell office:value-type="float" office:value="0.0132720203379692" calcext:value-type="float">
            <text:p>0.0132720203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75" calcext:value-type="float">
            <text:p>175</text:p>
          </table:table-cell>
          <table:table-cell office:value-type="float" office:value="27093" calcext:value-type="float">
            <text:p>27093</text:p>
          </table:table-cell>
          <table:table-cell office:value-type="float" office:value="0.0134721145683387" calcext:value-type="float">
            <text:p>0.0134721146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76" calcext:value-type="float">
            <text:p>176</text:p>
          </table:table-cell>
          <table:table-cell office:value-type="float" office:value="26670" calcext:value-type="float">
            <text:p>26670</text:p>
          </table:table-cell>
          <table:table-cell office:value-type="float" office:value="0.0134983127109111" calcext:value-type="float">
            <text:p>0.0134983127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6" calcext:value-type="float">
            <text:p>176</text:p>
          </table:table-cell>
          <table:table-cell office:value-type="float" office:value="26722.3333333333" calcext:value-type="float">
            <text:p>26722.3333333333</text:p>
          </table:table-cell>
          <table:table-cell office:value-type="float" office:value="0.0132847680467025" calcext:value-type="float">
            <text:p>0.013284768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76" calcext:value-type="float">
            <text:p>176</text:p>
          </table:table-cell>
          <table:table-cell office:value-type="float" office:value="27037.5" calcext:value-type="float">
            <text:p>27037.5</text:p>
          </table:table-cell>
          <table:table-cell office:value-type="float" office:value="0.0134997688395747" calcext:value-type="float">
            <text:p>0.0134997688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77" calcext:value-type="float">
            <text:p>177</text:p>
          </table:table-cell>
          <table:table-cell office:value-type="float" office:value="26650.3333333333" calcext:value-type="float">
            <text:p>26650.3333333333</text:p>
          </table:table-cell>
          <table:table-cell office:value-type="float" office:value="0.0135082738177134" calcext:value-type="float">
            <text:p>0.0135082738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7" calcext:value-type="float">
            <text:p>177</text:p>
          </table:table-cell>
          <table:table-cell office:value-type="float" office:value="26689.5" calcext:value-type="float">
            <text:p>26689.5</text:p>
          </table:table-cell>
          <table:table-cell office:value-type="float" office:value="0.0133011109237715" calcext:value-type="float">
            <text:p>0.0133011109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77" calcext:value-type="float">
            <text:p>177</text:p>
          </table:table-cell>
          <table:table-cell office:value-type="float" office:value="26972" calcext:value-type="float">
            <text:p>26972</text:p>
          </table:table-cell>
          <table:table-cell office:value-type="float" office:value="0.0135325522764348" calcext:value-type="float">
            <text:p>0.0135325523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78" calcext:value-type="float">
            <text:p>178</text:p>
          </table:table-cell>
          <table:table-cell office:value-type="float" office:value="26614.25" calcext:value-type="float">
            <text:p>26614.25</text:p>
          </table:table-cell>
          <table:table-cell office:value-type="float" office:value="0.0135265881999305" calcext:value-type="float">
            <text:p>0.0135265882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8" calcext:value-type="float">
            <text:p>178</text:p>
          </table:table-cell>
          <table:table-cell office:value-type="float" office:value="26642.6666666667" calcext:value-type="float">
            <text:p>26642.6666666667</text:p>
          </table:table-cell>
          <table:table-cell office:value-type="float" office:value="0.0133244920428386" calcext:value-type="float">
            <text:p>0.01332449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78" calcext:value-type="float">
            <text:p>178</text:p>
          </table:table-cell>
          <table:table-cell office:value-type="float" office:value="26971.5" calcext:value-type="float">
            <text:p>26971.5</text:p>
          </table:table-cell>
          <table:table-cell office:value-type="float" office:value="0.0135328031440595" calcext:value-type="float">
            <text:p>0.0135328031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79" calcext:value-type="float">
            <text:p>179</text:p>
          </table:table-cell>
          <table:table-cell office:value-type="float" office:value="26569.75" calcext:value-type="float">
            <text:p>26569.75</text:p>
          </table:table-cell>
          <table:table-cell office:value-type="float" office:value="0.0135492430301377" calcext:value-type="float">
            <text:p>0.013549243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9" calcext:value-type="float">
            <text:p>179</text:p>
          </table:table-cell>
          <table:table-cell office:value-type="float" office:value="26612.6666666667" calcext:value-type="float">
            <text:p>26612.6666666667</text:p>
          </table:table-cell>
          <table:table-cell office:value-type="float" office:value="0.0133395125128385" calcext:value-type="float">
            <text:p>0.0133395125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79" calcext:value-type="float">
            <text:p>179</text:p>
          </table:table-cell>
          <table:table-cell office:value-type="float" office:value="26933" calcext:value-type="float">
            <text:p>26933</text:p>
          </table:table-cell>
          <table:table-cell office:value-type="float" office:value="0.0135521479226228" calcext:value-type="float">
            <text:p>0.0135521479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0" calcext:value-type="float">
            <text:p>180</text:p>
          </table:table-cell>
          <table:table-cell office:value-type="float" office:value="26534" calcext:value-type="float">
            <text:p>26534</text:p>
          </table:table-cell>
          <table:table-cell office:value-type="float" office:value="0.0131906233511721" calcext:value-type="float">
            <text:p>0.0131906234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80" calcext:value-type="float">
            <text:p>180</text:p>
          </table:table-cell>
          <table:table-cell office:value-type="float" office:value="26568.6666666667" calcext:value-type="float">
            <text:p>26568.6666666667</text:p>
          </table:table-cell>
          <table:table-cell office:value-type="float" office:value="0.0133616038943116" calcext:value-type="float">
            <text:p>0.0133616039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80" calcext:value-type="float">
            <text:p>180</text:p>
          </table:table-cell>
          <table:table-cell office:value-type="float" office:value="26613.6666666667" calcext:value-type="float">
            <text:p>26613.6666666667</text:p>
          </table:table-cell>
          <table:table-cell office:value-type="float" office:value="0.0135268846833081" calcext:value-type="float">
            <text:p>0.0135268847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80" calcext:value-type="float">
            <text:p>180</text:p>
          </table:table-cell>
          <table:table-cell office:value-type="float" office:value="26880.5" calcext:value-type="float">
            <text:p>26880.5</text:p>
          </table:table-cell>
          <table:table-cell office:value-type="float" office:value="0.0135786164691877" calcext:value-type="float">
            <text:p>0.0135786165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82" calcext:value-type="float">
            <text:p>182</text:p>
          </table:table-cell>
          <table:table-cell office:value-type="float" office:value="26502.3333333333" calcext:value-type="float">
            <text:p>26502.3333333333</text:p>
          </table:table-cell>
          <table:table-cell office:value-type="float" office:value="0.0133950469769957" calcext:value-type="float">
            <text:p>0.013395047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2" calcext:value-type="float">
            <text:p>182</text:p>
          </table:table-cell>
          <table:table-cell office:value-type="float" office:value="26532" calcext:value-type="float">
            <text:p>26532</text:p>
          </table:table-cell>
          <table:table-cell office:value-type="float" office:value="0.0131916176692296" calcext:value-type="float">
            <text:p>0.0131916177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82" calcext:value-type="float">
            <text:p>182</text:p>
          </table:table-cell>
          <table:table-cell office:value-type="float" office:value="26704" calcext:value-type="float">
            <text:p>26704</text:p>
          </table:table-cell>
          <table:table-cell office:value-type="float" office:value="0.0125449370880767" calcext:value-type="float">
            <text:p>0.0125449371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82" calcext:value-type="float">
            <text:p>182</text:p>
          </table:table-cell>
          <table:table-cell office:value-type="float" office:value="26705.5" calcext:value-type="float">
            <text:p>26705.5</text:p>
          </table:table-cell>
          <table:table-cell office:value-type="float" office:value="0.0134803692123345" calcext:value-type="float">
            <text:p>0.013480369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82" calcext:value-type="float">
            <text:p>182</text:p>
          </table:table-cell>
          <table:table-cell office:value-type="float" office:value="26846.5" calcext:value-type="float">
            <text:p>26846.5</text:p>
          </table:table-cell>
          <table:table-cell office:value-type="float" office:value="0.0135958132344998" calcext:value-type="float">
            <text:p>0.0135958132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83" calcext:value-type="float">
            <text:p>183</text:p>
          </table:table-cell>
          <table:table-cell office:value-type="float" office:value="26467.3333333333" calcext:value-type="float">
            <text:p>26467.3333333333</text:p>
          </table:table-cell>
          <table:table-cell office:value-type="float" office:value="0.0134127603838694" calcext:value-type="float">
            <text:p>0.0134127604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3" calcext:value-type="float">
            <text:p>183</text:p>
          </table:table-cell>
          <table:table-cell office:value-type="float" office:value="26609.6666666667" calcext:value-type="float">
            <text:p>26609.6666666667</text:p>
          </table:table-cell>
          <table:table-cell office:value-type="float" office:value="0.0131531147828483" calcext:value-type="float">
            <text:p>0.0131531148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83" calcext:value-type="float">
            <text:p>183</text:p>
          </table:table-cell>
          <table:table-cell office:value-type="float" office:value="26678" calcext:value-type="float">
            <text:p>26678</text:p>
          </table:table-cell>
          <table:table-cell office:value-type="float" office:value="0.0125571632056376" calcext:value-type="float">
            <text:p>0.0125571632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83" calcext:value-type="float">
            <text:p>183</text:p>
          </table:table-cell>
          <table:table-cell office:value-type="float" office:value="26701.6666666667" calcext:value-type="float">
            <text:p>26701.6666666667</text:p>
          </table:table-cell>
          <table:table-cell office:value-type="float" office:value="0.0134823044753761" calcext:value-type="float">
            <text:p>0.0134823045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83" calcext:value-type="float">
            <text:p>183</text:p>
          </table:table-cell>
          <table:table-cell office:value-type="float" office:value="26814.6666666667" calcext:value-type="float">
            <text:p>26814.6666666667</text:p>
          </table:table-cell>
          <table:table-cell office:value-type="float" office:value="0.0136119536572025" calcext:value-type="float">
            <text:p>0.0136119537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84" calcext:value-type="float">
            <text:p>184</text:p>
          </table:table-cell>
          <table:table-cell office:value-type="float" office:value="26428.25" calcext:value-type="float">
            <text:p>26428.25</text:p>
          </table:table-cell>
          <table:table-cell office:value-type="float" office:value="0.0134325958018408" calcext:value-type="float">
            <text:p>0.0134325958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4" calcext:value-type="float">
            <text:p>184</text:p>
          </table:table-cell>
          <table:table-cell office:value-type="float" office:value="26592" calcext:value-type="float">
            <text:p>26592</text:p>
          </table:table-cell>
          <table:table-cell office:value-type="float" office:value="0.013161853188929" calcext:value-type="float">
            <text:p>0.0131618532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84" calcext:value-type="float">
            <text:p>184</text:p>
          </table:table-cell>
          <table:table-cell office:value-type="float" office:value="26616.5" calcext:value-type="float">
            <text:p>26616.5</text:p>
          </table:table-cell>
          <table:table-cell office:value-type="float" office:value="0.0125861777468863" calcext:value-type="float">
            <text:p>0.0125861777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84" calcext:value-type="float">
            <text:p>184</text:p>
          </table:table-cell>
          <table:table-cell office:value-type="float" office:value="26672.75" calcext:value-type="float">
            <text:p>26672.75</text:p>
          </table:table-cell>
          <table:table-cell office:value-type="float" office:value="0.0134969210148935" calcext:value-type="float">
            <text:p>0.013496921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84" calcext:value-type="float">
            <text:p>184</text:p>
          </table:table-cell>
          <table:table-cell office:value-type="float" office:value="26754" calcext:value-type="float">
            <text:p>26754</text:p>
          </table:table-cell>
          <table:table-cell office:value-type="float" office:value="0.0136428197652687" calcext:value-type="float">
            <text:p>0.0136428198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85" calcext:value-type="float">
            <text:p>185</text:p>
          </table:table-cell>
          <table:table-cell office:value-type="float" office:value="26397.75" calcext:value-type="float">
            <text:p>26397.75</text:p>
          </table:table-cell>
          <table:table-cell office:value-type="float" office:value="0.0134481158432063" calcext:value-type="float">
            <text:p>0.0134481158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5" calcext:value-type="float">
            <text:p>185</text:p>
          </table:table-cell>
          <table:table-cell office:value-type="float" office:value="26569.5" calcext:value-type="float">
            <text:p>26569.5</text:p>
          </table:table-cell>
          <table:table-cell office:value-type="float" office:value="0.0131729991155272" calcext:value-type="float">
            <text:p>0.013172999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85" calcext:value-type="float">
            <text:p>185</text:p>
          </table:table-cell>
          <table:table-cell office:value-type="float" office:value="26577" calcext:value-type="float">
            <text:p>26577</text:p>
          </table:table-cell>
          <table:table-cell office:value-type="float" office:value="0.0126048839221884" calcext:value-type="float">
            <text:p>0.0126048839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85" calcext:value-type="float">
            <text:p>185</text:p>
          </table:table-cell>
          <table:table-cell office:value-type="float" office:value="26649.2" calcext:value-type="float">
            <text:p>26649.2</text:p>
          </table:table-cell>
          <table:table-cell office:value-type="float" office:value="0.0135088482956336" calcext:value-type="float">
            <text:p>0.0135088483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85" calcext:value-type="float">
            <text:p>185</text:p>
          </table:table-cell>
          <table:table-cell office:value-type="float" office:value="26742" calcext:value-type="float">
            <text:p>26742</text:p>
          </table:table-cell>
          <table:table-cell office:value-type="float" office:value="0.0136489417395857" calcext:value-type="float">
            <text:p>0.0136489417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86" calcext:value-type="float">
            <text:p>186</text:p>
          </table:table-cell>
          <table:table-cell office:value-type="float" office:value="26358" calcext:value-type="float">
            <text:p>26358</text:p>
          </table:table-cell>
          <table:table-cell office:value-type="float" office:value="0.0134683966917065" calcext:value-type="float">
            <text:p>0.0134683967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6" calcext:value-type="float">
            <text:p>186</text:p>
          </table:table-cell>
          <table:table-cell office:value-type="float" office:value="26530.6666666667" calcext:value-type="float">
            <text:p>26530.6666666667</text:p>
          </table:table-cell>
          <table:table-cell office:value-type="float" office:value="0.0131922806312192" calcext:value-type="float">
            <text:p>0.0131922806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86" calcext:value-type="float">
            <text:p>186</text:p>
          </table:table-cell>
          <table:table-cell office:value-type="float" office:value="26547" calcext:value-type="float">
            <text:p>26547</text:p>
          </table:table-cell>
          <table:table-cell office:value-type="float" office:value="0.0126191283384187" calcext:value-type="float">
            <text:p>0.0126191283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86" calcext:value-type="float">
            <text:p>186</text:p>
          </table:table-cell>
          <table:table-cell office:value-type="float" office:value="26621.5" calcext:value-type="float">
            <text:p>26621.5</text:p>
          </table:table-cell>
          <table:table-cell office:value-type="float" office:value="0.0135229044193603" calcext:value-type="float">
            <text:p>0.0135229044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86" calcext:value-type="float">
            <text:p>186</text:p>
          </table:table-cell>
          <table:table-cell office:value-type="float" office:value="26709.5" calcext:value-type="float">
            <text:p>26709.5</text:p>
          </table:table-cell>
          <table:table-cell office:value-type="float" office:value="0.0136655497107771" calcext:value-type="float">
            <text:p>0.0136655497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87" calcext:value-type="float">
            <text:p>187</text:p>
          </table:table-cell>
          <table:table-cell office:value-type="float" office:value="26384.25" calcext:value-type="float">
            <text:p>26384.25</text:p>
          </table:table-cell>
          <table:table-cell office:value-type="float" office:value="0.0134549968257578" calcext:value-type="float">
            <text:p>0.0134549968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87" calcext:value-type="float">
            <text:p>187</text:p>
          </table:table-cell>
          <table:table-cell office:value-type="float" office:value="26483" calcext:value-type="float">
            <text:p>26483</text:p>
          </table:table-cell>
          <table:table-cell office:value-type="float" office:value="0.0126496242872786" calcext:value-type="float">
            <text:p>0.0126496243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7" calcext:value-type="float">
            <text:p>187</text:p>
          </table:table-cell>
          <table:table-cell office:value-type="float" office:value="26511.3333333333" calcext:value-type="float">
            <text:p>26511.3333333333</text:p>
          </table:table-cell>
          <table:table-cell office:value-type="float" office:value="0.0132019010737546" calcext:value-type="float">
            <text:p>0.0132019011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87" calcext:value-type="float">
            <text:p>187</text:p>
          </table:table-cell>
          <table:table-cell office:value-type="float" office:value="26607.4" calcext:value-type="float">
            <text:p>26607.4</text:p>
          </table:table-cell>
          <table:table-cell office:value-type="float" office:value="0.0135300705818682" calcext:value-type="float">
            <text:p>0.0135300706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87" calcext:value-type="float">
            <text:p>187</text:p>
          </table:table-cell>
          <table:table-cell office:value-type="float" office:value="26676.3333333333" calcext:value-type="float">
            <text:p>26676.3333333333</text:p>
          </table:table-cell>
          <table:table-cell office:value-type="float" office:value="0.0136825400792213" calcext:value-type="float">
            <text:p>0.013682540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88" calcext:value-type="float">
            <text:p>188</text:p>
          </table:table-cell>
          <table:table-cell office:value-type="float" office:value="26417" calcext:value-type="float">
            <text:p>26417</text:p>
          </table:table-cell>
          <table:table-cell office:value-type="float" office:value="0.0126812279971231" calcext:value-type="float">
            <text:p>0.012681228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8" calcext:value-type="float">
            <text:p>188</text:p>
          </table:table-cell>
          <table:table-cell office:value-type="float" office:value="26482" calcext:value-type="float">
            <text:p>26482</text:p>
          </table:table-cell>
          <table:table-cell office:value-type="float" office:value="0.0132165244316895" calcext:value-type="float">
            <text:p>0.0132165244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88" calcext:value-type="float">
            <text:p>188</text:p>
          </table:table-cell>
          <table:table-cell office:value-type="float" office:value="26525" calcext:value-type="float">
            <text:p>26525</text:p>
          </table:table-cell>
          <table:table-cell office:value-type="float" office:value="0.0133836003770028" calcext:value-type="float">
            <text:p>0.0133836004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88" calcext:value-type="float">
            <text:p>188</text:p>
          </table:table-cell>
          <table:table-cell office:value-type="float" office:value="26575.5" calcext:value-type="float">
            <text:p>26575.5</text:p>
          </table:table-cell>
          <table:table-cell office:value-type="float" office:value="0.0135463114522775" calcext:value-type="float">
            <text:p>0.0135463115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88" calcext:value-type="float">
            <text:p>188</text:p>
          </table:table-cell>
          <table:table-cell office:value-type="float" office:value="26669.3333333333" calcext:value-type="float">
            <text:p>26669.3333333333</text:p>
          </table:table-cell>
          <table:table-cell office:value-type="float" office:value="0.0136861313868613" calcext:value-type="float">
            <text:p>0.0136861314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89" calcext:value-type="float">
            <text:p>189</text:p>
          </table:table-cell>
          <table:table-cell office:value-type="float" office:value="26449" calcext:value-type="float">
            <text:p>26449</text:p>
          </table:table-cell>
          <table:table-cell office:value-type="float" office:value="0.0126658852886688" calcext:value-type="float">
            <text:p>0.0126658853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9" calcext:value-type="float">
            <text:p>189</text:p>
          </table:table-cell>
          <table:table-cell office:value-type="float" office:value="26454.25" calcext:value-type="float">
            <text:p>26454.25</text:p>
          </table:table-cell>
          <table:table-cell office:value-type="float" office:value="0.013230388311897" calcext:value-type="float">
            <text:p>0.0132303883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89" calcext:value-type="float">
            <text:p>189</text:p>
          </table:table-cell>
          <table:table-cell office:value-type="float" office:value="26500" calcext:value-type="float">
            <text:p>26500</text:p>
          </table:table-cell>
          <table:table-cell office:value-type="float" office:value="0.0133962264150943" calcext:value-type="float">
            <text:p>0.0133962264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89" calcext:value-type="float">
            <text:p>189</text:p>
          </table:table-cell>
          <table:table-cell office:value-type="float" office:value="26564.25" calcext:value-type="float">
            <text:p>26564.25</text:p>
          </table:table-cell>
          <table:table-cell office:value-type="float" office:value="0.0135520483356391" calcext:value-type="float">
            <text:p>0.0135520483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89" calcext:value-type="float">
            <text:p>189</text:p>
          </table:table-cell>
          <table:table-cell office:value-type="float" office:value="26632.5" calcext:value-type="float">
            <text:p>26632.5</text:p>
          </table:table-cell>
          <table:table-cell office:value-type="float" office:value="0.0137050596076223" calcext:value-type="float">
            <text:p>0.0137050596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90" calcext:value-type="float">
            <text:p>190</text:p>
          </table:table-cell>
          <table:table-cell office:value-type="float" office:value="26378" calcext:value-type="float">
            <text:p>26378</text:p>
          </table:table-cell>
          <table:table-cell office:value-type="float" office:value="0.0126999772537721" calcext:value-type="float">
            <text:p>0.0126999773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0" calcext:value-type="float">
            <text:p>190</text:p>
          </table:table-cell>
          <table:table-cell office:value-type="float" office:value="26426.6666666667" calcext:value-type="float">
            <text:p>26426.6666666667</text:p>
          </table:table-cell>
          <table:table-cell office:value-type="float" office:value="0.0132441977800202" calcext:value-type="float">
            <text:p>0.0132441978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90" calcext:value-type="float">
            <text:p>190</text:p>
          </table:table-cell>
          <table:table-cell office:value-type="float" office:value="26462" calcext:value-type="float">
            <text:p>26462</text:p>
          </table:table-cell>
          <table:table-cell office:value-type="float" office:value="0.0130375632983146" calcext:value-type="float">
            <text:p>0.0130375633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90" calcext:value-type="float">
            <text:p>190</text:p>
          </table:table-cell>
          <table:table-cell office:value-type="float" office:value="26481.8" calcext:value-type="float">
            <text:p>26481.8</text:p>
          </table:table-cell>
          <table:table-cell office:value-type="float" office:value="0.0134054331654193" calcext:value-type="float">
            <text:p>0.0134054332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90" calcext:value-type="float">
            <text:p>190</text:p>
          </table:table-cell>
          <table:table-cell office:value-type="float" office:value="26585" calcext:value-type="float">
            <text:p>26585</text:p>
          </table:table-cell>
          <table:table-cell office:value-type="float" office:value="0.0127891668233967" calcext:value-type="float">
            <text:p>0.0127891668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0" calcext:value-type="float">
            <text:p>190</text:p>
          </table:table-cell>
          <table:table-cell office:value-type="float" office:value="26588.2" calcext:value-type="float">
            <text:p>26588.2</text:p>
          </table:table-cell>
          <table:table-cell office:value-type="float" office:value="0.0135398409820898" calcext:value-type="float">
            <text:p>0.013539841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90" calcext:value-type="float">
            <text:p>190</text:p>
          </table:table-cell>
          <table:table-cell office:value-type="float" office:value="26593" calcext:value-type="float">
            <text:p>26593</text:p>
          </table:table-cell>
          <table:table-cell office:value-type="float" office:value="0.013725416462979" calcext:value-type="float">
            <text:p>0.0137254165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91" calcext:value-type="float">
            <text:p>191</text:p>
          </table:table-cell>
          <table:table-cell office:value-type="float" office:value="26336.5" calcext:value-type="float">
            <text:p>26336.5</text:p>
          </table:table-cell>
          <table:table-cell office:value-type="float" office:value="0.0127199893683671" calcext:value-type="float">
            <text:p>0.0127199894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1" calcext:value-type="float">
            <text:p>191</text:p>
          </table:table-cell>
          <table:table-cell office:value-type="float" office:value="26413.5" calcext:value-type="float">
            <text:p>26413.5</text:p>
          </table:table-cell>
          <table:table-cell office:value-type="float" office:value="0.0132507997804153" calcext:value-type="float">
            <text:p>0.0132507998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91" calcext:value-type="float">
            <text:p>191</text:p>
          </table:table-cell>
          <table:table-cell office:value-type="float" office:value="26418" calcext:value-type="float">
            <text:p>26418</text:p>
          </table:table-cell>
          <table:table-cell office:value-type="float" office:value="0.0130592777651601" calcext:value-type="float">
            <text:p>0.0130592778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91" calcext:value-type="float">
            <text:p>191</text:p>
          </table:table-cell>
          <table:table-cell office:value-type="float" office:value="26455.5" calcext:value-type="float">
            <text:p>26455.5</text:p>
          </table:table-cell>
          <table:table-cell office:value-type="float" office:value="0.0134187598041995" calcext:value-type="float">
            <text:p>0.013418759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91" calcext:value-type="float">
            <text:p>191</text:p>
          </table:table-cell>
          <table:table-cell office:value-type="float" office:value="26523.5" calcext:value-type="float">
            <text:p>26523.5</text:p>
          </table:table-cell>
          <table:table-cell office:value-type="float" office:value="0.012818821045488" calcext:value-type="float">
            <text:p>0.012818821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91" calcext:value-type="float">
            <text:p>191</text:p>
          </table:table-cell>
          <table:table-cell office:value-type="float" office:value="26562" calcext:value-type="float">
            <text:p>26562</text:p>
          </table:table-cell>
          <table:table-cell office:value-type="float" office:value="0.0137414351328966" calcext:value-type="float">
            <text:p>0.0137414351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1" calcext:value-type="float">
            <text:p>191</text:p>
          </table:table-cell>
          <table:table-cell office:value-type="float" office:value="26617.4" calcext:value-type="float">
            <text:p>26617.4</text:p>
          </table:table-cell>
          <table:table-cell office:value-type="float" office:value="0.0135249874142478" calcext:value-type="float">
            <text:p>0.0135249874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92" calcext:value-type="float">
            <text:p>192</text:p>
          </table:table-cell>
          <table:table-cell office:value-type="float" office:value="26280.5" calcext:value-type="float">
            <text:p>26280.5</text:p>
          </table:table-cell>
          <table:table-cell office:value-type="float" office:value="0.0127470938528567" calcext:value-type="float">
            <text:p>0.0127470939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92" calcext:value-type="float">
            <text:p>192</text:p>
          </table:table-cell>
          <table:table-cell office:value-type="float" office:value="26352.5" calcext:value-type="float">
            <text:p>26352.5</text:p>
          </table:table-cell>
          <table:table-cell office:value-type="float" office:value="0.0130917370268475" calcext:value-type="float">
            <text:p>0.013091737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92" calcext:value-type="float">
            <text:p>192</text:p>
          </table:table-cell>
          <table:table-cell office:value-type="float" office:value="26426.75" calcext:value-type="float">
            <text:p>26426.75</text:p>
          </table:table-cell>
          <table:table-cell office:value-type="float" office:value="0.0134333582449601" calcext:value-type="float">
            <text:p>0.0134333582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2" calcext:value-type="float">
            <text:p>192</text:p>
          </table:table-cell>
          <table:table-cell office:value-type="float" office:value="26432.25" calcext:value-type="float">
            <text:p>26432.25</text:p>
          </table:table-cell>
          <table:table-cell office:value-type="float" office:value="0.013241400183488" calcext:value-type="float">
            <text:p>0.0132414002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92" calcext:value-type="float">
            <text:p>192</text:p>
          </table:table-cell>
          <table:table-cell office:value-type="float" office:value="26501.5" calcext:value-type="float">
            <text:p>26501.5</text:p>
          </table:table-cell>
          <table:table-cell office:value-type="float" office:value="0.0128294624832557" calcext:value-type="float">
            <text:p>0.0128294625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92" calcext:value-type="float">
            <text:p>192</text:p>
          </table:table-cell>
          <table:table-cell office:value-type="float" office:value="26521.5" calcext:value-type="float">
            <text:p>26521.5</text:p>
          </table:table-cell>
          <table:table-cell office:value-type="float" office:value="0.0137624191693532" calcext:value-type="float">
            <text:p>0.0137624192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2" calcext:value-type="float">
            <text:p>192</text:p>
          </table:table-cell>
          <table:table-cell office:value-type="float" office:value="26596.5" calcext:value-type="float">
            <text:p>26596.5</text:p>
          </table:table-cell>
          <table:table-cell office:value-type="float" office:value="0.0135356155885173" calcext:value-type="float">
            <text:p>0.0135356156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93" calcext:value-type="float">
            <text:p>193</text:p>
          </table:table-cell>
          <table:table-cell office:value-type="float" office:value="26297" calcext:value-type="float">
            <text:p>26297</text:p>
          </table:table-cell>
          <table:table-cell office:value-type="float" office:value="0.0131193672282009" calcext:value-type="float">
            <text:p>0.0131193672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93" calcext:value-type="float">
            <text:p>193</text:p>
          </table:table-cell>
          <table:table-cell office:value-type="float" office:value="26306" calcext:value-type="float">
            <text:p>26306</text:p>
          </table:table-cell>
          <table:table-cell office:value-type="float" office:value="0.0127347373222839" calcext:value-type="float">
            <text:p>0.0127347373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93" calcext:value-type="float">
            <text:p>193</text:p>
          </table:table-cell>
          <table:table-cell office:value-type="float" office:value="26405.6" calcext:value-type="float">
            <text:p>26405.6</text:p>
          </table:table-cell>
          <table:table-cell office:value-type="float" office:value="0.0134441179143818" calcext:value-type="float">
            <text:p>0.0134441179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93" calcext:value-type="float">
            <text:p>193</text:p>
          </table:table-cell>
          <table:table-cell office:value-type="float" office:value="26459.6666666667" calcext:value-type="float">
            <text:p>26459.6666666667</text:p>
          </table:table-cell>
          <table:table-cell office:value-type="float" office:value="0.0137945804305925" calcext:value-type="float">
            <text:p>0.0137945804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3" calcext:value-type="float">
            <text:p>193</text:p>
          </table:table-cell>
          <table:table-cell office:value-type="float" office:value="26466.6666666667" calcext:value-type="float">
            <text:p>26466.6666666667</text:p>
          </table:table-cell>
          <table:table-cell office:value-type="float" office:value="0.0132241813602015" calcext:value-type="float">
            <text:p>0.0132241814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93" calcext:value-type="float">
            <text:p>193</text:p>
          </table:table-cell>
          <table:table-cell office:value-type="float" office:value="26490" calcext:value-type="float">
            <text:p>26490</text:p>
          </table:table-cell>
          <table:table-cell office:value-type="float" office:value="0.0128350320875802" calcext:value-type="float">
            <text:p>0.0128350321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3" calcext:value-type="float">
            <text:p>193</text:p>
          </table:table-cell>
          <table:table-cell office:value-type="float" office:value="26574.6" calcext:value-type="float">
            <text:p>26574.6</text:p>
          </table:table-cell>
          <table:table-cell office:value-type="float" office:value="0.013546770224199" calcext:value-type="float">
            <text:p>0.0135467702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94" calcext:value-type="float">
            <text:p>194</text:p>
          </table:table-cell>
          <table:table-cell office:value-type="float" office:value="26256" calcext:value-type="float">
            <text:p>26256</text:p>
          </table:table-cell>
          <table:table-cell office:value-type="float" office:value="0.0127589884216941" calcext:value-type="float">
            <text:p>0.0127589884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94" calcext:value-type="float">
            <text:p>194</text:p>
          </table:table-cell>
          <table:table-cell office:value-type="float" office:value="26331" calcext:value-type="float">
            <text:p>26331</text:p>
          </table:table-cell>
          <table:table-cell office:value-type="float" office:value="0.0131024267973112" calcext:value-type="float">
            <text:p>0.0131024268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94" calcext:value-type="float">
            <text:p>194</text:p>
          </table:table-cell>
          <table:table-cell office:value-type="float" office:value="26390" calcext:value-type="float">
            <text:p>26390</text:p>
          </table:table-cell>
          <table:table-cell office:value-type="float" office:value="0.0134520651762031" calcext:value-type="float">
            <text:p>0.0134520652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94" calcext:value-type="float">
            <text:p>194</text:p>
          </table:table-cell>
          <table:table-cell office:value-type="float" office:value="26418.5" calcext:value-type="float">
            <text:p>26418.5</text:p>
          </table:table-cell>
          <table:table-cell office:value-type="float" office:value="0.0128697692904593" calcext:value-type="float">
            <text:p>0.0128697693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94" calcext:value-type="float">
            <text:p>194</text:p>
          </table:table-cell>
          <table:table-cell office:value-type="float" office:value="26443" calcext:value-type="float">
            <text:p>26443</text:p>
          </table:table-cell>
          <table:table-cell office:value-type="float" office:value="0.0138032749688008" calcext:value-type="float">
            <text:p>0.013803275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4" calcext:value-type="float">
            <text:p>194</text:p>
          </table:table-cell>
          <table:table-cell office:value-type="float" office:value="26451.25" calcext:value-type="float">
            <text:p>26451.25</text:p>
          </table:table-cell>
          <table:table-cell office:value-type="float" office:value="0.0132318888521336" calcext:value-type="float">
            <text:p>0.0132318889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4" calcext:value-type="float">
            <text:p>194</text:p>
          </table:table-cell>
          <table:table-cell office:value-type="float" office:value="26552.6" calcext:value-type="float">
            <text:p>26552.6</text:p>
          </table:table-cell>
          <table:table-cell office:value-type="float" office:value="0.0135579943207068" calcext:value-type="float">
            <text:p>0.0135579943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95" calcext:value-type="float">
            <text:p>195</text:p>
          </table:table-cell>
          <table:table-cell office:value-type="float" office:value="26199" calcext:value-type="float">
            <text:p>26199</text:p>
          </table:table-cell>
          <table:table-cell office:value-type="float" office:value="0.0127867475857857" calcext:value-type="float">
            <text:p>0.0127867476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95" calcext:value-type="float">
            <text:p>195</text:p>
          </table:table-cell>
          <table:table-cell office:value-type="float" office:value="26280" calcext:value-type="float">
            <text:p>26280</text:p>
          </table:table-cell>
          <table:table-cell office:value-type="float" office:value="0.0131278538812785" calcext:value-type="float">
            <text:p>0.0131278539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26381" calcext:value-type="float">
            <text:p>26381</text:p>
          </table:table-cell>
          <table:table-cell office:value-type="float" office:value="0.012888063378947" calcext:value-type="float">
            <text:p>0.0128880634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95" calcext:value-type="float">
            <text:p>195</text:p>
          </table:table-cell>
          <table:table-cell office:value-type="float" office:value="26387.75" calcext:value-type="float">
            <text:p>26387.75</text:p>
          </table:table-cell>
          <table:table-cell office:value-type="float" office:value="0.013453212191263" calcext:value-type="float">
            <text:p>0.013453212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95" calcext:value-type="float">
            <text:p>195</text:p>
          </table:table-cell>
          <table:table-cell office:value-type="float" office:value="26406.3333333333" calcext:value-type="float">
            <text:p>26406.3333333333</text:p>
          </table:table-cell>
          <table:table-cell office:value-type="float" office:value="0.0138224415859832" calcext:value-type="float">
            <text:p>0.0138224416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5" calcext:value-type="float">
            <text:p>195</text:p>
          </table:table-cell>
          <table:table-cell office:value-type="float" office:value="26432.25" calcext:value-type="float">
            <text:p>26432.25</text:p>
          </table:table-cell>
          <table:table-cell office:value-type="float" office:value="0.013241400183488" calcext:value-type="float">
            <text:p>0.0132414002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5" calcext:value-type="float">
            <text:p>195</text:p>
          </table:table-cell>
          <table:table-cell office:value-type="float" office:value="26529.2" calcext:value-type="float">
            <text:p>26529.2</text:p>
          </table:table-cell>
          <table:table-cell office:value-type="float" office:value="0.0135699531082731" calcext:value-type="float">
            <text:p>0.013569953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96" calcext:value-type="float">
            <text:p>196</text:p>
          </table:table-cell>
          <table:table-cell office:value-type="float" office:value="26141.3333333333" calcext:value-type="float">
            <text:p>26141.3333333333</text:p>
          </table:table-cell>
          <table:table-cell office:value-type="float" office:value="0.0128149546057329" calcext:value-type="float">
            <text:p>0.0128149546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96" calcext:value-type="float">
            <text:p>196</text:p>
          </table:table-cell>
          <table:table-cell office:value-type="float" office:value="26238.5" calcext:value-type="float">
            <text:p>26238.5</text:p>
          </table:table-cell>
          <table:table-cell office:value-type="float" office:value="0.0131486174895669" calcext:value-type="float">
            <text:p>0.0131486175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96" calcext:value-type="float">
            <text:p>196</text:p>
          </table:table-cell>
          <table:table-cell office:value-type="float" office:value="26356.4" calcext:value-type="float">
            <text:p>26356.4</text:p>
          </table:table-cell>
          <table:table-cell office:value-type="float" office:value="0.0134692143084792" calcext:value-type="float">
            <text:p>0.0134692143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96" calcext:value-type="float">
            <text:p>196</text:p>
          </table:table-cell>
          <table:table-cell office:value-type="float" office:value="26364.5" calcext:value-type="float">
            <text:p>26364.5</text:p>
          </table:table-cell>
          <table:table-cell office:value-type="float" office:value="0.012896129264731" calcext:value-type="float">
            <text:p>0.0128961293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26371.5" calcext:value-type="float">
            <text:p>26371.5</text:p>
          </table:table-cell>
          <table:table-cell office:value-type="float" office:value="0.0138406992397095" calcext:value-type="float">
            <text:p>0.0138406992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26403.25" calcext:value-type="float">
            <text:p>26403.25</text:p>
          </table:table-cell>
          <table:table-cell office:value-type="float" office:value="0.0132559438705462" calcext:value-type="float">
            <text:p>0.0132559439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6" calcext:value-type="float">
            <text:p>196</text:p>
          </table:table-cell>
          <table:table-cell office:value-type="float" office:value="26516.2" calcext:value-type="float">
            <text:p>26516.2</text:p>
          </table:table-cell>
          <table:table-cell office:value-type="float" office:value="0.0135766059993513" calcext:value-type="float">
            <text:p>0.013576606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97" calcext:value-type="float">
            <text:p>197</text:p>
          </table:table-cell>
          <table:table-cell office:value-type="float" office:value="26186" calcext:value-type="float">
            <text:p>26186</text:p>
          </table:table-cell>
          <table:table-cell office:value-type="float" office:value="0.012793095547239" calcext:value-type="float">
            <text:p>0.012793095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97" calcext:value-type="float">
            <text:p>197</text:p>
          </table:table-cell>
          <table:table-cell office:value-type="float" office:value="26210.3333333333" calcext:value-type="float">
            <text:p>26210.3333333333</text:p>
          </table:table-cell>
          <table:table-cell office:value-type="float" office:value="0.0131627475168827" calcext:value-type="float">
            <text:p>0.0131627475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97" calcext:value-type="float">
            <text:p>197</text:p>
          </table:table-cell>
          <table:table-cell office:value-type="float" office:value="26340" calcext:value-type="float">
            <text:p>26340</text:p>
          </table:table-cell>
          <table:table-cell office:value-type="float" office:value="0.0129081245254366" calcext:value-type="float">
            <text:p>0.0129081245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97" calcext:value-type="float">
            <text:p>197</text:p>
          </table:table-cell>
          <table:table-cell office:value-type="float" office:value="26376.5" calcext:value-type="float">
            <text:p>26376.5</text:p>
          </table:table-cell>
          <table:table-cell office:value-type="float" office:value="0.0134589502018843" calcext:value-type="float">
            <text:p>0.0134589502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7" calcext:value-type="float">
            <text:p>197</text:p>
          </table:table-cell>
          <table:table-cell office:value-type="float" office:value="26389.75" calcext:value-type="float">
            <text:p>26389.75</text:p>
          </table:table-cell>
          <table:table-cell office:value-type="float" office:value="0.0132627251110753" calcext:value-type="float">
            <text:p>0.0132627251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97" calcext:value-type="float">
            <text:p>197</text:p>
          </table:table-cell>
          <table:table-cell office:value-type="float" office:value="26421" calcext:value-type="float">
            <text:p>26421</text:p>
          </table:table-cell>
          <table:table-cell office:value-type="float" office:value="0.0138147685553158" calcext:value-type="float">
            <text:p>0.0138147686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7" calcext:value-type="float">
            <text:p>197</text:p>
          </table:table-cell>
          <table:table-cell office:value-type="float" office:value="26497.8" calcext:value-type="float">
            <text:p>26497.8</text:p>
          </table:table-cell>
          <table:table-cell office:value-type="float" office:value="0.0135860335575029" calcext:value-type="float">
            <text:p>0.0135860336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98" calcext:value-type="float">
            <text:p>198</text:p>
          </table:table-cell>
          <table:table-cell office:value-type="float" office:value="26139" calcext:value-type="float">
            <text:p>26139</text:p>
          </table:table-cell>
          <table:table-cell office:value-type="float" office:value="0.0128160985500593" calcext:value-type="float">
            <text:p>0.0128160986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98" calcext:value-type="float">
            <text:p>198</text:p>
          </table:table-cell>
          <table:table-cell office:value-type="float" office:value="26187" calcext:value-type="float">
            <text:p>26187</text:p>
          </table:table-cell>
          <table:table-cell office:value-type="float" office:value="0.0131744758849811" calcext:value-type="float">
            <text:p>0.0131744759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98" calcext:value-type="float">
            <text:p>198</text:p>
          </table:table-cell>
          <table:table-cell office:value-type="float" office:value="26284.5" calcext:value-type="float">
            <text:p>26284.5</text:p>
          </table:table-cell>
          <table:table-cell office:value-type="float" office:value="0.0129353801670186" calcext:value-type="float">
            <text:p>0.0129353802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8" calcext:value-type="float">
            <text:p>198</text:p>
          </table:table-cell>
          <table:table-cell office:value-type="float" office:value="26357" calcext:value-type="float">
            <text:p>26357</text:p>
          </table:table-cell>
          <table:table-cell office:value-type="float" office:value="0.0132792047653375" calcext:value-type="float">
            <text:p>0.0132792048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98" calcext:value-type="float">
            <text:p>198</text:p>
          </table:table-cell>
          <table:table-cell office:value-type="float" office:value="26408.4" calcext:value-type="float">
            <text:p>26408.4</text:p>
          </table:table-cell>
          <table:table-cell office:value-type="float" office:value="0.0134426924766362" calcext:value-type="float">
            <text:p>0.0134426925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8" calcext:value-type="float">
            <text:p>198</text:p>
          </table:table-cell>
          <table:table-cell office:value-type="float" office:value="26479.4" calcext:value-type="float">
            <text:p>26479.4</text:p>
          </table:table-cell>
          <table:table-cell office:value-type="float" office:value="0.0135954742176938" calcext:value-type="float">
            <text:p>0.013595474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98" calcext:value-type="float">
            <text:p>198</text:p>
          </table:table-cell>
          <table:table-cell office:value-type="float" office:value="26491" calcext:value-type="float">
            <text:p>26491</text:p>
          </table:table-cell>
          <table:table-cell office:value-type="float" office:value="0.0137782643161829" calcext:value-type="float">
            <text:p>0.0137782643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99" calcext:value-type="float">
            <text:p>199</text:p>
          </table:table-cell>
          <table:table-cell office:value-type="float" office:value="26101.6666666667" calcext:value-type="float">
            <text:p>26101.6666666667</text:p>
          </table:table-cell>
          <table:table-cell office:value-type="float" office:value="0.0128344294744908" calcext:value-type="float">
            <text:p>0.012834429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99" calcext:value-type="float">
            <text:p>199</text:p>
          </table:table-cell>
          <table:table-cell office:value-type="float" office:value="26127" calcext:value-type="float">
            <text:p>26127</text:p>
          </table:table-cell>
          <table:table-cell office:value-type="float" office:value="0.0132047307383167" calcext:value-type="float">
            <text:p>0.0132047307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99" calcext:value-type="float">
            <text:p>199</text:p>
          </table:table-cell>
          <table:table-cell office:value-type="float" office:value="26227.5" calcext:value-type="float">
            <text:p>26227.5</text:p>
          </table:table-cell>
          <table:table-cell office:value-type="float" office:value="0.0129634925173959" calcext:value-type="float">
            <text:p>0.0129634925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9" calcext:value-type="float">
            <text:p>199</text:p>
          </table:table-cell>
          <table:table-cell office:value-type="float" office:value="26343.6" calcext:value-type="float">
            <text:p>26343.6</text:p>
          </table:table-cell>
          <table:table-cell office:value-type="float" office:value="0.0132859593981081" calcext:value-type="float">
            <text:p>0.0132859594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99" calcext:value-type="float">
            <text:p>199</text:p>
          </table:table-cell>
          <table:table-cell office:value-type="float" office:value="26397.6" calcext:value-type="float">
            <text:p>26397.6</text:p>
          </table:table-cell>
          <table:table-cell office:value-type="float" office:value="0.0134481922599024" calcext:value-type="float">
            <text:p>0.0134481923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9" calcext:value-type="float">
            <text:p>199</text:p>
          </table:table-cell>
          <table:table-cell office:value-type="float" office:value="26472.3333333333" calcext:value-type="float">
            <text:p>26472.3333333333</text:p>
          </table:table-cell>
          <table:table-cell office:value-type="float" office:value="0.0135991034665122" calcext:value-type="float">
            <text:p>0.0135991035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99" calcext:value-type="float">
            <text:p>199</text:p>
          </table:table-cell>
          <table:table-cell office:value-type="float" office:value="26485.3333333333" calcext:value-type="float">
            <text:p>26485.3333333333</text:p>
          </table:table-cell>
          <table:table-cell office:value-type="float" office:value="0.0137812122432541" calcext:value-type="float">
            <text:p>0.0137812122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0" calcext:value-type="float">
            <text:p>200</text:p>
          </table:table-cell>
          <table:table-cell office:value-type="float" office:value="26056" calcext:value-type="float">
            <text:p>26056</text:p>
          </table:table-cell>
          <table:table-cell office:value-type="float" office:value="0.0128569235492785" calcext:value-type="float">
            <text:p>0.012856923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26127" calcext:value-type="float">
            <text:p>26127</text:p>
          </table:table-cell>
          <table:table-cell office:value-type="float" office:value="0.0132047307383167" calcext:value-type="float">
            <text:p>0.0132047307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0" calcext:value-type="float">
            <text:p>200</text:p>
          </table:table-cell>
          <table:table-cell office:value-type="float" office:value="26241" calcext:value-type="float">
            <text:p>26241</text:p>
          </table:table-cell>
          <table:table-cell office:value-type="float" office:value="0.0129568232917953" calcext:value-type="float">
            <text:p>0.0129568233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0" calcext:value-type="float">
            <text:p>200</text:p>
          </table:table-cell>
          <table:table-cell office:value-type="float" office:value="26329.5" calcext:value-type="float">
            <text:p>26329.5</text:p>
          </table:table-cell>
          <table:table-cell office:value-type="float" office:value="0.0132930743082854" calcext:value-type="float">
            <text:p>0.0132930743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0" calcext:value-type="float">
            <text:p>200</text:p>
          </table:table-cell>
          <table:table-cell office:value-type="float" office:value="26382.75" calcext:value-type="float">
            <text:p>26382.75</text:p>
          </table:table-cell>
          <table:table-cell office:value-type="float" office:value="0.0134557618140641" calcext:value-type="float">
            <text:p>0.0134557618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0" calcext:value-type="float">
            <text:p>200</text:p>
          </table:table-cell>
          <table:table-cell office:value-type="float" office:value="26451.3333333333" calcext:value-type="float">
            <text:p>26451.3333333333</text:p>
          </table:table-cell>
          <table:table-cell office:value-type="float" office:value="0.0136098999420319" calcext:value-type="float">
            <text:p>0.0136098999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0" calcext:value-type="float">
            <text:p>200</text:p>
          </table:table-cell>
          <table:table-cell office:value-type="float" office:value="26459.25" calcext:value-type="float">
            <text:p>26459.25</text:p>
          </table:table-cell>
          <table:table-cell office:value-type="float" office:value="0.0137947976605535" calcext:value-type="float">
            <text:p>0.0137947977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1" calcext:value-type="float">
            <text:p>201</text:p>
          </table:table-cell>
          <table:table-cell office:value-type="float" office:value="26036" calcext:value-type="float">
            <text:p>26036</text:p>
          </table:table-cell>
          <table:table-cell office:value-type="float" office:value="0.0128667998156399" calcext:value-type="float">
            <text:p>0.0128667998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01" calcext:value-type="float">
            <text:p>201</text:p>
          </table:table-cell>
          <table:table-cell office:value-type="float" office:value="26086.5" calcext:value-type="float">
            <text:p>26086.5</text:p>
          </table:table-cell>
          <table:table-cell office:value-type="float" office:value="0.0132252314415502" calcext:value-type="float">
            <text:p>0.0132252314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1" calcext:value-type="float">
            <text:p>201</text:p>
          </table:table-cell>
          <table:table-cell office:value-type="float" office:value="26200.5" calcext:value-type="float">
            <text:p>26200.5</text:p>
          </table:table-cell>
          <table:table-cell office:value-type="float" office:value="0.0129768515868018" calcext:value-type="float">
            <text:p>0.0129768516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1" calcext:value-type="float">
            <text:p>201</text:p>
          </table:table-cell>
          <table:table-cell office:value-type="float" office:value="26303.5" calcext:value-type="float">
            <text:p>26303.5</text:p>
          </table:table-cell>
          <table:table-cell office:value-type="float" office:value="0.0133062140019389" calcext:value-type="float">
            <text:p>0.013306214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" calcext:value-type="float">
            <text:p>201</text:p>
          </table:table-cell>
          <table:table-cell office:value-type="float" office:value="26368.25" calcext:value-type="float">
            <text:p>26368.25</text:p>
          </table:table-cell>
          <table:table-cell office:value-type="float" office:value="0.0134631611881714" calcext:value-type="float">
            <text:p>0.013463161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1" calcext:value-type="float">
            <text:p>201</text:p>
          </table:table-cell>
          <table:table-cell office:value-type="float" office:value="26428.75" calcext:value-type="float">
            <text:p>26428.75</text:p>
          </table:table-cell>
          <table:table-cell office:value-type="float" office:value="0.0138107174951521" calcext:value-type="float">
            <text:p>0.0138107175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1" calcext:value-type="float">
            <text:p>201</text:p>
          </table:table-cell>
          <table:table-cell office:value-type="float" office:value="26429" calcext:value-type="float">
            <text:p>26429</text:p>
          </table:table-cell>
          <table:table-cell office:value-type="float" office:value="0.0136214007340422" calcext:value-type="float">
            <text:p>0.0136214007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2" calcext:value-type="float">
            <text:p>202</text:p>
          </table:table-cell>
          <table:table-cell office:value-type="float" office:value="26001" calcext:value-type="float">
            <text:p>26001</text:p>
          </table:table-cell>
          <table:table-cell office:value-type="float" office:value="0.0128841198415446" calcext:value-type="float">
            <text:p>0.0128841198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02" calcext:value-type="float">
            <text:p>202</text:p>
          </table:table-cell>
          <table:table-cell office:value-type="float" office:value="26036" calcext:value-type="float">
            <text:p>26036</text:p>
          </table:table-cell>
          <table:table-cell office:value-type="float" office:value="0.0132508833922261" calcext:value-type="float">
            <text:p>0.0132508834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2" calcext:value-type="float">
            <text:p>202</text:p>
          </table:table-cell>
          <table:table-cell office:value-type="float" office:value="26136" calcext:value-type="float">
            <text:p>26136</text:p>
          </table:table-cell>
          <table:table-cell office:value-type="float" office:value="0.0130088766452403" calcext:value-type="float">
            <text:p>0.0130088766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2" calcext:value-type="float">
            <text:p>202</text:p>
          </table:table-cell>
          <table:table-cell office:value-type="float" office:value="26291.25" calcext:value-type="float">
            <text:p>26291.25</text:p>
          </table:table-cell>
          <table:table-cell office:value-type="float" office:value="0.0133124138258926" calcext:value-type="float">
            <text:p>0.0133124138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2" calcext:value-type="float">
            <text:p>202</text:p>
          </table:table-cell>
          <table:table-cell office:value-type="float" office:value="26350.2" calcext:value-type="float">
            <text:p>26350.2</text:p>
          </table:table-cell>
          <table:table-cell office:value-type="float" office:value="0.0134723835113206" calcext:value-type="float">
            <text:p>0.0134723835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2" calcext:value-type="float">
            <text:p>202</text:p>
          </table:table-cell>
          <table:table-cell office:value-type="float" office:value="26406.75" calcext:value-type="float">
            <text:p>26406.75</text:p>
          </table:table-cell>
          <table:table-cell office:value-type="float" office:value="0.0138222234845257" calcext:value-type="float">
            <text:p>0.0138222235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2" calcext:value-type="float">
            <text:p>202</text:p>
          </table:table-cell>
          <table:table-cell office:value-type="float" office:value="26413.3333333333" calcext:value-type="float">
            <text:p>26413.3333333333</text:p>
          </table:table-cell>
          <table:table-cell office:value-type="float" office:value="0.0136294800605755" calcext:value-type="float">
            <text:p>0.013629480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3" calcext:value-type="float">
            <text:p>203</text:p>
          </table:table-cell>
          <table:table-cell office:value-type="float" office:value="25969.5" calcext:value-type="float">
            <text:p>25969.5</text:p>
          </table:table-cell>
          <table:table-cell office:value-type="float" office:value="0.0128997477810508" calcext:value-type="float">
            <text:p>0.0128997478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03" calcext:value-type="float">
            <text:p>203</text:p>
          </table:table-cell>
          <table:table-cell office:value-type="float" office:value="26037.3333333333" calcext:value-type="float">
            <text:p>26037.3333333333</text:p>
          </table:table-cell>
          <table:table-cell office:value-type="float" office:value="0.0132502048340844" calcext:value-type="float">
            <text:p>0.013250204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3" calcext:value-type="float">
            <text:p>203</text:p>
          </table:table-cell>
          <table:table-cell office:value-type="float" office:value="26093.5" calcext:value-type="float">
            <text:p>26093.5</text:p>
          </table:table-cell>
          <table:table-cell office:value-type="float" office:value="0.0130300649587062" calcext:value-type="float">
            <text:p>0.013030065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3" calcext:value-type="float">
            <text:p>203</text:p>
          </table:table-cell>
          <table:table-cell office:value-type="float" office:value="26297" calcext:value-type="float">
            <text:p>26297</text:p>
          </table:table-cell>
          <table:table-cell office:value-type="float" office:value="0.0133095029851314" calcext:value-type="float">
            <text:p>0.013309503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3" calcext:value-type="float">
            <text:p>203</text:p>
          </table:table-cell>
          <table:table-cell office:value-type="float" office:value="26331" calcext:value-type="float">
            <text:p>26331</text:p>
          </table:table-cell>
          <table:table-cell office:value-type="float" office:value="0.0134822072841897" calcext:value-type="float">
            <text:p>0.0134822073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3" calcext:value-type="float">
            <text:p>203</text:p>
          </table:table-cell>
          <table:table-cell office:value-type="float" office:value="26386" calcext:value-type="float">
            <text:p>26386</text:p>
          </table:table-cell>
          <table:table-cell office:value-type="float" office:value="0.0138330933070568" calcext:value-type="float">
            <text:p>0.0138330933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3" calcext:value-type="float">
            <text:p>203</text:p>
          </table:table-cell>
          <table:table-cell office:value-type="float" office:value="26400.8" calcext:value-type="float">
            <text:p>26400.8</text:p>
          </table:table-cell>
          <table:table-cell office:value-type="float" office:value="0.0136359504257447" calcext:value-type="float">
            <text:p>0.0136359504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4" calcext:value-type="float">
            <text:p>204</text:p>
          </table:table-cell>
          <table:table-cell office:value-type="float" office:value="25934.6666666667" calcext:value-type="float">
            <text:p>25934.6666666667</text:p>
          </table:table-cell>
          <table:table-cell office:value-type="float" office:value="0.0129170736723048" calcext:value-type="float">
            <text:p>0.0129170737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04" calcext:value-type="float">
            <text:p>204</text:p>
          </table:table-cell>
          <table:table-cell office:value-type="float" office:value="25991.5" calcext:value-type="float">
            <text:p>25991.5</text:p>
          </table:table-cell>
          <table:table-cell office:value-type="float" office:value="0.0132735702056442" calcext:value-type="float">
            <text:p>0.0132735702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4" calcext:value-type="float">
            <text:p>204</text:p>
          </table:table-cell>
          <table:table-cell office:value-type="float" office:value="26088.5" calcext:value-type="float">
            <text:p>26088.5</text:p>
          </table:table-cell>
          <table:table-cell office:value-type="float" office:value="0.0130325622400675" calcext:value-type="float">
            <text:p>0.0130325622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4" calcext:value-type="float">
            <text:p>204</text:p>
          </table:table-cell>
          <table:table-cell office:value-type="float" office:value="26268.25" calcext:value-type="float">
            <text:p>26268.25</text:p>
          </table:table-cell>
          <table:table-cell office:value-type="float" office:value="0.0133240699323328" calcext:value-type="float">
            <text:p>0.0133240699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4" calcext:value-type="float">
            <text:p>204</text:p>
          </table:table-cell>
          <table:table-cell office:value-type="float" office:value="26323" calcext:value-type="float">
            <text:p>26323</text:p>
          </table:table-cell>
          <table:table-cell office:value-type="float" office:value="0.0134863047524978" calcext:value-type="float">
            <text:p>0.0134863048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4" calcext:value-type="float">
            <text:p>204</text:p>
          </table:table-cell>
          <table:table-cell office:value-type="float" office:value="26362.75" calcext:value-type="float">
            <text:p>26362.75</text:p>
          </table:table-cell>
          <table:table-cell office:value-type="float" office:value="0.0138452930745085" calcext:value-type="float">
            <text:p>0.0138452931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4" calcext:value-type="float">
            <text:p>204</text:p>
          </table:table-cell>
          <table:table-cell office:value-type="float" office:value="26377.6666666667" calcext:value-type="float">
            <text:p>26377.6666666667</text:p>
          </table:table-cell>
          <table:table-cell office:value-type="float" office:value="0.0136479092161298" calcext:value-type="float">
            <text:p>0.0136479092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5" calcext:value-type="float">
            <text:p>205</text:p>
          </table:table-cell>
          <table:table-cell office:value-type="float" office:value="25899" calcext:value-type="float">
            <text:p>25899</text:p>
          </table:table-cell>
          <table:table-cell office:value-type="float" office:value="0.0129348623498977" calcext:value-type="float">
            <text:p>0.0129348623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05" calcext:value-type="float">
            <text:p>205</text:p>
          </table:table-cell>
          <table:table-cell office:value-type="float" office:value="25960.3333333333" calcext:value-type="float">
            <text:p>25960.3333333333</text:p>
          </table:table-cell>
          <table:table-cell office:value-type="float" office:value="0.013289505784466" calcext:value-type="float">
            <text:p>0.013289505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5" calcext:value-type="float">
            <text:p>205</text:p>
          </table:table-cell>
          <table:table-cell office:value-type="float" office:value="26050" calcext:value-type="float">
            <text:p>26050</text:p>
          </table:table-cell>
          <table:table-cell office:value-type="float" office:value="0.0130518234165067" calcext:value-type="float">
            <text:p>0.0130518234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5" calcext:value-type="float">
            <text:p>205</text:p>
          </table:table-cell>
          <table:table-cell office:value-type="float" office:value="26263" calcext:value-type="float">
            <text:p>26263</text:p>
          </table:table-cell>
          <table:table-cell office:value-type="float" office:value="0.0133267334272551" calcext:value-type="float">
            <text:p>0.0133267334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5" calcext:value-type="float">
            <text:p>205</text:p>
          </table:table-cell>
          <table:table-cell office:value-type="float" office:value="26303.2" calcext:value-type="float">
            <text:p>26303.2</text:p>
          </table:table-cell>
          <table:table-cell office:value-type="float" office:value="0.0134964567048876" calcext:value-type="float">
            <text:p>0.0134964567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5" calcext:value-type="float">
            <text:p>205</text:p>
          </table:table-cell>
          <table:table-cell office:value-type="float" office:value="26349.25" calcext:value-type="float">
            <text:p>26349.25</text:p>
          </table:table-cell>
          <table:table-cell office:value-type="float" office:value="0.0138523866903233" calcext:value-type="float">
            <text:p>0.0138523867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5" calcext:value-type="float">
            <text:p>205</text:p>
          </table:table-cell>
          <table:table-cell office:value-type="float" office:value="26364.8333333333" calcext:value-type="float">
            <text:p>26364.8333333333</text:p>
          </table:table-cell>
          <table:table-cell office:value-type="float" office:value="0.0136545524657214" calcext:value-type="float">
            <text:p>0.0136545525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6" calcext:value-type="float">
            <text:p>206</text:p>
          </table:table-cell>
          <table:table-cell office:value-type="float" office:value="25882.3333333333" calcext:value-type="float">
            <text:p>25882.3333333333</text:p>
          </table:table-cell>
          <table:table-cell office:value-type="float" office:value="0.01294319162363" calcext:value-type="float">
            <text:p>0.0129431916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06" calcext:value-type="float">
            <text:p>206</text:p>
          </table:table-cell>
          <table:table-cell office:value-type="float" office:value="25936" calcext:value-type="float">
            <text:p>25936</text:p>
          </table:table-cell>
          <table:table-cell office:value-type="float" office:value="0.0133019740900679" calcext:value-type="float">
            <text:p>0.0133019741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6" calcext:value-type="float">
            <text:p>206</text:p>
          </table:table-cell>
          <table:table-cell office:value-type="float" office:value="25990.6666666667" calcext:value-type="float">
            <text:p>25990.6666666667</text:p>
          </table:table-cell>
          <table:table-cell office:value-type="float" office:value="0.0130816190427333" calcext:value-type="float">
            <text:p>0.013081619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6" calcext:value-type="float">
            <text:p>206</text:p>
          </table:table-cell>
          <table:table-cell office:value-type="float" office:value="26245" calcext:value-type="float">
            <text:p>26245</text:p>
          </table:table-cell>
          <table:table-cell office:value-type="float" office:value="0.0133358734997142" calcext:value-type="float">
            <text:p>0.0133358735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6" calcext:value-type="float">
            <text:p>206</text:p>
          </table:table-cell>
          <table:table-cell office:value-type="float" office:value="26296.5" calcext:value-type="float">
            <text:p>26296.5</text:p>
          </table:table-cell>
          <table:table-cell office:value-type="float" office:value="0.0134998954233453" calcext:value-type="float">
            <text:p>0.0134998954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6" calcext:value-type="float">
            <text:p>206</text:p>
          </table:table-cell>
          <table:table-cell office:value-type="float" office:value="26328.6666666667" calcext:value-type="float">
            <text:p>26328.6666666667</text:p>
          </table:table-cell>
          <table:table-cell office:value-type="float" office:value="0.0138632162661738" calcext:value-type="float">
            <text:p>0.0138632163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6" calcext:value-type="float">
            <text:p>206</text:p>
          </table:table-cell>
          <table:table-cell office:value-type="float" office:value="26351" calcext:value-type="float">
            <text:p>26351</text:p>
          </table:table-cell>
          <table:table-cell office:value-type="float" office:value="0.0136617206178134" calcext:value-type="float">
            <text:p>0.0136617206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7" calcext:value-type="float">
            <text:p>207</text:p>
          </table:table-cell>
          <table:table-cell office:value-type="float" office:value="25849.3333333333" calcext:value-type="float">
            <text:p>25849.3333333333</text:p>
          </table:table-cell>
          <table:table-cell office:value-type="float" office:value="0.0129597152731212" calcext:value-type="float">
            <text:p>0.0129597153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07" calcext:value-type="float">
            <text:p>207</text:p>
          </table:table-cell>
          <table:table-cell office:value-type="float" office:value="25891.5" calcext:value-type="float">
            <text:p>25891.5</text:p>
          </table:table-cell>
          <table:table-cell office:value-type="float" office:value="0.0133248363362493" calcext:value-type="float">
            <text:p>0.0133248363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7" calcext:value-type="float">
            <text:p>207</text:p>
          </table:table-cell>
          <table:table-cell office:value-type="float" office:value="25987" calcext:value-type="float">
            <text:p>25987</text:p>
          </table:table-cell>
          <table:table-cell office:value-type="float" office:value="0.0130834648093277" calcext:value-type="float">
            <text:p>0.0130834648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7" calcext:value-type="float">
            <text:p>207</text:p>
          </table:table-cell>
          <table:table-cell office:value-type="float" office:value="26226" calcext:value-type="float">
            <text:p>26226</text:p>
          </table:table-cell>
          <table:table-cell office:value-type="float" office:value="0.0133455349653016" calcext:value-type="float">
            <text:p>0.013345535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7" calcext:value-type="float">
            <text:p>207</text:p>
          </table:table-cell>
          <table:table-cell office:value-type="float" office:value="26268.2" calcext:value-type="float">
            <text:p>26268.2</text:p>
          </table:table-cell>
          <table:table-cell office:value-type="float" office:value="0.0135144395124143" calcext:value-type="float">
            <text:p>0.0135144395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7" calcext:value-type="float">
            <text:p>207</text:p>
          </table:table-cell>
          <table:table-cell office:value-type="float" office:value="26326.4285714286" calcext:value-type="float">
            <text:p>26326.4285714286</text:p>
          </table:table-cell>
          <table:table-cell office:value-type="float" office:value="0.0136744716064791" calcext:value-type="float">
            <text:p>0.0136744716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7" calcext:value-type="float">
            <text:p>207</text:p>
          </table:table-cell>
          <table:table-cell office:value-type="float" office:value="26330" calcext:value-type="float">
            <text:p>26330</text:p>
          </table:table-cell>
          <table:table-cell office:value-type="float" office:value="0.0138625142423092" calcext:value-type="float">
            <text:p>0.0138625142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8" calcext:value-type="float">
            <text:p>208</text:p>
          </table:table-cell>
          <table:table-cell office:value-type="float" office:value="25814" calcext:value-type="float">
            <text:p>25814</text:p>
          </table:table-cell>
          <table:table-cell office:value-type="float" office:value="0.0129774540946773" calcext:value-type="float">
            <text:p>0.0129774541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08" calcext:value-type="float">
            <text:p>208</text:p>
          </table:table-cell>
          <table:table-cell office:value-type="float" office:value="25866" calcext:value-type="float">
            <text:p>25866</text:p>
          </table:table-cell>
          <table:table-cell office:value-type="float" office:value="0.0133379726281605" calcext:value-type="float">
            <text:p>0.0133379726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8" calcext:value-type="float">
            <text:p>208</text:p>
          </table:table-cell>
          <table:table-cell office:value-type="float" office:value="25953" calcext:value-type="float">
            <text:p>25953</text:p>
          </table:table-cell>
          <table:table-cell office:value-type="float" office:value="0.0131006049396987" calcext:value-type="float">
            <text:p>0.0131006049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8" calcext:value-type="float">
            <text:p>208</text:p>
          </table:table-cell>
          <table:table-cell office:value-type="float" office:value="26020.5" calcext:value-type="float">
            <text:p>26020.5</text:p>
          </table:table-cell>
          <table:table-cell office:value-type="float" office:value="0.0126823081800888" calcext:value-type="float">
            <text:p>0.0126823082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8" calcext:value-type="float">
            <text:p>208</text:p>
          </table:table-cell>
          <table:table-cell office:value-type="float" office:value="26213.25" calcext:value-type="float">
            <text:p>26213.25</text:p>
          </table:table-cell>
          <table:table-cell office:value-type="float" office:value="0.0133520261699713" calcext:value-type="float">
            <text:p>0.0133520262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8" calcext:value-type="float">
            <text:p>208</text:p>
          </table:table-cell>
          <table:table-cell office:value-type="float" office:value="26239" calcext:value-type="float">
            <text:p>26239</text:p>
          </table:table-cell>
          <table:table-cell office:value-type="float" office:value="0.0135294790197797" calcext:value-type="float">
            <text:p>0.013529479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8" calcext:value-type="float">
            <text:p>208</text:p>
          </table:table-cell>
          <table:table-cell office:value-type="float" office:value="26309.6666666667" calcext:value-type="float">
            <text:p>26309.6666666667</text:p>
          </table:table-cell>
          <table:table-cell office:value-type="float" office:value="0.0136831836207224" calcext:value-type="float">
            <text:p>0.0136831836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8" calcext:value-type="float">
            <text:p>208</text:p>
          </table:table-cell>
          <table:table-cell office:value-type="float" office:value="26368.4" calcext:value-type="float">
            <text:p>26368.4</text:p>
          </table:table-cell>
          <table:table-cell office:value-type="float" office:value="0.0138423264210191" calcext:value-type="float">
            <text:p>0.0138423264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9" calcext:value-type="float">
            <text:p>209</text:p>
          </table:table-cell>
          <table:table-cell office:value-type="float" office:value="25800" calcext:value-type="float">
            <text:p>25800</text:p>
          </table:table-cell>
          <table:table-cell office:value-type="float" office:value="0.012984496124031" calcext:value-type="float">
            <text:p>0.0129844961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09" calcext:value-type="float">
            <text:p>209</text:p>
          </table:table-cell>
          <table:table-cell office:value-type="float" office:value="25859.6666666667" calcext:value-type="float">
            <text:p>25859.6666666667</text:p>
          </table:table-cell>
          <table:table-cell office:value-type="float" office:value="0.0133412392528906" calcext:value-type="float">
            <text:p>0.0133412393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9" calcext:value-type="float">
            <text:p>209</text:p>
          </table:table-cell>
          <table:table-cell office:value-type="float" office:value="25903.5" calcext:value-type="float">
            <text:p>25903.5</text:p>
          </table:table-cell>
          <table:table-cell office:value-type="float" office:value="0.0131256393923601" calcext:value-type="float">
            <text:p>0.0131256394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9" calcext:value-type="float">
            <text:p>209</text:p>
          </table:table-cell>
          <table:table-cell office:value-type="float" office:value="26016.5" calcext:value-type="float">
            <text:p>26016.5</text:p>
          </table:table-cell>
          <table:table-cell office:value-type="float" office:value="0.0126842580669959" calcext:value-type="float">
            <text:p>0.0126842581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9" calcext:value-type="float">
            <text:p>209</text:p>
          </table:table-cell>
          <table:table-cell office:value-type="float" office:value="26193.8" calcext:value-type="float">
            <text:p>26193.8</text:p>
          </table:table-cell>
          <table:table-cell office:value-type="float" office:value="0.0133619406119005" calcext:value-type="float">
            <text:p>0.0133619406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9" calcext:value-type="float">
            <text:p>209</text:p>
          </table:table-cell>
          <table:table-cell office:value-type="float" office:value="26246.4" calcext:value-type="float">
            <text:p>26246.4</text:p>
          </table:table-cell>
          <table:table-cell office:value-type="float" office:value="0.01352566447208" calcext:value-type="float">
            <text:p>0.0135256645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9" calcext:value-type="float">
            <text:p>209</text:p>
          </table:table-cell>
          <table:table-cell office:value-type="float" office:value="26297.5" calcext:value-type="float">
            <text:p>26297.5</text:p>
          </table:table-cell>
          <table:table-cell office:value-type="float" office:value="0.0136895142123776" calcext:value-type="float">
            <text:p>0.013689514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9" calcext:value-type="float">
            <text:p>209</text:p>
          </table:table-cell>
          <table:table-cell office:value-type="float" office:value="26357.75" calcext:value-type="float">
            <text:p>26357.75</text:p>
          </table:table-cell>
          <table:table-cell office:value-type="float" office:value="0.0138479194923694" calcext:value-type="float">
            <text:p>0.0138479195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10" calcext:value-type="float">
            <text:p>210</text:p>
          </table:table-cell>
          <table:table-cell office:value-type="float" office:value="25771.75" calcext:value-type="float">
            <text:p>25771.75</text:p>
          </table:table-cell>
          <table:table-cell office:value-type="float" office:value="0.0129987292287097" calcext:value-type="float">
            <text:p>0.0129987292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0" calcext:value-type="float">
            <text:p>210</text:p>
          </table:table-cell>
          <table:table-cell office:value-type="float" office:value="25833" calcext:value-type="float">
            <text:p>25833</text:p>
          </table:table-cell>
          <table:table-cell office:value-type="float" office:value="0.0133550110324004" calcext:value-type="float">
            <text:p>0.013355011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0" calcext:value-type="float">
            <text:p>210</text:p>
          </table:table-cell>
          <table:table-cell office:value-type="float" office:value="25866" calcext:value-type="float">
            <text:p>25866</text:p>
          </table:table-cell>
          <table:table-cell office:value-type="float" office:value="0.0131446686770278" calcext:value-type="float">
            <text:p>0.0131446687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10" calcext:value-type="float">
            <text:p>210</text:p>
          </table:table-cell>
          <table:table-cell office:value-type="float" office:value="25963" calcext:value-type="float">
            <text:p>25963</text:p>
          </table:table-cell>
          <table:table-cell office:value-type="float" office:value="0.0127103955629165" calcext:value-type="float">
            <text:p>0.0127103956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0" calcext:value-type="float">
            <text:p>210</text:p>
          </table:table-cell>
          <table:table-cell office:value-type="float" office:value="26188.25" calcext:value-type="float">
            <text:p>26188.25</text:p>
          </table:table-cell>
          <table:table-cell office:value-type="float" office:value="0.0133647723692878" calcext:value-type="float">
            <text:p>0.0133647724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0" calcext:value-type="float">
            <text:p>210</text:p>
          </table:table-cell>
          <table:table-cell office:value-type="float" office:value="26231.2" calcext:value-type="float">
            <text:p>26231.2</text:p>
          </table:table-cell>
          <table:table-cell office:value-type="float" office:value="0.0135335020891153" calcext:value-type="float">
            <text:p>0.0135335021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10" calcext:value-type="float">
            <text:p>210</text:p>
          </table:table-cell>
          <table:table-cell office:value-type="float" office:value="26269.5" calcext:value-type="float">
            <text:p>26269.5</text:p>
          </table:table-cell>
          <table:table-cell office:value-type="float" office:value="0.0137041055216125" calcext:value-type="float">
            <text:p>0.0137041055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10" calcext:value-type="float">
            <text:p>210</text:p>
          </table:table-cell>
          <table:table-cell office:value-type="float" office:value="26333.5" calcext:value-type="float">
            <text:p>26333.5</text:p>
          </table:table-cell>
          <table:table-cell office:value-type="float" office:value="0.0138606717679002" calcext:value-type="float">
            <text:p>0.0138606718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11" calcext:value-type="float">
            <text:p>211</text:p>
          </table:table-cell>
          <table:table-cell office:value-type="float" office:value="25732" calcext:value-type="float">
            <text:p>25732</text:p>
          </table:table-cell>
          <table:table-cell office:value-type="float" office:value="0.0130188092647287" calcext:value-type="float">
            <text:p>0.0130188093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1" calcext:value-type="float">
            <text:p>211</text:p>
          </table:table-cell>
          <table:table-cell office:value-type="float" office:value="25796.6666666667" calcext:value-type="float">
            <text:p>25796.6666666667</text:p>
          </table:table-cell>
          <table:table-cell office:value-type="float" office:value="0.0133738209070939" calcext:value-type="float">
            <text:p>0.0133738209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1" calcext:value-type="float">
            <text:p>211</text:p>
          </table:table-cell>
          <table:table-cell office:value-type="float" office:value="25866.3333333333" calcext:value-type="float">
            <text:p>25866.3333333333</text:p>
          </table:table-cell>
          <table:table-cell office:value-type="float" office:value="0.0131444992847846" calcext:value-type="float">
            <text:p>0.0131444993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11" calcext:value-type="float">
            <text:p>211</text:p>
          </table:table-cell>
          <table:table-cell office:value-type="float" office:value="25896" calcext:value-type="float">
            <text:p>25896</text:p>
          </table:table-cell>
          <table:table-cell office:value-type="float" office:value="0.01274328081557" calcext:value-type="float">
            <text:p>0.0127432808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1" calcext:value-type="float">
            <text:p>211</text:p>
          </table:table-cell>
          <table:table-cell office:value-type="float" office:value="26163.8" calcext:value-type="float">
            <text:p>26163.8</text:p>
          </table:table-cell>
          <table:table-cell office:value-type="float" office:value="0.0133772617127481" calcext:value-type="float">
            <text:p>0.0133772617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" calcext:value-type="float">
            <text:p>211</text:p>
          </table:table-cell>
          <table:table-cell office:value-type="float" office:value="26210.75" calcext:value-type="float">
            <text:p>26210.75</text:p>
          </table:table-cell>
          <table:table-cell office:value-type="float" office:value="0.0135440611199603" calcext:value-type="float">
            <text:p>0.0135440611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11" calcext:value-type="float">
            <text:p>211</text:p>
          </table:table-cell>
          <table:table-cell office:value-type="float" office:value="26254" calcext:value-type="float">
            <text:p>26254</text:p>
          </table:table-cell>
          <table:table-cell office:value-type="float" office:value="0.0137121962367639" calcext:value-type="float">
            <text:p>0.013712196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11" calcext:value-type="float">
            <text:p>211</text:p>
          </table:table-cell>
          <table:table-cell office:value-type="float" office:value="26304.5" calcext:value-type="float">
            <text:p>26304.5</text:p>
          </table:table-cell>
          <table:table-cell office:value-type="float" office:value="0.0138759527837442" calcext:value-type="float">
            <text:p>0.0138759528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12" calcext:value-type="float">
            <text:p>212</text:p>
          </table:table-cell>
          <table:table-cell office:value-type="float" office:value="25698.3333333333" calcext:value-type="float">
            <text:p>25698.3333333333</text:p>
          </table:table-cell>
          <table:table-cell office:value-type="float" office:value="0.013035864842078" calcext:value-type="float">
            <text:p>0.0130358648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2" calcext:value-type="float">
            <text:p>212</text:p>
          </table:table-cell>
          <table:table-cell office:value-type="float" office:value="25777.5" calcext:value-type="float">
            <text:p>25777.5</text:p>
          </table:table-cell>
          <table:table-cell office:value-type="float" office:value="0.0133837649112598" calcext:value-type="float">
            <text:p>0.0133837649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2" calcext:value-type="float">
            <text:p>212</text:p>
          </table:table-cell>
          <table:table-cell office:value-type="float" office:value="25855.6666666667" calcext:value-type="float">
            <text:p>25855.6666666667</text:p>
          </table:table-cell>
          <table:table-cell office:value-type="float" office:value="0.0131499220029136" calcext:value-type="float">
            <text:p>0.013149922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12" calcext:value-type="float">
            <text:p>212</text:p>
          </table:table-cell>
          <table:table-cell office:value-type="float" office:value="25880" calcext:value-type="float">
            <text:p>25880</text:p>
          </table:table-cell>
          <table:table-cell office:value-type="float" office:value="0.0127511591962906" calcext:value-type="float">
            <text:p>0.0127511592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2" calcext:value-type="float">
            <text:p>212</text:p>
          </table:table-cell>
          <table:table-cell office:value-type="float" office:value="26137.5" calcext:value-type="float">
            <text:p>26137.5</text:p>
          </table:table-cell>
          <table:table-cell office:value-type="float" office:value="0.0133907221425155" calcext:value-type="float">
            <text:p>0.0133907221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2" calcext:value-type="float">
            <text:p>212</text:p>
          </table:table-cell>
          <table:table-cell office:value-type="float" office:value="26193.8" calcext:value-type="float">
            <text:p>26193.8</text:p>
          </table:table-cell>
          <table:table-cell office:value-type="float" office:value="0.0135528254777848" calcext:value-type="float">
            <text:p>0.0135528255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12" calcext:value-type="float">
            <text:p>212</text:p>
          </table:table-cell>
          <table:table-cell office:value-type="float" office:value="26243.8571428571" calcext:value-type="float">
            <text:p>26243.8571428571</text:p>
          </table:table-cell>
          <table:table-cell office:value-type="float" office:value="0.0137174957949343" calcext:value-type="float">
            <text:p>0.0137174958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12" calcext:value-type="float">
            <text:p>212</text:p>
          </table:table-cell>
          <table:table-cell office:value-type="float" office:value="26286.5" calcext:value-type="float">
            <text:p>26286.5</text:p>
          </table:table-cell>
          <table:table-cell office:value-type="float" office:value="0.0138854545108706" calcext:value-type="float">
            <text:p>0.0138854545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25653" calcext:value-type="float">
            <text:p>25653</text:p>
          </table:table-cell>
          <table:table-cell office:value-type="float" office:value="0.0130589014930028" calcext:value-type="float">
            <text:p>0.013058901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3" calcext:value-type="float">
            <text:p>213</text:p>
          </table:table-cell>
          <table:table-cell office:value-type="float" office:value="25740.3333333333" calcext:value-type="float">
            <text:p>25740.3333333333</text:p>
          </table:table-cell>
          <table:table-cell office:value-type="float" office:value="0.0134030898330765" calcext:value-type="float">
            <text:p>0.013403089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3" calcext:value-type="float">
            <text:p>213</text:p>
          </table:table-cell>
          <table:table-cell office:value-type="float" office:value="25814.5" calcext:value-type="float">
            <text:p>25814.5</text:p>
          </table:table-cell>
          <table:table-cell office:value-type="float" office:value="0.0131708923279552" calcext:value-type="float">
            <text:p>0.0131708923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13" calcext:value-type="float">
            <text:p>213</text:p>
          </table:table-cell>
          <table:table-cell office:value-type="float" office:value="25858" calcext:value-type="float">
            <text:p>25858</text:p>
          </table:table-cell>
          <table:table-cell office:value-type="float" office:value="0.0127620078892412" calcext:value-type="float">
            <text:p>0.0127620079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3" calcext:value-type="float">
            <text:p>213</text:p>
          </table:table-cell>
          <table:table-cell office:value-type="float" office:value="26124" calcext:value-type="float">
            <text:p>26124</text:p>
          </table:table-cell>
          <table:table-cell office:value-type="float" office:value="0.0133976420150054" calcext:value-type="float">
            <text:p>0.013397642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3" calcext:value-type="float">
            <text:p>213</text:p>
          </table:table-cell>
          <table:table-cell office:value-type="float" office:value="26182" calcext:value-type="float">
            <text:p>26182</text:p>
          </table:table-cell>
          <table:table-cell office:value-type="float" office:value="0.0135589336185165" calcext:value-type="float">
            <text:p>0.0135589336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13" calcext:value-type="float">
            <text:p>213</text:p>
          </table:table-cell>
          <table:table-cell office:value-type="float" office:value="26210.7142857143" calcext:value-type="float">
            <text:p>26210.7142857143</text:p>
          </table:table-cell>
          <table:table-cell office:value-type="float" office:value="0.0137348412590271" calcext:value-type="float">
            <text:p>0.0137348413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13" calcext:value-type="float">
            <text:p>213</text:p>
          </table:table-cell>
          <table:table-cell office:value-type="float" office:value="26265.6" calcext:value-type="float">
            <text:p>26265.6</text:p>
          </table:table-cell>
          <table:table-cell office:value-type="float" office:value="0.013896503411306" calcext:value-type="float">
            <text:p>0.0138965034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15" calcext:value-type="float">
            <text:p>215</text:p>
          </table:table-cell>
          <table:table-cell office:value-type="float" office:value="25586" calcext:value-type="float">
            <text:p>25586</text:p>
          </table:table-cell>
          <table:table-cell office:value-type="float" office:value="0.0130930977878527" calcext:value-type="float">
            <text:p>0.0130930978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5" calcext:value-type="float">
            <text:p>215</text:p>
          </table:table-cell>
          <table:table-cell office:value-type="float" office:value="25677.75" calcext:value-type="float">
            <text:p>25677.75</text:p>
          </table:table-cell>
          <table:table-cell office:value-type="float" office:value="0.0134357566375559" calcext:value-type="float">
            <text:p>0.0134357566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15" calcext:value-type="float">
            <text:p>215</text:p>
          </table:table-cell>
          <table:table-cell office:value-type="float" office:value="25736.6666666667" calcext:value-type="float">
            <text:p>25736.6666666667</text:p>
          </table:table-cell>
          <table:table-cell office:value-type="float" office:value="0.0128221732936148" calcext:value-type="float">
            <text:p>0.0128221733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5" calcext:value-type="float">
            <text:p>215</text:p>
          </table:table-cell>
          <table:table-cell office:value-type="float" office:value="25770" calcext:value-type="float">
            <text:p>25770</text:p>
          </table:table-cell>
          <table:table-cell office:value-type="float" office:value="0.0131936360108653" calcext:value-type="float">
            <text:p>0.013193636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5" calcext:value-type="float">
            <text:p>215</text:p>
          </table:table-cell>
          <table:table-cell office:value-type="float" office:value="26108" calcext:value-type="float">
            <text:p>26108</text:p>
          </table:table-cell>
          <table:table-cell office:value-type="float" office:value="0.0134058526122261" calcext:value-type="float">
            <text:p>0.0134058526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5" calcext:value-type="float">
            <text:p>215</text:p>
          </table:table-cell>
          <table:table-cell office:value-type="float" office:value="26146.4" calcext:value-type="float">
            <text:p>26146.4</text:p>
          </table:table-cell>
          <table:table-cell office:value-type="float" office:value="0.0135773949759814" calcext:value-type="float">
            <text:p>0.013577395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15" calcext:value-type="float">
            <text:p>215</text:p>
          </table:table-cell>
          <table:table-cell office:value-type="float" office:value="26179" calcext:value-type="float">
            <text:p>26179</text:p>
          </table:table-cell>
          <table:table-cell office:value-type="float" office:value="0.0137514801940487" calcext:value-type="float">
            <text:p>0.013751480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15" calcext:value-type="float">
            <text:p>215</text:p>
          </table:table-cell>
          <table:table-cell office:value-type="float" office:value="26241.6" calcext:value-type="float">
            <text:p>26241.6</text:p>
          </table:table-cell>
          <table:table-cell office:value-type="float" office:value="0.0139092128528748" calcext:value-type="float">
            <text:p>0.0139092129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16" calcext:value-type="float">
            <text:p>216</text:p>
          </table:table-cell>
          <table:table-cell office:value-type="float" office:value="25552" calcext:value-type="float">
            <text:p>25552</text:p>
          </table:table-cell>
          <table:table-cell office:value-type="float" office:value="0.0131105197244834" calcext:value-type="float">
            <text:p>0.0131105197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6" calcext:value-type="float">
            <text:p>216</text:p>
          </table:table-cell>
          <table:table-cell office:value-type="float" office:value="25636.75" calcext:value-type="float">
            <text:p>25636.75</text:p>
          </table:table-cell>
          <table:table-cell office:value-type="float" office:value="0.0134572439954362" calcext:value-type="float">
            <text:p>0.013457244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6" calcext:value-type="float">
            <text:p>216</text:p>
          </table:table-cell>
          <table:table-cell office:value-type="float" office:value="25751.6666666667" calcext:value-type="float">
            <text:p>25751.6666666667</text:p>
          </table:table-cell>
          <table:table-cell office:value-type="float" office:value="0.0132030289301663" calcext:value-type="float">
            <text:p>0.0132030289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16" calcext:value-type="float">
            <text:p>216</text:p>
          </table:table-cell>
          <table:table-cell office:value-type="float" office:value="25768" calcext:value-type="float">
            <text:p>25768</text:p>
          </table:table-cell>
          <table:table-cell office:value-type="float" office:value="0.0128065818068923" calcext:value-type="float">
            <text:p>0.0128065818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6" calcext:value-type="float">
            <text:p>216</text:p>
          </table:table-cell>
          <table:table-cell office:value-type="float" office:value="26082.4" calcext:value-type="float">
            <text:p>26082.4</text:p>
          </table:table-cell>
          <table:table-cell office:value-type="float" office:value="0.0134190105205042" calcext:value-type="float">
            <text:p>0.0134190105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6" calcext:value-type="float">
            <text:p>216</text:p>
          </table:table-cell>
          <table:table-cell office:value-type="float" office:value="26142.2" calcext:value-type="float">
            <text:p>26142.2</text:p>
          </table:table-cell>
          <table:table-cell office:value-type="float" office:value="0.0135795763172189" calcext:value-type="float">
            <text:p>0.0135795763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16" calcext:value-type="float">
            <text:p>216</text:p>
          </table:table-cell>
          <table:table-cell office:value-type="float" office:value="26167.1428571429" calcext:value-type="float">
            <text:p>26167.1428571429</text:p>
          </table:table-cell>
          <table:table-cell office:value-type="float" office:value="0.0137577114156248" calcext:value-type="float">
            <text:p>0.0137577114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16" calcext:value-type="float">
            <text:p>216</text:p>
          </table:table-cell>
          <table:table-cell office:value-type="float" office:value="26225.4" calcext:value-type="float">
            <text:p>26225.4</text:p>
          </table:table-cell>
          <table:table-cell office:value-type="float" office:value="0.0139178048761887" calcext:value-type="float">
            <text:p>0.0139178049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17" calcext:value-type="float">
            <text:p>217</text:p>
          </table:table-cell>
          <table:table-cell office:value-type="float" office:value="25514" calcext:value-type="float">
            <text:p>25514</text:p>
          </table:table-cell>
          <table:table-cell office:value-type="float" office:value="0.0131300462491181" calcext:value-type="float">
            <text:p>0.0131300462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7" calcext:value-type="float">
            <text:p>217</text:p>
          </table:table-cell>
          <table:table-cell office:value-type="float" office:value="25596" calcext:value-type="float">
            <text:p>25596</text:p>
          </table:table-cell>
          <table:table-cell office:value-type="float" office:value="0.0134786685419597" calcext:value-type="float">
            <text:p>0.0134786685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7" calcext:value-type="float">
            <text:p>217</text:p>
          </table:table-cell>
          <table:table-cell office:value-type="float" office:value="25684" calcext:value-type="float">
            <text:p>25684</text:p>
          </table:table-cell>
          <table:table-cell office:value-type="float" office:value="0.0132378134247002" calcext:value-type="float">
            <text:p>0.0132378134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17" calcext:value-type="float">
            <text:p>217</text:p>
          </table:table-cell>
          <table:table-cell office:value-type="float" office:value="25707.5" calcext:value-type="float">
            <text:p>25707.5</text:p>
          </table:table-cell>
          <table:table-cell office:value-type="float" office:value="0.0128367208013226" calcext:value-type="float">
            <text:p>0.0128367208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7" calcext:value-type="float">
            <text:p>217</text:p>
          </table:table-cell>
          <table:table-cell office:value-type="float" office:value="26065.8" calcext:value-type="float">
            <text:p>26065.8</text:p>
          </table:table-cell>
          <table:table-cell office:value-type="float" office:value="0.0134275564149192" calcext:value-type="float">
            <text:p>0.0134275564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7" calcext:value-type="float">
            <text:p>217</text:p>
          </table:table-cell>
          <table:table-cell office:value-type="float" office:value="26095" calcext:value-type="float">
            <text:p>26095</text:p>
          </table:table-cell>
          <table:table-cell office:value-type="float" office:value="0.0136041387238935" calcext:value-type="float">
            <text:p>0.0136041387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17" calcext:value-type="float">
            <text:p>217</text:p>
          </table:table-cell>
          <table:table-cell office:value-type="float" office:value="26143.2857142857" calcext:value-type="float">
            <text:p>26143.2857142857</text:p>
          </table:table-cell>
          <table:table-cell office:value-type="float" office:value="0.0137702660612121" calcext:value-type="float">
            <text:p>0.0137702661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17" calcext:value-type="float">
            <text:p>217</text:p>
          </table:table-cell>
          <table:table-cell office:value-type="float" office:value="26208.4" calcext:value-type="float">
            <text:p>26208.4</text:p>
          </table:table-cell>
          <table:table-cell office:value-type="float" office:value="0.0139268326185498" calcext:value-type="float">
            <text:p>0.0139268326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18" calcext:value-type="float">
            <text:p>218</text:p>
          </table:table-cell>
          <table:table-cell office:value-type="float" office:value="25534.5" calcext:value-type="float">
            <text:p>25534.5</text:p>
          </table:table-cell>
          <table:table-cell office:value-type="float" office:value="0.0131195049834538" calcext:value-type="float">
            <text:p>0.01311950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8" calcext:value-type="float">
            <text:p>218</text:p>
          </table:table-cell>
          <table:table-cell office:value-type="float" office:value="25568.5" calcext:value-type="float">
            <text:p>25568.5</text:p>
          </table:table-cell>
          <table:table-cell office:value-type="float" office:value="0.0134931654183859" calcext:value-type="float">
            <text:p>0.0134931654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18" calcext:value-type="float">
            <text:p>218</text:p>
          </table:table-cell>
          <table:table-cell office:value-type="float" office:value="25643" calcext:value-type="float">
            <text:p>25643</text:p>
          </table:table-cell>
          <table:table-cell office:value-type="float" office:value="0.0128690090863004" calcext:value-type="float">
            <text:p>0.0128690091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8" calcext:value-type="float">
            <text:p>218</text:p>
          </table:table-cell>
          <table:table-cell office:value-type="float" office:value="25652.6666666667" calcext:value-type="float">
            <text:p>25652.6666666667</text:p>
          </table:table-cell>
          <table:table-cell office:value-type="float" office:value="0.0132539826918579" calcext:value-type="float">
            <text:p>0.0132539827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8" calcext:value-type="float">
            <text:p>218</text:p>
          </table:table-cell>
          <table:table-cell office:value-type="float" office:value="26046.75" calcext:value-type="float">
            <text:p>26046.75</text:p>
          </table:table-cell>
          <table:table-cell office:value-type="float" office:value="0.0134373770240049" calcext:value-type="float">
            <text:p>0.013437377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8" calcext:value-type="float">
            <text:p>218</text:p>
          </table:table-cell>
          <table:table-cell office:value-type="float" office:value="26065.5" calcext:value-type="float">
            <text:p>26065.5</text:p>
          </table:table-cell>
          <table:table-cell office:value-type="float" office:value="0.0136195354012008" calcext:value-type="float">
            <text:p>0.0136195354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18" calcext:value-type="float">
            <text:p>218</text:p>
          </table:table-cell>
          <table:table-cell office:value-type="float" office:value="26137.3333333333" calcext:value-type="float">
            <text:p>26137.3333333333</text:p>
          </table:table-cell>
          <table:table-cell office:value-type="float" office:value="0.0137734020303015" calcext:value-type="float">
            <text:p>0.01377340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18" calcext:value-type="float">
            <text:p>218</text:p>
          </table:table-cell>
          <table:table-cell office:value-type="float" office:value="26199.8333333333" calcext:value-type="float">
            <text:p>26199.8333333333</text:p>
          </table:table-cell>
          <table:table-cell office:value-type="float" office:value="0.0139313863319741" calcext:value-type="float">
            <text:p>0.0139313863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9" calcext:value-type="float">
            <text:p>219</text:p>
          </table:table-cell>
          <table:table-cell office:value-type="float" office:value="25537" calcext:value-type="float">
            <text:p>25537</text:p>
          </table:table-cell>
          <table:table-cell office:value-type="float" office:value="0.0135098092963152" calcext:value-type="float">
            <text:p>0.0135098093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9" calcext:value-type="float">
            <text:p>219</text:p>
          </table:table-cell>
          <table:table-cell office:value-type="float" office:value="25616.5" calcext:value-type="float">
            <text:p>25616.5</text:p>
          </table:table-cell>
          <table:table-cell office:value-type="float" office:value="0.0132726953330861" calcext:value-type="float">
            <text:p>0.0132726953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19" calcext:value-type="float">
            <text:p>219</text:p>
          </table:table-cell>
          <table:table-cell office:value-type="float" office:value="25629" calcext:value-type="float">
            <text:p>25629</text:p>
          </table:table-cell>
          <table:table-cell office:value-type="float" office:value="0.0128760388622264" calcext:value-type="float">
            <text:p>0.0128760389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19" calcext:value-type="float">
            <text:p>219</text:p>
          </table:table-cell>
          <table:table-cell office:value-type="float" office:value="25641.75" calcext:value-type="float">
            <text:p>25641.75</text:p>
          </table:table-cell>
          <table:table-cell office:value-type="float" office:value="0.0130646309241764" calcext:value-type="float">
            <text:p>0.0130646309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9" calcext:value-type="float">
            <text:p>219</text:p>
          </table:table-cell>
          <table:table-cell office:value-type="float" office:value="26029.75" calcext:value-type="float">
            <text:p>26029.75</text:p>
          </table:table-cell>
          <table:table-cell office:value-type="float" office:value="0.0134461529595943" calcext:value-type="float">
            <text:p>0.013446153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9" calcext:value-type="float">
            <text:p>219</text:p>
          </table:table-cell>
          <table:table-cell office:value-type="float" office:value="26069.5" calcext:value-type="float">
            <text:p>26069.5</text:p>
          </table:table-cell>
          <table:table-cell office:value-type="float" office:value="0.0136174456740636" calcext:value-type="float">
            <text:p>0.0136174457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19" calcext:value-type="float">
            <text:p>219</text:p>
          </table:table-cell>
          <table:table-cell office:value-type="float" office:value="26117.7142857143" calcext:value-type="float">
            <text:p>26117.7142857143</text:p>
          </table:table-cell>
          <table:table-cell office:value-type="float" office:value="0.0137837483043802" calcext:value-type="float">
            <text:p>0.0137837483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19" calcext:value-type="float">
            <text:p>219</text:p>
          </table:table-cell>
          <table:table-cell office:value-type="float" office:value="26191.8" calcext:value-type="float">
            <text:p>26191.8</text:p>
          </table:table-cell>
          <table:table-cell office:value-type="float" office:value="0.0139356592521323" calcext:value-type="float">
            <text:p>0.0139356593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20" calcext:value-type="float">
            <text:p>220</text:p>
          </table:table-cell>
          <table:table-cell office:value-type="float" office:value="25521.5" calcext:value-type="float">
            <text:p>25521.5</text:p>
          </table:table-cell>
          <table:table-cell office:value-type="float" office:value="0.0135180142233019" calcext:value-type="float">
            <text:p>0.0135180142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20" calcext:value-type="float">
            <text:p>220</text:p>
          </table:table-cell>
          <table:table-cell office:value-type="float" office:value="25588" calcext:value-type="float">
            <text:p>25588</text:p>
          </table:table-cell>
          <table:table-cell office:value-type="float" office:value="0.0132874785055495" calcext:value-type="float">
            <text:p>0.0132874785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0" calcext:value-type="float">
            <text:p>220</text:p>
          </table:table-cell>
          <table:table-cell office:value-type="float" office:value="25615" calcext:value-type="float">
            <text:p>25615</text:p>
          </table:table-cell>
          <table:table-cell office:value-type="float" office:value="0.0128830763224673" calcext:value-type="float">
            <text:p>0.0128830763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20" calcext:value-type="float">
            <text:p>220</text:p>
          </table:table-cell>
          <table:table-cell office:value-type="float" office:value="25624" calcext:value-type="float">
            <text:p>25624</text:p>
          </table:table-cell>
          <table:table-cell office:value-type="float" office:value="0.0130736809241336" calcext:value-type="float">
            <text:p>0.0130736809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20" calcext:value-type="float">
            <text:p>220</text:p>
          </table:table-cell>
          <table:table-cell office:value-type="float" office:value="26012.4" calcext:value-type="float">
            <text:p>26012.4</text:p>
          </table:table-cell>
          <table:table-cell office:value-type="float" office:value="0.0134551214036383" calcext:value-type="float">
            <text:p>0.0134551214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20" calcext:value-type="float">
            <text:p>220</text:p>
          </table:table-cell>
          <table:table-cell office:value-type="float" office:value="26045.25" calcext:value-type="float">
            <text:p>26045.25</text:p>
          </table:table-cell>
          <table:table-cell office:value-type="float" office:value="0.0136301244948695" calcext:value-type="float">
            <text:p>0.0136301245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20" calcext:value-type="float">
            <text:p>220</text:p>
          </table:table-cell>
          <table:table-cell office:value-type="float" office:value="26049.75" calcext:value-type="float">
            <text:p>26049.75</text:p>
          </table:table-cell>
          <table:table-cell office:value-type="float" office:value="0.0138197103619037" calcext:value-type="float">
            <text:p>0.0138197104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20" calcext:value-type="float">
            <text:p>220</text:p>
          </table:table-cell>
          <table:table-cell office:value-type="float" office:value="26174.4" calcext:value-type="float">
            <text:p>26174.4</text:p>
          </table:table-cell>
          <table:table-cell office:value-type="float" office:value="0.0139449232838193" calcext:value-type="float">
            <text:p>0.0139449233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21" calcext:value-type="float">
            <text:p>221</text:p>
          </table:table-cell>
          <table:table-cell office:value-type="float" office:value="25537" calcext:value-type="float">
            <text:p>25537</text:p>
          </table:table-cell>
          <table:table-cell office:value-type="float" office:value="0.0133140149586874" calcext:value-type="float">
            <text:p>0.013314015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1" calcext:value-type="float">
            <text:p>221</text:p>
          </table:table-cell>
          <table:table-cell office:value-type="float" office:value="25558" calcext:value-type="float">
            <text:p>25558</text:p>
          </table:table-cell>
          <table:table-cell office:value-type="float" office:value="0.0129118084357148" calcext:value-type="float">
            <text:p>0.0129118084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21" calcext:value-type="float">
            <text:p>221</text:p>
          </table:table-cell>
          <table:table-cell office:value-type="float" office:value="25603.25" calcext:value-type="float">
            <text:p>25603.25</text:p>
          </table:table-cell>
          <table:table-cell office:value-type="float" office:value="0.0130842764102214" calcext:value-type="float">
            <text:p>0.0130842764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21" calcext:value-type="float">
            <text:p>221</text:p>
          </table:table-cell>
          <table:table-cell office:value-type="float" office:value="25608.25" calcext:value-type="float">
            <text:p>25608.25</text:p>
          </table:table-cell>
          <table:table-cell office:value-type="float" office:value="0.0134722208663224" calcext:value-type="float">
            <text:p>0.0134722209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21" calcext:value-type="float">
            <text:p>221</text:p>
          </table:table-cell>
          <table:table-cell office:value-type="float" office:value="25996" calcext:value-type="float">
            <text:p>25996</text:p>
          </table:table-cell>
          <table:table-cell office:value-type="float" office:value="0.0134636097861209" calcext:value-type="float">
            <text:p>0.0134636098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21" calcext:value-type="float">
            <text:p>221</text:p>
          </table:table-cell>
          <table:table-cell office:value-type="float" office:value="26030.125" calcext:value-type="float">
            <text:p>26030.125</text:p>
          </table:table-cell>
          <table:table-cell office:value-type="float" office:value="0.0138301295134003" calcext:value-type="float">
            <text:p>0.0138301295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21" calcext:value-type="float">
            <text:p>221</text:p>
          </table:table-cell>
          <table:table-cell office:value-type="float" office:value="26035.8" calcext:value-type="float">
            <text:p>26035.8</text:p>
          </table:table-cell>
          <table:table-cell office:value-type="float" office:value="0.0136350717089546" calcext:value-type="float">
            <text:p>0.0136350717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21" calcext:value-type="float">
            <text:p>221</text:p>
          </table:table-cell>
          <table:table-cell office:value-type="float" office:value="26149.5714285714" calcext:value-type="float">
            <text:p>26149.5714285714</text:p>
          </table:table-cell>
          <table:table-cell office:value-type="float" office:value="0.0139581637502936" calcext:value-type="float">
            <text:p>0.013958163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22" calcext:value-type="float">
            <text:p>222</text:p>
          </table:table-cell>
          <table:table-cell office:value-type="float" office:value="25492.6666666667" calcext:value-type="float">
            <text:p>25492.6666666667</text:p>
          </table:table-cell>
          <table:table-cell office:value-type="float" office:value="0.0133371688590183" calcext:value-type="float">
            <text:p>0.0133371689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2" calcext:value-type="float">
            <text:p>222</text:p>
          </table:table-cell>
          <table:table-cell office:value-type="float" office:value="25496.5" calcext:value-type="float">
            <text:p>25496.5</text:p>
          </table:table-cell>
          <table:table-cell office:value-type="float" office:value="0.0129429529543271" calcext:value-type="float">
            <text:p>0.012942953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22" calcext:value-type="float">
            <text:p>222</text:p>
          </table:table-cell>
          <table:table-cell office:value-type="float" office:value="25574.25" calcext:value-type="float">
            <text:p>25574.25</text:p>
          </table:table-cell>
          <table:table-cell office:value-type="float" office:value="0.0130991133659834" calcext:value-type="float">
            <text:p>0.0130991134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22" calcext:value-type="float">
            <text:p>222</text:p>
          </table:table-cell>
          <table:table-cell office:value-type="float" office:value="25716.5" calcext:value-type="float">
            <text:p>25716.5</text:p>
          </table:table-cell>
          <table:table-cell office:value-type="float" office:value="0.0134155114420703" calcext:value-type="float">
            <text:p>0.0134155114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22" calcext:value-type="float">
            <text:p>222</text:p>
          </table:table-cell>
          <table:table-cell office:value-type="float" office:value="25953.8" calcext:value-type="float">
            <text:p>25953.8</text:p>
          </table:table-cell>
          <table:table-cell office:value-type="float" office:value="0.0134855011597531" calcext:value-type="float">
            <text:p>0.0134855012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22" calcext:value-type="float">
            <text:p>222</text:p>
          </table:table-cell>
          <table:table-cell office:value-type="float" office:value="26003.125" calcext:value-type="float">
            <text:p>26003.125</text:p>
          </table:table-cell>
          <table:table-cell office:value-type="float" office:value="0.0138444898449706" calcext:value-type="float">
            <text:p>0.0138444898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22" calcext:value-type="float">
            <text:p>222</text:p>
          </table:table-cell>
          <table:table-cell office:value-type="float" office:value="26016.3333333333" calcext:value-type="float">
            <text:p>26016.3333333333</text:p>
          </table:table-cell>
          <table:table-cell office:value-type="float" office:value="0.0136452741226665" calcext:value-type="float">
            <text:p>0.0136452741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22" calcext:value-type="float">
            <text:p>222</text:p>
          </table:table-cell>
          <table:table-cell office:value-type="float" office:value="26145.2" calcext:value-type="float">
            <text:p>26145.2</text:p>
          </table:table-cell>
          <table:table-cell office:value-type="float" office:value="0.0139604975291832" calcext:value-type="float">
            <text:p>0.0139604975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3" calcext:value-type="float">
            <text:p>223</text:p>
          </table:table-cell>
          <table:table-cell office:value-type="float" office:value="25465.3333333333" calcext:value-type="float">
            <text:p>25465.3333333333</text:p>
          </table:table-cell>
          <table:table-cell office:value-type="float" office:value="0.012958793654118" calcext:value-type="float">
            <text:p>0.0129587937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23" calcext:value-type="float">
            <text:p>223</text:p>
          </table:table-cell>
          <table:table-cell office:value-type="float" office:value="25476" calcext:value-type="float">
            <text:p>25476</text:p>
          </table:table-cell>
          <table:table-cell office:value-type="float" office:value="0.0133458941749097" calcext:value-type="float">
            <text:p>0.0133458942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23" calcext:value-type="float">
            <text:p>223</text:p>
          </table:table-cell>
          <table:table-cell office:value-type="float" office:value="25555.25" calcext:value-type="float">
            <text:p>25555.25</text:p>
          </table:table-cell>
          <table:table-cell office:value-type="float" office:value="0.0131088523884525" calcext:value-type="float">
            <text:p>0.0131088524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25693.4" calcext:value-type="float">
            <text:p>25693.4</text:p>
          </table:table-cell>
          <table:table-cell office:value-type="float" office:value="0.0134275728397176" calcext:value-type="float">
            <text:p>0.0134275728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23" calcext:value-type="float">
            <text:p>223</text:p>
          </table:table-cell>
          <table:table-cell office:value-type="float" office:value="25945.4" calcext:value-type="float">
            <text:p>25945.4</text:p>
          </table:table-cell>
          <table:table-cell office:value-type="float" office:value="0.013489867182622" calcext:value-type="float">
            <text:p>0.0134898672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23" calcext:value-type="float">
            <text:p>223</text:p>
          </table:table-cell>
          <table:table-cell office:value-type="float" office:value="25982.875" calcext:value-type="float">
            <text:p>25982.875</text:p>
          </table:table-cell>
          <table:table-cell office:value-type="float" office:value="0.0138552796794042" calcext:value-type="float">
            <text:p>0.0138552797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23" calcext:value-type="float">
            <text:p>223</text:p>
          </table:table-cell>
          <table:table-cell office:value-type="float" office:value="26004.8" calcext:value-type="float">
            <text:p>26004.8</text:p>
          </table:table-cell>
          <table:table-cell office:value-type="float" office:value="0.0136513259090629" calcext:value-type="float">
            <text:p>0.0136513259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23" calcext:value-type="float">
            <text:p>223</text:p>
          </table:table-cell>
          <table:table-cell office:value-type="float" office:value="26115.1428571429" calcext:value-type="float">
            <text:p>26115.1428571429</text:p>
          </table:table-cell>
          <table:table-cell office:value-type="float" office:value="0.0139765653206131" calcext:value-type="float">
            <text:p>0.0139765653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4" calcext:value-type="float">
            <text:p>224</text:p>
          </table:table-cell>
          <table:table-cell office:value-type="float" office:value="25421" calcext:value-type="float">
            <text:p>25421</text:p>
          </table:table-cell>
          <table:table-cell office:value-type="float" office:value="0.0129813933362181" calcext:value-type="float">
            <text:p>0.0129813933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24" calcext:value-type="float">
            <text:p>224</text:p>
          </table:table-cell>
          <table:table-cell office:value-type="float" office:value="25430.75" calcext:value-type="float">
            <text:p>25430.75</text:p>
          </table:table-cell>
          <table:table-cell office:value-type="float" office:value="0.0133696410841206" calcext:value-type="float">
            <text:p>0.013369641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24" calcext:value-type="float">
            <text:p>224</text:p>
          </table:table-cell>
          <table:table-cell office:value-type="float" office:value="25535.25" calcext:value-type="float">
            <text:p>25535.25</text:p>
          </table:table-cell>
          <table:table-cell office:value-type="float" office:value="0.0131191196483293" calcext:value-type="float">
            <text:p>0.0131191196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24" calcext:value-type="float">
            <text:p>224</text:p>
          </table:table-cell>
          <table:table-cell office:value-type="float" office:value="25674.25" calcext:value-type="float">
            <text:p>25674.25</text:p>
          </table:table-cell>
          <table:table-cell office:value-type="float" office:value="0.0134375882450315" calcext:value-type="float">
            <text:p>0.0134375882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24" calcext:value-type="float">
            <text:p>224</text:p>
          </table:table-cell>
          <table:table-cell office:value-type="float" office:value="25931.75" calcext:value-type="float">
            <text:p>25931.75</text:p>
          </table:table-cell>
          <table:table-cell office:value-type="float" office:value="0.0134969680025451" calcext:value-type="float">
            <text:p>0.013496968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24" calcext:value-type="float">
            <text:p>224</text:p>
          </table:table-cell>
          <table:table-cell office:value-type="float" office:value="25971.125" calcext:value-type="float">
            <text:p>25971.125</text:p>
          </table:table-cell>
          <table:table-cell office:value-type="float" office:value="0.0138615481616603" calcext:value-type="float">
            <text:p>0.0138615482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24" calcext:value-type="float">
            <text:p>224</text:p>
          </table:table-cell>
          <table:table-cell office:value-type="float" office:value="25983" calcext:value-type="float">
            <text:p>25983</text:p>
          </table:table-cell>
          <table:table-cell office:value-type="float" office:value="0.0136627795096794" calcext:value-type="float">
            <text:p>0.0136627795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24" calcext:value-type="float">
            <text:p>224</text:p>
          </table:table-cell>
          <table:table-cell office:value-type="float" office:value="26099.4" calcext:value-type="float">
            <text:p>26099.4</text:p>
          </table:table-cell>
          <table:table-cell office:value-type="float" office:value="0.0139849958236588" calcext:value-type="float">
            <text:p>0.0139849958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5" calcext:value-type="float">
            <text:p>225</text:p>
          </table:table-cell>
          <table:table-cell office:value-type="float" office:value="25366" calcext:value-type="float">
            <text:p>25366</text:p>
          </table:table-cell>
          <table:table-cell office:value-type="float" office:value="0.013009540329575" calcext:value-type="float">
            <text:p>0.0130095403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25" calcext:value-type="float">
            <text:p>225</text:p>
          </table:table-cell>
          <table:table-cell office:value-type="float" office:value="25396.5" calcext:value-type="float">
            <text:p>25396.5</text:p>
          </table:table-cell>
          <table:table-cell office:value-type="float" office:value="0.0133876715295415" calcext:value-type="float">
            <text:p>0.0133876715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25" calcext:value-type="float">
            <text:p>225</text:p>
          </table:table-cell>
          <table:table-cell office:value-type="float" office:value="25508" calcext:value-type="float">
            <text:p>25508</text:p>
          </table:table-cell>
          <table:table-cell office:value-type="float" office:value="0.0131331347028383" calcext:value-type="float">
            <text:p>0.0131331347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25" calcext:value-type="float">
            <text:p>225</text:p>
          </table:table-cell>
          <table:table-cell office:value-type="float" office:value="25654.2" calcext:value-type="float">
            <text:p>25654.2</text:p>
          </table:table-cell>
          <table:table-cell office:value-type="float" office:value="0.0134480903711673" calcext:value-type="float">
            <text:p>0.0134480904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25919.2" calcext:value-type="float">
            <text:p>25919.2</text:p>
          </table:table-cell>
          <table:table-cell office:value-type="float" office:value="0.013503503194543" calcext:value-type="float">
            <text:p>0.0135035032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25" calcext:value-type="float">
            <text:p>225</text:p>
          </table:table-cell>
          <table:table-cell office:value-type="float" office:value="25948.375" calcext:value-type="float">
            <text:p>25948.375</text:p>
          </table:table-cell>
          <table:table-cell office:value-type="float" office:value="0.013873701146989" calcext:value-type="float">
            <text:p>0.0138737011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5961.6" calcext:value-type="float">
            <text:p>25961.6</text:p>
          </table:table-cell>
          <table:table-cell office:value-type="float" office:value="0.0136740416615309" calcext:value-type="float">
            <text:p>0.0136740417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25" calcext:value-type="float">
            <text:p>225</text:p>
          </table:table-cell>
          <table:table-cell office:value-type="float" office:value="26083.4285714286" calcext:value-type="float">
            <text:p>26083.4285714286</text:p>
          </table:table-cell>
          <table:table-cell office:value-type="float" office:value="0.0139935591289489" calcext:value-type="float">
            <text:p>0.0139935591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6" calcext:value-type="float">
            <text:p>226</text:p>
          </table:table-cell>
          <table:table-cell office:value-type="float" office:value="25376.3333333333" calcext:value-type="float">
            <text:p>25376.3333333333</text:p>
          </table:table-cell>
          <table:table-cell office:value-type="float" office:value="0.013004242798408" calcext:value-type="float">
            <text:p>0.013004242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26" calcext:value-type="float">
            <text:p>226</text:p>
          </table:table-cell>
          <table:table-cell office:value-type="float" office:value="25462.75" calcext:value-type="float">
            <text:p>25462.75</text:p>
          </table:table-cell>
          <table:table-cell office:value-type="float" office:value="0.0133528389510167" calcext:value-type="float">
            <text:p>0.013352839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25486.3333333333" calcext:value-type="float">
            <text:p>25486.3333333333</text:p>
          </table:table-cell>
          <table:table-cell office:value-type="float" office:value="0.0131442995592409" calcext:value-type="float">
            <text:p>0.0131442996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26" calcext:value-type="float">
            <text:p>226</text:p>
          </table:table-cell>
          <table:table-cell office:value-type="float" office:value="25629.25" calcext:value-type="float">
            <text:p>25629.25</text:p>
          </table:table-cell>
          <table:table-cell office:value-type="float" office:value="0.0134611820478555" calcext:value-type="float">
            <text:p>0.013461182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26" calcext:value-type="float">
            <text:p>226</text:p>
          </table:table-cell>
          <table:table-cell office:value-type="float" office:value="25902.8" calcext:value-type="float">
            <text:p>25902.8</text:p>
          </table:table-cell>
          <table:table-cell office:value-type="float" office:value="0.0135120527510539" calcext:value-type="float">
            <text:p>0.0135120528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26" calcext:value-type="float">
            <text:p>226</text:p>
          </table:table-cell>
          <table:table-cell office:value-type="float" office:value="25929.8888888889" calcext:value-type="float">
            <text:p>25929.8888888889</text:p>
          </table:table-cell>
          <table:table-cell office:value-type="float" office:value="0.0138835920794964" calcext:value-type="float">
            <text:p>0.0138835921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26" calcext:value-type="float">
            <text:p>226</text:p>
          </table:table-cell>
          <table:table-cell office:value-type="float" office:value="25947.7142857143" calcext:value-type="float">
            <text:p>25947.7142857143</text:p>
          </table:table-cell>
          <table:table-cell office:value-type="float" office:value="0.0136813592168867" calcext:value-type="float">
            <text:p>0.013681359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26" calcext:value-type="float">
            <text:p>226</text:p>
          </table:table-cell>
          <table:table-cell office:value-type="float" office:value="26061.3333333333" calcext:value-type="float">
            <text:p>26061.3333333333</text:p>
          </table:table-cell>
          <table:table-cell office:value-type="float" office:value="0.0140054231044715" calcext:value-type="float">
            <text:p>0.0140054231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7" calcext:value-type="float">
            <text:p>227</text:p>
          </table:table-cell>
          <table:table-cell office:value-type="float" office:value="25325" calcext:value-type="float">
            <text:p>25325</text:p>
          </table:table-cell>
          <table:table-cell office:value-type="float" office:value="0.013030602171767" calcext:value-type="float">
            <text:p>0.0130306022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27" calcext:value-type="float">
            <text:p>227</text:p>
          </table:table-cell>
          <table:table-cell office:value-type="float" office:value="25471" calcext:value-type="float">
            <text:p>25471</text:p>
          </table:table-cell>
          <table:table-cell office:value-type="float" office:value="0.0131522123198932" calcext:value-type="float">
            <text:p>0.0131522123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27" calcext:value-type="float">
            <text:p>227</text:p>
          </table:table-cell>
          <table:table-cell office:value-type="float" office:value="25529" calcext:value-type="float">
            <text:p>25529</text:p>
          </table:table-cell>
          <table:table-cell office:value-type="float" office:value="0.0133181871597007" calcext:value-type="float">
            <text:p>0.0133181872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27" calcext:value-type="float">
            <text:p>227</text:p>
          </table:table-cell>
          <table:table-cell office:value-type="float" office:value="25608.4" calcext:value-type="float">
            <text:p>25608.4</text:p>
          </table:table-cell>
          <table:table-cell office:value-type="float" office:value="0.0134721419534215" calcext:value-type="float">
            <text:p>0.013472142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27" calcext:value-type="float">
            <text:p>227</text:p>
          </table:table-cell>
          <table:table-cell office:value-type="float" office:value="25880.25" calcext:value-type="float">
            <text:p>25880.25</text:p>
          </table:table-cell>
          <table:table-cell office:value-type="float" office:value="0.0135238260835966" calcext:value-type="float">
            <text:p>0.0135238261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27" calcext:value-type="float">
            <text:p>227</text:p>
          </table:table-cell>
          <table:table-cell office:value-type="float" office:value="25914.6666666667" calcext:value-type="float">
            <text:p>25914.6666666667</text:p>
          </table:table-cell>
          <table:table-cell office:value-type="float" office:value="0.0136988063387528" calcext:value-type="float">
            <text:p>0.0136988063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27" calcext:value-type="float">
            <text:p>227</text:p>
          </table:table-cell>
          <table:table-cell office:value-type="float" office:value="25916.7272727273" calcext:value-type="float">
            <text:p>25916.7272727273</text:p>
          </table:table-cell>
          <table:table-cell office:value-type="float" office:value="0.013890642757924" calcext:value-type="float">
            <text:p>0.0138906428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27" calcext:value-type="float">
            <text:p>227</text:p>
          </table:table-cell>
          <table:table-cell office:value-type="float" office:value="26028.1666666667" calcext:value-type="float">
            <text:p>26028.1666666667</text:p>
          </table:table-cell>
          <table:table-cell office:value-type="float" office:value="0.0140232696629933" calcext:value-type="float">
            <text:p>0.0140232697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8" calcext:value-type="float">
            <text:p>228</text:p>
          </table:table-cell>
          <table:table-cell office:value-type="float" office:value="25287" calcext:value-type="float">
            <text:p>25287</text:p>
          </table:table-cell>
          <table:table-cell office:value-type="float" office:value="0.0130501838889548" calcext:value-type="float">
            <text:p>0.0130501839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28" calcext:value-type="float">
            <text:p>228</text:p>
          </table:table-cell>
          <table:table-cell office:value-type="float" office:value="25495.25" calcext:value-type="float">
            <text:p>25495.25</text:p>
          </table:table-cell>
          <table:table-cell office:value-type="float" office:value="0.0131397024936017" calcext:value-type="float">
            <text:p>0.0131397025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28" calcext:value-type="float">
            <text:p>228</text:p>
          </table:table-cell>
          <table:table-cell office:value-type="float" office:value="25510" calcext:value-type="float">
            <text:p>25510</text:p>
          </table:table-cell>
          <table:table-cell office:value-type="float" office:value="0.013328106624853" calcext:value-type="float">
            <text:p>0.0133281066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28" calcext:value-type="float">
            <text:p>228</text:p>
          </table:table-cell>
          <table:table-cell office:value-type="float" office:value="25596.6" calcext:value-type="float">
            <text:p>25596.6</text:p>
          </table:table-cell>
          <table:table-cell office:value-type="float" office:value="0.0134783525937039" calcext:value-type="float">
            <text:p>0.0134783526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28" calcext:value-type="float">
            <text:p>228</text:p>
          </table:table-cell>
          <table:table-cell office:value-type="float" office:value="25867.3333333333" calcext:value-type="float">
            <text:p>25867.3333333333</text:p>
          </table:table-cell>
          <table:table-cell office:value-type="float" office:value="0.0135305791087859" calcext:value-type="float">
            <text:p>0.0135305791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28" calcext:value-type="float">
            <text:p>228</text:p>
          </table:table-cell>
          <table:table-cell office:value-type="float" office:value="25889.8" calcext:value-type="float">
            <text:p>25889.8</text:p>
          </table:table-cell>
          <table:table-cell office:value-type="float" office:value="0.0137119637849655" calcext:value-type="float">
            <text:p>0.0137119638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28" calcext:value-type="float">
            <text:p>228</text:p>
          </table:table-cell>
          <table:table-cell office:value-type="float" office:value="25892.875" calcext:value-type="float">
            <text:p>25892.875</text:p>
          </table:table-cell>
          <table:table-cell office:value-type="float" office:value="0.0139034386872837" calcext:value-type="float">
            <text:p>0.0139034387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28" calcext:value-type="float">
            <text:p>228</text:p>
          </table:table-cell>
          <table:table-cell office:value-type="float" office:value="26006.7142857143" calcext:value-type="float">
            <text:p>26006.7142857143</text:p>
          </table:table-cell>
          <table:table-cell office:value-type="float" office:value="0.0140348371574374" calcext:value-type="float">
            <text:p>0.0140348372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9" calcext:value-type="float">
            <text:p>229</text:p>
          </table:table-cell>
          <table:table-cell office:value-type="float" office:value="25275" calcext:value-type="float">
            <text:p>25275</text:p>
          </table:table-cell>
          <table:table-cell office:value-type="float" office:value="0.0130563798219585" calcext:value-type="float">
            <text:p>0.0130563798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9" calcext:value-type="float">
            <text:p>229</text:p>
          </table:table-cell>
          <table:table-cell office:value-type="float" office:value="25465.5" calcext:value-type="float">
            <text:p>25465.5</text:p>
          </table:table-cell>
          <table:table-cell office:value-type="float" office:value="0.0127623647680195" calcext:value-type="float">
            <text:p>0.012762364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29" calcext:value-type="float">
            <text:p>229</text:p>
          </table:table-cell>
          <table:table-cell office:value-type="float" office:value="25480.5" calcext:value-type="float">
            <text:p>25480.5</text:p>
          </table:table-cell>
          <table:table-cell office:value-type="float" office:value="0.0133435372147328" calcext:value-type="float">
            <text:p>0.0133435372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29" calcext:value-type="float">
            <text:p>229</text:p>
          </table:table-cell>
          <table:table-cell office:value-type="float" office:value="25538.5" calcext:value-type="float">
            <text:p>25538.5</text:p>
          </table:table-cell>
          <table:table-cell office:value-type="float" office:value="0.0131174501243221" calcext:value-type="float">
            <text:p>0.0131174501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29" calcext:value-type="float">
            <text:p>229</text:p>
          </table:table-cell>
          <table:table-cell office:value-type="float" office:value="25576.6" calcext:value-type="float">
            <text:p>25576.6</text:p>
          </table:table-cell>
          <table:table-cell office:value-type="float" office:value="0.0134888921905179" calcext:value-type="float">
            <text:p>0.0134888922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29" calcext:value-type="float">
            <text:p>229</text:p>
          </table:table-cell>
          <table:table-cell office:value-type="float" office:value="25847.2" calcext:value-type="float">
            <text:p>25847.2</text:p>
          </table:table-cell>
          <table:table-cell office:value-type="float" office:value="0.013541118573772" calcext:value-type="float">
            <text:p>0.0135411186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29" calcext:value-type="float">
            <text:p>229</text:p>
          </table:table-cell>
          <table:table-cell office:value-type="float" office:value="25879.6" calcext:value-type="float">
            <text:p>25879.6</text:p>
          </table:table-cell>
          <table:table-cell office:value-type="float" office:value="0.0137173681200637" calcext:value-type="float">
            <text:p>0.0137173681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29" calcext:value-type="float">
            <text:p>229</text:p>
          </table:table-cell>
          <table:table-cell office:value-type="float" office:value="25880.3333333333" calcext:value-type="float">
            <text:p>25880.3333333333</text:p>
          </table:table-cell>
          <table:table-cell office:value-type="float" office:value="0.0139101763243647" calcext:value-type="float">
            <text:p>0.0139101763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29" calcext:value-type="float">
            <text:p>229</text:p>
          </table:table-cell>
          <table:table-cell office:value-type="float" office:value="25996.6666666667" calcext:value-type="float">
            <text:p>25996.6666666667</text:p>
          </table:table-cell>
          <table:table-cell office:value-type="float" office:value="0.0140402615719964" calcext:value-type="float">
            <text:p>0.0140402616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0" calcext:value-type="float">
            <text:p>230</text:p>
          </table:table-cell>
          <table:table-cell office:value-type="float" office:value="25228.5" calcext:value-type="float">
            <text:p>25228.5</text:p>
          </table:table-cell>
          <table:table-cell office:value-type="float" office:value="0.013080444735121" calcext:value-type="float">
            <text:p>0.0130804447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0" calcext:value-type="float">
            <text:p>230</text:p>
          </table:table-cell>
          <table:table-cell office:value-type="float" office:value="25421" calcext:value-type="float">
            <text:p>25421</text:p>
          </table:table-cell>
          <table:table-cell office:value-type="float" office:value="0.0127847055583966" calcext:value-type="float">
            <text:p>0.0127847056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0" calcext:value-type="float">
            <text:p>230</text:p>
          </table:table-cell>
          <table:table-cell office:value-type="float" office:value="25464.25" calcext:value-type="float">
            <text:p>25464.25</text:p>
          </table:table-cell>
          <table:table-cell office:value-type="float" office:value="0.0133520523871702" calcext:value-type="float">
            <text:p>0.0133520524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30" calcext:value-type="float">
            <text:p>230</text:p>
          </table:table-cell>
          <table:table-cell office:value-type="float" office:value="25522.75" calcext:value-type="float">
            <text:p>25522.75</text:p>
          </table:table-cell>
          <table:table-cell office:value-type="float" office:value="0.0131255448570393" calcext:value-type="float">
            <text:p>0.0131255449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30" calcext:value-type="float">
            <text:p>230</text:p>
          </table:table-cell>
          <table:table-cell office:value-type="float" office:value="25562.2" calcext:value-type="float">
            <text:p>25562.2</text:p>
          </table:table-cell>
          <table:table-cell office:value-type="float" office:value="0.0134964909123628" calcext:value-type="float">
            <text:p>0.0134964909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30" calcext:value-type="float">
            <text:p>230</text:p>
          </table:table-cell>
          <table:table-cell office:value-type="float" office:value="25834.2" calcext:value-type="float">
            <text:p>25834.2</text:p>
          </table:table-cell>
          <table:table-cell office:value-type="float" office:value="0.0135479325854875" calcext:value-type="float">
            <text:p>0.0135479326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30" calcext:value-type="float">
            <text:p>230</text:p>
          </table:table-cell>
          <table:table-cell office:value-type="float" office:value="25846" calcext:value-type="float">
            <text:p>25846</text:p>
          </table:table-cell>
          <table:table-cell office:value-type="float" office:value="0.0139286543372282" calcext:value-type="float">
            <text:p>0.0139286543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30" calcext:value-type="float">
            <text:p>230</text:p>
          </table:table-cell>
          <table:table-cell office:value-type="float" office:value="25849" calcext:value-type="float">
            <text:p>25849</text:p>
          </table:table-cell>
          <table:table-cell office:value-type="float" office:value="0.0137336067159271" calcext:value-type="float">
            <text:p>0.0137336067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30" calcext:value-type="float">
            <text:p>230</text:p>
          </table:table-cell>
          <table:table-cell office:value-type="float" office:value="25973.1428571429" calcext:value-type="float">
            <text:p>25973.1428571429</text:p>
          </table:table-cell>
          <table:table-cell office:value-type="float" office:value="0.0140529778012452" calcext:value-type="float">
            <text:p>0.0140529778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1" calcext:value-type="float">
            <text:p>231</text:p>
          </table:table-cell>
          <table:table-cell office:value-type="float" office:value="25199" calcext:value-type="float">
            <text:p>25199</text:p>
          </table:table-cell>
          <table:table-cell office:value-type="float" office:value="0.0130957577681654" calcext:value-type="float">
            <text:p>0.0130957578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1" calcext:value-type="float">
            <text:p>231</text:p>
          </table:table-cell>
          <table:table-cell office:value-type="float" office:value="25411" calcext:value-type="float">
            <text:p>25411</text:p>
          </table:table-cell>
          <table:table-cell office:value-type="float" office:value="0.0127897367281886" calcext:value-type="float">
            <text:p>0.0127897367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1" calcext:value-type="float">
            <text:p>231</text:p>
          </table:table-cell>
          <table:table-cell office:value-type="float" office:value="25427" calcext:value-type="float">
            <text:p>25427</text:p>
          </table:table-cell>
          <table:table-cell office:value-type="float" office:value="0.0133716128524796" calcext:value-type="float">
            <text:p>0.0133716129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31" calcext:value-type="float">
            <text:p>231</text:p>
          </table:table-cell>
          <table:table-cell office:value-type="float" office:value="25503" calcext:value-type="float">
            <text:p>25503</text:p>
          </table:table-cell>
          <table:table-cell office:value-type="float" office:value="0.0131357095243697" calcext:value-type="float">
            <text:p>0.013135709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31" calcext:value-type="float">
            <text:p>231</text:p>
          </table:table-cell>
          <table:table-cell office:value-type="float" office:value="25562.5" calcext:value-type="float">
            <text:p>25562.5</text:p>
          </table:table-cell>
          <table:table-cell office:value-type="float" office:value="0.0134963325183374" calcext:value-type="float">
            <text:p>0.0134963325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31" calcext:value-type="float">
            <text:p>231</text:p>
          </table:table-cell>
          <table:table-cell office:value-type="float" office:value="25817" calcext:value-type="float">
            <text:p>25817</text:p>
          </table:table-cell>
          <table:table-cell office:value-type="float" office:value="0.013556958593175" calcext:value-type="float">
            <text:p>0.0135569586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31" calcext:value-type="float">
            <text:p>231</text:p>
          </table:table-cell>
          <table:table-cell office:value-type="float" office:value="25832.6666666667" calcext:value-type="float">
            <text:p>25832.6666666667</text:p>
          </table:table-cell>
          <table:table-cell office:value-type="float" office:value="0.0139358435056389" calcext:value-type="float">
            <text:p>0.0139358435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31" calcext:value-type="float">
            <text:p>231</text:p>
          </table:table-cell>
          <table:table-cell office:value-type="float" office:value="25835.2" calcext:value-type="float">
            <text:p>25835.2</text:p>
          </table:table-cell>
          <table:table-cell office:value-type="float" office:value="0.0137409425899548" calcext:value-type="float">
            <text:p>0.0137409426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31" calcext:value-type="float">
            <text:p>231</text:p>
          </table:table-cell>
          <table:table-cell office:value-type="float" office:value="25949.1666666667" calcext:value-type="float">
            <text:p>25949.1666666667</text:p>
          </table:table-cell>
          <table:table-cell office:value-type="float" office:value="0.0140659622980828" calcext:value-type="float">
            <text:p>0.0140659623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2" calcext:value-type="float">
            <text:p>232</text:p>
          </table:table-cell>
          <table:table-cell office:value-type="float" office:value="25193" calcext:value-type="float">
            <text:p>25193</text:p>
          </table:table-cell>
          <table:table-cell office:value-type="float" office:value="0.0130988766720915" calcext:value-type="float">
            <text:p>0.0130988767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2" calcext:value-type="float">
            <text:p>232</text:p>
          </table:table-cell>
          <table:table-cell office:value-type="float" office:value="25398.5" calcext:value-type="float">
            <text:p>25398.5</text:p>
          </table:table-cell>
          <table:table-cell office:value-type="float" office:value="0.0127960312616887" calcext:value-type="float">
            <text:p>0.0127960313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2" calcext:value-type="float">
            <text:p>232</text:p>
          </table:table-cell>
          <table:table-cell office:value-type="float" office:value="25412.5" calcext:value-type="float">
            <text:p>25412.5</text:p>
          </table:table-cell>
          <table:table-cell office:value-type="float" office:value="0.0133792424987703" calcext:value-type="float">
            <text:p>0.0133792425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32" calcext:value-type="float">
            <text:p>232</text:p>
          </table:table-cell>
          <table:table-cell office:value-type="float" office:value="25494.6" calcext:value-type="float">
            <text:p>25494.6</text:p>
          </table:table-cell>
          <table:table-cell office:value-type="float" office:value="0.0131400374981369" calcext:value-type="float">
            <text:p>0.013140037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32" calcext:value-type="float">
            <text:p>232</text:p>
          </table:table-cell>
          <table:table-cell office:value-type="float" office:value="25566.2" calcext:value-type="float">
            <text:p>25566.2</text:p>
          </table:table-cell>
          <table:table-cell office:value-type="float" office:value="0.0134943792976665" calcext:value-type="float">
            <text:p>0.0134943793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32" calcext:value-type="float">
            <text:p>232</text:p>
          </table:table-cell>
          <table:table-cell office:value-type="float" office:value="25777.4" calcext:value-type="float">
            <text:p>25777.4</text:p>
          </table:table-cell>
          <table:table-cell office:value-type="float" office:value="0.0135777851916795" calcext:value-type="float">
            <text:p>0.0135777852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32" calcext:value-type="float">
            <text:p>232</text:p>
          </table:table-cell>
          <table:table-cell office:value-type="float" office:value="25802.6666666667" calcext:value-type="float">
            <text:p>25802.6666666667</text:p>
          </table:table-cell>
          <table:table-cell office:value-type="float" office:value="0.013952046300124" calcext:value-type="float">
            <text:p>0.0139520463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32" calcext:value-type="float">
            <text:p>232</text:p>
          </table:table-cell>
          <table:table-cell office:value-type="float" office:value="25814.1428571429" calcext:value-type="float">
            <text:p>25814.1428571429</text:p>
          </table:table-cell>
          <table:table-cell office:value-type="float" office:value="0.0137521513677441" calcext:value-type="float">
            <text:p>0.0137521514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32" calcext:value-type="float">
            <text:p>232</text:p>
          </table:table-cell>
          <table:table-cell office:value-type="float" office:value="25930" calcext:value-type="float">
            <text:p>25930</text:p>
          </table:table-cell>
          <table:table-cell office:value-type="float" office:value="0.0140763594292325" calcext:value-type="float">
            <text:p>0.0140763594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3" calcext:value-type="float">
            <text:p>233</text:p>
          </table:table-cell>
          <table:table-cell office:value-type="float" office:value="25150" calcext:value-type="float">
            <text:p>25150</text:p>
          </table:table-cell>
          <table:table-cell office:value-type="float" office:value="0.0131212723658052" calcext:value-type="float">
            <text:p>0.0131212724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3" calcext:value-type="float">
            <text:p>233</text:p>
          </table:table-cell>
          <table:table-cell office:value-type="float" office:value="25335" calcext:value-type="float">
            <text:p>25335</text:p>
          </table:table-cell>
          <table:table-cell office:value-type="float" office:value="0.0128281034142491" calcext:value-type="float">
            <text:p>0.0128281034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3" calcext:value-type="float">
            <text:p>233</text:p>
          </table:table-cell>
          <table:table-cell office:value-type="float" office:value="25387.8" calcext:value-type="float">
            <text:p>25387.8</text:p>
          </table:table-cell>
          <table:table-cell office:value-type="float" office:value="0.0133922592741395" calcext:value-type="float">
            <text:p>0.0133922593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33" calcext:value-type="float">
            <text:p>233</text:p>
          </table:table-cell>
          <table:table-cell office:value-type="float" office:value="25464.5" calcext:value-type="float">
            <text:p>25464.5</text:p>
          </table:table-cell>
          <table:table-cell office:value-type="float" office:value="0.0131555695183491" calcext:value-type="float">
            <text:p>0.013155569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33" calcext:value-type="float">
            <text:p>233</text:p>
          </table:table-cell>
          <table:table-cell office:value-type="float" office:value="25564.4" calcext:value-type="float">
            <text:p>25564.4</text:p>
          </table:table-cell>
          <table:table-cell office:value-type="float" office:value="0.013495329442506" calcext:value-type="float">
            <text:p>0.0134953294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33" calcext:value-type="float">
            <text:p>233</text:p>
          </table:table-cell>
          <table:table-cell office:value-type="float" office:value="25758" calcext:value-type="float">
            <text:p>25758</text:p>
          </table:table-cell>
          <table:table-cell office:value-type="float" office:value="0.0135880114915754" calcext:value-type="float">
            <text:p>0.0135880115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33" calcext:value-type="float">
            <text:p>233</text:p>
          </table:table-cell>
          <table:table-cell office:value-type="float" office:value="25776.4" calcext:value-type="float">
            <text:p>25776.4</text:p>
          </table:table-cell>
          <table:table-cell office:value-type="float" office:value="0.0139662637140951" calcext:value-type="float">
            <text:p>0.0139662637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33" calcext:value-type="float">
            <text:p>233</text:p>
          </table:table-cell>
          <table:table-cell office:value-type="float" office:value="25789.6666666667" calcext:value-type="float">
            <text:p>25789.6666666667</text:p>
          </table:table-cell>
          <table:table-cell office:value-type="float" office:value="0.0137652031175277" calcext:value-type="float">
            <text:p>0.0137652031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33" calcext:value-type="float">
            <text:p>233</text:p>
          </table:table-cell>
          <table:table-cell office:value-type="float" office:value="25914.5" calcext:value-type="float">
            <text:p>25914.5</text:p>
          </table:table-cell>
          <table:table-cell office:value-type="float" office:value="0.0140847787917961" calcext:value-type="float">
            <text:p>0.0140847788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4" calcext:value-type="float">
            <text:p>234</text:p>
          </table:table-cell>
          <table:table-cell office:value-type="float" office:value="25105.6666666667" calcext:value-type="float">
            <text:p>25105.6666666667</text:p>
          </table:table-cell>
          <table:table-cell office:value-type="float" office:value="0.0131444428216737" calcext:value-type="float">
            <text:p>0.0131444428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4" calcext:value-type="float">
            <text:p>234</text:p>
          </table:table-cell>
          <table:table-cell office:value-type="float" office:value="25339.5" calcext:value-type="float">
            <text:p>25339.5</text:p>
          </table:table-cell>
          <table:table-cell office:value-type="float" office:value="0.0128258252925275" calcext:value-type="float">
            <text:p>0.0128258253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4" calcext:value-type="float">
            <text:p>234</text:p>
          </table:table-cell>
          <table:table-cell office:value-type="float" office:value="25368" calcext:value-type="float">
            <text:p>25368</text:p>
          </table:table-cell>
          <table:table-cell office:value-type="float" office:value="0.0134027120782088" calcext:value-type="float">
            <text:p>0.013402712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34" calcext:value-type="float">
            <text:p>234</text:p>
          </table:table-cell>
          <table:table-cell office:value-type="float" office:value="25452" calcext:value-type="float">
            <text:p>25452</text:p>
          </table:table-cell>
          <table:table-cell office:value-type="float" office:value="0.0131620304887632" calcext:value-type="float">
            <text:p>0.013162030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34" calcext:value-type="float">
            <text:p>234</text:p>
          </table:table-cell>
          <table:table-cell office:value-type="float" office:value="25557.5" calcext:value-type="float">
            <text:p>25557.5</text:p>
          </table:table-cell>
          <table:table-cell office:value-type="float" office:value="0.0134989729042355" calcext:value-type="float">
            <text:p>0.0134989729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34" calcext:value-type="float">
            <text:p>234</text:p>
          </table:table-cell>
          <table:table-cell office:value-type="float" office:value="25754.6" calcext:value-type="float">
            <text:p>25754.6</text:p>
          </table:table-cell>
          <table:table-cell office:value-type="float" office:value="0.0135898053163318" calcext:value-type="float">
            <text:p>0.0135898053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34" calcext:value-type="float">
            <text:p>234</text:p>
          </table:table-cell>
          <table:table-cell office:value-type="float" office:value="25761.5" calcext:value-type="float">
            <text:p>25761.5</text:p>
          </table:table-cell>
          <table:table-cell office:value-type="float" office:value="0.0139743415561982" calcext:value-type="float">
            <text:p>0.0139743416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34" calcext:value-type="float">
            <text:p>234</text:p>
          </table:table-cell>
          <table:table-cell office:value-type="float" office:value="25781.6666666667" calcext:value-type="float">
            <text:p>25781.6666666667</text:p>
          </table:table-cell>
          <table:table-cell office:value-type="float" office:value="0.0137694744327364" calcext:value-type="float">
            <text:p>0.0137694744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34" calcext:value-type="float">
            <text:p>234</text:p>
          </table:table-cell>
          <table:table-cell office:value-type="float" office:value="25895.5" calcext:value-type="float">
            <text:p>25895.5</text:p>
          </table:table-cell>
          <table:table-cell office:value-type="float" office:value="0.01409511305053" calcext:value-type="float">
            <text:p>0.0140951131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5" calcext:value-type="float">
            <text:p>235</text:p>
          </table:table-cell>
          <table:table-cell office:value-type="float" office:value="25065.6666666667" calcext:value-type="float">
            <text:p>25065.6666666667</text:p>
          </table:table-cell>
          <table:table-cell office:value-type="float" office:value="0.0131654188331981" calcext:value-type="float">
            <text:p>0.0131654188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5" calcext:value-type="float">
            <text:p>235</text:p>
          </table:table-cell>
          <table:table-cell office:value-type="float" office:value="25280" calcext:value-type="float">
            <text:p>25280</text:p>
          </table:table-cell>
          <table:table-cell office:value-type="float" office:value="0.0128560126582278" calcext:value-type="float">
            <text:p>0.0128560127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5" calcext:value-type="float">
            <text:p>235</text:p>
          </table:table-cell>
          <table:table-cell office:value-type="float" office:value="25351.4" calcext:value-type="float">
            <text:p>25351.4</text:p>
          </table:table-cell>
          <table:table-cell office:value-type="float" office:value="0.0134114881229439" calcext:value-type="float">
            <text:p>0.013411488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35" calcext:value-type="float">
            <text:p>235</text:p>
          </table:table-cell>
          <table:table-cell office:value-type="float" office:value="25435.4" calcext:value-type="float">
            <text:p>25435.4</text:p>
          </table:table-cell>
          <table:table-cell office:value-type="float" office:value="0.0131706204738278" calcext:value-type="float">
            <text:p>0.013170620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35" calcext:value-type="float">
            <text:p>235</text:p>
          </table:table-cell>
          <table:table-cell office:value-type="float" office:value="25529.4" calcext:value-type="float">
            <text:p>25529.4</text:p>
          </table:table-cell>
          <table:table-cell office:value-type="float" office:value="0.0135138311123646" calcext:value-type="float">
            <text:p>0.0135138311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35" calcext:value-type="float">
            <text:p>235</text:p>
          </table:table-cell>
          <table:table-cell office:value-type="float" office:value="25727.5" calcext:value-type="float">
            <text:p>25727.5</text:p>
          </table:table-cell>
          <table:table-cell office:value-type="float" office:value="0.0136041201049461" calcext:value-type="float">
            <text:p>0.0136041201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35" calcext:value-type="float">
            <text:p>235</text:p>
          </table:table-cell>
          <table:table-cell office:value-type="float" office:value="25738.9" calcext:value-type="float">
            <text:p>25738.9</text:p>
          </table:table-cell>
          <table:table-cell office:value-type="float" office:value="0.0139866117044629" calcext:value-type="float">
            <text:p>0.0139866117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35" calcext:value-type="float">
            <text:p>235</text:p>
          </table:table-cell>
          <table:table-cell office:value-type="float" office:value="25775.8333333333" calcext:value-type="float">
            <text:p>25775.8333333333</text:p>
          </table:table-cell>
          <table:table-cell office:value-type="float" office:value="0.0137725906048948" calcext:value-type="float">
            <text:p>0.0137725906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35" calcext:value-type="float">
            <text:p>235</text:p>
          </table:table-cell>
          <table:table-cell office:value-type="float" office:value="25881.4285714286" calcext:value-type="float">
            <text:p>25881.4285714286</text:p>
          </table:table-cell>
          <table:table-cell office:value-type="float" office:value="0.0141027763978584" calcext:value-type="float">
            <text:p>0.0141027764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6" calcext:value-type="float">
            <text:p>236</text:p>
          </table:table-cell>
          <table:table-cell office:value-type="float" office:value="25024.6666666667" calcext:value-type="float">
            <text:p>25024.6666666667</text:p>
          </table:table-cell>
          <table:table-cell office:value-type="float" office:value="0.0131869888376802" calcext:value-type="float">
            <text:p>0.0131869888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6" calcext:value-type="float">
            <text:p>236</text:p>
          </table:table-cell>
          <table:table-cell office:value-type="float" office:value="25240" calcext:value-type="float">
            <text:p>25240</text:p>
          </table:table-cell>
          <table:table-cell office:value-type="float" office:value="0.0128763866877971" calcext:value-type="float">
            <text:p>0.0128763867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6" calcext:value-type="float">
            <text:p>236</text:p>
          </table:table-cell>
          <table:table-cell office:value-type="float" office:value="25391.75" calcext:value-type="float">
            <text:p>25391.75</text:p>
          </table:table-cell>
          <table:table-cell office:value-type="float" office:value="0.0133901759429736" calcext:value-type="float">
            <text:p>0.0133901759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36" calcext:value-type="float">
            <text:p>236</text:p>
          </table:table-cell>
          <table:table-cell office:value-type="float" office:value="25409.8" calcext:value-type="float">
            <text:p>25409.8</text:p>
          </table:table-cell>
          <table:table-cell office:value-type="float" office:value="0.0131838896803595" calcext:value-type="float">
            <text:p>0.0131838897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36" calcext:value-type="float">
            <text:p>236</text:p>
          </table:table-cell>
          <table:table-cell office:value-type="float" office:value="25507.5" calcext:value-type="float">
            <text:p>25507.5</text:p>
          </table:table-cell>
          <table:table-cell office:value-type="float" office:value="0.0135254336959718" calcext:value-type="float">
            <text:p>0.0135254337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36" calcext:value-type="float">
            <text:p>236</text:p>
          </table:table-cell>
          <table:table-cell office:value-type="float" office:value="25715" calcext:value-type="float">
            <text:p>25715</text:p>
          </table:table-cell>
          <table:table-cell office:value-type="float" office:value="0.0136107330351935" calcext:value-type="float">
            <text:p>0.013610733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36" calcext:value-type="float">
            <text:p>236</text:p>
          </table:table-cell>
          <table:table-cell office:value-type="float" office:value="25727.2" calcext:value-type="float">
            <text:p>25727.2</text:p>
          </table:table-cell>
          <table:table-cell office:value-type="float" office:value="0.0139929724182966" calcext:value-type="float">
            <text:p>0.0139929724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36" calcext:value-type="float">
            <text:p>236</text:p>
          </table:table-cell>
          <table:table-cell office:value-type="float" office:value="25751.8333333333" calcext:value-type="float">
            <text:p>25751.8333333333</text:p>
          </table:table-cell>
          <table:table-cell office:value-type="float" office:value="0.0137854262803296" calcext:value-type="float">
            <text:p>0.0137854263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36" calcext:value-type="float">
            <text:p>236</text:p>
          </table:table-cell>
          <table:table-cell office:value-type="float" office:value="25864.4444444444" calcext:value-type="float">
            <text:p>25864.4444444444</text:p>
          </table:table-cell>
          <table:table-cell office:value-type="float" office:value="0.0141120371165908" calcext:value-type="float">
            <text:p>0.0141120371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7" calcext:value-type="float">
            <text:p>237</text:p>
          </table:table-cell>
          <table:table-cell office:value-type="float" office:value="24991" calcext:value-type="float">
            <text:p>24991</text:p>
          </table:table-cell>
          <table:table-cell office:value-type="float" office:value="0.0132047537113361" calcext:value-type="float">
            <text:p>0.0132047537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7" calcext:value-type="float">
            <text:p>237</text:p>
          </table:table-cell>
          <table:table-cell office:value-type="float" office:value="25182.5" calcext:value-type="float">
            <text:p>25182.5</text:p>
          </table:table-cell>
          <table:table-cell office:value-type="float" office:value="0.0129057877494292" calcext:value-type="float">
            <text:p>0.0129057877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37" calcext:value-type="float">
            <text:p>237</text:p>
          </table:table-cell>
          <table:table-cell office:value-type="float" office:value="25398.8" calcext:value-type="float">
            <text:p>25398.8</text:p>
          </table:table-cell>
          <table:table-cell office:value-type="float" office:value="0.0131895995086382" calcext:value-type="float">
            <text:p>0.0131895995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7" calcext:value-type="float">
            <text:p>237</text:p>
          </table:table-cell>
          <table:table-cell office:value-type="float" office:value="25415.6" calcext:value-type="float">
            <text:p>25415.6</text:p>
          </table:table-cell>
          <table:table-cell office:value-type="float" office:value="0.0133776106013629" calcext:value-type="float">
            <text:p>0.0133776106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37" calcext:value-type="float">
            <text:p>237</text:p>
          </table:table-cell>
          <table:table-cell office:value-type="float" office:value="25485" calcext:value-type="float">
            <text:p>25485</text:p>
          </table:table-cell>
          <table:table-cell office:value-type="float" office:value="0.0135373749264273" calcext:value-type="float">
            <text:p>0.0135373749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37" calcext:value-type="float">
            <text:p>237</text:p>
          </table:table-cell>
          <table:table-cell office:value-type="float" office:value="25689.3333333333" calcext:value-type="float">
            <text:p>25689.3333333333</text:p>
          </table:table-cell>
          <table:table-cell office:value-type="float" office:value="0.0136243317589661" calcext:value-type="float">
            <text:p>0.0136243318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37" calcext:value-type="float">
            <text:p>237</text:p>
          </table:table-cell>
          <table:table-cell office:value-type="float" office:value="25709.6666666667" calcext:value-type="float">
            <text:p>25709.6666666667</text:p>
          </table:table-cell>
          <table:table-cell office:value-type="float" office:value="0.013808035887928" calcext:value-type="float">
            <text:p>0.0138080359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37" calcext:value-type="float">
            <text:p>237</text:p>
          </table:table-cell>
          <table:table-cell office:value-type="float" office:value="25716.6" calcext:value-type="float">
            <text:p>25716.6</text:p>
          </table:table-cell>
          <table:table-cell office:value-type="float" office:value="0.0139987401133898" calcext:value-type="float">
            <text:p>0.0139987401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37" calcext:value-type="float">
            <text:p>237</text:p>
          </table:table-cell>
          <table:table-cell office:value-type="float" office:value="25820.2857142857" calcext:value-type="float">
            <text:p>25820.2857142857</text:p>
          </table:table-cell>
          <table:table-cell office:value-type="float" office:value="0.0141361720020803" calcext:value-type="float">
            <text:p>0.014136172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37" calcext:value-type="float">
            <text:p>237</text:p>
          </table:table-cell>
          <table:table-cell office:value-type="float" office:value="26170" calcext:value-type="float">
            <text:p>26170</text:p>
          </table:table-cell>
          <table:table-cell office:value-type="float" office:value="0.0141383263278563" calcext:value-type="float">
            <text:p>0.0141383263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8" calcext:value-type="float">
            <text:p>238</text:p>
          </table:table-cell>
          <table:table-cell office:value-type="float" office:value="24953" calcext:value-type="float">
            <text:p>24953</text:p>
          </table:table-cell>
          <table:table-cell office:value-type="float" office:value="0.0132248627419549" calcext:value-type="float">
            <text:p>0.0132248627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8" calcext:value-type="float">
            <text:p>238</text:p>
          </table:table-cell>
          <table:table-cell office:value-type="float" office:value="25167" calcext:value-type="float">
            <text:p>25167</text:p>
          </table:table-cell>
          <table:table-cell office:value-type="float" office:value="0.0129137362419041" calcext:value-type="float">
            <text:p>0.0129137362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38" calcext:value-type="float">
            <text:p>238</text:p>
          </table:table-cell>
          <table:table-cell office:value-type="float" office:value="25388" calcext:value-type="float">
            <text:p>25388</text:p>
          </table:table-cell>
          <table:table-cell office:value-type="float" office:value="0.0131952103355916" calcext:value-type="float">
            <text:p>0.0131952103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8" calcext:value-type="float">
            <text:p>238</text:p>
          </table:table-cell>
          <table:table-cell office:value-type="float" office:value="25397" calcext:value-type="float">
            <text:p>25397</text:p>
          </table:table-cell>
          <table:table-cell office:value-type="float" office:value="0.0133874079615703" calcext:value-type="float">
            <text:p>0.013387408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38" calcext:value-type="float">
            <text:p>238</text:p>
          </table:table-cell>
          <table:table-cell office:value-type="float" office:value="25470.8" calcext:value-type="float">
            <text:p>25470.8</text:p>
          </table:table-cell>
          <table:table-cell office:value-type="float" office:value="0.0135449220283619" calcext:value-type="float">
            <text:p>0.013544922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38" calcext:value-type="float">
            <text:p>238</text:p>
          </table:table-cell>
          <table:table-cell office:value-type="float" office:value="25660.8" calcext:value-type="float">
            <text:p>25660.8</text:p>
          </table:table-cell>
          <table:table-cell office:value-type="float" office:value="0.0136394812320738" calcext:value-type="float">
            <text:p>0.0136394812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38" calcext:value-type="float">
            <text:p>238</text:p>
          </table:table-cell>
          <table:table-cell office:value-type="float" office:value="25694.2" calcext:value-type="float">
            <text:p>25694.2</text:p>
          </table:table-cell>
          <table:table-cell office:value-type="float" office:value="0.0140109441041169" calcext:value-type="float">
            <text:p>0.0140109441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38" calcext:value-type="float">
            <text:p>238</text:p>
          </table:table-cell>
          <table:table-cell office:value-type="float" office:value="25708" calcext:value-type="float">
            <text:p>25708</text:p>
          </table:table-cell>
          <table:table-cell office:value-type="float" office:value="0.0138089310720398" calcext:value-type="float">
            <text:p>0.0138089311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38" calcext:value-type="float">
            <text:p>238</text:p>
          </table:table-cell>
          <table:table-cell office:value-type="float" office:value="25814.4285714286" calcext:value-type="float">
            <text:p>25814.4285714286</text:p>
          </table:table-cell>
          <table:table-cell office:value-type="float" office:value="0.0141393794168267" calcext:value-type="float">
            <text:p>0.0141393794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38" calcext:value-type="float">
            <text:p>238</text:p>
          </table:table-cell>
          <table:table-cell office:value-type="float" office:value="26125" calcext:value-type="float">
            <text:p>26125</text:p>
          </table:table-cell>
          <table:table-cell office:value-type="float" office:value="0.0141626794258373" calcext:value-type="float">
            <text:p>0.0141626794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9" calcext:value-type="float">
            <text:p>239</text:p>
          </table:table-cell>
          <table:table-cell office:value-type="float" office:value="24909" calcext:value-type="float">
            <text:p>24909</text:p>
          </table:table-cell>
          <table:table-cell office:value-type="float" office:value="0.0132482235336625" calcext:value-type="float">
            <text:p>0.0132482235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9" calcext:value-type="float">
            <text:p>239</text:p>
          </table:table-cell>
          <table:table-cell office:value-type="float" office:value="25154.5" calcext:value-type="float">
            <text:p>25154.5</text:p>
          </table:table-cell>
          <table:table-cell office:value-type="float" office:value="0.0129201534516687" calcext:value-type="float">
            <text:p>0.0129201535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9" calcext:value-type="float">
            <text:p>239</text:p>
          </table:table-cell>
          <table:table-cell office:value-type="float" office:value="25380.75" calcext:value-type="float">
            <text:p>25380.75</text:p>
          </table:table-cell>
          <table:table-cell office:value-type="float" office:value="0.0133959792362322" calcext:value-type="float">
            <text:p>0.0133959792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39" calcext:value-type="float">
            <text:p>239</text:p>
          </table:table-cell>
          <table:table-cell office:value-type="float" office:value="25390.75" calcext:value-type="float">
            <text:p>25390.75</text:p>
          </table:table-cell>
          <table:table-cell office:value-type="float" office:value="0.0131937811998464" calcext:value-type="float">
            <text:p>0.0131937812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39" calcext:value-type="float">
            <text:p>239</text:p>
          </table:table-cell>
          <table:table-cell office:value-type="float" office:value="25462.3333333333" calcext:value-type="float">
            <text:p>25462.3333333333</text:p>
          </table:table-cell>
          <table:table-cell office:value-type="float" office:value="0.0135494259494417" calcext:value-type="float">
            <text:p>0.0135494259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39" calcext:value-type="float">
            <text:p>239</text:p>
          </table:table-cell>
          <table:table-cell office:value-type="float" office:value="25651.8333333333" calcext:value-type="float">
            <text:p>25651.8333333333</text:p>
          </table:table-cell>
          <table:table-cell office:value-type="float" office:value="0.013644248949068" calcext:value-type="float">
            <text:p>0.0136442489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39" calcext:value-type="float">
            <text:p>239</text:p>
          </table:table-cell>
          <table:table-cell office:value-type="float" office:value="25672.6666666667" calcext:value-type="float">
            <text:p>25672.6666666667</text:p>
          </table:table-cell>
          <table:table-cell office:value-type="float" office:value="0.0140226959931445" calcext:value-type="float">
            <text:p>0.014022696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39" calcext:value-type="float">
            <text:p>239</text:p>
          </table:table-cell>
          <table:table-cell office:value-type="float" office:value="25686.1666666667" calcext:value-type="float">
            <text:p>25686.1666666667</text:p>
          </table:table-cell>
          <table:table-cell office:value-type="float" office:value="0.0138206687127312" calcext:value-type="float">
            <text:p>0.0138206687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39" calcext:value-type="float">
            <text:p>239</text:p>
          </table:table-cell>
          <table:table-cell office:value-type="float" office:value="25796.1428571429" calcext:value-type="float">
            <text:p>25796.1428571429</text:p>
          </table:table-cell>
          <table:table-cell office:value-type="float" office:value="0.0141494021808355" calcext:value-type="float">
            <text:p>0.0141494022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39" calcext:value-type="float">
            <text:p>239</text:p>
          </table:table-cell>
          <table:table-cell office:value-type="float" office:value="26071" calcext:value-type="float">
            <text:p>26071</text:p>
          </table:table-cell>
          <table:table-cell office:value-type="float" office:value="0.0141920141153005" calcext:value-type="float">
            <text:p>0.0141920141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0" calcext:value-type="float">
            <text:p>240</text:p>
          </table:table-cell>
          <table:table-cell office:value-type="float" office:value="24859.75" calcext:value-type="float">
            <text:p>24859.75</text:p>
          </table:table-cell>
          <table:table-cell office:value-type="float" office:value="0.0132744697754402" calcext:value-type="float">
            <text:p>0.0132744698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40" calcext:value-type="float">
            <text:p>240</text:p>
          </table:table-cell>
          <table:table-cell office:value-type="float" office:value="25103" calcext:value-type="float">
            <text:p>25103</text:p>
          </table:table-cell>
          <table:table-cell office:value-type="float" office:value="0.0129466597617815" calcext:value-type="float">
            <text:p>0.012946659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25360" calcext:value-type="float">
            <text:p>25360</text:p>
          </table:table-cell>
          <table:table-cell office:value-type="float" office:value="0.0134069400630915" calcext:value-type="float">
            <text:p>0.013406940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0" calcext:value-type="float">
            <text:p>240</text:p>
          </table:table-cell>
          <table:table-cell office:value-type="float" office:value="25370.4" calcext:value-type="float">
            <text:p>25370.4</text:p>
          </table:table-cell>
          <table:table-cell office:value-type="float" office:value="0.0132043641408886" calcext:value-type="float">
            <text:p>0.0132043641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40" calcext:value-type="float">
            <text:p>240</text:p>
          </table:table-cell>
          <table:table-cell office:value-type="float" office:value="25442.3333333333" calcext:value-type="float">
            <text:p>25442.3333333333</text:p>
          </table:table-cell>
          <table:table-cell office:value-type="float" office:value="0.0135600770369594" calcext:value-type="float">
            <text:p>0.013560077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0" calcext:value-type="float">
            <text:p>240</text:p>
          </table:table-cell>
          <table:table-cell office:value-type="float" office:value="25634.5" calcext:value-type="float">
            <text:p>25634.5</text:p>
          </table:table-cell>
          <table:table-cell office:value-type="float" office:value="0.013653474809339" calcext:value-type="float">
            <text:p>0.0136534748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40" calcext:value-type="float">
            <text:p>240</text:p>
          </table:table-cell>
          <table:table-cell office:value-type="float" office:value="25644.7272727273" calcext:value-type="float">
            <text:p>25644.7272727273</text:p>
          </table:table-cell>
          <table:table-cell office:value-type="float" office:value="0.0140379734271089" calcext:value-type="float">
            <text:p>0.0140379734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40" calcext:value-type="float">
            <text:p>240</text:p>
          </table:table-cell>
          <table:table-cell office:value-type="float" office:value="25668.1666666667" calcext:value-type="float">
            <text:p>25668.1666666667</text:p>
          </table:table-cell>
          <table:table-cell office:value-type="float" office:value="0.0138303605633437" calcext:value-type="float">
            <text:p>0.0138303606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40" calcext:value-type="float">
            <text:p>240</text:p>
          </table:table-cell>
          <table:table-cell office:value-type="float" office:value="25765.1111111111" calcext:value-type="float">
            <text:p>25765.1111111111</text:p>
          </table:table-cell>
          <table:table-cell office:value-type="float" office:value="0.0141664438560327" calcext:value-type="float">
            <text:p>0.0141664439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40" calcext:value-type="float">
            <text:p>240</text:p>
          </table:table-cell>
          <table:table-cell office:value-type="float" office:value="26066" calcext:value-type="float">
            <text:p>26066</text:p>
          </table:table-cell>
          <table:table-cell office:value-type="float" office:value="0.0141947364382721" calcext:value-type="float">
            <text:p>0.0141947364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1" calcext:value-type="float">
            <text:p>241</text:p>
          </table:table-cell>
          <table:table-cell office:value-type="float" office:value="24825.75" calcext:value-type="float">
            <text:p>24825.75</text:p>
          </table:table-cell>
          <table:table-cell office:value-type="float" office:value="0.0132926497688892" calcext:value-type="float">
            <text:p>0.0132926498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41" calcext:value-type="float">
            <text:p>241</text:p>
          </table:table-cell>
          <table:table-cell office:value-type="float" office:value="25078.6666666667" calcext:value-type="float">
            <text:p>25078.6666666667</text:p>
          </table:table-cell>
          <table:table-cell office:value-type="float" office:value="0.0129592216492105" calcext:value-type="float">
            <text:p>0.0129592216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1" calcext:value-type="float">
            <text:p>241</text:p>
          </table:table-cell>
          <table:table-cell office:value-type="float" office:value="25350.6" calcext:value-type="float">
            <text:p>25350.6</text:p>
          </table:table-cell>
          <table:table-cell office:value-type="float" office:value="0.0134119113551553" calcext:value-type="float">
            <text:p>0.0134119114</text:p>
          </table:table-cell>
          <table:table-cell table:number-columns-repeated="12"/>
          <table:table-cell office:value-type="float" office:value="330" calcext:value-type="float">
            <text:p>330</text:p>
          </table:table-cell>
          <table:table-cell office:value-type="float" office:value="240" calcext:value-type="float">
            <text:p>240</text:p>
          </table:table-cell>
          <table:table-cell office:value-type="float" office:value="24859.75" calcext:value-type="float">
            <text:p>24859.75</text:p>
          </table:table-cell>
          <table:table-cell office:value-type="float" office:value="0.0132744697754402" calcext:value-type="float">
            <text:p>0.013274469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1" calcext:value-type="float">
            <text:p>241</text:p>
          </table:table-cell>
          <table:table-cell office:value-type="float" office:value="25361.75" calcext:value-type="float">
            <text:p>25361.75</text:p>
          </table:table-cell>
          <table:table-cell office:value-type="float" office:value="0.0132088676846038" calcext:value-type="float">
            <text:p>0.0132088677</text:p>
          </table:table-cell>
          <table:table-cell table:number-columns-repeated="12"/>
          <table:table-cell office:value-type="float" office:value="325" calcext:value-type="float">
            <text:p>325</text:p>
          </table:table-cell>
          <table:table-cell office:value-type="float" office:value="240" calcext:value-type="float">
            <text:p>240</text:p>
          </table:table-cell>
          <table:table-cell office:value-type="float" office:value="25103" calcext:value-type="float">
            <text:p>25103</text:p>
          </table:table-cell>
          <table:table-cell office:value-type="float" office:value="0.0129466597617815" calcext:value-type="float">
            <text:p>0.012946659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41" calcext:value-type="float">
            <text:p>241</text:p>
          </table:table-cell>
          <table:table-cell office:value-type="float" office:value="25439.25" calcext:value-type="float">
            <text:p>25439.25</text:p>
          </table:table-cell>
          <table:table-cell office:value-type="float" office:value="0.0135617205695923" calcext:value-type="float">
            <text:p>0.0135617206</text:p>
          </table:table-cell>
          <table:table-cell table:number-columns-repeated="12"/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25360" calcext:value-type="float">
            <text:p>25360</text:p>
          </table:table-cell>
          <table:table-cell office:value-type="float" office:value="0.0134069400630915" calcext:value-type="float">
            <text:p>0.013406940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41" calcext:value-type="float">
            <text:p>241</text:p>
          </table:table-cell>
          <table:table-cell office:value-type="float" office:value="25617.6363636364" calcext:value-type="float">
            <text:p>25617.6363636364</text:p>
          </table:table-cell>
          <table:table-cell office:value-type="float" office:value="0.0140528187257358" calcext:value-type="float">
            <text:p>0.0140528187</text:p>
          </table:table-cell>
          <table:table-cell table:number-columns-repeated="12"/>
          <table:table-cell office:value-type="float" office:value="335" calcext:value-type="float">
            <text:p>335</text:p>
          </table:table-cell>
          <table:table-cell office:value-type="float" office:value="240" calcext:value-type="float">
            <text:p>240</text:p>
          </table:table-cell>
          <table:table-cell office:value-type="float" office:value="25370.4" calcext:value-type="float">
            <text:p>25370.4</text:p>
          </table:table-cell>
          <table:table-cell office:value-type="float" office:value="0.0132043641408886" calcext:value-type="float">
            <text:p>0.013204364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1" calcext:value-type="float">
            <text:p>241</text:p>
          </table:table-cell>
          <table:table-cell office:value-type="float" office:value="25618.5" calcext:value-type="float">
            <text:p>25618.5</text:p>
          </table:table-cell>
          <table:table-cell office:value-type="float" office:value="0.0136620020688175" calcext:value-type="float">
            <text:p>0.0136620021</text:p>
          </table:table-cell>
          <table:table-cell table:number-columns-repeated="12"/>
          <table:table-cell office:value-type="float" office:value="345" calcext:value-type="float">
            <text:p>345</text:p>
          </table:table-cell>
          <table:table-cell office:value-type="float" office:value="240" calcext:value-type="float">
            <text:p>240</text:p>
          </table:table-cell>
          <table:table-cell office:value-type="float" office:value="25442.3333333333" calcext:value-type="float">
            <text:p>25442.3333333333</text:p>
          </table:table-cell>
          <table:table-cell office:value-type="float" office:value="0.0135600770369594" calcext:value-type="float">
            <text:p>0.01356007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41" calcext:value-type="float">
            <text:p>241</text:p>
          </table:table-cell>
          <table:table-cell office:value-type="float" office:value="25650.125" calcext:value-type="float">
            <text:p>25650.125</text:p>
          </table:table-cell>
          <table:table-cell office:value-type="float" office:value="0.0138400884985941" calcext:value-type="float">
            <text:p>0.0138400885</text:p>
          </table:table-cell>
          <table:table-cell table:number-columns-repeated="12"/>
          <table:table-cell office:value-type="float" office:value="350" calcext:value-type="float">
            <text:p>350</text:p>
          </table:table-cell>
          <table:table-cell office:value-type="float" office:value="240" calcext:value-type="float">
            <text:p>240</text:p>
          </table:table-cell>
          <table:table-cell office:value-type="float" office:value="25634.5" calcext:value-type="float">
            <text:p>25634.5</text:p>
          </table:table-cell>
          <table:table-cell office:value-type="float" office:value="0.013653474809339" calcext:value-type="float">
            <text:p>0.013653474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41" calcext:value-type="float">
            <text:p>241</text:p>
          </table:table-cell>
          <table:table-cell office:value-type="float" office:value="25739.25" calcext:value-type="float">
            <text:p>25739.25</text:p>
          </table:table-cell>
          <table:table-cell office:value-type="float" office:value="0.0141806773701642" calcext:value-type="float">
            <text:p>0.0141806774</text:p>
          </table:table-cell>
          <table:table-cell table:number-columns-repeated="12"/>
          <table:table-cell office:value-type="float" office:value="360" calcext:value-type="float">
            <text:p>360</text:p>
          </table:table-cell>
          <table:table-cell office:value-type="float" office:value="240" calcext:value-type="float">
            <text:p>240</text:p>
          </table:table-cell>
          <table:table-cell office:value-type="float" office:value="25644.7272727273" calcext:value-type="float">
            <text:p>25644.7272727273</text:p>
          </table:table-cell>
          <table:table-cell office:value-type="float" office:value="0.0140379734271089" calcext:value-type="float">
            <text:p>0.014037973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41" calcext:value-type="float">
            <text:p>241</text:p>
          </table:table-cell>
          <table:table-cell office:value-type="float" office:value="26014.5" calcext:value-type="float">
            <text:p>26014.5</text:p>
          </table:table-cell>
          <table:table-cell office:value-type="float" office:value="0.0142228372638336" calcext:value-type="float">
            <text:p>0.0142228373</text:p>
          </table:table-cell>
          <table:table-cell table:number-columns-repeated="12"/>
          <table:table-cell office:value-type="float" office:value="355" calcext:value-type="float">
            <text:p>355</text:p>
          </table:table-cell>
          <table:table-cell office:value-type="float" office:value="240" calcext:value-type="float">
            <text:p>240</text:p>
          </table:table-cell>
          <table:table-cell office:value-type="float" office:value="25668.1666666667" calcext:value-type="float">
            <text:p>25668.1666666667</text:p>
          </table:table-cell>
          <table:table-cell office:value-type="float" office:value="0.0138303605633437" calcext:value-type="float">
            <text:p>0.013830360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2" calcext:value-type="float">
            <text:p>242</text:p>
          </table:table-cell>
          <table:table-cell office:value-type="float" office:value="24790.75" calcext:value-type="float">
            <text:p>24790.75</text:p>
          </table:table-cell>
          <table:table-cell office:value-type="float" office:value="0.0133114165565786" calcext:value-type="float">
            <text:p>0.0133114166</text:p>
          </table:table-cell>
          <table:table-cell table:number-columns-repeated="12"/>
          <table:table-cell office:value-type="float" office:value="365" calcext:value-type="float">
            <text:p>365</text:p>
          </table:table-cell>
          <table:table-cell office:value-type="float" office:value="240" calcext:value-type="float">
            <text:p>240</text:p>
          </table:table-cell>
          <table:table-cell office:value-type="float" office:value="25765.1111111111" calcext:value-type="float">
            <text:p>25765.1111111111</text:p>
          </table:table-cell>
          <table:table-cell office:value-type="float" office:value="0.0141664438560327" calcext:value-type="float">
            <text:p>0.014166443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42" calcext:value-type="float">
            <text:p>242</text:p>
          </table:table-cell>
          <table:table-cell office:value-type="float" office:value="25060" calcext:value-type="float">
            <text:p>25060</text:p>
          </table:table-cell>
          <table:table-cell office:value-type="float" office:value="0.0129688747007183" calcext:value-type="float">
            <text:p>0.0129688747</text:p>
          </table:table-cell>
          <table:table-cell table:number-columns-repeated="6"/>
          <table:table-cell office:value-type="float" office:value="33.5" calcext:value-type="float">
            <text:p>33.5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370" calcext:value-type="float">
            <text:p>370</text:p>
          </table:table-cell>
          <table:table-cell office:value-type="float" office:value="240" calcext:value-type="float">
            <text:p>240</text:p>
          </table:table-cell>
          <table:table-cell office:value-type="float" office:value="26066" calcext:value-type="float">
            <text:p>26066</text:p>
          </table:table-cell>
          <table:table-cell office:value-type="float" office:value="0.0141947364382721" calcext:value-type="float">
            <text:p>0.014194736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2" calcext:value-type="float">
            <text:p>242</text:p>
          </table:table-cell>
          <table:table-cell office:value-type="float" office:value="25338.5" calcext:value-type="float">
            <text:p>25338.5</text:p>
          </table:table-cell>
          <table:table-cell office:value-type="float" office:value="0.0134183160013418" calcext:value-type="float">
            <text:p>0.013418316</text:p>
          </table:table-cell>
          <table:table-cell table:number-columns-repeated="6"/>
          <table:table-cell table:number-columns-repeated="2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2" calcext:value-type="float">
            <text:p>242</text:p>
          </table:table-cell>
          <table:table-cell office:value-type="float" office:value="25338.8" calcext:value-type="float">
            <text:p>25338.8</text:p>
          </table:table-cell>
          <table:table-cell office:value-type="float" office:value="0.0132208312942997" calcext:value-type="float">
            <text:p>0.0132208313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42" calcext:value-type="float">
            <text:p>242</text:p>
          </table:table-cell>
          <table:table-cell office:value-type="float" office:value="25438.5" calcext:value-type="float">
            <text:p>25438.5</text:p>
          </table:table-cell>
          <table:table-cell office:value-type="float" office:value="0.0135621204080429" calcext:value-type="float">
            <text:p>0.0135621204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2" calcext:value-type="float">
            <text:p>242</text:p>
          </table:table-cell>
          <table:table-cell office:value-type="float" office:value="25579.6666666667" calcext:value-type="float">
            <text:p>25579.6666666667</text:p>
          </table:table-cell>
          <table:table-cell office:value-type="float" office:value="0.0136827428035288" calcext:value-type="float">
            <text:p>0.0136827428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42" calcext:value-type="float">
            <text:p>242</text:p>
          </table:table-cell>
          <table:table-cell office:value-type="float" office:value="25586.1818181818" calcext:value-type="float">
            <text:p>25586.1818181818</text:p>
          </table:table-cell>
          <table:table-cell office:value-type="float" office:value="0.014070094653364" calcext:value-type="float">
            <text:p>0.0140700947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42" calcext:value-type="float">
            <text:p>242</text:p>
          </table:table-cell>
          <table:table-cell office:value-type="float" office:value="25631.3333333333" calcext:value-type="float">
            <text:p>25631.3333333333</text:p>
          </table:table-cell>
          <table:table-cell office:value-type="float" office:value="0.013850235388977" calcext:value-type="float">
            <text:p>0.0138502354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42" calcext:value-type="float">
            <text:p>242</text:p>
          </table:table-cell>
          <table:table-cell office:value-type="float" office:value="25722.3333333333" calcext:value-type="float">
            <text:p>25722.3333333333</text:p>
          </table:table-cell>
          <table:table-cell office:value-type="float" office:value="0.014190003498905" calcext:value-type="float">
            <text:p>0.0141900035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42" calcext:value-type="float">
            <text:p>242</text:p>
          </table:table-cell>
          <table:table-cell office:value-type="float" office:value="25941" calcext:value-type="float">
            <text:p>25941</text:p>
          </table:table-cell>
          <table:table-cell office:value-type="float" office:value="0.014263135576886" calcext:value-type="float">
            <text:p>0.0142631356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3" calcext:value-type="float">
            <text:p>243</text:p>
          </table:table-cell>
          <table:table-cell office:value-type="float" office:value="24768.6666666667" calcext:value-type="float">
            <text:p>24768.6666666667</text:p>
          </table:table-cell>
          <table:table-cell office:value-type="float" office:value="0.0133232847953059" calcext:value-type="float">
            <text:p>0.0133232848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43" calcext:value-type="float">
            <text:p>243</text:p>
          </table:table-cell>
          <table:table-cell office:value-type="float" office:value="25005" calcext:value-type="float">
            <text:p>25005</text:p>
          </table:table-cell>
          <table:table-cell office:value-type="float" office:value="0.012997400519896" calcext:value-type="float">
            <text:p>0.0129974005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3" calcext:value-type="float">
            <text:p>243</text:p>
          </table:table-cell>
          <table:table-cell office:value-type="float" office:value="25316.4" calcext:value-type="float">
            <text:p>25316.4</text:p>
          </table:table-cell>
          <table:table-cell office:value-type="float" office:value="0.013430029546065" calcext:value-type="float">
            <text:p>0.0134300295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3" calcext:value-type="float">
            <text:p>243</text:p>
          </table:table-cell>
          <table:table-cell office:value-type="float" office:value="25319.4" calcext:value-type="float">
            <text:p>25319.4</text:p>
          </table:table-cell>
          <table:table-cell office:value-type="float" office:value="0.0132309612392079" calcext:value-type="float">
            <text:p>0.0132309612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43" calcext:value-type="float">
            <text:p>243</text:p>
          </table:table-cell>
          <table:table-cell office:value-type="float" office:value="25432.4" calcext:value-type="float">
            <text:p>25432.4</text:p>
          </table:table-cell>
          <table:table-cell office:value-type="float" office:value="0.0135653733033453" calcext:value-type="float">
            <text:p>0.0135653733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43" calcext:value-type="float">
            <text:p>243</text:p>
          </table:table-cell>
          <table:table-cell office:value-type="float" office:value="25556.5833333333" calcext:value-type="float">
            <text:p>25556.5833333333</text:p>
          </table:table-cell>
          <table:table-cell office:value-type="float" office:value="0.0140863900038803" calcext:value-type="float">
            <text:p>0.01408639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3" calcext:value-type="float">
            <text:p>243</text:p>
          </table:table-cell>
          <table:table-cell office:value-type="float" office:value="25568.8333333333" calcext:value-type="float">
            <text:p>25568.8333333333</text:p>
          </table:table-cell>
          <table:table-cell office:value-type="float" office:value="0.0136885400846082" calcext:value-type="float">
            <text:p>0.0136885401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43" calcext:value-type="float">
            <text:p>243</text:p>
          </table:table-cell>
          <table:table-cell office:value-type="float" office:value="25616.3333333333" calcext:value-type="float">
            <text:p>25616.3333333333</text:p>
          </table:table-cell>
          <table:table-cell office:value-type="float" office:value="0.0138583455868001" calcext:value-type="float">
            <text:p>0.0138583456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43" calcext:value-type="float">
            <text:p>243</text:p>
          </table:table-cell>
          <table:table-cell office:value-type="float" office:value="25713.5714285714" calcext:value-type="float">
            <text:p>25713.5714285714</text:p>
          </table:table-cell>
          <table:table-cell office:value-type="float" office:value="0.0141948387455207" calcext:value-type="float">
            <text:p>0.0141948387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43" calcext:value-type="float">
            <text:p>243</text:p>
          </table:table-cell>
          <table:table-cell office:value-type="float" office:value="25983" calcext:value-type="float">
            <text:p>25983</text:p>
          </table:table-cell>
          <table:table-cell office:value-type="float" office:value="0.0142400800523419" calcext:value-type="float">
            <text:p>0.0142400801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6" calcext:value-type="float">
            <text:p>246</text:p>
          </table:table-cell>
          <table:table-cell office:value-type="float" office:value="24924.25" calcext:value-type="float">
            <text:p>24924.25</text:p>
          </table:table-cell>
          <table:table-cell office:value-type="float" office:value="0.0132401175561953" calcext:value-type="float">
            <text:p>0.0132401176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46" calcext:value-type="float">
            <text:p>246</text:p>
          </table:table-cell>
          <table:table-cell office:value-type="float" office:value="24932.5" calcext:value-type="float">
            <text:p>24932.5</text:p>
          </table:table-cell>
          <table:table-cell office:value-type="float" office:value="0.0130351950265717" calcext:value-type="float">
            <text:p>0.013035195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6" calcext:value-type="float">
            <text:p>246</text:p>
          </table:table-cell>
          <table:table-cell office:value-type="float" office:value="25254" calcext:value-type="float">
            <text:p>25254</text:p>
          </table:table-cell>
          <table:table-cell office:value-type="float" office:value="0.0134632137483171" calcext:value-type="float">
            <text:p>0.0134632137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6" calcext:value-type="float">
            <text:p>246</text:p>
          </table:table-cell>
          <table:table-cell office:value-type="float" office:value="25278.5" calcext:value-type="float">
            <text:p>25278.5</text:p>
          </table:table-cell>
          <table:table-cell office:value-type="float" office:value="0.013252368613644" calcext:value-type="float">
            <text:p>0.0132523686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46" calcext:value-type="float">
            <text:p>246</text:p>
          </table:table-cell>
          <table:table-cell office:value-type="float" office:value="25377.6666666667" calcext:value-type="float">
            <text:p>25377.6666666667</text:p>
          </table:table-cell>
          <table:table-cell office:value-type="float" office:value="0.0135946304493452" calcext:value-type="float">
            <text:p>0.0135946304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46" calcext:value-type="float">
            <text:p>246</text:p>
          </table:table-cell>
          <table:table-cell office:value-type="float" office:value="25491.5714285714" calcext:value-type="float">
            <text:p>25491.5714285714</text:p>
          </table:table-cell>
          <table:table-cell office:value-type="float" office:value="0.0141223149388313" calcext:value-type="float">
            <text:p>0.0141223149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6" calcext:value-type="float">
            <text:p>246</text:p>
          </table:table-cell>
          <table:table-cell office:value-type="float" office:value="25506" calcext:value-type="float">
            <text:p>25506</text:p>
          </table:table-cell>
          <table:table-cell office:value-type="float" office:value="0.0137222614286834" calcext:value-type="float">
            <text:p>0.0137222614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46" calcext:value-type="float">
            <text:p>246</text:p>
          </table:table-cell>
          <table:table-cell office:value-type="float" office:value="25553.8571428571" calcext:value-type="float">
            <text:p>25553.8571428571</text:p>
          </table:table-cell>
          <table:table-cell office:value-type="float" office:value="0.0138922276200965" calcext:value-type="float">
            <text:p>0.0138922276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46" calcext:value-type="float">
            <text:p>246</text:p>
          </table:table-cell>
          <table:table-cell office:value-type="float" office:value="25673" calcext:value-type="float">
            <text:p>25673</text:p>
          </table:table-cell>
          <table:table-cell office:value-type="float" office:value="0.0142172710629845" calcext:value-type="float">
            <text:p>0.0142172711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46" calcext:value-type="float">
            <text:p>246</text:p>
          </table:table-cell>
          <table:table-cell office:value-type="float" office:value="25817" calcext:value-type="float">
            <text:p>25817</text:p>
          </table:table-cell>
          <table:table-cell office:value-type="float" office:value="0.0143316419413565" calcext:value-type="float">
            <text:p>0.0143316419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8" calcext:value-type="float">
            <text:p>248</text:p>
          </table:table-cell>
          <table:table-cell office:value-type="float" office:value="24875.6" calcext:value-type="float">
            <text:p>24875.6</text:p>
          </table:table-cell>
          <table:table-cell office:value-type="float" office:value="0.0132660116740903" calcext:value-type="float">
            <text:p>0.0132660117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48" calcext:value-type="float">
            <text:p>248</text:p>
          </table:table-cell>
          <table:table-cell office:value-type="float" office:value="24884" calcext:value-type="float">
            <text:p>24884</text:p>
          </table:table-cell>
          <table:table-cell office:value-type="float" office:value="0.0130606011895194" calcext:value-type="float">
            <text:p>0.0130606012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8" calcext:value-type="float">
            <text:p>248</text:p>
          </table:table-cell>
          <table:table-cell office:value-type="float" office:value="25224.2" calcext:value-type="float">
            <text:p>25224.2</text:p>
          </table:table-cell>
          <table:table-cell office:value-type="float" office:value="0.0134791192584899" calcext:value-type="float">
            <text:p>0.0134791193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8" calcext:value-type="float">
            <text:p>248</text:p>
          </table:table-cell>
          <table:table-cell office:value-type="float" office:value="25226.2" calcext:value-type="float">
            <text:p>25226.2</text:p>
          </table:table-cell>
          <table:table-cell office:value-type="float" office:value="0.0132798439717437" calcext:value-type="float">
            <text:p>0.013279844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48" calcext:value-type="float">
            <text:p>248</text:p>
          </table:table-cell>
          <table:table-cell office:value-type="float" office:value="25354.4" calcext:value-type="float">
            <text:p>25354.4</text:p>
          </table:table-cell>
          <table:table-cell office:value-type="float" office:value="0.0136071056700218" calcext:value-type="float">
            <text:p>0.0136071057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48" calcext:value-type="float">
            <text:p>248</text:p>
          </table:table-cell>
          <table:table-cell office:value-type="float" office:value="25460.2142857143" calcext:value-type="float">
            <text:p>25460.2142857143</text:p>
          </table:table-cell>
          <table:table-cell office:value-type="float" office:value="0.0141397081721341" calcext:value-type="float">
            <text:p>0.0141397082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8" calcext:value-type="float">
            <text:p>248</text:p>
          </table:table-cell>
          <table:table-cell office:value-type="float" office:value="25473.5" calcext:value-type="float">
            <text:p>25473.5</text:p>
          </table:table-cell>
          <table:table-cell office:value-type="float" office:value="0.0137397687793197" calcext:value-type="float">
            <text:p>0.0137397688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48" calcext:value-type="float">
            <text:p>248</text:p>
          </table:table-cell>
          <table:table-cell office:value-type="float" office:value="25513.4285714286" calcext:value-type="float">
            <text:p>25513.4285714286</text:p>
          </table:table-cell>
          <table:table-cell office:value-type="float" office:value="0.0139142412399073" calcext:value-type="float">
            <text:p>0.013914241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48" calcext:value-type="float">
            <text:p>248</text:p>
          </table:table-cell>
          <table:table-cell office:value-type="float" office:value="25613.6666666667" calcext:value-type="float">
            <text:p>25613.6666666667</text:p>
          </table:table-cell>
          <table:table-cell office:value-type="float" office:value="0.0142502049687016" calcext:value-type="float">
            <text:p>0.014250205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48" calcext:value-type="float">
            <text:p>248</text:p>
          </table:table-cell>
          <table:table-cell office:value-type="float" office:value="25759" calcext:value-type="float">
            <text:p>25759</text:p>
          </table:table-cell>
          <table:table-cell office:value-type="float" office:value="0.0143639116425327" calcext:value-type="float">
            <text:p>0.0143639116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9" calcext:value-type="float">
            <text:p>249</text:p>
          </table:table-cell>
          <table:table-cell office:value-type="float" office:value="24842.2" calcext:value-type="float">
            <text:p>24842.2</text:p>
          </table:table-cell>
          <table:table-cell office:value-type="float" office:value="0.0132838476463437" calcext:value-type="float">
            <text:p>0.0132838476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49" calcext:value-type="float">
            <text:p>249</text:p>
          </table:table-cell>
          <table:table-cell office:value-type="float" office:value="24851.6666666667" calcext:value-type="float">
            <text:p>24851.6666666667</text:p>
          </table:table-cell>
          <table:table-cell office:value-type="float" office:value="0.013077593722755" calcext:value-type="float">
            <text:p>0.0130775937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9" calcext:value-type="float">
            <text:p>249</text:p>
          </table:table-cell>
          <table:table-cell office:value-type="float" office:value="25204.8" calcext:value-type="float">
            <text:p>25204.8</text:p>
          </table:table-cell>
          <table:table-cell office:value-type="float" office:value="0.0134894940646226" calcext:value-type="float">
            <text:p>0.013489494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9" calcext:value-type="float">
            <text:p>249</text:p>
          </table:table-cell>
          <table:table-cell office:value-type="float" office:value="25216" calcext:value-type="float">
            <text:p>25216</text:p>
          </table:table-cell>
          <table:table-cell office:value-type="float" office:value="0.0132852157360406" calcext:value-type="float">
            <text:p>0.0132852157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49" calcext:value-type="float">
            <text:p>249</text:p>
          </table:table-cell>
          <table:table-cell office:value-type="float" office:value="25345.6666666667" calcext:value-type="float">
            <text:p>25345.6666666667</text:p>
          </table:table-cell>
          <table:table-cell office:value-type="float" office:value="0.0136117942580586" calcext:value-type="float">
            <text:p>0.0136117943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49" calcext:value-type="float">
            <text:p>249</text:p>
          </table:table-cell>
          <table:table-cell office:value-type="float" office:value="25452" calcext:value-type="float">
            <text:p>25452</text:p>
          </table:table-cell>
          <table:table-cell office:value-type="float" office:value="0.0141442715700141" calcext:value-type="float">
            <text:p>0.0141442716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9" calcext:value-type="float">
            <text:p>249</text:p>
          </table:table-cell>
          <table:table-cell office:value-type="float" office:value="25464" calcext:value-type="float">
            <text:p>25464</text:p>
          </table:table-cell>
          <table:table-cell office:value-type="float" office:value="0.0137448947533773" calcext:value-type="float">
            <text:p>0.0137448948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49" calcext:value-type="float">
            <text:p>249</text:p>
          </table:table-cell>
          <table:table-cell office:value-type="float" office:value="25484.5" calcext:value-type="float">
            <text:p>25484.5</text:p>
          </table:table-cell>
          <table:table-cell office:value-type="float" office:value="0.0139300359041771" calcext:value-type="float">
            <text:p>0.0139300359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49" calcext:value-type="float">
            <text:p>249</text:p>
          </table:table-cell>
          <table:table-cell office:value-type="float" office:value="25587.5" calcext:value-type="float">
            <text:p>25587.5</text:p>
          </table:table-cell>
          <table:table-cell office:value-type="float" office:value="0.0142647777234978" calcext:value-type="float">
            <text:p>0.0142647777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49" calcext:value-type="float">
            <text:p>249</text:p>
          </table:table-cell>
          <table:table-cell office:value-type="float" office:value="25722.5" calcext:value-type="float">
            <text:p>25722.5</text:p>
          </table:table-cell>
          <table:table-cell office:value-type="float" office:value="0.0143842939061133" calcext:value-type="float">
            <text:p>0.0143842939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50" calcext:value-type="float">
            <text:p>250</text:p>
          </table:table-cell>
          <table:table-cell office:value-type="float" office:value="24812.5" calcext:value-type="float">
            <text:p>24812.5</text:p>
          </table:table-cell>
          <table:table-cell office:value-type="float" office:value="0.0130982367758186" calcext:value-type="float">
            <text:p>0.0130982368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0" calcext:value-type="float">
            <text:p>250</text:p>
          </table:table-cell>
          <table:table-cell office:value-type="float" office:value="24819.75" calcext:value-type="float">
            <text:p>24819.75</text:p>
          </table:table-cell>
          <table:table-cell office:value-type="float" office:value="0.0132958631734808" calcext:value-type="float">
            <text:p>0.0132958632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0" calcext:value-type="float">
            <text:p>250</text:p>
          </table:table-cell>
          <table:table-cell office:value-type="float" office:value="25190.75" calcext:value-type="float">
            <text:p>25190.75</text:p>
          </table:table-cell>
          <table:table-cell office:value-type="float" office:value="0.0132985321993192" calcext:value-type="float">
            <text:p>0.0132985322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0" calcext:value-type="float">
            <text:p>250</text:p>
          </table:table-cell>
          <table:table-cell office:value-type="float" office:value="25192.1666666667" calcext:value-type="float">
            <text:p>25192.1666666667</text:p>
          </table:table-cell>
          <table:table-cell office:value-type="float" office:value="0.0134962587576826" calcext:value-type="float">
            <text:p>0.0134962588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0" calcext:value-type="float">
            <text:p>250</text:p>
          </table:table-cell>
          <table:table-cell office:value-type="float" office:value="25333.8333333333" calcext:value-type="float">
            <text:p>25333.8333333333</text:p>
          </table:table-cell>
          <table:table-cell office:value-type="float" office:value="0.0136181522733104" calcext:value-type="float">
            <text:p>0.0136181523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0" calcext:value-type="float">
            <text:p>250</text:p>
          </table:table-cell>
          <table:table-cell office:value-type="float" office:value="25442.5833333333" calcext:value-type="float">
            <text:p>25442.5833333333</text:p>
          </table:table-cell>
          <table:table-cell office:value-type="float" office:value="0.0141495065687119" calcext:value-type="float">
            <text:p>0.0141495066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25445.6666666667" calcext:value-type="float">
            <text:p>25445.6666666667</text:p>
          </table:table-cell>
          <table:table-cell office:value-type="float" office:value="0.0137547978044723" calcext:value-type="float">
            <text:p>0.0137547978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0" calcext:value-type="float">
            <text:p>250</text:p>
          </table:table-cell>
          <table:table-cell office:value-type="float" office:value="25460.625" calcext:value-type="float">
            <text:p>25460.625</text:p>
          </table:table-cell>
          <table:table-cell office:value-type="float" office:value="0.0139430984117633" calcext:value-type="float">
            <text:p>0.0139430984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0" calcext:value-type="float">
            <text:p>250</text:p>
          </table:table-cell>
          <table:table-cell office:value-type="float" office:value="25568" calcext:value-type="float">
            <text:p>25568</text:p>
          </table:table-cell>
          <table:table-cell office:value-type="float" office:value="0.0142756570713392" calcext:value-type="float">
            <text:p>0.0142756571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50" calcext:value-type="float">
            <text:p>250</text:p>
          </table:table-cell>
          <table:table-cell office:value-type="float" office:value="25668" calcext:value-type="float">
            <text:p>25668</text:p>
          </table:table-cell>
          <table:table-cell office:value-type="float" office:value="0.0144148355929562" calcext:value-type="float">
            <text:p>0.0144148356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51" calcext:value-type="float">
            <text:p>251</text:p>
          </table:table-cell>
          <table:table-cell office:value-type="float" office:value="24797" calcext:value-type="float">
            <text:p>24797</text:p>
          </table:table-cell>
          <table:table-cell office:value-type="float" office:value="0.0131064241642134" calcext:value-type="float">
            <text:p>0.0131064242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1" calcext:value-type="float">
            <text:p>251</text:p>
          </table:table-cell>
          <table:table-cell office:value-type="float" office:value="24813.2" calcext:value-type="float">
            <text:p>24813.2</text:p>
          </table:table-cell>
          <table:table-cell office:value-type="float" office:value="0.0132993729144165" calcext:value-type="float">
            <text:p>0.0132993729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1" calcext:value-type="float">
            <text:p>251</text:p>
          </table:table-cell>
          <table:table-cell office:value-type="float" office:value="25169" calcext:value-type="float">
            <text:p>25169</text:p>
          </table:table-cell>
          <table:table-cell office:value-type="float" office:value="0.0135086813143152" calcext:value-type="float">
            <text:p>0.0135086813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1" calcext:value-type="float">
            <text:p>251</text:p>
          </table:table-cell>
          <table:table-cell office:value-type="float" office:value="25179.1666666667" calcext:value-type="float">
            <text:p>25179.1666666667</text:p>
          </table:table-cell>
          <table:table-cell office:value-type="float" office:value="0.013304650008274" calcext:value-type="float">
            <text:p>0.0133046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1" calcext:value-type="float">
            <text:p>251</text:p>
          </table:table-cell>
          <table:table-cell office:value-type="float" office:value="25270.1666666667" calcext:value-type="float">
            <text:p>25270.1666666667</text:p>
          </table:table-cell>
          <table:table-cell office:value-type="float" office:value="0.0136524623897745" calcext:value-type="float">
            <text:p>0.0136524624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1" calcext:value-type="float">
            <text:p>251</text:p>
          </table:table-cell>
          <table:table-cell office:value-type="float" office:value="25425.1666666667" calcext:value-type="float">
            <text:p>25425.1666666667</text:p>
          </table:table-cell>
          <table:table-cell office:value-type="float" office:value="0.0137658881292158" calcext:value-type="float">
            <text:p>0.0137658881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1" calcext:value-type="float">
            <text:p>251</text:p>
          </table:table-cell>
          <table:table-cell office:value-type="float" office:value="25427.0769230769" calcext:value-type="float">
            <text:p>25427.0769230769</text:p>
          </table:table-cell>
          <table:table-cell office:value-type="float" office:value="0.0141581354824657" calcext:value-type="float">
            <text:p>0.0141581355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1" calcext:value-type="float">
            <text:p>251</text:p>
          </table:table-cell>
          <table:table-cell office:value-type="float" office:value="25432.25" calcext:value-type="float">
            <text:p>25432.25</text:p>
          </table:table-cell>
          <table:table-cell office:value-type="float" office:value="0.0139586548575136" calcext:value-type="float">
            <text:p>0.0139586549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1" calcext:value-type="float">
            <text:p>251</text:p>
          </table:table-cell>
          <table:table-cell office:value-type="float" office:value="25555.1111111111" calcext:value-type="float">
            <text:p>25555.1111111111</text:p>
          </table:table-cell>
          <table:table-cell office:value-type="float" office:value="0.0142828570931668" calcext:value-type="float">
            <text:p>0.0142828571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51" calcext:value-type="float">
            <text:p>251</text:p>
          </table:table-cell>
          <table:table-cell office:value-type="float" office:value="25674.5" calcext:value-type="float">
            <text:p>25674.5</text:p>
          </table:table-cell>
          <table:table-cell office:value-type="float" office:value="0.0144111861964206" calcext:value-type="float">
            <text:p>0.0144111862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52" calcext:value-type="float">
            <text:p>252</text:p>
          </table:table-cell>
          <table:table-cell office:value-type="float" office:value="24764.6666666667" calcext:value-type="float">
            <text:p>24764.6666666667</text:p>
          </table:table-cell>
          <table:table-cell office:value-type="float" office:value="0.01312353622096" calcext:value-type="float">
            <text:p>0.0131235362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2" calcext:value-type="float">
            <text:p>252</text:p>
          </table:table-cell>
          <table:table-cell office:value-type="float" office:value="24803.2" calcext:value-type="float">
            <text:p>24803.2</text:p>
          </table:table-cell>
          <table:table-cell office:value-type="float" office:value="0.0133047348729196" calcext:value-type="float">
            <text:p>0.0133047349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2" calcext:value-type="float">
            <text:p>252</text:p>
          </table:table-cell>
          <table:table-cell office:value-type="float" office:value="25151.1666666667" calcext:value-type="float">
            <text:p>25151.1666666667</text:p>
          </table:table-cell>
          <table:table-cell office:value-type="float" office:value="0.0135182595903437" calcext:value-type="float">
            <text:p>0.0135182596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2" calcext:value-type="float">
            <text:p>252</text:p>
          </table:table-cell>
          <table:table-cell office:value-type="float" office:value="25157" calcext:value-type="float">
            <text:p>25157</text:p>
          </table:table-cell>
          <table:table-cell office:value-type="float" office:value="0.0133163731764519" calcext:value-type="float">
            <text:p>0.0133163732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2" calcext:value-type="float">
            <text:p>252</text:p>
          </table:table-cell>
          <table:table-cell office:value-type="float" office:value="25257.6" calcext:value-type="float">
            <text:p>25257.6</text:p>
          </table:table-cell>
          <table:table-cell office:value-type="float" office:value="0.0136592550361079" calcext:value-type="float">
            <text:p>0.013659255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2" calcext:value-type="float">
            <text:p>252</text:p>
          </table:table-cell>
          <table:table-cell office:value-type="float" office:value="25384.1666666667" calcext:value-type="float">
            <text:p>25384.1666666667</text:p>
          </table:table-cell>
          <table:table-cell office:value-type="float" office:value="0.0137881225173172" calcext:value-type="float">
            <text:p>0.0137881225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2" calcext:value-type="float">
            <text:p>252</text:p>
          </table:table-cell>
          <table:table-cell office:value-type="float" office:value="25399.8461538462" calcext:value-type="float">
            <text:p>25399.8461538462</text:p>
          </table:table-cell>
          <table:table-cell office:value-type="float" office:value="0.0141733141933022" calcext:value-type="float">
            <text:p>0.0141733142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2" calcext:value-type="float">
            <text:p>252</text:p>
          </table:table-cell>
          <table:table-cell office:value-type="float" office:value="25416.8333333333" calcext:value-type="float">
            <text:p>25416.8333333333</text:p>
          </table:table-cell>
          <table:table-cell office:value-type="float" office:value="0.013967121527072" calcext:value-type="float">
            <text:p>0.0139671215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2" calcext:value-type="float">
            <text:p>252</text:p>
          </table:table-cell>
          <table:table-cell office:value-type="float" office:value="25540.6363636364" calcext:value-type="float">
            <text:p>25540.6363636364</text:p>
          </table:table-cell>
          <table:table-cell office:value-type="float" office:value="0.0142909516741592" calcext:value-type="float">
            <text:p>0.0142909517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52" calcext:value-type="float">
            <text:p>252</text:p>
          </table:table-cell>
          <table:table-cell office:value-type="float" office:value="25638" calcext:value-type="float">
            <text:p>25638</text:p>
          </table:table-cell>
          <table:table-cell office:value-type="float" office:value="0.014431702940947" calcext:value-type="float">
            <text:p>0.0144317029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53" calcext:value-type="float">
            <text:p>253</text:p>
          </table:table-cell>
          <table:table-cell office:value-type="float" office:value="24727.3333333333" calcext:value-type="float">
            <text:p>24727.3333333333</text:p>
          </table:table-cell>
          <table:table-cell office:value-type="float" office:value="0.0131433501388477" calcext:value-type="float">
            <text:p>0.0131433501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3" calcext:value-type="float">
            <text:p>253</text:p>
          </table:table-cell>
          <table:table-cell office:value-type="float" office:value="24774.6" calcext:value-type="float">
            <text:p>24774.6</text:p>
          </table:table-cell>
          <table:table-cell office:value-type="float" office:value="0.0133200939672084" calcext:value-type="float">
            <text:p>0.013320094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3" calcext:value-type="float">
            <text:p>253</text:p>
          </table:table-cell>
          <table:table-cell office:value-type="float" office:value="25137.4" calcext:value-type="float">
            <text:p>25137.4</text:p>
          </table:table-cell>
          <table:table-cell office:value-type="float" office:value="0.0133267561482094" calcext:value-type="float">
            <text:p>0.0133267561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3" calcext:value-type="float">
            <text:p>253</text:p>
          </table:table-cell>
          <table:table-cell office:value-type="float" office:value="25144" calcext:value-type="float">
            <text:p>25144</text:p>
          </table:table-cell>
          <table:table-cell office:value-type="float" office:value="0.013522112631244" calcext:value-type="float">
            <text:p>0.0135221126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3" calcext:value-type="float">
            <text:p>253</text:p>
          </table:table-cell>
          <table:table-cell office:value-type="float" office:value="25242.6666666667" calcext:value-type="float">
            <text:p>25242.6666666667</text:p>
          </table:table-cell>
          <table:table-cell office:value-type="float" office:value="0.0136673357278682" calcext:value-type="float">
            <text:p>0.0136673357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3" calcext:value-type="float">
            <text:p>253</text:p>
          </table:table-cell>
          <table:table-cell office:value-type="float" office:value="25368.6666666667" calcext:value-type="float">
            <text:p>25368.6666666667</text:p>
          </table:table-cell>
          <table:table-cell office:value-type="float" office:value="0.0137965469213991" calcext:value-type="float">
            <text:p>0.0137965469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3" calcext:value-type="float">
            <text:p>253</text:p>
          </table:table-cell>
          <table:table-cell office:value-type="float" office:value="25376.3076923077" calcext:value-type="float">
            <text:p>25376.3076923077</text:p>
          </table:table-cell>
          <table:table-cell office:value-type="float" office:value="0.0141864610236077" calcext:value-type="float">
            <text:p>0.014186461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3" calcext:value-type="float">
            <text:p>253</text:p>
          </table:table-cell>
          <table:table-cell office:value-type="float" office:value="25395.7777777778" calcext:value-type="float">
            <text:p>25395.7777777778</text:p>
          </table:table-cell>
          <table:table-cell office:value-type="float" office:value="0.0139787016214419" calcext:value-type="float">
            <text:p>0.0139787016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3" calcext:value-type="float">
            <text:p>253</text:p>
          </table:table-cell>
          <table:table-cell office:value-type="float" office:value="25516.1" calcext:value-type="float">
            <text:p>25516.1</text:p>
          </table:table-cell>
          <table:table-cell office:value-type="float" office:value="0.014304693899146" calcext:value-type="float">
            <text:p>0.0143046939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53" calcext:value-type="float">
            <text:p>253</text:p>
          </table:table-cell>
          <table:table-cell office:value-type="float" office:value="25602" calcext:value-type="float">
            <text:p>25602</text:p>
          </table:table-cell>
          <table:table-cell office:value-type="float" office:value="0.0144519959378174" calcext:value-type="float">
            <text:p>0.0144519959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54" calcext:value-type="float">
            <text:p>254</text:p>
          </table:table-cell>
          <table:table-cell office:value-type="float" office:value="24677.75" calcext:value-type="float">
            <text:p>24677.75</text:p>
          </table:table-cell>
          <table:table-cell office:value-type="float" office:value="0.0131697581829786" calcext:value-type="float">
            <text:p>0.0131697582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4" calcext:value-type="float">
            <text:p>254</text:p>
          </table:table-cell>
          <table:table-cell office:value-type="float" office:value="24814.5" calcext:value-type="float">
            <text:p>24814.5</text:p>
          </table:table-cell>
          <table:table-cell office:value-type="float" office:value="0.0132986761772351" calcext:value-type="float">
            <text:p>0.0132986762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4" calcext:value-type="float">
            <text:p>254</text:p>
          </table:table-cell>
          <table:table-cell office:value-type="float" office:value="25116.6666666667" calcext:value-type="float">
            <text:p>25116.6666666667</text:p>
          </table:table-cell>
          <table:table-cell office:value-type="float" office:value="0.0135368281353683" calcext:value-type="float">
            <text:p>0.013536828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4" calcext:value-type="float">
            <text:p>254</text:p>
          </table:table-cell>
          <table:table-cell office:value-type="float" office:value="25117.8333333333" calcext:value-type="float">
            <text:p>25117.8333333333</text:p>
          </table:table-cell>
          <table:table-cell office:value-type="float" office:value="0.0133371376246624" calcext:value-type="float">
            <text:p>0.0133371376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4" calcext:value-type="float">
            <text:p>254</text:p>
          </table:table-cell>
          <table:table-cell office:value-type="float" office:value="25220.6666666667" calcext:value-type="float">
            <text:p>25220.6666666667</text:p>
          </table:table-cell>
          <table:table-cell office:value-type="float" office:value="0.0136792577515794" calcext:value-type="float">
            <text:p>0.0136792578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4" calcext:value-type="float">
            <text:p>254</text:p>
          </table:table-cell>
          <table:table-cell office:value-type="float" office:value="25346.25" calcext:value-type="float">
            <text:p>25346.25</text:p>
          </table:table-cell>
          <table:table-cell office:value-type="float" office:value="0.0138087488287222" calcext:value-type="float">
            <text:p>0.0138087488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4" calcext:value-type="float">
            <text:p>254</text:p>
          </table:table-cell>
          <table:table-cell office:value-type="float" office:value="25357.8" calcext:value-type="float">
            <text:p>25357.8</text:p>
          </table:table-cell>
          <table:table-cell office:value-type="float" office:value="0.0141968151811277" calcext:value-type="float">
            <text:p>0.0141968152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4" calcext:value-type="float">
            <text:p>254</text:p>
          </table:table-cell>
          <table:table-cell office:value-type="float" office:value="25372" calcext:value-type="float">
            <text:p>25372</text:p>
          </table:table-cell>
          <table:table-cell office:value-type="float" office:value="0.0139918019864417" calcext:value-type="float">
            <text:p>0.01399180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4" calcext:value-type="float">
            <text:p>254</text:p>
          </table:table-cell>
          <table:table-cell office:value-type="float" office:value="25492.7272727273" calcext:value-type="float">
            <text:p>25492.7272727273</text:p>
          </table:table-cell>
          <table:table-cell office:value-type="float" office:value="0.0143178090007845" calcext:value-type="float">
            <text:p>0.014317809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54" calcext:value-type="float">
            <text:p>254</text:p>
          </table:table-cell>
          <table:table-cell office:value-type="float" office:value="25601" calcext:value-type="float">
            <text:p>25601</text:p>
          </table:table-cell>
          <table:table-cell office:value-type="float" office:value="0.0144525604468575" calcext:value-type="float">
            <text:p>0.0144525604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55" calcext:value-type="float">
            <text:p>255</text:p>
          </table:table-cell>
          <table:table-cell office:value-type="float" office:value="24631.6666666667" calcext:value-type="float">
            <text:p>24631.6666666667</text:p>
          </table:table-cell>
          <table:table-cell office:value-type="float" office:value="0.0131943974558495" calcext:value-type="float">
            <text:p>0.0131943975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5" calcext:value-type="float">
            <text:p>255</text:p>
          </table:table-cell>
          <table:table-cell office:value-type="float" office:value="24852.8" calcext:value-type="float">
            <text:p>24852.8</text:p>
          </table:table-cell>
          <table:table-cell office:value-type="float" office:value="0.0132781819352347" calcext:value-type="float">
            <text:p>0.0132781819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5" calcext:value-type="float">
            <text:p>255</text:p>
          </table:table-cell>
          <table:table-cell office:value-type="float" office:value="25105.6666666667" calcext:value-type="float">
            <text:p>25105.6666666667</text:p>
          </table:table-cell>
          <table:table-cell office:value-type="float" office:value="0.0133436010462445" calcext:value-type="float">
            <text:p>0.013343601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5" calcext:value-type="float">
            <text:p>255</text:p>
          </table:table-cell>
          <table:table-cell office:value-type="float" office:value="25113" calcext:value-type="float">
            <text:p>25113</text:p>
          </table:table-cell>
          <table:table-cell office:value-type="float" office:value="0.0135388046031936" calcext:value-type="float">
            <text:p>0.0135388046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5" calcext:value-type="float">
            <text:p>255</text:p>
          </table:table-cell>
          <table:table-cell office:value-type="float" office:value="25209" calcext:value-type="float">
            <text:p>25209</text:p>
          </table:table-cell>
          <table:table-cell office:value-type="float" office:value="0.0136855884803047" calcext:value-type="float">
            <text:p>0.0136855885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5" calcext:value-type="float">
            <text:p>255</text:p>
          </table:table-cell>
          <table:table-cell office:value-type="float" office:value="25318.25" calcext:value-type="float">
            <text:p>25318.25</text:p>
          </table:table-cell>
          <table:table-cell office:value-type="float" office:value="0.0138240202225667" calcext:value-type="float">
            <text:p>0.0138240202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5" calcext:value-type="float">
            <text:p>255</text:p>
          </table:table-cell>
          <table:table-cell office:value-type="float" office:value="25330.3125" calcext:value-type="float">
            <text:p>25330.3125</text:p>
          </table:table-cell>
          <table:table-cell office:value-type="float" office:value="0.0142122210296458" calcext:value-type="float">
            <text:p>0.014212221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5" calcext:value-type="float">
            <text:p>255</text:p>
          </table:table-cell>
          <table:table-cell office:value-type="float" office:value="25354.1428571429" calcext:value-type="float">
            <text:p>25354.1428571429</text:p>
          </table:table-cell>
          <table:table-cell office:value-type="float" office:value="0.0140016565340125" calcext:value-type="float">
            <text:p>0.0140016565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5" calcext:value-type="float">
            <text:p>255</text:p>
          </table:table-cell>
          <table:table-cell office:value-type="float" office:value="25471.75" calcext:value-type="float">
            <text:p>25471.75</text:p>
          </table:table-cell>
          <table:table-cell office:value-type="float" office:value="0.0143296004397028" calcext:value-type="float">
            <text:p>0.0143296004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55" calcext:value-type="float">
            <text:p>255</text:p>
          </table:table-cell>
          <table:table-cell office:value-type="float" office:value="25557.5" calcext:value-type="float">
            <text:p>25557.5</text:p>
          </table:table-cell>
          <table:table-cell office:value-type="float" office:value="0.0144771593465715" calcext:value-type="float">
            <text:p>0.0144771593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56" calcext:value-type="float">
            <text:p>256</text:p>
          </table:table-cell>
          <table:table-cell office:value-type="float" office:value="24603" calcext:value-type="float">
            <text:p>24603</text:p>
          </table:table-cell>
          <table:table-cell office:value-type="float" office:value="0.013209771166118" calcext:value-type="float">
            <text:p>0.0132097712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6" calcext:value-type="float">
            <text:p>256</text:p>
          </table:table-cell>
          <table:table-cell office:value-type="float" office:value="24838.8" calcext:value-type="float">
            <text:p>24838.8</text:p>
          </table:table-cell>
          <table:table-cell office:value-type="float" office:value="0.0132856659742017" calcext:value-type="float">
            <text:p>0.013285666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6" calcext:value-type="float">
            <text:p>256</text:p>
          </table:table-cell>
          <table:table-cell office:value-type="float" office:value="25073.3333333333" calcext:value-type="float">
            <text:p>25073.3333333333</text:p>
          </table:table-cell>
          <table:table-cell office:value-type="float" office:value="0.0135602233448551" calcext:value-type="float">
            <text:p>0.0135602233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6" calcext:value-type="float">
            <text:p>256</text:p>
          </table:table-cell>
          <table:table-cell office:value-type="float" office:value="25084" calcext:value-type="float">
            <text:p>25084</text:p>
          </table:table-cell>
          <table:table-cell office:value-type="float" office:value="0.0133551267740392" calcext:value-type="float">
            <text:p>0.0133551268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6" calcext:value-type="float">
            <text:p>256</text:p>
          </table:table-cell>
          <table:table-cell office:value-type="float" office:value="25189.4285714286" calcext:value-type="float">
            <text:p>25189.4285714286</text:p>
          </table:table-cell>
          <table:table-cell office:value-type="float" office:value="0.0136962217710377" calcext:value-type="float">
            <text:p>0.0136962218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6" calcext:value-type="float">
            <text:p>256</text:p>
          </table:table-cell>
          <table:table-cell office:value-type="float" office:value="25299.5" calcext:value-type="float">
            <text:p>25299.5</text:p>
          </table:table-cell>
          <table:table-cell office:value-type="float" office:value="0.0138342654993182" calcext:value-type="float">
            <text:p>0.0138342655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6" calcext:value-type="float">
            <text:p>256</text:p>
          </table:table-cell>
          <table:table-cell office:value-type="float" office:value="25312.4117647059" calcext:value-type="float">
            <text:p>25312.4117647059</text:p>
          </table:table-cell>
          <table:table-cell office:value-type="float" office:value="0.0142222717987688" calcext:value-type="float">
            <text:p>0.0142222718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6" calcext:value-type="float">
            <text:p>256</text:p>
          </table:table-cell>
          <table:table-cell office:value-type="float" office:value="25341.25" calcext:value-type="float">
            <text:p>25341.25</text:p>
          </table:table-cell>
          <table:table-cell office:value-type="float" office:value="0.0140087801509397" calcext:value-type="float">
            <text:p>0.014008780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6" calcext:value-type="float">
            <text:p>256</text:p>
          </table:table-cell>
          <table:table-cell office:value-type="float" office:value="25460.5555555556" calcext:value-type="float">
            <text:p>25460.5555555556</text:p>
          </table:table-cell>
          <table:table-cell office:value-type="float" office:value="0.0143359008488075" calcext:value-type="float">
            <text:p>0.0143359008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56" calcext:value-type="float">
            <text:p>256</text:p>
          </table:table-cell>
          <table:table-cell office:value-type="float" office:value="25535" calcext:value-type="float">
            <text:p>25535</text:p>
          </table:table-cell>
          <table:table-cell office:value-type="float" office:value="0.0144899158018406" calcext:value-type="float">
            <text:p>0.0144899158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57" calcext:value-type="float">
            <text:p>257</text:p>
          </table:table-cell>
          <table:table-cell office:value-type="float" office:value="24564.75" calcext:value-type="float">
            <text:p>24564.75</text:p>
          </table:table-cell>
          <table:table-cell office:value-type="float" office:value="0.0132303402232874" calcext:value-type="float">
            <text:p>0.0132303402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7" calcext:value-type="float">
            <text:p>257</text:p>
          </table:table-cell>
          <table:table-cell office:value-type="float" office:value="24816.3333333333" calcext:value-type="float">
            <text:p>24816.3333333333</text:p>
          </table:table-cell>
          <table:table-cell office:value-type="float" office:value="0.0132976937232199" calcext:value-type="float">
            <text:p>0.0132976937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7" calcext:value-type="float">
            <text:p>257</text:p>
          </table:table-cell>
          <table:table-cell office:value-type="float" office:value="25065.8333333333" calcext:value-type="float">
            <text:p>25065.8333333333</text:p>
          </table:table-cell>
          <table:table-cell office:value-type="float" office:value="0.0135642807274178" calcext:value-type="float">
            <text:p>0.0135642807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7" calcext:value-type="float">
            <text:p>257</text:p>
          </table:table-cell>
          <table:table-cell office:value-type="float" office:value="25070.6666666667" calcext:value-type="float">
            <text:p>25070.6666666667</text:p>
          </table:table-cell>
          <table:table-cell office:value-type="float" office:value="0.0133622294314737" calcext:value-type="float">
            <text:p>0.0133622294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7" calcext:value-type="float">
            <text:p>257</text:p>
          </table:table-cell>
          <table:table-cell office:value-type="float" office:value="25169.5714285714" calcext:value-type="float">
            <text:p>25169.5714285714</text:p>
          </table:table-cell>
          <table:table-cell office:value-type="float" office:value="0.0137070271926987" calcext:value-type="float">
            <text:p>0.0137070272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7" calcext:value-type="float">
            <text:p>257</text:p>
          </table:table-cell>
          <table:table-cell office:value-type="float" office:value="25283.2857142857" calcext:value-type="float">
            <text:p>25283.2857142857</text:p>
          </table:table-cell>
          <table:table-cell office:value-type="float" office:value="0.0138431374764808" calcext:value-type="float">
            <text:p>0.0138431375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7" calcext:value-type="float">
            <text:p>257</text:p>
          </table:table-cell>
          <table:table-cell office:value-type="float" office:value="25283.8333333333" calcext:value-type="float">
            <text:p>25283.8333333333</text:p>
          </table:table-cell>
          <table:table-cell office:value-type="float" office:value="0.0142383472970212" calcext:value-type="float">
            <text:p>0.0142383473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7" calcext:value-type="float">
            <text:p>257</text:p>
          </table:table-cell>
          <table:table-cell office:value-type="float" office:value="25330.4285714286" calcext:value-type="float">
            <text:p>25330.4285714286</text:p>
          </table:table-cell>
          <table:table-cell office:value-type="float" office:value="0.014014764850857" calcext:value-type="float">
            <text:p>0.0140147649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7" calcext:value-type="float">
            <text:p>257</text:p>
          </table:table-cell>
          <table:table-cell office:value-type="float" office:value="25418.1" calcext:value-type="float">
            <text:p>25418.1</text:p>
          </table:table-cell>
          <table:table-cell office:value-type="float" office:value="0.014359845936557" calcext:value-type="float">
            <text:p>0.0143598459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57" calcext:value-type="float">
            <text:p>257</text:p>
          </table:table-cell>
          <table:table-cell office:value-type="float" office:value="25515" calcext:value-type="float">
            <text:p>25515</text:p>
          </table:table-cell>
          <table:table-cell office:value-type="float" office:value="0.014501273760533" calcext:value-type="float">
            <text:p>0.0145012738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58" calcext:value-type="float">
            <text:p>258</text:p>
          </table:table-cell>
          <table:table-cell office:value-type="float" office:value="24543.6666666667" calcext:value-type="float">
            <text:p>24543.6666666667</text:p>
          </table:table-cell>
          <table:table-cell office:value-type="float" office:value="0.0132417052600128" calcext:value-type="float">
            <text:p>0.0132417053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8" calcext:value-type="float">
            <text:p>258</text:p>
          </table:table-cell>
          <table:table-cell office:value-type="float" office:value="24795.8" calcext:value-type="float">
            <text:p>24795.8</text:p>
          </table:table-cell>
          <table:table-cell office:value-type="float" office:value="0.0133087055065777" calcext:value-type="float">
            <text:p>0.0133087055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8" calcext:value-type="float">
            <text:p>258</text:p>
          </table:table-cell>
          <table:table-cell office:value-type="float" office:value="25033.6666666667" calcext:value-type="float">
            <text:p>25033.6666666667</text:p>
          </table:table-cell>
          <table:table-cell office:value-type="float" office:value="0.0133819789350342" calcext:value-type="float">
            <text:p>0.0133819789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8" calcext:value-type="float">
            <text:p>258</text:p>
          </table:table-cell>
          <table:table-cell office:value-type="float" office:value="25044.2857142857" calcext:value-type="float">
            <text:p>25044.2857142857</text:p>
          </table:table-cell>
          <table:table-cell office:value-type="float" office:value="0.0135759511722092" calcext:value-type="float">
            <text:p>0.0135759512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8" calcext:value-type="float">
            <text:p>258</text:p>
          </table:table-cell>
          <table:table-cell office:value-type="float" office:value="25160.8333333333" calcext:value-type="float">
            <text:p>25160.8333333333</text:p>
          </table:table-cell>
          <table:table-cell office:value-type="float" office:value="0.013711787500414" calcext:value-type="float">
            <text:p>0.0137117875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8" calcext:value-type="float">
            <text:p>258</text:p>
          </table:table-cell>
          <table:table-cell office:value-type="float" office:value="25258.6470588235" calcext:value-type="float">
            <text:p>25258.6470588235</text:p>
          </table:table-cell>
          <table:table-cell office:value-type="float" office:value="0.0142525448477749" calcext:value-type="float">
            <text:p>0.0142525448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8" calcext:value-type="float">
            <text:p>258</text:p>
          </table:table-cell>
          <table:table-cell office:value-type="float" office:value="25262" calcext:value-type="float">
            <text:p>25262</text:p>
          </table:table-cell>
          <table:table-cell office:value-type="float" office:value="0.0138548016784103" calcext:value-type="float">
            <text:p>0.0138548017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8" calcext:value-type="float">
            <text:p>258</text:p>
          </table:table-cell>
          <table:table-cell office:value-type="float" office:value="25317.25" calcext:value-type="float">
            <text:p>25317.25</text:p>
          </table:table-cell>
          <table:table-cell office:value-type="float" office:value="0.0140220600578657" calcext:value-type="float">
            <text:p>0.0140220601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8" calcext:value-type="float">
            <text:p>258</text:p>
          </table:table-cell>
          <table:table-cell office:value-type="float" office:value="25394.2727272727" calcext:value-type="float">
            <text:p>25394.2727272727</text:p>
          </table:table-cell>
          <table:table-cell office:value-type="float" office:value="0.0143733196819612" calcext:value-type="float">
            <text:p>0.0143733197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58" calcext:value-type="float">
            <text:p>258</text:p>
          </table:table-cell>
          <table:table-cell office:value-type="float" office:value="25472.3333333333" calcext:value-type="float">
            <text:p>25472.3333333333</text:p>
          </table:table-cell>
          <table:table-cell office:value-type="float" office:value="0.0145255636834736" calcext:value-type="float">
            <text:p>0.0145255637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59" calcext:value-type="float">
            <text:p>259</text:p>
          </table:table-cell>
          <table:table-cell office:value-type="float" office:value="24502" calcext:value-type="float">
            <text:p>24502</text:p>
          </table:table-cell>
          <table:table-cell office:value-type="float" office:value="0.0132642233287079" calcext:value-type="float">
            <text:p>0.0132642233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9" calcext:value-type="float">
            <text:p>259</text:p>
          </table:table-cell>
          <table:table-cell office:value-type="float" office:value="24779.8333333333" calcext:value-type="float">
            <text:p>24779.8333333333</text:p>
          </table:table-cell>
          <table:table-cell office:value-type="float" office:value="0.0133172808533821" calcext:value-type="float">
            <text:p>0.0133172809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9" calcext:value-type="float">
            <text:p>259</text:p>
          </table:table-cell>
          <table:table-cell office:value-type="float" office:value="25017" calcext:value-type="float">
            <text:p>25017</text:p>
          </table:table-cell>
          <table:table-cell office:value-type="float" office:value="0.0135907582843666" calcext:value-type="float">
            <text:p>0.0135907583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9" calcext:value-type="float">
            <text:p>259</text:p>
          </table:table-cell>
          <table:table-cell office:value-type="float" office:value="25024.75" calcext:value-type="float">
            <text:p>25024.75</text:p>
          </table:table-cell>
          <table:table-cell office:value-type="float" office:value="0.0133867471203509" calcext:value-type="float">
            <text:p>0.0133867471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9" calcext:value-type="float">
            <text:p>259</text:p>
          </table:table-cell>
          <table:table-cell office:value-type="float" office:value="25143.8333333333" calcext:value-type="float">
            <text:p>25143.8333333333</text:p>
          </table:table-cell>
          <table:table-cell office:value-type="float" office:value="0.0137210581786124" calcext:value-type="float">
            <text:p>0.0137210582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9" calcext:value-type="float">
            <text:p>259</text:p>
          </table:table-cell>
          <table:table-cell office:value-type="float" office:value="25241.2857142857" calcext:value-type="float">
            <text:p>25241.2857142857</text:p>
          </table:table-cell>
          <table:table-cell office:value-type="float" office:value="0.0138661716349065" calcext:value-type="float">
            <text:p>0.0138661716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9" calcext:value-type="float">
            <text:p>259</text:p>
          </table:table-cell>
          <table:table-cell office:value-type="float" office:value="25251.1764705882" calcext:value-type="float">
            <text:p>25251.1764705882</text:p>
          </table:table-cell>
          <table:table-cell office:value-type="float" office:value="0.0142567614787896" calcext:value-type="float">
            <text:p>0.0142567615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9" calcext:value-type="float">
            <text:p>259</text:p>
          </table:table-cell>
          <table:table-cell office:value-type="float" office:value="25293.4444444444" calcext:value-type="float">
            <text:p>25293.4444444444</text:p>
          </table:table-cell>
          <table:table-cell office:value-type="float" office:value="0.0140352572691211" calcext:value-type="float">
            <text:p>0.0140352573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9" calcext:value-type="float">
            <text:p>259</text:p>
          </table:table-cell>
          <table:table-cell office:value-type="float" office:value="25368.2727272727" calcext:value-type="float">
            <text:p>25368.2727272727</text:p>
          </table:table-cell>
          <table:table-cell office:value-type="float" office:value="0.0143880509297584" calcext:value-type="float">
            <text:p>0.0143880509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59" calcext:value-type="float">
            <text:p>259</text:p>
          </table:table-cell>
          <table:table-cell office:value-type="float" office:value="25433.3333333333" calcext:value-type="float">
            <text:p>25433.3333333333</text:p>
          </table:table-cell>
          <table:table-cell office:value-type="float" office:value="0.0145478374836173" calcext:value-type="float">
            <text:p>0.0145478375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60" calcext:value-type="float">
            <text:p>260</text:p>
          </table:table-cell>
          <table:table-cell office:value-type="float" office:value="24562" calcext:value-type="float">
            <text:p>24562</text:p>
          </table:table-cell>
          <table:table-cell office:value-type="float" office:value="0.0132318215129061" calcext:value-type="float">
            <text:p>0.0132318215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0" calcext:value-type="float">
            <text:p>260</text:p>
          </table:table-cell>
          <table:table-cell office:value-type="float" office:value="24772.3333333333" calcext:value-type="float">
            <text:p>24772.3333333333</text:p>
          </table:table-cell>
          <table:table-cell office:value-type="float" office:value="0.0133213127548206" calcext:value-type="float">
            <text:p>0.0133213128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60" calcext:value-type="float">
            <text:p>260</text:p>
          </table:table-cell>
          <table:table-cell office:value-type="float" office:value="25006.1666666667" calcext:value-type="float">
            <text:p>25006.1666666667</text:p>
          </table:table-cell>
          <table:table-cell office:value-type="float" office:value="0.0133966954817812" calcext:value-type="float">
            <text:p>0.0133966955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60" calcext:value-type="float">
            <text:p>260</text:p>
          </table:table-cell>
          <table:table-cell office:value-type="float" office:value="25007.2857142857" calcext:value-type="float">
            <text:p>25007.2857142857</text:p>
          </table:table-cell>
          <table:table-cell office:value-type="float" office:value="0.0135960377261484" calcext:value-type="float">
            <text:p>0.0135960377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0" calcext:value-type="float">
            <text:p>260</text:p>
          </table:table-cell>
          <table:table-cell office:value-type="float" office:value="25126.75" calcext:value-type="float">
            <text:p>25126.75</text:p>
          </table:table-cell>
          <table:table-cell office:value-type="float" office:value="0.0137303869382232" calcext:value-type="float">
            <text:p>0.0137303869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0" calcext:value-type="float">
            <text:p>260</text:p>
          </table:table-cell>
          <table:table-cell office:value-type="float" office:value="25226.2857142857" calcext:value-type="float">
            <text:p>25226.2857142857</text:p>
          </table:table-cell>
          <table:table-cell office:value-type="float" office:value="0.0138744167081955" calcext:value-type="float">
            <text:p>0.0138744167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0" calcext:value-type="float">
            <text:p>260</text:p>
          </table:table-cell>
          <table:table-cell office:value-type="float" office:value="25246.9285714286" calcext:value-type="float">
            <text:p>25246.9285714286</text:p>
          </table:table-cell>
          <table:table-cell office:value-type="float" office:value="0.0142591602373132" calcext:value-type="float">
            <text:p>0.0142591602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0" calcext:value-type="float">
            <text:p>260</text:p>
          </table:table-cell>
          <table:table-cell office:value-type="float" office:value="25271.125" calcext:value-type="float">
            <text:p>25271.125</text:p>
          </table:table-cell>
          <table:table-cell office:value-type="float" office:value="0.0140476532010348" calcext:value-type="float">
            <text:p>0.014047653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60" calcext:value-type="float">
            <text:p>260</text:p>
          </table:table-cell>
          <table:table-cell office:value-type="float" office:value="25343.1538461538" calcext:value-type="float">
            <text:p>25343.1538461538</text:p>
          </table:table-cell>
          <table:table-cell office:value-type="float" office:value="0.0144023116544902" calcext:value-type="float">
            <text:p>0.0144023117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60" calcext:value-type="float">
            <text:p>260</text:p>
          </table:table-cell>
          <table:table-cell office:value-type="float" office:value="25386.3333333333" calcext:value-type="float">
            <text:p>25386.3333333333</text:p>
          </table:table-cell>
          <table:table-cell office:value-type="float" office:value="0.014574771202353" calcext:value-type="float">
            <text:p>0.0145747712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61" calcext:value-type="float">
            <text:p>261</text:p>
          </table:table-cell>
          <table:table-cell office:value-type="float" office:value="24630.75" calcext:value-type="float">
            <text:p>24630.75</text:p>
          </table:table-cell>
          <table:table-cell office:value-type="float" office:value="0.0131948885031921" calcext:value-type="float">
            <text:p>0.0131948885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24752" calcext:value-type="float">
            <text:p>24752</text:p>
          </table:table-cell>
          <table:table-cell office:value-type="float" office:value="0.0133322559793148" calcext:value-type="float">
            <text:p>0.013332256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61" calcext:value-type="float">
            <text:p>261</text:p>
          </table:table-cell>
          <table:table-cell office:value-type="float" office:value="24992" calcext:value-type="float">
            <text:p>24992</text:p>
          </table:table-cell>
          <table:table-cell office:value-type="float" office:value="0.0134042893725992" calcext:value-type="float">
            <text:p>0.0134042894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61" calcext:value-type="float">
            <text:p>261</text:p>
          </table:table-cell>
          <table:table-cell office:value-type="float" office:value="24993" calcext:value-type="float">
            <text:p>24993</text:p>
          </table:table-cell>
          <table:table-cell office:value-type="float" office:value="0.0136038090665386" calcext:value-type="float">
            <text:p>0.0136038091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1" calcext:value-type="float">
            <text:p>261</text:p>
          </table:table-cell>
          <table:table-cell office:value-type="float" office:value="25064.4" calcext:value-type="float">
            <text:p>25064.4</text:p>
          </table:table-cell>
          <table:table-cell office:value-type="float" office:value="0.013764542538421" calcext:value-type="float">
            <text:p>0.0137645425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1" calcext:value-type="float">
            <text:p>261</text:p>
          </table:table-cell>
          <table:table-cell office:value-type="float" office:value="25205.1428571429" calcext:value-type="float">
            <text:p>25205.1428571429</text:p>
          </table:table-cell>
          <table:table-cell office:value-type="float" office:value="0.0138860550001134" calcext:value-type="float">
            <text:p>0.013886055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" calcext:value-type="float">
            <text:p>261</text:p>
          </table:table-cell>
          <table:table-cell office:value-type="float" office:value="25208.8" calcext:value-type="float">
            <text:p>25208.8</text:p>
          </table:table-cell>
          <table:table-cell office:value-type="float" office:value="0.0142807273650471" calcext:value-type="float">
            <text:p>0.0142807274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1" calcext:value-type="float">
            <text:p>261</text:p>
          </table:table-cell>
          <table:table-cell office:value-type="float" office:value="25251" calcext:value-type="float">
            <text:p>25251</text:p>
          </table:table-cell>
          <table:table-cell office:value-type="float" office:value="0.0140588491544889" calcext:value-type="float">
            <text:p>0.014058849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61" calcext:value-type="float">
            <text:p>261</text:p>
          </table:table-cell>
          <table:table-cell office:value-type="float" office:value="25319.1428571429" calcext:value-type="float">
            <text:p>25319.1428571429</text:p>
          </table:table-cell>
          <table:table-cell office:value-type="float" office:value="0.0144159698477719" calcext:value-type="float">
            <text:p>0.0144159698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61" calcext:value-type="float">
            <text:p>261</text:p>
          </table:table-cell>
          <table:table-cell office:value-type="float" office:value="25352.6666666667" calcext:value-type="float">
            <text:p>25352.6666666667</text:p>
          </table:table-cell>
          <table:table-cell office:value-type="float" office:value="0.0145941255357753" calcext:value-type="float">
            <text:p>0.0145941255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62" calcext:value-type="float">
            <text:p>262</text:p>
          </table:table-cell>
          <table:table-cell office:value-type="float" office:value="24613.75" calcext:value-type="float">
            <text:p>24613.75</text:p>
          </table:table-cell>
          <table:table-cell office:value-type="float" office:value="0.0132040018282464" calcext:value-type="float">
            <text:p>0.0132040018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2" calcext:value-type="float">
            <text:p>262</text:p>
          </table:table-cell>
          <table:table-cell office:value-type="float" office:value="24737.8571428571" calcext:value-type="float">
            <text:p>24737.8571428571</text:p>
          </table:table-cell>
          <table:table-cell office:value-type="float" office:value="0.0133398781508965" calcext:value-type="float">
            <text:p>0.0133398782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62" calcext:value-type="float">
            <text:p>262</text:p>
          </table:table-cell>
          <table:table-cell office:value-type="float" office:value="24960.8333333333" calcext:value-type="float">
            <text:p>24960.8333333333</text:p>
          </table:table-cell>
          <table:table-cell office:value-type="float" office:value="0.0134210262744967" calcext:value-type="float">
            <text:p>0.0134210263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62" calcext:value-type="float">
            <text:p>262</text:p>
          </table:table-cell>
          <table:table-cell office:value-type="float" office:value="24973" calcext:value-type="float">
            <text:p>24973</text:p>
          </table:table-cell>
          <table:table-cell office:value-type="float" office:value="0.0136147038801906" calcext:value-type="float">
            <text:p>0.0136147039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2" calcext:value-type="float">
            <text:p>262</text:p>
          </table:table-cell>
          <table:table-cell office:value-type="float" office:value="25058.4285714286" calcext:value-type="float">
            <text:p>25058.4285714286</text:p>
          </table:table-cell>
          <table:table-cell office:value-type="float" office:value="0.013767822631678" calcext:value-type="float">
            <text:p>0.0137678226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2" calcext:value-type="float">
            <text:p>262</text:p>
          </table:table-cell>
          <table:table-cell office:value-type="float" office:value="25174.2608695652" calcext:value-type="float">
            <text:p>25174.2608695652</text:p>
          </table:table-cell>
          <table:table-cell office:value-type="float" office:value="0.014300320548248" calcext:value-type="float">
            <text:p>0.0143003205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2" calcext:value-type="float">
            <text:p>262</text:p>
          </table:table-cell>
          <table:table-cell office:value-type="float" office:value="25188.5" calcext:value-type="float">
            <text:p>25188.5</text:p>
          </table:table-cell>
          <table:table-cell office:value-type="float" office:value="0.0138952299660559" calcext:value-type="float">
            <text:p>0.01389523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2" calcext:value-type="float">
            <text:p>262</text:p>
          </table:table-cell>
          <table:table-cell office:value-type="float" office:value="25232" calcext:value-type="float">
            <text:p>25232</text:p>
          </table:table-cell>
          <table:table-cell office:value-type="float" office:value="0.014069435637286" calcext:value-type="float">
            <text:p>0.0140694356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62" calcext:value-type="float">
            <text:p>262</text:p>
          </table:table-cell>
          <table:table-cell office:value-type="float" office:value="25303.1666666667" calcext:value-type="float">
            <text:p>25303.1666666667</text:p>
          </table:table-cell>
          <table:table-cell office:value-type="float" office:value="0.01442507196069" calcext:value-type="float">
            <text:p>0.014425072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62" calcext:value-type="float">
            <text:p>262</text:p>
          </table:table-cell>
          <table:table-cell office:value-type="float" office:value="25312.3333333333" calcext:value-type="float">
            <text:p>25312.3333333333</text:p>
          </table:table-cell>
          <table:table-cell office:value-type="float" office:value="0.014617380196742" calcext:value-type="float">
            <text:p>0.0146173802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63" calcext:value-type="float">
            <text:p>263</text:p>
          </table:table-cell>
          <table:table-cell office:value-type="float" office:value="24587.5" calcext:value-type="float">
            <text:p>24587.5</text:p>
          </table:table-cell>
          <table:table-cell office:value-type="float" office:value="0.0132180986273513" calcext:value-type="float">
            <text:p>0.0132180986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3" calcext:value-type="float">
            <text:p>263</text:p>
          </table:table-cell>
          <table:table-cell office:value-type="float" office:value="24729.5" calcext:value-type="float">
            <text:p>24729.5</text:p>
          </table:table-cell>
          <table:table-cell office:value-type="float" office:value="0.0133443862593259" calcext:value-type="float">
            <text:p>0.0133443863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63" calcext:value-type="float">
            <text:p>263</text:p>
          </table:table-cell>
          <table:table-cell office:value-type="float" office:value="24940" calcext:value-type="float">
            <text:p>24940</text:p>
          </table:table-cell>
          <table:table-cell office:value-type="float" office:value="0.0134322373696872" calcext:value-type="float">
            <text:p>0.0134322374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63" calcext:value-type="float">
            <text:p>263</text:p>
          </table:table-cell>
          <table:table-cell office:value-type="float" office:value="24957.5714285714" calcext:value-type="float">
            <text:p>24957.5714285714</text:p>
          </table:table-cell>
          <table:table-cell office:value-type="float" office:value="0.0136231203814474" calcext:value-type="float">
            <text:p>0.0136231204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3" calcext:value-type="float">
            <text:p>263</text:p>
          </table:table-cell>
          <table:table-cell office:value-type="float" office:value="25044.4285714286" calcext:value-type="float">
            <text:p>25044.4285714286</text:p>
          </table:table-cell>
          <table:table-cell office:value-type="float" office:value="0.0137755189349214" calcext:value-type="float">
            <text:p>0.0137755189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3" calcext:value-type="float">
            <text:p>263</text:p>
          </table:table-cell>
          <table:table-cell office:value-type="float" office:value="25160.5217391304" calcext:value-type="float">
            <text:p>25160.5217391304</text:p>
          </table:table-cell>
          <table:table-cell office:value-type="float" office:value="0.0143081293676083" calcext:value-type="float">
            <text:p>0.0143081294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3" calcext:value-type="float">
            <text:p>263</text:p>
          </table:table-cell>
          <table:table-cell office:value-type="float" office:value="25174.3333333333" calcext:value-type="float">
            <text:p>25174.3333333333</text:p>
          </table:table-cell>
          <table:table-cell office:value-type="float" office:value="0.0139030494021689" calcext:value-type="float">
            <text:p>0.0139030494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3" calcext:value-type="float">
            <text:p>263</text:p>
          </table:table-cell>
          <table:table-cell office:value-type="float" office:value="25206.8888888889" calcext:value-type="float">
            <text:p>25206.8888888889</text:p>
          </table:table-cell>
          <table:table-cell office:value-type="float" office:value="0.0140834516137564" calcext:value-type="float">
            <text:p>0.0140834516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63" calcext:value-type="float">
            <text:p>263</text:p>
          </table:table-cell>
          <table:table-cell office:value-type="float" office:value="25275.75" calcext:value-type="float">
            <text:p>25275.75</text:p>
          </table:table-cell>
          <table:table-cell office:value-type="float" office:value="0.0146385369375785" calcext:value-type="float">
            <text:p>0.0146385369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63" calcext:value-type="float">
            <text:p>263</text:p>
          </table:table-cell>
          <table:table-cell office:value-type="float" office:value="25277" calcext:value-type="float">
            <text:p>25277</text:p>
          </table:table-cell>
          <table:table-cell office:value-type="float" office:value="0.0144400047473988" calcext:value-type="float">
            <text:p>0.0144400047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64" calcext:value-type="float">
            <text:p>264</text:p>
          </table:table-cell>
          <table:table-cell office:value-type="float" office:value="24559.3333333333" calcext:value-type="float">
            <text:p>24559.3333333333</text:p>
          </table:table-cell>
          <table:table-cell office:value-type="float" office:value="0.0132332582317652" calcext:value-type="float">
            <text:p>0.0132332582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4" calcext:value-type="float">
            <text:p>264</text:p>
          </table:table-cell>
          <table:table-cell office:value-type="float" office:value="24690.8" calcext:value-type="float">
            <text:p>24690.8</text:p>
          </table:table-cell>
          <table:table-cell office:value-type="float" office:value="0.0133653020558265" calcext:value-type="float">
            <text:p>0.013365302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64" calcext:value-type="float">
            <text:p>264</text:p>
          </table:table-cell>
          <table:table-cell office:value-type="float" office:value="24939.8" calcext:value-type="float">
            <text:p>24939.8</text:p>
          </table:table-cell>
          <table:table-cell office:value-type="float" office:value="0.0134323450869694" calcext:value-type="float">
            <text:p>0.0134323451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64" calcext:value-type="float">
            <text:p>264</text:p>
          </table:table-cell>
          <table:table-cell office:value-type="float" office:value="24946.1428571429" calcext:value-type="float">
            <text:p>24946.1428571429</text:p>
          </table:table-cell>
          <table:table-cell office:value-type="float" office:value="0.013629361538858" calcext:value-type="float">
            <text:p>0.013629361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4" calcext:value-type="float">
            <text:p>264</text:p>
          </table:table-cell>
          <table:table-cell office:value-type="float" office:value="25018.8" calcext:value-type="float">
            <text:p>25018.8</text:p>
          </table:table-cell>
          <table:table-cell office:value-type="float" office:value="0.013789630198091" calcext:value-type="float">
            <text:p>0.0137896302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4" calcext:value-type="float">
            <text:p>264</text:p>
          </table:table-cell>
          <table:table-cell office:value-type="float" office:value="25141.1176470588" calcext:value-type="float">
            <text:p>25141.1176470588</text:p>
          </table:table-cell>
          <table:table-cell office:value-type="float" office:value="0.0143191724828556" calcext:value-type="float">
            <text:p>0.0143191725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4" calcext:value-type="float">
            <text:p>264</text:p>
          </table:table-cell>
          <table:table-cell office:value-type="float" office:value="25150.8571428571" calcext:value-type="float">
            <text:p>25150.8571428571</text:p>
          </table:table-cell>
          <table:table-cell office:value-type="float" office:value="0.0139160267187713" calcext:value-type="float">
            <text:p>0.0139160267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4" calcext:value-type="float">
            <text:p>264</text:p>
          </table:table-cell>
          <table:table-cell office:value-type="float" office:value="25184.5" calcext:value-type="float">
            <text:p>25184.5</text:p>
          </table:table-cell>
          <table:table-cell office:value-type="float" office:value="0.0140959717286426" calcext:value-type="float">
            <text:p>0.0140959717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64" calcext:value-type="float">
            <text:p>264</text:p>
          </table:table-cell>
          <table:table-cell office:value-type="float" office:value="25227.5" calcext:value-type="float">
            <text:p>25227.5</text:p>
          </table:table-cell>
          <table:table-cell office:value-type="float" office:value="0.0146665345357249" calcext:value-type="float">
            <text:p>0.0146665345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64" calcext:value-type="float">
            <text:p>264</text:p>
          </table:table-cell>
          <table:table-cell office:value-type="float" office:value="25267.0833333333" calcext:value-type="float">
            <text:p>25267.0833333333</text:p>
          </table:table-cell>
          <table:table-cell office:value-type="float" office:value="0.0144456720700516" calcext:value-type="float">
            <text:p>0.0144456721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65" calcext:value-type="float">
            <text:p>265</text:p>
          </table:table-cell>
          <table:table-cell office:value-type="float" office:value="24530.5" calcext:value-type="float">
            <text:p>24530.5</text:p>
          </table:table-cell>
          <table:table-cell office:value-type="float" office:value="0.013248812702554" calcext:value-type="float">
            <text:p>0.0132488127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5" calcext:value-type="float">
            <text:p>265</text:p>
          </table:table-cell>
          <table:table-cell office:value-type="float" office:value="24684.3333333333" calcext:value-type="float">
            <text:p>24684.3333333333</text:p>
          </table:table-cell>
          <table:table-cell office:value-type="float" office:value="0.0133688034245743" calcext:value-type="float">
            <text:p>0.0133688034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65" calcext:value-type="float">
            <text:p>265</text:p>
          </table:table-cell>
          <table:table-cell office:value-type="float" office:value="24908.8" calcext:value-type="float">
            <text:p>24908.8</text:p>
          </table:table-cell>
          <table:table-cell office:value-type="float" office:value="0.0134490621788284" calcext:value-type="float">
            <text:p>0.0134490622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65" calcext:value-type="float">
            <text:p>265</text:p>
          </table:table-cell>
          <table:table-cell office:value-type="float" office:value="24935.8571428571" calcext:value-type="float">
            <text:p>24935.8571428571</text:p>
          </table:table-cell>
          <table:table-cell office:value-type="float" office:value="0.0136349834718793" calcext:value-type="float">
            <text:p>0.013634983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5" calcext:value-type="float">
            <text:p>265</text:p>
          </table:table-cell>
          <table:table-cell office:value-type="float" office:value="25001.2857142857" calcext:value-type="float">
            <text:p>25001.2857142857</text:p>
          </table:table-cell>
          <table:table-cell office:value-type="float" office:value="0.013799290322212" calcext:value-type="float">
            <text:p>0.0137992903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5" calcext:value-type="float">
            <text:p>265</text:p>
          </table:table-cell>
          <table:table-cell office:value-type="float" office:value="25122.15" calcext:value-type="float">
            <text:p>25122.15</text:p>
          </table:table-cell>
          <table:table-cell office:value-type="float" office:value="0.0143299836996435" calcext:value-type="float">
            <text:p>0.0143299837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5" calcext:value-type="float">
            <text:p>265</text:p>
          </table:table-cell>
          <table:table-cell office:value-type="float" office:value="25127.1428571429" calcext:value-type="float">
            <text:p>25127.1428571429</text:p>
          </table:table-cell>
          <table:table-cell office:value-type="float" office:value="0.0139291602706237" calcext:value-type="float">
            <text:p>0.0139291603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5" calcext:value-type="float">
            <text:p>265</text:p>
          </table:table-cell>
          <table:table-cell office:value-type="float" office:value="25172.5" calcext:value-type="float">
            <text:p>25172.5</text:p>
          </table:table-cell>
          <table:table-cell office:value-type="float" office:value="0.0141026914291389" calcext:value-type="float">
            <text:p>0.0141026914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65" calcext:value-type="float">
            <text:p>265</text:p>
          </table:table-cell>
          <table:table-cell office:value-type="float" office:value="25202" calcext:value-type="float">
            <text:p>25202</text:p>
          </table:table-cell>
          <table:table-cell office:value-type="float" office:value="0.0146813744940878" calcext:value-type="float">
            <text:p>0.0146813745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65" calcext:value-type="float">
            <text:p>265</text:p>
          </table:table-cell>
          <table:table-cell office:value-type="float" office:value="25241.2857142857" calcext:value-type="float">
            <text:p>25241.2857142857</text:p>
          </table:table-cell>
          <table:table-cell office:value-type="float" office:value="0.0144604361335454" calcext:value-type="float">
            <text:p>0.0144604361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66" calcext:value-type="float">
            <text:p>266</text:p>
          </table:table-cell>
          <table:table-cell office:value-type="float" office:value="24521.6666666667" calcext:value-type="float">
            <text:p>24521.6666666667</text:p>
          </table:table-cell>
          <table:table-cell office:value-type="float" office:value="0.0132535852647319" calcext:value-type="float">
            <text:p>0.0132535853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24667.3333333333" calcext:value-type="float">
            <text:p>24667.3333333333</text:p>
          </table:table-cell>
          <table:table-cell office:value-type="float" office:value="0.0133780168103565" calcext:value-type="float">
            <text:p>0.013378016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66" calcext:value-type="float">
            <text:p>266</text:p>
          </table:table-cell>
          <table:table-cell office:value-type="float" office:value="24886.7142857143" calcext:value-type="float">
            <text:p>24886.7142857143</text:p>
          </table:table-cell>
          <table:table-cell office:value-type="float" office:value="0.0136619079600705" calcext:value-type="float">
            <text:p>0.013661908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66" calcext:value-type="float">
            <text:p>266</text:p>
          </table:table-cell>
          <table:table-cell office:value-type="float" office:value="24898.5" calcext:value-type="float">
            <text:p>24898.5</text:p>
          </table:table-cell>
          <table:table-cell office:value-type="float" office:value="0.0134546257806695" calcext:value-type="float">
            <text:p>0.0134546258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6" calcext:value-type="float">
            <text:p>266</text:p>
          </table:table-cell>
          <table:table-cell office:value-type="float" office:value="24994.5" calcext:value-type="float">
            <text:p>24994.5</text:p>
          </table:table-cell>
          <table:table-cell office:value-type="float" office:value="0.013803036668067" calcext:value-type="float">
            <text:p>0.0138030367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6" calcext:value-type="float">
            <text:p>266</text:p>
          </table:table-cell>
          <table:table-cell office:value-type="float" office:value="25106.9411764706" calcext:value-type="float">
            <text:p>25106.9411764706</text:p>
          </table:table-cell>
          <table:table-cell office:value-type="float" office:value="0.014338664255022" calcext:value-type="float">
            <text:p>0.0143386643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6" calcext:value-type="float">
            <text:p>266</text:p>
          </table:table-cell>
          <table:table-cell office:value-type="float" office:value="25110.875" calcext:value-type="float">
            <text:p>25110.875</text:p>
          </table:table-cell>
          <table:table-cell office:value-type="float" office:value="0.0139381841532802" calcext:value-type="float">
            <text:p>0.0139381842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6" calcext:value-type="float">
            <text:p>266</text:p>
          </table:table-cell>
          <table:table-cell office:value-type="float" office:value="25152.6666666667" calcext:value-type="float">
            <text:p>25152.6666666667</text:p>
          </table:table-cell>
          <table:table-cell office:value-type="float" office:value="0.0141138116568157" calcext:value-type="float">
            <text:p>0.0141138117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66" calcext:value-type="float">
            <text:p>266</text:p>
          </table:table-cell>
          <table:table-cell office:value-type="float" office:value="25223.5384615385" calcext:value-type="float">
            <text:p>25223.5384615385</text:p>
          </table:table-cell>
          <table:table-cell office:value-type="float" office:value="0.0144706104798326" calcext:value-type="float">
            <text:p>0.0144706105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66" calcext:value-type="float">
            <text:p>266</text:p>
          </table:table-cell>
          <table:table-cell office:value-type="float" office:value="25284" calcext:value-type="float">
            <text:p>25284</text:p>
          </table:table-cell>
          <table:table-cell office:value-type="float" office:value="0.0146337604809366" calcext:value-type="float">
            <text:p>0.0146337605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67" calcext:value-type="float">
            <text:p>267</text:p>
          </table:table-cell>
          <table:table-cell office:value-type="float" office:value="24493.8" calcext:value-type="float">
            <text:p>24493.8</text:p>
          </table:table-cell>
          <table:table-cell office:value-type="float" office:value="0.0132686639067846" calcext:value-type="float">
            <text:p>0.0132686639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7" calcext:value-type="float">
            <text:p>267</text:p>
          </table:table-cell>
          <table:table-cell office:value-type="float" office:value="24650.5714285714" calcext:value-type="float">
            <text:p>24650.5714285714</text:p>
          </table:table-cell>
          <table:table-cell office:value-type="float" office:value="0.0133871135992211" calcext:value-type="float">
            <text:p>0.0133871136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67" calcext:value-type="float">
            <text:p>267</text:p>
          </table:table-cell>
          <table:table-cell office:value-type="float" office:value="24863.1428571429" calcext:value-type="float">
            <text:p>24863.1428571429</text:p>
          </table:table-cell>
          <table:table-cell office:value-type="float" office:value="0.0136748600912423" calcext:value-type="float">
            <text:p>0.013674860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67" calcext:value-type="float">
            <text:p>267</text:p>
          </table:table-cell>
          <table:table-cell office:value-type="float" office:value="24882" calcext:value-type="float">
            <text:p>24882</text:p>
          </table:table-cell>
          <table:table-cell office:value-type="float" office:value="0.0134635479463066" calcext:value-type="float">
            <text:p>0.0134635479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7" calcext:value-type="float">
            <text:p>267</text:p>
          </table:table-cell>
          <table:table-cell office:value-type="float" office:value="24970.2857142857" calcext:value-type="float">
            <text:p>24970.2857142857</text:p>
          </table:table-cell>
          <table:table-cell office:value-type="float" office:value="0.0138164218042016" calcext:value-type="float">
            <text:p>0.0138164218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7" calcext:value-type="float">
            <text:p>267</text:p>
          </table:table-cell>
          <table:table-cell office:value-type="float" office:value="25075.6" calcext:value-type="float">
            <text:p>25075.6</text:p>
          </table:table-cell>
          <table:table-cell office:value-type="float" office:value="0.0143565856848889" calcext:value-type="float">
            <text:p>0.0143565857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7" calcext:value-type="float">
            <text:p>267</text:p>
          </table:table-cell>
          <table:table-cell office:value-type="float" office:value="25081.8571428571" calcext:value-type="float">
            <text:p>25081.8571428571</text:p>
          </table:table-cell>
          <table:table-cell office:value-type="float" office:value="0.0139543096034128" calcext:value-type="float">
            <text:p>0.0139543096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7" calcext:value-type="float">
            <text:p>267</text:p>
          </table:table-cell>
          <table:table-cell office:value-type="float" office:value="25116" calcext:value-type="float">
            <text:p>25116</text:p>
          </table:table-cell>
          <table:table-cell office:value-type="float" office:value="0.0141344163083294" calcext:value-type="float">
            <text:p>0.0141344163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67" calcext:value-type="float">
            <text:p>267</text:p>
          </table:table-cell>
          <table:table-cell office:value-type="float" office:value="25213.75" calcext:value-type="float">
            <text:p>25213.75</text:p>
          </table:table-cell>
          <table:table-cell office:value-type="float" office:value="0.0144762282484755" calcext:value-type="float">
            <text:p>0.0144762282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67" calcext:value-type="float">
            <text:p>267</text:p>
          </table:table-cell>
          <table:table-cell office:value-type="float" office:value="25306" calcext:value-type="float">
            <text:p>25306</text:p>
          </table:table-cell>
          <table:table-cell office:value-type="float" office:value="0.0146210384888959" calcext:value-type="float">
            <text:p>0.0146210385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68" calcext:value-type="float">
            <text:p>268</text:p>
          </table:table-cell>
          <table:table-cell office:value-type="float" office:value="24466.75" calcext:value-type="float">
            <text:p>24466.75</text:p>
          </table:table-cell>
          <table:table-cell office:value-type="float" office:value="0.0132833335036325" calcext:value-type="float">
            <text:p>0.0132833335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8" calcext:value-type="float">
            <text:p>268</text:p>
          </table:table-cell>
          <table:table-cell office:value-type="float" office:value="24634.8571428571" calcext:value-type="float">
            <text:p>24634.8571428571</text:p>
          </table:table-cell>
          <table:table-cell office:value-type="float" office:value="0.0133956530815801" calcext:value-type="float">
            <text:p>0.0133956531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68" calcext:value-type="float">
            <text:p>268</text:p>
          </table:table-cell>
          <table:table-cell office:value-type="float" office:value="24852.25" calcext:value-type="float">
            <text:p>24852.25</text:p>
          </table:table-cell>
          <table:table-cell office:value-type="float" office:value="0.0136808538462312" calcext:value-type="float">
            <text:p>0.0136808538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68" calcext:value-type="float">
            <text:p>268</text:p>
          </table:table-cell>
          <table:table-cell office:value-type="float" office:value="24857" calcext:value-type="float">
            <text:p>24857</text:p>
          </table:table-cell>
          <table:table-cell office:value-type="float" office:value="0.0134770889487871" calcext:value-type="float">
            <text:p>0.0134770889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8" calcext:value-type="float">
            <text:p>268</text:p>
          </table:table-cell>
          <table:table-cell office:value-type="float" office:value="24942.1428571429" calcext:value-type="float">
            <text:p>24942.1428571429</text:p>
          </table:table-cell>
          <table:table-cell office:value-type="float" office:value="0.0138320112259801" calcext:value-type="float">
            <text:p>0.0138320112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8" calcext:value-type="float">
            <text:p>268</text:p>
          </table:table-cell>
          <table:table-cell office:value-type="float" office:value="25050.1363636364" calcext:value-type="float">
            <text:p>25050.1363636364</text:p>
          </table:table-cell>
          <table:table-cell office:value-type="float" office:value="0.014371179253243" calcext:value-type="float">
            <text:p>0.0143711793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8" calcext:value-type="float">
            <text:p>268</text:p>
          </table:table-cell>
          <table:table-cell office:value-type="float" office:value="25065.125" calcext:value-type="float">
            <text:p>25065.125</text:p>
          </table:table-cell>
          <table:table-cell office:value-type="float" office:value="0.0139636247575067" calcext:value-type="float">
            <text:p>0.0139636248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8" calcext:value-type="float">
            <text:p>268</text:p>
          </table:table-cell>
          <table:table-cell office:value-type="float" office:value="25107.25" calcext:value-type="float">
            <text:p>25107.25</text:p>
          </table:table-cell>
          <table:table-cell office:value-type="float" office:value="0.0141393422218682" calcext:value-type="float">
            <text:p>0.014139342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68" calcext:value-type="float">
            <text:p>268</text:p>
          </table:table-cell>
          <table:table-cell office:value-type="float" office:value="25197.4285714286" calcext:value-type="float">
            <text:p>25197.4285714286</text:p>
          </table:table-cell>
          <table:table-cell office:value-type="float" office:value="0.0144856051070971" calcext:value-type="float">
            <text:p>0.0144856051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68" calcext:value-type="float">
            <text:p>268</text:p>
          </table:table-cell>
          <table:table-cell office:value-type="float" office:value="25295.25" calcext:value-type="float">
            <text:p>25295.25</text:p>
          </table:table-cell>
          <table:table-cell office:value-type="float" office:value="0.0146272521520839" calcext:value-type="float">
            <text:p>0.0146272522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69" calcext:value-type="float">
            <text:p>269</text:p>
          </table:table-cell>
          <table:table-cell office:value-type="float" office:value="24453.2" calcext:value-type="float">
            <text:p>24453.2</text:p>
          </table:table-cell>
          <table:table-cell office:value-type="float" office:value="0.0132906940604911" calcext:value-type="float">
            <text:p>0.0132906941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9" calcext:value-type="float">
            <text:p>269</text:p>
          </table:table-cell>
          <table:table-cell office:value-type="float" office:value="24617.8333333333" calcext:value-type="float">
            <text:p>24617.8333333333</text:p>
          </table:table-cell>
          <table:table-cell office:value-type="float" office:value="0.0134049164900783" calcext:value-type="float">
            <text:p>0.0134049165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69" calcext:value-type="float">
            <text:p>269</text:p>
          </table:table-cell>
          <table:table-cell office:value-type="float" office:value="24822" calcext:value-type="float">
            <text:p>24822</text:p>
          </table:table-cell>
          <table:table-cell office:value-type="float" office:value="0.0136975263878817" calcext:value-type="float">
            <text:p>0.0136975264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69" calcext:value-type="float">
            <text:p>269</text:p>
          </table:table-cell>
          <table:table-cell office:value-type="float" office:value="24852.8333333333" calcext:value-type="float">
            <text:p>24852.8333333333</text:p>
          </table:table-cell>
          <table:table-cell office:value-type="float" office:value="0.0134793484310977" calcext:value-type="float">
            <text:p>0.0134793484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9" calcext:value-type="float">
            <text:p>269</text:p>
          </table:table-cell>
          <table:table-cell office:value-type="float" office:value="24936.125" calcext:value-type="float">
            <text:p>24936.125</text:p>
          </table:table-cell>
          <table:table-cell office:value-type="float" office:value="0.0138353493175062" calcext:value-type="float">
            <text:p>0.0138353493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9" calcext:value-type="float">
            <text:p>269</text:p>
          </table:table-cell>
          <table:table-cell office:value-type="float" office:value="25037.2727272727" calcext:value-type="float">
            <text:p>25037.2727272727</text:p>
          </table:table-cell>
          <table:table-cell office:value-type="float" office:value="0.0143785628699031" calcext:value-type="float">
            <text:p>0.0143785629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9" calcext:value-type="float">
            <text:p>269</text:p>
          </table:table-cell>
          <table:table-cell office:value-type="float" office:value="25042" calcext:value-type="float">
            <text:p>25042</text:p>
          </table:table-cell>
          <table:table-cell office:value-type="float" office:value="0.0139765194473285" calcext:value-type="float">
            <text:p>0.0139765194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9" calcext:value-type="float">
            <text:p>269</text:p>
          </table:table-cell>
          <table:table-cell office:value-type="float" office:value="25082.4" calcext:value-type="float">
            <text:p>25082.4</text:p>
          </table:table-cell>
          <table:table-cell office:value-type="float" office:value="0.0141533505565656" calcext:value-type="float">
            <text:p>0.0141533506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69" calcext:value-type="float">
            <text:p>269</text:p>
          </table:table-cell>
          <table:table-cell office:value-type="float" office:value="25176.2142857143" calcext:value-type="float">
            <text:p>25176.2142857143</text:p>
          </table:table-cell>
          <table:table-cell office:value-type="float" office:value="0.0144978111426034" calcext:value-type="float">
            <text:p>0.0144978111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69" calcext:value-type="float">
            <text:p>269</text:p>
          </table:table-cell>
          <table:table-cell office:value-type="float" office:value="25267.25" calcext:value-type="float">
            <text:p>25267.25</text:p>
          </table:table-cell>
          <table:table-cell office:value-type="float" office:value="0.014643461397659" calcext:value-type="float">
            <text:p>0.0146434614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70" calcext:value-type="float">
            <text:p>270</text:p>
          </table:table-cell>
          <table:table-cell office:value-type="float" office:value="24483.8" calcext:value-type="float">
            <text:p>24483.8</text:p>
          </table:table-cell>
          <table:table-cell office:value-type="float" office:value="0.0132740832713876" calcext:value-type="float">
            <text:p>0.0132740833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70" calcext:value-type="float">
            <text:p>270</text:p>
          </table:table-cell>
          <table:table-cell office:value-type="float" office:value="24609.2857142857" calcext:value-type="float">
            <text:p>24609.2857142857</text:p>
          </table:table-cell>
          <table:table-cell office:value-type="float" office:value="0.0134095724610339" calcext:value-type="float">
            <text:p>0.0134095725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70" calcext:value-type="float">
            <text:p>270</text:p>
          </table:table-cell>
          <table:table-cell office:value-type="float" office:value="24805.8888888889" calcext:value-type="float">
            <text:p>24805.8888888889</text:p>
          </table:table-cell>
          <table:table-cell office:value-type="float" office:value="0.0137064227580368" calcext:value-type="float">
            <text:p>0.0137064228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70" calcext:value-type="float">
            <text:p>270</text:p>
          </table:table-cell>
          <table:table-cell office:value-type="float" office:value="24834" calcext:value-type="float">
            <text:p>24834</text:p>
          </table:table-cell>
          <table:table-cell office:value-type="float" office:value="0.0134895707497785" calcext:value-type="float">
            <text:p>0.0134895707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70" calcext:value-type="float">
            <text:p>270</text:p>
          </table:table-cell>
          <table:table-cell office:value-type="float" office:value="24907.4285714286" calcext:value-type="float">
            <text:p>24907.4285714286</text:p>
          </table:table-cell>
          <table:table-cell office:value-type="float" office:value="0.0138512893456915" calcext:value-type="float">
            <text:p>0.0138512893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0" calcext:value-type="float">
            <text:p>270</text:p>
          </table:table-cell>
          <table:table-cell office:value-type="float" office:value="25008" calcext:value-type="float">
            <text:p>25008</text:p>
          </table:table-cell>
          <table:table-cell office:value-type="float" office:value="0.0143953934740883" calcext:value-type="float">
            <text:p>0.0143953935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0" calcext:value-type="float">
            <text:p>270</text:p>
          </table:table-cell>
          <table:table-cell office:value-type="float" office:value="25022.6666666667" calcext:value-type="float">
            <text:p>25022.6666666667</text:p>
          </table:table-cell>
          <table:table-cell office:value-type="float" office:value="0.0139873181648639" calcext:value-type="float">
            <text:p>0.0139873182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0" calcext:value-type="float">
            <text:p>270</text:p>
          </table:table-cell>
          <table:table-cell office:value-type="float" office:value="25049.8" calcext:value-type="float">
            <text:p>25049.8</text:p>
          </table:table-cell>
          <table:table-cell office:value-type="float" office:value="0.0141717698344897" calcext:value-type="float">
            <text:p>0.0141717698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70" calcext:value-type="float">
            <text:p>270</text:p>
          </table:table-cell>
          <table:table-cell office:value-type="float" office:value="25155.2142857143" calcext:value-type="float">
            <text:p>25155.2142857143</text:p>
          </table:table-cell>
          <table:table-cell office:value-type="float" office:value="0.0145099141615059" calcext:value-type="float">
            <text:p>0.0145099142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70" calcext:value-type="float">
            <text:p>270</text:p>
          </table:table-cell>
          <table:table-cell office:value-type="float" office:value="25240" calcext:value-type="float">
            <text:p>25240</text:p>
          </table:table-cell>
          <table:table-cell office:value-type="float" office:value="0.0146592709984152" calcext:value-type="float">
            <text:p>0.014659271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71" calcext:value-type="float">
            <text:p>271</text:p>
          </table:table-cell>
          <table:table-cell office:value-type="float" office:value="24511.4" calcext:value-type="float">
            <text:p>24511.4</text:p>
          </table:table-cell>
          <table:table-cell office:value-type="float" office:value="0.0132591365650269" calcext:value-type="float">
            <text:p>0.0132591366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71" calcext:value-type="float">
            <text:p>271</text:p>
          </table:table-cell>
          <table:table-cell office:value-type="float" office:value="24592" calcext:value-type="float">
            <text:p>24592</text:p>
          </table:table-cell>
          <table:table-cell office:value-type="float" office:value="0.0134189980481457" calcext:value-type="float">
            <text:p>0.01341899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71" calcext:value-type="float">
            <text:p>271</text:p>
          </table:table-cell>
          <table:table-cell office:value-type="float" office:value="24790.25" calcext:value-type="float">
            <text:p>24790.25</text:p>
          </table:table-cell>
          <table:table-cell office:value-type="float" office:value="0.013715069432539" calcext:value-type="float">
            <text:p>0.0137150694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71" calcext:value-type="float">
            <text:p>271</text:p>
          </table:table-cell>
          <table:table-cell office:value-type="float" office:value="24806.1428571429" calcext:value-type="float">
            <text:p>24806.1428571429</text:p>
          </table:table-cell>
          <table:table-cell office:value-type="float" office:value="0.0135047194531308" calcext:value-type="float">
            <text:p>0.013504719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71" calcext:value-type="float">
            <text:p>271</text:p>
          </table:table-cell>
          <table:table-cell office:value-type="float" office:value="24890.1428571429" calcext:value-type="float">
            <text:p>24890.1428571429</text:p>
          </table:table-cell>
          <table:table-cell office:value-type="float" office:value="0.0138609087934983" calcext:value-type="float">
            <text:p>0.0138609088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1" calcext:value-type="float">
            <text:p>271</text:p>
          </table:table-cell>
          <table:table-cell office:value-type="float" office:value="24969.9615384615" calcext:value-type="float">
            <text:p>24969.9615384615</text:p>
          </table:table-cell>
          <table:table-cell office:value-type="float" office:value="0.0144173229680585" calcext:value-type="float">
            <text:p>0.014417323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1" calcext:value-type="float">
            <text:p>271</text:p>
          </table:table-cell>
          <table:table-cell office:value-type="float" office:value="24998.1428571429" calcext:value-type="float">
            <text:p>24998.1428571429</text:p>
          </table:table-cell>
          <table:table-cell office:value-type="float" office:value="0.0140010400772629" calcext:value-type="float">
            <text:p>0.0140010401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1" calcext:value-type="float">
            <text:p>271</text:p>
          </table:table-cell>
          <table:table-cell office:value-type="float" office:value="25034.7" calcext:value-type="float">
            <text:p>25034.7</text:p>
          </table:table-cell>
          <table:table-cell office:value-type="float" office:value="0.014180317719006" calcext:value-type="float">
            <text:p>0.0141803177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71" calcext:value-type="float">
            <text:p>271</text:p>
          </table:table-cell>
          <table:table-cell office:value-type="float" office:value="25130.5625" calcext:value-type="float">
            <text:p>25130.5625</text:p>
          </table:table-cell>
          <table:table-cell office:value-type="float" office:value="0.0145241476389556" calcext:value-type="float">
            <text:p>0.0145241476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71" calcext:value-type="float">
            <text:p>271</text:p>
          </table:table-cell>
          <table:table-cell office:value-type="float" office:value="25207.5" calcext:value-type="float">
            <text:p>25207.5</text:p>
          </table:table-cell>
          <table:table-cell office:value-type="float" office:value="0.0146781711792125" calcext:value-type="float">
            <text:p>0.0146781712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72" calcext:value-type="float">
            <text:p>272</text:p>
          </table:table-cell>
          <table:table-cell office:value-type="float" office:value="24507.4" calcext:value-type="float">
            <text:p>24507.4</text:p>
          </table:table-cell>
          <table:table-cell office:value-type="float" office:value="0.0132613006683696" calcext:value-type="float">
            <text:p>0.0132613007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72" calcext:value-type="float">
            <text:p>272</text:p>
          </table:table-cell>
          <table:table-cell office:value-type="float" office:value="24581.375" calcext:value-type="float">
            <text:p>24581.375</text:p>
          </table:table-cell>
          <table:table-cell office:value-type="float" office:value="0.01342479824664" calcext:value-type="float">
            <text:p>0.0134247982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72" calcext:value-type="float">
            <text:p>272</text:p>
          </table:table-cell>
          <table:table-cell office:value-type="float" office:value="24773.1" calcext:value-type="float">
            <text:p>24773.1</text:p>
          </table:table-cell>
          <table:table-cell office:value-type="float" office:value="0.0137245641441725" calcext:value-type="float">
            <text:p>0.013724564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72" calcext:value-type="float">
            <text:p>272</text:p>
          </table:table-cell>
          <table:table-cell office:value-type="float" office:value="24783.8333333333" calcext:value-type="float">
            <text:p>24783.8333333333</text:p>
          </table:table-cell>
          <table:table-cell office:value-type="float" office:value="0.0135168759204589" calcext:value-type="float">
            <text:p>0.0135168759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72" calcext:value-type="float">
            <text:p>272</text:p>
          </table:table-cell>
          <table:table-cell office:value-type="float" office:value="24878" calcext:value-type="float">
            <text:p>24878</text:p>
          </table:table-cell>
          <table:table-cell office:value-type="float" office:value="0.0138676742503417" calcext:value-type="float">
            <text:p>0.0138676743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2" calcext:value-type="float">
            <text:p>272</text:p>
          </table:table-cell>
          <table:table-cell office:value-type="float" office:value="24938.6666666667" calcext:value-type="float">
            <text:p>24938.6666666667</text:p>
          </table:table-cell>
          <table:table-cell office:value-type="float" office:value="0.0144354148845167" calcext:value-type="float">
            <text:p>0.0144354149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2" calcext:value-type="float">
            <text:p>272</text:p>
          </table:table-cell>
          <table:table-cell office:value-type="float" office:value="25000.7142857143" calcext:value-type="float">
            <text:p>25000.7142857143</text:p>
          </table:table-cell>
          <table:table-cell office:value-type="float" office:value="0.0139996000114282" calcext:value-type="float">
            <text:p>0.0139996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2" calcext:value-type="float">
            <text:p>272</text:p>
          </table:table-cell>
          <table:table-cell office:value-type="float" office:value="25017.3" calcext:value-type="float">
            <text:p>25017.3</text:p>
          </table:table-cell>
          <table:table-cell office:value-type="float" office:value="0.0141901803951665" calcext:value-type="float">
            <text:p>0.0141901804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72" calcext:value-type="float">
            <text:p>272</text:p>
          </table:table-cell>
          <table:table-cell office:value-type="float" office:value="25115.8333333333" calcext:value-type="float">
            <text:p>25115.8333333333</text:p>
          </table:table-cell>
          <table:table-cell office:value-type="float" office:value="0.0145326653173629" calcext:value-type="float">
            <text:p>0.0145326653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72" calcext:value-type="float">
            <text:p>272</text:p>
          </table:table-cell>
          <table:table-cell office:value-type="float" office:value="25193.2" calcext:value-type="float">
            <text:p>25193.2</text:p>
          </table:table-cell>
          <table:table-cell office:value-type="float" office:value="0.0146865027070797" calcext:value-type="float">
            <text:p>0.0146865027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73" calcext:value-type="float">
            <text:p>273</text:p>
          </table:table-cell>
          <table:table-cell office:value-type="float" office:value="24479.25" calcext:value-type="float">
            <text:p>24479.25</text:p>
          </table:table-cell>
          <table:table-cell office:value-type="float" office:value="0.013276550547913" calcext:value-type="float">
            <text:p>0.0132765505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24570.1428571429" calcext:value-type="float">
            <text:p>24570.1428571429</text:p>
          </table:table-cell>
          <table:table-cell office:value-type="float" office:value="0.0134309353396399" calcext:value-type="float">
            <text:p>0.0134309353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73" calcext:value-type="float">
            <text:p>273</text:p>
          </table:table-cell>
          <table:table-cell office:value-type="float" office:value="24752.7142857143" calcext:value-type="float">
            <text:p>24752.7142857143</text:p>
          </table:table-cell>
          <table:table-cell office:value-type="float" office:value="0.0137358673507667" calcext:value-type="float">
            <text:p>0.0137358674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73" calcext:value-type="float">
            <text:p>273</text:p>
          </table:table-cell>
          <table:table-cell office:value-type="float" office:value="24757.2857142857" calcext:value-type="float">
            <text:p>24757.2857142857</text:p>
          </table:table-cell>
          <table:table-cell office:value-type="float" office:value="0.0135313702748397" calcext:value-type="float">
            <text:p>0.0135313703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73" calcext:value-type="float">
            <text:p>273</text:p>
          </table:table-cell>
          <table:table-cell office:value-type="float" office:value="24856.7142857143" calcext:value-type="float">
            <text:p>24856.7142857143</text:p>
          </table:table-cell>
          <table:table-cell office:value-type="float" office:value="0.0138795496474077" calcext:value-type="float">
            <text:p>0.0138795496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3" calcext:value-type="float">
            <text:p>273</text:p>
          </table:table-cell>
          <table:table-cell office:value-type="float" office:value="24914.5172413793" calcext:value-type="float">
            <text:p>24914.5172413793</text:p>
          </table:table-cell>
          <table:table-cell office:value-type="float" office:value="0.0144494070068552" calcext:value-type="float">
            <text:p>0.014449407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3" calcext:value-type="float">
            <text:p>273</text:p>
          </table:table-cell>
          <table:table-cell office:value-type="float" office:value="24992.25" calcext:value-type="float">
            <text:p>24992.25</text:p>
          </table:table-cell>
          <table:table-cell office:value-type="float" office:value="0.0140043413458172" calcext:value-type="float">
            <text:p>0.0140043413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3" calcext:value-type="float">
            <text:p>273</text:p>
          </table:table-cell>
          <table:table-cell office:value-type="float" office:value="25007.6" calcext:value-type="float">
            <text:p>25007.6</text:p>
          </table:table-cell>
          <table:table-cell office:value-type="float" office:value="0.0141956845119084" calcext:value-type="float">
            <text:p>0.0141956845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73" calcext:value-type="float">
            <text:p>273</text:p>
          </table:table-cell>
          <table:table-cell office:value-type="float" office:value="25106.5555555556" calcext:value-type="float">
            <text:p>25106.5555555556</text:p>
          </table:table-cell>
          <table:table-cell office:value-type="float" office:value="0.0145380356613368" calcext:value-type="float">
            <text:p>0.0145380357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73" calcext:value-type="float">
            <text:p>273</text:p>
          </table:table-cell>
          <table:table-cell office:value-type="float" office:value="25164.5" calcext:value-type="float">
            <text:p>25164.5</text:p>
          </table:table-cell>
          <table:table-cell office:value-type="float" office:value="0.0147032525979058" calcext:value-type="float">
            <text:p>0.0147032526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74" calcext:value-type="float">
            <text:p>274</text:p>
          </table:table-cell>
          <table:table-cell office:value-type="float" office:value="24462.8" calcext:value-type="float">
            <text:p>24462.8</text:p>
          </table:table-cell>
          <table:table-cell office:value-type="float" office:value="0.0132854783589777" calcext:value-type="float">
            <text:p>0.0132854784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74" calcext:value-type="float">
            <text:p>274</text:p>
          </table:table-cell>
          <table:table-cell office:value-type="float" office:value="24541.1428571429" calcext:value-type="float">
            <text:p>24541.1428571429</text:p>
          </table:table-cell>
          <table:table-cell office:value-type="float" office:value="0.0134468065289776" calcext:value-type="float">
            <text:p>0.0134468065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74" calcext:value-type="float">
            <text:p>274</text:p>
          </table:table-cell>
          <table:table-cell office:value-type="float" office:value="24734.375" calcext:value-type="float">
            <text:p>24734.375</text:p>
          </table:table-cell>
          <table:table-cell office:value-type="float" office:value="0.013746051800379" calcext:value-type="float">
            <text:p>0.0137460518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74" calcext:value-type="float">
            <text:p>274</text:p>
          </table:table-cell>
          <table:table-cell office:value-type="float" office:value="24744.8333333333" calcext:value-type="float">
            <text:p>24744.8333333333</text:p>
          </table:table-cell>
          <table:table-cell office:value-type="float" office:value="0.0135381796873421" calcext:value-type="float">
            <text:p>0.0135381797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74" calcext:value-type="float">
            <text:p>274</text:p>
          </table:table-cell>
          <table:table-cell office:value-type="float" office:value="24828.6666666667" calcext:value-type="float">
            <text:p>24828.6666666667</text:p>
          </table:table-cell>
          <table:table-cell office:value-type="float" office:value="0.0138952286335687" calcext:value-type="float">
            <text:p>0.0138952286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4" calcext:value-type="float">
            <text:p>274</text:p>
          </table:table-cell>
          <table:table-cell office:value-type="float" office:value="24891.7586206897" calcext:value-type="float">
            <text:p>24891.7586206897</text:p>
          </table:table-cell>
          <table:table-cell office:value-type="float" office:value="0.0144626181494775" calcext:value-type="float">
            <text:p>0.0144626181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4" calcext:value-type="float">
            <text:p>274</text:p>
          </table:table-cell>
          <table:table-cell office:value-type="float" office:value="24972.25" calcext:value-type="float">
            <text:p>24972.25</text:p>
          </table:table-cell>
          <table:table-cell office:value-type="float" office:value="0.0140155572685681" calcext:value-type="float">
            <text:p>0.0140155573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4" calcext:value-type="float">
            <text:p>274</text:p>
          </table:table-cell>
          <table:table-cell office:value-type="float" office:value="24983" calcext:value-type="float">
            <text:p>24983</text:p>
          </table:table-cell>
          <table:table-cell office:value-type="float" office:value="0.014209662570548" calcext:value-type="float">
            <text:p>0.0142096626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74" calcext:value-type="float">
            <text:p>274</text:p>
          </table:table-cell>
          <table:table-cell office:value-type="float" office:value="25080.1176470588" calcext:value-type="float">
            <text:p>25080.1176470588</text:p>
          </table:table-cell>
          <table:table-cell office:value-type="float" office:value="0.0145533607591671" calcext:value-type="float">
            <text:p>0.0145533608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74" calcext:value-type="float">
            <text:p>274</text:p>
          </table:table-cell>
          <table:table-cell office:value-type="float" office:value="25142.8" calcext:value-type="float">
            <text:p>25142.8</text:p>
          </table:table-cell>
          <table:table-cell office:value-type="float" office:value="0.014715942536233" calcext:value-type="float">
            <text:p>0.0147159425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75" calcext:value-type="float">
            <text:p>275</text:p>
          </table:table-cell>
          <table:table-cell office:value-type="float" office:value="24441" calcext:value-type="float">
            <text:p>24441</text:p>
          </table:table-cell>
          <table:table-cell office:value-type="float" office:value="0.0132973282598912" calcext:value-type="float">
            <text:p>0.0132973283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75" calcext:value-type="float">
            <text:p>275</text:p>
          </table:table-cell>
          <table:table-cell office:value-type="float" office:value="24528.5714285714" calcext:value-type="float">
            <text:p>24528.5714285714</text:p>
          </table:table-cell>
          <table:table-cell office:value-type="float" office:value="0.0134536983110076" calcext:value-type="float">
            <text:p>0.0134536983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75" calcext:value-type="float">
            <text:p>275</text:p>
          </table:table-cell>
          <table:table-cell office:value-type="float" office:value="24721.7" calcext:value-type="float">
            <text:p>24721.7</text:p>
          </table:table-cell>
          <table:table-cell office:value-type="float" office:value="0.0137530995036749" calcext:value-type="float">
            <text:p>0.0137530995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75" calcext:value-type="float">
            <text:p>275</text:p>
          </table:table-cell>
          <table:table-cell office:value-type="float" office:value="24731.7142857143" calcext:value-type="float">
            <text:p>24731.7142857143</text:p>
          </table:table-cell>
          <table:table-cell office:value-type="float" office:value="0.013545361074849" calcext:value-type="float">
            <text:p>0.0135453611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75" calcext:value-type="float">
            <text:p>275</text:p>
          </table:table-cell>
          <table:table-cell office:value-type="float" office:value="24814.3333333333" calcext:value-type="float">
            <text:p>24814.3333333333</text:p>
          </table:table-cell>
          <table:table-cell office:value-type="float" office:value="0.013903254839273" calcext:value-type="float">
            <text:p>0.0139032548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5" calcext:value-type="float">
            <text:p>275</text:p>
          </table:table-cell>
          <table:table-cell office:value-type="float" office:value="24867.8928571429" calcext:value-type="float">
            <text:p>24867.8928571429</text:p>
          </table:table-cell>
          <table:table-cell office:value-type="float" office:value="0.014476497951317" calcext:value-type="float">
            <text:p>0.014476498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5" calcext:value-type="float">
            <text:p>275</text:p>
          </table:table-cell>
          <table:table-cell office:value-type="float" office:value="24934.5555555556" calcext:value-type="float">
            <text:p>24934.5555555556</text:p>
          </table:table-cell>
          <table:table-cell office:value-type="float" office:value="0.014036745079341" calcext:value-type="float">
            <text:p>0.0140367451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5" calcext:value-type="float">
            <text:p>275</text:p>
          </table:table-cell>
          <table:table-cell office:value-type="float" office:value="24965.8" calcext:value-type="float">
            <text:p>24965.8</text:p>
          </table:table-cell>
          <table:table-cell office:value-type="float" office:value="0.0142194522106241" calcext:value-type="float">
            <text:p>0.014219452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75" calcext:value-type="float">
            <text:p>275</text:p>
          </table:table-cell>
          <table:table-cell office:value-type="float" office:value="25054.8" calcext:value-type="float">
            <text:p>25054.8</text:p>
          </table:table-cell>
          <table:table-cell office:value-type="float" office:value="0.0145680667975797" calcext:value-type="float">
            <text:p>0.0145680668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75" calcext:value-type="float">
            <text:p>275</text:p>
          </table:table-cell>
          <table:table-cell office:value-type="float" office:value="25126" calcext:value-type="float">
            <text:p>25126</text:p>
          </table:table-cell>
          <table:table-cell office:value-type="float" office:value="0.0147257820584255" calcext:value-type="float">
            <text:p>0.0147257821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76" calcext:value-type="float">
            <text:p>276</text:p>
          </table:table-cell>
          <table:table-cell office:value-type="float" office:value="24424.8333333333" calcext:value-type="float">
            <text:p>24424.8333333333</text:p>
          </table:table-cell>
          <table:table-cell office:value-type="float" office:value="0.0133061296904107" calcext:value-type="float">
            <text:p>0.0133061297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76" calcext:value-type="float">
            <text:p>276</text:p>
          </table:table-cell>
          <table:table-cell office:value-type="float" office:value="24502.8333333333" calcext:value-type="float">
            <text:p>24502.8333333333</text:p>
          </table:table-cell>
          <table:table-cell office:value-type="float" office:value="0.0134678302509234" calcext:value-type="float">
            <text:p>0.0134678303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76" calcext:value-type="float">
            <text:p>276</text:p>
          </table:table-cell>
          <table:table-cell office:value-type="float" office:value="24687.125" calcext:value-type="float">
            <text:p>24687.125</text:p>
          </table:table-cell>
          <table:table-cell office:value-type="float" office:value="0.0137723610991559" calcext:value-type="float">
            <text:p>0.013772361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76" calcext:value-type="float">
            <text:p>276</text:p>
          </table:table-cell>
          <table:table-cell office:value-type="float" office:value="24714.4285714286" calcext:value-type="float">
            <text:p>24714.4285714286</text:p>
          </table:table-cell>
          <table:table-cell office:value-type="float" office:value="0.0135548349431506" calcext:value-type="float">
            <text:p>0.0135548349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76" calcext:value-type="float">
            <text:p>276</text:p>
          </table:table-cell>
          <table:table-cell office:value-type="float" office:value="24798.8571428571" calcext:value-type="float">
            <text:p>24798.8571428571</text:p>
          </table:table-cell>
          <table:table-cell office:value-type="float" office:value="0.0139119314254113" calcext:value-type="float">
            <text:p>0.0139119314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6" calcext:value-type="float">
            <text:p>276</text:p>
          </table:table-cell>
          <table:table-cell office:value-type="float" office:value="24855.380952381" calcext:value-type="float">
            <text:p>24855.380952381</text:p>
          </table:table-cell>
          <table:table-cell office:value-type="float" office:value="0.014483785249146" calcext:value-type="float">
            <text:p>0.0144837852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6" calcext:value-type="float">
            <text:p>276</text:p>
          </table:table-cell>
          <table:table-cell office:value-type="float" office:value="24912.125" calcext:value-type="float">
            <text:p>24912.125</text:p>
          </table:table-cell>
          <table:table-cell office:value-type="float" office:value="0.0140493835832953" calcext:value-type="float">
            <text:p>0.0140493836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6" calcext:value-type="float">
            <text:p>276</text:p>
          </table:table-cell>
          <table:table-cell office:value-type="float" office:value="24942" calcext:value-type="float">
            <text:p>24942</text:p>
          </table:table-cell>
          <table:table-cell office:value-type="float" office:value="0.0142330206078101" calcext:value-type="float">
            <text:p>0.0142330206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76" calcext:value-type="float">
            <text:p>276</text:p>
          </table:table-cell>
          <table:table-cell office:value-type="float" office:value="25034.7857142857" calcext:value-type="float">
            <text:p>25034.7857142857</text:p>
          </table:table-cell>
          <table:table-cell office:value-type="float" office:value="0.0145797133702534" calcext:value-type="float">
            <text:p>0.0145797134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76" calcext:value-type="float">
            <text:p>276</text:p>
          </table:table-cell>
          <table:table-cell office:value-type="float" office:value="25154.4" calcext:value-type="float">
            <text:p>25154.4</text:p>
          </table:table-cell>
          <table:table-cell office:value-type="float" office:value="0.0147091562509939" calcext:value-type="float">
            <text:p>0.0147091563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77" calcext:value-type="float">
            <text:p>277</text:p>
          </table:table-cell>
          <table:table-cell office:value-type="float" office:value="24404.2" calcext:value-type="float">
            <text:p>24404.2</text:p>
          </table:table-cell>
          <table:table-cell office:value-type="float" office:value="0.0133173797952811" calcext:value-type="float">
            <text:p>0.0133173798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77" calcext:value-type="float">
            <text:p>277</text:p>
          </table:table-cell>
          <table:table-cell office:value-type="float" office:value="24494" calcext:value-type="float">
            <text:p>24494</text:p>
          </table:table-cell>
          <table:table-cell office:value-type="float" office:value="0.0134726871886993" calcext:value-type="float">
            <text:p>0.0134726872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77" calcext:value-type="float">
            <text:p>277</text:p>
          </table:table-cell>
          <table:table-cell office:value-type="float" office:value="24678.2222222222" calcext:value-type="float">
            <text:p>24678.2222222222</text:p>
          </table:table-cell>
          <table:table-cell office:value-type="float" office:value="0.0137773295393149" calcext:value-type="float">
            <text:p>0.0137773295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77" calcext:value-type="float">
            <text:p>277</text:p>
          </table:table-cell>
          <table:table-cell office:value-type="float" office:value="24690.8571428571" calcext:value-type="float">
            <text:p>24690.8571428571</text:p>
          </table:table-cell>
          <table:table-cell office:value-type="float" office:value="0.0135677752320119" calcext:value-type="float">
            <text:p>0.0135677752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77" calcext:value-type="float">
            <text:p>277</text:p>
          </table:table-cell>
          <table:table-cell office:value-type="float" office:value="24779.875" calcext:value-type="float">
            <text:p>24779.875</text:p>
          </table:table-cell>
          <table:table-cell office:value-type="float" office:value="0.0139225883907808" calcext:value-type="float">
            <text:p>0.0139225884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7" calcext:value-type="float">
            <text:p>277</text:p>
          </table:table-cell>
          <table:table-cell office:value-type="float" office:value="24843.3043478261" calcext:value-type="float">
            <text:p>24843.3043478261</text:p>
          </table:table-cell>
          <table:table-cell office:value-type="float" office:value="0.0144908259770807" calcext:value-type="float">
            <text:p>0.014490826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7" calcext:value-type="float">
            <text:p>277</text:p>
          </table:table-cell>
          <table:table-cell office:value-type="float" office:value="24892.75" calcext:value-type="float">
            <text:p>24892.75</text:p>
          </table:table-cell>
          <table:table-cell office:value-type="float" office:value="0.0140603187675126" calcext:value-type="float">
            <text:p>0.0140603188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7" calcext:value-type="float">
            <text:p>277</text:p>
          </table:table-cell>
          <table:table-cell office:value-type="float" office:value="24937.8888888889" calcext:value-type="float">
            <text:p>24937.8888888889</text:p>
          </table:table-cell>
          <table:table-cell office:value-type="float" office:value="0.0142353669784041" calcext:value-type="float">
            <text:p>0.014235367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77" calcext:value-type="float">
            <text:p>277</text:p>
          </table:table-cell>
          <table:table-cell office:value-type="float" office:value="25011.2857142857" calcext:value-type="float">
            <text:p>25011.2857142857</text:p>
          </table:table-cell>
          <table:table-cell office:value-type="float" office:value="0.0145934121168158" calcext:value-type="float">
            <text:p>0.0145934121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77" calcext:value-type="float">
            <text:p>277</text:p>
          </table:table-cell>
          <table:table-cell office:value-type="float" office:value="25201.25" calcext:value-type="float">
            <text:p>25201.25</text:p>
          </table:table-cell>
          <table:table-cell office:value-type="float" office:value="0.0146818114180844" calcext:value-type="float">
            <text:p>0.0146818114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78" calcext:value-type="float">
            <text:p>278</text:p>
          </table:table-cell>
          <table:table-cell office:value-type="float" office:value="24393.25" calcext:value-type="float">
            <text:p>24393.25</text:p>
          </table:table-cell>
          <table:table-cell office:value-type="float" office:value="0.0133233578961393" calcext:value-type="float">
            <text:p>0.0133233579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78" calcext:value-type="float">
            <text:p>278</text:p>
          </table:table-cell>
          <table:table-cell office:value-type="float" office:value="24463.4444444444" calcext:value-type="float">
            <text:p>24463.4444444444</text:p>
          </table:table-cell>
          <table:table-cell office:value-type="float" office:value="0.0134895149679113" calcext:value-type="float">
            <text:p>0.013489515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78" calcext:value-type="float">
            <text:p>278</text:p>
          </table:table-cell>
          <table:table-cell office:value-type="float" office:value="24646.625" calcext:value-type="float">
            <text:p>24646.625</text:p>
          </table:table-cell>
          <table:table-cell office:value-type="float" office:value="0.0137949922149584" calcext:value-type="float">
            <text:p>0.0137949922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78" calcext:value-type="float">
            <text:p>278</text:p>
          </table:table-cell>
          <table:table-cell office:value-type="float" office:value="24663.6" calcext:value-type="float">
            <text:p>24663.6</text:p>
          </table:table-cell>
          <table:table-cell office:value-type="float" office:value="0.0135827697497527" calcext:value-type="float">
            <text:p>0.0135827697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78" calcext:value-type="float">
            <text:p>278</text:p>
          </table:table-cell>
          <table:table-cell office:value-type="float" office:value="24761.7777777778" calcext:value-type="float">
            <text:p>24761.7777777778</text:p>
          </table:table-cell>
          <table:table-cell office:value-type="float" office:value="0.0139327637577629" calcext:value-type="float">
            <text:p>0.0139327638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8" calcext:value-type="float">
            <text:p>278</text:p>
          </table:table-cell>
          <table:table-cell office:value-type="float" office:value="24825.4583333333" calcext:value-type="float">
            <text:p>24825.4583333333</text:p>
          </table:table-cell>
          <table:table-cell office:value-type="float" office:value="0.0145012428437877" calcext:value-type="float">
            <text:p>0.0145012428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8" calcext:value-type="float">
            <text:p>278</text:p>
          </table:table-cell>
          <table:table-cell office:value-type="float" office:value="24876.1111111111" calcext:value-type="float">
            <text:p>24876.1111111111</text:p>
          </table:table-cell>
          <table:table-cell office:value-type="float" office:value="0.0140697232954419" calcext:value-type="float">
            <text:p>0.0140697233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8" calcext:value-type="float">
            <text:p>278</text:p>
          </table:table-cell>
          <table:table-cell office:value-type="float" office:value="24924.5555555556" calcext:value-type="float">
            <text:p>24924.5555555556</text:p>
          </table:table-cell>
          <table:table-cell office:value-type="float" office:value="0.0142429821550368" calcext:value-type="float">
            <text:p>0.014242982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78" calcext:value-type="float">
            <text:p>278</text:p>
          </table:table-cell>
          <table:table-cell office:value-type="float" office:value="24980.125" calcext:value-type="float">
            <text:p>24980.125</text:p>
          </table:table-cell>
          <table:table-cell office:value-type="float" office:value="0.0146116162349068" calcext:value-type="float">
            <text:p>0.0146116162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78" calcext:value-type="float">
            <text:p>278</text:p>
          </table:table-cell>
          <table:table-cell office:value-type="float" office:value="25182.1666666667" calcext:value-type="float">
            <text:p>25182.1666666667</text:p>
          </table:table-cell>
          <table:table-cell office:value-type="float" office:value="0.0146929374623576" calcext:value-type="float">
            <text:p>0.0146929375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79" calcext:value-type="float">
            <text:p>279</text:p>
          </table:table-cell>
          <table:table-cell office:value-type="float" office:value="24373.8571428571" calcext:value-type="float">
            <text:p>24373.8571428571</text:p>
          </table:table-cell>
          <table:table-cell office:value-type="float" office:value="0.013333958515271" calcext:value-type="float">
            <text:p>0.0133339585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79" calcext:value-type="float">
            <text:p>279</text:p>
          </table:table-cell>
          <table:table-cell office:value-type="float" office:value="24451.8571428571" calcext:value-type="float">
            <text:p>24451.8571428571</text:p>
          </table:table-cell>
          <table:table-cell office:value-type="float" office:value="0.0134959074098958" calcext:value-type="float">
            <text:p>0.0134959074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79" calcext:value-type="float">
            <text:p>279</text:p>
          </table:table-cell>
          <table:table-cell office:value-type="float" office:value="24632.4" calcext:value-type="float">
            <text:p>24632.4</text:p>
          </table:table-cell>
          <table:table-cell office:value-type="float" office:value="0.0138029587047953" calcext:value-type="float">
            <text:p>0.0138029587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79" calcext:value-type="float">
            <text:p>279</text:p>
          </table:table-cell>
          <table:table-cell office:value-type="float" office:value="24653.4285714286" calcext:value-type="float">
            <text:p>24653.4285714286</text:p>
          </table:table-cell>
          <table:table-cell office:value-type="float" office:value="0.0135883736831736" calcext:value-type="float">
            <text:p>0.0135883737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79" calcext:value-type="float">
            <text:p>279</text:p>
          </table:table-cell>
          <table:table-cell office:value-type="float" office:value="24747.4" calcext:value-type="float">
            <text:p>24747.4</text:p>
          </table:table-cell>
          <table:table-cell office:value-type="float" office:value="0.0139408584336132" calcext:value-type="float">
            <text:p>0.0139408584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9" calcext:value-type="float">
            <text:p>279</text:p>
          </table:table-cell>
          <table:table-cell office:value-type="float" office:value="24801.0357142857" calcext:value-type="float">
            <text:p>24801.0357142857</text:p>
          </table:table-cell>
          <table:table-cell office:value-type="float" office:value="0.0145155228252276" calcext:value-type="float">
            <text:p>0.0145155228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9" calcext:value-type="float">
            <text:p>279</text:p>
          </table:table-cell>
          <table:table-cell office:value-type="float" office:value="24855.25" calcext:value-type="float">
            <text:p>24855.25</text:p>
          </table:table-cell>
          <table:table-cell office:value-type="float" office:value="0.0140815320706893" calcext:value-type="float">
            <text:p>0.0140815321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9" calcext:value-type="float">
            <text:p>279</text:p>
          </table:table-cell>
          <table:table-cell office:value-type="float" office:value="24900.4" calcext:value-type="float">
            <text:p>24900.4</text:p>
          </table:table-cell>
          <table:table-cell office:value-type="float" office:value="0.0142567990875649" calcext:value-type="float">
            <text:p>0.0142567991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79" calcext:value-type="float">
            <text:p>279</text:p>
          </table:table-cell>
          <table:table-cell office:value-type="float" office:value="24940.5" calcext:value-type="float">
            <text:p>24940.5</text:p>
          </table:table-cell>
          <table:table-cell office:value-type="float" office:value="0.0146348308975361" calcext:value-type="float">
            <text:p>0.0146348309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79" calcext:value-type="float">
            <text:p>279</text:p>
          </table:table-cell>
          <table:table-cell office:value-type="float" office:value="25170" calcext:value-type="float">
            <text:p>25170</text:p>
          </table:table-cell>
          <table:table-cell office:value-type="float" office:value="0.0147000397298371" calcext:value-type="float">
            <text:p>0.0147000397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80" calcext:value-type="float">
            <text:p>280</text:p>
          </table:table-cell>
          <table:table-cell office:value-type="float" office:value="24357" calcext:value-type="float">
            <text:p>24357</text:p>
          </table:table-cell>
          <table:table-cell office:value-type="float" office:value="0.0133431867635587" calcext:value-type="float">
            <text:p>0.0133431868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80" calcext:value-type="float">
            <text:p>280</text:p>
          </table:table-cell>
          <table:table-cell office:value-type="float" office:value="24446.625" calcext:value-type="float">
            <text:p>24446.625</text:p>
          </table:table-cell>
          <table:table-cell office:value-type="float" office:value="0.0134987958460524" calcext:value-type="float">
            <text:p>0.013498795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0" calcext:value-type="float">
            <text:p>280</text:p>
          </table:table-cell>
          <table:table-cell office:value-type="float" office:value="24608.8" calcext:value-type="float">
            <text:p>24608.8</text:p>
          </table:table-cell>
          <table:table-cell office:value-type="float" office:value="0.0138161958323852" calcext:value-type="float">
            <text:p>0.0138161958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80" calcext:value-type="float">
            <text:p>280</text:p>
          </table:table-cell>
          <table:table-cell office:value-type="float" office:value="24623.8571428571" calcext:value-type="float">
            <text:p>24623.8571428571</text:p>
          </table:table-cell>
          <table:table-cell office:value-type="float" office:value="0.0136046923134939" calcext:value-type="float">
            <text:p>0.0136046923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80" calcext:value-type="float">
            <text:p>280</text:p>
          </table:table-cell>
          <table:table-cell office:value-type="float" office:value="24726.25" calcext:value-type="float">
            <text:p>24726.25</text:p>
          </table:table-cell>
          <table:table-cell office:value-type="float" office:value="0.0139527829735605" calcext:value-type="float">
            <text:p>0.013952783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0" calcext:value-type="float">
            <text:p>280</text:p>
          </table:table-cell>
          <table:table-cell office:value-type="float" office:value="24792.7407407407" calcext:value-type="float">
            <text:p>24792.7407407407</text:p>
          </table:table-cell>
          <table:table-cell office:value-type="float" office:value="0.0145203793225018" calcext:value-type="float">
            <text:p>0.0145203793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80" calcext:value-type="float">
            <text:p>280</text:p>
          </table:table-cell>
          <table:table-cell office:value-type="float" office:value="24838.5555555556" calcext:value-type="float">
            <text:p>24838.5555555556</text:p>
          </table:table-cell>
          <table:table-cell office:value-type="float" office:value="0.0140909965242209" calcext:value-type="float">
            <text:p>0.0140909965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80" calcext:value-type="float">
            <text:p>280</text:p>
          </table:table-cell>
          <table:table-cell office:value-type="float" office:value="24871.25" calcext:value-type="float">
            <text:p>24871.25</text:p>
          </table:table-cell>
          <table:table-cell office:value-type="float" office:value="0.014273508569131" calcext:value-type="float">
            <text:p>0.0142735086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0" calcext:value-type="float">
            <text:p>280</text:p>
          </table:table-cell>
          <table:table-cell office:value-type="float" office:value="24926.0454545455" calcext:value-type="float">
            <text:p>24926.0454545455</text:p>
          </table:table-cell>
          <table:table-cell office:value-type="float" office:value="0.01464331759587" calcext:value-type="float">
            <text:p>0.0146433176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80" calcext:value-type="float">
            <text:p>280</text:p>
          </table:table-cell>
          <table:table-cell office:value-type="float" office:value="25133.1666666667" calcext:value-type="float">
            <text:p>25133.1666666667</text:p>
          </table:table-cell>
          <table:table-cell office:value-type="float" office:value="0.0147215830343703" calcext:value-type="float">
            <text:p>0.014721583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81" calcext:value-type="float">
            <text:p>281</text:p>
          </table:table-cell>
          <table:table-cell office:value-type="float" office:value="24348" calcext:value-type="float">
            <text:p>24348</text:p>
          </table:table-cell>
          <table:table-cell office:value-type="float" office:value="0.0133481189420076" calcext:value-type="float">
            <text:p>0.0133481189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81" calcext:value-type="float">
            <text:p>281</text:p>
          </table:table-cell>
          <table:table-cell office:value-type="float" office:value="24430.1111111111" calcext:value-type="float">
            <text:p>24430.1111111111</text:p>
          </table:table-cell>
          <table:table-cell office:value-type="float" office:value="0.0135079205534154" calcext:value-type="float">
            <text:p>0.0135079206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1" calcext:value-type="float">
            <text:p>281</text:p>
          </table:table-cell>
          <table:table-cell office:value-type="float" office:value="24590.8181818182" calcext:value-type="float">
            <text:p>24590.8181818182</text:p>
          </table:table-cell>
          <table:table-cell office:value-type="float" office:value="0.0138262988033227" calcext:value-type="float">
            <text:p>0.0138262988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81" calcext:value-type="float">
            <text:p>281</text:p>
          </table:table-cell>
          <table:table-cell office:value-type="float" office:value="24599" calcext:value-type="float">
            <text:p>24599</text:p>
          </table:table-cell>
          <table:table-cell office:value-type="float" office:value="0.0136184397739746" calcext:value-type="float">
            <text:p>0.0136184398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81" calcext:value-type="float">
            <text:p>281</text:p>
          </table:table-cell>
          <table:table-cell office:value-type="float" office:value="24700.25" calcext:value-type="float">
            <text:p>24700.25</text:p>
          </table:table-cell>
          <table:table-cell office:value-type="float" office:value="0.0139674699648789" calcext:value-type="float">
            <text:p>0.01396747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1" calcext:value-type="float">
            <text:p>281</text:p>
          </table:table-cell>
          <table:table-cell office:value-type="float" office:value="24741.2222222222" calcext:value-type="float">
            <text:p>24741.2222222222</text:p>
          </table:table-cell>
          <table:table-cell office:value-type="float" office:value="0.014550615032941" calcext:value-type="float">
            <text:p>0.014550615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81" calcext:value-type="float">
            <text:p>281</text:p>
          </table:table-cell>
          <table:table-cell office:value-type="float" office:value="24825.1111111111" calcext:value-type="float">
            <text:p>24825.1111111111</text:p>
          </table:table-cell>
          <table:table-cell office:value-type="float" office:value="0.0140986277335673" calcext:value-type="float">
            <text:p>0.0140986277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81" calcext:value-type="float">
            <text:p>281</text:p>
          </table:table-cell>
          <table:table-cell office:value-type="float" office:value="24856.1" calcext:value-type="float">
            <text:p>24856.1</text:p>
          </table:table-cell>
          <table:table-cell office:value-type="float" office:value="0.0142822083915015" calcext:value-type="float">
            <text:p>0.0142822084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1" calcext:value-type="float">
            <text:p>281</text:p>
          </table:table-cell>
          <table:table-cell office:value-type="float" office:value="24905.8095238095" calcext:value-type="float">
            <text:p>24905.8095238095</text:p>
          </table:table-cell>
          <table:table-cell office:value-type="float" office:value="0.0146552152681914" calcext:value-type="float">
            <text:p>0.0146552153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81" calcext:value-type="float">
            <text:p>281</text:p>
          </table:table-cell>
          <table:table-cell office:value-type="float" office:value="25115.6" calcext:value-type="float">
            <text:p>25115.6</text:p>
          </table:table-cell>
          <table:table-cell office:value-type="float" office:value="0.0147318797878609" calcext:value-type="float">
            <text:p>0.0147318798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83" calcext:value-type="float">
            <text:p>283</text:p>
          </table:table-cell>
          <table:table-cell office:value-type="float" office:value="24313.3333333333" calcext:value-type="float">
            <text:p>24313.3333333333</text:p>
          </table:table-cell>
          <table:table-cell office:value-type="float" office:value="0.013367151083082" calcext:value-type="float">
            <text:p>0.0133671511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83" calcext:value-type="float">
            <text:p>283</text:p>
          </table:table-cell>
          <table:table-cell office:value-type="float" office:value="24417.3" calcext:value-type="float">
            <text:p>24417.3</text:p>
          </table:table-cell>
          <table:table-cell office:value-type="float" office:value="0.0135150078018454" calcext:value-type="float">
            <text:p>0.013515007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3" calcext:value-type="float">
            <text:p>283</text:p>
          </table:table-cell>
          <table:table-cell office:value-type="float" office:value="24561.4166666667" calcext:value-type="float">
            <text:p>24561.4166666667</text:p>
          </table:table-cell>
          <table:table-cell office:value-type="float" office:value="0.0138428497270448" calcext:value-type="float">
            <text:p>0.0138428497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83" calcext:value-type="float">
            <text:p>283</text:p>
          </table:table-cell>
          <table:table-cell office:value-type="float" office:value="24567" calcext:value-type="float">
            <text:p>24567</text:p>
          </table:table-cell>
          <table:table-cell office:value-type="float" office:value="0.0136361786135873" calcext:value-type="float">
            <text:p>0.0136361786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83" calcext:value-type="float">
            <text:p>283</text:p>
          </table:table-cell>
          <table:table-cell office:value-type="float" office:value="24643.6666666667" calcext:value-type="float">
            <text:p>24643.6666666667</text:p>
          </table:table-cell>
          <table:table-cell office:value-type="float" office:value="0.0139995401117258" calcext:value-type="float">
            <text:p>0.0139995401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3" calcext:value-type="float">
            <text:p>283</text:p>
          </table:table-cell>
          <table:table-cell office:value-type="float" office:value="24706.0303030303" calcext:value-type="float">
            <text:p>24706.0303030303</text:p>
          </table:table-cell>
          <table:table-cell office:value-type="float" office:value="0.0145713413115924" calcext:value-type="float">
            <text:p>0.0145713413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83" calcext:value-type="float">
            <text:p>283</text:p>
          </table:table-cell>
          <table:table-cell office:value-type="float" office:value="24755.375" calcext:value-type="float">
            <text:p>24755.375</text:p>
          </table:table-cell>
          <table:table-cell office:value-type="float" office:value="0.0141383436930364" calcext:value-type="float">
            <text:p>0.0141383437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83" calcext:value-type="float">
            <text:p>283</text:p>
          </table:table-cell>
          <table:table-cell office:value-type="float" office:value="24820.4615384615" calcext:value-type="float">
            <text:p>24820.4615384615</text:p>
          </table:table-cell>
          <table:table-cell office:value-type="float" office:value="0.0143027155014783" calcext:value-type="float">
            <text:p>0.0143027155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3" calcext:value-type="float">
            <text:p>283</text:p>
          </table:table-cell>
          <table:table-cell office:value-type="float" office:value="24863.5652173913" calcext:value-type="float">
            <text:p>24863.5652173913</text:p>
          </table:table-cell>
          <table:table-cell office:value-type="float" office:value="0.0146801151326719" calcext:value-type="float">
            <text:p>0.0146801151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83" calcext:value-type="float">
            <text:p>283</text:p>
          </table:table-cell>
          <table:table-cell office:value-type="float" office:value="25084.6" calcext:value-type="float">
            <text:p>25084.6</text:p>
          </table:table-cell>
          <table:table-cell office:value-type="float" office:value="0.0147500857099575" calcext:value-type="float">
            <text:p>0.0147500857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84" calcext:value-type="float">
            <text:p>284</text:p>
          </table:table-cell>
          <table:table-cell office:value-type="float" office:value="24297.2857142857" calcext:value-type="float">
            <text:p>24297.2857142857</text:p>
          </table:table-cell>
          <table:table-cell office:value-type="float" office:value="0.01337597968027" calcext:value-type="float">
            <text:p>0.0133759797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84" calcext:value-type="float">
            <text:p>284</text:p>
          </table:table-cell>
          <table:table-cell office:value-type="float" office:value="24378.5714285714" calcext:value-type="float">
            <text:p>24378.5714285714</text:p>
          </table:table-cell>
          <table:table-cell office:value-type="float" office:value="0.0135364781716965" calcext:value-type="float">
            <text:p>0.0135364782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4" calcext:value-type="float">
            <text:p>284</text:p>
          </table:table-cell>
          <table:table-cell office:value-type="float" office:value="24544.7" calcext:value-type="float">
            <text:p>24544.7</text:p>
          </table:table-cell>
          <table:table-cell office:value-type="float" office:value="0.0138522776811287" calcext:value-type="float">
            <text:p>0.0138522777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84" calcext:value-type="float">
            <text:p>284</text:p>
          </table:table-cell>
          <table:table-cell office:value-type="float" office:value="24544.7142857143" calcext:value-type="float">
            <text:p>24544.7142857143</text:p>
          </table:table-cell>
          <table:table-cell office:value-type="float" office:value="0.0136485597713793" calcext:value-type="float">
            <text:p>0.0136485598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84" calcext:value-type="float">
            <text:p>284</text:p>
          </table:table-cell>
          <table:table-cell office:value-type="float" office:value="24626.125" calcext:value-type="float">
            <text:p>24626.125</text:p>
          </table:table-cell>
          <table:table-cell office:value-type="float" office:value="0.0140095122557853" calcext:value-type="float">
            <text:p>0.0140095123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4" calcext:value-type="float">
            <text:p>284</text:p>
          </table:table-cell>
          <table:table-cell office:value-type="float" office:value="24677.4473684211" calcext:value-type="float">
            <text:p>24677.4473684211</text:p>
          </table:table-cell>
          <table:table-cell office:value-type="float" office:value="0.0145882187337042" calcext:value-type="float">
            <text:p>0.0145882187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84" calcext:value-type="float">
            <text:p>284</text:p>
          </table:table-cell>
          <table:table-cell office:value-type="float" office:value="24725.1818181818" calcext:value-type="float">
            <text:p>24725.1818181818</text:p>
          </table:table-cell>
          <table:table-cell office:value-type="float" office:value="0.0141556087463278" calcext:value-type="float">
            <text:p>0.0141556087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84" calcext:value-type="float">
            <text:p>284</text:p>
          </table:table-cell>
          <table:table-cell office:value-type="float" office:value="24799.7857142857" calcext:value-type="float">
            <text:p>24799.7857142857</text:p>
          </table:table-cell>
          <table:table-cell office:value-type="float" office:value="0.0143146398154362" calcext:value-type="float">
            <text:p>0.0143146398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4" calcext:value-type="float">
            <text:p>284</text:p>
          </table:table-cell>
          <table:table-cell office:value-type="float" office:value="24847.4090909091" calcext:value-type="float">
            <text:p>24847.4090909091</text:p>
          </table:table-cell>
          <table:table-cell office:value-type="float" office:value="0.0146896603450515" calcext:value-type="float">
            <text:p>0.0146896603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84" calcext:value-type="float">
            <text:p>284</text:p>
          </table:table-cell>
          <table:table-cell office:value-type="float" office:value="25071.8333333333" calcext:value-type="float">
            <text:p>25071.8333333333</text:p>
          </table:table-cell>
          <table:table-cell office:value-type="float" office:value="0.0147575965060393" calcext:value-type="float">
            <text:p>0.0147575965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85" calcext:value-type="float">
            <text:p>285</text:p>
          </table:table-cell>
          <table:table-cell office:value-type="float" office:value="24277.6" calcext:value-type="float">
            <text:p>24277.6</text:p>
          </table:table-cell>
          <table:table-cell office:value-type="float" office:value="0.0133868257158862" calcext:value-type="float">
            <text:p>0.0133868257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85" calcext:value-type="float">
            <text:p>285</text:p>
          </table:table-cell>
          <table:table-cell office:value-type="float" office:value="24370.375" calcext:value-type="float">
            <text:p>24370.375</text:p>
          </table:table-cell>
          <table:table-cell office:value-type="float" office:value="0.0135410308622662" calcext:value-type="float">
            <text:p>0.0135410309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85" calcext:value-type="float">
            <text:p>285</text:p>
          </table:table-cell>
          <table:table-cell office:value-type="float" office:value="24531.5" calcext:value-type="float">
            <text:p>24531.5</text:p>
          </table:table-cell>
          <table:table-cell office:value-type="float" office:value="0.0136559117868862" calcext:value-type="float">
            <text:p>0.013655911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24531.6" calcext:value-type="float">
            <text:p>24531.6</text:p>
          </table:table-cell>
          <table:table-cell office:value-type="float" office:value="0.0138596748683331" calcext:value-type="float">
            <text:p>0.0138596749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85" calcext:value-type="float">
            <text:p>285</text:p>
          </table:table-cell>
          <table:table-cell office:value-type="float" office:value="24597.5454545455" calcext:value-type="float">
            <text:p>24597.5454545455</text:p>
          </table:table-cell>
          <table:table-cell office:value-type="float" office:value="0.0140257897129425" calcext:value-type="float">
            <text:p>0.0140257897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5" calcext:value-type="float">
            <text:p>285</text:p>
          </table:table-cell>
          <table:table-cell office:value-type="float" office:value="24664.4545454545" calcext:value-type="float">
            <text:p>24664.4545454545</text:p>
          </table:table-cell>
          <table:table-cell office:value-type="float" office:value="0.0145959035638331" calcext:value-type="float">
            <text:p>0.0145959036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85" calcext:value-type="float">
            <text:p>285</text:p>
          </table:table-cell>
          <table:table-cell office:value-type="float" office:value="24703.25" calcext:value-type="float">
            <text:p>24703.25</text:p>
          </table:table-cell>
          <table:table-cell office:value-type="float" office:value="0.0141681762521126" calcext:value-type="float">
            <text:p>0.0141681763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85" calcext:value-type="float">
            <text:p>285</text:p>
          </table:table-cell>
          <table:table-cell office:value-type="float" office:value="24783.25" calcext:value-type="float">
            <text:p>24783.25</text:p>
          </table:table-cell>
          <table:table-cell office:value-type="float" office:value="0.0143241907336608" calcext:value-type="float">
            <text:p>0.0143241907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5" calcext:value-type="float">
            <text:p>285</text:p>
          </table:table-cell>
          <table:table-cell office:value-type="float" office:value="24831.7619047619" calcext:value-type="float">
            <text:p>24831.7619047619</text:p>
          </table:table-cell>
          <table:table-cell office:value-type="float" office:value="0.014698916709974" calcext:value-type="float">
            <text:p>0.0146989167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85" calcext:value-type="float">
            <text:p>285</text:p>
          </table:table-cell>
          <table:table-cell office:value-type="float" office:value="25055" calcext:value-type="float">
            <text:p>25055</text:p>
          </table:table-cell>
          <table:table-cell office:value-type="float" office:value="0.0147675114747555" calcext:value-type="float">
            <text:p>0.0147675115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86" calcext:value-type="float">
            <text:p>286</text:p>
          </table:table-cell>
          <table:table-cell office:value-type="float" office:value="24264" calcext:value-type="float">
            <text:p>24264</text:p>
          </table:table-cell>
          <table:table-cell office:value-type="float" office:value="0.013394329047148" calcext:value-type="float">
            <text:p>0.013394329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86" calcext:value-type="float">
            <text:p>286</text:p>
          </table:table-cell>
          <table:table-cell office:value-type="float" office:value="24350" calcext:value-type="float">
            <text:p>24350</text:p>
          </table:table-cell>
          <table:table-cell office:value-type="float" office:value="0.0135523613963039" calcext:value-type="float">
            <text:p>0.0135523614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6" calcext:value-type="float">
            <text:p>286</text:p>
          </table:table-cell>
          <table:table-cell office:value-type="float" office:value="24502.1111111111" calcext:value-type="float">
            <text:p>24502.1111111111</text:p>
          </table:table-cell>
          <table:table-cell office:value-type="float" office:value="0.0138763553253915" calcext:value-type="float">
            <text:p>0.0138763553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86" calcext:value-type="float">
            <text:p>286</text:p>
          </table:table-cell>
          <table:table-cell office:value-type="float" office:value="24508.375" calcext:value-type="float">
            <text:p>24508.375</text:p>
          </table:table-cell>
          <table:table-cell office:value-type="float" office:value="0.0136687968908587" calcext:value-type="float">
            <text:p>0.0136687969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86" calcext:value-type="float">
            <text:p>286</text:p>
          </table:table-cell>
          <table:table-cell office:value-type="float" office:value="24585" calcext:value-type="float">
            <text:p>24585</text:p>
          </table:table-cell>
          <table:table-cell office:value-type="float" office:value="0.014032946918853" calcext:value-type="float">
            <text:p>0.0140329469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6" calcext:value-type="float">
            <text:p>286</text:p>
          </table:table-cell>
          <table:table-cell office:value-type="float" office:value="24643.8571428571" calcext:value-type="float">
            <text:p>24643.8571428571</text:p>
          </table:table-cell>
          <table:table-cell office:value-type="float" office:value="0.0146081028595941" calcext:value-type="float">
            <text:p>0.0146081029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86" calcext:value-type="float">
            <text:p>286</text:p>
          </table:table-cell>
          <table:table-cell office:value-type="float" office:value="24686.8" calcext:value-type="float">
            <text:p>24686.8</text:p>
          </table:table-cell>
          <table:table-cell office:value-type="float" office:value="0.0141776171881329" calcext:value-type="float">
            <text:p>0.0141776172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86" calcext:value-type="float">
            <text:p>286</text:p>
          </table:table-cell>
          <table:table-cell office:value-type="float" office:value="24759.4615384615" calcext:value-type="float">
            <text:p>24759.4615384615</text:p>
          </table:table-cell>
          <table:table-cell office:value-type="float" office:value="0.0143379531678643" calcext:value-type="float">
            <text:p>0.014337953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6" calcext:value-type="float">
            <text:p>286</text:p>
          </table:table-cell>
          <table:table-cell office:value-type="float" office:value="24807.0476190476" calcext:value-type="float">
            <text:p>24807.0476190476</text:p>
          </table:table-cell>
          <table:table-cell office:value-type="float" office:value="0.0147135606624845" calcext:value-type="float">
            <text:p>0.0147135607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86" calcext:value-type="float">
            <text:p>286</text:p>
          </table:table-cell>
          <table:table-cell office:value-type="float" office:value="25025.1666666667" calcext:value-type="float">
            <text:p>25025.1666666667</text:p>
          </table:table-cell>
          <table:table-cell office:value-type="float" office:value="0.0147851163162417" calcext:value-type="float">
            <text:p>0.0147851163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87" calcext:value-type="float">
            <text:p>287</text:p>
          </table:table-cell>
          <table:table-cell office:value-type="float" office:value="24242" calcext:value-type="float">
            <text:p>24242</text:p>
          </table:table-cell>
          <table:table-cell office:value-type="float" office:value="0.0134064846134807" calcext:value-type="float">
            <text:p>0.0134064846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87" calcext:value-type="float">
            <text:p>287</text:p>
          </table:table-cell>
          <table:table-cell office:value-type="float" office:value="24327.5" calcext:value-type="float">
            <text:p>24327.5</text:p>
          </table:table-cell>
          <table:table-cell office:value-type="float" office:value="0.0135648956941733" calcext:value-type="float">
            <text:p>0.0135648957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87" calcext:value-type="float">
            <text:p>287</text:p>
          </table:table-cell>
          <table:table-cell office:value-type="float" office:value="24486.7142857143" calcext:value-type="float">
            <text:p>24486.7142857143</text:p>
          </table:table-cell>
          <table:table-cell office:value-type="float" office:value="0.0136808881784291" calcext:value-type="float">
            <text:p>0.0136808882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7" calcext:value-type="float">
            <text:p>287</text:p>
          </table:table-cell>
          <table:table-cell office:value-type="float" office:value="24496.4" calcext:value-type="float">
            <text:p>24496.4</text:p>
          </table:table-cell>
          <table:table-cell office:value-type="float" office:value="0.0138795904704365" calcext:value-type="float">
            <text:p>0.013879590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87" calcext:value-type="float">
            <text:p>287</text:p>
          </table:table-cell>
          <table:table-cell office:value-type="float" office:value="24566.4444444444" calcext:value-type="float">
            <text:p>24566.4444444444</text:p>
          </table:table-cell>
          <table:table-cell office:value-type="float" office:value="0.0140435463007354" calcext:value-type="float">
            <text:p>0.0140435463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7" calcext:value-type="float">
            <text:p>287</text:p>
          </table:table-cell>
          <table:table-cell office:value-type="float" office:value="24620.2702702703" calcext:value-type="float">
            <text:p>24620.2702702703</text:p>
          </table:table-cell>
          <table:table-cell office:value-type="float" office:value="0.0146220978099786" calcext:value-type="float">
            <text:p>0.0146220978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87" calcext:value-type="float">
            <text:p>287</text:p>
          </table:table-cell>
          <table:table-cell office:value-type="float" office:value="24669.2" calcext:value-type="float">
            <text:p>24669.2</text:p>
          </table:table-cell>
          <table:table-cell office:value-type="float" office:value="0.0141877320707603" calcext:value-type="float">
            <text:p>0.0141877321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87" calcext:value-type="float">
            <text:p>287</text:p>
          </table:table-cell>
          <table:table-cell office:value-type="float" office:value="24718.5" calcext:value-type="float">
            <text:p>24718.5</text:p>
          </table:table-cell>
          <table:table-cell office:value-type="float" office:value="0.0143617128871088" calcext:value-type="float">
            <text:p>0.0143617129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7" calcext:value-type="float">
            <text:p>287</text:p>
          </table:table-cell>
          <table:table-cell office:value-type="float" office:value="24795.05" calcext:value-type="float">
            <text:p>24795.05</text:p>
          </table:table-cell>
          <table:table-cell office:value-type="float" office:value="0.0147206801357529" calcext:value-type="float">
            <text:p>0.0147206801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87" calcext:value-type="float">
            <text:p>287</text:p>
          </table:table-cell>
          <table:table-cell office:value-type="float" office:value="25020" calcext:value-type="float">
            <text:p>25020</text:p>
          </table:table-cell>
          <table:table-cell office:value-type="float" office:value="0.0147881694644285" calcext:value-type="float">
            <text:p>0.0147881695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88" calcext:value-type="float">
            <text:p>288</text:p>
          </table:table-cell>
          <table:table-cell office:value-type="float" office:value="24231.6666666667" calcext:value-type="float">
            <text:p>24231.6666666667</text:p>
          </table:table-cell>
          <table:table-cell office:value-type="float" office:value="0.0134122016644886" calcext:value-type="float">
            <text:p>0.0134122017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24310.375" calcext:value-type="float">
            <text:p>24310.375</text:p>
          </table:table-cell>
          <table:table-cell office:value-type="float" office:value="0.0135744512373832" calcext:value-type="float">
            <text:p>0.0135744512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88" calcext:value-type="float">
            <text:p>288</text:p>
          </table:table-cell>
          <table:table-cell office:value-type="float" office:value="24461.8571428571" calcext:value-type="float">
            <text:p>24461.8571428571</text:p>
          </table:table-cell>
          <table:table-cell office:value-type="float" office:value="0.0136947901397511" calcext:value-type="float">
            <text:p>0.0136947901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8" calcext:value-type="float">
            <text:p>288</text:p>
          </table:table-cell>
          <table:table-cell office:value-type="float" office:value="24462.9" calcext:value-type="float">
            <text:p>24462.9</text:p>
          </table:table-cell>
          <table:table-cell office:value-type="float" office:value="0.0138985974680026" calcext:value-type="float">
            <text:p>0.013898597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88" calcext:value-type="float">
            <text:p>288</text:p>
          </table:table-cell>
          <table:table-cell office:value-type="float" office:value="24553.9" calcext:value-type="float">
            <text:p>24553.9</text:p>
          </table:table-cell>
          <table:table-cell office:value-type="float" office:value="0.0140507210667145" calcext:value-type="float">
            <text:p>0.0140507211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8" calcext:value-type="float">
            <text:p>288</text:p>
          </table:table-cell>
          <table:table-cell office:value-type="float" office:value="24612.2173913043" calcext:value-type="float">
            <text:p>24612.2173913043</text:p>
          </table:table-cell>
          <table:table-cell office:value-type="float" office:value="0.014626882018651" calcext:value-type="float">
            <text:p>0.014626882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88" calcext:value-type="float">
            <text:p>288</text:p>
          </table:table-cell>
          <table:table-cell office:value-type="float" office:value="24654.2" calcext:value-type="float">
            <text:p>24654.2</text:p>
          </table:table-cell>
          <table:table-cell office:value-type="float" office:value="0.0141963641083467" calcext:value-type="float">
            <text:p>0.0141963641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88" calcext:value-type="float">
            <text:p>288</text:p>
          </table:table-cell>
          <table:table-cell office:value-type="float" office:value="24698.1666666667" calcext:value-type="float">
            <text:p>24698.1666666667</text:p>
          </table:table-cell>
          <table:table-cell office:value-type="float" office:value="0.0143735364973109" calcext:value-type="float">
            <text:p>0.0143735365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8" calcext:value-type="float">
            <text:p>288</text:p>
          </table:table-cell>
          <table:table-cell office:value-type="float" office:value="24763.7407407407" calcext:value-type="float">
            <text:p>24763.7407407407</text:p>
          </table:table-cell>
          <table:table-cell office:value-type="float" office:value="0.0147392917661874" calcext:value-type="float">
            <text:p>0.0147392918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88" calcext:value-type="float">
            <text:p>288</text:p>
          </table:table-cell>
          <table:table-cell office:value-type="float" office:value="24997.3333333333" calcext:value-type="float">
            <text:p>24997.3333333333</text:p>
          </table:table-cell>
          <table:table-cell office:value-type="float" office:value="0.0148015788350757" calcext:value-type="float">
            <text:p>0.0148015788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89" calcext:value-type="float">
            <text:p>289</text:p>
          </table:table-cell>
          <table:table-cell office:value-type="float" office:value="24212.5714285714" calcext:value-type="float">
            <text:p>24212.5714285714</text:p>
          </table:table-cell>
          <table:table-cell office:value-type="float" office:value="0.0134227791938072" calcext:value-type="float">
            <text:p>0.0134227792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89" calcext:value-type="float">
            <text:p>289</text:p>
          </table:table-cell>
          <table:table-cell office:value-type="float" office:value="24292.3333333333" calcext:value-type="float">
            <text:p>24292.3333333333</text:p>
          </table:table-cell>
          <table:table-cell office:value-type="float" office:value="0.0135845328430095" calcext:value-type="float">
            <text:p>0.013584532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9" calcext:value-type="float">
            <text:p>289</text:p>
          </table:table-cell>
          <table:table-cell office:value-type="float" office:value="24434.9230769231" calcext:value-type="float">
            <text:p>24434.9230769231</text:p>
          </table:table-cell>
          <table:table-cell office:value-type="float" office:value="0.0139145107569872" calcext:value-type="float">
            <text:p>0.0139145108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89" calcext:value-type="float">
            <text:p>289</text:p>
          </table:table-cell>
          <table:table-cell office:value-type="float" office:value="24463.5714285714" calcext:value-type="float">
            <text:p>24463.5714285714</text:p>
          </table:table-cell>
          <table:table-cell office:value-type="float" office:value="0.0136938304768022" calcext:value-type="float">
            <text:p>0.013693830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89" calcext:value-type="float">
            <text:p>289</text:p>
          </table:table-cell>
          <table:table-cell office:value-type="float" office:value="24534" calcext:value-type="float">
            <text:p>24534</text:p>
          </table:table-cell>
          <table:table-cell office:value-type="float" office:value="0.0140621178772316" calcext:value-type="float">
            <text:p>0.0140621179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9" calcext:value-type="float">
            <text:p>289</text:p>
          </table:table-cell>
          <table:table-cell office:value-type="float" office:value="24575.3561643836" calcext:value-type="float">
            <text:p>24575.3561643836</text:p>
          </table:table-cell>
          <table:table-cell office:value-type="float" office:value="0.0146488212659859" calcext:value-type="float">
            <text:p>0.0146488213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89" calcext:value-type="float">
            <text:p>289</text:p>
          </table:table-cell>
          <table:table-cell office:value-type="float" office:value="24634.2" calcext:value-type="float">
            <text:p>24634.2</text:p>
          </table:table-cell>
          <table:table-cell office:value-type="float" office:value="0.0142078898442003" calcext:value-type="float">
            <text:p>0.0142078898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89" calcext:value-type="float">
            <text:p>289</text:p>
          </table:table-cell>
          <table:table-cell office:value-type="float" office:value="24672.6153846154" calcext:value-type="float">
            <text:p>24672.6153846154</text:p>
          </table:table-cell>
          <table:table-cell office:value-type="float" office:value="0.0143884219190382" calcext:value-type="float">
            <text:p>0.0143884219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9" calcext:value-type="float">
            <text:p>289</text:p>
          </table:table-cell>
          <table:table-cell office:value-type="float" office:value="24743.8148148148" calcext:value-type="float">
            <text:p>24743.8148148148</text:p>
          </table:table-cell>
          <table:table-cell office:value-type="float" office:value="0.0147511611581196" calcext:value-type="float">
            <text:p>0.0147511612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89" calcext:value-type="float">
            <text:p>289</text:p>
          </table:table-cell>
          <table:table-cell office:value-type="float" office:value="24968" calcext:value-type="float">
            <text:p>24968</text:p>
          </table:table-cell>
          <table:table-cell office:value-type="float" office:value="0.0148189682793976" calcext:value-type="float">
            <text:p>0.0148189683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90" calcext:value-type="float">
            <text:p>290</text:p>
          </table:table-cell>
          <table:table-cell office:value-type="float" office:value="24166.3333333333" calcext:value-type="float">
            <text:p>24166.3333333333</text:p>
          </table:table-cell>
          <table:table-cell office:value-type="float" office:value="0.0134484613580877" calcext:value-type="float">
            <text:p>0.0134484614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90" calcext:value-type="float">
            <text:p>290</text:p>
          </table:table-cell>
          <table:table-cell office:value-type="float" office:value="24276" calcext:value-type="float">
            <text:p>24276</text:p>
          </table:table-cell>
          <table:table-cell office:value-type="float" office:value="0.0135936727632229" calcext:value-type="float">
            <text:p>0.013593672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90" calcext:value-type="float">
            <text:p>290</text:p>
          </table:table-cell>
          <table:table-cell office:value-type="float" office:value="24412.6666666667" calcext:value-type="float">
            <text:p>24412.6666666667</text:p>
          </table:table-cell>
          <table:table-cell office:value-type="float" office:value="0.0139271962642344" calcext:value-type="float">
            <text:p>0.0139271963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90" calcext:value-type="float">
            <text:p>290</text:p>
          </table:table-cell>
          <table:table-cell office:value-type="float" office:value="24435.625" calcext:value-type="float">
            <text:p>24435.625</text:p>
          </table:table-cell>
          <table:table-cell office:value-type="float" office:value="0.0137094917768627" calcext:value-type="float">
            <text:p>0.0137094918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90" calcext:value-type="float">
            <text:p>290</text:p>
          </table:table-cell>
          <table:table-cell office:value-type="float" office:value="24514.4" calcext:value-type="float">
            <text:p>24514.4</text:p>
          </table:table-cell>
          <table:table-cell office:value-type="float" office:value="0.0140733609633522" calcext:value-type="float">
            <text:p>0.014073361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90" calcext:value-type="float">
            <text:p>290</text:p>
          </table:table-cell>
          <table:table-cell office:value-type="float" office:value="24561.8070175439" calcext:value-type="float">
            <text:p>24561.8070175439</text:p>
          </table:table-cell>
          <table:table-cell office:value-type="float" office:value="0.0146569020651804" calcext:value-type="float">
            <text:p>0.0146569021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90" calcext:value-type="float">
            <text:p>290</text:p>
          </table:table-cell>
          <table:table-cell office:value-type="float" office:value="24613.7" calcext:value-type="float">
            <text:p>24613.7</text:p>
          </table:table-cell>
          <table:table-cell office:value-type="float" office:value="0.0142197231623039" calcext:value-type="float">
            <text:p>0.0142197232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90" calcext:value-type="float">
            <text:p>290</text:p>
          </table:table-cell>
          <table:table-cell office:value-type="float" office:value="24653.3076923077" calcext:value-type="float">
            <text:p>24653.3076923077</text:p>
          </table:table-cell>
          <table:table-cell office:value-type="float" office:value="0.0143996904768591" calcext:value-type="float">
            <text:p>0.0143996905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90" calcext:value-type="float">
            <text:p>290</text:p>
          </table:table-cell>
          <table:table-cell office:value-type="float" office:value="24723.0833333333" calcext:value-type="float">
            <text:p>24723.0833333333</text:p>
          </table:table-cell>
          <table:table-cell office:value-type="float" office:value="0.0147635307084809" calcext:value-type="float">
            <text:p>0.0147635307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0" calcext:value-type="float">
            <text:p>290</text:p>
          </table:table-cell>
          <table:table-cell office:value-type="float" office:value="24944" calcext:value-type="float">
            <text:p>24944</text:p>
          </table:table-cell>
          <table:table-cell office:value-type="float" office:value="0.0148332264271969" calcext:value-type="float">
            <text:p>0.0148332264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91" calcext:value-type="float">
            <text:p>291</text:p>
          </table:table-cell>
          <table:table-cell office:value-type="float" office:value="24161.6666666667" calcext:value-type="float">
            <text:p>24161.6666666667</text:p>
          </table:table-cell>
          <table:table-cell office:value-type="float" office:value="0.0134510588397599" calcext:value-type="float">
            <text:p>0.0134510588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91" calcext:value-type="float">
            <text:p>291</text:p>
          </table:table-cell>
          <table:table-cell office:value-type="float" office:value="24264.4444444444" calcext:value-type="float">
            <text:p>24264.4444444444</text:p>
          </table:table-cell>
          <table:table-cell office:value-type="float" office:value="0.0136001465335653" calcext:value-type="float">
            <text:p>0.0136001465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91" calcext:value-type="float">
            <text:p>291</text:p>
          </table:table-cell>
          <table:table-cell office:value-type="float" office:value="24397.5454545455" calcext:value-type="float">
            <text:p>24397.5454545455</text:p>
          </table:table-cell>
          <table:table-cell office:value-type="float" office:value="0.0139358281198183" calcext:value-type="float">
            <text:p>0.013935828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91" calcext:value-type="float">
            <text:p>291</text:p>
          </table:table-cell>
          <table:table-cell office:value-type="float" office:value="24402.8571428571" calcext:value-type="float">
            <text:p>24402.8571428571</text:p>
          </table:table-cell>
          <table:table-cell office:value-type="float" office:value="0.0137279007142021" calcext:value-type="float">
            <text:p>0.0137279007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91" calcext:value-type="float">
            <text:p>291</text:p>
          </table:table-cell>
          <table:table-cell office:value-type="float" office:value="24488.2222222222" calcext:value-type="float">
            <text:p>24488.2222222222</text:p>
          </table:table-cell>
          <table:table-cell office:value-type="float" office:value="0.0140884053104894" calcext:value-type="float">
            <text:p>0.0140884053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91" calcext:value-type="float">
            <text:p>291</text:p>
          </table:table-cell>
          <table:table-cell office:value-type="float" office:value="24544.6046511628" calcext:value-type="float">
            <text:p>24544.6046511628</text:p>
          </table:table-cell>
          <table:table-cell office:value-type="float" office:value="0.014667174522322" calcext:value-type="float">
            <text:p>0.0146671745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91" calcext:value-type="float">
            <text:p>291</text:p>
          </table:table-cell>
          <table:table-cell office:value-type="float" office:value="24594" calcext:value-type="float">
            <text:p>24594</text:p>
          </table:table-cell>
          <table:table-cell office:value-type="float" office:value="0.0142311132796617" calcext:value-type="float">
            <text:p>0.0142311133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91" calcext:value-type="float">
            <text:p>291</text:p>
          </table:table-cell>
          <table:table-cell office:value-type="float" office:value="24628.8" calcext:value-type="float">
            <text:p>24628.8</text:p>
          </table:table-cell>
          <table:table-cell office:value-type="float" office:value="0.0144140193594491" calcext:value-type="float">
            <text:p>0.0144140194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91" calcext:value-type="float">
            <text:p>291</text:p>
          </table:table-cell>
          <table:table-cell office:value-type="float" office:value="24701.5769230769" calcext:value-type="float">
            <text:p>24701.5769230769</text:p>
          </table:table-cell>
          <table:table-cell office:value-type="float" office:value="0.0147763845659184" calcext:value-type="float">
            <text:p>0.0147763846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1" calcext:value-type="float">
            <text:p>291</text:p>
          </table:table-cell>
          <table:table-cell office:value-type="float" office:value="24928.2857142857" calcext:value-type="float">
            <text:p>24928.2857142857</text:p>
          </table:table-cell>
          <table:table-cell office:value-type="float" office:value="0.0148425769922864" calcext:value-type="float">
            <text:p>0.014842577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92" calcext:value-type="float">
            <text:p>292</text:p>
          </table:table-cell>
          <table:table-cell office:value-type="float" office:value="24145.2857142857" calcext:value-type="float">
            <text:p>24145.2857142857</text:p>
          </table:table-cell>
          <table:table-cell office:value-type="float" office:value="0.0134601844784844" calcext:value-type="float">
            <text:p>0.0134601845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24247.8181818182" calcext:value-type="float">
            <text:p>24247.8181818182</text:p>
          </table:table-cell>
          <table:table-cell office:value-type="float" office:value="0.0136094718925039" calcext:value-type="float">
            <text:p>0.0136094719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92" calcext:value-type="float">
            <text:p>292</text:p>
          </table:table-cell>
          <table:table-cell office:value-type="float" office:value="24378.9230769231" calcext:value-type="float">
            <text:p>24378.9230769231</text:p>
          </table:table-cell>
          <table:table-cell office:value-type="float" office:value="0.0139464733092268" calcext:value-type="float">
            <text:p>0.0139464733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92" calcext:value-type="float">
            <text:p>292</text:p>
          </table:table-cell>
          <table:table-cell office:value-type="float" office:value="24387.125" calcext:value-type="float">
            <text:p>24387.125</text:p>
          </table:table-cell>
          <table:table-cell office:value-type="float" office:value="0.0137367565877487" calcext:value-type="float">
            <text:p>0.0137367566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92" calcext:value-type="float">
            <text:p>292</text:p>
          </table:table-cell>
          <table:table-cell office:value-type="float" office:value="24469.4444444444" calcext:value-type="float">
            <text:p>24469.4444444444</text:p>
          </table:table-cell>
          <table:table-cell office:value-type="float" office:value="0.0140992167101828" calcext:value-type="float">
            <text:p>0.0140992167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92" calcext:value-type="float">
            <text:p>292</text:p>
          </table:table-cell>
          <table:table-cell office:value-type="float" office:value="24547.7575757576" calcext:value-type="float">
            <text:p>24547.7575757576</text:p>
          </table:table-cell>
          <table:table-cell office:value-type="float" office:value="0.0146652906640858" calcext:value-type="float">
            <text:p>0.0146652907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92" calcext:value-type="float">
            <text:p>292</text:p>
          </table:table-cell>
          <table:table-cell office:value-type="float" office:value="24589.9" calcext:value-type="float">
            <text:p>24589.9</text:p>
          </table:table-cell>
          <table:table-cell office:value-type="float" office:value="0.0142334861060842" calcext:value-type="float">
            <text:p>0.0142334861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92" calcext:value-type="float">
            <text:p>292</text:p>
          </table:table-cell>
          <table:table-cell office:value-type="float" office:value="24604.1428571429" calcext:value-type="float">
            <text:p>24604.1428571429</text:p>
          </table:table-cell>
          <table:table-cell office:value-type="float" office:value="0.0144284644281741" calcext:value-type="float">
            <text:p>0.0144284644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92" calcext:value-type="float">
            <text:p>292</text:p>
          </table:table-cell>
          <table:table-cell office:value-type="float" office:value="24666.2962962963" calcext:value-type="float">
            <text:p>24666.2962962963</text:p>
          </table:table-cell>
          <table:table-cell office:value-type="float" office:value="0.0147975194822745" calcext:value-type="float">
            <text:p>0.0147975195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2" calcext:value-type="float">
            <text:p>292</text:p>
          </table:table-cell>
          <table:table-cell office:value-type="float" office:value="24915.8571428571" calcext:value-type="float">
            <text:p>24915.8571428571</text:p>
          </table:table-cell>
          <table:table-cell office:value-type="float" office:value="0.0148499807924959" calcext:value-type="float">
            <text:p>0.0148499808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93" calcext:value-type="float">
            <text:p>293</text:p>
          </table:table-cell>
          <table:table-cell office:value-type="float" office:value="24126.2857142857" calcext:value-type="float">
            <text:p>24126.2857142857</text:p>
          </table:table-cell>
          <table:table-cell office:value-type="float" office:value="0.0134707846806092" calcext:value-type="float">
            <text:p>0.0134707847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93" calcext:value-type="float">
            <text:p>293</text:p>
          </table:table-cell>
          <table:table-cell office:value-type="float" office:value="24226.6666666667" calcext:value-type="float">
            <text:p>24226.6666666667</text:p>
          </table:table-cell>
          <table:table-cell office:value-type="float" office:value="0.013621353880022" calcext:value-type="float">
            <text:p>0.0136213539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93" calcext:value-type="float">
            <text:p>293</text:p>
          </table:table-cell>
          <table:table-cell office:value-type="float" office:value="24356" calcext:value-type="float">
            <text:p>24356</text:p>
          </table:table-cell>
          <table:table-cell office:value-type="float" office:value="0.0139595992773854" calcext:value-type="float">
            <text:p>0.0139595993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93" calcext:value-type="float">
            <text:p>293</text:p>
          </table:table-cell>
          <table:table-cell office:value-type="float" office:value="24365.75" calcext:value-type="float">
            <text:p>24365.75</text:p>
          </table:table-cell>
          <table:table-cell office:value-type="float" office:value="0.0137488072396704" calcext:value-type="float">
            <text:p>0.0137488072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93" calcext:value-type="float">
            <text:p>293</text:p>
          </table:table-cell>
          <table:table-cell office:value-type="float" office:value="24440.9090909091" calcext:value-type="float">
            <text:p>24440.9090909091</text:p>
          </table:table-cell>
          <table:table-cell office:value-type="float" office:value="0.0141156778872977" calcext:value-type="float">
            <text:p>0.0141156779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93" calcext:value-type="float">
            <text:p>293</text:p>
          </table:table-cell>
          <table:table-cell office:value-type="float" office:value="24551.2222222222" calcext:value-type="float">
            <text:p>24551.2222222222</text:p>
          </table:table-cell>
          <table:table-cell office:value-type="float" office:value="0.0146632211114179" calcext:value-type="float">
            <text:p>0.0146632211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93" calcext:value-type="float">
            <text:p>293</text:p>
          </table:table-cell>
          <table:table-cell office:value-type="float" office:value="24575.6666666667" calcext:value-type="float">
            <text:p>24575.6666666667</text:p>
          </table:table-cell>
          <table:table-cell office:value-type="float" office:value="0.014241729624154" calcext:value-type="float">
            <text:p>0.0142417296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93" calcext:value-type="float">
            <text:p>293</text:p>
          </table:table-cell>
          <table:table-cell office:value-type="float" office:value="24586.7142857143" calcext:value-type="float">
            <text:p>24586.7142857143</text:p>
          </table:table-cell>
          <table:table-cell office:value-type="float" office:value="0.0144386922089165" calcext:value-type="float">
            <text:p>0.014438692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93" calcext:value-type="float">
            <text:p>293</text:p>
          </table:table-cell>
          <table:table-cell office:value-type="float" office:value="24646.935483871" calcext:value-type="float">
            <text:p>24646.935483871</text:p>
          </table:table-cell>
          <table:table-cell office:value-type="float" office:value="0.0148091433208342" calcext:value-type="float">
            <text:p>0.0148091433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3" calcext:value-type="float">
            <text:p>293</text:p>
          </table:table-cell>
          <table:table-cell office:value-type="float" office:value="24899.8571428571" calcext:value-type="float">
            <text:p>24899.8571428571</text:p>
          </table:table-cell>
          <table:table-cell office:value-type="float" office:value="0.0148595230035743" calcext:value-type="float">
            <text:p>0.014859523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94" calcext:value-type="float">
            <text:p>294</text:p>
          </table:table-cell>
          <table:table-cell office:value-type="float" office:value="24112.8571428571" calcext:value-type="float">
            <text:p>24112.8571428571</text:p>
          </table:table-cell>
          <table:table-cell office:value-type="float" office:value="0.0134782866283548" calcext:value-type="float">
            <text:p>0.0134782866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94" calcext:value-type="float">
            <text:p>294</text:p>
          </table:table-cell>
          <table:table-cell office:value-type="float" office:value="24185.3333333333" calcext:value-type="float">
            <text:p>24185.3333333333</text:p>
          </table:table-cell>
          <table:table-cell office:value-type="float" office:value="0.0136446331109763" calcext:value-type="float">
            <text:p>0.0136446331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94" calcext:value-type="float">
            <text:p>294</text:p>
          </table:table-cell>
          <table:table-cell office:value-type="float" office:value="24334.5833333333" calcext:value-type="float">
            <text:p>24334.5833333333</text:p>
          </table:table-cell>
          <table:table-cell office:value-type="float" office:value="0.0139718850059072" calcext:value-type="float">
            <text:p>0.013971885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94" calcext:value-type="float">
            <text:p>294</text:p>
          </table:table-cell>
          <table:table-cell office:value-type="float" office:value="24344.875" calcext:value-type="float">
            <text:p>24344.875</text:p>
          </table:table-cell>
          <table:table-cell office:value-type="float" office:value="0.0137605964294333" calcext:value-type="float">
            <text:p>0.0137605964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94" calcext:value-type="float">
            <text:p>294</text:p>
          </table:table-cell>
          <table:table-cell office:value-type="float" office:value="24421.3333333333" calcext:value-type="float">
            <text:p>24421.3333333333</text:p>
          </table:table-cell>
          <table:table-cell office:value-type="float" office:value="0.0141269927931863" calcext:value-type="float">
            <text:p>0.0141269928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94" calcext:value-type="float">
            <text:p>294</text:p>
          </table:table-cell>
          <table:table-cell office:value-type="float" office:value="24552.7307692308" calcext:value-type="float">
            <text:p>24552.7307692308</text:p>
          </table:table-cell>
          <table:table-cell office:value-type="float" office:value="0.0146623201868506" calcext:value-type="float">
            <text:p>0.0146623202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94" calcext:value-type="float">
            <text:p>294</text:p>
          </table:table-cell>
          <table:table-cell office:value-type="float" office:value="24557" calcext:value-type="float">
            <text:p>24557</text:p>
          </table:table-cell>
          <table:table-cell office:value-type="float" office:value="0.0142525552795537" calcext:value-type="float">
            <text:p>0.0142525553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94" calcext:value-type="float">
            <text:p>294</text:p>
          </table:table-cell>
          <table:table-cell office:value-type="float" office:value="24567.2307692308" calcext:value-type="float">
            <text:p>24567.2307692308</text:p>
          </table:table-cell>
          <table:table-cell office:value-type="float" office:value="0.0144501430924246" calcext:value-type="float">
            <text:p>0.0144501431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94" calcext:value-type="float">
            <text:p>294</text:p>
          </table:table-cell>
          <table:table-cell office:value-type="float" office:value="24626.8965517241" calcext:value-type="float">
            <text:p>24626.8965517241</text:p>
          </table:table-cell>
          <table:table-cell office:value-type="float" office:value="0.0148211935366434" calcext:value-type="float">
            <text:p>0.0148211935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4" calcext:value-type="float">
            <text:p>294</text:p>
          </table:table-cell>
          <table:table-cell office:value-type="float" office:value="24883.5" calcext:value-type="float">
            <text:p>24883.5</text:p>
          </table:table-cell>
          <table:table-cell office:value-type="float" office:value="0.0148692908955734" calcext:value-type="float">
            <text:p>0.0148692909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95" calcext:value-type="float">
            <text:p>295</text:p>
          </table:table-cell>
          <table:table-cell office:value-type="float" office:value="24088.875" calcext:value-type="float">
            <text:p>24088.875</text:p>
          </table:table-cell>
          <table:table-cell office:value-type="float" office:value="0.0134917051958632" calcext:value-type="float">
            <text:p>0.0134917052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95" calcext:value-type="float">
            <text:p>295</text:p>
          </table:table-cell>
          <table:table-cell office:value-type="float" office:value="24159.3" calcext:value-type="float">
            <text:p>24159.3</text:p>
          </table:table-cell>
          <table:table-cell office:value-type="float" office:value="0.0136593361562628" calcext:value-type="float">
            <text:p>0.0136593362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95" calcext:value-type="float">
            <text:p>295</text:p>
          </table:table-cell>
          <table:table-cell office:value-type="float" office:value="24313.1666666667" calcext:value-type="float">
            <text:p>24313.1666666667</text:p>
          </table:table-cell>
          <table:table-cell office:value-type="float" office:value="0.0139841923786152" calcext:value-type="float">
            <text:p>0.0139841924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95" calcext:value-type="float">
            <text:p>295</text:p>
          </table:table-cell>
          <table:table-cell office:value-type="float" office:value="24331.2222222222" calcext:value-type="float">
            <text:p>24331.2222222222</text:p>
          </table:table-cell>
          <table:table-cell office:value-type="float" office:value="0.0137683177992611" calcext:value-type="float">
            <text:p>0.0137683178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95" calcext:value-type="float">
            <text:p>295</text:p>
          </table:table-cell>
          <table:table-cell office:value-type="float" office:value="24401" calcext:value-type="float">
            <text:p>24401</text:p>
          </table:table-cell>
          <table:table-cell office:value-type="float" office:value="0.0141387648047211" calcext:value-type="float">
            <text:p>0.0141387648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95" calcext:value-type="float">
            <text:p>295</text:p>
          </table:table-cell>
          <table:table-cell office:value-type="float" office:value="24533.7272727273" calcext:value-type="float">
            <text:p>24533.7272727273</text:p>
          </table:table-cell>
          <table:table-cell office:value-type="float" office:value="0.0142660752730008" calcext:value-type="float">
            <text:p>0.0142660753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95" calcext:value-type="float">
            <text:p>295</text:p>
          </table:table-cell>
          <table:table-cell office:value-type="float" office:value="24537" calcext:value-type="float">
            <text:p>24537</text:p>
          </table:table-cell>
          <table:table-cell office:value-type="float" office:value="0.0146717202592004" calcext:value-type="float">
            <text:p>0.0146717203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95" calcext:value-type="float">
            <text:p>295</text:p>
          </table:table-cell>
          <table:table-cell office:value-type="float" office:value="24542.8666666667" calcext:value-type="float">
            <text:p>24542.8666666667</text:p>
          </table:table-cell>
          <table:table-cell office:value-type="float" office:value="0.0144644879842887" calcext:value-type="float">
            <text:p>0.014464488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95" calcext:value-type="float">
            <text:p>295</text:p>
          </table:table-cell>
          <table:table-cell office:value-type="float" office:value="24603.3548387097" calcext:value-type="float">
            <text:p>24603.3548387097</text:p>
          </table:table-cell>
          <table:table-cell office:value-type="float" office:value="0.0148353751914242" calcext:value-type="float">
            <text:p>0.0148353752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5" calcext:value-type="float">
            <text:p>295</text:p>
          </table:table-cell>
          <table:table-cell office:value-type="float" office:value="24861.2857142857" calcext:value-type="float">
            <text:p>24861.2857142857</text:p>
          </table:table-cell>
          <table:table-cell office:value-type="float" office:value="0.0148825770417574" calcext:value-type="float">
            <text:p>0.014882577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96" calcext:value-type="float">
            <text:p>296</text:p>
          </table:table-cell>
          <table:table-cell office:value-type="float" office:value="24070.1666666667" calcext:value-type="float">
            <text:p>24070.1666666667</text:p>
          </table:table-cell>
          <table:table-cell office:value-type="float" office:value="0.013502191509545" calcext:value-type="float">
            <text:p>0.0135021915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96" calcext:value-type="float">
            <text:p>296</text:p>
          </table:table-cell>
          <table:table-cell office:value-type="float" office:value="24133.2222222222" calcext:value-type="float">
            <text:p>24133.2222222222</text:p>
          </table:table-cell>
          <table:table-cell office:value-type="float" office:value="0.0136740961054148" calcext:value-type="float">
            <text:p>0.0136740961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96" calcext:value-type="float">
            <text:p>296</text:p>
          </table:table-cell>
          <table:table-cell office:value-type="float" office:value="24284.4166666667" calcext:value-type="float">
            <text:p>24284.4166666667</text:p>
          </table:table-cell>
          <table:table-cell office:value-type="float" office:value="0.0140007480791866" calcext:value-type="float">
            <text:p>0.014000748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96" calcext:value-type="float">
            <text:p>296</text:p>
          </table:table-cell>
          <table:table-cell office:value-type="float" office:value="24320.2857142857" calcext:value-type="float">
            <text:p>24320.2857142857</text:p>
          </table:table-cell>
          <table:table-cell office:value-type="float" office:value="0.0137745092280401" calcext:value-type="float">
            <text:p>0.0137745092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96" calcext:value-type="float">
            <text:p>296</text:p>
          </table:table-cell>
          <table:table-cell office:value-type="float" office:value="24385.9166666667" calcext:value-type="float">
            <text:p>24385.9166666667</text:p>
          </table:table-cell>
          <table:table-cell office:value-type="float" office:value="0.0141475100040666" calcext:value-type="float">
            <text:p>0.01414751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96" calcext:value-type="float">
            <text:p>296</text:p>
          </table:table-cell>
          <table:table-cell office:value-type="float" office:value="24505" calcext:value-type="float">
            <text:p>24505</text:p>
          </table:table-cell>
          <table:table-cell office:value-type="float" office:value="0.014282799428688" calcext:value-type="float">
            <text:p>0.0142827994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96" calcext:value-type="float">
            <text:p>296</text:p>
          </table:table-cell>
          <table:table-cell office:value-type="float" office:value="24524.3333333333" calcext:value-type="float">
            <text:p>24524.3333333333</text:p>
          </table:table-cell>
          <table:table-cell office:value-type="float" office:value="0.0144754189716336" calcext:value-type="float">
            <text:p>0.014475419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96" calcext:value-type="float">
            <text:p>296</text:p>
          </table:table-cell>
          <table:table-cell office:value-type="float" office:value="24527.3783783784" calcext:value-type="float">
            <text:p>24527.3783783784</text:p>
          </table:table-cell>
          <table:table-cell office:value-type="float" office:value="0.0146774756945631" calcext:value-type="float">
            <text:p>0.0146774757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96" calcext:value-type="float">
            <text:p>296</text:p>
          </table:table-cell>
          <table:table-cell office:value-type="float" office:value="24573.6129032258" calcext:value-type="float">
            <text:p>24573.6129032258</text:p>
          </table:table-cell>
          <table:table-cell office:value-type="float" office:value="0.014853330742916" calcext:value-type="float">
            <text:p>0.0148533307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6" calcext:value-type="float">
            <text:p>296</text:p>
          </table:table-cell>
          <table:table-cell office:value-type="float" office:value="24826.5714285714" calcext:value-type="float">
            <text:p>24826.5714285714</text:p>
          </table:table-cell>
          <table:table-cell office:value-type="float" office:value="0.0149033869241481" calcext:value-type="float">
            <text:p>0.0149033869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98" calcext:value-type="float">
            <text:p>298</text:p>
          </table:table-cell>
          <table:table-cell office:value-type="float" office:value="24036.5" calcext:value-type="float">
            <text:p>24036.5</text:p>
          </table:table-cell>
          <table:table-cell office:value-type="float" office:value="0.0135211033220311" calcext:value-type="float">
            <text:p>0.0135211033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98" calcext:value-type="float">
            <text:p>298</text:p>
          </table:table-cell>
          <table:table-cell office:value-type="float" office:value="24092.9166666667" calcext:value-type="float">
            <text:p>24092.9166666667</text:p>
          </table:table-cell>
          <table:table-cell office:value-type="float" office:value="0.0136969717932311" calcext:value-type="float">
            <text:p>0.013696971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98" calcext:value-type="float">
            <text:p>298</text:p>
          </table:table-cell>
          <table:table-cell office:value-type="float" office:value="24237.6" calcext:value-type="float">
            <text:p>24237.6</text:p>
          </table:table-cell>
          <table:table-cell office:value-type="float" office:value="0.0140277915305146" calcext:value-type="float">
            <text:p>0.0140277915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98" calcext:value-type="float">
            <text:p>298</text:p>
          </table:table-cell>
          <table:table-cell office:value-type="float" office:value="24284.1111111111" calcext:value-type="float">
            <text:p>24284.1111111111</text:p>
          </table:table-cell>
          <table:table-cell office:value-type="float" office:value="0.0137950282992537" calcext:value-type="float">
            <text:p>0.0137950283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98" calcext:value-type="float">
            <text:p>298</text:p>
          </table:table-cell>
          <table:table-cell office:value-type="float" office:value="24335.3333333333" calcext:value-type="float">
            <text:p>24335.3333333333</text:p>
          </table:table-cell>
          <table:table-cell office:value-type="float" office:value="0.0141769169657288" calcext:value-type="float">
            <text:p>0.014176917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98" calcext:value-type="float">
            <text:p>298</text:p>
          </table:table-cell>
          <table:table-cell office:value-type="float" office:value="24461.6923076923" calcext:value-type="float">
            <text:p>24461.6923076923</text:p>
          </table:table-cell>
          <table:table-cell office:value-type="float" office:value="0.014308086112666" calcext:value-type="float">
            <text:p>0.0143080861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98" calcext:value-type="float">
            <text:p>298</text:p>
          </table:table-cell>
          <table:table-cell office:value-type="float" office:value="24511.8571428571" calcext:value-type="float">
            <text:p>24511.8571428571</text:p>
          </table:table-cell>
          <table:table-cell office:value-type="float" office:value="0.0146867696683238" calcext:value-type="float">
            <text:p>0.0146867697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98" calcext:value-type="float">
            <text:p>298</text:p>
          </table:table-cell>
          <table:table-cell office:value-type="float" office:value="24512.2307692308" calcext:value-type="float">
            <text:p>24512.2307692308</text:p>
          </table:table-cell>
          <table:table-cell office:value-type="float" office:value="0.014482566003157" calcext:value-type="float">
            <text:p>0.014482566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98" calcext:value-type="float">
            <text:p>298</text:p>
          </table:table-cell>
          <table:table-cell office:value-type="float" office:value="24535.7272727273" calcext:value-type="float">
            <text:p>24535.7272727273</text:p>
          </table:table-cell>
          <table:table-cell office:value-type="float" office:value="0.0148762657794015" calcext:value-type="float">
            <text:p>0.0148762658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8" calcext:value-type="float">
            <text:p>298</text:p>
          </table:table-cell>
          <table:table-cell office:value-type="float" office:value="24800.6666666667" calcext:value-type="float">
            <text:p>24800.6666666667</text:p>
          </table:table-cell>
          <table:table-cell office:value-type="float" office:value="0.0149189537915647" calcext:value-type="float">
            <text:p>0.0149189538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99" calcext:value-type="float">
            <text:p>299</text:p>
          </table:table-cell>
          <table:table-cell office:value-type="float" office:value="24026.2857142857" calcext:value-type="float">
            <text:p>24026.2857142857</text:p>
          </table:table-cell>
          <table:table-cell office:value-type="float" office:value="0.0135268515435475" calcext:value-type="float">
            <text:p>0.0135268515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99" calcext:value-type="float">
            <text:p>299</text:p>
          </table:table-cell>
          <table:table-cell office:value-type="float" office:value="24078.6363636364" calcext:value-type="float">
            <text:p>24078.6363636364</text:p>
          </table:table-cell>
          <table:table-cell office:value-type="float" office:value="0.0137050950484209" calcext:value-type="float">
            <text:p>0.013705095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99" calcext:value-type="float">
            <text:p>299</text:p>
          </table:table-cell>
          <table:table-cell office:value-type="float" office:value="24222.0666666667" calcext:value-type="float">
            <text:p>24222.0666666667</text:p>
          </table:table-cell>
          <table:table-cell office:value-type="float" office:value="0.0140367873922126" calcext:value-type="float">
            <text:p>0.0140367874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99" calcext:value-type="float">
            <text:p>299</text:p>
          </table:table-cell>
          <table:table-cell office:value-type="float" office:value="24285.125" calcext:value-type="float">
            <text:p>24285.125</text:p>
          </table:table-cell>
          <table:table-cell office:value-type="float" office:value="0.0137944523653883" calcext:value-type="float">
            <text:p>0.0137944524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99" calcext:value-type="float">
            <text:p>299</text:p>
          </table:table-cell>
          <table:table-cell office:value-type="float" office:value="24323.4" calcext:value-type="float">
            <text:p>24323.4</text:p>
          </table:table-cell>
          <table:table-cell office:value-type="float" office:value="0.0141838723204815" calcext:value-type="float">
            <text:p>0.0141838723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99" calcext:value-type="float">
            <text:p>299</text:p>
          </table:table-cell>
          <table:table-cell office:value-type="float" office:value="24435.3636363636" calcext:value-type="float">
            <text:p>24435.3636363636</text:p>
          </table:table-cell>
          <table:table-cell office:value-type="float" office:value="0.0143235028219161" calcext:value-type="float">
            <text:p>0.0143235028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99" calcext:value-type="float">
            <text:p>299</text:p>
          </table:table-cell>
          <table:table-cell office:value-type="float" office:value="24493.7333333333" calcext:value-type="float">
            <text:p>24493.7333333333</text:p>
          </table:table-cell>
          <table:table-cell office:value-type="float" office:value="0.0144935031001127" calcext:value-type="float">
            <text:p>0.0144935031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99" calcext:value-type="float">
            <text:p>299</text:p>
          </table:table-cell>
          <table:table-cell office:value-type="float" office:value="24498.4814814815" calcext:value-type="float">
            <text:p>24498.4814814815</text:p>
          </table:table-cell>
          <table:table-cell office:value-type="float" office:value="0.014694788339111" calcext:value-type="float">
            <text:p>0.0146947883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99" calcext:value-type="float">
            <text:p>299</text:p>
          </table:table-cell>
          <table:table-cell office:value-type="float" office:value="24519.75" calcext:value-type="float">
            <text:p>24519.75</text:p>
          </table:table-cell>
          <table:table-cell office:value-type="float" office:value="0.0148859592777251" calcext:value-type="float">
            <text:p>0.0148859593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9" calcext:value-type="float">
            <text:p>299</text:p>
          </table:table-cell>
          <table:table-cell office:value-type="float" office:value="24776.75" calcext:value-type="float">
            <text:p>24776.75</text:p>
          </table:table-cell>
          <table:table-cell office:value-type="float" office:value="0.0149333548588899" calcext:value-type="float">
            <text:p>0.0149333549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00" calcext:value-type="float">
            <text:p>300</text:p>
          </table:table-cell>
          <table:table-cell office:value-type="float" office:value="24007.125" calcext:value-type="float">
            <text:p>24007.125</text:p>
          </table:table-cell>
          <table:table-cell office:value-type="float" office:value="0.0135376476775124" calcext:value-type="float">
            <text:p>0.0135376477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24066.1" calcext:value-type="float">
            <text:p>24066.1</text:p>
          </table:table-cell>
          <table:table-cell office:value-type="float" office:value="0.0137122342215814" calcext:value-type="float">
            <text:p>0.0137122342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00" calcext:value-type="float">
            <text:p>300</text:p>
          </table:table-cell>
          <table:table-cell office:value-type="float" office:value="24208" calcext:value-type="float">
            <text:p>24208</text:p>
          </table:table-cell>
          <table:table-cell office:value-type="float" office:value="0.0140449438202247" calcext:value-type="float">
            <text:p>0.0140449438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0" calcext:value-type="float">
            <text:p>300</text:p>
          </table:table-cell>
          <table:table-cell office:value-type="float" office:value="24264.625" calcext:value-type="float">
            <text:p>24264.625</text:p>
          </table:table-cell>
          <table:table-cell office:value-type="float" office:value="0.013806106626416" calcext:value-type="float">
            <text:p>0.0138061066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00" calcext:value-type="float">
            <text:p>300</text:p>
          </table:table-cell>
          <table:table-cell office:value-type="float" office:value="24307.5384615385" calcext:value-type="float">
            <text:p>24307.5384615385</text:p>
          </table:table-cell>
          <table:table-cell office:value-type="float" office:value="0.0141931278046064" calcext:value-type="float">
            <text:p>0.0141931278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office:value-type="float" office:value="24412.0909090909" calcext:value-type="float">
            <text:p>24412.0909090909</text:p>
          </table:table-cell>
          <table:table-cell office:value-type="float" office:value="0.0143371578167302" calcext:value-type="float">
            <text:p>0.0143371578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00" calcext:value-type="float">
            <text:p>300</text:p>
          </table:table-cell>
          <table:table-cell office:value-type="float" office:value="24467.4375" calcext:value-type="float">
            <text:p>24467.4375</text:p>
          </table:table-cell>
          <table:table-cell office:value-type="float" office:value="0.014509079669663" calcext:value-type="float">
            <text:p>0.0145090797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24479.3529411765" calcext:value-type="float">
            <text:p>24479.3529411765</text:p>
          </table:table-cell>
          <table:table-cell office:value-type="float" office:value="0.0147062710711788" calcext:value-type="float">
            <text:p>0.0147062711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0" calcext:value-type="float">
            <text:p>300</text:p>
          </table:table-cell>
          <table:table-cell office:value-type="float" office:value="24494.6585365854" calcext:value-type="float">
            <text:p>24494.6585365854</text:p>
          </table:table-cell>
          <table:table-cell office:value-type="float" office:value="0.0149012079288566" calcext:value-type="float">
            <text:p>0.0149012079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0" calcext:value-type="float">
            <text:p>300</text:p>
          </table:table-cell>
          <table:table-cell office:value-type="float" office:value="24761.5" calcext:value-type="float">
            <text:p>24761.5</text:p>
          </table:table-cell>
          <table:table-cell office:value-type="float" office:value="0.0149425519455606" calcext:value-type="float">
            <text:p>0.0149425519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01" calcext:value-type="float">
            <text:p>301</text:p>
          </table:table-cell>
          <table:table-cell office:value-type="float" office:value="23996.5714285714" calcext:value-type="float">
            <text:p>23996.5714285714</text:p>
          </table:table-cell>
          <table:table-cell office:value-type="float" office:value="0.0135436014668762" calcext:value-type="float">
            <text:p>0.0135436015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01" calcext:value-type="float">
            <text:p>301</text:p>
          </table:table-cell>
          <table:table-cell office:value-type="float" office:value="24038.7" calcext:value-type="float">
            <text:p>24038.7</text:p>
          </table:table-cell>
          <table:table-cell office:value-type="float" office:value="0.0137278638195909" calcext:value-type="float">
            <text:p>0.013727863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01" calcext:value-type="float">
            <text:p>301</text:p>
          </table:table-cell>
          <table:table-cell office:value-type="float" office:value="24181.6923076923" calcext:value-type="float">
            <text:p>24181.6923076923</text:p>
          </table:table-cell>
          <table:table-cell office:value-type="float" office:value="0.0140602235639168" calcext:value-type="float">
            <text:p>0.0140602236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1" calcext:value-type="float">
            <text:p>301</text:p>
          </table:table-cell>
          <table:table-cell office:value-type="float" office:value="24235.4444444444" calcext:value-type="float">
            <text:p>24235.4444444444</text:p>
          </table:table-cell>
          <table:table-cell office:value-type="float" office:value="0.0138227297942866" calcext:value-type="float">
            <text:p>0.0138227298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01" calcext:value-type="float">
            <text:p>301</text:p>
          </table:table-cell>
          <table:table-cell office:value-type="float" office:value="24308.1818181818" calcext:value-type="float">
            <text:p>24308.1818181818</text:p>
          </table:table-cell>
          <table:table-cell office:value-type="float" office:value="0.0141927521597666" calcext:value-type="float">
            <text:p>0.0141927522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01" calcext:value-type="float">
            <text:p>301</text:p>
          </table:table-cell>
          <table:table-cell office:value-type="float" office:value="24389.8571428571" calcext:value-type="float">
            <text:p>24389.8571428571</text:p>
          </table:table-cell>
          <table:table-cell office:value-type="float" office:value="0.0143502275536084" calcext:value-type="float">
            <text:p>0.0143502276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01" calcext:value-type="float">
            <text:p>301</text:p>
          </table:table-cell>
          <table:table-cell office:value-type="float" office:value="24449.8235294118" calcext:value-type="float">
            <text:p>24449.8235294118</text:p>
          </table:table-cell>
          <table:table-cell office:value-type="float" office:value="0.0145195321991979" calcext:value-type="float">
            <text:p>0.014519532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1" calcext:value-type="float">
            <text:p>301</text:p>
          </table:table-cell>
          <table:table-cell office:value-type="float" office:value="24461.2978723404" calcext:value-type="float">
            <text:p>24461.2978723404</text:p>
          </table:table-cell>
          <table:table-cell office:value-type="float" office:value="0.0149215304071303" calcext:value-type="float">
            <text:p>0.0149215304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01" calcext:value-type="float">
            <text:p>301</text:p>
          </table:table-cell>
          <table:table-cell office:value-type="float" office:value="24464.3076923077" calcext:value-type="float">
            <text:p>24464.3076923077</text:p>
          </table:table-cell>
          <table:table-cell office:value-type="float" office:value="0.0147153152473305" calcext:value-type="float">
            <text:p>0.0147153152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1" calcext:value-type="float">
            <text:p>301</text:p>
          </table:table-cell>
          <table:table-cell office:value-type="float" office:value="24752.1428571429" calcext:value-type="float">
            <text:p>24752.1428571429</text:p>
          </table:table-cell>
          <table:table-cell office:value-type="float" office:value="0.0149482007329813" calcext:value-type="float">
            <text:p>0.0149482007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02" calcext:value-type="float">
            <text:p>302</text:p>
          </table:table-cell>
          <table:table-cell office:value-type="float" office:value="23970.4444444444" calcext:value-type="float">
            <text:p>23970.4444444444</text:p>
          </table:table-cell>
          <table:table-cell office:value-type="float" office:value="0.0135583635402857" calcext:value-type="float">
            <text:p>0.0135583635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02" calcext:value-type="float">
            <text:p>302</text:p>
          </table:table-cell>
          <table:table-cell office:value-type="float" office:value="24028.3" calcext:value-type="float">
            <text:p>24028.3</text:p>
          </table:table-cell>
          <table:table-cell office:value-type="float" office:value="0.0137338055542839" calcext:value-type="float">
            <text:p>0.0137338056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02" calcext:value-type="float">
            <text:p>302</text:p>
          </table:table-cell>
          <table:table-cell office:value-type="float" office:value="24161.9375" calcext:value-type="float">
            <text:p>24161.9375</text:p>
          </table:table-cell>
          <table:table-cell office:value-type="float" office:value="0.0140717192071207" calcext:value-type="float">
            <text:p>0.0140717192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2" calcext:value-type="float">
            <text:p>302</text:p>
          </table:table-cell>
          <table:table-cell office:value-type="float" office:value="24207.4444444444" calcext:value-type="float">
            <text:p>24207.4444444444</text:p>
          </table:table-cell>
          <table:table-cell office:value-type="float" office:value="0.0138387181170163" calcext:value-type="float">
            <text:p>0.0138387181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02" calcext:value-type="float">
            <text:p>302</text:p>
          </table:table-cell>
          <table:table-cell office:value-type="float" office:value="24295.1666666667" calcext:value-type="float">
            <text:p>24295.1666666667</text:p>
          </table:table-cell>
          <table:table-cell office:value-type="float" office:value="0.0142003553518875" calcext:value-type="float">
            <text:p>0.0142003554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02" calcext:value-type="float">
            <text:p>302</text:p>
          </table:table-cell>
          <table:table-cell office:value-type="float" office:value="24364.2727272727" calcext:value-type="float">
            <text:p>24364.2727272727</text:p>
          </table:table-cell>
          <table:table-cell office:value-type="float" office:value="0.0143652964288246" calcext:value-type="float">
            <text:p>0.0143652964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2" calcext:value-type="float">
            <text:p>302</text:p>
          </table:table-cell>
          <table:table-cell office:value-type="float" office:value="24434.1555555556" calcext:value-type="float">
            <text:p>24434.1555555556</text:p>
          </table:table-cell>
          <table:table-cell office:value-type="float" office:value="0.0149381057663362" calcext:value-type="float">
            <text:p>0.0149381058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02" calcext:value-type="float">
            <text:p>302</text:p>
          </table:table-cell>
          <table:table-cell office:value-type="float" office:value="24440.4117647059" calcext:value-type="float">
            <text:p>24440.4117647059</text:p>
          </table:table-cell>
          <table:table-cell office:value-type="float" office:value="0.0145251235297374" calcext:value-type="float">
            <text:p>0.0145251235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02" calcext:value-type="float">
            <text:p>302</text:p>
          </table:table-cell>
          <table:table-cell office:value-type="float" office:value="24446.44" calcext:value-type="float">
            <text:p>24446.44</text:p>
          </table:table-cell>
          <table:table-cell office:value-type="float" office:value="0.0147260705444228" calcext:value-type="float">
            <text:p>0.0147260705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2" calcext:value-type="float">
            <text:p>302</text:p>
          </table:table-cell>
          <table:table-cell office:value-type="float" office:value="24738" calcext:value-type="float">
            <text:p>24738</text:p>
          </table:table-cell>
          <table:table-cell office:value-type="float" office:value="0.0149567467054734" calcext:value-type="float">
            <text:p>0.0149567467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03" calcext:value-type="float">
            <text:p>303</text:p>
          </table:table-cell>
          <table:table-cell office:value-type="float" office:value="23945.5" calcext:value-type="float">
            <text:p>23945.5</text:p>
          </table:table-cell>
          <table:table-cell office:value-type="float" office:value="0.0135724875237519" calcext:value-type="float">
            <text:p>0.0135724875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03" calcext:value-type="float">
            <text:p>303</text:p>
          </table:table-cell>
          <table:table-cell office:value-type="float" office:value="24014.5454545455" calcext:value-type="float">
            <text:p>24014.5454545455</text:p>
          </table:table-cell>
          <table:table-cell office:value-type="float" office:value="0.0137416717141127" calcext:value-type="float">
            <text:p>0.0137416717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03" calcext:value-type="float">
            <text:p>303</text:p>
          </table:table-cell>
          <table:table-cell office:value-type="float" office:value="24137.4705882353" calcext:value-type="float">
            <text:p>24137.4705882353</text:p>
          </table:table-cell>
          <table:table-cell office:value-type="float" office:value="0.0140859829847174" calcext:value-type="float">
            <text:p>0.014085983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3" calcext:value-type="float">
            <text:p>303</text:p>
          </table:table-cell>
          <table:table-cell office:value-type="float" office:value="24199.375" calcext:value-type="float">
            <text:p>24199.375</text:p>
          </table:table-cell>
          <table:table-cell office:value-type="float" office:value="0.0138433327307007" calcext:value-type="float">
            <text:p>0.0138433327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03" calcext:value-type="float">
            <text:p>303</text:p>
          </table:table-cell>
          <table:table-cell office:value-type="float" office:value="24269.9090909091" calcext:value-type="float">
            <text:p>24269.9090909091</text:p>
          </table:table-cell>
          <table:table-cell office:value-type="float" office:value="0.0142151335922897" calcext:value-type="float">
            <text:p>0.0142151336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03" calcext:value-type="float">
            <text:p>303</text:p>
          </table:table-cell>
          <table:table-cell office:value-type="float" office:value="24356" calcext:value-type="float">
            <text:p>24356</text:p>
          </table:table-cell>
          <table:table-cell office:value-type="float" office:value="0.0143701757267203" calcext:value-type="float">
            <text:p>0.0143701757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3" calcext:value-type="float">
            <text:p>303</text:p>
          </table:table-cell>
          <table:table-cell office:value-type="float" office:value="24416.0444444444" calcext:value-type="float">
            <text:p>24416.0444444444</text:p>
          </table:table-cell>
          <table:table-cell office:value-type="float" office:value="0.0149491864184025" calcext:value-type="float">
            <text:p>0.0149491864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03" calcext:value-type="float">
            <text:p>303</text:p>
          </table:table-cell>
          <table:table-cell office:value-type="float" office:value="24422.5625" calcext:value-type="float">
            <text:p>24422.5625</text:p>
          </table:table-cell>
          <table:table-cell office:value-type="float" office:value="0.0145357392370272" calcext:value-type="float">
            <text:p>0.0145357392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03" calcext:value-type="float">
            <text:p>303</text:p>
          </table:table-cell>
          <table:table-cell office:value-type="float" office:value="24435" calcext:value-type="float">
            <text:p>24435</text:p>
          </table:table-cell>
          <table:table-cell office:value-type="float" office:value="0.0147329650092081" calcext:value-type="float">
            <text:p>0.014732965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3" calcext:value-type="float">
            <text:p>303</text:p>
          </table:table-cell>
          <table:table-cell office:value-type="float" office:value="24715.3333333333" calcext:value-type="float">
            <text:p>24715.3333333333</text:p>
          </table:table-cell>
          <table:table-cell office:value-type="float" office:value="0.0149704636797669" calcext:value-type="float">
            <text:p>0.0149704637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04" calcext:value-type="float">
            <text:p>304</text:p>
          </table:table-cell>
          <table:table-cell office:value-type="float" office:value="23935" calcext:value-type="float">
            <text:p>23935</text:p>
          </table:table-cell>
          <table:table-cell office:value-type="float" office:value="0.0135784416127011" calcext:value-type="float">
            <text:p>0.0135784416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04" calcext:value-type="float">
            <text:p>304</text:p>
          </table:table-cell>
          <table:table-cell office:value-type="float" office:value="24017" calcext:value-type="float">
            <text:p>24017</text:p>
          </table:table-cell>
          <table:table-cell office:value-type="float" office:value="0.013740267310655" calcext:value-type="float">
            <text:p>0.0137402673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04" calcext:value-type="float">
            <text:p>304</text:p>
          </table:table-cell>
          <table:table-cell office:value-type="float" office:value="24113" calcext:value-type="float">
            <text:p>24113</text:p>
          </table:table-cell>
          <table:table-cell office:value-type="float" office:value="0.0141002778584166" calcext:value-type="float">
            <text:p>0.0141002779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4" calcext:value-type="float">
            <text:p>304</text:p>
          </table:table-cell>
          <table:table-cell office:value-type="float" office:value="24178" calcext:value-type="float">
            <text:p>24178</text:p>
          </table:table-cell>
          <table:table-cell office:value-type="float" office:value="0.0138555711804119" calcext:value-type="float">
            <text:p>0.0138555712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04" calcext:value-type="float">
            <text:p>304</text:p>
          </table:table-cell>
          <table:table-cell office:value-type="float" office:value="24246.5384615385" calcext:value-type="float">
            <text:p>24246.5384615385</text:p>
          </table:table-cell>
          <table:table-cell office:value-type="float" office:value="0.0142288352024873" calcext:value-type="float">
            <text:p>0.0142288352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04" calcext:value-type="float">
            <text:p>304</text:p>
          </table:table-cell>
          <table:table-cell office:value-type="float" office:value="24332.2307692308" calcext:value-type="float">
            <text:p>24332.2307692308</text:p>
          </table:table-cell>
          <table:table-cell office:value-type="float" office:value="0.0143842134048223" calcext:value-type="float">
            <text:p>0.0143842134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04" calcext:value-type="float">
            <text:p>304</text:p>
          </table:table-cell>
          <table:table-cell office:value-type="float" office:value="24403.2" calcext:value-type="float">
            <text:p>24403.2</text:p>
          </table:table-cell>
          <table:table-cell office:value-type="float" office:value="0.0145472724888539" calcext:value-type="float">
            <text:p>0.0145472725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4" calcext:value-type="float">
            <text:p>304</text:p>
          </table:table-cell>
          <table:table-cell office:value-type="float" office:value="24411.2058823529" calcext:value-type="float">
            <text:p>24411.2058823529</text:p>
          </table:table-cell>
          <table:table-cell office:value-type="float" office:value="0.0149521495070369" calcext:value-type="float">
            <text:p>0.0149521495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04" calcext:value-type="float">
            <text:p>304</text:p>
          </table:table-cell>
          <table:table-cell office:value-type="float" office:value="24431.8888888889" calcext:value-type="float">
            <text:p>24431.8888888889</text:p>
          </table:table-cell>
          <table:table-cell office:value-type="float" office:value="0.0147348410774625" calcext:value-type="float">
            <text:p>0.0147348411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4" calcext:value-type="float">
            <text:p>304</text:p>
          </table:table-cell>
          <table:table-cell office:value-type="float" office:value="24699.9" calcext:value-type="float">
            <text:p>24699.9</text:p>
          </table:table-cell>
          <table:table-cell office:value-type="float" office:value="0.0149798177320556" calcext:value-type="float">
            <text:p>0.0149798177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05" calcext:value-type="float">
            <text:p>305</text:p>
          </table:table-cell>
          <table:table-cell office:value-type="float" office:value="23916.6" calcext:value-type="float">
            <text:p>23916.6</text:p>
          </table:table-cell>
          <table:table-cell office:value-type="float" office:value="0.0135888880526496" calcext:value-type="float">
            <text:p>0.0135888881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05" calcext:value-type="float">
            <text:p>305</text:p>
          </table:table-cell>
          <table:table-cell office:value-type="float" office:value="24014.3636363636" calcext:value-type="float">
            <text:p>24014.3636363636</text:p>
          </table:table-cell>
          <table:table-cell office:value-type="float" office:value="0.0137417757554191" calcext:value-type="float">
            <text:p>0.013741775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05" calcext:value-type="float">
            <text:p>305</text:p>
          </table:table-cell>
          <table:table-cell office:value-type="float" office:value="24095.5333333333" calcext:value-type="float">
            <text:p>24095.5333333333</text:p>
          </table:table-cell>
          <table:table-cell office:value-type="float" office:value="0.0141104990413161" calcext:value-type="float">
            <text:p>0.014110499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5" calcext:value-type="float">
            <text:p>305</text:p>
          </table:table-cell>
          <table:table-cell office:value-type="float" office:value="24160.2222222222" calcext:value-type="float">
            <text:p>24160.2222222222</text:p>
          </table:table-cell>
          <table:table-cell office:value-type="float" office:value="0.0138657665032514" calcext:value-type="float">
            <text:p>0.013865766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05" calcext:value-type="float">
            <text:p>305</text:p>
          </table:table-cell>
          <table:table-cell office:value-type="float" office:value="24223.8461538462" calcext:value-type="float">
            <text:p>24223.8461538462</text:p>
          </table:table-cell>
          <table:table-cell office:value-type="float" office:value="0.0142421644279318" calcext:value-type="float">
            <text:p>0.0142421644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05" calcext:value-type="float">
            <text:p>305</text:p>
          </table:table-cell>
          <table:table-cell office:value-type="float" office:value="24296.9285714286" calcext:value-type="float">
            <text:p>24296.9285714286</text:p>
          </table:table-cell>
          <table:table-cell office:value-type="float" office:value="0.0144051129331456" calcext:value-type="float">
            <text:p>0.0144051129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5" calcext:value-type="float">
            <text:p>305</text:p>
          </table:table-cell>
          <table:table-cell office:value-type="float" office:value="24379.9420289855" calcext:value-type="float">
            <text:p>24379.9420289855</text:p>
          </table:table-cell>
          <table:table-cell office:value-type="float" office:value="0.0149713235399021" calcext:value-type="float">
            <text:p>0.0149713235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05" calcext:value-type="float">
            <text:p>305</text:p>
          </table:table-cell>
          <table:table-cell office:value-type="float" office:value="24382.2857142857" calcext:value-type="float">
            <text:p>24382.2857142857</text:p>
          </table:table-cell>
          <table:table-cell office:value-type="float" office:value="0.014559750638637" calcext:value-type="float">
            <text:p>0.0145597506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05" calcext:value-type="float">
            <text:p>305</text:p>
          </table:table-cell>
          <table:table-cell office:value-type="float" office:value="24387.3214285714" calcext:value-type="float">
            <text:p>24387.3214285714</text:p>
          </table:table-cell>
          <table:table-cell office:value-type="float" office:value="0.014761768776223" calcext:value-type="float">
            <text:p>0.0147617688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5" calcext:value-type="float">
            <text:p>305</text:p>
          </table:table-cell>
          <table:table-cell office:value-type="float" office:value="24682.375" calcext:value-type="float">
            <text:p>24682.375</text:p>
          </table:table-cell>
          <table:table-cell office:value-type="float" office:value="0.014990453714442" calcext:value-type="float">
            <text:p>0.0149904537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06" calcext:value-type="float">
            <text:p>306</text:p>
          </table:table-cell>
          <table:table-cell office:value-type="float" office:value="23899.6666666667" calcext:value-type="float">
            <text:p>23899.6666666667</text:p>
          </table:table-cell>
          <table:table-cell office:value-type="float" office:value="0.0135985160183545" calcext:value-type="float">
            <text:p>0.013598516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06" calcext:value-type="float">
            <text:p>306</text:p>
          </table:table-cell>
          <table:table-cell office:value-type="float" office:value="23973.8461538462" calcext:value-type="float">
            <text:p>23973.8461538462</text:p>
          </table:table-cell>
          <table:table-cell office:value-type="float" office:value="0.0137650003208625" calcext:value-type="float">
            <text:p>0.0137650003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06" calcext:value-type="float">
            <text:p>306</text:p>
          </table:table-cell>
          <table:table-cell office:value-type="float" office:value="24074.75" calcext:value-type="float">
            <text:p>24074.75</text:p>
          </table:table-cell>
          <table:table-cell office:value-type="float" office:value="0.0141226804016656" calcext:value-type="float">
            <text:p>0.0141226804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6" calcext:value-type="float">
            <text:p>306</text:p>
          </table:table-cell>
          <table:table-cell office:value-type="float" office:value="24144.6666666667" calcext:value-type="float">
            <text:p>24144.6666666667</text:p>
          </table:table-cell>
          <table:table-cell office:value-type="float" office:value="0.0138746997266477" calcext:value-type="float">
            <text:p>0.0138746997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06" calcext:value-type="float">
            <text:p>306</text:p>
          </table:table-cell>
          <table:table-cell office:value-type="float" office:value="24209.4" calcext:value-type="float">
            <text:p>24209.4</text:p>
          </table:table-cell>
          <table:table-cell office:value-type="float" office:value="0.0142506629656249" calcext:value-type="float">
            <text:p>0.014250663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06" calcext:value-type="float">
            <text:p>306</text:p>
          </table:table-cell>
          <table:table-cell office:value-type="float" office:value="24273.9166666667" calcext:value-type="float">
            <text:p>24273.9166666667</text:p>
          </table:table-cell>
          <table:table-cell office:value-type="float" office:value="0.014418769117743" calcext:value-type="float">
            <text:p>0.0144187691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06" calcext:value-type="float">
            <text:p>306</text:p>
          </table:table-cell>
          <table:table-cell office:value-type="float" office:value="24358.0588235294" calcext:value-type="float">
            <text:p>24358.0588235294</text:p>
          </table:table-cell>
          <table:table-cell office:value-type="float" office:value="0.0145742319850659" calcext:value-type="float">
            <text:p>0.01457423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6" calcext:value-type="float">
            <text:p>306</text:p>
          </table:table-cell>
          <table:table-cell office:value-type="float" office:value="24361.46875" calcext:value-type="float">
            <text:p>24361.46875</text:p>
          </table:table-cell>
          <table:table-cell office:value-type="float" office:value="0.0149826762805506" calcext:value-type="float">
            <text:p>0.0149826763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06" calcext:value-type="float">
            <text:p>306</text:p>
          </table:table-cell>
          <table:table-cell office:value-type="float" office:value="24370.935483871" calcext:value-type="float">
            <text:p>24370.935483871</text:p>
          </table:table-cell>
          <table:table-cell office:value-type="float" office:value="0.0147716939400317" calcext:value-type="float">
            <text:p>0.0147716939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6" calcext:value-type="float">
            <text:p>306</text:p>
          </table:table-cell>
          <table:table-cell office:value-type="float" office:value="24646.5714285714" calcext:value-type="float">
            <text:p>24646.5714285714</text:p>
          </table:table-cell>
          <table:table-cell office:value-type="float" office:value="0.0150122300406895" calcext:value-type="float">
            <text:p>0.01501223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07" calcext:value-type="float">
            <text:p>307</text:p>
          </table:table-cell>
          <table:table-cell office:value-type="float" office:value="23881.6666666667" calcext:value-type="float">
            <text:p>23881.6666666667</text:p>
          </table:table-cell>
          <table:table-cell office:value-type="float" office:value="0.0136087654407146" calcext:value-type="float">
            <text:p>0.0136087654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07" calcext:value-type="float">
            <text:p>307</text:p>
          </table:table-cell>
          <table:table-cell office:value-type="float" office:value="23968.0909090909" calcext:value-type="float">
            <text:p>23968.0909090909</text:p>
          </table:table-cell>
          <table:table-cell office:value-type="float" office:value="0.0137683055881115" calcext:value-type="float">
            <text:p>0.0137683056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07" calcext:value-type="float">
            <text:p>307</text:p>
          </table:table-cell>
          <table:table-cell office:value-type="float" office:value="24058.6" calcext:value-type="float">
            <text:p>24058.6</text:p>
          </table:table-cell>
          <table:table-cell office:value-type="float" office:value="0.0141321606411013" calcext:value-type="float">
            <text:p>0.0141321606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7" calcext:value-type="float">
            <text:p>307</text:p>
          </table:table-cell>
          <table:table-cell office:value-type="float" office:value="24129" calcext:value-type="float">
            <text:p>24129</text:p>
          </table:table-cell>
          <table:table-cell office:value-type="float" office:value="0.0138837084006797" calcext:value-type="float">
            <text:p>0.0138837084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07" calcext:value-type="float">
            <text:p>307</text:p>
          </table:table-cell>
          <table:table-cell office:value-type="float" office:value="24189.0909090909" calcext:value-type="float">
            <text:p>24189.0909090909</text:p>
          </table:table-cell>
          <table:table-cell office:value-type="float" office:value="0.0142626277811185" calcext:value-type="float">
            <text:p>0.0142626278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07" calcext:value-type="float">
            <text:p>307</text:p>
          </table:table-cell>
          <table:table-cell office:value-type="float" office:value="24251.6428571429" calcext:value-type="float">
            <text:p>24251.6428571429</text:p>
          </table:table-cell>
          <table:table-cell office:value-type="float" office:value="0.014432011969734" calcext:value-type="float">
            <text:p>0.01443201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7" calcext:value-type="float">
            <text:p>307</text:p>
          </table:table-cell>
          <table:table-cell office:value-type="float" office:value="24334.9838709677" calcext:value-type="float">
            <text:p>24334.9838709677</text:p>
          </table:table-cell>
          <table:table-cell office:value-type="float" office:value="0.0149989826143034" calcext:value-type="float">
            <text:p>0.0149989826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07" calcext:value-type="float">
            <text:p>307</text:p>
          </table:table-cell>
          <table:table-cell office:value-type="float" office:value="24345.2666666667" calcext:value-type="float">
            <text:p>24345.2666666667</text:p>
          </table:table-cell>
          <table:table-cell office:value-type="float" office:value="0.014581889977244" calcext:value-type="float">
            <text:p>0.01458189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07" calcext:value-type="float">
            <text:p>307</text:p>
          </table:table-cell>
          <table:table-cell office:value-type="float" office:value="24354.78125" calcext:value-type="float">
            <text:p>24354.78125</text:p>
          </table:table-cell>
          <table:table-cell office:value-type="float" office:value="0.0147814918271951" calcext:value-type="float">
            <text:p>0.0147814918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7" calcext:value-type="float">
            <text:p>307</text:p>
          </table:table-cell>
          <table:table-cell office:value-type="float" office:value="24628.9" calcext:value-type="float">
            <text:p>24628.9</text:p>
          </table:table-cell>
          <table:table-cell office:value-type="float" office:value="0.0150230014332755" calcext:value-type="float">
            <text:p>0.0150230014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08" calcext:value-type="float">
            <text:p>308</text:p>
          </table:table-cell>
          <table:table-cell office:value-type="float" office:value="23869.6666666667" calcext:value-type="float">
            <text:p>23869.6666666667</text:p>
          </table:table-cell>
          <table:table-cell office:value-type="float" office:value="0.0136156069767767" calcext:value-type="float">
            <text:p>0.013615607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08" calcext:value-type="float">
            <text:p>308</text:p>
          </table:table-cell>
          <table:table-cell office:value-type="float" office:value="23942.2307692308" calcext:value-type="float">
            <text:p>23942.2307692308</text:p>
          </table:table-cell>
          <table:table-cell office:value-type="float" office:value="0.0137831768134195" calcext:value-type="float">
            <text:p>0.013783176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08" calcext:value-type="float">
            <text:p>308</text:p>
          </table:table-cell>
          <table:table-cell office:value-type="float" office:value="24038.4375" calcext:value-type="float">
            <text:p>24038.4375</text:p>
          </table:table-cell>
          <table:table-cell office:value-type="float" office:value="0.0141440141440141" calcext:value-type="float">
            <text:p>0.014144014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8" calcext:value-type="float">
            <text:p>308</text:p>
          </table:table-cell>
          <table:table-cell office:value-type="float" office:value="24088.2222222222" calcext:value-type="float">
            <text:p>24088.2222222222</text:p>
          </table:table-cell>
          <table:table-cell office:value-type="float" office:value="0.0139072114541915" calcext:value-type="float">
            <text:p>0.013907211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08" calcext:value-type="float">
            <text:p>308</text:p>
          </table:table-cell>
          <table:table-cell office:value-type="float" office:value="24169.1428571429" calcext:value-type="float">
            <text:p>24169.1428571429</text:p>
          </table:table-cell>
          <table:table-cell office:value-type="float" office:value="0.0142743994703991" calcext:value-type="float">
            <text:p>0.0142743995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08" calcext:value-type="float">
            <text:p>308</text:p>
          </table:table-cell>
          <table:table-cell office:value-type="float" office:value="24238.6923076923" calcext:value-type="float">
            <text:p>24238.6923076923</text:p>
          </table:table-cell>
          <table:table-cell office:value-type="float" office:value="0.0144397228842632" calcext:value-type="float">
            <text:p>0.0144397229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8" calcext:value-type="float">
            <text:p>308</text:p>
          </table:table-cell>
          <table:table-cell office:value-type="float" office:value="24304.4736842105" calcext:value-type="float">
            <text:p>24304.4736842105</text:p>
          </table:table-cell>
          <table:table-cell office:value-type="float" office:value="0.0150178113191204" calcext:value-type="float">
            <text:p>0.0150178113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08" calcext:value-type="float">
            <text:p>308</text:p>
          </table:table-cell>
          <table:table-cell office:value-type="float" office:value="24312.2666666667" calcext:value-type="float">
            <text:p>24312.2666666667</text:p>
          </table:table-cell>
          <table:table-cell office:value-type="float" office:value="0.0146016825525661" calcext:value-type="float">
            <text:p>0.0146016826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08" calcext:value-type="float">
            <text:p>308</text:p>
          </table:table-cell>
          <table:table-cell office:value-type="float" office:value="24339.0294117647" calcext:value-type="float">
            <text:p>24339.0294117647</text:p>
          </table:table-cell>
          <table:table-cell office:value-type="float" office:value="0.0147910581769537" calcext:value-type="float">
            <text:p>0.0147910582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8" calcext:value-type="float">
            <text:p>308</text:p>
          </table:table-cell>
          <table:table-cell office:value-type="float" office:value="24605.875" calcext:value-type="float">
            <text:p>24605.875</text:p>
          </table:table-cell>
          <table:table-cell office:value-type="float" office:value="0.0150370592389013" calcext:value-type="float">
            <text:p>0.0150370592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09" calcext:value-type="float">
            <text:p>309</text:p>
          </table:table-cell>
          <table:table-cell office:value-type="float" office:value="23848.8" calcext:value-type="float">
            <text:p>23848.8</text:p>
          </table:table-cell>
          <table:table-cell office:value-type="float" office:value="0.0136275200429372" calcext:value-type="float">
            <text:p>0.01362752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09" calcext:value-type="float">
            <text:p>309</text:p>
          </table:table-cell>
          <table:table-cell office:value-type="float" office:value="23917.1818181818" calcext:value-type="float">
            <text:p>23917.1818181818</text:p>
          </table:table-cell>
          <table:table-cell office:value-type="float" office:value="0.0137976122148779" calcext:value-type="float">
            <text:p>0.0137976122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09" calcext:value-type="float">
            <text:p>309</text:p>
          </table:table-cell>
          <table:table-cell office:value-type="float" office:value="24005.4117647059" calcext:value-type="float">
            <text:p>24005.4117647059</text:p>
          </table:table-cell>
          <table:table-cell office:value-type="float" office:value="0.0141634729423757" calcext:value-type="float">
            <text:p>0.0141634729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9" calcext:value-type="float">
            <text:p>309</text:p>
          </table:table-cell>
          <table:table-cell office:value-type="float" office:value="24066.5" calcext:value-type="float">
            <text:p>24066.5</text:p>
          </table:table-cell>
          <table:table-cell office:value-type="float" office:value="0.0139197639872852" calcext:value-type="float">
            <text:p>0.013919764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09" calcext:value-type="float">
            <text:p>309</text:p>
          </table:table-cell>
          <table:table-cell office:value-type="float" office:value="24141.1666666667" calcext:value-type="float">
            <text:p>24141.1666666667</text:p>
          </table:table-cell>
          <table:table-cell office:value-type="float" office:value="0.0142909414761783" calcext:value-type="float">
            <text:p>0.0142909415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09" calcext:value-type="float">
            <text:p>309</text:p>
          </table:table-cell>
          <table:table-cell office:value-type="float" office:value="24226.3571428571" calcext:value-type="float">
            <text:p>24226.3571428571</text:p>
          </table:table-cell>
          <table:table-cell office:value-type="float" office:value="0.0144470750569775" calcext:value-type="float">
            <text:p>0.0144470751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09" calcext:value-type="float">
            <text:p>309</text:p>
          </table:table-cell>
          <table:table-cell office:value-type="float" office:value="24275.9411764706" calcext:value-type="float">
            <text:p>24275.9411764706</text:p>
          </table:table-cell>
          <table:table-cell office:value-type="float" office:value="0.0146235318918998" calcext:value-type="float">
            <text:p>0.0146235319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9" calcext:value-type="float">
            <text:p>309</text:p>
          </table:table-cell>
          <table:table-cell office:value-type="float" office:value="24302.9104477612" calcext:value-type="float">
            <text:p>24302.9104477612</text:p>
          </table:table-cell>
          <table:table-cell office:value-type="float" office:value="0.0150187773100083" calcext:value-type="float">
            <text:p>0.0150187773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09" calcext:value-type="float">
            <text:p>309</text:p>
          </table:table-cell>
          <table:table-cell office:value-type="float" office:value="24318.5517241379" calcext:value-type="float">
            <text:p>24318.5517241379</text:p>
          </table:table-cell>
          <table:table-cell office:value-type="float" office:value="0.0148035131402449" calcext:value-type="float">
            <text:p>0.0148035131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9" calcext:value-type="float">
            <text:p>309</text:p>
          </table:table-cell>
          <table:table-cell office:value-type="float" office:value="24579.2727272727" calcext:value-type="float">
            <text:p>24579.2727272727</text:p>
          </table:table-cell>
          <table:table-cell office:value-type="float" office:value="0.0150533339251106" calcext:value-type="float">
            <text:p>0.0150533339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10" calcext:value-type="float">
            <text:p>310</text:p>
          </table:table-cell>
          <table:table-cell office:value-type="float" office:value="23833.1" calcext:value-type="float">
            <text:p>23833.1</text:p>
          </table:table-cell>
          <table:table-cell office:value-type="float" office:value="0.0136364971405314" calcext:value-type="float">
            <text:p>0.0136364971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float" office:value="23895.1875" calcext:value-type="float">
            <text:p>23895.1875</text:p>
          </table:table-cell>
          <table:table-cell office:value-type="float" office:value="0.013810312222911" calcext:value-type="float">
            <text:p>0.0138103122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10" calcext:value-type="float">
            <text:p>310</text:p>
          </table:table-cell>
          <table:table-cell office:value-type="float" office:value="23984.1052631579" calcext:value-type="float">
            <text:p>23984.1052631579</text:p>
          </table:table-cell>
          <table:table-cell office:value-type="float" office:value="0.014176055194449" calcext:value-type="float">
            <text:p>0.0141760552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10" calcext:value-type="float">
            <text:p>310</text:p>
          </table:table-cell>
          <table:table-cell office:value-type="float" office:value="24037.8" calcext:value-type="float">
            <text:p>24037.8</text:p>
          </table:table-cell>
          <table:table-cell office:value-type="float" office:value="0.0139363835292747" calcext:value-type="float">
            <text:p>0.013936383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10" calcext:value-type="float">
            <text:p>310</text:p>
          </table:table-cell>
          <table:table-cell office:value-type="float" office:value="24133.9285714286" calcext:value-type="float">
            <text:p>24133.9285714286</text:p>
          </table:table-cell>
          <table:table-cell office:value-type="float" office:value="0.0142952275249723" calcext:value-type="float">
            <text:p>0.0142952275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10" calcext:value-type="float">
            <text:p>310</text:p>
          </table:table-cell>
          <table:table-cell office:value-type="float" office:value="24202.75" calcext:value-type="float">
            <text:p>24202.75</text:p>
          </table:table-cell>
          <table:table-cell office:value-type="float" office:value="0.0144611666029687" calcext:value-type="float">
            <text:p>0.0144611666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10" calcext:value-type="float">
            <text:p>310</text:p>
          </table:table-cell>
          <table:table-cell office:value-type="float" office:value="24258" calcext:value-type="float">
            <text:p>24258</text:p>
          </table:table-cell>
          <table:table-cell office:value-type="float" office:value="0.0146343474317751" calcext:value-type="float">
            <text:p>0.0146343474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0" calcext:value-type="float">
            <text:p>310</text:p>
          </table:table-cell>
          <table:table-cell office:value-type="float" office:value="24274.6020408163" calcext:value-type="float">
            <text:p>24274.6020408163</text:p>
          </table:table-cell>
          <table:table-cell office:value-type="float" office:value="0.0150362918158771" calcext:value-type="float">
            <text:p>0.0150362918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10" calcext:value-type="float">
            <text:p>310</text:p>
          </table:table-cell>
          <table:table-cell office:value-type="float" office:value="24297.3333333333" calcext:value-type="float">
            <text:p>24297.3333333333</text:p>
          </table:table-cell>
          <table:table-cell office:value-type="float" office:value="0.0148164407616748" calcext:value-type="float">
            <text:p>0.0148164408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10" calcext:value-type="float">
            <text:p>310</text:p>
          </table:table-cell>
          <table:table-cell office:value-type="float" office:value="24555.3" calcext:value-type="float">
            <text:p>24555.3</text:p>
          </table:table-cell>
          <table:table-cell office:value-type="float" office:value="0.0150680301197705" calcext:value-type="float">
            <text:p>0.0150680301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11" calcext:value-type="float">
            <text:p>311</text:p>
          </table:table-cell>
          <table:table-cell office:value-type="float" office:value="23826.1111111111" calcext:value-type="float">
            <text:p>23826.1111111111</text:p>
          </table:table-cell>
          <table:table-cell office:value-type="float" office:value="0.0136404971203395" calcext:value-type="float">
            <text:p>0.0136404971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11" calcext:value-type="float">
            <text:p>311</text:p>
          </table:table-cell>
          <table:table-cell office:value-type="float" office:value="23881.6153846154" calcext:value-type="float">
            <text:p>23881.6153846154</text:p>
          </table:table-cell>
          <table:table-cell office:value-type="float" office:value="0.0138181607351648" calcext:value-type="float">
            <text:p>0.0138181607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11" calcext:value-type="float">
            <text:p>311</text:p>
          </table:table-cell>
          <table:table-cell office:value-type="float" office:value="23962.1111111111" calcext:value-type="float">
            <text:p>23962.1111111111</text:p>
          </table:table-cell>
          <table:table-cell office:value-type="float" office:value="0.0141890669992905" calcext:value-type="float">
            <text:p>0.014189067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11" calcext:value-type="float">
            <text:p>311</text:p>
          </table:table-cell>
          <table:table-cell office:value-type="float" office:value="24005.7" calcext:value-type="float">
            <text:p>24005.7</text:p>
          </table:table-cell>
          <table:table-cell office:value-type="float" office:value="0.013955019016317" calcext:value-type="float">
            <text:p>0.013955019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11" calcext:value-type="float">
            <text:p>311</text:p>
          </table:table-cell>
          <table:table-cell office:value-type="float" office:value="24108.5454545455" calcext:value-type="float">
            <text:p>24108.5454545455</text:p>
          </table:table-cell>
          <table:table-cell office:value-type="float" office:value="0.0143102785130885" calcext:value-type="float">
            <text:p>0.0143102785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11" calcext:value-type="float">
            <text:p>311</text:p>
          </table:table-cell>
          <table:table-cell office:value-type="float" office:value="24178.4615384615" calcext:value-type="float">
            <text:p>24178.4615384615</text:p>
          </table:table-cell>
          <table:table-cell office:value-type="float" office:value="0.0144756935607025" calcext:value-type="float">
            <text:p>0.0144756936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11" calcext:value-type="float">
            <text:p>311</text:p>
          </table:table-cell>
          <table:table-cell office:value-type="float" office:value="24226.8095238095" calcext:value-type="float">
            <text:p>24226.8095238095</text:p>
          </table:table-cell>
          <table:table-cell office:value-type="float" office:value="0.0146531882232002" calcext:value-type="float">
            <text:p>0.014653188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" calcext:value-type="float">
            <text:p>311</text:p>
          </table:table-cell>
          <table:table-cell office:value-type="float" office:value="24245.4603174603" calcext:value-type="float">
            <text:p>24245.4603174603</text:p>
          </table:table-cell>
          <table:table-cell office:value-type="float" office:value="0.01505436462005" calcext:value-type="float">
            <text:p>0.0150543646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11" calcext:value-type="float">
            <text:p>311</text:p>
          </table:table-cell>
          <table:table-cell office:value-type="float" office:value="24281.7857142857" calcext:value-type="float">
            <text:p>24281.7857142857</text:p>
          </table:table-cell>
          <table:table-cell office:value-type="float" office:value="0.0148259277236023" calcext:value-type="float">
            <text:p>0.0148259277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11" calcext:value-type="float">
            <text:p>311</text:p>
          </table:table-cell>
          <table:table-cell office:value-type="float" office:value="24531.5454545455" calcext:value-type="float">
            <text:p>24531.5454545455</text:p>
          </table:table-cell>
          <table:table-cell office:value-type="float" office:value="0.0150826208925799" calcext:value-type="float">
            <text:p>0.0150826209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13" calcext:value-type="float">
            <text:p>313</text:p>
          </table:table-cell>
          <table:table-cell office:value-type="float" office:value="23775.5" calcext:value-type="float">
            <text:p>23775.5</text:p>
          </table:table-cell>
          <table:table-cell office:value-type="float" office:value="0.0136695337637484" calcext:value-type="float">
            <text:p>0.0136695338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13" calcext:value-type="float">
            <text:p>313</text:p>
          </table:table-cell>
          <table:table-cell office:value-type="float" office:value="23856.7142857143" calcext:value-type="float">
            <text:p>23856.7142857143</text:p>
          </table:table-cell>
          <table:table-cell office:value-type="float" office:value="0.013832583818871" calcext:value-type="float">
            <text:p>0.013832583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13" calcext:value-type="float">
            <text:p>313</text:p>
          </table:table-cell>
          <table:table-cell office:value-type="float" office:value="23915.7272727273" calcext:value-type="float">
            <text:p>23915.7272727273</text:p>
          </table:table-cell>
          <table:table-cell office:value-type="float" office:value="0.0142165862707309" calcext:value-type="float">
            <text:p>0.0142165863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13" calcext:value-type="float">
            <text:p>313</text:p>
          </table:table-cell>
          <table:table-cell office:value-type="float" office:value="23963.1" calcext:value-type="float">
            <text:p>23963.1</text:p>
          </table:table-cell>
          <table:table-cell office:value-type="float" office:value="0.0139798273178345" calcext:value-type="float">
            <text:p>0.0139798273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13" calcext:value-type="float">
            <text:p>313</text:p>
          </table:table-cell>
          <table:table-cell office:value-type="float" office:value="24048.0714285714" calcext:value-type="float">
            <text:p>24048.0714285714</text:p>
          </table:table-cell>
          <table:table-cell office:value-type="float" office:value="0.0143462647732369" calcext:value-type="float">
            <text:p>0.0143462648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13" calcext:value-type="float">
            <text:p>313</text:p>
          </table:table-cell>
          <table:table-cell office:value-type="float" office:value="24165.7142857143" calcext:value-type="float">
            <text:p>24165.7142857143</text:p>
          </table:table-cell>
          <table:table-cell office:value-type="float" office:value="0.0144833293922913" calcext:value-type="float">
            <text:p>0.0144833294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13" calcext:value-type="float">
            <text:p>313</text:p>
          </table:table-cell>
          <table:table-cell office:value-type="float" office:value="24194.55" calcext:value-type="float">
            <text:p>24194.55</text:p>
          </table:table-cell>
          <table:table-cell office:value-type="float" office:value="0.0146727258824818" calcext:value-type="float">
            <text:p>0.0146727259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3" calcext:value-type="float">
            <text:p>313</text:p>
          </table:table-cell>
          <table:table-cell office:value-type="float" office:value="24209.0540540541" calcext:value-type="float">
            <text:p>24209.0540540541</text:p>
          </table:table-cell>
          <table:table-cell office:value-type="float" office:value="0.0150770038013475" calcext:value-type="float">
            <text:p>0.0150770038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13" calcext:value-type="float">
            <text:p>313</text:p>
          </table:table-cell>
          <table:table-cell office:value-type="float" office:value="24255.3703703704" calcext:value-type="float">
            <text:p>24255.3703703704</text:p>
          </table:table-cell>
          <table:table-cell office:value-type="float" office:value="0.0148420739202468" calcext:value-type="float">
            <text:p>0.0148420739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13" calcext:value-type="float">
            <text:p>313</text:p>
          </table:table-cell>
          <table:table-cell office:value-type="float" office:value="24499" calcext:value-type="float">
            <text:p>24499</text:p>
          </table:table-cell>
          <table:table-cell office:value-type="float" office:value="0.0151026572513164" calcext:value-type="float">
            <text:p>0.0151026573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14" calcext:value-type="float">
            <text:p>314</text:p>
          </table:table-cell>
          <table:table-cell office:value-type="float" office:value="23749.6666666667" calcext:value-type="float">
            <text:p>23749.6666666667</text:p>
          </table:table-cell>
          <table:table-cell office:value-type="float" office:value="0.0136844025881065" calcext:value-type="float">
            <text:p>0.0136844026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14" calcext:value-type="float">
            <text:p>314</text:p>
          </table:table-cell>
          <table:table-cell office:value-type="float" office:value="23811.75" calcext:value-type="float">
            <text:p>23811.75</text:p>
          </table:table-cell>
          <table:table-cell office:value-type="float" office:value="0.0138587042111563" calcext:value-type="float">
            <text:p>0.0138587042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14" calcext:value-type="float">
            <text:p>314</text:p>
          </table:table-cell>
          <table:table-cell office:value-type="float" office:value="23900.7" calcext:value-type="float">
            <text:p>23900.7</text:p>
          </table:table-cell>
          <table:table-cell office:value-type="float" office:value="0.014225524775425" calcext:value-type="float">
            <text:p>0.0142255248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14" calcext:value-type="float">
            <text:p>314</text:p>
          </table:table-cell>
          <table:table-cell office:value-type="float" office:value="23943.75" calcext:value-type="float">
            <text:p>23943.75</text:p>
          </table:table-cell>
          <table:table-cell office:value-type="float" office:value="0.0139911250326286" calcext:value-type="float">
            <text:p>0.01399112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14" calcext:value-type="float">
            <text:p>314</text:p>
          </table:table-cell>
          <table:table-cell office:value-type="float" office:value="24030.5" calcext:value-type="float">
            <text:p>24030.5</text:p>
          </table:table-cell>
          <table:table-cell office:value-type="float" office:value="0.0143567549572418" calcext:value-type="float">
            <text:p>0.014356755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14" calcext:value-type="float">
            <text:p>314</text:p>
          </table:table-cell>
          <table:table-cell office:value-type="float" office:value="24131.9285714286" calcext:value-type="float">
            <text:p>24131.9285714286</text:p>
          </table:table-cell>
          <table:table-cell office:value-type="float" office:value="0.0145036066621873" calcext:value-type="float">
            <text:p>0.0145036067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14" calcext:value-type="float">
            <text:p>314</text:p>
          </table:table-cell>
          <table:table-cell office:value-type="float" office:value="24172.5454545455" calcext:value-type="float">
            <text:p>24172.5454545455</text:p>
          </table:table-cell>
          <table:table-cell office:value-type="float" office:value="0.0146860826331902" calcext:value-type="float">
            <text:p>0.0146860826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4" calcext:value-type="float">
            <text:p>314</text:p>
          </table:table-cell>
          <table:table-cell office:value-type="float" office:value="24185.5844748858" calcext:value-type="float">
            <text:p>24185.5844748858</text:p>
          </table:table-cell>
          <table:table-cell office:value-type="float" office:value="0.015091634456013" calcext:value-type="float">
            <text:p>0.0150916345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14" calcext:value-type="float">
            <text:p>314</text:p>
          </table:table-cell>
          <table:table-cell office:value-type="float" office:value="24223.6296296296" calcext:value-type="float">
            <text:p>24223.6296296296</text:p>
          </table:table-cell>
          <table:table-cell office:value-type="float" office:value="0.0148615218076014" calcext:value-type="float">
            <text:p>0.0148615218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14" calcext:value-type="float">
            <text:p>314</text:p>
          </table:table-cell>
          <table:table-cell office:value-type="float" office:value="24486.4545454545" calcext:value-type="float">
            <text:p>24486.4545454545</text:p>
          </table:table-cell>
          <table:table-cell office:value-type="float" office:value="0.0151103949864675" calcext:value-type="float">
            <text:p>0.015110395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15" calcext:value-type="float">
            <text:p>315</text:p>
          </table:table-cell>
          <table:table-cell office:value-type="float" office:value="23736.3333333333" calcext:value-type="float">
            <text:p>23736.3333333333</text:p>
          </table:table-cell>
          <table:table-cell office:value-type="float" office:value="0.013692089483071" calcext:value-type="float">
            <text:p>0.0136920895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15" calcext:value-type="float">
            <text:p>315</text:p>
          </table:table-cell>
          <table:table-cell office:value-type="float" office:value="23789.5" calcext:value-type="float">
            <text:p>23789.5</text:p>
          </table:table-cell>
          <table:table-cell office:value-type="float" office:value="0.0138716660711659" calcext:value-type="float">
            <text:p>0.0138716661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15" calcext:value-type="float">
            <text:p>315</text:p>
          </table:table-cell>
          <table:table-cell office:value-type="float" office:value="23874.8333333333" calcext:value-type="float">
            <text:p>23874.8333333333</text:p>
          </table:table-cell>
          <table:table-cell office:value-type="float" office:value="0.0142409371095086" calcext:value-type="float">
            <text:p>0.014240937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15" calcext:value-type="float">
            <text:p>315</text:p>
          </table:table-cell>
          <table:table-cell office:value-type="float" office:value="23924.2" calcext:value-type="float">
            <text:p>23924.2</text:p>
          </table:table-cell>
          <table:table-cell office:value-type="float" office:value="0.014002558079267" calcext:value-type="float">
            <text:p>0.0140025581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15" calcext:value-type="float">
            <text:p>315</text:p>
          </table:table-cell>
          <table:table-cell office:value-type="float" office:value="24012.65" calcext:value-type="float">
            <text:p>24012.65</text:p>
          </table:table-cell>
          <table:table-cell office:value-type="float" office:value="0.0143674271685966" calcext:value-type="float">
            <text:p>0.0143674272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15" calcext:value-type="float">
            <text:p>315</text:p>
          </table:table-cell>
          <table:table-cell office:value-type="float" office:value="24125.3333333333" calcext:value-type="float">
            <text:p>24125.3333333333</text:p>
          </table:table-cell>
          <table:table-cell office:value-type="float" office:value="0.0145075715706864" calcext:value-type="float">
            <text:p>0.0145075716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15" calcext:value-type="float">
            <text:p>315</text:p>
          </table:table-cell>
          <table:table-cell office:value-type="float" office:value="24153.1818181818" calcext:value-type="float">
            <text:p>24153.1818181818</text:p>
          </table:table-cell>
          <table:table-cell office:value-type="float" office:value="0.0146978564841824" calcext:value-type="float">
            <text:p>0.0146978565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5" calcext:value-type="float">
            <text:p>315</text:p>
          </table:table-cell>
          <table:table-cell office:value-type="float" office:value="24155.5375375375" calcext:value-type="float">
            <text:p>24155.5375375375</text:p>
          </table:table-cell>
          <table:table-cell office:value-type="float" office:value="0.0151104068552725" calcext:value-type="float">
            <text:p>0.0151104069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15" calcext:value-type="float">
            <text:p>315</text:p>
          </table:table-cell>
          <table:table-cell office:value-type="float" office:value="24202.3125" calcext:value-type="float">
            <text:p>24202.3125</text:p>
          </table:table-cell>
          <table:table-cell office:value-type="float" office:value="0.0148746116719218" calcext:value-type="float">
            <text:p>0.0148746117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15" calcext:value-type="float">
            <text:p>315</text:p>
          </table:table-cell>
          <table:table-cell office:value-type="float" office:value="24467.5833333333" calcext:value-type="float">
            <text:p>24467.5833333333</text:p>
          </table:table-cell>
          <table:table-cell office:value-type="float" office:value="0.0151220492420243" calcext:value-type="float">
            <text:p>0.0151220492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16" calcext:value-type="float">
            <text:p>316</text:p>
          </table:table-cell>
          <table:table-cell office:value-type="float" office:value="23718.1111111111" calcext:value-type="float">
            <text:p>23718.1111111111</text:p>
          </table:table-cell>
          <table:table-cell office:value-type="float" office:value="0.0137026088830383" calcext:value-type="float">
            <text:p>0.0137026089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16" calcext:value-type="float">
            <text:p>316</text:p>
          </table:table-cell>
          <table:table-cell office:value-type="float" office:value="23766.7142857143" calcext:value-type="float">
            <text:p>23766.7142857143</text:p>
          </table:table-cell>
          <table:table-cell office:value-type="float" office:value="0.0138849651673709" calcext:value-type="float">
            <text:p>0.0138849652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16" calcext:value-type="float">
            <text:p>316</text:p>
          </table:table-cell>
          <table:table-cell office:value-type="float" office:value="23858.4285714286" calcext:value-type="float">
            <text:p>23858.4285714286</text:p>
          </table:table-cell>
          <table:table-cell office:value-type="float" office:value="0.0142507290026286" calcext:value-type="float">
            <text:p>0.014250729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16" calcext:value-type="float">
            <text:p>316</text:p>
          </table:table-cell>
          <table:table-cell office:value-type="float" office:value="23913.3636363636" calcext:value-type="float">
            <text:p>23913.3636363636</text:p>
          </table:table-cell>
          <table:table-cell office:value-type="float" office:value="0.0140089033518725" calcext:value-type="float">
            <text:p>0.0140089034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16" calcext:value-type="float">
            <text:p>316</text:p>
          </table:table-cell>
          <table:table-cell office:value-type="float" office:value="23993" calcext:value-type="float">
            <text:p>23993</text:p>
          </table:table-cell>
          <table:table-cell office:value-type="float" office:value="0.0143791939315634" calcext:value-type="float">
            <text:p>0.0143791939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16" calcext:value-type="float">
            <text:p>316</text:p>
          </table:table-cell>
          <table:table-cell office:value-type="float" office:value="24099.1333333333" calcext:value-type="float">
            <text:p>24099.1333333333</text:p>
          </table:table-cell>
          <table:table-cell office:value-type="float" office:value="0.0145233438546891" calcext:value-type="float">
            <text:p>0.0145233439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16" calcext:value-type="float">
            <text:p>316</text:p>
          </table:table-cell>
          <table:table-cell office:value-type="float" office:value="24136" calcext:value-type="float">
            <text:p>24136</text:p>
          </table:table-cell>
          <table:table-cell office:value-type="float" office:value="0.0147083195227047" calcext:value-type="float">
            <text:p>0.0147083195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6" calcext:value-type="float">
            <text:p>316</text:p>
          </table:table-cell>
          <table:table-cell office:value-type="float" office:value="24145.1519434629" calcext:value-type="float">
            <text:p>24145.1519434629</text:p>
          </table:table-cell>
          <table:table-cell office:value-type="float" office:value="0.0151169063195239" calcext:value-type="float">
            <text:p>0.0151169063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16" calcext:value-type="float">
            <text:p>316</text:p>
          </table:table-cell>
          <table:table-cell office:value-type="float" office:value="24174.037037037" calcext:value-type="float">
            <text:p>24174.037037037</text:p>
          </table:table-cell>
          <table:table-cell office:value-type="float" office:value="0.0148920099463918" calcext:value-type="float">
            <text:p>0.0148920099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16" calcext:value-type="float">
            <text:p>316</text:p>
          </table:table-cell>
          <table:table-cell office:value-type="float" office:value="24455.8" calcext:value-type="float">
            <text:p>24455.8</text:p>
          </table:table-cell>
          <table:table-cell office:value-type="float" office:value="0.0151293353723861" calcext:value-type="float">
            <text:p>0.0151293354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17" calcext:value-type="float">
            <text:p>317</text:p>
          </table:table-cell>
          <table:table-cell office:value-type="float" office:value="23701.6666666667" calcext:value-type="float">
            <text:p>23701.6666666667</text:p>
          </table:table-cell>
          <table:table-cell office:value-type="float" office:value="0.0137121158849589" calcext:value-type="float">
            <text:p>0.0137121159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17" calcext:value-type="float">
            <text:p>317</text:p>
          </table:table-cell>
          <table:table-cell office:value-type="float" office:value="23748.3846153846" calcext:value-type="float">
            <text:p>23748.3846153846</text:p>
          </table:table-cell>
          <table:table-cell office:value-type="float" office:value="0.0138956819735107" calcext:value-type="float">
            <text:p>0.013895682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17" calcext:value-type="float">
            <text:p>317</text:p>
          </table:table-cell>
          <table:table-cell office:value-type="float" office:value="23834.7058823529" calcext:value-type="float">
            <text:p>23834.7058823529</text:p>
          </table:table-cell>
          <table:table-cell office:value-type="float" office:value="0.0142649127569782" calcext:value-type="float">
            <text:p>0.0142649128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23891.6666666667" calcext:value-type="float">
            <text:p>23891.6666666667</text:p>
          </table:table-cell>
          <table:table-cell office:value-type="float" office:value="0.0140216253923962" calcext:value-type="float">
            <text:p>0.0140216254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17" calcext:value-type="float">
            <text:p>317</text:p>
          </table:table-cell>
          <table:table-cell office:value-type="float" office:value="23978" calcext:value-type="float">
            <text:p>23978</text:p>
          </table:table-cell>
          <table:table-cell office:value-type="float" office:value="0.014388189173409" calcext:value-type="float">
            <text:p>0.0143881892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17" calcext:value-type="float">
            <text:p>317</text:p>
          </table:table-cell>
          <table:table-cell office:value-type="float" office:value="24070.9411764706" calcext:value-type="float">
            <text:p>24070.9411764706</text:p>
          </table:table-cell>
          <table:table-cell office:value-type="float" office:value="0.0145403537582538" calcext:value-type="float">
            <text:p>0.0145403538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17" calcext:value-type="float">
            <text:p>317</text:p>
          </table:table-cell>
          <table:table-cell office:value-type="float" office:value="24142.6451612903" calcext:value-type="float">
            <text:p>24142.6451612903</text:p>
          </table:table-cell>
          <table:table-cell office:value-type="float" office:value="0.0149113735299069" calcext:value-type="float">
            <text:p>0.0149113735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17" calcext:value-type="float">
            <text:p>317</text:p>
          </table:table-cell>
          <table:table-cell office:value-type="float" office:value="24149.8888888889" calcext:value-type="float">
            <text:p>24149.8888888889</text:p>
          </table:table-cell>
          <table:table-cell office:value-type="float" office:value="0.0146998605928714" calcext:value-type="float">
            <text:p>0.0146998606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7" calcext:value-type="float">
            <text:p>317</text:p>
          </table:table-cell>
          <table:table-cell office:value-type="float" office:value="24230.9259259259" calcext:value-type="float">
            <text:p>24230.9259259259</text:p>
          </table:table-cell>
          <table:table-cell office:value-type="float" office:value="0.0150633946517689" calcext:value-type="float">
            <text:p>0.0150633947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17" calcext:value-type="float">
            <text:p>317</text:p>
          </table:table-cell>
          <table:table-cell office:value-type="float" office:value="24443.7" calcext:value-type="float">
            <text:p>24443.7</text:p>
          </table:table-cell>
          <table:table-cell office:value-type="float" office:value="0.0151368246214771" calcext:value-type="float">
            <text:p>0.0151368246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18" calcext:value-type="float">
            <text:p>318</text:p>
          </table:table-cell>
          <table:table-cell office:value-type="float" office:value="23686.7272727273" calcext:value-type="float">
            <text:p>23686.7272727273</text:p>
          </table:table-cell>
          <table:table-cell office:value-type="float" office:value="0.0137207642177821" calcext:value-type="float">
            <text:p>0.0137207642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18" calcext:value-type="float">
            <text:p>318</text:p>
          </table:table-cell>
          <table:table-cell office:value-type="float" office:value="23716" calcext:value-type="float">
            <text:p>23716</text:p>
          </table:table-cell>
          <table:table-cell office:value-type="float" office:value="0.0139146567717996" calcext:value-type="float">
            <text:p>0.013914656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18" calcext:value-type="float">
            <text:p>318</text:p>
          </table:table-cell>
          <table:table-cell office:value-type="float" office:value="23810.347826087" calcext:value-type="float">
            <text:p>23810.347826087</text:p>
          </table:table-cell>
          <table:table-cell office:value-type="float" office:value="0.0142795058049295" calcext:value-type="float">
            <text:p>0.0142795058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18" calcext:value-type="float">
            <text:p>318</text:p>
          </table:table-cell>
          <table:table-cell office:value-type="float" office:value="23889.3333333333" calcext:value-type="float">
            <text:p>23889.3333333333</text:p>
          </table:table-cell>
          <table:table-cell office:value-type="float" office:value="0.0140229949210247" calcext:value-type="float">
            <text:p>0.0140229949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18" calcext:value-type="float">
            <text:p>318</text:p>
          </table:table-cell>
          <table:table-cell office:value-type="float" office:value="23956.7647058824" calcext:value-type="float">
            <text:p>23956.7647058824</text:p>
          </table:table-cell>
          <table:table-cell office:value-type="float" office:value="0.0144009428750322" calcext:value-type="float">
            <text:p>0.0144009429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18" calcext:value-type="float">
            <text:p>318</text:p>
          </table:table-cell>
          <table:table-cell office:value-type="float" office:value="24051.2142857143" calcext:value-type="float">
            <text:p>24051.2142857143</text:p>
          </table:table-cell>
          <table:table-cell office:value-type="float" office:value="0.0145522798076723" calcext:value-type="float">
            <text:p>0.0145522798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18" calcext:value-type="float">
            <text:p>318</text:p>
          </table:table-cell>
          <table:table-cell office:value-type="float" office:value="24125.5" calcext:value-type="float">
            <text:p>24125.5</text:p>
          </table:table-cell>
          <table:table-cell office:value-type="float" office:value="0.0147147209384261" calcext:value-type="float">
            <text:p>0.0147147209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18" calcext:value-type="float">
            <text:p>318</text:p>
          </table:table-cell>
          <table:table-cell office:value-type="float" office:value="24128.1842105263" calcext:value-type="float">
            <text:p>24128.1842105263</text:p>
          </table:table-cell>
          <table:table-cell office:value-type="float" office:value="0.0149203104907888" calcext:value-type="float">
            <text:p>0.0149203105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8" calcext:value-type="float">
            <text:p>318</text:p>
          </table:table-cell>
          <table:table-cell office:value-type="float" office:value="24190.9024390244" calcext:value-type="float">
            <text:p>24190.9024390244</text:p>
          </table:table-cell>
          <table:table-cell office:value-type="float" office:value="0.0150883168133152" calcext:value-type="float">
            <text:p>0.0150883168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18" calcext:value-type="float">
            <text:p>318</text:p>
          </table:table-cell>
          <table:table-cell office:value-type="float" office:value="24420.2307692308" calcext:value-type="float">
            <text:p>24420.2307692308</text:p>
          </table:table-cell>
          <table:table-cell office:value-type="float" office:value="0.0151513719709068" calcext:value-type="float">
            <text:p>0.015151372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19" calcext:value-type="float">
            <text:p>319</text:p>
          </table:table-cell>
          <table:table-cell office:value-type="float" office:value="23672.5454545455" calcext:value-type="float">
            <text:p>23672.5454545455</text:p>
          </table:table-cell>
          <table:table-cell office:value-type="float" office:value="0.0137289840935798" calcext:value-type="float">
            <text:p>0.0137289841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19" calcext:value-type="float">
            <text:p>319</text:p>
          </table:table-cell>
          <table:table-cell office:value-type="float" office:value="23695" calcext:value-type="float">
            <text:p>23695</text:p>
          </table:table-cell>
          <table:table-cell office:value-type="float" office:value="0.013926988816206" calcext:value-type="float">
            <text:p>0.013926988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19" calcext:value-type="float">
            <text:p>319</text:p>
          </table:table-cell>
          <table:table-cell office:value-type="float" office:value="23791.4347826087" calcext:value-type="float">
            <text:p>23791.4347826087</text:p>
          </table:table-cell>
          <table:table-cell office:value-type="float" office:value="0.0142908573235161" calcext:value-type="float">
            <text:p>0.0142908573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19" calcext:value-type="float">
            <text:p>319</text:p>
          </table:table-cell>
          <table:table-cell office:value-type="float" office:value="23878.4" calcext:value-type="float">
            <text:p>23878.4</text:p>
          </table:table-cell>
          <table:table-cell office:value-type="float" office:value="0.014029415706245" calcext:value-type="float">
            <text:p>0.0140294157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19" calcext:value-type="float">
            <text:p>319</text:p>
          </table:table-cell>
          <table:table-cell office:value-type="float" office:value="23935.6875" calcext:value-type="float">
            <text:p>23935.6875</text:p>
          </table:table-cell>
          <table:table-cell office:value-type="float" office:value="0.0144136240080842" calcext:value-type="float">
            <text:p>0.014413624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19" calcext:value-type="float">
            <text:p>319</text:p>
          </table:table-cell>
          <table:table-cell office:value-type="float" office:value="24036.1904761905" calcext:value-type="float">
            <text:p>24036.1904761905</text:p>
          </table:table-cell>
          <table:table-cell office:value-type="float" office:value="0.0145613757033045" calcext:value-type="float">
            <text:p>0.0145613757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19" calcext:value-type="float">
            <text:p>319</text:p>
          </table:table-cell>
          <table:table-cell office:value-type="float" office:value="24095.6956521739" calcext:value-type="float">
            <text:p>24095.6956521739</text:p>
          </table:table-cell>
          <table:table-cell office:value-type="float" office:value="0.014732921809957" calcext:value-type="float">
            <text:p>0.0147329218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19" calcext:value-type="float">
            <text:p>319</text:p>
          </table:table-cell>
          <table:table-cell office:value-type="float" office:value="24115.5161290323" calcext:value-type="float">
            <text:p>24115.5161290323</text:p>
          </table:table-cell>
          <table:table-cell office:value-type="float" office:value="0.0149281482541691" calcext:value-type="float">
            <text:p>0.0149281483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9" calcext:value-type="float">
            <text:p>319</text:p>
          </table:table-cell>
          <table:table-cell office:value-type="float" office:value="24162.7727272727" calcext:value-type="float">
            <text:p>24162.7727272727</text:p>
          </table:table-cell>
          <table:table-cell office:value-type="float" office:value="0.015105882264415" calcext:value-type="float">
            <text:p>0.0151058823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19" calcext:value-type="float">
            <text:p>319</text:p>
          </table:table-cell>
          <table:table-cell office:value-type="float" office:value="24404.7272727273" calcext:value-type="float">
            <text:p>24404.7272727273</text:p>
          </table:table-cell>
          <table:table-cell office:value-type="float" office:value="0.0151609971242531" calcext:value-type="float">
            <text:p>0.0151609971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0" calcext:value-type="float">
            <text:p>320</text:p>
          </table:table-cell>
          <table:table-cell office:value-type="float" office:value="23652.8" calcext:value-type="float">
            <text:p>23652.8</text:p>
          </table:table-cell>
          <table:table-cell office:value-type="float" office:value="0.0137404451058648" calcext:value-type="float">
            <text:p>0.0137404451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0" calcext:value-type="float">
            <text:p>320</text:p>
          </table:table-cell>
          <table:table-cell office:value-type="float" office:value="23673.3157894737" calcext:value-type="float">
            <text:p>23673.3157894737</text:p>
          </table:table-cell>
          <table:table-cell office:value-type="float" office:value="0.0139397456163168" calcext:value-type="float">
            <text:p>0.0139397456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0" calcext:value-type="float">
            <text:p>320</text:p>
          </table:table-cell>
          <table:table-cell office:value-type="float" office:value="23772" calcext:value-type="float">
            <text:p>23772</text:p>
          </table:table-cell>
          <table:table-cell office:value-type="float" office:value="0.0143025408043076" calcext:value-type="float">
            <text:p>0.0143025408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20" calcext:value-type="float">
            <text:p>320</text:p>
          </table:table-cell>
          <table:table-cell office:value-type="float" office:value="23839.8333333333" calcext:value-type="float">
            <text:p>23839.8333333333</text:p>
          </table:table-cell>
          <table:table-cell office:value-type="float" office:value="0.0140521116618545" calcext:value-type="float">
            <text:p>0.0140521117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20" calcext:value-type="float">
            <text:p>320</text:p>
          </table:table-cell>
          <table:table-cell office:value-type="float" office:value="23919.8235294118" calcext:value-type="float">
            <text:p>23919.8235294118</text:p>
          </table:table-cell>
          <table:table-cell office:value-type="float" office:value="0.0144231833305872" calcext:value-type="float">
            <text:p>0.0144231833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20" calcext:value-type="float">
            <text:p>320</text:p>
          </table:table-cell>
          <table:table-cell office:value-type="float" office:value="24016.7142857143" calcext:value-type="float">
            <text:p>24016.7142857143</text:p>
          </table:table-cell>
          <table:table-cell office:value-type="float" office:value="0.0145731841515135" calcext:value-type="float">
            <text:p>0.0145731842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20" calcext:value-type="float">
            <text:p>320</text:p>
          </table:table-cell>
          <table:table-cell office:value-type="float" office:value="24074.4074074074" calcext:value-type="float">
            <text:p>24074.4074074074</text:p>
          </table:table-cell>
          <table:table-cell office:value-type="float" office:value="0.0147459496714661" calcext:value-type="float">
            <text:p>0.0147459497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0" calcext:value-type="float">
            <text:p>320</text:p>
          </table:table-cell>
          <table:table-cell office:value-type="float" office:value="24099.0555555556" calcext:value-type="float">
            <text:p>24099.0555555556</text:p>
          </table:table-cell>
          <table:table-cell office:value-type="float" office:value="0.0149383447484111" calcext:value-type="float">
            <text:p>0.0149383447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20" calcext:value-type="float">
            <text:p>320</text:p>
          </table:table-cell>
          <table:table-cell office:value-type="float" office:value="24130.6041666667" calcext:value-type="float">
            <text:p>24130.6041666667</text:p>
          </table:table-cell>
          <table:table-cell office:value-type="float" office:value="0.0151260199487338" calcext:value-type="float">
            <text:p>0.0151260199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20" calcext:value-type="float">
            <text:p>320</text:p>
          </table:table-cell>
          <table:table-cell office:value-type="float" office:value="24378.6153846154" calcext:value-type="float">
            <text:p>24378.6153846154</text:p>
          </table:table-cell>
          <table:table-cell office:value-type="float" office:value="0.0151772360391516" calcext:value-type="float">
            <text:p>0.015177236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office:value-type="float" office:value="23634.0833333333" calcext:value-type="float">
            <text:p>23634.0833333333</text:p>
          </table:table-cell>
          <table:table-cell office:value-type="float" office:value="0.0137513266504236" calcext:value-type="float">
            <text:p>0.0137513267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1" calcext:value-type="float">
            <text:p>321</text:p>
          </table:table-cell>
          <table:table-cell office:value-type="float" office:value="23662.8571428571" calcext:value-type="float">
            <text:p>23662.8571428571</text:p>
          </table:table-cell>
          <table:table-cell office:value-type="float" office:value="0.0139459067858005" calcext:value-type="float">
            <text:p>0.013945906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1" calcext:value-type="float">
            <text:p>321</text:p>
          </table:table-cell>
          <table:table-cell office:value-type="float" office:value="23733.9565217391" calcext:value-type="float">
            <text:p>23733.9565217391</text:p>
          </table:table-cell>
          <table:table-cell office:value-type="float" office:value="0.0143254665394106" calcext:value-type="float">
            <text:p>0.0143254665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21" calcext:value-type="float">
            <text:p>321</text:p>
          </table:table-cell>
          <table:table-cell office:value-type="float" office:value="23822.9" calcext:value-type="float">
            <text:p>23822.9</text:p>
          </table:table-cell>
          <table:table-cell office:value-type="float" office:value="0.0140620999122693" calcext:value-type="float">
            <text:p>0.0140620999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21" calcext:value-type="float">
            <text:p>321</text:p>
          </table:table-cell>
          <table:table-cell office:value-type="float" office:value="23925.2857142857" calcext:value-type="float">
            <text:p>23925.2857142857</text:p>
          </table:table-cell>
          <table:table-cell office:value-type="float" office:value="0.0144198904924258" calcext:value-type="float">
            <text:p>0.0144198905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21" calcext:value-type="float">
            <text:p>321</text:p>
          </table:table-cell>
          <table:table-cell office:value-type="float" office:value="23999.9375" calcext:value-type="float">
            <text:p>23999.9375</text:p>
          </table:table-cell>
          <table:table-cell office:value-type="float" office:value="0.0145833713108628" calcext:value-type="float">
            <text:p>0.0145833713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21" calcext:value-type="float">
            <text:p>321</text:p>
          </table:table-cell>
          <table:table-cell office:value-type="float" office:value="24046.125" calcext:value-type="float">
            <text:p>24046.125</text:p>
          </table:table-cell>
          <table:table-cell office:value-type="float" office:value="0.0147632934620443" calcext:value-type="float">
            <text:p>0.0147632935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1" calcext:value-type="float">
            <text:p>321</text:p>
          </table:table-cell>
          <table:table-cell office:value-type="float" office:value="24085.4210526316" calcext:value-type="float">
            <text:p>24085.4210526316</text:p>
          </table:table-cell>
          <table:table-cell office:value-type="float" office:value="0.0149468011878774" calcext:value-type="float">
            <text:p>0.014946801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21" calcext:value-type="float">
            <text:p>321</text:p>
          </table:table-cell>
          <table:table-cell office:value-type="float" office:value="24106" calcext:value-type="float">
            <text:p>24106</text:p>
          </table:table-cell>
          <table:table-cell office:value-type="float" office:value="0.0151414585580353" calcext:value-type="float">
            <text:p>0.0151414586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21" calcext:value-type="float">
            <text:p>321</text:p>
          </table:table-cell>
          <table:table-cell office:value-type="float" office:value="24362.6923076923" calcext:value-type="float">
            <text:p>24362.6923076923</text:p>
          </table:table-cell>
          <table:table-cell office:value-type="float" office:value="0.0151871556446648" calcext:value-type="float">
            <text:p>0.0151871556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2" calcext:value-type="float">
            <text:p>322</text:p>
          </table:table-cell>
          <table:table-cell office:value-type="float" office:value="23603.0833333333" calcext:value-type="float">
            <text:p>23603.0833333333</text:p>
          </table:table-cell>
          <table:table-cell office:value-type="float" office:value="0.0137693874740941" calcext:value-type="float">
            <text:p>0.0137693875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office:value-type="float" office:value="23649.5882352941" calcext:value-type="float">
            <text:p>23649.5882352941</text:p>
          </table:table-cell>
          <table:table-cell office:value-type="float" office:value="0.0139537313172969" calcext:value-type="float">
            <text:p>0.0139537313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2" calcext:value-type="float">
            <text:p>322</text:p>
          </table:table-cell>
          <table:table-cell office:value-type="float" office:value="23713.5333333333" calcext:value-type="float">
            <text:p>23713.5333333333</text:p>
          </table:table-cell>
          <table:table-cell office:value-type="float" office:value="0.0143378042917828" calcext:value-type="float">
            <text:p>0.0143378043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22" calcext:value-type="float">
            <text:p>322</text:p>
          </table:table-cell>
          <table:table-cell office:value-type="float" office:value="23798.0769230769" calcext:value-type="float">
            <text:p>23798.0769230769</text:p>
          </table:table-cell>
          <table:table-cell office:value-type="float" office:value="0.0140767676767677" calcext:value-type="float">
            <text:p>0.0140767677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22" calcext:value-type="float">
            <text:p>322</text:p>
          </table:table-cell>
          <table:table-cell office:value-type="float" office:value="23902.8333333333" calcext:value-type="float">
            <text:p>23902.8333333333</text:p>
          </table:table-cell>
          <table:table-cell office:value-type="float" office:value="0.0144334353667975" calcext:value-type="float">
            <text:p>0.0144334354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22" calcext:value-type="float">
            <text:p>322</text:p>
          </table:table-cell>
          <table:table-cell office:value-type="float" office:value="23985.3571428571" calcext:value-type="float">
            <text:p>23985.3571428571</text:p>
          </table:table-cell>
          <table:table-cell office:value-type="float" office:value="0.0145922363346685" calcext:value-type="float">
            <text:p>0.0145922363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22" calcext:value-type="float">
            <text:p>322</text:p>
          </table:table-cell>
          <table:table-cell office:value-type="float" office:value="24031.6666666667" calcext:value-type="float">
            <text:p>24031.6666666667</text:p>
          </table:table-cell>
          <table:table-cell office:value-type="float" office:value="0.0147721756016367" calcext:value-type="float">
            <text:p>0.0147721756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22" calcext:value-type="float">
            <text:p>322</text:p>
          </table:table-cell>
          <table:table-cell office:value-type="float" office:value="24088.7297297297" calcext:value-type="float">
            <text:p>24088.7297297297</text:p>
          </table:table-cell>
          <table:table-cell office:value-type="float" office:value="0.0151523141359142" calcext:value-type="float">
            <text:p>0.0151523141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2" calcext:value-type="float">
            <text:p>322</text:p>
          </table:table-cell>
          <table:table-cell office:value-type="float" office:value="24106.4375" calcext:value-type="float">
            <text:p>24106.4375</text:p>
          </table:table-cell>
          <table:table-cell office:value-type="float" office:value="0.0149337702843898" calcext:value-type="float">
            <text:p>0.0149337703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22" calcext:value-type="float">
            <text:p>322</text:p>
          </table:table-cell>
          <table:table-cell office:value-type="float" office:value="24339.25" calcext:value-type="float">
            <text:p>24339.25</text:p>
          </table:table-cell>
          <table:table-cell office:value-type="float" office:value="0.015201783128075" calcext:value-type="float">
            <text:p>0.0152017831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3" calcext:value-type="float">
            <text:p>323</text:p>
          </table:table-cell>
          <table:table-cell office:value-type="float" office:value="23577.3333333333" calcext:value-type="float">
            <text:p>23577.3333333333</text:p>
          </table:table-cell>
          <table:table-cell office:value-type="float" office:value="0.0137844257196177" calcext:value-type="float">
            <text:p>0.0137844257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3" calcext:value-type="float">
            <text:p>323</text:p>
          </table:table-cell>
          <table:table-cell office:value-type="float" office:value="23628.4375" calcext:value-type="float">
            <text:p>23628.4375</text:p>
          </table:table-cell>
          <table:table-cell office:value-type="float" office:value="0.0139662218460277" calcext:value-type="float">
            <text:p>0.013966221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3" calcext:value-type="float">
            <text:p>323</text:p>
          </table:table-cell>
          <table:table-cell office:value-type="float" office:value="23698.3333333333" calcext:value-type="float">
            <text:p>23698.3333333333</text:p>
          </table:table-cell>
          <table:table-cell office:value-type="float" office:value="0.014347000492299" calcext:value-type="float">
            <text:p>0.0143470005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23" calcext:value-type="float">
            <text:p>323</text:p>
          </table:table-cell>
          <table:table-cell office:value-type="float" office:value="23776.25" calcext:value-type="float">
            <text:p>23776.25</text:p>
          </table:table-cell>
          <table:table-cell office:value-type="float" office:value="0.0140896903422533" calcext:value-type="float">
            <text:p>0.0140896903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23" calcext:value-type="float">
            <text:p>323</text:p>
          </table:table-cell>
          <table:table-cell office:value-type="float" office:value="23868.8947368421" calcext:value-type="float">
            <text:p>23868.8947368421</text:p>
          </table:table-cell>
          <table:table-cell office:value-type="float" office:value="0.0144539579148374" calcext:value-type="float">
            <text:p>0.0144539579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23" calcext:value-type="float">
            <text:p>323</text:p>
          </table:table-cell>
          <table:table-cell office:value-type="float" office:value="23959.0625" calcext:value-type="float">
            <text:p>23959.0625</text:p>
          </table:table-cell>
          <table:table-cell office:value-type="float" office:value="0.0146082510532288" calcext:value-type="float">
            <text:p>0.0146082511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23" calcext:value-type="float">
            <text:p>323</text:p>
          </table:table-cell>
          <table:table-cell office:value-type="float" office:value="24012.1428571429" calcext:value-type="float">
            <text:p>24012.1428571429</text:p>
          </table:table-cell>
          <table:table-cell office:value-type="float" office:value="0.01478418657227" calcext:value-type="float">
            <text:p>0.0147841866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3" calcext:value-type="float">
            <text:p>323</text:p>
          </table:table-cell>
          <table:table-cell office:value-type="float" office:value="24077.0263157895" calcext:value-type="float">
            <text:p>24077.0263157895</text:p>
          </table:table-cell>
          <table:table-cell office:value-type="float" office:value="0.0149520125649369" calcext:value-type="float">
            <text:p>0.0149520126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23" calcext:value-type="float">
            <text:p>323</text:p>
          </table:table-cell>
          <table:table-cell office:value-type="float" office:value="24081.5576923077" calcext:value-type="float">
            <text:p>24081.5576923077</text:p>
          </table:table-cell>
          <table:table-cell office:value-type="float" office:value="0.0151568268408397" calcext:value-type="float">
            <text:p>0.0151568268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23" calcext:value-type="float">
            <text:p>323</text:p>
          </table:table-cell>
          <table:table-cell office:value-type="float" office:value="24328" calcext:value-type="float">
            <text:p>24328</text:p>
          </table:table-cell>
          <table:table-cell office:value-type="float" office:value="0.0152088128904965" calcext:value-type="float">
            <text:p>0.0152088129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23560.9230769231" calcext:value-type="float">
            <text:p>23560.9230769231</text:p>
          </table:table-cell>
          <table:table-cell office:value-type="float" office:value="0.0137940266151254" calcext:value-type="float">
            <text:p>0.0137940266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23613.1428571429" calcext:value-type="float">
            <text:p>23613.1428571429</text:p>
          </table:table-cell>
          <table:table-cell office:value-type="float" office:value="0.013975268010551" calcext:value-type="float">
            <text:p>0.01397526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4" calcext:value-type="float">
            <text:p>324</text:p>
          </table:table-cell>
          <table:table-cell office:value-type="float" office:value="23689.75" calcext:value-type="float">
            <text:p>23689.75</text:p>
          </table:table-cell>
          <table:table-cell office:value-type="float" office:value="0.0143521987357401" calcext:value-type="float">
            <text:p>0.0143521987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24" calcext:value-type="float">
            <text:p>324</text:p>
          </table:table-cell>
          <table:table-cell office:value-type="float" office:value="23760.2727272727" calcext:value-type="float">
            <text:p>23760.2727272727</text:p>
          </table:table-cell>
          <table:table-cell office:value-type="float" office:value="0.0140991647631838" calcext:value-type="float">
            <text:p>0.0140991648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24" calcext:value-type="float">
            <text:p>324</text:p>
          </table:table-cell>
          <table:table-cell office:value-type="float" office:value="23854.3888888889" calcext:value-type="float">
            <text:p>23854.3888888889</text:p>
          </table:table-cell>
          <table:table-cell office:value-type="float" office:value="0.0144627473630522" calcext:value-type="float">
            <text:p>0.0144627474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24" calcext:value-type="float">
            <text:p>324</text:p>
          </table:table-cell>
          <table:table-cell office:value-type="float" office:value="23926.0952380952" calcext:value-type="float">
            <text:p>23926.0952380952</text:p>
          </table:table-cell>
          <table:table-cell office:value-type="float" office:value="0.0146283794541923" calcext:value-type="float">
            <text:p>0.0146283795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24" calcext:value-type="float">
            <text:p>324</text:p>
          </table:table-cell>
          <table:table-cell office:value-type="float" office:value="23996.7586206897" calcext:value-type="float">
            <text:p>23996.7586206897</text:p>
          </table:table-cell>
          <table:table-cell office:value-type="float" office:value="0.0147936646616066" calcext:value-type="float">
            <text:p>0.0147936647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4" calcext:value-type="float">
            <text:p>324</text:p>
          </table:table-cell>
          <table:table-cell office:value-type="float" office:value="24055.1470588235" calcext:value-type="float">
            <text:p>24055.1470588235</text:p>
          </table:table-cell>
          <table:table-cell office:value-type="float" office:value="0.0149656121045392" calcext:value-type="float">
            <text:p>0.0149656121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24" calcext:value-type="float">
            <text:p>324</text:p>
          </table:table-cell>
          <table:table-cell office:value-type="float" office:value="24106.0689655172" calcext:value-type="float">
            <text:p>24106.0689655172</text:p>
          </table:table-cell>
          <table:table-cell office:value-type="float" office:value="0.0151414152395448" calcext:value-type="float">
            <text:p>0.0151414152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24" calcext:value-type="float">
            <text:p>324</text:p>
          </table:table-cell>
          <table:table-cell office:value-type="float" office:value="24295.9090909091" calcext:value-type="float">
            <text:p>24295.9090909091</text:p>
          </table:table-cell>
          <table:table-cell office:value-type="float" office:value="0.0152289012366466" calcext:value-type="float">
            <text:p>0.0152289012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325" calcext:value-type="float">
            <text:p>325</text:p>
          </table:table-cell>
          <table:table-cell office:value-type="float" office:value="23538.4615384615" calcext:value-type="float">
            <text:p>23538.4615384615</text:p>
          </table:table-cell>
          <table:table-cell office:value-type="float" office:value="0.0138071895424837" calcext:value-type="float">
            <text:p>0.0138071895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23585.2" calcext:value-type="float">
            <text:p>23585.2</text:p>
          </table:table-cell>
          <table:table-cell office:value-type="float" office:value="0.0139918253820192" calcext:value-type="float">
            <text:p>0.0139918254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5" calcext:value-type="float">
            <text:p>325</text:p>
          </table:table-cell>
          <table:table-cell office:value-type="float" office:value="23706.9375" calcext:value-type="float">
            <text:p>23706.9375</text:p>
          </table:table-cell>
          <table:table-cell office:value-type="float" office:value="0.0143417934096296" calcext:value-type="float">
            <text:p>0.0143417934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25" calcext:value-type="float">
            <text:p>325</text:p>
          </table:table-cell>
          <table:table-cell office:value-type="float" office:value="23744.1428571429" calcext:value-type="float">
            <text:p>23744.1428571429</text:p>
          </table:table-cell>
          <table:table-cell office:value-type="float" office:value="0.0141087426071994" calcext:value-type="float">
            <text:p>0.0141087426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25" calcext:value-type="float">
            <text:p>325</text:p>
          </table:table-cell>
          <table:table-cell office:value-type="float" office:value="23829.7777777778" calcext:value-type="float">
            <text:p>23829.7777777778</text:p>
          </table:table-cell>
          <table:table-cell office:value-type="float" office:value="0.0144776843165414" calcext:value-type="float">
            <text:p>0.0144776843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25" calcext:value-type="float">
            <text:p>325</text:p>
          </table:table-cell>
          <table:table-cell office:value-type="float" office:value="23900.2727272727" calcext:value-type="float">
            <text:p>23900.2727272727</text:p>
          </table:table-cell>
          <table:table-cell office:value-type="float" office:value="0.0146441843569682" calcext:value-type="float">
            <text:p>0.0146441844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25" calcext:value-type="float">
            <text:p>325</text:p>
          </table:table-cell>
          <table:table-cell office:value-type="float" office:value="23975.7407407407" calcext:value-type="float">
            <text:p>23975.7407407407</text:p>
          </table:table-cell>
          <table:table-cell office:value-type="float" office:value="0.0148066332481134" calcext:value-type="float">
            <text:p>0.0148066332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5" calcext:value-type="float">
            <text:p>325</text:p>
          </table:table-cell>
          <table:table-cell office:value-type="float" office:value="24032.2941176471" calcext:value-type="float">
            <text:p>24032.2941176471</text:p>
          </table:table-cell>
          <table:table-cell office:value-type="float" office:value="0.0149798432990902" calcext:value-type="float">
            <text:p>0.0149798433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25" calcext:value-type="float">
            <text:p>325</text:p>
          </table:table-cell>
          <table:table-cell office:value-type="float" office:value="24076.2222222222" calcext:value-type="float">
            <text:p>24076.2222222222</text:p>
          </table:table-cell>
          <table:table-cell office:value-type="float" office:value="0.0151601857065062" calcext:value-type="float">
            <text:p>0.0151601857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25" calcext:value-type="float">
            <text:p>325</text:p>
          </table:table-cell>
          <table:table-cell office:value-type="float" office:value="24281.1428571429" calcext:value-type="float">
            <text:p>24281.1428571429</text:p>
          </table:table-cell>
          <table:table-cell office:value-type="float" office:value="0.0152381624776429" calcext:value-type="float">
            <text:p>0.0152381625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23515.5" calcext:value-type="float">
            <text:p>23515.5</text:p>
          </table:table-cell>
          <table:table-cell office:value-type="float" office:value="0.0138206714720078" calcext:value-type="float">
            <text:p>0.0138206715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6" calcext:value-type="float">
            <text:p>326</text:p>
          </table:table-cell>
          <table:table-cell office:value-type="float" office:value="23563.6666666667" calcext:value-type="float">
            <text:p>23563.6666666667</text:p>
          </table:table-cell>
          <table:table-cell office:value-type="float" office:value="0.0140046116195838" calcext:value-type="float">
            <text:p>0.0140046116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6" calcext:value-type="float">
            <text:p>326</text:p>
          </table:table-cell>
          <table:table-cell office:value-type="float" office:value="23686.2692307692" calcext:value-type="float">
            <text:p>23686.2692307692</text:p>
          </table:table-cell>
          <table:table-cell office:value-type="float" office:value="0.0143543078349514" calcext:value-type="float">
            <text:p>0.0143543078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26" calcext:value-type="float">
            <text:p>326</text:p>
          </table:table-cell>
          <table:table-cell office:value-type="float" office:value="23725.3076923077" calcext:value-type="float">
            <text:p>23725.3076923077</text:p>
          </table:table-cell>
          <table:table-cell office:value-type="float" office:value="0.0141199433256925" calcext:value-type="float">
            <text:p>0.0141199433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26" calcext:value-type="float">
            <text:p>326</text:p>
          </table:table-cell>
          <table:table-cell office:value-type="float" office:value="23810.9" calcext:value-type="float">
            <text:p>23810.9</text:p>
          </table:table-cell>
          <table:table-cell office:value-type="float" office:value="0.014489162526406" calcext:value-type="float">
            <text:p>0.0144891625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26" calcext:value-type="float">
            <text:p>326</text:p>
          </table:table-cell>
          <table:table-cell office:value-type="float" office:value="23884.95" calcext:value-type="float">
            <text:p>23884.95</text:p>
          </table:table-cell>
          <table:table-cell office:value-type="float" office:value="0.0146535789273162" calcext:value-type="float">
            <text:p>0.0146535789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26" calcext:value-type="float">
            <text:p>326</text:p>
          </table:table-cell>
          <table:table-cell office:value-type="float" office:value="23953.7" calcext:value-type="float">
            <text:p>23953.7</text:p>
          </table:table-cell>
          <table:table-cell office:value-type="float" office:value="0.0148202574132597" calcext:value-type="float">
            <text:p>0.0148202574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6" calcext:value-type="float">
            <text:p>326</text:p>
          </table:table-cell>
          <table:table-cell office:value-type="float" office:value="24014.3783783784" calcext:value-type="float">
            <text:p>24014.3783783784</text:p>
          </table:table-cell>
          <table:table-cell office:value-type="float" office:value="0.014991018894086" calcext:value-type="float">
            <text:p>0.0149910189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26" calcext:value-type="float">
            <text:p>326</text:p>
          </table:table-cell>
          <table:table-cell office:value-type="float" office:value="24069.1707317073" calcext:value-type="float">
            <text:p>24069.1707317073</text:p>
          </table:table-cell>
          <table:table-cell office:value-type="float" office:value="0.0151646271518266" calcext:value-type="float">
            <text:p>0.0151646272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26" calcext:value-type="float">
            <text:p>326</text:p>
          </table:table-cell>
          <table:table-cell office:value-type="float" office:value="24259.6923076923" calcext:value-type="float">
            <text:p>24259.6923076923</text:p>
          </table:table-cell>
          <table:table-cell office:value-type="float" office:value="0.0152516361422556" calcext:value-type="float">
            <text:p>0.0152516361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23488.5333333333" calcext:value-type="float">
            <text:p>23488.5333333333</text:p>
          </table:table-cell>
          <table:table-cell office:value-type="float" office:value="0.0138365386798665" calcext:value-type="float">
            <text:p>0.0138365387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7" calcext:value-type="float">
            <text:p>327</text:p>
          </table:table-cell>
          <table:table-cell office:value-type="float" office:value="23530.6818181818" calcext:value-type="float">
            <text:p>23530.6818181818</text:p>
          </table:table-cell>
          <table:table-cell office:value-type="float" office:value="0.0140242430096103" calcext:value-type="float">
            <text:p>0.014024243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7" calcext:value-type="float">
            <text:p>327</text:p>
          </table:table-cell>
          <table:table-cell office:value-type="float" office:value="23669.8571428571" calcext:value-type="float">
            <text:p>23669.8571428571</text:p>
          </table:table-cell>
          <table:table-cell office:value-type="float" office:value="0.0143642607535805" calcext:value-type="float">
            <text:p>0.0143642608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27" calcext:value-type="float">
            <text:p>327</text:p>
          </table:table-cell>
          <table:table-cell office:value-type="float" office:value="23702.4166666667" calcext:value-type="float">
            <text:p>23702.4166666667</text:p>
          </table:table-cell>
          <table:table-cell office:value-type="float" office:value="0.0141335799092216" calcext:value-type="float">
            <text:p>0.0141335799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27" calcext:value-type="float">
            <text:p>327</text:p>
          </table:table-cell>
          <table:table-cell office:value-type="float" office:value="23789.6363636364" calcext:value-type="float">
            <text:p>23789.6363636364</text:p>
          </table:table-cell>
          <table:table-cell office:value-type="float" office:value="0.0145021132196602" calcext:value-type="float">
            <text:p>0.0145021132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27" calcext:value-type="float">
            <text:p>327</text:p>
          </table:table-cell>
          <table:table-cell office:value-type="float" office:value="23864.6666666667" calcext:value-type="float">
            <text:p>23864.6666666667</text:p>
          </table:table-cell>
          <table:table-cell office:value-type="float" office:value="0.0146660334664916" calcext:value-type="float">
            <text:p>0.0146660335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27" calcext:value-type="float">
            <text:p>327</text:p>
          </table:table-cell>
          <table:table-cell office:value-type="float" office:value="23947.4347826087" calcext:value-type="float">
            <text:p>23947.4347826087</text:p>
          </table:table-cell>
          <table:table-cell office:value-type="float" office:value="0.0148241347443949" calcext:value-type="float">
            <text:p>0.0148241347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7" calcext:value-type="float">
            <text:p>327</text:p>
          </table:table-cell>
          <table:table-cell office:value-type="float" office:value="23998.568627451" calcext:value-type="float">
            <text:p>23998.568627451</text:p>
          </table:table-cell>
          <table:table-cell office:value-type="float" office:value="0.0150008946612012" calcext:value-type="float">
            <text:p>0.0150008947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27" calcext:value-type="float">
            <text:p>327</text:p>
          </table:table-cell>
          <table:table-cell office:value-type="float" office:value="24028.2380952381" calcext:value-type="float">
            <text:p>24028.2380952381</text:p>
          </table:table-cell>
          <table:table-cell office:value-type="float" office:value="0.0151904604304856" calcext:value-type="float">
            <text:p>0.0151904604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27" calcext:value-type="float">
            <text:p>327</text:p>
          </table:table-cell>
          <table:table-cell office:value-type="float" office:value="24238.7692307692" calcext:value-type="float">
            <text:p>24238.7692307692</text:p>
          </table:table-cell>
          <table:table-cell office:value-type="float" office:value="0.0152648014623743" calcext:value-type="float">
            <text:p>0.0152648015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23474.9285714286" calcext:value-type="float">
            <text:p>23474.9285714286</text:p>
          </table:table-cell>
          <table:table-cell office:value-type="float" office:value="0.013844557567496" calcext:value-type="float">
            <text:p>0.0138445576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23515.5714285714" calcext:value-type="float">
            <text:p>23515.5714285714</text:p>
          </table:table-cell>
          <table:table-cell office:value-type="float" office:value="0.0140332545608077" calcext:value-type="float">
            <text:p>0.0140332546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8" calcext:value-type="float">
            <text:p>328</text:p>
          </table:table-cell>
          <table:table-cell office:value-type="float" office:value="23661.25" calcext:value-type="float">
            <text:p>23661.25</text:p>
          </table:table-cell>
          <table:table-cell office:value-type="float" office:value="0.0143694859739025" calcext:value-type="float">
            <text:p>0.014369486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28" calcext:value-type="float">
            <text:p>328</text:p>
          </table:table-cell>
          <table:table-cell office:value-type="float" office:value="23707.9090909091" calcext:value-type="float">
            <text:p>23707.9090909091</text:p>
          </table:table-cell>
          <table:table-cell office:value-type="float" office:value="0.0141303055750478" calcext:value-type="float">
            <text:p>0.0141303056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28" calcext:value-type="float">
            <text:p>328</text:p>
          </table:table-cell>
          <table:table-cell office:value-type="float" office:value="23768.4444444444" calcext:value-type="float">
            <text:p>23768.4444444444</text:p>
          </table:table-cell>
          <table:table-cell office:value-type="float" office:value="0.0145150432880196" calcext:value-type="float">
            <text:p>0.0145150433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28" calcext:value-type="float">
            <text:p>328</text:p>
          </table:table-cell>
          <table:table-cell office:value-type="float" office:value="23841.1666666667" calcext:value-type="float">
            <text:p>23841.1666666667</text:p>
          </table:table-cell>
          <table:table-cell office:value-type="float" office:value="0.0146804896292827" calcext:value-type="float">
            <text:p>0.0146804896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28" calcext:value-type="float">
            <text:p>328</text:p>
          </table:table-cell>
          <table:table-cell office:value-type="float" office:value="23916.25" calcext:value-type="float">
            <text:p>23916.25</text:p>
          </table:table-cell>
          <table:table-cell office:value-type="float" office:value="0.0148434641718497" calcext:value-type="float">
            <text:p>0.0148434642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8" calcext:value-type="float">
            <text:p>328</text:p>
          </table:table-cell>
          <table:table-cell office:value-type="float" office:value="23990.4736842105" calcext:value-type="float">
            <text:p>23990.4736842105</text:p>
          </table:table-cell>
          <table:table-cell office:value-type="float" office:value="0.0150059563116061" calcext:value-type="float">
            <text:p>0.0150059563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28" calcext:value-type="float">
            <text:p>328</text:p>
          </table:table-cell>
          <table:table-cell office:value-type="float" office:value="24011.4888888889" calcext:value-type="float">
            <text:p>24011.4888888889</text:p>
          </table:table-cell>
          <table:table-cell office:value-type="float" office:value="0.0152010565312716" calcext:value-type="float">
            <text:p>0.0152010565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28" calcext:value-type="float">
            <text:p>328</text:p>
          </table:table-cell>
          <table:table-cell office:value-type="float" office:value="24207.25" calcext:value-type="float">
            <text:p>24207.25</text:p>
          </table:table-cell>
          <table:table-cell office:value-type="float" office:value="0.015284677111196" calcext:value-type="float">
            <text:p>0.0152846771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9" calcext:value-type="float">
            <text:p>329</text:p>
          </table:table-cell>
          <table:table-cell office:value-type="float" office:value="23439.3076923077" calcext:value-type="float">
            <text:p>23439.3076923077</text:p>
          </table:table-cell>
          <table:table-cell office:value-type="float" office:value="0.0138655972380387" calcext:value-type="float">
            <text:p>0.0138655972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23494.1052631579" calcext:value-type="float">
            <text:p>23494.1052631579</text:p>
          </table:table-cell>
          <table:table-cell office:value-type="float" office:value="0.014046076507433" calcext:value-type="float">
            <text:p>0.0140460765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9" calcext:value-type="float">
            <text:p>329</text:p>
          </table:table-cell>
          <table:table-cell office:value-type="float" office:value="23669.9642857143" calcext:value-type="float">
            <text:p>23669.9642857143</text:p>
          </table:table-cell>
          <table:table-cell office:value-type="float" office:value="0.0143641957332907" calcext:value-type="float">
            <text:p>0.0143641957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29" calcext:value-type="float">
            <text:p>329</text:p>
          </table:table-cell>
          <table:table-cell office:value-type="float" office:value="23695.2307692308" calcext:value-type="float">
            <text:p>23695.2307692308</text:p>
          </table:table-cell>
          <table:table-cell office:value-type="float" office:value="0.0141378661074283" calcext:value-type="float">
            <text:p>0.0141378661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29" calcext:value-type="float">
            <text:p>329</text:p>
          </table:table-cell>
          <table:table-cell office:value-type="float" office:value="23749.5454545455" calcext:value-type="float">
            <text:p>23749.5454545455</text:p>
          </table:table-cell>
          <table:table-cell office:value-type="float" office:value="0.0145265938104079" calcext:value-type="float">
            <text:p>0.0145265938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29" calcext:value-type="float">
            <text:p>329</text:p>
          </table:table-cell>
          <table:table-cell office:value-type="float" office:value="23808.9545454545" calcext:value-type="float">
            <text:p>23808.9545454545</text:p>
          </table:table-cell>
          <table:table-cell office:value-type="float" office:value="0.0147003514720397" calcext:value-type="float">
            <text:p>0.0147003515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29" calcext:value-type="float">
            <text:p>329</text:p>
          </table:table-cell>
          <table:table-cell office:value-type="float" office:value="23888.8611111111" calcext:value-type="float">
            <text:p>23888.8611111111</text:p>
          </table:table-cell>
          <table:table-cell office:value-type="float" office:value="0.0148604823959098" calcext:value-type="float">
            <text:p>0.0148604824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9" calcext:value-type="float">
            <text:p>329</text:p>
          </table:table-cell>
          <table:table-cell office:value-type="float" office:value="23971.9512195122" calcext:value-type="float">
            <text:p>23971.9512195122</text:p>
          </table:table-cell>
          <table:table-cell office:value-type="float" office:value="0.0150175509996439" calcext:value-type="float">
            <text:p>0.015017551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29" calcext:value-type="float">
            <text:p>329</text:p>
          </table:table-cell>
          <table:table-cell office:value-type="float" office:value="23995.9818181818" calcext:value-type="float">
            <text:p>23995.9818181818</text:p>
          </table:table-cell>
          <table:table-cell office:value-type="float" office:value="0.0152108800033945" calcext:value-type="float">
            <text:p>0.01521088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29" calcext:value-type="float">
            <text:p>329</text:p>
          </table:table-cell>
          <table:table-cell office:value-type="float" office:value="24169.8571428571" calcext:value-type="float">
            <text:p>24169.8571428571</text:p>
          </table:table-cell>
          <table:table-cell office:value-type="float" office:value="0.0153083238271992" calcext:value-type="float">
            <text:p>0.0153083238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23421.4285714286" calcext:value-type="float">
            <text:p>23421.4285714286</text:p>
          </table:table-cell>
          <table:table-cell office:value-type="float" office:value="0.0138761817627325" calcext:value-type="float">
            <text:p>0.0138761818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330" calcext:value-type="float">
            <text:p>330</text:p>
          </table:table-cell>
          <table:table-cell office:value-type="float" office:value="23474.4" calcext:value-type="float">
            <text:p>23474.4</text:p>
          </table:table-cell>
          <table:table-cell office:value-type="float" office:value="0.0140578672937327" calcext:value-type="float">
            <text:p>0.0140578673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23658.2307692308" calcext:value-type="float">
            <text:p>23658.2307692308</text:p>
          </table:table-cell>
          <table:table-cell office:value-type="float" office:value="0.0141599768498197" calcext:value-type="float">
            <text:p>0.014159976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0" calcext:value-type="float">
            <text:p>330</text:p>
          </table:table-cell>
          <table:table-cell office:value-type="float" office:value="23663.7142857143" calcext:value-type="float">
            <text:p>23663.7142857143</text:p>
          </table:table-cell>
          <table:table-cell office:value-type="float" office:value="0.0143679895681151" calcext:value-type="float">
            <text:p>0.0143679896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30" calcext:value-type="float">
            <text:p>330</text:p>
          </table:table-cell>
          <table:table-cell office:value-type="float" office:value="23724.2727272727" calcext:value-type="float">
            <text:p>23724.2727272727</text:p>
          </table:table-cell>
          <table:table-cell office:value-type="float" office:value="0.0145420685374013" calcext:value-type="float">
            <text:p>0.0145420685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0" calcext:value-type="float">
            <text:p>330</text:p>
          </table:table-cell>
          <table:table-cell office:value-type="float" office:value="23791.5263157895" calcext:value-type="float">
            <text:p>23791.5263157895</text:p>
          </table:table-cell>
          <table:table-cell office:value-type="float" office:value="0.0147111200582251" calcext:value-type="float">
            <text:p>0.0147111201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30" calcext:value-type="float">
            <text:p>330</text:p>
          </table:table-cell>
          <table:table-cell office:value-type="float" office:value="23871.6363636364" calcext:value-type="float">
            <text:p>23871.6363636364</text:p>
          </table:table-cell>
          <table:table-cell office:value-type="float" office:value="0.014871205081725" calcext:value-type="float">
            <text:p>0.0148712051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23949" calcext:value-type="float">
            <text:p>23949</text:p>
          </table:table-cell>
          <table:table-cell office:value-type="float" office:value="0.0150319428786171" calcext:value-type="float">
            <text:p>0.0150319429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30" calcext:value-type="float">
            <text:p>330</text:p>
          </table:table-cell>
          <table:table-cell office:value-type="float" office:value="23976.7948717949" calcext:value-type="float">
            <text:p>23976.7948717949</text:p>
          </table:table-cell>
          <table:table-cell office:value-type="float" office:value="0.0152230522032521" calcext:value-type="float">
            <text:p>0.0152230522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30" calcext:value-type="float">
            <text:p>330</text:p>
          </table:table-cell>
          <table:table-cell office:value-type="float" office:value="24145.45" calcext:value-type="float">
            <text:p>24145.45</text:p>
          </table:table-cell>
          <table:table-cell office:value-type="float" office:value="0.015323798065474" calcext:value-type="float">
            <text:p>0.0153237981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23386.3125" calcext:value-type="float">
            <text:p>23386.3125</text:p>
          </table:table-cell>
          <table:table-cell office:value-type="float" office:value="0.0138970177534402" calcext:value-type="float">
            <text:p>0.0138970178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23462.4761904762" calcext:value-type="float">
            <text:p>23462.4761904762</text:p>
          </table:table-cell>
          <table:table-cell office:value-type="float" office:value="0.0140650116092159" calcext:value-type="float">
            <text:p>0.0140650116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23628.4" calcext:value-type="float">
            <text:p>23628.4</text:p>
          </table:table-cell>
          <table:table-cell office:value-type="float" office:value="0.014177853769193" calcext:value-type="float">
            <text:p>0.014177853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1" calcext:value-type="float">
            <text:p>331</text:p>
          </table:table-cell>
          <table:table-cell office:value-type="float" office:value="23657.3333333333" calcext:value-type="float">
            <text:p>23657.3333333333</text:p>
          </table:table-cell>
          <table:table-cell office:value-type="float" office:value="0.0143718649608296" calcext:value-type="float">
            <text:p>0.01437186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31" calcext:value-type="float">
            <text:p>331</text:p>
          </table:table-cell>
          <table:table-cell office:value-type="float" office:value="23718.7" calcext:value-type="float">
            <text:p>23718.7</text:p>
          </table:table-cell>
          <table:table-cell office:value-type="float" office:value="0.014545485207874" calcext:value-type="float">
            <text:p>0.0145454852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1" calcext:value-type="float">
            <text:p>331</text:p>
          </table:table-cell>
          <table:table-cell office:value-type="float" office:value="23821.7647058824" calcext:value-type="float">
            <text:p>23821.7647058824</text:p>
          </table:table-cell>
          <table:table-cell office:value-type="float" office:value="0.0146924463540509" calcext:value-type="float">
            <text:p>0.0146924464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31" calcext:value-type="float">
            <text:p>331</text:p>
          </table:table-cell>
          <table:table-cell office:value-type="float" office:value="23863.8333333333" calcext:value-type="float">
            <text:p>23863.8333333333</text:p>
          </table:table-cell>
          <table:table-cell office:value-type="float" office:value="0.0148760676896" calcext:value-type="float">
            <text:p>0.0148760677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31" calcext:value-type="float">
            <text:p>331</text:p>
          </table:table-cell>
          <table:table-cell office:value-type="float" office:value="23931.0344827586" calcext:value-type="float">
            <text:p>23931.0344827586</text:p>
          </table:table-cell>
          <table:table-cell office:value-type="float" office:value="0.0150432276657061" calcext:value-type="float">
            <text:p>0.0150432277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31" calcext:value-type="float">
            <text:p>331</text:p>
          </table:table-cell>
          <table:table-cell office:value-type="float" office:value="23992.3783783784" calcext:value-type="float">
            <text:p>23992.3783783784</text:p>
          </table:table-cell>
          <table:table-cell office:value-type="float" office:value="0.0152131645409916" calcext:value-type="float">
            <text:p>0.0152131645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31" calcext:value-type="float">
            <text:p>331</text:p>
          </table:table-cell>
          <table:table-cell office:value-type="float" office:value="24126.95" calcext:value-type="float">
            <text:p>24126.95</text:p>
          </table:table-cell>
          <table:table-cell office:value-type="float" office:value="0.0153355480075186" calcext:value-type="float">
            <text:p>0.015335548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32" calcext:value-type="float">
            <text:p>332</text:p>
          </table:table-cell>
          <table:table-cell office:value-type="float" office:value="23358.4705882353" calcext:value-type="float">
            <text:p>23358.4705882353</text:p>
          </table:table-cell>
          <table:table-cell office:value-type="float" office:value="0.0139135821744977" calcext:value-type="float">
            <text:p>0.0139135822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23443.619047619" calcext:value-type="float">
            <text:p>23443.619047619</text:p>
          </table:table-cell>
          <table:table-cell office:value-type="float" office:value="0.0140763249620163" calcext:value-type="float">
            <text:p>0.014076325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23606.3333333333" calcext:value-type="float">
            <text:p>23606.3333333333</text:p>
          </table:table-cell>
          <table:table-cell office:value-type="float" office:value="0.0141911069063387" calcext:value-type="float">
            <text:p>0.0141911069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2" calcext:value-type="float">
            <text:p>332</text:p>
          </table:table-cell>
          <table:table-cell office:value-type="float" office:value="23644.55" calcext:value-type="float">
            <text:p>23644.55</text:p>
          </table:table-cell>
          <table:table-cell office:value-type="float" office:value="0.014379635053321" calcext:value-type="float">
            <text:p>0.0143796351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32" calcext:value-type="float">
            <text:p>332</text:p>
          </table:table-cell>
          <table:table-cell office:value-type="float" office:value="23684" calcext:value-type="float">
            <text:p>23684</text:p>
          </table:table-cell>
          <table:table-cell office:value-type="float" office:value="0.0145667961492991" calcext:value-type="float">
            <text:p>0.0145667961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2" calcext:value-type="float">
            <text:p>332</text:p>
          </table:table-cell>
          <table:table-cell office:value-type="float" office:value="23796.3157894737" calcext:value-type="float">
            <text:p>23796.3157894737</text:p>
          </table:table-cell>
          <table:table-cell office:value-type="float" office:value="0.0147081591577644" calcext:value-type="float">
            <text:p>0.0147081592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32" calcext:value-type="float">
            <text:p>332</text:p>
          </table:table-cell>
          <table:table-cell office:value-type="float" office:value="23842.8" calcext:value-type="float">
            <text:p>23842.8</text:p>
          </table:table-cell>
          <table:table-cell office:value-type="float" office:value="0.0148891908668445" calcext:value-type="float">
            <text:p>0.0148891909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32" calcext:value-type="float">
            <text:p>332</text:p>
          </table:table-cell>
          <table:table-cell office:value-type="float" office:value="23911.3333333333" calcext:value-type="float">
            <text:p>23911.3333333333</text:p>
          </table:table-cell>
          <table:table-cell office:value-type="float" office:value="0.0150556221596454" calcext:value-type="float">
            <text:p>0.015055622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32" calcext:value-type="float">
            <text:p>332</text:p>
          </table:table-cell>
          <table:table-cell office:value-type="float" office:value="23957.1818181818" calcext:value-type="float">
            <text:p>23957.1818181818</text:p>
          </table:table-cell>
          <table:table-cell office:value-type="float" office:value="0.0152355148769206" calcext:value-type="float">
            <text:p>0.0152355149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32" calcext:value-type="float">
            <text:p>332</text:p>
          </table:table-cell>
          <table:table-cell office:value-type="float" office:value="24095.4090909091" calcext:value-type="float">
            <text:p>24095.4090909091</text:p>
          </table:table-cell>
          <table:table-cell office:value-type="float" office:value="0.0153556222516926" calcext:value-type="float">
            <text:p>0.0153556223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33" calcext:value-type="float">
            <text:p>333</text:p>
          </table:table-cell>
          <table:table-cell office:value-type="float" office:value="23334" calcext:value-type="float">
            <text:p>23334</text:p>
          </table:table-cell>
          <table:table-cell office:value-type="float" office:value="0.0139281734807577" calcext:value-type="float">
            <text:p>0.0139281735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23427.1428571429" calcext:value-type="float">
            <text:p>23427.1428571429</text:p>
          </table:table-cell>
          <table:table-cell office:value-type="float" office:value="0.014086224769803" calcext:value-type="float">
            <text:p>0.0140862248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23600.0833333333" calcext:value-type="float">
            <text:p>23600.0833333333</text:p>
          </table:table-cell>
          <table:table-cell office:value-type="float" office:value="0.014194865131126" calcext:value-type="float">
            <text:p>0.0141948651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3" calcext:value-type="float">
            <text:p>333</text:p>
          </table:table-cell>
          <table:table-cell office:value-type="float" office:value="23630.0476190476" calcext:value-type="float">
            <text:p>23630.0476190476</text:p>
          </table:table-cell>
          <table:table-cell office:value-type="float" office:value="0.0143884602130862" calcext:value-type="float">
            <text:p>0.0143884602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33" calcext:value-type="float">
            <text:p>333</text:p>
          </table:table-cell>
          <table:table-cell office:value-type="float" office:value="23662.0833333333" calcext:value-type="float">
            <text:p>23662.0833333333</text:p>
          </table:table-cell>
          <table:table-cell office:value-type="float" office:value="0.0145802884361408" calcext:value-type="float">
            <text:p>0.0145802884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3" calcext:value-type="float">
            <text:p>333</text:p>
          </table:table-cell>
          <table:table-cell office:value-type="float" office:value="23768.2380952381" calcext:value-type="float">
            <text:p>23768.2380952381</text:p>
          </table:table-cell>
          <table:table-cell office:value-type="float" office:value="0.0147255340760879" calcext:value-type="float">
            <text:p>0.0147255341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33" calcext:value-type="float">
            <text:p>333</text:p>
          </table:table-cell>
          <table:table-cell office:value-type="float" office:value="23815.53125" calcext:value-type="float">
            <text:p>23815.53125</text:p>
          </table:table-cell>
          <table:table-cell office:value-type="float" office:value="0.01490623896958" calcext:value-type="float">
            <text:p>0.014906239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33" calcext:value-type="float">
            <text:p>333</text:p>
          </table:table-cell>
          <table:table-cell office:value-type="float" office:value="23883.1538461538" calcext:value-type="float">
            <text:p>23883.1538461538</text:p>
          </table:table-cell>
          <table:table-cell office:value-type="float" office:value="0.0150733861331289" calcext:value-type="float">
            <text:p>0.0150733861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33" calcext:value-type="float">
            <text:p>333</text:p>
          </table:table-cell>
          <table:table-cell office:value-type="float" office:value="23933.9555555556" calcext:value-type="float">
            <text:p>23933.9555555556</text:p>
          </table:table-cell>
          <table:table-cell office:value-type="float" office:value="0.0152502998993527" calcext:value-type="float">
            <text:p>0.0152502999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33" calcext:value-type="float">
            <text:p>333</text:p>
          </table:table-cell>
          <table:table-cell office:value-type="float" office:value="24070.0740740741" calcext:value-type="float">
            <text:p>24070.0740740741</text:p>
          </table:table-cell>
          <table:table-cell office:value-type="float" office:value="0.0153717848504059" calcext:value-type="float">
            <text:p>0.0153717849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34" calcext:value-type="float">
            <text:p>334</text:p>
          </table:table-cell>
          <table:table-cell office:value-type="float" office:value="23316.5" calcext:value-type="float">
            <text:p>23316.5</text:p>
          </table:table-cell>
          <table:table-cell office:value-type="float" office:value="0.0139386271524457" calcext:value-type="float">
            <text:p>0.0139386272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23418.0588235294" calcext:value-type="float">
            <text:p>23418.0588235294</text:p>
          </table:table-cell>
          <table:table-cell office:value-type="float" office:value="0.0140916889178035" calcext:value-type="float">
            <text:p>0.0140916889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23578.875" calcext:value-type="float">
            <text:p>23578.875</text:p>
          </table:table-cell>
          <table:table-cell office:value-type="float" office:value="0.0142076328917304" calcext:value-type="float">
            <text:p>0.0142076329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4" calcext:value-type="float">
            <text:p>334</text:p>
          </table:table-cell>
          <table:table-cell office:value-type="float" office:value="23623.0555555556" calcext:value-type="float">
            <text:p>23623.0555555556</text:p>
          </table:table-cell>
          <table:table-cell office:value-type="float" office:value="0.0143927189774585" calcext:value-type="float">
            <text:p>0.014392719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34" calcext:value-type="float">
            <text:p>334</text:p>
          </table:table-cell>
          <table:table-cell office:value-type="float" office:value="23645.4782608696" calcext:value-type="float">
            <text:p>23645.4782608696</text:p>
          </table:table-cell>
          <table:table-cell office:value-type="float" office:value="0.0145905274654957" calcext:value-type="float">
            <text:p>0.0145905275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4" calcext:value-type="float">
            <text:p>334</text:p>
          </table:table-cell>
          <table:table-cell office:value-type="float" office:value="23740.2727272727" calcext:value-type="float">
            <text:p>23740.2727272727</text:p>
          </table:table-cell>
          <table:table-cell office:value-type="float" office:value="0.0147428803375928" calcext:value-type="float">
            <text:p>0.0147428803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34" calcext:value-type="float">
            <text:p>334</text:p>
          </table:table-cell>
          <table:table-cell office:value-type="float" office:value="23795.4054054054" calcext:value-type="float">
            <text:p>23795.4054054054</text:p>
          </table:table-cell>
          <table:table-cell office:value-type="float" office:value="0.0149188464727463" calcext:value-type="float">
            <text:p>0.0149188465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34" calcext:value-type="float">
            <text:p>334</text:p>
          </table:table-cell>
          <table:table-cell office:value-type="float" office:value="23862.3" calcext:value-type="float">
            <text:p>23862.3</text:p>
          </table:table-cell>
          <table:table-cell office:value-type="float" office:value="0.0150865591330257" calcext:value-type="float">
            <text:p>0.0150865591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34" calcext:value-type="float">
            <text:p>334</text:p>
          </table:table-cell>
          <table:table-cell office:value-type="float" office:value="23911.0204081633" calcext:value-type="float">
            <text:p>23911.0204081633</text:p>
          </table:table-cell>
          <table:table-cell office:value-type="float" office:value="0.0152649277935202" calcext:value-type="float">
            <text:p>0.0152649278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34" calcext:value-type="float">
            <text:p>334</text:p>
          </table:table-cell>
          <table:table-cell office:value-type="float" office:value="24052.2857142857" calcext:value-type="float">
            <text:p>24052.2857142857</text:p>
          </table:table-cell>
          <table:table-cell office:value-type="float" office:value="0.0153831533682572" calcext:value-type="float">
            <text:p>0.0153831534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35" calcext:value-type="float">
            <text:p>335</text:p>
          </table:table-cell>
          <table:table-cell office:value-type="float" office:value="23294.25" calcext:value-type="float">
            <text:p>23294.25</text:p>
          </table:table-cell>
          <table:table-cell office:value-type="float" office:value="0.0139519409296286" calcext:value-type="float">
            <text:p>0.0139519409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5" calcext:value-type="float">
            <text:p>335</text:p>
          </table:table-cell>
          <table:table-cell office:value-type="float" office:value="23385.2105263158" calcext:value-type="float">
            <text:p>23385.2105263158</text:p>
          </table:table-cell>
          <table:table-cell office:value-type="float" office:value="0.0141114829660672" calcext:value-type="float">
            <text:p>0.014111483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335" calcext:value-type="float">
            <text:p>335</text:p>
          </table:table-cell>
          <table:table-cell office:value-type="float" office:value="23552.3571428571" calcext:value-type="float">
            <text:p>23552.3571428571</text:p>
          </table:table-cell>
          <table:table-cell office:value-type="float" office:value="0.0142236294213803" calcext:value-type="float">
            <text:p>0.0142236294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5" calcext:value-type="float">
            <text:p>335</text:p>
          </table:table-cell>
          <table:table-cell office:value-type="float" office:value="23603.7222222222" calcext:value-type="float">
            <text:p>23603.7222222222</text:p>
          </table:table-cell>
          <table:table-cell office:value-type="float" office:value="0.014404507763606" calcext:value-type="float">
            <text:p>0.0144045078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35" calcext:value-type="float">
            <text:p>335</text:p>
          </table:table-cell>
          <table:table-cell office:value-type="float" office:value="23630.2413793103" calcext:value-type="float">
            <text:p>23630.2413793103</text:p>
          </table:table-cell>
          <table:table-cell office:value-type="float" office:value="0.0145999355005348" calcext:value-type="float">
            <text:p>0.0145999355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5" calcext:value-type="float">
            <text:p>335</text:p>
          </table:table-cell>
          <table:table-cell office:value-type="float" office:value="23728.6538461538" calcext:value-type="float">
            <text:p>23728.6538461538</text:p>
          </table:table-cell>
          <table:table-cell office:value-type="float" office:value="0.0147500992795144" calcext:value-type="float">
            <text:p>0.0147500993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35" calcext:value-type="float">
            <text:p>335</text:p>
          </table:table-cell>
          <table:table-cell office:value-type="float" office:value="23781" calcext:value-type="float">
            <text:p>23781</text:p>
          </table:table-cell>
          <table:table-cell office:value-type="float" office:value="0.0149278836045583" calcext:value-type="float">
            <text:p>0.0149278836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35" calcext:value-type="float">
            <text:p>335</text:p>
          </table:table-cell>
          <table:table-cell office:value-type="float" office:value="23852.1086956522" calcext:value-type="float">
            <text:p>23852.1086956522</text:p>
          </table:table-cell>
          <table:table-cell office:value-type="float" office:value="0.0150930051759164" calcext:value-type="float">
            <text:p>0.015093005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35" calcext:value-type="float">
            <text:p>335</text:p>
          </table:table-cell>
          <table:table-cell office:value-type="float" office:value="23891.0243902439" calcext:value-type="float">
            <text:p>23891.0243902439</text:p>
          </table:table-cell>
          <table:table-cell office:value-type="float" office:value="0.0152777040464222" calcext:value-type="float">
            <text:p>0.015277704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35" calcext:value-type="float">
            <text:p>335</text:p>
          </table:table-cell>
          <table:table-cell office:value-type="float" office:value="24029.84" calcext:value-type="float">
            <text:p>24029.84</text:p>
          </table:table-cell>
          <table:table-cell office:value-type="float" office:value="0.0153975224137988" calcext:value-type="float">
            <text:p>0.0153975224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36" calcext:value-type="float">
            <text:p>336</text:p>
          </table:table-cell>
          <table:table-cell office:value-type="float" office:value="23282.6470588235" calcext:value-type="float">
            <text:p>23282.6470588235</text:p>
          </table:table-cell>
          <table:table-cell office:value-type="float" office:value="0.0139588938997739" calcext:value-type="float">
            <text:p>0.0139588939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6" calcext:value-type="float">
            <text:p>336</text:p>
          </table:table-cell>
          <table:table-cell office:value-type="float" office:value="23347.1363636364" calcext:value-type="float">
            <text:p>23347.1363636364</text:p>
          </table:table-cell>
          <table:table-cell office:value-type="float" office:value="0.0141344957625716" calcext:value-type="float">
            <text:p>0.0141344958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23528.4285714286" calcext:value-type="float">
            <text:p>23528.4285714286</text:p>
          </table:table-cell>
          <table:table-cell office:value-type="float" office:value="0.0142380949489675" calcext:value-type="float">
            <text:p>0.0142380949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6" calcext:value-type="float">
            <text:p>336</text:p>
          </table:table-cell>
          <table:table-cell office:value-type="float" office:value="23588.8421052632" calcext:value-type="float">
            <text:p>23588.8421052632</text:p>
          </table:table-cell>
          <table:table-cell office:value-type="float" office:value="0.0144135942952511" calcext:value-type="float">
            <text:p>0.0144135943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36" calcext:value-type="float">
            <text:p>336</text:p>
          </table:table-cell>
          <table:table-cell office:value-type="float" office:value="23605.1724137931" calcext:value-type="float">
            <text:p>23605.1724137931</text:p>
          </table:table-cell>
          <table:table-cell office:value-type="float" office:value="0.0146154408005259" calcext:value-type="float">
            <text:p>0.0146154408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6" calcext:value-type="float">
            <text:p>336</text:p>
          </table:table-cell>
          <table:table-cell office:value-type="float" office:value="23708.3571428571" calcext:value-type="float">
            <text:p>23708.3571428571</text:p>
          </table:table-cell>
          <table:table-cell office:value-type="float" office:value="0.0147627268262849" calcext:value-type="float">
            <text:p>0.0147627268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36" calcext:value-type="float">
            <text:p>336</text:p>
          </table:table-cell>
          <table:table-cell office:value-type="float" office:value="23788.0294117647" calcext:value-type="float">
            <text:p>23788.0294117647</text:p>
          </table:table-cell>
          <table:table-cell office:value-type="float" office:value="0.0149234723841576" calcext:value-type="float">
            <text:p>0.0149234724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36" calcext:value-type="float">
            <text:p>336</text:p>
          </table:table-cell>
          <table:table-cell office:value-type="float" office:value="23823.3625" calcext:value-type="float">
            <text:p>23823.3625</text:p>
          </table:table-cell>
          <table:table-cell office:value-type="float" office:value="0.0151112169829091" calcext:value-type="float">
            <text:p>0.015111217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36" calcext:value-type="float">
            <text:p>336</text:p>
          </table:table-cell>
          <table:table-cell office:value-type="float" office:value="23871.9464285714" calcext:value-type="float">
            <text:p>23871.9464285714</text:p>
          </table:table-cell>
          <table:table-cell office:value-type="float" office:value="0.0152899136688387" calcext:value-type="float">
            <text:p>0.0152899137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36" calcext:value-type="float">
            <text:p>336</text:p>
          </table:table-cell>
          <table:table-cell office:value-type="float" office:value="24007.7619047619" calcext:value-type="float">
            <text:p>24007.7619047619</text:p>
          </table:table-cell>
          <table:table-cell office:value-type="float" office:value="0.0154116823328963" calcext:value-type="float">
            <text:p>0.0154116823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37" calcext:value-type="float">
            <text:p>337</text:p>
          </table:table-cell>
          <table:table-cell office:value-type="float" office:value="23257.0526315789" calcext:value-type="float">
            <text:p>23257.0526315789</text:p>
          </table:table-cell>
          <table:table-cell office:value-type="float" office:value="0.0139742556870129" calcext:value-type="float">
            <text:p>0.0139742557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7" calcext:value-type="float">
            <text:p>337</text:p>
          </table:table-cell>
          <table:table-cell office:value-type="float" office:value="23321.6111111111" calcext:value-type="float">
            <text:p>23321.6111111111</text:p>
          </table:table-cell>
          <table:table-cell office:value-type="float" office:value="0.01414996581616" calcext:value-type="float">
            <text:p>0.0141499658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23514.4375" calcext:value-type="float">
            <text:p>23514.4375</text:p>
          </table:table-cell>
          <table:table-cell office:value-type="float" office:value="0.0142465666040278" calcext:value-type="float">
            <text:p>0.0142465666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office:value-type="float" office:value="23572.2631578947" calcext:value-type="float">
            <text:p>23572.2631578947</text:p>
          </table:table-cell>
          <table:table-cell office:value-type="float" office:value="0.014423731727521" calcext:value-type="float">
            <text:p>0.0144237317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37" calcext:value-type="float">
            <text:p>337</text:p>
          </table:table-cell>
          <table:table-cell office:value-type="float" office:value="23581.7307692308" calcext:value-type="float">
            <text:p>23581.7307692308</text:p>
          </table:table-cell>
          <table:table-cell office:value-type="float" office:value="0.0146299694189602" calcext:value-type="float">
            <text:p>0.0146299694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7" calcext:value-type="float">
            <text:p>337</text:p>
          </table:table-cell>
          <table:table-cell office:value-type="float" office:value="23684.0769230769" calcext:value-type="float">
            <text:p>23684.0769230769</text:p>
          </table:table-cell>
          <table:table-cell office:value-type="float" office:value="0.0147778611400714" calcext:value-type="float">
            <text:p>0.0147778611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37" calcext:value-type="float">
            <text:p>337</text:p>
          </table:table-cell>
          <table:table-cell office:value-type="float" office:value="23750.6285714286" calcext:value-type="float">
            <text:p>23750.6285714286</text:p>
          </table:table-cell>
          <table:table-cell office:value-type="float" office:value="0.0149469728319972" calcext:value-type="float">
            <text:p>0.0149469728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37" calcext:value-type="float">
            <text:p>337</text:p>
          </table:table-cell>
          <table:table-cell office:value-type="float" office:value="23800.4117647059" calcext:value-type="float">
            <text:p>23800.4117647059</text:p>
          </table:table-cell>
          <table:table-cell office:value-type="float" office:value="0.0151257887283216" calcext:value-type="float">
            <text:p>0.0151257887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37" calcext:value-type="float">
            <text:p>337</text:p>
          </table:table-cell>
          <table:table-cell office:value-type="float" office:value="23891.75" calcext:value-type="float">
            <text:p>23891.75</text:p>
          </table:table-cell>
          <table:table-cell office:value-type="float" office:value="0.0152772400514822" calcext:value-type="float">
            <text:p>0.0152772401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37" calcext:value-type="float">
            <text:p>337</text:p>
          </table:table-cell>
          <table:table-cell office:value-type="float" office:value="23956.1764705882" calcext:value-type="float">
            <text:p>23956.1764705882</text:p>
          </table:table-cell>
          <table:table-cell office:value-type="float" office:value="0.0154448686940615" calcext:value-type="float">
            <text:p>0.0154448687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38" calcext:value-type="float">
            <text:p>338</text:p>
          </table:table-cell>
          <table:table-cell office:value-type="float" office:value="23229.05" calcext:value-type="float">
            <text:p>23229.05</text:p>
          </table:table-cell>
          <table:table-cell office:value-type="float" office:value="0.0139911016593447" calcext:value-type="float">
            <text:p>0.0139911017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8" calcext:value-type="float">
            <text:p>338</text:p>
          </table:table-cell>
          <table:table-cell office:value-type="float" office:value="23294.9545454545" calcext:value-type="float">
            <text:p>23294.9545454545</text:p>
          </table:table-cell>
          <table:table-cell office:value-type="float" office:value="0.0141661577126533" calcext:value-type="float">
            <text:p>0.0141661577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8" calcext:value-type="float">
            <text:p>338</text:p>
          </table:table-cell>
          <table:table-cell office:value-type="float" office:value="23526.1538461538" calcext:value-type="float">
            <text:p>23526.1538461538</text:p>
          </table:table-cell>
          <table:table-cell office:value-type="float" office:value="0.0142394716191473" calcext:value-type="float">
            <text:p>0.0142394716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8" calcext:value-type="float">
            <text:p>338</text:p>
          </table:table-cell>
          <table:table-cell office:value-type="float" office:value="23559.1" calcext:value-type="float">
            <text:p>23559.1</text:p>
          </table:table-cell>
          <table:table-cell office:value-type="float" office:value="0.0144317906880993" calcext:value-type="float">
            <text:p>0.0144317907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38" calcext:value-type="float">
            <text:p>338</text:p>
          </table:table-cell>
          <table:table-cell office:value-type="float" office:value="23563.1666666667" calcext:value-type="float">
            <text:p>23563.1666666667</text:p>
          </table:table-cell>
          <table:table-cell office:value-type="float" office:value="0.0146414955545024" calcext:value-type="float">
            <text:p>0.0146414956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8" calcext:value-type="float">
            <text:p>338</text:p>
          </table:table-cell>
          <table:table-cell office:value-type="float" office:value="23665.347826087" calcext:value-type="float">
            <text:p>23665.347826087</text:p>
          </table:table-cell>
          <table:table-cell office:value-type="float" office:value="0.014789556552141" calcext:value-type="float">
            <text:p>0.0147895566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38" calcext:value-type="float">
            <text:p>338</text:p>
          </table:table-cell>
          <table:table-cell office:value-type="float" office:value="23725.8235294118" calcext:value-type="float">
            <text:p>23725.8235294118</text:p>
          </table:table-cell>
          <table:table-cell office:value-type="float" office:value="0.0149625996990125" calcext:value-type="float">
            <text:p>0.0149625997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38" calcext:value-type="float">
            <text:p>338</text:p>
          </table:table-cell>
          <table:table-cell office:value-type="float" office:value="23782.8470588235" calcext:value-type="float">
            <text:p>23782.8470588235</text:p>
          </table:table-cell>
          <table:table-cell office:value-type="float" office:value="0.0151369598059303" calcext:value-type="float">
            <text:p>0.0151369598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38" calcext:value-type="float">
            <text:p>338</text:p>
          </table:table-cell>
          <table:table-cell office:value-type="float" office:value="23849.746031746" calcext:value-type="float">
            <text:p>23849.746031746</text:p>
          </table:table-cell>
          <table:table-cell office:value-type="float" office:value="0.0153041461956934" calcext:value-type="float">
            <text:p>0.0153041462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38" calcext:value-type="float">
            <text:p>338</text:p>
          </table:table-cell>
          <table:table-cell office:value-type="float" office:value="23920.3" calcext:value-type="float">
            <text:p>23920.3</text:p>
          </table:table-cell>
          <table:table-cell office:value-type="float" office:value="0.0154680334276744" calcext:value-type="float">
            <text:p>0.0154680334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39" calcext:value-type="float">
            <text:p>339</text:p>
          </table:table-cell>
          <table:table-cell office:value-type="float" office:value="23253.9375" calcext:value-type="float">
            <text:p>23253.9375</text:p>
          </table:table-cell>
          <table:table-cell office:value-type="float" office:value="0.0139761276988037" calcext:value-type="float">
            <text:p>0.0139761277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9" calcext:value-type="float">
            <text:p>339</text:p>
          </table:table-cell>
          <table:table-cell office:value-type="float" office:value="23276.9545454545" calcext:value-type="float">
            <text:p>23276.9545454545</text:p>
          </table:table-cell>
          <table:table-cell office:value-type="float" office:value="0.0141771123604502" calcext:value-type="float">
            <text:p>0.0141771124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23501.0625" calcext:value-type="float">
            <text:p>23501.0625</text:p>
          </table:table-cell>
          <table:table-cell office:value-type="float" office:value="0.0142546746556672" calcext:value-type="float">
            <text:p>0.0142546747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39" calcext:value-type="float">
            <text:p>339</text:p>
          </table:table-cell>
          <table:table-cell office:value-type="float" office:value="23534.5833333333" calcext:value-type="float">
            <text:p>23534.5833333333</text:p>
          </table:table-cell>
          <table:table-cell office:value-type="float" office:value="0.0146592780128534" calcext:value-type="float">
            <text:p>0.01465927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9" calcext:value-type="float">
            <text:p>339</text:p>
          </table:table-cell>
          <table:table-cell office:value-type="float" office:value="23538.0476190476" calcext:value-type="float">
            <text:p>23538.0476190476</text:p>
          </table:table-cell>
          <table:table-cell office:value-type="float" office:value="0.0144446984517468" calcext:value-type="float">
            <text:p>0.0144446985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9" calcext:value-type="float">
            <text:p>339</text:p>
          </table:table-cell>
          <table:table-cell office:value-type="float" office:value="23644.8076923077" calcext:value-type="float">
            <text:p>23644.8076923077</text:p>
          </table:table-cell>
          <table:table-cell office:value-type="float" office:value="0.0148024041706994" calcext:value-type="float">
            <text:p>0.0148024042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39" calcext:value-type="float">
            <text:p>339</text:p>
          </table:table-cell>
          <table:table-cell office:value-type="float" office:value="23705.0277777778" calcext:value-type="float">
            <text:p>23705.0277777778</text:p>
          </table:table-cell>
          <table:table-cell office:value-type="float" office:value="0.0149757259653074" calcext:value-type="float">
            <text:p>0.014975726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39" calcext:value-type="float">
            <text:p>339</text:p>
          </table:table-cell>
          <table:table-cell office:value-type="float" office:value="23773.7868852459" calcext:value-type="float">
            <text:p>23773.7868852459</text:p>
          </table:table-cell>
          <table:table-cell office:value-type="float" office:value="0.0151427284907402" calcext:value-type="float">
            <text:p>0.0151427285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39" calcext:value-type="float">
            <text:p>339</text:p>
          </table:table-cell>
          <table:table-cell office:value-type="float" office:value="23833.4912280702" calcext:value-type="float">
            <text:p>23833.4912280702</text:p>
          </table:table-cell>
          <table:table-cell office:value-type="float" office:value="0.0153145838562718" calcext:value-type="float">
            <text:p>0.0153145839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39" calcext:value-type="float">
            <text:p>339</text:p>
          </table:table-cell>
          <table:table-cell office:value-type="float" office:value="23889.1470588235" calcext:value-type="float">
            <text:p>23889.1470588235</text:p>
          </table:table-cell>
          <table:table-cell office:value-type="float" office:value="0.0154882047102364" calcext:value-type="float">
            <text:p>0.0154882047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40" calcext:value-type="float">
            <text:p>340</text:p>
          </table:table-cell>
          <table:table-cell office:value-type="float" office:value="23231.1428571429" calcext:value-type="float">
            <text:p>23231.1428571429</text:p>
          </table:table-cell>
          <table:table-cell office:value-type="float" office:value="0.0139898412229888" calcext:value-type="float">
            <text:p>0.0139898412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office:value-type="float" office:value="23276.7586206897" calcext:value-type="float">
            <text:p>23276.7586206897</text:p>
          </table:table-cell>
          <table:table-cell office:value-type="float" office:value="0.0141772316918163" calcext:value-type="float">
            <text:p>0.0141772317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23477.3333333333" calcext:value-type="float">
            <text:p>23477.3333333333</text:p>
          </table:table-cell>
          <table:table-cell office:value-type="float" office:value="0.0142690822353476" calcext:value-type="float">
            <text:p>0.0142690822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0" calcext:value-type="float">
            <text:p>340</text:p>
          </table:table-cell>
          <table:table-cell office:value-type="float" office:value="23520.68" calcext:value-type="float">
            <text:p>23520.68</text:p>
          </table:table-cell>
          <table:table-cell office:value-type="float" office:value="0.0146679432737489" calcext:value-type="float">
            <text:p>0.0146679433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340" calcext:value-type="float">
            <text:p>340</text:p>
          </table:table-cell>
          <table:table-cell office:value-type="float" office:value="23524.7777777778" calcext:value-type="float">
            <text:p>23524.7777777778</text:p>
          </table:table-cell>
          <table:table-cell office:value-type="float" office:value="0.0144528464078064" calcext:value-type="float">
            <text:p>0.0144528464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0" calcext:value-type="float">
            <text:p>340</text:p>
          </table:table-cell>
          <table:table-cell office:value-type="float" office:value="23629.5666666667" calcext:value-type="float">
            <text:p>23629.5666666667</text:p>
          </table:table-cell>
          <table:table-cell office:value-type="float" office:value="0.0148119516932882" calcext:value-type="float">
            <text:p>0.0148119517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40" calcext:value-type="float">
            <text:p>340</text:p>
          </table:table-cell>
          <table:table-cell office:value-type="float" office:value="23684.7297297297" calcext:value-type="float">
            <text:p>23684.7297297297</text:p>
          </table:table-cell>
          <table:table-cell office:value-type="float" office:value="0.01498856031084" calcext:value-type="float">
            <text:p>0.0149885603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40" calcext:value-type="float">
            <text:p>340</text:p>
          </table:table-cell>
          <table:table-cell office:value-type="float" office:value="23735.1641791045" calcext:value-type="float">
            <text:p>23735.1641791045</text:p>
          </table:table-cell>
          <table:table-cell office:value-type="float" office:value="0.0151673692789086" calcext:value-type="float">
            <text:p>0.0151673693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40" calcext:value-type="float">
            <text:p>340</text:p>
          </table:table-cell>
          <table:table-cell office:value-type="float" office:value="23809.25" calcext:value-type="float">
            <text:p>23809.25</text:p>
          </table:table-cell>
          <table:table-cell office:value-type="float" office:value="0.0153301762970274" calcext:value-type="float">
            <text:p>0.0153301763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40" calcext:value-type="float">
            <text:p>340</text:p>
          </table:table-cell>
          <table:table-cell office:value-type="float" office:value="23876" calcext:value-type="float">
            <text:p>23876</text:p>
          </table:table-cell>
          <table:table-cell office:value-type="float" office:value="0.0154967331211258" calcext:value-type="float">
            <text:p>0.0154967331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41" calcext:value-type="float">
            <text:p>341</text:p>
          </table:table-cell>
          <table:table-cell office:value-type="float" office:value="23198.9047619048" calcext:value-type="float">
            <text:p>23198.9047619048</text:p>
          </table:table-cell>
          <table:table-cell office:value-type="float" office:value="0.0140092820473873" calcext:value-type="float">
            <text:p>0.014009282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41" calcext:value-type="float">
            <text:p>341</text:p>
          </table:table-cell>
          <table:table-cell office:value-type="float" office:value="23252.9444444444" calcext:value-type="float">
            <text:p>23252.9444444444</text:p>
          </table:table-cell>
          <table:table-cell office:value-type="float" office:value="0.0141917511044002" calcext:value-type="float">
            <text:p>0.014191751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float" office:value="23458.4117647059" calcext:value-type="float">
            <text:p>23458.4117647059</text:p>
          </table:table-cell>
          <table:table-cell office:value-type="float" office:value="0.0142805916854107" calcext:value-type="float">
            <text:p>0.0142805917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23498.2" calcext:value-type="float">
            <text:p>23498.2</text:p>
          </table:table-cell>
          <table:table-cell office:value-type="float" office:value="0.0144691933850252" calcext:value-type="float">
            <text:p>0.0144691934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1" calcext:value-type="float">
            <text:p>341</text:p>
          </table:table-cell>
          <table:table-cell office:value-type="float" office:value="23519.9583333333" calcext:value-type="float">
            <text:p>23519.9583333333</text:p>
          </table:table-cell>
          <table:table-cell office:value-type="float" office:value="0.0146683933326129" calcext:value-type="float">
            <text:p>0.0146683933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1" calcext:value-type="float">
            <text:p>341</text:p>
          </table:table-cell>
          <table:table-cell office:value-type="float" office:value="23624.0416666667" calcext:value-type="float">
            <text:p>23624.0416666667</text:p>
          </table:table-cell>
          <table:table-cell office:value-type="float" office:value="0.0148154157928805" calcext:value-type="float">
            <text:p>0.0148154158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41" calcext:value-type="float">
            <text:p>341</text:p>
          </table:table-cell>
          <table:table-cell office:value-type="float" office:value="23662.5" calcext:value-type="float">
            <text:p>23662.5</text:p>
          </table:table-cell>
          <table:table-cell office:value-type="float" office:value="0.0150026413100898" calcext:value-type="float">
            <text:p>0.0150026413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41" calcext:value-type="float">
            <text:p>341</text:p>
          </table:table-cell>
          <table:table-cell office:value-type="float" office:value="23694.9069767442" calcext:value-type="float">
            <text:p>23694.9069767442</text:p>
          </table:table-cell>
          <table:table-cell office:value-type="float" office:value="0.0151931383547244" calcext:value-type="float">
            <text:p>0.0151931384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41" calcext:value-type="float">
            <text:p>341</text:p>
          </table:table-cell>
          <table:table-cell office:value-type="float" office:value="23798.9516129032" calcext:value-type="float">
            <text:p>23798.9516129032</text:p>
          </table:table-cell>
          <table:table-cell office:value-type="float" office:value="0.0153368100383929" calcext:value-type="float">
            <text:p>0.01533681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41" calcext:value-type="float">
            <text:p>341</text:p>
          </table:table-cell>
          <table:table-cell office:value-type="float" office:value="23858.4814814815" calcext:value-type="float">
            <text:p>23858.4814814815</text:p>
          </table:table-cell>
          <table:table-cell office:value-type="float" office:value="0.0155081118757364" calcext:value-type="float">
            <text:p>0.0155081119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42" calcext:value-type="float">
            <text:p>342</text:p>
          </table:table-cell>
          <table:table-cell office:value-type="float" office:value="23180.96" calcext:value-type="float">
            <text:p>23180.96</text:p>
          </table:table-cell>
          <table:table-cell office:value-type="float" office:value="0.0140201268627356" calcext:value-type="float">
            <text:p>0.0140201269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42" calcext:value-type="float">
            <text:p>342</text:p>
          </table:table-cell>
          <table:table-cell office:value-type="float" office:value="23231.7826086957" calcext:value-type="float">
            <text:p>23231.7826086957</text:p>
          </table:table-cell>
          <table:table-cell office:value-type="float" office:value="0.0142046783735175" calcext:value-type="float">
            <text:p>0.0142046784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2" calcext:value-type="float">
            <text:p>342</text:p>
          </table:table-cell>
          <table:table-cell office:value-type="float" office:value="23423.4285714286" calcext:value-type="float">
            <text:p>23423.4285714286</text:p>
          </table:table-cell>
          <table:table-cell office:value-type="float" office:value="0.014301919933644" calcext:value-type="float">
            <text:p>0.0143019199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2" calcext:value-type="float">
            <text:p>342</text:p>
          </table:table-cell>
          <table:table-cell office:value-type="float" office:value="23484.9677419355" calcext:value-type="float">
            <text:p>23484.9677419355</text:p>
          </table:table-cell>
          <table:table-cell office:value-type="float" office:value="0.0146902479829239" calcext:value-type="float">
            <text:p>0.01469024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office:value-type="float" office:value="23491.25" calcext:value-type="float">
            <text:p>23491.25</text:p>
          </table:table-cell>
          <table:table-cell office:value-type="float" office:value="0.0144734741659128" calcext:value-type="float">
            <text:p>0.0144734742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2" calcext:value-type="float">
            <text:p>342</text:p>
          </table:table-cell>
          <table:table-cell office:value-type="float" office:value="23589.9615384615" calcext:value-type="float">
            <text:p>23589.9615384615</text:p>
          </table:table-cell>
          <table:table-cell office:value-type="float" office:value="0.0148368194424291" calcext:value-type="float">
            <text:p>0.0148368194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42" calcext:value-type="float">
            <text:p>342</text:p>
          </table:table-cell>
          <table:table-cell office:value-type="float" office:value="23645.8837209302" calcext:value-type="float">
            <text:p>23645.8837209302</text:p>
          </table:table-cell>
          <table:table-cell office:value-type="float" office:value="0.0150131838669988" calcext:value-type="float">
            <text:p>0.0150131839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42" calcext:value-type="float">
            <text:p>342</text:p>
          </table:table-cell>
          <table:table-cell office:value-type="float" office:value="23682.350877193" calcext:value-type="float">
            <text:p>23682.350877193</text:p>
          </table:table-cell>
          <table:table-cell office:value-type="float" office:value="0.0152011935751992" calcext:value-type="float">
            <text:p>0.0152011936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42" calcext:value-type="float">
            <text:p>342</text:p>
          </table:table-cell>
          <table:table-cell office:value-type="float" office:value="23798.7692307692" calcext:value-type="float">
            <text:p>23798.7692307692</text:p>
          </table:table-cell>
          <table:table-cell office:value-type="float" office:value="0.015336927572208" calcext:value-type="float">
            <text:p>0.0153369276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42" calcext:value-type="float">
            <text:p>342</text:p>
          </table:table-cell>
          <table:table-cell office:value-type="float" office:value="23836.4571428571" calcext:value-type="float">
            <text:p>23836.4571428571</text:p>
          </table:table-cell>
          <table:table-cell office:value-type="float" office:value="0.0155224410147241" calcext:value-type="float">
            <text:p>0.015522441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43" calcext:value-type="float">
            <text:p>343</text:p>
          </table:table-cell>
          <table:table-cell office:value-type="float" office:value="23160.8095238095" calcext:value-type="float">
            <text:p>23160.8095238095</text:p>
          </table:table-cell>
          <table:table-cell office:value-type="float" office:value="0.0140323247193021" calcext:value-type="float">
            <text:p>0.0140323247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43" calcext:value-type="float">
            <text:p>343</text:p>
          </table:table-cell>
          <table:table-cell office:value-type="float" office:value="23223.8965517241" calcext:value-type="float">
            <text:p>23223.8965517241</text:p>
          </table:table-cell>
          <table:table-cell office:value-type="float" office:value="0.0142095018062549" calcext:value-type="float">
            <text:p>0.0142095018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3" calcext:value-type="float">
            <text:p>343</text:p>
          </table:table-cell>
          <table:table-cell office:value-type="float" office:value="23400.9411764706" calcext:value-type="float">
            <text:p>23400.9411764706</text:p>
          </table:table-cell>
          <table:table-cell office:value-type="float" office:value="0.0143156635228347" calcext:value-type="float">
            <text:p>0.0143156635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3" calcext:value-type="float">
            <text:p>343</text:p>
          </table:table-cell>
          <table:table-cell office:value-type="float" office:value="23471.1666666667" calcext:value-type="float">
            <text:p>23471.1666666667</text:p>
          </table:table-cell>
          <table:table-cell office:value-type="float" office:value="0.0144858585356501" calcext:value-type="float">
            <text:p>0.014485858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3" calcext:value-type="float">
            <text:p>343</text:p>
          </table:table-cell>
          <table:table-cell office:value-type="float" office:value="23474.4857142857" calcext:value-type="float">
            <text:p>23474.4857142857</text:p>
          </table:table-cell>
          <table:table-cell office:value-type="float" office:value="0.0146968075977931" calcext:value-type="float">
            <text:p>0.0146968076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3" calcext:value-type="float">
            <text:p>343</text:p>
          </table:table-cell>
          <table:table-cell office:value-type="float" office:value="23557.3611111111" calcext:value-type="float">
            <text:p>23557.3611111111</text:p>
          </table:table-cell>
          <table:table-cell office:value-type="float" office:value="0.0148573517360108" calcext:value-type="float">
            <text:p>0.0148573517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43" calcext:value-type="float">
            <text:p>343</text:p>
          </table:table-cell>
          <table:table-cell office:value-type="float" office:value="23635.425" calcext:value-type="float">
            <text:p>23635.425</text:p>
          </table:table-cell>
          <table:table-cell office:value-type="float" office:value="0.0150198272296775" calcext:value-type="float">
            <text:p>0.0150198272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43" calcext:value-type="float">
            <text:p>343</text:p>
          </table:table-cell>
          <table:table-cell office:value-type="float" office:value="23703.6419753086" calcext:value-type="float">
            <text:p>23703.6419753086</text:p>
          </table:table-cell>
          <table:table-cell office:value-type="float" office:value="0.0151875395508842" calcext:value-type="float">
            <text:p>0.0151875396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43" calcext:value-type="float">
            <text:p>343</text:p>
          </table:table-cell>
          <table:table-cell office:value-type="float" office:value="23780.0909090909" calcext:value-type="float">
            <text:p>23780.0909090909</text:p>
          </table:table-cell>
          <table:table-cell office:value-type="float" office:value="0.0153489741227383" calcext:value-type="float">
            <text:p>0.0153489741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43" calcext:value-type="float">
            <text:p>343</text:p>
          </table:table-cell>
          <table:table-cell office:value-type="float" office:value="23817.027027027" calcext:value-type="float">
            <text:p>23817.027027027</text:p>
          </table:table-cell>
          <table:table-cell office:value-type="float" office:value="0.0155351043427936" calcext:value-type="float">
            <text:p>0.0155351043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44" calcext:value-type="float">
            <text:p>344</text:p>
          </table:table-cell>
          <table:table-cell office:value-type="float" office:value="23119.5925925926" calcext:value-type="float">
            <text:p>23119.5925925926</text:p>
          </table:table-cell>
          <table:table-cell office:value-type="float" office:value="0.0140573411360254" calcext:value-type="float">
            <text:p>0.0140573411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44" calcext:value-type="float">
            <text:p>344</text:p>
          </table:table-cell>
          <table:table-cell office:value-type="float" office:value="23270.6666666667" calcext:value-type="float">
            <text:p>23270.6666666667</text:p>
          </table:table-cell>
          <table:table-cell office:value-type="float" office:value="0.0141809431043374" calcext:value-type="float">
            <text:p>0.014180943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4" calcext:value-type="float">
            <text:p>344</text:p>
          </table:table-cell>
          <table:table-cell office:value-type="float" office:value="23380.4" calcext:value-type="float">
            <text:p>23380.4</text:p>
          </table:table-cell>
          <table:table-cell office:value-type="float" office:value="0.0143282407486613" calcext:value-type="float">
            <text:p>0.0143282407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4" calcext:value-type="float">
            <text:p>344</text:p>
          </table:table-cell>
          <table:table-cell office:value-type="float" office:value="23446.46875" calcext:value-type="float">
            <text:p>23446.46875</text:p>
          </table:table-cell>
          <table:table-cell office:value-type="float" office:value="0.0147143693013474" calcext:value-type="float">
            <text:p>0.0147143693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  <table:table-cell office:value-type="float" office:value="23462.2666666667" calcext:value-type="float">
            <text:p>23462.2666666667</text:p>
          </table:table-cell>
          <table:table-cell office:value-type="float" office:value="0.0144913534924162" calcext:value-type="float">
            <text:p>0.0144913535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4" calcext:value-type="float">
            <text:p>344</text:p>
          </table:table-cell>
          <table:table-cell office:value-type="float" office:value="23535.6" calcext:value-type="float">
            <text:p>23535.6</text:p>
          </table:table-cell>
          <table:table-cell office:value-type="float" office:value="0.0148710889036184" calcext:value-type="float">
            <text:p>0.0148710889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44" calcext:value-type="float">
            <text:p>344</text:p>
          </table:table-cell>
          <table:table-cell office:value-type="float" office:value="23604.9661016949" calcext:value-type="float">
            <text:p>23604.9661016949</text:p>
          </table:table-cell>
          <table:table-cell office:value-type="float" office:value="0.0150392082102804" calcext:value-type="float">
            <text:p>0.0150392082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44" calcext:value-type="float">
            <text:p>344</text:p>
          </table:table-cell>
          <table:table-cell office:value-type="float" office:value="23683.587628866" calcext:value-type="float">
            <text:p>23683.587628866</text:p>
          </table:table-cell>
          <table:table-cell office:value-type="float" office:value="0.0152003997722552" calcext:value-type="float">
            <text:p>0.0152003998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44" calcext:value-type="float">
            <text:p>344</text:p>
          </table:table-cell>
          <table:table-cell office:value-type="float" office:value="23750.9402985075" calcext:value-type="float">
            <text:p>23750.9402985075</text:p>
          </table:table-cell>
          <table:table-cell office:value-type="float" office:value="0.0153678126176308" calcext:value-type="float">
            <text:p>0.0153678126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44" calcext:value-type="float">
            <text:p>344</text:p>
          </table:table-cell>
          <table:table-cell office:value-type="float" office:value="23788.0930232558" calcext:value-type="float">
            <text:p>23788.0930232558</text:p>
          </table:table-cell>
          <table:table-cell office:value-type="float" office:value="0.015554000046926" calcext:value-type="float">
            <text:p>0.015554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45" calcext:value-type="float">
            <text:p>345</text:p>
          </table:table-cell>
          <table:table-cell office:value-type="float" office:value="23102.652173913" calcext:value-type="float">
            <text:p>23102.652173913</text:p>
          </table:table-cell>
          <table:table-cell office:value-type="float" office:value="0.0140676489241777" calcext:value-type="float">
            <text:p>0.0140676489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office:value-type="float" office:value="23239.6551724138" calcext:value-type="float">
            <text:p>23239.6551724138</text:p>
          </table:table-cell>
          <table:table-cell office:value-type="float" office:value="0.0141998664589361" calcext:value-type="float">
            <text:p>0.0141998665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5" calcext:value-type="float">
            <text:p>345</text:p>
          </table:table-cell>
          <table:table-cell office:value-type="float" office:value="23364.6666666667" calcext:value-type="float">
            <text:p>23364.6666666667</text:p>
          </table:table-cell>
          <table:table-cell office:value-type="float" office:value="0.0143378891203241" calcext:value-type="float">
            <text:p>0.0143378891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345" calcext:value-type="float">
            <text:p>345</text:p>
          </table:table-cell>
          <table:table-cell office:value-type="float" office:value="23416.5517241379" calcext:value-type="float">
            <text:p>23416.5517241379</text:p>
          </table:table-cell>
          <table:table-cell office:value-type="float" office:value="0.0147331684043117" calcext:value-type="float">
            <text:p>0.0147331684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5" calcext:value-type="float">
            <text:p>345</text:p>
          </table:table-cell>
          <table:table-cell office:value-type="float" office:value="23437" calcext:value-type="float">
            <text:p>23437</text:p>
          </table:table-cell>
          <table:table-cell office:value-type="float" office:value="0.0145069761488245" calcext:value-type="float">
            <text:p>0.0145069761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5" calcext:value-type="float">
            <text:p>345</text:p>
          </table:table-cell>
          <table:table-cell office:value-type="float" office:value="23518.8888888889" calcext:value-type="float">
            <text:p>23518.8888888889</text:p>
          </table:table-cell>
          <table:table-cell office:value-type="float" office:value="0.0148816554070015" calcext:value-type="float">
            <text:p>0.0148816554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45" calcext:value-type="float">
            <text:p>345</text:p>
          </table:table-cell>
          <table:table-cell office:value-type="float" office:value="23584.8823529412" calcext:value-type="float">
            <text:p>23584.8823529412</text:p>
          </table:table-cell>
          <table:table-cell office:value-type="float" office:value="0.0150520148749323" calcext:value-type="float">
            <text:p>0.0150520149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45" calcext:value-type="float">
            <text:p>345</text:p>
          </table:table-cell>
          <table:table-cell office:value-type="float" office:value="23641.5" calcext:value-type="float">
            <text:p>23641.5</text:p>
          </table:table-cell>
          <table:table-cell office:value-type="float" office:value="0.0152274601865364" calcext:value-type="float">
            <text:p>0.015227460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45" calcext:value-type="float">
            <text:p>345</text:p>
          </table:table-cell>
          <table:table-cell office:value-type="float" office:value="23731.0735294118" calcext:value-type="float">
            <text:p>23731.0735294118</text:p>
          </table:table-cell>
          <table:table-cell office:value-type="float" office:value="0.015380677976815" calcext:value-type="float">
            <text:p>0.015380678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45" calcext:value-type="float">
            <text:p>345</text:p>
          </table:table-cell>
          <table:table-cell office:value-type="float" office:value="23798.8461538462" calcext:value-type="float">
            <text:p>23798.8461538462</text:p>
          </table:table-cell>
          <table:table-cell office:value-type="float" office:value="0.0155469722190798" calcext:value-type="float">
            <text:p>0.0155469722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46" calcext:value-type="float">
            <text:p>346</text:p>
          </table:table-cell>
          <table:table-cell office:value-type="float" office:value="23087.5769230769" calcext:value-type="float">
            <text:p>23087.5769230769</text:p>
          </table:table-cell>
          <table:table-cell office:value-type="float" office:value="0.0140768345280595" calcext:value-type="float">
            <text:p>0.0140768345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46" calcext:value-type="float">
            <text:p>346</text:p>
          </table:table-cell>
          <table:table-cell office:value-type="float" office:value="23208.75" calcext:value-type="float">
            <text:p>23208.75</text:p>
          </table:table-cell>
          <table:table-cell office:value-type="float" office:value="0.0142187752464049" calcext:value-type="float">
            <text:p>0.0142187752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6" calcext:value-type="float">
            <text:p>346</text:p>
          </table:table-cell>
          <table:table-cell office:value-type="float" office:value="23347.0952380952" calcext:value-type="float">
            <text:p>23347.0952380952</text:p>
          </table:table-cell>
          <table:table-cell office:value-type="float" office:value="0.014348680064207" calcext:value-type="float">
            <text:p>0.0143486801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6" calcext:value-type="float">
            <text:p>346</text:p>
          </table:table-cell>
          <table:table-cell office:value-type="float" office:value="23406.9" calcext:value-type="float">
            <text:p>23406.9</text:p>
          </table:table-cell>
          <table:table-cell office:value-type="float" office:value="0.0145256313309323" calcext:value-type="float">
            <text:p>0.0145256313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23415.2307692308" calcext:value-type="float">
            <text:p>23415.2307692308</text:p>
          </table:table-cell>
          <table:table-cell office:value-type="float" office:value="0.0147339995663572" calcext:value-type="float">
            <text:p>0.0147339996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23489.6315789474" calcext:value-type="float">
            <text:p>23489.6315789474</text:p>
          </table:table-cell>
          <table:table-cell office:value-type="float" office:value="0.0149001911257599" calcext:value-type="float">
            <text:p>0.0149001911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23555.3962264151" calcext:value-type="float">
            <text:p>23555.3962264151</text:p>
          </table:table-cell>
          <table:table-cell office:value-type="float" office:value="0.0150708566558478" calcext:value-type="float">
            <text:p>0.0150708567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46" calcext:value-type="float">
            <text:p>346</text:p>
          </table:table-cell>
          <table:table-cell office:value-type="float" office:value="23643.2941176471" calcext:value-type="float">
            <text:p>23643.2941176471</text:p>
          </table:table-cell>
          <table:table-cell office:value-type="float" office:value="0.015226304685323" calcext:value-type="float">
            <text:p>0.0152263047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46" calcext:value-type="float">
            <text:p>346</text:p>
          </table:table-cell>
          <table:table-cell office:value-type="float" office:value="23702.9659090909" calcext:value-type="float">
            <text:p>23702.9659090909</text:p>
          </table:table-cell>
          <table:table-cell office:value-type="float" office:value="0.0153989168022222" calcext:value-type="float">
            <text:p>0.0153989168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46" calcext:value-type="float">
            <text:p>346</text:p>
          </table:table-cell>
          <table:table-cell office:value-type="float" office:value="23760.8333333333" calcext:value-type="float">
            <text:p>23760.8333333333</text:p>
          </table:table-cell>
          <table:table-cell office:value-type="float" office:value="0.0155718444218427" calcext:value-type="float">
            <text:p>0.0155718444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47" calcext:value-type="float">
            <text:p>347</text:p>
          </table:table-cell>
          <table:table-cell office:value-type="float" office:value="23061.7692307692" calcext:value-type="float">
            <text:p>23061.7692307692</text:p>
          </table:table-cell>
          <table:table-cell office:value-type="float" office:value="0.0140925874657692" calcext:value-type="float">
            <text:p>0.0140925875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47" calcext:value-type="float">
            <text:p>347</text:p>
          </table:table-cell>
          <table:table-cell office:value-type="float" office:value="23192.275862069" calcext:value-type="float">
            <text:p>23192.275862069</text:p>
          </table:table-cell>
          <table:table-cell office:value-type="float" office:value="0.0142288752497859" calcext:value-type="float">
            <text:p>0.0142288752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7" calcext:value-type="float">
            <text:p>347</text:p>
          </table:table-cell>
          <table:table-cell office:value-type="float" office:value="23315.5" calcext:value-type="float">
            <text:p>23315.5</text:p>
          </table:table-cell>
          <table:table-cell office:value-type="float" office:value="0.014368124209217" calcext:value-type="float">
            <text:p>0.0143681242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7" calcext:value-type="float">
            <text:p>347</text:p>
          </table:table-cell>
          <table:table-cell office:value-type="float" office:value="23393.85" calcext:value-type="float">
            <text:p>23393.85</text:p>
          </table:table-cell>
          <table:table-cell office:value-type="float" office:value="0.0145337342934147" calcext:value-type="float">
            <text:p>0.0145337343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23396.6666666667" calcext:value-type="float">
            <text:p>23396.6666666667</text:p>
          </table:table-cell>
          <table:table-cell office:value-type="float" office:value="0.0147456902692691" calcext:value-type="float">
            <text:p>0.0147456903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7" calcext:value-type="float">
            <text:p>347</text:p>
          </table:table-cell>
          <table:table-cell office:value-type="float" office:value="23474.6153846154" calcext:value-type="float">
            <text:p>23474.6153846154</text:p>
          </table:table-cell>
          <table:table-cell office:value-type="float" office:value="0.0149097224497821" calcext:value-type="float">
            <text:p>0.0149097224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47" calcext:value-type="float">
            <text:p>347</text:p>
          </table:table-cell>
          <table:table-cell office:value-type="float" office:value="23537.7419354839" calcext:value-type="float">
            <text:p>23537.7419354839</text:p>
          </table:table-cell>
          <table:table-cell office:value-type="float" office:value="0.0150821604286869" calcext:value-type="float">
            <text:p>0.0150821604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47" calcext:value-type="float">
            <text:p>347</text:p>
          </table:table-cell>
          <table:table-cell office:value-type="float" office:value="23615.7314814815" calcext:value-type="float">
            <text:p>23615.7314814815</text:p>
          </table:table-cell>
          <table:table-cell office:value-type="float" office:value="0.0152440757671342" calcext:value-type="float">
            <text:p>0.0152440758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47" calcext:value-type="float">
            <text:p>347</text:p>
          </table:table-cell>
          <table:table-cell office:value-type="float" office:value="23684.4875" calcext:value-type="float">
            <text:p>23684.4875</text:p>
          </table:table-cell>
          <table:table-cell office:value-type="float" office:value="0.015410930888836" calcext:value-type="float">
            <text:p>0.0154109309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47" calcext:value-type="float">
            <text:p>347</text:p>
          </table:table-cell>
          <table:table-cell office:value-type="float" office:value="23743.0298507463" calcext:value-type="float">
            <text:p>23743.0298507463</text:p>
          </table:table-cell>
          <table:table-cell office:value-type="float" office:value="0.0155835208196215" calcext:value-type="float">
            <text:p>0.0155835208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48" calcext:value-type="float">
            <text:p>348</text:p>
          </table:table-cell>
          <table:table-cell office:value-type="float" office:value="23042.48" calcext:value-type="float">
            <text:p>23042.48</text:p>
          </table:table-cell>
          <table:table-cell office:value-type="float" office:value="0.0141043845974912" calcext:value-type="float">
            <text:p>0.0141043846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48" calcext:value-type="float">
            <text:p>348</text:p>
          </table:table-cell>
          <table:table-cell office:value-type="float" office:value="23166.4074074074" calcext:value-type="float">
            <text:p>23166.4074074074</text:p>
          </table:table-cell>
          <table:table-cell office:value-type="float" office:value="0.0142447637303695" calcext:value-type="float">
            <text:p>0.0142447637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8" calcext:value-type="float">
            <text:p>348</text:p>
          </table:table-cell>
          <table:table-cell office:value-type="float" office:value="23308.7142857143" calcext:value-type="float">
            <text:p>23308.7142857143</text:p>
          </table:table-cell>
          <table:table-cell office:value-type="float" office:value="0.0143723071077034" calcext:value-type="float">
            <text:p>0.0143723071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8" calcext:value-type="float">
            <text:p>348</text:p>
          </table:table-cell>
          <table:table-cell office:value-type="float" office:value="23369.2777777778" calcext:value-type="float">
            <text:p>23369.2777777778</text:p>
          </table:table-cell>
          <table:table-cell office:value-type="float" office:value="0.0147629722784187" calcext:value-type="float">
            <text:p>0.0147629723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8" calcext:value-type="float">
            <text:p>348</text:p>
          </table:table-cell>
          <table:table-cell office:value-type="float" office:value="23378.35" calcext:value-type="float">
            <text:p>23378.35</text:p>
          </table:table-cell>
          <table:table-cell office:value-type="float" office:value="0.0145433702549581" calcext:value-type="float">
            <text:p>0.0145433703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8" calcext:value-type="float">
            <text:p>348</text:p>
          </table:table-cell>
          <table:table-cell office:value-type="float" office:value="23456.2285714286" calcext:value-type="float">
            <text:p>23456.2285714286</text:p>
          </table:table-cell>
          <table:table-cell office:value-type="float" office:value="0.0149214098478869" calcext:value-type="float">
            <text:p>0.0149214098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23536.0847457627" calcext:value-type="float">
            <text:p>23536.0847457627</text:p>
          </table:table-cell>
          <table:table-cell office:value-type="float" office:value="0.0150832223725704" calcext:value-type="float">
            <text:p>0.0150832224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48" calcext:value-type="float">
            <text:p>348</text:p>
          </table:table-cell>
          <table:table-cell office:value-type="float" office:value="23590.0612244898" calcext:value-type="float">
            <text:p>23590.0612244898</text:p>
          </table:table-cell>
          <table:table-cell office:value-type="float" office:value="0.0152606640811203" calcext:value-type="float">
            <text:p>0.0152606641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48" calcext:value-type="float">
            <text:p>348</text:p>
          </table:table-cell>
          <table:table-cell office:value-type="float" office:value="23664.4358974359" calcext:value-type="float">
            <text:p>23664.4358974359</text:p>
          </table:table-cell>
          <table:table-cell office:value-type="float" office:value="0.0154239890433876" calcext:value-type="float">
            <text:p>0.015423989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48" calcext:value-type="float">
            <text:p>348</text:p>
          </table:table-cell>
          <table:table-cell office:value-type="float" office:value="23731.7" calcext:value-type="float">
            <text:p>23731.7</text:p>
          </table:table-cell>
          <table:table-cell office:value-type="float" office:value="0.0155909606138625" calcext:value-type="float">
            <text:p>0.0155909606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49" calcext:value-type="float">
            <text:p>349</text:p>
          </table:table-cell>
          <table:table-cell office:value-type="float" office:value="22895.9124343257" calcext:value-type="float">
            <text:p>22895.9124343257</text:p>
          </table:table-cell>
          <table:table-cell office:value-type="float" office:value="0.0141946734349297" calcext:value-type="float">
            <text:p>0.0141946734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49" calcext:value-type="float">
            <text:p>349</text:p>
          </table:table-cell>
          <table:table-cell office:value-type="float" office:value="23149.71875" calcext:value-type="float">
            <text:p>23149.71875</text:p>
          </table:table-cell>
          <table:table-cell office:value-type="float" office:value="0.0142550327960248" calcext:value-type="float">
            <text:p>0.0142550328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9" calcext:value-type="float">
            <text:p>349</text:p>
          </table:table-cell>
          <table:table-cell office:value-type="float" office:value="23272.1" calcext:value-type="float">
            <text:p>23272.1</text:p>
          </table:table-cell>
          <table:table-cell office:value-type="float" office:value="0.0143949192380576" calcext:value-type="float">
            <text:p>0.0143949192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9" calcext:value-type="float">
            <text:p>349</text:p>
          </table:table-cell>
          <table:table-cell office:value-type="float" office:value="23344.7435897436" calcext:value-type="float">
            <text:p>23344.7435897436</text:p>
          </table:table-cell>
          <table:table-cell office:value-type="float" office:value="0.0147784874429537" calcext:value-type="float">
            <text:p>0.0147784874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9" calcext:value-type="float">
            <text:p>349</text:p>
          </table:table-cell>
          <table:table-cell office:value-type="float" office:value="23363.5714285714" calcext:value-type="float">
            <text:p>23363.5714285714</text:p>
          </table:table-cell>
          <table:table-cell office:value-type="float" office:value="0.0145525696291541" calcext:value-type="float">
            <text:p>0.0145525696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9" calcext:value-type="float">
            <text:p>349</text:p>
          </table:table-cell>
          <table:table-cell office:value-type="float" office:value="23434.7894736842" calcext:value-type="float">
            <text:p>23434.7894736842</text:p>
          </table:table-cell>
          <table:table-cell office:value-type="float" office:value="0.0149350605599862" calcext:value-type="float">
            <text:p>0.0149350606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49" calcext:value-type="float">
            <text:p>349</text:p>
          </table:table-cell>
          <table:table-cell office:value-type="float" office:value="23542.125" calcext:value-type="float">
            <text:p>23542.125</text:p>
          </table:table-cell>
          <table:table-cell office:value-type="float" office:value="0.0150793524373862" calcext:value-type="float">
            <text:p>0.0150793524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49" calcext:value-type="float">
            <text:p>349</text:p>
          </table:table-cell>
          <table:table-cell office:value-type="float" office:value="23584.3831168831" calcext:value-type="float">
            <text:p>23584.3831168831</text:p>
          </table:table-cell>
          <table:table-cell office:value-type="float" office:value="0.0152643381942982" calcext:value-type="float">
            <text:p>0.015264338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49" calcext:value-type="float">
            <text:p>349</text:p>
          </table:table-cell>
          <table:table-cell office:value-type="float" office:value="23644.2738095238" calcext:value-type="float">
            <text:p>23644.2738095238</text:p>
          </table:table-cell>
          <table:table-cell office:value-type="float" office:value="0.015437141480445" calcext:value-type="float">
            <text:p>0.0154371415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49" calcext:value-type="float">
            <text:p>349</text:p>
          </table:table-cell>
          <table:table-cell office:value-type="float" office:value="23708.652173913" calcext:value-type="float">
            <text:p>23708.652173913</text:p>
          </table:table-cell>
          <table:table-cell office:value-type="float" office:value="0.0156061170110343" calcext:value-type="float">
            <text:p>0.015606117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50" calcext:value-type="float">
            <text:p>350</text:p>
          </table:table-cell>
          <table:table-cell office:value-type="float" office:value="22880.5774853801" calcext:value-type="float">
            <text:p>22880.5774853801</text:p>
          </table:table-cell>
          <table:table-cell office:value-type="float" office:value="0.01420418694448" calcext:value-type="float">
            <text:p>0.0142041869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50" calcext:value-type="float">
            <text:p>350</text:p>
          </table:table-cell>
          <table:table-cell office:value-type="float" office:value="23120.1666666667" calcext:value-type="float">
            <text:p>23120.1666666667</text:p>
          </table:table-cell>
          <table:table-cell office:value-type="float" office:value="0.0142732535088415" calcext:value-type="float">
            <text:p>0.0142732535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50" calcext:value-type="float">
            <text:p>350</text:p>
          </table:table-cell>
          <table:table-cell office:value-type="float" office:value="23244.3333333333" calcext:value-type="float">
            <text:p>23244.3333333333</text:p>
          </table:table-cell>
          <table:table-cell office:value-type="float" office:value="0.0144121147806634" calcext:value-type="float">
            <text:p>0.014412114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office:value-type="float" office:value="23331.9047619048" calcext:value-type="float">
            <text:p>23331.9047619048</text:p>
          </table:table-cell>
          <table:table-cell office:value-type="float" office:value="0.0145723207543319" calcext:value-type="float">
            <text:p>0.0145723208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23370.4418604651" calcext:value-type="float">
            <text:p>23370.4418604651</text:p>
          </table:table-cell>
          <table:table-cell office:value-type="float" office:value="0.0147622369341516" calcext:value-type="float">
            <text:p>0.0147622369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350" calcext:value-type="float">
            <text:p>350</text:p>
          </table:table-cell>
          <table:table-cell office:value-type="float" office:value="23434.3947368421" calcext:value-type="float">
            <text:p>23434.3947368421</text:p>
          </table:table-cell>
          <table:table-cell office:value-type="float" office:value="0.0149353121311792" calcext:value-type="float">
            <text:p>0.0149353121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0" calcext:value-type="float">
            <text:p>350</text:p>
          </table:table-cell>
          <table:table-cell office:value-type="float" office:value="23507.4226804124" calcext:value-type="float">
            <text:p>23507.4226804124</text:p>
          </table:table-cell>
          <table:table-cell office:value-type="float" office:value="0.0151016130022542" calcext:value-type="float">
            <text:p>0.015101613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0" calcext:value-type="float">
            <text:p>350</text:p>
          </table:table-cell>
          <table:table-cell office:value-type="float" office:value="23561.3086419753" calcext:value-type="float">
            <text:p>23561.3086419753</text:p>
          </table:table-cell>
          <table:table-cell office:value-type="float" office:value="0.0152792871342743" calcext:value-type="float">
            <text:p>0.0152792871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50" calcext:value-type="float">
            <text:p>350</text:p>
          </table:table-cell>
          <table:table-cell office:value-type="float" office:value="23639.1558441558" calcext:value-type="float">
            <text:p>23639.1558441558</text:p>
          </table:table-cell>
          <table:table-cell office:value-type="float" office:value="0.0154404836791258" calcext:value-type="float">
            <text:p>0.0154404837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50" calcext:value-type="float">
            <text:p>350</text:p>
          </table:table-cell>
          <table:table-cell office:value-type="float" office:value="23683.1224489796" calcext:value-type="float">
            <text:p>23683.1224489796</text:p>
          </table:table-cell>
          <table:table-cell office:value-type="float" office:value="0.0156229399563799" calcext:value-type="float">
            <text:p>0.01562294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51" calcext:value-type="float">
            <text:p>351</text:p>
          </table:table-cell>
          <table:table-cell office:value-type="float" office:value="22863.2195121951" calcext:value-type="float">
            <text:p>22863.2195121951</text:p>
          </table:table-cell>
          <table:table-cell office:value-type="float" office:value="0.0142149708979808" calcext:value-type="float">
            <text:p>0.0142149709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51" calcext:value-type="float">
            <text:p>351</text:p>
          </table:table-cell>
          <table:table-cell office:value-type="float" office:value="23097.3225806452" calcext:value-type="float">
            <text:p>23097.3225806452</text:p>
          </table:table-cell>
          <table:table-cell office:value-type="float" office:value="0.0142873702719349" calcext:value-type="float">
            <text:p>0.0142873703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23222.0476190476" calcext:value-type="float">
            <text:p>23222.0476190476</text:p>
          </table:table-cell>
          <table:table-cell office:value-type="float" office:value="0.014425945786332" calcext:value-type="float">
            <text:p>0.014425945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51" calcext:value-type="float">
            <text:p>351</text:p>
          </table:table-cell>
          <table:table-cell office:value-type="float" office:value="23313.3913043478" calcext:value-type="float">
            <text:p>23313.3913043478</text:p>
          </table:table-cell>
          <table:table-cell office:value-type="float" office:value="0.0145838928177125" calcext:value-type="float">
            <text:p>0.0145838928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51" calcext:value-type="float">
            <text:p>351</text:p>
          </table:table-cell>
          <table:table-cell office:value-type="float" office:value="23335.3095238095" calcext:value-type="float">
            <text:p>23335.3095238095</text:p>
          </table:table-cell>
          <table:table-cell office:value-type="float" office:value="0.0147844621322888" calcext:value-type="float">
            <text:p>0.0147844621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23403.7674418605" calcext:value-type="float">
            <text:p>23403.7674418605</text:p>
          </table:table-cell>
          <table:table-cell office:value-type="float" office:value="0.0149548571985031" calcext:value-type="float">
            <text:p>0.0149548572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1" calcext:value-type="float">
            <text:p>351</text:p>
          </table:table-cell>
          <table:table-cell office:value-type="float" office:value="23471.0588235294" calcext:value-type="float">
            <text:p>23471.0588235294</text:p>
          </table:table-cell>
          <table:table-cell office:value-type="float" office:value="0.0151250100248617" calcext:value-type="float">
            <text:p>0.01512501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1" calcext:value-type="float">
            <text:p>351</text:p>
          </table:table-cell>
          <table:table-cell office:value-type="float" office:value="23544.3028169014" calcext:value-type="float">
            <text:p>23544.3028169014</text:p>
          </table:table-cell>
          <table:table-cell office:value-type="float" office:value="0.0152903232174525" calcext:value-type="float">
            <text:p>0.015290323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51" calcext:value-type="float">
            <text:p>351</text:p>
          </table:table-cell>
          <table:table-cell office:value-type="float" office:value="23608.7319587629" calcext:value-type="float">
            <text:p>23608.7319587629</text:p>
          </table:table-cell>
          <table:table-cell office:value-type="float" office:value="0.0154603813808188" calcext:value-type="float">
            <text:p>0.0154603814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51" calcext:value-type="float">
            <text:p>351</text:p>
          </table:table-cell>
          <table:table-cell office:value-type="float" office:value="23694.8888888889" calcext:value-type="float">
            <text:p>23694.8888888889</text:p>
          </table:table-cell>
          <table:table-cell office:value-type="float" office:value="0.0156151818957675" calcext:value-type="float">
            <text:p>0.0156151819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52" calcext:value-type="float">
            <text:p>352</text:p>
          </table:table-cell>
          <table:table-cell office:value-type="float" office:value="22848.3015267176" calcext:value-type="float">
            <text:p>22848.3015267176</text:p>
          </table:table-cell>
          <table:table-cell office:value-type="float" office:value="0.0142242520574215" calcext:value-type="float">
            <text:p>0.0142242521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52" calcext:value-type="float">
            <text:p>352</text:p>
          </table:table-cell>
          <table:table-cell office:value-type="float" office:value="23086.0476190476" calcext:value-type="float">
            <text:p>23086.0476190476</text:p>
          </table:table-cell>
          <table:table-cell office:value-type="float" office:value="0.0142943480601559" calcext:value-type="float">
            <text:p>0.014294348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52" calcext:value-type="float">
            <text:p>352</text:p>
          </table:table-cell>
          <table:table-cell office:value-type="float" office:value="23211.0454545455" calcext:value-type="float">
            <text:p>23211.0454545455</text:p>
          </table:table-cell>
          <table:table-cell office:value-type="float" office:value="0.0144327837647828" calcext:value-type="float">
            <text:p>0.014432783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52" calcext:value-type="float">
            <text:p>352</text:p>
          </table:table-cell>
          <table:table-cell office:value-type="float" office:value="23292.75" calcext:value-type="float">
            <text:p>23292.75</text:p>
          </table:table-cell>
          <table:table-cell office:value-type="float" office:value="0.0145968166060255" calcext:value-type="float">
            <text:p>0.0145968166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52" calcext:value-type="float">
            <text:p>352</text:p>
          </table:table-cell>
          <table:table-cell office:value-type="float" office:value="23326.9722222222" calcext:value-type="float">
            <text:p>23326.9722222222</text:p>
          </table:table-cell>
          <table:table-cell office:value-type="float" office:value="0.0147897462522521" calcext:value-type="float">
            <text:p>0.0147897463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float" office:value="23387.1914893617" calcext:value-type="float">
            <text:p>23387.1914893617</text:p>
          </table:table-cell>
          <table:table-cell office:value-type="float" office:value="0.0149654566329269" calcext:value-type="float">
            <text:p>0.0149654566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2" calcext:value-type="float">
            <text:p>352</text:p>
          </table:table-cell>
          <table:table-cell office:value-type="float" office:value="23438.6307692308" calcext:value-type="float">
            <text:p>23438.6307692308</text:p>
          </table:table-cell>
          <table:table-cell office:value-type="float" office:value="0.0151459359335115" calcext:value-type="float">
            <text:p>0.0151459359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2" calcext:value-type="float">
            <text:p>352</text:p>
          </table:table-cell>
          <table:table-cell office:value-type="float" office:value="23508.4966887417" calcext:value-type="float">
            <text:p>23508.4966887417</text:p>
          </table:table-cell>
          <table:table-cell office:value-type="float" office:value="0.0153136121278399" calcext:value-type="float">
            <text:p>0.0153136121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52" calcext:value-type="float">
            <text:p>352</text:p>
          </table:table-cell>
          <table:table-cell office:value-type="float" office:value="23593.8584070796" calcext:value-type="float">
            <text:p>23593.8584070796</text:p>
          </table:table-cell>
          <table:table-cell office:value-type="float" office:value="0.0154701275943267" calcext:value-type="float">
            <text:p>0.0154701276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52" calcext:value-type="float">
            <text:p>352</text:p>
          </table:table-cell>
          <table:table-cell office:value-type="float" office:value="23679.1590909091" calcext:value-type="float">
            <text:p>23679.1590909091</text:p>
          </table:table-cell>
          <table:table-cell office:value-type="float" office:value="0.0156255548847615" calcext:value-type="float">
            <text:p>0.0156255549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53" calcext:value-type="float">
            <text:p>353</text:p>
          </table:table-cell>
          <table:table-cell office:value-type="float" office:value="22828.683991684" calcext:value-type="float">
            <text:p>22828.683991684</text:p>
          </table:table-cell>
          <table:table-cell office:value-type="float" office:value="0.0142364754848939" calcext:value-type="float">
            <text:p>0.0142364755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53" calcext:value-type="float">
            <text:p>353</text:p>
          </table:table-cell>
          <table:table-cell office:value-type="float" office:value="23114.7142857143" calcext:value-type="float">
            <text:p>23114.7142857143</text:p>
          </table:table-cell>
          <table:table-cell office:value-type="float" office:value="0.0142766203346044" calcext:value-type="float">
            <text:p>0.0142766203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53" calcext:value-type="float">
            <text:p>353</text:p>
          </table:table-cell>
          <table:table-cell office:value-type="float" office:value="23196.0434782609" calcext:value-type="float">
            <text:p>23196.0434782609</text:p>
          </table:table-cell>
          <table:table-cell office:value-type="float" office:value="0.0144421181273418" calcext:value-type="float">
            <text:p>0.0144421181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53" calcext:value-type="float">
            <text:p>353</text:p>
          </table:table-cell>
          <table:table-cell office:value-type="float" office:value="23271.25" calcext:value-type="float">
            <text:p>23271.25</text:p>
          </table:table-cell>
          <table:table-cell office:value-type="float" office:value="0.0146103024117742" calcext:value-type="float">
            <text:p>0.0146103024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53" calcext:value-type="float">
            <text:p>353</text:p>
          </table:table-cell>
          <table:table-cell office:value-type="float" office:value="23296.4545454545" calcext:value-type="float">
            <text:p>23296.4545454545</text:p>
          </table:table-cell>
          <table:table-cell office:value-type="float" office:value="0.0148091203889784" calcext:value-type="float">
            <text:p>0.0148091204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3" calcext:value-type="float">
            <text:p>353</text:p>
          </table:table-cell>
          <table:table-cell office:value-type="float" office:value="23362.74" calcext:value-type="float">
            <text:p>23362.74</text:p>
          </table:table-cell>
          <table:table-cell office:value-type="float" office:value="0.0149811195090987" calcext:value-type="float">
            <text:p>0.0149811195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3" calcext:value-type="float">
            <text:p>353</text:p>
          </table:table-cell>
          <table:table-cell office:value-type="float" office:value="23475.9830508475" calcext:value-type="float">
            <text:p>23475.9830508475</text:p>
          </table:table-cell>
          <table:table-cell office:value-type="float" office:value="0.0151218374638921" calcext:value-type="float">
            <text:p>0.0151218375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3" calcext:value-type="float">
            <text:p>353</text:p>
          </table:table-cell>
          <table:table-cell office:value-type="float" office:value="23513.1923076923" calcext:value-type="float">
            <text:p>23513.1923076923</text:p>
          </table:table-cell>
          <table:table-cell office:value-type="float" office:value="0.0153105539770636" calcext:value-type="float">
            <text:p>0.015310554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53" calcext:value-type="float">
            <text:p>353</text:p>
          </table:table-cell>
          <table:table-cell office:value-type="float" office:value="23576.2716049383" calcext:value-type="float">
            <text:p>23576.2716049383</text:p>
          </table:table-cell>
          <table:table-cell office:value-type="float" office:value="0.0154816675900335" calcext:value-type="float">
            <text:p>0.0154816676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53" calcext:value-type="float">
            <text:p>353</text:p>
          </table:table-cell>
          <table:table-cell office:value-type="float" office:value="23669.4210526316" calcext:value-type="float">
            <text:p>23669.4210526316</text:p>
          </table:table-cell>
          <table:table-cell office:value-type="float" office:value="0.0156319835274916" calcext:value-type="float">
            <text:p>0.0156319835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54" calcext:value-type="float">
            <text:p>354</text:p>
          </table:table-cell>
          <table:table-cell office:value-type="float" office:value="22811.9181561618" calcext:value-type="float">
            <text:p>22811.9181561618</text:p>
          </table:table-cell>
          <table:table-cell office:value-type="float" office:value="0.0142469387175235" calcext:value-type="float">
            <text:p>0.0142469387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54" calcext:value-type="float">
            <text:p>354</text:p>
          </table:table-cell>
          <table:table-cell office:value-type="float" office:value="23086.9487179487" calcext:value-type="float">
            <text:p>23086.9487179487</text:p>
          </table:table-cell>
          <table:table-cell office:value-type="float" office:value="0.0142937901422826" calcext:value-type="float">
            <text:p>0.014293790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54" calcext:value-type="float">
            <text:p>354</text:p>
          </table:table-cell>
          <table:table-cell office:value-type="float" office:value="23176.68" calcext:value-type="float">
            <text:p>23176.68</text:p>
          </table:table-cell>
          <table:table-cell office:value-type="float" office:value="0.0144541841195547" calcext:value-type="float">
            <text:p>0.0144541841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54" calcext:value-type="float">
            <text:p>354</text:p>
          </table:table-cell>
          <table:table-cell office:value-type="float" office:value="23270.3673469388" calcext:value-type="float">
            <text:p>23270.3673469388</text:p>
          </table:table-cell>
          <table:table-cell office:value-type="float" office:value="0.0148257221236082" calcext:value-type="float">
            <text:p>0.0148257221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54" calcext:value-type="float">
            <text:p>354</text:p>
          </table:table-cell>
          <table:table-cell office:value-type="float" office:value="23290.3157894737" calcext:value-type="float">
            <text:p>23290.3157894737</text:p>
          </table:table-cell>
          <table:table-cell office:value-type="float" office:value="0.0145983422068355" calcext:value-type="float">
            <text:p>0.0145983422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4" calcext:value-type="float">
            <text:p>354</text:p>
          </table:table-cell>
          <table:table-cell office:value-type="float" office:value="23346.1041666667" calcext:value-type="float">
            <text:p>23346.1041666667</text:p>
          </table:table-cell>
          <table:table-cell office:value-type="float" office:value="0.0149917946695246" calcext:value-type="float">
            <text:p>0.0149917947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4" calcext:value-type="float">
            <text:p>354</text:p>
          </table:table-cell>
          <table:table-cell office:value-type="float" office:value="23449.6268656716" calcext:value-type="float">
            <text:p>23449.6268656716</text:p>
          </table:table-cell>
          <table:table-cell office:value-type="float" office:value="0.0151388336383165" calcext:value-type="float">
            <text:p>0.0151388336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4" calcext:value-type="float">
            <text:p>354</text:p>
          </table:table-cell>
          <table:table-cell office:value-type="float" office:value="23495.1614583333" calcext:value-type="float">
            <text:p>23495.1614583333</text:p>
          </table:table-cell>
          <table:table-cell office:value-type="float" office:value="0.015322303727873" calcext:value-type="float">
            <text:p>0.0153223037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54" calcext:value-type="float">
            <text:p>354</text:p>
          </table:table-cell>
          <table:table-cell office:value-type="float" office:value="23577.4095238095" calcext:value-type="float">
            <text:p>23577.4095238095</text:p>
          </table:table-cell>
          <table:table-cell office:value-type="float" office:value="0.015480920396764" calcext:value-type="float">
            <text:p>0.0154809204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54" calcext:value-type="float">
            <text:p>354</text:p>
          </table:table-cell>
          <table:table-cell office:value-type="float" office:value="23657.4594594595" calcext:value-type="float">
            <text:p>23657.4594594595</text:p>
          </table:table-cell>
          <table:table-cell office:value-type="float" office:value="0.0156398873105563" calcext:value-type="float">
            <text:p>0.0156398873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55" calcext:value-type="float">
            <text:p>355</text:p>
          </table:table-cell>
          <table:table-cell office:value-type="float" office:value="22792.7519110493" calcext:value-type="float">
            <text:p>22792.7519110493</text:p>
          </table:table-cell>
          <table:table-cell office:value-type="float" office:value="0.0142589188557986" calcext:value-type="float">
            <text:p>0.0142589189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55" calcext:value-type="float">
            <text:p>355</text:p>
          </table:table-cell>
          <table:table-cell office:value-type="float" office:value="23061.8181818182" calcext:value-type="float">
            <text:p>23061.8181818182</text:p>
          </table:table-cell>
          <table:table-cell office:value-type="float" office:value="0.0143093661305582" calcext:value-type="float">
            <text:p>0.014309366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55" calcext:value-type="float">
            <text:p>355</text:p>
          </table:table-cell>
          <table:table-cell office:value-type="float" office:value="23157.3636363636" calcext:value-type="float">
            <text:p>23157.3636363636</text:p>
          </table:table-cell>
          <table:table-cell office:value-type="float" office:value="0.0144662408580031" calcext:value-type="float">
            <text:p>0.0144662409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55" calcext:value-type="float">
            <text:p>355</text:p>
          </table:table-cell>
          <table:table-cell office:value-type="float" office:value="23237.1136363636" calcext:value-type="float">
            <text:p>23237.1136363636</text:p>
          </table:table-cell>
          <table:table-cell office:value-type="float" office:value="0.0148469386258073" calcext:value-type="float">
            <text:p>0.0148469386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55" calcext:value-type="float">
            <text:p>355</text:p>
          </table:table-cell>
          <table:table-cell office:value-type="float" office:value="23266.76" calcext:value-type="float">
            <text:p>23266.76</text:p>
          </table:table-cell>
          <table:table-cell office:value-type="float" office:value="0.0146131218957861" calcext:value-type="float">
            <text:p>0.0146131219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5" calcext:value-type="float">
            <text:p>355</text:p>
          </table:table-cell>
          <table:table-cell office:value-type="float" office:value="23317.4262295082" calcext:value-type="float">
            <text:p>23317.4262295082</text:p>
          </table:table-cell>
          <table:table-cell office:value-type="float" office:value="0.0150102329714707" calcext:value-type="float">
            <text:p>0.015010233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355" calcext:value-type="float">
            <text:p>355</text:p>
          </table:table-cell>
          <table:table-cell office:value-type="float" office:value="23419.1957671958" calcext:value-type="float">
            <text:p>23419.1957671958</text:p>
          </table:table-cell>
          <table:table-cell office:value-type="float" office:value="0.0151585051651203" calcext:value-type="float">
            <text:p>0.0151585052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5" calcext:value-type="float">
            <text:p>355</text:p>
          </table:table-cell>
          <table:table-cell office:value-type="float" office:value="23458.7090909091" calcext:value-type="float">
            <text:p>23458.7090909091</text:p>
          </table:table-cell>
          <table:table-cell office:value-type="float" office:value="0.0153461129768436" calcext:value-type="float">
            <text:p>0.015346113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55" calcext:value-type="float">
            <text:p>355</text:p>
          </table:table-cell>
          <table:table-cell office:value-type="float" office:value="23552.1168831169" calcext:value-type="float">
            <text:p>23552.1168831169</text:p>
          </table:table-cell>
          <table:table-cell office:value-type="float" office:value="0.0154975453718832" calcext:value-type="float">
            <text:p>0.0154975454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55" calcext:value-type="float">
            <text:p>355</text:p>
          </table:table-cell>
          <table:table-cell office:value-type="float" office:value="23637.7941176471" calcext:value-type="float">
            <text:p>23637.7941176471</text:p>
          </table:table-cell>
          <table:table-cell office:value-type="float" office:value="0.0156528988347425" calcext:value-type="float">
            <text:p>0.0156528988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56" calcext:value-type="float">
            <text:p>356</text:p>
          </table:table-cell>
          <table:table-cell office:value-type="float" office:value="22773.2861299709" calcext:value-type="float">
            <text:p>22773.2861299709</text:p>
          </table:table-cell>
          <table:table-cell office:value-type="float" office:value="0.0142711068637689" calcext:value-type="float">
            <text:p>0.0142711069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56" calcext:value-type="float">
            <text:p>356</text:p>
          </table:table-cell>
          <table:table-cell office:value-type="float" office:value="23035" calcext:value-type="float">
            <text:p>23035</text:p>
          </table:table-cell>
          <table:table-cell office:value-type="float" office:value="0.0143260256131973" calcext:value-type="float">
            <text:p>0.0143260256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56" calcext:value-type="float">
            <text:p>356</text:p>
          </table:table-cell>
          <table:table-cell office:value-type="float" office:value="23140" calcext:value-type="float">
            <text:p>23140</text:p>
          </table:table-cell>
          <table:table-cell office:value-type="float" office:value="0.0144770959377701" calcext:value-type="float">
            <text:p>0.0144770959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56" calcext:value-type="float">
            <text:p>356</text:p>
          </table:table-cell>
          <table:table-cell office:value-type="float" office:value="23223.46" calcext:value-type="float">
            <text:p>23223.46</text:p>
          </table:table-cell>
          <table:table-cell office:value-type="float" office:value="0.0148556675017418" calcext:value-type="float">
            <text:p>0.0148556675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56" calcext:value-type="float">
            <text:p>356</text:p>
          </table:table-cell>
          <table:table-cell office:value-type="float" office:value="23238.5769230769" calcext:value-type="float">
            <text:p>23238.5769230769</text:p>
          </table:table-cell>
          <table:table-cell office:value-type="float" office:value="0.0146308442692274" calcext:value-type="float">
            <text:p>0.0146308443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6" calcext:value-type="float">
            <text:p>356</text:p>
          </table:table-cell>
          <table:table-cell office:value-type="float" office:value="23312.3333333333" calcext:value-type="float">
            <text:p>23312.3333333333</text:p>
          </table:table-cell>
          <table:table-cell office:value-type="float" office:value="0.0150135121609449" calcext:value-type="float">
            <text:p>0.0150135122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23388.4810810811" calcext:value-type="float">
            <text:p>23388.4810810811</text:p>
          </table:table-cell>
          <table:table-cell office:value-type="float" office:value="0.0151784119186414" calcext:value-type="float">
            <text:p>0.0151784119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office:value-type="float" office:value="23433.7851851852" calcext:value-type="float">
            <text:p>23433.7851851852</text:p>
          </table:table-cell>
          <table:table-cell office:value-type="float" office:value="0.01536243492697" calcext:value-type="float">
            <text:p>0.0153624349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56" calcext:value-type="float">
            <text:p>356</text:p>
          </table:table-cell>
          <table:table-cell office:value-type="float" office:value="23534.3839285714" calcext:value-type="float">
            <text:p>23534.3839285714</text:p>
          </table:table-cell>
          <table:table-cell office:value-type="float" office:value="0.0155092226381537" calcext:value-type="float">
            <text:p>0.0155092226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56" calcext:value-type="float">
            <text:p>356</text:p>
          </table:table-cell>
          <table:table-cell office:value-type="float" office:value="23620.5384615385" calcext:value-type="float">
            <text:p>23620.5384615385</text:p>
          </table:table-cell>
          <table:table-cell office:value-type="float" office:value="0.0156643338424513" calcext:value-type="float">
            <text:p>0.0156643338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57" calcext:value-type="float">
            <text:p>357</text:p>
          </table:table-cell>
          <table:table-cell office:value-type="float" office:value="22753.3280318091" calcext:value-type="float">
            <text:p>22753.3280318091</text:p>
          </table:table-cell>
          <table:table-cell office:value-type="float" office:value="0.01428362477549" calcext:value-type="float">
            <text:p>0.0142836248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57" calcext:value-type="float">
            <text:p>357</text:p>
          </table:table-cell>
          <table:table-cell office:value-type="float" office:value="23010.8367346939" calcext:value-type="float">
            <text:p>23010.8367346939</text:p>
          </table:table-cell>
          <table:table-cell office:value-type="float" office:value="0.0143410691147294" calcext:value-type="float">
            <text:p>0.014341069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57" calcext:value-type="float">
            <text:p>357</text:p>
          </table:table-cell>
          <table:table-cell office:value-type="float" office:value="23149.4285714286" calcext:value-type="float">
            <text:p>23149.4285714286</text:p>
          </table:table-cell>
          <table:table-cell office:value-type="float" office:value="0.0144711995359342" calcext:value-type="float">
            <text:p>0.014471199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57" calcext:value-type="float">
            <text:p>357</text:p>
          </table:table-cell>
          <table:table-cell office:value-type="float" office:value="23199.5806451613" calcext:value-type="float">
            <text:p>23199.5806451613</text:p>
          </table:table-cell>
          <table:table-cell office:value-type="float" office:value="0.014870958457258" calcext:value-type="float">
            <text:p>0.0148709585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57" calcext:value-type="float">
            <text:p>357</text:p>
          </table:table-cell>
          <table:table-cell office:value-type="float" office:value="23218.5769230769" calcext:value-type="float">
            <text:p>23218.5769230769</text:p>
          </table:table-cell>
          <table:table-cell office:value-type="float" office:value="0.0146434469746539" calcext:value-type="float">
            <text:p>0.014643447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7" calcext:value-type="float">
            <text:p>357</text:p>
          </table:table-cell>
          <table:table-cell office:value-type="float" office:value="23275.7547169811" calcext:value-type="float">
            <text:p>23275.7547169811</text:p>
          </table:table-cell>
          <table:table-cell office:value-type="float" office:value="0.0150371063905676" calcext:value-type="float">
            <text:p>0.0150371064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7" calcext:value-type="float">
            <text:p>357</text:p>
          </table:table-cell>
          <table:table-cell office:value-type="float" office:value="23374.5147058824" calcext:value-type="float">
            <text:p>23374.5147058824</text:p>
          </table:table-cell>
          <table:table-cell office:value-type="float" office:value="0.0151874810864271" calcext:value-type="float">
            <text:p>0.0151874811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7" calcext:value-type="float">
            <text:p>357</text:p>
          </table:table-cell>
          <table:table-cell office:value-type="float" office:value="23416.71875" calcext:value-type="float">
            <text:p>23416.71875</text:p>
          </table:table-cell>
          <table:table-cell office:value-type="float" office:value="0.0153736312864073" calcext:value-type="float">
            <text:p>0.0153736313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57" calcext:value-type="float">
            <text:p>357</text:p>
          </table:table-cell>
          <table:table-cell office:value-type="float" office:value="23509.4356435644" calcext:value-type="float">
            <text:p>23509.4356435644</text:p>
          </table:table-cell>
          <table:table-cell office:value-type="float" office:value="0.0155256810726513" calcext:value-type="float">
            <text:p>0.0155256811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57" calcext:value-type="float">
            <text:p>357</text:p>
          </table:table-cell>
          <table:table-cell office:value-type="float" office:value="23593.0476190476" calcext:value-type="float">
            <text:p>23593.0476190476</text:p>
          </table:table-cell>
          <table:table-cell office:value-type="float" office:value="0.0156825860725718" calcext:value-type="float">
            <text:p>0.0156825861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58" calcext:value-type="float">
            <text:p>358</text:p>
          </table:table-cell>
          <table:table-cell office:value-type="float" office:value="22747.2119113573" calcext:value-type="float">
            <text:p>22747.2119113573</text:p>
          </table:table-cell>
          <table:table-cell office:value-type="float" office:value="0.0142874652624013" calcext:value-type="float">
            <text:p>0.0142874653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58" calcext:value-type="float">
            <text:p>358</text:p>
          </table:table-cell>
          <table:table-cell office:value-type="float" office:value="22999.0975609756" calcext:value-type="float">
            <text:p>22999.0975609756</text:p>
          </table:table-cell>
          <table:table-cell office:value-type="float" office:value="0.0143483890672275" calcext:value-type="float">
            <text:p>0.014348389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58" calcext:value-type="float">
            <text:p>358</text:p>
          </table:table-cell>
          <table:table-cell office:value-type="float" office:value="23117.5833333333" calcext:value-type="float">
            <text:p>23117.5833333333</text:p>
          </table:table-cell>
          <table:table-cell office:value-type="float" office:value="0.014491134093457" calcext:value-type="float">
            <text:p>0.0144911341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58" calcext:value-type="float">
            <text:p>358</text:p>
          </table:table-cell>
          <table:table-cell office:value-type="float" office:value="23184.8676470588" calcext:value-type="float">
            <text:p>23184.8676470588</text:p>
          </table:table-cell>
          <table:table-cell office:value-type="float" office:value="0.0148803954912275" calcext:value-type="float">
            <text:p>0.0148803955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58" calcext:value-type="float">
            <text:p>358</text:p>
          </table:table-cell>
          <table:table-cell office:value-type="float" office:value="23192.9230769231" calcext:value-type="float">
            <text:p>23192.9230769231</text:p>
          </table:table-cell>
          <table:table-cell office:value-type="float" office:value="0.0146596441885456" calcext:value-type="float">
            <text:p>0.0146596442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8" calcext:value-type="float">
            <text:p>358</text:p>
          </table:table-cell>
          <table:table-cell office:value-type="float" office:value="23261.9322033898" calcext:value-type="float">
            <text:p>23261.9322033898</text:p>
          </table:table-cell>
          <table:table-cell office:value-type="float" office:value="0.0150460416159667" calcext:value-type="float">
            <text:p>0.0150460416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8" calcext:value-type="float">
            <text:p>358</text:p>
          </table:table-cell>
          <table:table-cell office:value-type="float" office:value="23397.2222222222" calcext:value-type="float">
            <text:p>23397.2222222222</text:p>
          </table:table-cell>
          <table:table-cell office:value-type="float" office:value="0.0151727413035735" calcext:value-type="float">
            <text:p>0.0151727413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  <table:table-cell office:value-type="float" office:value="23402.4936305732" calcext:value-type="float">
            <text:p>23402.4936305732</text:p>
          </table:table-cell>
          <table:table-cell office:value-type="float" office:value="0.0153829760914748" calcext:value-type="float">
            <text:p>0.0153829761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58" calcext:value-type="float">
            <text:p>358</text:p>
          </table:table-cell>
          <table:table-cell office:value-type="float" office:value="23479.1323529412" calcext:value-type="float">
            <text:p>23479.1323529412</text:p>
          </table:table-cell>
          <table:table-cell office:value-type="float" office:value="0.0155457192588412" calcext:value-type="float">
            <text:p>0.0155457193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58" calcext:value-type="float">
            <text:p>358</text:p>
          </table:table-cell>
          <table:table-cell office:value-type="float" office:value="23573.1052631579" calcext:value-type="float">
            <text:p>23573.1052631579</text:p>
          </table:table-cell>
          <table:table-cell office:value-type="float" office:value="0.0156958532136311" calcext:value-type="float">
            <text:p>0.0156958532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59" calcext:value-type="float">
            <text:p>359</text:p>
          </table:table-cell>
          <table:table-cell office:value-type="float" office:value="22731.7986270023" calcext:value-type="float">
            <text:p>22731.7986270023</text:p>
          </table:table-cell>
          <table:table-cell office:value-type="float" office:value="0.0142971528708663" calcext:value-type="float">
            <text:p>0.0142971529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59" calcext:value-type="float">
            <text:p>359</text:p>
          </table:table-cell>
          <table:table-cell office:value-type="float" office:value="22976.8148148148" calcext:value-type="float">
            <text:p>22976.8148148148</text:p>
          </table:table-cell>
          <table:table-cell office:value-type="float" office:value="0.0143623040295048" calcext:value-type="float">
            <text:p>0.014362304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59" calcext:value-type="float">
            <text:p>359</text:p>
          </table:table-cell>
          <table:table-cell office:value-type="float" office:value="23085.7083333333" calcext:value-type="float">
            <text:p>23085.7083333333</text:p>
          </table:table-cell>
          <table:table-cell office:value-type="float" office:value="0.0145111423553894" calcext:value-type="float">
            <text:p>0.0145111424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59" calcext:value-type="float">
            <text:p>359</text:p>
          </table:table-cell>
          <table:table-cell office:value-type="float" office:value="23165.4558823529" calcext:value-type="float">
            <text:p>23165.4558823529</text:p>
          </table:table-cell>
          <table:table-cell office:value-type="float" office:value="0.0148928646926744" calcext:value-type="float">
            <text:p>0.0148928647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59" calcext:value-type="float">
            <text:p>359</text:p>
          </table:table-cell>
          <table:table-cell office:value-type="float" office:value="23172.2727272727" calcext:value-type="float">
            <text:p>23172.2727272727</text:p>
          </table:table-cell>
          <table:table-cell office:value-type="float" office:value="0.0146727083701132" calcext:value-type="float">
            <text:p>0.0146727084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9" calcext:value-type="float">
            <text:p>359</text:p>
          </table:table-cell>
          <table:table-cell office:value-type="float" office:value="23233.5409836066" calcext:value-type="float">
            <text:p>23233.5409836066</text:p>
          </table:table-cell>
          <table:table-cell office:value-type="float" office:value="0.0150644277704788" calcext:value-type="float">
            <text:p>0.0150644278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9" calcext:value-type="float">
            <text:p>359</text:p>
          </table:table-cell>
          <table:table-cell office:value-type="float" office:value="23372.6129032258" calcext:value-type="float">
            <text:p>23372.6129032258</text:p>
          </table:table-cell>
          <table:table-cell office:value-type="float" office:value="0.0151887168743125" calcext:value-type="float">
            <text:p>0.0151887169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23376.8333333333" calcext:value-type="float">
            <text:p>23376.8333333333</text:p>
          </table:table-cell>
          <table:table-cell office:value-type="float" office:value="0.0153998616864274" calcext:value-type="float">
            <text:p>0.0153998617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59" calcext:value-type="float">
            <text:p>359</text:p>
          </table:table-cell>
          <table:table-cell office:value-type="float" office:value="23478.8934911243" calcext:value-type="float">
            <text:p>23478.8934911243</text:p>
          </table:table-cell>
          <table:table-cell office:value-type="float" office:value="0.0155458774127487" calcext:value-type="float">
            <text:p>0.0155458774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59" calcext:value-type="float">
            <text:p>359</text:p>
          </table:table-cell>
          <table:table-cell office:value-type="float" office:value="23525.730964467" calcext:value-type="float">
            <text:p>23525.730964467</text:p>
          </table:table-cell>
          <table:table-cell office:value-type="float" office:value="0.0157274603096858" calcext:value-type="float">
            <text:p>0.0157274603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60" calcext:value-type="float">
            <text:p>360</text:p>
          </table:table-cell>
          <table:table-cell office:value-type="float" office:value="22726.3272171254" calcext:value-type="float">
            <text:p>22726.3272171254</text:p>
          </table:table-cell>
          <table:table-cell office:value-type="float" office:value="0.0143005949397357" calcext:value-type="float">
            <text:p>0.0143005949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60" calcext:value-type="float">
            <text:p>360</text:p>
          </table:table-cell>
          <table:table-cell office:value-type="float" office:value="22953.475" calcext:value-type="float">
            <text:p>22953.475</text:p>
          </table:table-cell>
          <table:table-cell office:value-type="float" office:value="0.0143769080716536" calcext:value-type="float">
            <text:p>0.014376908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60" calcext:value-type="float">
            <text:p>360</text:p>
          </table:table-cell>
          <table:table-cell office:value-type="float" office:value="23058.7857142857" calcext:value-type="float">
            <text:p>23058.7857142857</text:p>
          </table:table-cell>
          <table:table-cell office:value-type="float" office:value="0.0145280850497022" calcext:value-type="float">
            <text:p>0.01452808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60" calcext:value-type="float">
            <text:p>360</text:p>
          </table:table-cell>
          <table:table-cell office:value-type="float" office:value="23137.1060606061" calcext:value-type="float">
            <text:p>23137.1060606061</text:p>
          </table:table-cell>
          <table:table-cell office:value-type="float" office:value="0.0149111128719511" calcext:value-type="float">
            <text:p>0.0149111129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23148.6785714286" calcext:value-type="float">
            <text:p>23148.6785714286</text:p>
          </table:table-cell>
          <table:table-cell office:value-type="float" office:value="0.0146876634426834" calcext:value-type="float">
            <text:p>0.0146876634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23222.5483870968" calcext:value-type="float">
            <text:p>23222.5483870968</text:p>
          </table:table-cell>
          <table:table-cell office:value-type="float" office:value="0.0150715586491994" calcext:value-type="float">
            <text:p>0.0150715586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60" calcext:value-type="float">
            <text:p>360</text:p>
          </table:table-cell>
          <table:table-cell office:value-type="float" office:value="23304.4611111111" calcext:value-type="float">
            <text:p>23304.4611111111</text:p>
          </table:table-cell>
          <table:table-cell office:value-type="float" office:value="0.0152331349052625" calcext:value-type="float">
            <text:p>0.0152331349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23386.0227272727" calcext:value-type="float">
            <text:p>23386.0227272727</text:p>
          </table:table-cell>
          <table:table-cell office:value-type="float" office:value="0.0153938104053995" calcext:value-type="float">
            <text:p>0.0153938104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0" calcext:value-type="float">
            <text:p>360</text:p>
          </table:table-cell>
          <table:table-cell office:value-type="float" office:value="23481.6145251397" calcext:value-type="float">
            <text:p>23481.6145251397</text:p>
          </table:table-cell>
          <table:table-cell office:value-type="float" office:value="0.0155440759667197" calcext:value-type="float">
            <text:p>0.015544076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0" calcext:value-type="float">
            <text:p>360</text:p>
          </table:table-cell>
          <table:table-cell office:value-type="float" office:value="23537.4393939394" calcext:value-type="float">
            <text:p>23537.4393939394</text:p>
          </table:table-cell>
          <table:table-cell office:value-type="float" office:value="0.0157196368648015" calcext:value-type="float">
            <text:p>0.0157196369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61" calcext:value-type="float">
            <text:p>361</text:p>
          </table:table-cell>
          <table:table-cell office:value-type="float" office:value="22711.1103633917" calcext:value-type="float">
            <text:p>22711.1103633917</text:p>
          </table:table-cell>
          <table:table-cell office:value-type="float" office:value="0.0143101765963795" calcext:value-type="float">
            <text:p>0.0143101766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61" calcext:value-type="float">
            <text:p>361</text:p>
          </table:table-cell>
          <table:table-cell office:value-type="float" office:value="22927.5384615385" calcext:value-type="float">
            <text:p>22927.5384615385</text:p>
          </table:table-cell>
          <table:table-cell office:value-type="float" office:value="0.0143931717987774" calcext:value-type="float">
            <text:p>0.0143931718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61" calcext:value-type="float">
            <text:p>361</text:p>
          </table:table-cell>
          <table:table-cell office:value-type="float" office:value="23043.5" calcext:value-type="float">
            <text:p>23043.5</text:p>
          </table:table-cell>
          <table:table-cell office:value-type="float" office:value="0.0145377221342244" calcext:value-type="float">
            <text:p>0.0145377221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61" calcext:value-type="float">
            <text:p>361</text:p>
          </table:table-cell>
          <table:table-cell office:value-type="float" office:value="23129.4852941176" calcext:value-type="float">
            <text:p>23129.4852941176</text:p>
          </table:table-cell>
          <table:table-cell office:value-type="float" office:value="0.0149160258264693" calcext:value-type="float">
            <text:p>0.014916025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61" calcext:value-type="float">
            <text:p>361</text:p>
          </table:table-cell>
          <table:table-cell office:value-type="float" office:value="23137.1428571429" calcext:value-type="float">
            <text:p>23137.1428571429</text:p>
          </table:table-cell>
          <table:table-cell office:value-type="float" office:value="0.0146949864163991" calcext:value-type="float">
            <text:p>0.0146949864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23229.5681818182" calcext:value-type="float">
            <text:p>23229.5681818182</text:p>
          </table:table-cell>
          <table:table-cell office:value-type="float" office:value="0.0150670041414694" calcext:value-type="float">
            <text:p>0.0150670041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61" calcext:value-type="float">
            <text:p>361</text:p>
          </table:table-cell>
          <table:table-cell office:value-type="float" office:value="23302.3333333333" calcext:value-type="float">
            <text:p>23302.3333333333</text:p>
          </table:table-cell>
          <table:table-cell office:value-type="float" office:value="0.0152345258700845" calcext:value-type="float">
            <text:p>0.0152345259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23384.1161290323" calcext:value-type="float">
            <text:p>23384.1161290323</text:p>
          </table:table-cell>
          <table:table-cell office:value-type="float" office:value="0.0153950655228335" calcext:value-type="float">
            <text:p>0.0153950655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1" calcext:value-type="float">
            <text:p>361</text:p>
          </table:table-cell>
          <table:table-cell office:value-type="float" office:value="23455.7666666667" calcext:value-type="float">
            <text:p>23455.7666666667</text:p>
          </table:table-cell>
          <table:table-cell office:value-type="float" office:value="0.015561205275746" calcext:value-type="float">
            <text:p>0.0155612053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1" calcext:value-type="float">
            <text:p>361</text:p>
          </table:table-cell>
          <table:table-cell office:value-type="float" office:value="23573.7333333333" calcext:value-type="float">
            <text:p>23573.7333333333</text:p>
          </table:table-cell>
          <table:table-cell office:value-type="float" office:value="0.015695435032211" calcext:value-type="float">
            <text:p>0.015695435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62" calcext:value-type="float">
            <text:p>362</text:p>
          </table:table-cell>
          <table:table-cell office:value-type="float" office:value="22694.5056603774" calcext:value-type="float">
            <text:p>22694.5056603774</text:p>
          </table:table-cell>
          <table:table-cell office:value-type="float" office:value="0.0143206468060427" calcext:value-type="float">
            <text:p>0.0143206468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62" calcext:value-type="float">
            <text:p>362</text:p>
          </table:table-cell>
          <table:table-cell office:value-type="float" office:value="22897" calcext:value-type="float">
            <text:p>22897</text:p>
          </table:table-cell>
          <table:table-cell office:value-type="float" office:value="0.0144123684325457" calcext:value-type="float">
            <text:p>0.0144123684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62" calcext:value-type="float">
            <text:p>362</text:p>
          </table:table-cell>
          <table:table-cell office:value-type="float" office:value="23022.8965517241" calcext:value-type="float">
            <text:p>23022.8965517241</text:p>
          </table:table-cell>
          <table:table-cell office:value-type="float" office:value="0.0145507321047713" calcext:value-type="float">
            <text:p>0.0145507321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62" calcext:value-type="float">
            <text:p>362</text:p>
          </table:table-cell>
          <table:table-cell office:value-type="float" office:value="23113.6886792453" calcext:value-type="float">
            <text:p>23113.6886792453</text:p>
          </table:table-cell>
          <table:table-cell office:value-type="float" office:value="0.0149262199031775" calcext:value-type="float">
            <text:p>0.0149262199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62" calcext:value-type="float">
            <text:p>362</text:p>
          </table:table-cell>
          <table:table-cell office:value-type="float" office:value="23118.12" calcext:value-type="float">
            <text:p>23118.12</text:p>
          </table:table-cell>
          <table:table-cell office:value-type="float" office:value="0.0147070782572285" calcext:value-type="float">
            <text:p>0.0147070783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2" calcext:value-type="float">
            <text:p>362</text:p>
          </table:table-cell>
          <table:table-cell office:value-type="float" office:value="23207.724137931" calcext:value-type="float">
            <text:p>23207.724137931</text:p>
          </table:table-cell>
          <table:table-cell office:value-type="float" office:value="0.0150811858120959" calcext:value-type="float">
            <text:p>0.0150811858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62" calcext:value-type="float">
            <text:p>362</text:p>
          </table:table-cell>
          <table:table-cell office:value-type="float" office:value="23279.8369565217" calcext:value-type="float">
            <text:p>23279.8369565217</text:p>
          </table:table-cell>
          <table:table-cell office:value-type="float" office:value="0.0152492476928859" calcext:value-type="float">
            <text:p>0.0152492477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23350.4611111111" calcext:value-type="float">
            <text:p>23350.4611111111</text:p>
          </table:table-cell>
          <table:table-cell office:value-type="float" office:value="0.0154172544296651" calcext:value-type="float">
            <text:p>0.0154172544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2" calcext:value-type="float">
            <text:p>362</text:p>
          </table:table-cell>
          <table:table-cell office:value-type="float" office:value="23423.6357615894" calcext:value-type="float">
            <text:p>23423.6357615894</text:p>
          </table:table-cell>
          <table:table-cell office:value-type="float" office:value="0.0155825510486521" calcext:value-type="float">
            <text:p>0.015582551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2" calcext:value-type="float">
            <text:p>362</text:p>
          </table:table-cell>
          <table:table-cell office:value-type="float" office:value="23557.9666666667" calcext:value-type="float">
            <text:p>23557.9666666667</text:p>
          </table:table-cell>
          <table:table-cell office:value-type="float" office:value="0.0157059395335477" calcext:value-type="float">
            <text:p>0.0157059395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63" calcext:value-type="float">
            <text:p>363</text:p>
          </table:table-cell>
          <table:table-cell office:value-type="float" office:value="22673.5856423174" calcext:value-type="float">
            <text:p>22673.5856423174</text:p>
          </table:table-cell>
          <table:table-cell office:value-type="float" office:value="0.0143338598987815" calcext:value-type="float">
            <text:p>0.0143338599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63" calcext:value-type="float">
            <text:p>363</text:p>
          </table:table-cell>
          <table:table-cell office:value-type="float" office:value="22882.1136363636" calcext:value-type="float">
            <text:p>22882.1136363636</text:p>
          </table:table-cell>
          <table:table-cell office:value-type="float" office:value="0.0144217446536745" calcext:value-type="float">
            <text:p>0.0144217447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63" calcext:value-type="float">
            <text:p>363</text:p>
          </table:table-cell>
          <table:table-cell office:value-type="float" office:value="23000.5666666667" calcext:value-type="float">
            <text:p>23000.5666666667</text:p>
          </table:table-cell>
          <table:table-cell office:value-type="float" office:value="0.0145648585469633" calcext:value-type="float">
            <text:p>0.014564858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63" calcext:value-type="float">
            <text:p>363</text:p>
          </table:table-cell>
          <table:table-cell office:value-type="float" office:value="23090.9450549451" calcext:value-type="float">
            <text:p>23090.9450549451</text:p>
          </table:table-cell>
          <table:table-cell office:value-type="float" office:value="0.0149409216114399" calcext:value-type="float">
            <text:p>0.0149409216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63" calcext:value-type="float">
            <text:p>363</text:p>
          </table:table-cell>
          <table:table-cell office:value-type="float" office:value="23104.64" calcext:value-type="float">
            <text:p>23104.64</text:p>
          </table:table-cell>
          <table:table-cell office:value-type="float" office:value="0.0147156588460153" calcext:value-type="float">
            <text:p>0.0147156588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3" calcext:value-type="float">
            <text:p>363</text:p>
          </table:table-cell>
          <table:table-cell office:value-type="float" office:value="23164.7166666667" calcext:value-type="float">
            <text:p>23164.7166666667</text:p>
          </table:table-cell>
          <table:table-cell office:value-type="float" office:value="0.0151091854494227" calcext:value-type="float">
            <text:p>0.0151091854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63" calcext:value-type="float">
            <text:p>363</text:p>
          </table:table-cell>
          <table:table-cell office:value-type="float" office:value="23240.7694915254" calcext:value-type="float">
            <text:p>23240.7694915254</text:p>
          </table:table-cell>
          <table:table-cell office:value-type="float" office:value="0.0152748815020711" calcext:value-type="float">
            <text:p>0.0152748815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23324.0424028269" calcext:value-type="float">
            <text:p>23324.0424028269</text:p>
          </table:table-cell>
          <table:table-cell office:value-type="float" office:value="0.0154347172665219" calcext:value-type="float">
            <text:p>0.0154347173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3" calcext:value-type="float">
            <text:p>363</text:p>
          </table:table-cell>
          <table:table-cell office:value-type="float" office:value="23409.5862068966" calcext:value-type="float">
            <text:p>23409.5862068966</text:p>
          </table:table-cell>
          <table:table-cell office:value-type="float" office:value="0.0155919031107209" calcext:value-type="float">
            <text:p>0.0155919031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3" calcext:value-type="float">
            <text:p>363</text:p>
          </table:table-cell>
          <table:table-cell office:value-type="float" office:value="23536.3714285714" calcext:value-type="float">
            <text:p>23536.3714285714</text:p>
          </table:table-cell>
          <table:table-cell office:value-type="float" office:value="0.0157203501450035" calcext:value-type="float">
            <text:p>0.0157203501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64" calcext:value-type="float">
            <text:p>364</text:p>
          </table:table-cell>
          <table:table-cell office:value-type="float" office:value="22659.4911591356" calcext:value-type="float">
            <text:p>22659.4911591356</text:p>
          </table:table-cell>
          <table:table-cell office:value-type="float" office:value="0.014342775736558" calcext:value-type="float">
            <text:p>0.0143427757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64" calcext:value-type="float">
            <text:p>364</text:p>
          </table:table-cell>
          <table:table-cell office:value-type="float" office:value="22860.1764705882" calcext:value-type="float">
            <text:p>22860.1764705882</text:p>
          </table:table-cell>
          <table:table-cell office:value-type="float" office:value="0.0144355841007866" calcext:value-type="float">
            <text:p>0.014435584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64" calcext:value-type="float">
            <text:p>364</text:p>
          </table:table-cell>
          <table:table-cell office:value-type="float" office:value="22983.0857142857" calcext:value-type="float">
            <text:p>22983.0857142857</text:p>
          </table:table-cell>
          <table:table-cell office:value-type="float" office:value="0.0145759365893924" calcext:value-type="float">
            <text:p>0.0145759366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64" calcext:value-type="float">
            <text:p>364</text:p>
          </table:table-cell>
          <table:table-cell office:value-type="float" office:value="23077.4950495049" calcext:value-type="float">
            <text:p>23077.4950495049</text:p>
          </table:table-cell>
          <table:table-cell office:value-type="float" office:value="0.0149496294662796" calcext:value-type="float">
            <text:p>0.0149496295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64" calcext:value-type="float">
            <text:p>364</text:p>
          </table:table-cell>
          <table:table-cell office:value-type="float" office:value="23104.9090909091" calcext:value-type="float">
            <text:p>23104.9090909091</text:p>
          </table:table-cell>
          <table:table-cell office:value-type="float" office:value="0.0147154874603587" calcext:value-type="float">
            <text:p>0.0147154875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4" calcext:value-type="float">
            <text:p>364</text:p>
          </table:table-cell>
          <table:table-cell office:value-type="float" office:value="23151.9166666667" calcext:value-type="float">
            <text:p>23151.9166666667</text:p>
          </table:table-cell>
          <table:table-cell office:value-type="float" office:value="0.0151175388646728" calcext:value-type="float">
            <text:p>0.0151175389</text:p>
          </table:table-cell>
          <table:table-cell table:number-columns-repeated="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64" calcext:value-type="float">
            <text:p>364</text:p>
          </table:table-cell>
          <table:table-cell office:value-type="float" office:value="23220.5" calcext:value-type="float">
            <text:p>23220.5</text:p>
          </table:table-cell>
          <table:table-cell office:value-type="float" office:value="0.0152882151547124" calcext:value-type="float">
            <text:p>0.0152882152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23323.6912751678" calcext:value-type="float">
            <text:p>23323.6912751678</text:p>
          </table:table-cell>
          <table:table-cell office:value-type="float" office:value="0.0154349496292332" calcext:value-type="float">
            <text:p>0.0154349496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office:value-type="float" office:value="23390.5" calcext:value-type="float">
            <text:p>23390.5</text:p>
          </table:table-cell>
          <table:table-cell office:value-type="float" office:value="0.0156046258096236" calcext:value-type="float">
            <text:p>0.0156046258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4" calcext:value-type="float">
            <text:p>364</text:p>
          </table:table-cell>
          <table:table-cell office:value-type="float" office:value="23512.1515151515" calcext:value-type="float">
            <text:p>23512.1515151515</text:p>
          </table:table-cell>
          <table:table-cell office:value-type="float" office:value="0.0157365437085401" calcext:value-type="float">
            <text:p>0.0157365437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65" calcext:value-type="float">
            <text:p>365</text:p>
          </table:table-cell>
          <table:table-cell office:value-type="float" office:value="22644.5706570657" calcext:value-type="float">
            <text:p>22644.5706570657</text:p>
          </table:table-cell>
          <table:table-cell office:value-type="float" office:value="0.0143522261879843" calcext:value-type="float">
            <text:p>0.0143522262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65" calcext:value-type="float">
            <text:p>365</text:p>
          </table:table-cell>
          <table:table-cell office:value-type="float" office:value="22847.34" calcext:value-type="float">
            <text:p>22847.34</text:p>
          </table:table-cell>
          <table:table-cell office:value-type="float" office:value="0.0144436945394956" calcext:value-type="float">
            <text:p>0.0144436945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65" calcext:value-type="float">
            <text:p>365</text:p>
          </table:table-cell>
          <table:table-cell office:value-type="float" office:value="22966.6785714286" calcext:value-type="float">
            <text:p>22966.6785714286</text:p>
          </table:table-cell>
          <table:table-cell office:value-type="float" office:value="0.0145863494783592" calcext:value-type="float">
            <text:p>0.014586349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65" calcext:value-type="float">
            <text:p>365</text:p>
          </table:table-cell>
          <table:table-cell office:value-type="float" office:value="23056.9866666667" calcext:value-type="float">
            <text:p>23056.9866666667</text:p>
          </table:table-cell>
          <table:table-cell office:value-type="float" office:value="0.0149629266385778" calcext:value-type="float">
            <text:p>0.0149629266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65" calcext:value-type="float">
            <text:p>365</text:p>
          </table:table-cell>
          <table:table-cell office:value-type="float" office:value="23087.5172413793" calcext:value-type="float">
            <text:p>23087.5172413793</text:p>
          </table:table-cell>
          <table:table-cell office:value-type="float" office:value="0.0147265726515896" calcext:value-type="float">
            <text:p>0.0147265727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5" calcext:value-type="float">
            <text:p>365</text:p>
          </table:table-cell>
          <table:table-cell office:value-type="float" office:value="23138.6944444444" calcext:value-type="float">
            <text:p>23138.6944444444</text:p>
          </table:table-cell>
          <table:table-cell office:value-type="float" office:value="0.0151261775309036" calcext:value-type="float">
            <text:p>0.0151261775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23302.275862069" calcext:value-type="float">
            <text:p>23302.275862069</text:p>
          </table:table-cell>
          <table:table-cell office:value-type="float" office:value="0.0154491347596653" calcext:value-type="float">
            <text:p>0.0154491348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365" calcext:value-type="float">
            <text:p>365</text:p>
          </table:table-cell>
          <table:table-cell office:value-type="float" office:value="23359.3257575758" calcext:value-type="float">
            <text:p>23359.3257575758</text:p>
          </table:table-cell>
          <table:table-cell office:value-type="float" office:value="0.0156254509992278" calcext:value-type="float">
            <text:p>0.015625451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5" calcext:value-type="float">
            <text:p>365</text:p>
          </table:table-cell>
          <table:table-cell office:value-type="float" office:value="23487.5588235294" calcext:value-type="float">
            <text:p>23487.5588235294</text:p>
          </table:table-cell>
          <table:table-cell office:value-type="float" office:value="0.0157530206855444" calcext:value-type="float">
            <text:p>0.0157530207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66" calcext:value-type="float">
            <text:p>366</text:p>
          </table:table-cell>
          <table:table-cell office:value-type="float" office:value="22614.3429256595" calcext:value-type="float">
            <text:p>22614.3429256595</text:p>
          </table:table-cell>
          <table:table-cell office:value-type="float" office:value="0.0143714102624329" calcext:value-type="float">
            <text:p>0.0143714103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66" calcext:value-type="float">
            <text:p>366</text:p>
          </table:table-cell>
          <table:table-cell office:value-type="float" office:value="22813.5333333333" calcext:value-type="float">
            <text:p>22813.5333333333</text:p>
          </table:table-cell>
          <table:table-cell office:value-type="float" office:value="0.0144650982019445" calcext:value-type="float">
            <text:p>0.0144650982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66" calcext:value-type="float">
            <text:p>366</text:p>
          </table:table-cell>
          <table:table-cell office:value-type="float" office:value="22968.9583333333" calcext:value-type="float">
            <text:p>22968.9583333333</text:p>
          </table:table-cell>
          <table:table-cell office:value-type="float" office:value="0.0145849017242474" calcext:value-type="float">
            <text:p>0.0145849017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66" calcext:value-type="float">
            <text:p>366</text:p>
          </table:table-cell>
          <table:table-cell office:value-type="float" office:value="23042.4897959184" calcext:value-type="float">
            <text:p>23042.4897959184</text:p>
          </table:table-cell>
          <table:table-cell office:value-type="float" office:value="0.0149723403614618" calcext:value-type="float">
            <text:p>0.0149723404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66" calcext:value-type="float">
            <text:p>366</text:p>
          </table:table-cell>
          <table:table-cell office:value-type="float" office:value="23071" calcext:value-type="float">
            <text:p>23071</text:p>
          </table:table-cell>
          <table:table-cell office:value-type="float" office:value="0.0147371158597373" calcext:value-type="float">
            <text:p>0.0147371159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6" calcext:value-type="float">
            <text:p>366</text:p>
          </table:table-cell>
          <table:table-cell office:value-type="float" office:value="23145.5480769231" calcext:value-type="float">
            <text:p>23145.5480769231</text:p>
          </table:table-cell>
          <table:table-cell office:value-type="float" office:value="0.0151216985157056" calcext:value-type="float">
            <text:p>0.0151216985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6" calcext:value-type="float">
            <text:p>366</text:p>
          </table:table-cell>
          <table:table-cell office:value-type="float" office:value="23284.8244897959" calcext:value-type="float">
            <text:p>23284.8244897959</text:p>
          </table:table-cell>
          <table:table-cell office:value-type="float" office:value="0.0154607134856336" calcext:value-type="float">
            <text:p>0.0154607135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23352.0753424658" calcext:value-type="float">
            <text:p>23352.0753424658</text:p>
          </table:table-cell>
          <table:table-cell office:value-type="float" office:value="0.0156303024312468" calcext:value-type="float">
            <text:p>0.0156303024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6" calcext:value-type="float">
            <text:p>366</text:p>
          </table:table-cell>
          <table:table-cell office:value-type="float" office:value="23461.90625" calcext:value-type="float">
            <text:p>23461.90625</text:p>
          </table:table-cell>
          <table:table-cell office:value-type="float" office:value="0.0157702445853052" calcext:value-type="float">
            <text:p>0.0157702446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67" calcext:value-type="float">
            <text:p>367</text:p>
          </table:table-cell>
          <table:table-cell office:value-type="float" office:value="22619.8206008584" calcext:value-type="float">
            <text:p>22619.8206008584</text:p>
          </table:table-cell>
          <table:table-cell office:value-type="float" office:value="0.0143679300439574" calcext:value-type="float">
            <text:p>0.01436793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67" calcext:value-type="float">
            <text:p>367</text:p>
          </table:table-cell>
          <table:table-cell office:value-type="float" office:value="22822.96" calcext:value-type="float">
            <text:p>22822.96</text:p>
          </table:table-cell>
          <table:table-cell office:value-type="float" office:value="0.0144591236193728" calcext:value-type="float">
            <text:p>0.0144591236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67" calcext:value-type="float">
            <text:p>367</text:p>
          </table:table-cell>
          <table:table-cell office:value-type="float" office:value="22946.34375" calcext:value-type="float">
            <text:p>22946.34375</text:p>
          </table:table-cell>
          <table:table-cell office:value-type="float" office:value="0.0145992757560777" calcext:value-type="float">
            <text:p>0.0145992758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67" calcext:value-type="float">
            <text:p>367</text:p>
          </table:table-cell>
          <table:table-cell office:value-type="float" office:value="23018.6951219512" calcext:value-type="float">
            <text:p>23018.6951219512</text:p>
          </table:table-cell>
          <table:table-cell office:value-type="float" office:value="0.0149878174315363" calcext:value-type="float">
            <text:p>0.0149878174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67" calcext:value-type="float">
            <text:p>367</text:p>
          </table:table-cell>
          <table:table-cell office:value-type="float" office:value="23048.5357142857" calcext:value-type="float">
            <text:p>23048.5357142857</text:p>
          </table:table-cell>
          <table:table-cell office:value-type="float" office:value="0.0147514794091351" calcext:value-type="float">
            <text:p>0.0147514794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7" calcext:value-type="float">
            <text:p>367</text:p>
          </table:table-cell>
          <table:table-cell office:value-type="float" office:value="23124.0531914894" calcext:value-type="float">
            <text:p>23124.0531914894</text:p>
          </table:table-cell>
          <table:table-cell office:value-type="float" office:value="0.0151357548394161" calcext:value-type="float">
            <text:p>0.0151357548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23278.1923076923" calcext:value-type="float">
            <text:p>23278.1923076923</text:p>
          </table:table-cell>
          <table:table-cell office:value-type="float" office:value="0.0154651183924208" calcext:value-type="float">
            <text:p>0.0154651184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7" calcext:value-type="float">
            <text:p>367</text:p>
          </table:table-cell>
          <table:table-cell office:value-type="float" office:value="23342.0588235294" calcext:value-type="float">
            <text:p>23342.0588235294</text:p>
          </table:table-cell>
          <table:table-cell office:value-type="float" office:value="0.0156370096896539" calcext:value-type="float">
            <text:p>0.0156370097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7" calcext:value-type="float">
            <text:p>367</text:p>
          </table:table-cell>
          <table:table-cell office:value-type="float" office:value="23442.5609756098" calcext:value-type="float">
            <text:p>23442.5609756098</text:p>
          </table:table-cell>
          <table:table-cell office:value-type="float" office:value="0.015783258509382" calcext:value-type="float">
            <text:p>0.0157832585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68" calcext:value-type="float">
            <text:p>368</text:p>
          </table:table-cell>
          <table:table-cell office:value-type="float" office:value="22609.1451460886" calcext:value-type="float">
            <text:p>22609.1451460886</text:p>
          </table:table-cell>
          <table:table-cell office:value-type="float" office:value="0.0143747142096713" calcext:value-type="float">
            <text:p>0.0143747142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68" calcext:value-type="float">
            <text:p>368</text:p>
          </table:table-cell>
          <table:table-cell office:value-type="float" office:value="22803.6875" calcext:value-type="float">
            <text:p>22803.6875</text:p>
          </table:table-cell>
          <table:table-cell office:value-type="float" office:value="0.0144713437245621" calcext:value-type="float">
            <text:p>0.0144713437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68" calcext:value-type="float">
            <text:p>368</text:p>
          </table:table-cell>
          <table:table-cell office:value-type="float" office:value="22907.4848484848" calcext:value-type="float">
            <text:p>22907.4848484848</text:p>
          </table:table-cell>
          <table:table-cell office:value-type="float" office:value="0.0146240411034107" calcext:value-type="float">
            <text:p>0.0146240411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68" calcext:value-type="float">
            <text:p>368</text:p>
          </table:table-cell>
          <table:table-cell office:value-type="float" office:value="23017.725" calcext:value-type="float">
            <text:p>23017.725</text:p>
          </table:table-cell>
          <table:table-cell office:value-type="float" office:value="0.0149884491191028" calcext:value-type="float">
            <text:p>0.0149884491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68" calcext:value-type="float">
            <text:p>368</text:p>
          </table:table-cell>
          <table:table-cell office:value-type="float" office:value="23026.2580645161" calcext:value-type="float">
            <text:p>23026.2580645161</text:p>
          </table:table-cell>
          <table:table-cell office:value-type="float" office:value="0.0147657513021599" calcext:value-type="float">
            <text:p>0.0147657513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8" calcext:value-type="float">
            <text:p>368</text:p>
          </table:table-cell>
          <table:table-cell office:value-type="float" office:value="23093.0224719101" calcext:value-type="float">
            <text:p>23093.0224719101</text:p>
          </table:table-cell>
          <table:table-cell office:value-type="float" office:value="0.0151560931630207" calcext:value-type="float">
            <text:p>0.0151560932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23250.5953608247" calcext:value-type="float">
            <text:p>23250.5953608247</text:p>
          </table:table-cell>
          <table:table-cell office:value-type="float" office:value="0.015483474483693" calcext:value-type="float">
            <text:p>0.0154834745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8" calcext:value-type="float">
            <text:p>368</text:p>
          </table:table-cell>
          <table:table-cell office:value-type="float" office:value="23331.4482758621" calcext:value-type="float">
            <text:p>23331.4482758621</text:p>
          </table:table-cell>
          <table:table-cell office:value-type="float" office:value="0.0156441210028791" calcext:value-type="float">
            <text:p>0.015644121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8" calcext:value-type="float">
            <text:p>368</text:p>
          </table:table-cell>
          <table:table-cell office:value-type="float" office:value="23421.3235294118" calcext:value-type="float">
            <text:p>23421.3235294118</text:p>
          </table:table-cell>
          <table:table-cell office:value-type="float" office:value="0.0157975700875899" calcext:value-type="float">
            <text:p>0.0157975701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69" calcext:value-type="float">
            <text:p>369</text:p>
          </table:table-cell>
          <table:table-cell office:value-type="float" office:value="22588.0033755274" calcext:value-type="float">
            <text:p>22588.0033755274</text:p>
          </table:table-cell>
          <table:table-cell office:value-type="float" office:value="0.0143881685599585" calcext:value-type="float">
            <text:p>0.0143881686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69" calcext:value-type="float">
            <text:p>369</text:p>
          </table:table-cell>
          <table:table-cell office:value-type="float" office:value="22786.9545454545" calcext:value-type="float">
            <text:p>22786.9545454545</text:p>
          </table:table-cell>
          <table:table-cell office:value-type="float" office:value="0.0144819703458717" calcext:value-type="float">
            <text:p>0.0144819703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69" calcext:value-type="float">
            <text:p>369</text:p>
          </table:table-cell>
          <table:table-cell office:value-type="float" office:value="22890.7837837838" calcext:value-type="float">
            <text:p>22890.7837837838</text:p>
          </table:table-cell>
          <table:table-cell office:value-type="float" office:value="0.0146347107711235" calcext:value-type="float">
            <text:p>0.0146347108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69" calcext:value-type="float">
            <text:p>369</text:p>
          </table:table-cell>
          <table:table-cell office:value-type="float" office:value="22994.8765432099" calcext:value-type="float">
            <text:p>22994.8765432099</text:p>
          </table:table-cell>
          <table:table-cell office:value-type="float" office:value="0.0150033421293525" calcext:value-type="float">
            <text:p>0.0150033421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23003.3095238095" calcext:value-type="float">
            <text:p>23003.3095238095</text:p>
          </table:table-cell>
          <table:table-cell office:value-type="float" office:value="0.0147804818975323" calcext:value-type="float">
            <text:p>0.0147804819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9" calcext:value-type="float">
            <text:p>369</text:p>
          </table:table-cell>
          <table:table-cell office:value-type="float" office:value="23078.1632653061" calcext:value-type="float">
            <text:p>23078.1632653061</text:p>
          </table:table-cell>
          <table:table-cell office:value-type="float" office:value="0.0151658516311028" calcext:value-type="float">
            <text:p>0.0151658516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9" calcext:value-type="float">
            <text:p>369</text:p>
          </table:table-cell>
          <table:table-cell office:value-type="float" office:value="23243.2770562771" calcext:value-type="float">
            <text:p>23243.2770562771</text:p>
          </table:table-cell>
          <table:table-cell office:value-type="float" office:value="0.0154883495613962" calcext:value-type="float">
            <text:p>0.0154883496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9" calcext:value-type="float">
            <text:p>369</text:p>
          </table:table-cell>
          <table:table-cell office:value-type="float" office:value="23312.632" calcext:value-type="float">
            <text:p>23312.632</text:p>
          </table:table-cell>
          <table:table-cell office:value-type="float" office:value="0.0156567478095137" calcext:value-type="float">
            <text:p>0.0156567478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9" calcext:value-type="float">
            <text:p>369</text:p>
          </table:table-cell>
          <table:table-cell office:value-type="float" office:value="23407.75" calcext:value-type="float">
            <text:p>23407.75</text:p>
          </table:table-cell>
          <table:table-cell office:value-type="float" office:value="0.0158067306768058" calcext:value-type="float">
            <text:p>0.0158067307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70" calcext:value-type="float">
            <text:p>370</text:p>
          </table:table-cell>
          <table:table-cell office:value-type="float" office:value="22583.1065705128" calcext:value-type="float">
            <text:p>22583.1065705128</text:p>
          </table:table-cell>
          <table:table-cell office:value-type="float" office:value="0.0143912884166414" calcext:value-type="float">
            <text:p>0.0143912884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70" calcext:value-type="float">
            <text:p>370</text:p>
          </table:table-cell>
          <table:table-cell office:value-type="float" office:value="22775.0563380282" calcext:value-type="float">
            <text:p>22775.0563380282</text:p>
          </table:table-cell>
          <table:table-cell office:value-type="float" office:value="0.014489536056558" calcext:value-type="float">
            <text:p>0.014489536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70" calcext:value-type="float">
            <text:p>370</text:p>
          </table:table-cell>
          <table:table-cell office:value-type="float" office:value="22864.5333333333" calcext:value-type="float">
            <text:p>22864.5333333333</text:p>
          </table:table-cell>
          <table:table-cell office:value-type="float" office:value="0.0146515126775676" calcext:value-type="float">
            <text:p>0.0146515127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70" calcext:value-type="float">
            <text:p>370</text:p>
          </table:table-cell>
          <table:table-cell office:value-type="float" office:value="22983.5319148936" calcext:value-type="float">
            <text:p>22983.5319148936</text:p>
          </table:table-cell>
          <table:table-cell office:value-type="float" office:value="0.0150107477509336" calcext:value-type="float">
            <text:p>0.015010747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70" calcext:value-type="float">
            <text:p>370</text:p>
          </table:table-cell>
          <table:table-cell office:value-type="float" office:value="22989.027027027" calcext:value-type="float">
            <text:p>22989.027027027</text:p>
          </table:table-cell>
          <table:table-cell office:value-type="float" office:value="0.0147896646343614" calcext:value-type="float">
            <text:p>0.0147896646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70" calcext:value-type="float">
            <text:p>370</text:p>
          </table:table-cell>
          <table:table-cell office:value-type="float" office:value="23043.7686567164" calcext:value-type="float">
            <text:p>23043.7686567164</text:p>
          </table:table-cell>
          <table:table-cell office:value-type="float" office:value="0.0151884878386847" calcext:value-type="float">
            <text:p>0.0151884878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office:value-type="float" office:value="23221.4685714286" calcext:value-type="float">
            <text:p>23221.4685714286</text:p>
          </table:table-cell>
          <table:table-cell office:value-type="float" office:value="0.0155028954733268" calcext:value-type="float">
            <text:p>0.0155028955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23274.6735751295" calcext:value-type="float">
            <text:p>23274.6735751295</text:p>
          </table:table-cell>
          <table:table-cell office:value-type="float" office:value="0.0156822822378925" calcext:value-type="float">
            <text:p>0.0156822822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370" calcext:value-type="float">
            <text:p>370</text:p>
          </table:table-cell>
          <table:table-cell office:value-type="float" office:value="23435.2592592593" calcext:value-type="float">
            <text:p>23435.2592592593</text:p>
          </table:table-cell>
          <table:table-cell office:value-type="float" office:value="0.0157881760942676" calcext:value-type="float">
            <text:p>0.0157881761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71" calcext:value-type="float">
            <text:p>371</text:p>
          </table:table-cell>
          <table:table-cell office:value-type="float" office:value="22583.4742268041" calcext:value-type="float">
            <text:p>22583.4742268041</text:p>
          </table:table-cell>
          <table:table-cell office:value-type="float" office:value="0.0143910541281669" calcext:value-type="float">
            <text:p>0.0143910541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71" calcext:value-type="float">
            <text:p>371</text:p>
          </table:table-cell>
          <table:table-cell office:value-type="float" office:value="22751.6419753086" calcext:value-type="float">
            <text:p>22751.6419753086</text:p>
          </table:table-cell>
          <table:table-cell office:value-type="float" office:value="0.0145044476507733" calcext:value-type="float">
            <text:p>0.0145044477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71" calcext:value-type="float">
            <text:p>371</text:p>
          </table:table-cell>
          <table:table-cell office:value-type="float" office:value="22849.9361702128" calcext:value-type="float">
            <text:p>22849.9361702128</text:p>
          </table:table-cell>
          <table:table-cell office:value-type="float" office:value="0.0146608724639112" calcext:value-type="float">
            <text:p>0.0146608725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71" calcext:value-type="float">
            <text:p>371</text:p>
          </table:table-cell>
          <table:table-cell office:value-type="float" office:value="22963.1388888889" calcext:value-type="float">
            <text:p>22963.1388888889</text:p>
          </table:table-cell>
          <table:table-cell office:value-type="float" office:value="0.0148063381772478" calcext:value-type="float">
            <text:p>0.0148063382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71" calcext:value-type="float">
            <text:p>371</text:p>
          </table:table-cell>
          <table:table-cell office:value-type="float" office:value="22981.5673758865" calcext:value-type="float">
            <text:p>22981.5673758865</text:p>
          </table:table-cell>
          <table:table-cell office:value-type="float" office:value="0.0150120309183956" calcext:value-type="float">
            <text:p>0.0150120309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71" calcext:value-type="float">
            <text:p>371</text:p>
          </table:table-cell>
          <table:table-cell office:value-type="float" office:value="23036.4523809524" calcext:value-type="float">
            <text:p>23036.4523809524</text:p>
          </table:table-cell>
          <table:table-cell office:value-type="float" office:value="0.0151933116354928" calcext:value-type="float">
            <text:p>0.0151933116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1" calcext:value-type="float">
            <text:p>371</text:p>
          </table:table-cell>
          <table:table-cell office:value-type="float" office:value="23219.8272425249" calcext:value-type="float">
            <text:p>23219.8272425249</text:p>
          </table:table-cell>
          <table:table-cell office:value-type="float" office:value="0.0155039913191384" calcext:value-type="float">
            <text:p>0.0155039913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71" calcext:value-type="float">
            <text:p>371</text:p>
          </table:table-cell>
          <table:table-cell office:value-type="float" office:value="23275.1337209302" calcext:value-type="float">
            <text:p>23275.1337209302</text:p>
          </table:table-cell>
          <table:table-cell office:value-type="float" office:value="0.0156819722015935" calcext:value-type="float">
            <text:p>0.0156819722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23414.6388888889" calcext:value-type="float">
            <text:p>23414.6388888889</text:p>
          </table:table-cell>
          <table:table-cell office:value-type="float" office:value="0.0158020801326805" calcext:value-type="float">
            <text:p>0.0158020801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72" calcext:value-type="float">
            <text:p>372</text:p>
          </table:table-cell>
          <table:table-cell office:value-type="float" office:value="22725.7011494253" calcext:value-type="float">
            <text:p>22725.7011494253</text:p>
          </table:table-cell>
          <table:table-cell office:value-type="float" office:value="0.0145210041190894" calcext:value-type="float">
            <text:p>0.014521004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72" calcext:value-type="float">
            <text:p>372</text:p>
          </table:table-cell>
          <table:table-cell office:value-type="float" office:value="22827.6341463415" calcext:value-type="float">
            <text:p>22827.6341463415</text:p>
          </table:table-cell>
          <table:table-cell office:value-type="float" office:value="0.0146751957672184" calcext:value-type="float">
            <text:p>0.014675195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72" calcext:value-type="float">
            <text:p>372</text:p>
          </table:table-cell>
          <table:table-cell office:value-type="float" office:value="22940.9428571429" calcext:value-type="float">
            <text:p>22940.9428571429</text:p>
          </table:table-cell>
          <table:table-cell office:value-type="float" office:value="0.0148206637415575" calcext:value-type="float">
            <text:p>0.0148206637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72" calcext:value-type="float">
            <text:p>372</text:p>
          </table:table-cell>
          <table:table-cell office:value-type="float" office:value="22965.9225806452" calcext:value-type="float">
            <text:p>22965.9225806452</text:p>
          </table:table-cell>
          <table:table-cell office:value-type="float" office:value="0.0150222573810622" calcext:value-type="float">
            <text:p>0.0150222574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72" calcext:value-type="float">
            <text:p>372</text:p>
          </table:table-cell>
          <table:table-cell office:value-type="float" office:value="23011.58" calcext:value-type="float">
            <text:p>23011.58</text:p>
          </table:table-cell>
          <table:table-cell office:value-type="float" office:value="0.0152097335341598" calcext:value-type="float">
            <text:p>0.0152097335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2" calcext:value-type="float">
            <text:p>372</text:p>
          </table:table-cell>
          <table:table-cell office:value-type="float" office:value="23189.5927272727" calcext:value-type="float">
            <text:p>23189.5927272727</text:p>
          </table:table-cell>
          <table:table-cell office:value-type="float" office:value="0.0155242053723786" calcext:value-type="float">
            <text:p>0.0155242054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72" calcext:value-type="float">
            <text:p>372</text:p>
          </table:table-cell>
          <table:table-cell office:value-type="float" office:value="23256.7380952381" calcext:value-type="float">
            <text:p>23256.7380952381</text:p>
          </table:table-cell>
          <table:table-cell office:value-type="float" office:value="0.0156943763353785" calcext:value-type="float">
            <text:p>0.0156943763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2" calcext:value-type="float">
            <text:p>372</text:p>
          </table:table-cell>
          <table:table-cell office:value-type="float" office:value="23387.5952380952" calcext:value-type="float">
            <text:p>23387.5952380952</text:p>
          </table:table-cell>
          <table:table-cell office:value-type="float" office:value="0.0158203524660509" calcext:value-type="float">
            <text:p>0.0158203525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73" calcext:value-type="float">
            <text:p>373</text:p>
          </table:table-cell>
          <table:table-cell office:value-type="float" office:value="22696.6465517241" calcext:value-type="float">
            <text:p>22696.6465517241</text:p>
          </table:table-cell>
          <table:table-cell office:value-type="float" office:value="0.0145395928534179" calcext:value-type="float">
            <text:p>0.0145395929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73" calcext:value-type="float">
            <text:p>373</text:p>
          </table:table-cell>
          <table:table-cell office:value-type="float" office:value="22801.3333333333" calcext:value-type="float">
            <text:p>22801.3333333333</text:p>
          </table:table-cell>
          <table:table-cell office:value-type="float" office:value="0.0146921232676452" calcext:value-type="float">
            <text:p>0.0146921233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22934.9322033898" calcext:value-type="float">
            <text:p>22934.9322033898</text:p>
          </table:table-cell>
          <table:table-cell office:value-type="float" office:value="0.0150425559116764" calcext:value-type="float">
            <text:p>0.0150425559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73" calcext:value-type="float">
            <text:p>373</text:p>
          </table:table-cell>
          <table:table-cell office:value-type="float" office:value="22936.1212121212" calcext:value-type="float">
            <text:p>22936.1212121212</text:p>
          </table:table-cell>
          <table:table-cell office:value-type="float" office:value="0.0148237793502904" calcext:value-type="float">
            <text:p>0.0148237794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73" calcext:value-type="float">
            <text:p>373</text:p>
          </table:table-cell>
          <table:table-cell office:value-type="float" office:value="22990.6218487395" calcext:value-type="float">
            <text:p>22990.6218487395</text:p>
          </table:table-cell>
          <table:table-cell office:value-type="float" office:value="0.0152235986613468" calcext:value-type="float">
            <text:p>0.0152235987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3" calcext:value-type="float">
            <text:p>373</text:p>
          </table:table-cell>
          <table:table-cell office:value-type="float" office:value="23177.3294117647" calcext:value-type="float">
            <text:p>23177.3294117647</text:p>
          </table:table-cell>
          <table:table-cell office:value-type="float" office:value="0.0155324193570492" calcext:value-type="float">
            <text:p>0.0155324194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73" calcext:value-type="float">
            <text:p>373</text:p>
          </table:table-cell>
          <table:table-cell office:value-type="float" office:value="23249.5726872247" calcext:value-type="float">
            <text:p>23249.5726872247</text:p>
          </table:table-cell>
          <table:table-cell office:value-type="float" office:value="0.0156992132677158" calcext:value-type="float">
            <text:p>0.0156992133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3" calcext:value-type="float">
            <text:p>373</text:p>
          </table:table-cell>
          <table:table-cell office:value-type="float" office:value="23369.2972972973" calcext:value-type="float">
            <text:p>23369.2972972973</text:p>
          </table:table-cell>
          <table:table-cell office:value-type="float" office:value="0.0158327396537846" calcext:value-type="float">
            <text:p>0.0158327397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74" calcext:value-type="float">
            <text:p>374</text:p>
          </table:table-cell>
          <table:table-cell office:value-type="float" office:value="22687.5066666667" calcext:value-type="float">
            <text:p>22687.5066666667</text:p>
          </table:table-cell>
          <table:table-cell office:value-type="float" office:value="0.0145454502713094" calcext:value-type="float">
            <text:p>0.0145454503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74" calcext:value-type="float">
            <text:p>374</text:p>
          </table:table-cell>
          <table:table-cell office:value-type="float" office:value="22810" calcext:value-type="float">
            <text:p>22810</text:p>
          </table:table-cell>
          <table:table-cell office:value-type="float" office:value="0.0146865409907935" calcext:value-type="float">
            <text:p>0.014686541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74" calcext:value-type="float">
            <text:p>374</text:p>
          </table:table-cell>
          <table:table-cell office:value-type="float" office:value="22910.8011695906" calcext:value-type="float">
            <text:p>22910.8011695906</text:p>
          </table:table-cell>
          <table:table-cell office:value-type="float" office:value="0.0150583996363216" calcext:value-type="float">
            <text:p>0.0150583996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74" calcext:value-type="float">
            <text:p>374</text:p>
          </table:table-cell>
          <table:table-cell office:value-type="float" office:value="22911.1666666667" calcext:value-type="float">
            <text:p>22911.1666666667</text:p>
          </table:table-cell>
          <table:table-cell office:value-type="float" office:value="0.0148399252184161" calcext:value-type="float">
            <text:p>0.0148399252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74" calcext:value-type="float">
            <text:p>374</text:p>
          </table:table-cell>
          <table:table-cell office:value-type="float" office:value="22995.74" calcext:value-type="float">
            <text:p>22995.74</text:p>
          </table:table-cell>
          <table:table-cell office:value-type="float" office:value="0.0152202103520043" calcext:value-type="float">
            <text:p>0.0152202104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4" calcext:value-type="float">
            <text:p>374</text:p>
          </table:table-cell>
          <table:table-cell office:value-type="float" office:value="23163.2021857924" calcext:value-type="float">
            <text:p>23163.2021857924</text:p>
          </table:table-cell>
          <table:table-cell office:value-type="float" office:value="0.0155418925722115" calcext:value-type="float">
            <text:p>0.0155418926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23225.7111111111" calcext:value-type="float">
            <text:p>23225.7111111111</text:p>
          </table:table-cell>
          <table:table-cell office:value-type="float" office:value="0.0157153422882878" calcext:value-type="float">
            <text:p>0.0157153423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4" calcext:value-type="float">
            <text:p>374</text:p>
          </table:table-cell>
          <table:table-cell office:value-type="float" office:value="23348.7941176471" calcext:value-type="float">
            <text:p>23348.7941176471</text:p>
          </table:table-cell>
          <table:table-cell office:value-type="float" office:value="0.01584664279173" calcext:value-type="float">
            <text:p>0.0158466428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22680.1772151899" calcext:value-type="float">
            <text:p>22680.1772151899</text:p>
          </table:table-cell>
          <table:table-cell office:value-type="float" office:value="0.0145501508594468" calcext:value-type="float">
            <text:p>0.0145501509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75" calcext:value-type="float">
            <text:p>375</text:p>
          </table:table-cell>
          <table:table-cell office:value-type="float" office:value="22770.1886792453" calcext:value-type="float">
            <text:p>22770.1886792453</text:p>
          </table:table-cell>
          <table:table-cell office:value-type="float" office:value="0.0147122188893124" calcext:value-type="float">
            <text:p>0.0147122189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75" calcext:value-type="float">
            <text:p>375</text:p>
          </table:table-cell>
          <table:table-cell office:value-type="float" office:value="22881.2692307692" calcext:value-type="float">
            <text:p>22881.2692307692</text:p>
          </table:table-cell>
          <table:table-cell office:value-type="float" office:value="0.0148593155637883" calcext:value-type="float">
            <text:p>0.0148593156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75" calcext:value-type="float">
            <text:p>375</text:p>
          </table:table-cell>
          <table:table-cell office:value-type="float" office:value="22901.2835820896" calcext:value-type="float">
            <text:p>22901.2835820896</text:p>
          </table:table-cell>
          <table:table-cell office:value-type="float" office:value="0.0150646577849381" calcext:value-type="float">
            <text:p>0.0150646578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75" calcext:value-type="float">
            <text:p>375</text:p>
          </table:table-cell>
          <table:table-cell office:value-type="float" office:value="22991.4676258993" calcext:value-type="float">
            <text:p>22991.4676258993</text:p>
          </table:table-cell>
          <table:table-cell office:value-type="float" office:value="0.0152230386374176" calcext:value-type="float">
            <text:p>0.0152230386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5" calcext:value-type="float">
            <text:p>375</text:p>
          </table:table-cell>
          <table:table-cell office:value-type="float" office:value="23151.7902869757" calcext:value-type="float">
            <text:p>23151.7902869757</text:p>
          </table:table-cell>
          <table:table-cell office:value-type="float" office:value="0.0155495534270852" calcext:value-type="float">
            <text:p>0.0155495534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23223.9261363636" calcext:value-type="float">
            <text:p>23223.9261363636</text:p>
          </table:table-cell>
          <table:table-cell office:value-type="float" office:value="0.0157165501585233" calcext:value-type="float">
            <text:p>0.0157165502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5" calcext:value-type="float">
            <text:p>375</text:p>
          </table:table-cell>
          <table:table-cell office:value-type="float" office:value="23323.6571428571" calcext:value-type="float">
            <text:p>23323.6571428571</text:p>
          </table:table-cell>
          <table:table-cell office:value-type="float" office:value="0.0158637214453014" calcext:value-type="float">
            <text:p>0.0158637214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76" calcext:value-type="float">
            <text:p>376</text:p>
          </table:table-cell>
          <table:table-cell office:value-type="float" office:value="22656.6235294118" calcext:value-type="float">
            <text:p>22656.6235294118</text:p>
          </table:table-cell>
          <table:table-cell office:value-type="float" office:value="0.0145652771063442" calcext:value-type="float">
            <text:p>0.014565277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76" calcext:value-type="float">
            <text:p>376</text:p>
          </table:table-cell>
          <table:table-cell office:value-type="float" office:value="22741.7708333333" calcext:value-type="float">
            <text:p>22741.7708333333</text:p>
          </table:table-cell>
          <table:table-cell office:value-type="float" office:value="0.0147306031027707" calcext:value-type="float">
            <text:p>0.0147306031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76" calcext:value-type="float">
            <text:p>376</text:p>
          </table:table-cell>
          <table:table-cell office:value-type="float" office:value="22871.488372093" calcext:value-type="float">
            <text:p>22871.488372093</text:p>
          </table:table-cell>
          <table:table-cell office:value-type="float" office:value="0.0148656700634689" calcext:value-type="float">
            <text:p>0.0148656701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22878.8353658537" calcext:value-type="float">
            <text:p>22878.8353658537</text:p>
          </table:table-cell>
          <table:table-cell office:value-type="float" office:value="0.0150794388998886" calcext:value-type="float">
            <text:p>0.0150794389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76" calcext:value-type="float">
            <text:p>376</text:p>
          </table:table-cell>
          <table:table-cell office:value-type="float" office:value="22955.0245901639" calcext:value-type="float">
            <text:p>22955.0245901639</text:p>
          </table:table-cell>
          <table:table-cell office:value-type="float" office:value="0.0152472064939531" calcext:value-type="float">
            <text:p>0.0152472065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6" calcext:value-type="float">
            <text:p>376</text:p>
          </table:table-cell>
          <table:table-cell office:value-type="float" office:value="23132.9815195072" calcext:value-type="float">
            <text:p>23132.9815195072</text:p>
          </table:table-cell>
          <table:table-cell office:value-type="float" office:value="0.0155621963254683" calcext:value-type="float">
            <text:p>0.0155621963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76" calcext:value-type="float">
            <text:p>376</text:p>
          </table:table-cell>
          <table:table-cell office:value-type="float" office:value="23190.3219178082" calcext:value-type="float">
            <text:p>23190.3219178082</text:p>
          </table:table-cell>
          <table:table-cell office:value-type="float" office:value="0.015739324417041" calcext:value-type="float">
            <text:p>0.0157393244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6" calcext:value-type="float">
            <text:p>376</text:p>
          </table:table-cell>
          <table:table-cell office:value-type="float" office:value="23293.9777777778" calcext:value-type="float">
            <text:p>23293.9777777778</text:p>
          </table:table-cell>
          <table:table-cell office:value-type="float" office:value="0.0158839337587493" calcext:value-type="float">
            <text:p>0.0158839338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77" calcext:value-type="float">
            <text:p>377</text:p>
          </table:table-cell>
          <table:table-cell office:value-type="float" office:value="22627.06" calcext:value-type="float">
            <text:p>22627.06</text:p>
          </table:table-cell>
          <table:table-cell office:value-type="float" office:value="0.0145843074619504" calcext:value-type="float">
            <text:p>0.0145843075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77" calcext:value-type="float">
            <text:p>377</text:p>
          </table:table-cell>
          <table:table-cell office:value-type="float" office:value="22718.4626865672" calcext:value-type="float">
            <text:p>22718.4626865672</text:p>
          </table:table-cell>
          <table:table-cell office:value-type="float" office:value="0.0147457160557821" calcext:value-type="float">
            <text:p>0.0147457161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77" calcext:value-type="float">
            <text:p>377</text:p>
          </table:table-cell>
          <table:table-cell office:value-type="float" office:value="22851.3725490196" calcext:value-type="float">
            <text:p>22851.3725490196</text:p>
          </table:table-cell>
          <table:table-cell office:value-type="float" office:value="0.0148787561565787" calcext:value-type="float">
            <text:p>0.0148787562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77" calcext:value-type="float">
            <text:p>377</text:p>
          </table:table-cell>
          <table:table-cell office:value-type="float" office:value="22883.2299465241" calcext:value-type="float">
            <text:p>22883.2299465241</text:p>
          </table:table-cell>
          <table:table-cell office:value-type="float" office:value="0.0150765429883033" calcext:value-type="float">
            <text:p>0.015076543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77" calcext:value-type="float">
            <text:p>377</text:p>
          </table:table-cell>
          <table:table-cell office:value-type="float" office:value="22952.8365384615" calcext:value-type="float">
            <text:p>22952.8365384615</text:p>
          </table:table-cell>
          <table:table-cell office:value-type="float" office:value="0.0152486599821121" calcext:value-type="float">
            <text:p>0.01524866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7" calcext:value-type="float">
            <text:p>377</text:p>
          </table:table-cell>
          <table:table-cell office:value-type="float" office:value="23113.9577464789" calcext:value-type="float">
            <text:p>23113.9577464789</text:p>
          </table:table-cell>
          <table:table-cell office:value-type="float" office:value="0.0155750046767669" calcext:value-type="float">
            <text:p>0.0155750047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77" calcext:value-type="float">
            <text:p>377</text:p>
          </table:table-cell>
          <table:table-cell office:value-type="float" office:value="23180.1594202899" calcext:value-type="float">
            <text:p>23180.1594202899</text:p>
          </table:table-cell>
          <table:table-cell office:value-type="float" office:value="0.0157462247511771" calcext:value-type="float">
            <text:p>0.0157462248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7" calcext:value-type="float">
            <text:p>377</text:p>
          </table:table-cell>
          <table:table-cell office:value-type="float" office:value="23277.7234042553" calcext:value-type="float">
            <text:p>23277.7234042553</text:p>
          </table:table-cell>
          <table:table-cell office:value-type="float" office:value="0.0158950251953059" calcext:value-type="float">
            <text:p>0.0158950252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78" calcext:value-type="float">
            <text:p>378</text:p>
          </table:table-cell>
          <table:table-cell office:value-type="float" office:value="22636.05" calcext:value-type="float">
            <text:p>22636.05</text:p>
          </table:table-cell>
          <table:table-cell office:value-type="float" office:value="0.0145785152444883" calcext:value-type="float">
            <text:p>0.0145785152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78" calcext:value-type="float">
            <text:p>378</text:p>
          </table:table-cell>
          <table:table-cell office:value-type="float" office:value="22698.9545454545" calcext:value-type="float">
            <text:p>22698.9545454545</text:p>
          </table:table-cell>
          <table:table-cell office:value-type="float" office:value="0.014758388952635" calcext:value-type="float">
            <text:p>0.014758389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78" calcext:value-type="float">
            <text:p>378</text:p>
          </table:table-cell>
          <table:table-cell office:value-type="float" office:value="22824.5102040816" calcext:value-type="float">
            <text:p>22824.5102040816</text:p>
          </table:table-cell>
          <table:table-cell office:value-type="float" office:value="0.0148962670813063" calcext:value-type="float">
            <text:p>0.0148962671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78" calcext:value-type="float">
            <text:p>378</text:p>
          </table:table-cell>
          <table:table-cell office:value-type="float" office:value="22873.4552845528" calcext:value-type="float">
            <text:p>22873.4552845528</text:p>
          </table:table-cell>
          <table:table-cell office:value-type="float" office:value="0.0150829857451834" calcext:value-type="float">
            <text:p>0.0150829857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78" calcext:value-type="float">
            <text:p>378</text:p>
          </table:table-cell>
          <table:table-cell office:value-type="float" office:value="22922.3050847458" calcext:value-type="float">
            <text:p>22922.3050847458</text:p>
          </table:table-cell>
          <table:table-cell office:value-type="float" office:value="0.0152689704942858" calcext:value-type="float">
            <text:p>0.0152689705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8" calcext:value-type="float">
            <text:p>378</text:p>
          </table:table-cell>
          <table:table-cell office:value-type="float" office:value="23089.1278538813" calcext:value-type="float">
            <text:p>23089.1278538813</text:p>
          </table:table-cell>
          <table:table-cell office:value-type="float" office:value="0.0155917539319045" calcext:value-type="float">
            <text:p>0.0155917539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78" calcext:value-type="float">
            <text:p>378</text:p>
          </table:table-cell>
          <table:table-cell office:value-type="float" office:value="23165.7880434783" calcext:value-type="float">
            <text:p>23165.7880434783</text:p>
          </table:table-cell>
          <table:table-cell office:value-type="float" office:value="0.0157559932481018" calcext:value-type="float">
            <text:p>0.0157559932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8" calcext:value-type="float">
            <text:p>378</text:p>
          </table:table-cell>
          <table:table-cell office:value-type="float" office:value="23318.7777777778" calcext:value-type="float">
            <text:p>23318.7777777778</text:p>
          </table:table-cell>
          <table:table-cell office:value-type="float" office:value="0.0158670408683512" calcext:value-type="float">
            <text:p>0.0158670409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79" calcext:value-type="float">
            <text:p>379</text:p>
          </table:table-cell>
          <table:table-cell office:value-type="float" office:value="22604.2843137255" calcext:value-type="float">
            <text:p>22604.2843137255</text:p>
          </table:table-cell>
          <table:table-cell office:value-type="float" office:value="0.0145990023581336" calcext:value-type="float">
            <text:p>0.0145990024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79" calcext:value-type="float">
            <text:p>379</text:p>
          </table:table-cell>
          <table:table-cell office:value-type="float" office:value="22731.6888888889" calcext:value-type="float">
            <text:p>22731.6888888889</text:p>
          </table:table-cell>
          <table:table-cell office:value-type="float" office:value="0.0147371364106495" calcext:value-type="float">
            <text:p>0.0147371364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79" calcext:value-type="float">
            <text:p>379</text:p>
          </table:table-cell>
          <table:table-cell office:value-type="float" office:value="22800.375" calcext:value-type="float">
            <text:p>22800.375</text:p>
          </table:table-cell>
          <table:table-cell office:value-type="float" office:value="0.0149120354380136" calcext:value-type="float">
            <text:p>0.0149120354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79" calcext:value-type="float">
            <text:p>379</text:p>
          </table:table-cell>
          <table:table-cell office:value-type="float" office:value="22874.2171052632" calcext:value-type="float">
            <text:p>22874.2171052632</text:p>
          </table:table-cell>
          <table:table-cell office:value-type="float" office:value="0.0150824834096997" calcext:value-type="float">
            <text:p>0.0150824834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79" calcext:value-type="float">
            <text:p>379</text:p>
          </table:table-cell>
          <table:table-cell office:value-type="float" office:value="22906.7179487179" calcext:value-type="float">
            <text:p>22906.7179487179</text:p>
          </table:table-cell>
          <table:table-cell office:value-type="float" office:value="0.0152793604384337" calcext:value-type="float">
            <text:p>0.0152793604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9" calcext:value-type="float">
            <text:p>379</text:p>
          </table:table-cell>
          <table:table-cell office:value-type="float" office:value="23103.5555555556" calcext:value-type="float">
            <text:p>23103.5555555556</text:p>
          </table:table-cell>
          <table:table-cell office:value-type="float" office:value="0.0155820171979301" calcext:value-type="float">
            <text:p>0.015582017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79" calcext:value-type="float">
            <text:p>379</text:p>
          </table:table-cell>
          <table:table-cell office:value-type="float" office:value="23149.6151202749" calcext:value-type="float">
            <text:p>23149.6151202749</text:p>
          </table:table-cell>
          <table:table-cell office:value-type="float" office:value="0.0157670007947703" calcext:value-type="float">
            <text:p>0.0157670008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9" calcext:value-type="float">
            <text:p>379</text:p>
          </table:table-cell>
          <table:table-cell office:value-type="float" office:value="23283.0263157895" calcext:value-type="float">
            <text:p>23283.0263157895</text:p>
          </table:table-cell>
          <table:table-cell office:value-type="float" office:value="0.0158914049652164" calcext:value-type="float">
            <text:p>0.015891405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80" calcext:value-type="float">
            <text:p>380</text:p>
          </table:table-cell>
          <table:table-cell office:value-type="float" office:value="22575.7570093458" calcext:value-type="float">
            <text:p>22575.7570093458</text:p>
          </table:table-cell>
          <table:table-cell office:value-type="float" office:value="0.0146174500311723" calcext:value-type="float">
            <text:p>0.01461745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80" calcext:value-type="float">
            <text:p>380</text:p>
          </table:table-cell>
          <table:table-cell office:value-type="float" office:value="22709.9661016949" calcext:value-type="float">
            <text:p>22709.9661016949</text:p>
          </table:table-cell>
          <table:table-cell office:value-type="float" office:value="0.0147512329388725" calcext:value-type="float">
            <text:p>0.0147512329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80" calcext:value-type="float">
            <text:p>380</text:p>
          </table:table-cell>
          <table:table-cell office:value-type="float" office:value="22823.4054054054" calcext:value-type="float">
            <text:p>22823.4054054054</text:p>
          </table:table-cell>
          <table:table-cell office:value-type="float" office:value="0.0148969881558287" calcext:value-type="float">
            <text:p>0.0148969882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80" calcext:value-type="float">
            <text:p>380</text:p>
          </table:table-cell>
          <table:table-cell office:value-type="float" office:value="22860.5151515152" calcext:value-type="float">
            <text:p>22860.5151515152</text:p>
          </table:table-cell>
          <table:table-cell office:value-type="float" office:value="0.0150915234286457" calcext:value-type="float">
            <text:p>0.0150915234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80" calcext:value-type="float">
            <text:p>380</text:p>
          </table:table-cell>
          <table:table-cell office:value-type="float" office:value="22885.0193236715" calcext:value-type="float">
            <text:p>22885.0193236715</text:p>
          </table:table-cell>
          <table:table-cell office:value-type="float" office:value="0.0152938476935421" calcext:value-type="float">
            <text:p>0.0152938477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23076.1513761468" calcext:value-type="float">
            <text:p>23076.1513761468</text:p>
          </table:table-cell>
          <table:table-cell office:value-type="float" office:value="0.0156005216871702" calcext:value-type="float">
            <text:p>0.0156005217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80" calcext:value-type="float">
            <text:p>380</text:p>
          </table:table-cell>
          <table:table-cell office:value-type="float" office:value="23133.8991596639" calcext:value-type="float">
            <text:p>23133.8991596639</text:p>
          </table:table-cell>
          <table:table-cell office:value-type="float" office:value="0.0157777120701041" calcext:value-type="float">
            <text:p>0.0157777121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  <table:table-cell office:value-type="float" office:value="23265.4333333333" calcext:value-type="float">
            <text:p>23265.4333333333</text:p>
          </table:table-cell>
          <table:table-cell office:value-type="float" office:value="0.0159034218146234" calcext:value-type="float">
            <text:p>0.0159034218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81" calcext:value-type="float">
            <text:p>381</text:p>
          </table:table-cell>
          <table:table-cell office:value-type="float" office:value="22585.9680851064" calcext:value-type="float">
            <text:p>22585.9680851064</text:p>
          </table:table-cell>
          <table:table-cell office:value-type="float" office:value="0.0146108415081667" calcext:value-type="float">
            <text:p>0.0146108415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81" calcext:value-type="float">
            <text:p>381</text:p>
          </table:table-cell>
          <table:table-cell office:value-type="float" office:value="22687.328125" calcext:value-type="float">
            <text:p>22687.328125</text:p>
          </table:table-cell>
          <table:table-cell office:value-type="float" office:value="0.014765952083659" calcext:value-type="float">
            <text:p>0.0147659521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81" calcext:value-type="float">
            <text:p>381</text:p>
          </table:table-cell>
          <table:table-cell office:value-type="float" office:value="22788.7848101266" calcext:value-type="float">
            <text:p>22788.7848101266</text:p>
          </table:table-cell>
          <table:table-cell office:value-type="float" office:value="0.0151390257477307" calcext:value-type="float">
            <text:p>0.0151390257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81" calcext:value-type="float">
            <text:p>381</text:p>
          </table:table-cell>
          <table:table-cell office:value-type="float" office:value="22805.8703703704" calcext:value-type="float">
            <text:p>22805.8703703704</text:p>
          </table:table-cell>
          <table:table-cell office:value-type="float" office:value="0.0149084421895922" calcext:value-type="float">
            <text:p>0.0149084422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81" calcext:value-type="float">
            <text:p>381</text:p>
          </table:table-cell>
          <table:table-cell office:value-type="float" office:value="22868.612" calcext:value-type="float">
            <text:p>22868.612</text:p>
          </table:table-cell>
          <table:table-cell office:value-type="float" office:value="0.0153048204237319" calcext:value-type="float">
            <text:p>0.0153048204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81" calcext:value-type="float">
            <text:p>381</text:p>
          </table:table-cell>
          <table:table-cell office:value-type="float" office:value="23066.3933333333" calcext:value-type="float">
            <text:p>23066.3933333333</text:p>
          </table:table-cell>
          <table:table-cell office:value-type="float" office:value="0.0156071213560623" calcext:value-type="float">
            <text:p>0.0156071214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81" calcext:value-type="float">
            <text:p>381</text:p>
          </table:table-cell>
          <table:table-cell office:value-type="float" office:value="23111.9156626506" calcext:value-type="float">
            <text:p>23111.9156626506</text:p>
          </table:table-cell>
          <table:table-cell office:value-type="float" office:value="0.0157927194494677" calcext:value-type="float">
            <text:p>0.0157927194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81" calcext:value-type="float">
            <text:p>381</text:p>
          </table:table-cell>
          <table:table-cell office:value-type="float" office:value="23247.0754716981" calcext:value-type="float">
            <text:p>23247.0754716981</text:p>
          </table:table-cell>
          <table:table-cell office:value-type="float" office:value="0.01591598050475" calcext:value-type="float">
            <text:p>0.0159159805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82" calcext:value-type="float">
            <text:p>382</text:p>
          </table:table-cell>
          <table:table-cell office:value-type="float" office:value="22567.8034682081" calcext:value-type="float">
            <text:p>22567.8034682081</text:p>
          </table:table-cell>
          <table:table-cell office:value-type="float" office:value="0.01462260163976" calcext:value-type="float">
            <text:p>0.0146226016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82" calcext:value-type="float">
            <text:p>382</text:p>
          </table:table-cell>
          <table:table-cell office:value-type="float" office:value="22666.0307692308" calcext:value-type="float">
            <text:p>22666.0307692308</text:p>
          </table:table-cell>
          <table:table-cell office:value-type="float" office:value="0.0147798264023697" calcext:value-type="float">
            <text:p>0.0147798264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82" calcext:value-type="float">
            <text:p>382</text:p>
          </table:table-cell>
          <table:table-cell office:value-type="float" office:value="22748.44" calcext:value-type="float">
            <text:p>22748.44</text:p>
          </table:table-cell>
          <table:table-cell office:value-type="float" office:value="0.015165875110557" calcext:value-type="float">
            <text:p>0.0151658751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82" calcext:value-type="float">
            <text:p>382</text:p>
          </table:table-cell>
          <table:table-cell office:value-type="float" office:value="22780" calcext:value-type="float">
            <text:p>22780</text:p>
          </table:table-cell>
          <table:table-cell office:value-type="float" office:value="0.0149253731343284" calcext:value-type="float">
            <text:p>0.0149253731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82" calcext:value-type="float">
            <text:p>382</text:p>
          </table:table-cell>
          <table:table-cell office:value-type="float" office:value="22870.2617449664" calcext:value-type="float">
            <text:p>22870.2617449664</text:p>
          </table:table-cell>
          <table:table-cell office:value-type="float" office:value="0.0153037164114238" calcext:value-type="float">
            <text:p>0.0153037164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82" calcext:value-type="float">
            <text:p>382</text:p>
          </table:table-cell>
          <table:table-cell office:value-type="float" office:value="23027.2289156627" calcext:value-type="float">
            <text:p>23027.2289156627</text:p>
          </table:table-cell>
          <table:table-cell office:value-type="float" office:value="0.0156336657492963" calcext:value-type="float">
            <text:p>0.0156336657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82" calcext:value-type="float">
            <text:p>382</text:p>
          </table:table-cell>
          <table:table-cell office:value-type="float" office:value="23088.9525316456" calcext:value-type="float">
            <text:p>23088.9525316456</text:p>
          </table:table-cell>
          <table:table-cell office:value-type="float" office:value="0.0158084261076692" calcext:value-type="float">
            <text:p>0.0158084261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82" calcext:value-type="float">
            <text:p>382</text:p>
          </table:table-cell>
          <table:table-cell office:value-type="float" office:value="23214.9824561404" calcext:value-type="float">
            <text:p>23214.9824561404</text:p>
          </table:table-cell>
          <table:table-cell office:value-type="float" office:value="0.0159379831838785" calcext:value-type="float">
            <text:p>0.0159379832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83" calcext:value-type="float">
            <text:p>383</text:p>
          </table:table-cell>
          <table:table-cell office:value-type="float" office:value="22562.0754716981" calcext:value-type="float">
            <text:p>22562.0754716981</text:p>
          </table:table-cell>
          <table:table-cell office:value-type="float" office:value="0.014626313984897" calcext:value-type="float">
            <text:p>0.014626314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83" calcext:value-type="float">
            <text:p>383</text:p>
          </table:table-cell>
          <table:table-cell office:value-type="float" office:value="22630.7605633803" calcext:value-type="float">
            <text:p>22630.7605633803</text:p>
          </table:table-cell>
          <table:table-cell office:value-type="float" office:value="0.0148028608699116" calcext:value-type="float">
            <text:p>0.0148028609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83" calcext:value-type="float">
            <text:p>383</text:p>
          </table:table-cell>
          <table:table-cell office:value-type="float" office:value="22761.1176470588" calcext:value-type="float">
            <text:p>22761.1176470588</text:p>
          </table:table-cell>
          <table:table-cell office:value-type="float" office:value="0.0149377550466611" calcext:value-type="float">
            <text:p>0.01493775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83" calcext:value-type="float">
            <text:p>383</text:p>
          </table:table-cell>
          <table:table-cell office:value-type="float" office:value="22772.746031746" calcext:value-type="float">
            <text:p>22772.746031746</text:p>
          </table:table-cell>
          <table:table-cell office:value-type="float" office:value="0.015149688119257" calcext:value-type="float">
            <text:p>0.0151496881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83" calcext:value-type="float">
            <text:p>383</text:p>
          </table:table-cell>
          <table:table-cell office:value-type="float" office:value="22832.1666666667" calcext:value-type="float">
            <text:p>22832.1666666667</text:p>
          </table:table-cell>
          <table:table-cell office:value-type="float" office:value="0.0153292503996555" calcext:value-type="float">
            <text:p>0.0153292504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83" calcext:value-type="float">
            <text:p>383</text:p>
          </table:table-cell>
          <table:table-cell office:value-type="float" office:value="23020.4894259819" calcext:value-type="float">
            <text:p>23020.4894259819</text:p>
          </table:table-cell>
          <table:table-cell office:value-type="float" office:value="0.0156382426688848" calcext:value-type="float">
            <text:p>0.0156382427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83" calcext:value-type="float">
            <text:p>383</text:p>
          </table:table-cell>
          <table:table-cell office:value-type="float" office:value="23069.3607142857" calcext:value-type="float">
            <text:p>23069.3607142857</text:p>
          </table:table-cell>
          <table:table-cell office:value-type="float" office:value="0.0158218515250825" calcext:value-type="float">
            <text:p>0.0158218515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83" calcext:value-type="float">
            <text:p>383</text:p>
          </table:table-cell>
          <table:table-cell office:value-type="float" office:value="23189.6727272727" calcext:value-type="float">
            <text:p>23189.6727272727</text:p>
          </table:table-cell>
          <table:table-cell office:value-type="float" office:value="0.0159553782561516" calcext:value-type="float">
            <text:p>0.0159553783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84" calcext:value-type="float">
            <text:p>384</text:p>
          </table:table-cell>
          <table:table-cell office:value-type="float" office:value="22529.608" calcext:value-type="float">
            <text:p>22529.608</text:p>
          </table:table-cell>
          <table:table-cell office:value-type="float" office:value="0.014647392000784" calcext:value-type="float">
            <text:p>0.014647392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84" calcext:value-type="float">
            <text:p>384</text:p>
          </table:table-cell>
          <table:table-cell office:value-type="float" office:value="22632.8208955224" calcext:value-type="float">
            <text:p>22632.8208955224</text:p>
          </table:table-cell>
          <table:table-cell office:value-type="float" office:value="0.0148015133220214" calcext:value-type="float">
            <text:p>0.0148015133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84" calcext:value-type="float">
            <text:p>384</text:p>
          </table:table-cell>
          <table:table-cell office:value-type="float" office:value="22734.7868852459" calcext:value-type="float">
            <text:p>22734.7868852459</text:p>
          </table:table-cell>
          <table:table-cell office:value-type="float" office:value="0.0149550555154158" calcext:value-type="float">
            <text:p>0.014955055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84" calcext:value-type="float">
            <text:p>384</text:p>
          </table:table-cell>
          <table:table-cell office:value-type="float" office:value="22760.0222222222" calcext:value-type="float">
            <text:p>22760.0222222222</text:p>
          </table:table-cell>
          <table:table-cell office:value-type="float" office:value="0.0151581574319884" calcext:value-type="float">
            <text:p>0.0151581574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84" calcext:value-type="float">
            <text:p>384</text:p>
          </table:table-cell>
          <table:table-cell office:value-type="float" office:value="22835.4715447154" calcext:value-type="float">
            <text:p>22835.4715447154</text:p>
          </table:table-cell>
          <table:table-cell office:value-type="float" office:value="0.015327031864205" calcext:value-type="float">
            <text:p>0.0153270319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office:value-type="float" office:value="22998.1126760563" calcext:value-type="float">
            <text:p>22998.1126760563</text:p>
          </table:table-cell>
          <table:table-cell office:value-type="float" office:value="0.0156534583976885" calcext:value-type="float">
            <text:p>0.0156534584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84" calcext:value-type="float">
            <text:p>384</text:p>
          </table:table-cell>
          <table:table-cell office:value-type="float" office:value="23046.303030303" calcext:value-type="float">
            <text:p>23046.303030303</text:p>
          </table:table-cell>
          <table:table-cell office:value-type="float" office:value="0.0158376811899102" calcext:value-type="float">
            <text:p>0.0158376812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84" calcext:value-type="float">
            <text:p>384</text:p>
          </table:table-cell>
          <table:table-cell office:value-type="float" office:value="23187.7090909091" calcext:value-type="float">
            <text:p>23187.7090909091</text:p>
          </table:table-cell>
          <table:table-cell office:value-type="float" office:value="0.0159567294271887" calcext:value-type="float">
            <text:p>0.0159567294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85" calcext:value-type="float">
            <text:p>385</text:p>
          </table:table-cell>
          <table:table-cell office:value-type="float" office:value="22508.7372262774" calcext:value-type="float">
            <text:p>22508.7372262774</text:p>
          </table:table-cell>
          <table:table-cell office:value-type="float" office:value="0.0146609735003147" calcext:value-type="float">
            <text:p>0.0146609735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85" calcext:value-type="float">
            <text:p>385</text:p>
          </table:table-cell>
          <table:table-cell office:value-type="float" office:value="22612.1195652174" calcext:value-type="float">
            <text:p>22612.1195652174</text:p>
          </table:table-cell>
          <table:table-cell office:value-type="float" office:value="0.0148150640648171" calcext:value-type="float">
            <text:p>0.0148150641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85" calcext:value-type="float">
            <text:p>385</text:p>
          </table:table-cell>
          <table:table-cell office:value-type="float" office:value="22726.1875" calcext:value-type="float">
            <text:p>22726.1875</text:p>
          </table:table-cell>
          <table:table-cell office:value-type="float" office:value="0.0149607143741114" calcext:value-type="float">
            <text:p>0.0149607144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85" calcext:value-type="float">
            <text:p>385</text:p>
          </table:table-cell>
          <table:table-cell office:value-type="float" office:value="22782.4244604317" calcext:value-type="float">
            <text:p>22782.4244604317</text:p>
          </table:table-cell>
          <table:table-cell office:value-type="float" office:value="0.0151432522293311" calcext:value-type="float">
            <text:p>0.0151432522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85" calcext:value-type="float">
            <text:p>385</text:p>
          </table:table-cell>
          <table:table-cell office:value-type="float" office:value="22821.4632768362" calcext:value-type="float">
            <text:p>22821.4632768362</text:p>
          </table:table-cell>
          <table:table-cell office:value-type="float" office:value="0.0153364399010843" calcext:value-type="float">
            <text:p>0.0153364399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85" calcext:value-type="float">
            <text:p>385</text:p>
          </table:table-cell>
          <table:table-cell office:value-type="float" office:value="22996.582437276" calcext:value-type="float">
            <text:p>22996.582437276</text:p>
          </table:table-cell>
          <table:table-cell office:value-type="float" office:value="0.0156545000102477" calcext:value-type="float">
            <text:p>0.0156545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85" calcext:value-type="float">
            <text:p>385</text:p>
          </table:table-cell>
          <table:table-cell office:value-type="float" office:value="23063.5451977401" calcext:value-type="float">
            <text:p>23063.5451977401</text:p>
          </table:table-cell>
          <table:table-cell office:value-type="float" office:value="0.0158258410348711" calcext:value-type="float">
            <text:p>0.015825841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85" calcext:value-type="float">
            <text:p>385</text:p>
          </table:table-cell>
          <table:table-cell office:value-type="float" office:value="23161.6543209877" calcext:value-type="float">
            <text:p>23161.6543209877</text:p>
          </table:table-cell>
          <table:table-cell office:value-type="float" office:value="0.0159746793071136" calcext:value-type="float">
            <text:p>0.0159746793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86" calcext:value-type="float">
            <text:p>386</text:p>
          </table:table-cell>
          <table:table-cell office:value-type="float" office:value="22485.2679425837" calcext:value-type="float">
            <text:p>22485.2679425837</text:p>
          </table:table-cell>
          <table:table-cell office:value-type="float" office:value="0.0146762760774146" calcext:value-type="float">
            <text:p>0.014676276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86" calcext:value-type="float">
            <text:p>386</text:p>
          </table:table-cell>
          <table:table-cell office:value-type="float" office:value="22574.661971831" calcext:value-type="float">
            <text:p>22574.661971831</text:p>
          </table:table-cell>
          <table:table-cell office:value-type="float" office:value="0.0148396463441188" calcext:value-type="float">
            <text:p>0.0148396463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86" calcext:value-type="float">
            <text:p>386</text:p>
          </table:table-cell>
          <table:table-cell office:value-type="float" office:value="22709.0161290323" calcext:value-type="float">
            <text:p>22709.0161290323</text:p>
          </table:table-cell>
          <table:table-cell office:value-type="float" office:value="0.0149720268843056" calcext:value-type="float">
            <text:p>0.0149720269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86" calcext:value-type="float">
            <text:p>386</text:p>
          </table:table-cell>
          <table:table-cell office:value-type="float" office:value="22759.4022346369" calcext:value-type="float">
            <text:p>22759.4022346369</text:p>
          </table:table-cell>
          <table:table-cell office:value-type="float" office:value="0.0151585703544953" calcext:value-type="float">
            <text:p>0.0151585704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86" calcext:value-type="float">
            <text:p>386</text:p>
          </table:table-cell>
          <table:table-cell office:value-type="float" office:value="22794.4744186047" calcext:value-type="float">
            <text:p>22794.4744186047</text:p>
          </table:table-cell>
          <table:table-cell office:value-type="float" office:value="0.0153545983808397" calcext:value-type="float">
            <text:p>0.0153545984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86" calcext:value-type="float">
            <text:p>386</text:p>
          </table:table-cell>
          <table:table-cell office:value-type="float" office:value="22963.8551236749" calcext:value-type="float">
            <text:p>22963.8551236749</text:p>
          </table:table-cell>
          <table:table-cell office:value-type="float" office:value="0.015676810276897" calcext:value-type="float">
            <text:p>0.0156768103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86" calcext:value-type="float">
            <text:p>386</text:p>
          </table:table-cell>
          <table:table-cell office:value-type="float" office:value="23032.0636363636" calcext:value-type="float">
            <text:p>23032.0636363636</text:p>
          </table:table-cell>
          <table:table-cell office:value-type="float" office:value="0.0158474727129413" calcext:value-type="float">
            <text:p>0.0158474727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86" calcext:value-type="float">
            <text:p>386</text:p>
          </table:table-cell>
          <table:table-cell office:value-type="float" office:value="23130.746835443" calcext:value-type="float">
            <text:p>23130.746835443</text:p>
          </table:table-cell>
          <table:table-cell office:value-type="float" office:value="0.0159960247990373" calcext:value-type="float">
            <text:p>0.0159960248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87" calcext:value-type="float">
            <text:p>387</text:p>
          </table:table-cell>
          <table:table-cell office:value-type="float" office:value="22472.0720720721" calcext:value-type="float">
            <text:p>22472.0720720721</text:p>
          </table:table-cell>
          <table:table-cell office:value-type="float" office:value="0.014684894162925" calcext:value-type="float">
            <text:p>0.0146848942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87" calcext:value-type="float">
            <text:p>387</text:p>
          </table:table-cell>
          <table:table-cell office:value-type="float" office:value="22596.5568181818" calcext:value-type="float">
            <text:p>22596.5568181818</text:p>
          </table:table-cell>
          <table:table-cell office:value-type="float" office:value="0.0148252675261768" calcext:value-type="float">
            <text:p>0.0148252675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87" calcext:value-type="float">
            <text:p>387</text:p>
          </table:table-cell>
          <table:table-cell office:value-type="float" office:value="22689.5909090909" calcext:value-type="float">
            <text:p>22689.5909090909</text:p>
          </table:table-cell>
          <table:table-cell office:value-type="float" office:value="0.0149848448727991" calcext:value-type="float">
            <text:p>0.0149848449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87" calcext:value-type="float">
            <text:p>387</text:p>
          </table:table-cell>
          <table:table-cell office:value-type="float" office:value="22721.4027149321" calcext:value-type="float">
            <text:p>22721.4027149321</text:p>
          </table:table-cell>
          <table:table-cell office:value-type="float" office:value="0.0151839217115443" calcext:value-type="float">
            <text:p>0.0151839217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87" calcext:value-type="float">
            <text:p>387</text:p>
          </table:table-cell>
          <table:table-cell office:value-type="float" office:value="22771.7783018868" calcext:value-type="float">
            <text:p>22771.7783018868</text:p>
          </table:table-cell>
          <table:table-cell office:value-type="float" office:value="0.0153699019619825" calcext:value-type="float">
            <text:p>0.015369902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87" calcext:value-type="float">
            <text:p>387</text:p>
          </table:table-cell>
          <table:table-cell office:value-type="float" office:value="22923.2777777778" calcext:value-type="float">
            <text:p>22923.2777777778</text:p>
          </table:table-cell>
          <table:table-cell office:value-type="float" office:value="0.0159226792755544" calcext:value-type="float">
            <text:p>0.0159226793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87" calcext:value-type="float">
            <text:p>387</text:p>
          </table:table-cell>
          <table:table-cell office:value-type="float" office:value="22955.6440677966" calcext:value-type="float">
            <text:p>22955.6440677966</text:p>
          </table:table-cell>
          <table:table-cell office:value-type="float" office:value="0.0156824177503705" calcext:value-type="float">
            <text:p>0.0156824178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87" calcext:value-type="float">
            <text:p>387</text:p>
          </table:table-cell>
          <table:table-cell office:value-type="float" office:value="23100.5438596491" calcext:value-type="float">
            <text:p>23100.5438596491</text:p>
          </table:table-cell>
          <table:table-cell office:value-type="float" office:value="0.016016938919187" calcext:value-type="float">
            <text:p>0.0160169389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88" calcext:value-type="float">
            <text:p>388</text:p>
          </table:table-cell>
          <table:table-cell office:value-type="float" office:value="22486.7878787879" calcext:value-type="float">
            <text:p>22486.7878787879</text:p>
          </table:table-cell>
          <table:table-cell office:value-type="float" office:value="0.0146752840725328" calcext:value-type="float">
            <text:p>0.014675284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88" calcext:value-type="float">
            <text:p>388</text:p>
          </table:table-cell>
          <table:table-cell office:value-type="float" office:value="22555.8833333333" calcext:value-type="float">
            <text:p>22555.8833333333</text:p>
          </table:table-cell>
          <table:table-cell office:value-type="float" office:value="0.0148520009191985" calcext:value-type="float">
            <text:p>0.0148520009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88" calcext:value-type="float">
            <text:p>388</text:p>
          </table:table-cell>
          <table:table-cell office:value-type="float" office:value="22657.1333333333" calcext:value-type="float">
            <text:p>22657.1333333333</text:p>
          </table:table-cell>
          <table:table-cell office:value-type="float" office:value="0.0150063114780628" calcext:value-type="float">
            <text:p>0.015006311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88" calcext:value-type="float">
            <text:p>388</text:p>
          </table:table-cell>
          <table:table-cell office:value-type="float" office:value="22694.7954545455" calcext:value-type="float">
            <text:p>22694.7954545455</text:p>
          </table:table-cell>
          <table:table-cell office:value-type="float" office:value="0.0152017232625422" calcext:value-type="float">
            <text:p>0.0152017233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88" calcext:value-type="float">
            <text:p>388</text:p>
          </table:table-cell>
          <table:table-cell office:value-type="float" office:value="22750.7256944444" calcext:value-type="float">
            <text:p>22750.7256944444</text:p>
          </table:table-cell>
          <table:table-cell office:value-type="float" office:value="0.0153841246517014" calcext:value-type="float">
            <text:p>0.0153841247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88" calcext:value-type="float">
            <text:p>388</text:p>
          </table:table-cell>
          <table:table-cell office:value-type="float" office:value="22886.9569892473" calcext:value-type="float">
            <text:p>22886.9569892473</text:p>
          </table:table-cell>
          <table:table-cell office:value-type="float" office:value="0.0159479480025013" calcext:value-type="float">
            <text:p>0.015947948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88" calcext:value-type="float">
            <text:p>388</text:p>
          </table:table-cell>
          <table:table-cell office:value-type="float" office:value="22935.3731343284" calcext:value-type="float">
            <text:p>22935.3731343284</text:p>
          </table:table-cell>
          <table:table-cell office:value-type="float" office:value="0.0156962783160991" calcext:value-type="float">
            <text:p>0.0156962783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88" calcext:value-type="float">
            <text:p>388</text:p>
          </table:table-cell>
          <table:table-cell office:value-type="float" office:value="23110.7551020408" calcext:value-type="float">
            <text:p>23110.7551020408</text:p>
          </table:table-cell>
          <table:table-cell office:value-type="float" office:value="0.0160098620043499" calcext:value-type="float">
            <text:p>0.016009862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89" calcext:value-type="float">
            <text:p>389</text:p>
          </table:table-cell>
          <table:table-cell office:value-type="float" office:value="22449.125" calcext:value-type="float">
            <text:p>22449.125</text:p>
          </table:table-cell>
          <table:table-cell office:value-type="float" office:value="0.0146999047847076" calcext:value-type="float">
            <text:p>0.0146999048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89" calcext:value-type="float">
            <text:p>389</text:p>
          </table:table-cell>
          <table:table-cell office:value-type="float" office:value="22529.1308411215" calcext:value-type="float">
            <text:p>22529.1308411215</text:p>
          </table:table-cell>
          <table:table-cell office:value-type="float" office:value="0.0148696371095035" calcext:value-type="float">
            <text:p>0.0148696371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89" calcext:value-type="float">
            <text:p>389</text:p>
          </table:table-cell>
          <table:table-cell office:value-type="float" office:value="22646.2641509434" calcext:value-type="float">
            <text:p>22646.2641509434</text:p>
          </table:table-cell>
          <table:table-cell office:value-type="float" office:value="0.0150135138287626" calcext:value-type="float">
            <text:p>0.0150135138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89" calcext:value-type="float">
            <text:p>389</text:p>
          </table:table-cell>
          <table:table-cell office:value-type="float" office:value="22674.9622641509" calcext:value-type="float">
            <text:p>22674.9622641509</text:p>
          </table:table-cell>
          <table:table-cell office:value-type="float" office:value="0.0152150198082333" calcext:value-type="float">
            <text:p>0.0152150198</text:p>
          </table:table-cell>
          <table:table-cell table:number-columns-repeated="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89" calcext:value-type="float">
            <text:p>389</text:p>
          </table:table-cell>
          <table:table-cell office:value-type="float" office:value="22744.9838709677" calcext:value-type="float">
            <text:p>22744.9838709677</text:p>
          </table:table-cell>
          <table:table-cell office:value-type="float" office:value="0.0153880082740682" calcext:value-type="float">
            <text:p>0.0153880083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89" calcext:value-type="float">
            <text:p>389</text:p>
          </table:table-cell>
          <table:table-cell office:value-type="float" office:value="22864.0125" calcext:value-type="float">
            <text:p>22864.0125</text:p>
          </table:table-cell>
          <table:table-cell office:value-type="float" office:value="0.0159639520840885" calcext:value-type="float">
            <text:p>0.0159639521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89" calcext:value-type="float">
            <text:p>389</text:p>
          </table:table-cell>
          <table:table-cell office:value-type="float" office:value="22916.8025751073" calcext:value-type="float">
            <text:p>22916.8025751073</text:p>
          </table:table-cell>
          <table:table-cell office:value-type="float" office:value="0.0157089977460922" calcext:value-type="float">
            <text:p>0.0157089977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89" calcext:value-type="float">
            <text:p>389</text:p>
          </table:table-cell>
          <table:table-cell office:value-type="float" office:value="23097.4125" calcext:value-type="float">
            <text:p>23097.4125</text:p>
          </table:table-cell>
          <table:table-cell office:value-type="float" office:value="0.0160191103657174" calcext:value-type="float">
            <text:p>0.0160191104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90" calcext:value-type="float">
            <text:p>390</text:p>
          </table:table-cell>
          <table:table-cell office:value-type="float" office:value="22437.746031746" calcext:value-type="float">
            <text:p>22437.746031746</text:p>
          </table:table-cell>
          <table:table-cell office:value-type="float" office:value="0.0147073596221786" calcext:value-type="float">
            <text:p>0.0147073596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90" calcext:value-type="float">
            <text:p>390</text:p>
          </table:table-cell>
          <table:table-cell office:value-type="float" office:value="22520.8496240601" calcext:value-type="float">
            <text:p>22520.8496240601</text:p>
          </table:table-cell>
          <table:table-cell office:value-type="float" office:value="0.0148751048735791" calcext:value-type="float">
            <text:p>0.0148751049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90" calcext:value-type="float">
            <text:p>390</text:p>
          </table:table-cell>
          <table:table-cell office:value-type="float" office:value="22607.8032786885" calcext:value-type="float">
            <text:p>22607.8032786885</text:p>
          </table:table-cell>
          <table:table-cell office:value-type="float" office:value="0.0150390551354675" calcext:value-type="float">
            <text:p>0.0150390551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90" calcext:value-type="float">
            <text:p>390</text:p>
          </table:table-cell>
          <table:table-cell office:value-type="float" office:value="22690.5123966942" calcext:value-type="float">
            <text:p>22690.5123966942</text:p>
          </table:table-cell>
          <table:table-cell office:value-type="float" office:value="0.0152045927376353" calcext:value-type="float">
            <text:p>0.0152045927</text:p>
          </table:table-cell>
          <table:table-cell table:number-columns-repeated="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90" calcext:value-type="float">
            <text:p>390</text:p>
          </table:table-cell>
          <table:table-cell office:value-type="float" office:value="22893.2045454545" calcext:value-type="float">
            <text:p>22893.2045454545</text:p>
          </table:table-cell>
          <table:table-cell office:value-type="float" office:value="0.0157251903849991" calcext:value-type="float">
            <text:p>0.0157251904</text:p>
          </table:table-cell>
          <table:table-cell table:number-columns-repeated="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90" calcext:value-type="float">
            <text:p>390</text:p>
          </table:table-cell>
          <table:table-cell office:value-type="float" office:value="22941.8461538462" calcext:value-type="float">
            <text:p>22941.8461538462</text:p>
          </table:table-cell>
          <table:table-cell office:value-type="float" office:value="0.0159097919824037" calcext:value-type="float">
            <text:p>0.015909792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90" calcext:value-type="float">
            <text:p>390</text:p>
          </table:table-cell>
          <table:table-cell office:value-type="float" office:value="23068.5308641975" calcext:value-type="float">
            <text:p>23068.5308641975</text:p>
          </table:table-cell>
          <table:table-cell office:value-type="float" office:value="0.0160391661774284" calcext:value-type="float">
            <text:p>0.0160391662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91" calcext:value-type="float">
            <text:p>391</text:p>
          </table:table-cell>
          <table:table-cell office:value-type="float" office:value="22418.7853403141" calcext:value-type="float">
            <text:p>22418.7853403141</text:p>
          </table:table-cell>
          <table:table-cell office:value-type="float" office:value="0.0147197983740263" calcext:value-type="float">
            <text:p>0.0147197984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91" calcext:value-type="float">
            <text:p>391</text:p>
          </table:table-cell>
          <table:table-cell office:value-type="float" office:value="22501.0666666667" calcext:value-type="float">
            <text:p>22501.0666666667</text:p>
          </table:table-cell>
          <table:table-cell office:value-type="float" office:value="0.0148881830787281" calcext:value-type="float">
            <text:p>0.0148881831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91" calcext:value-type="float">
            <text:p>391</text:p>
          </table:table-cell>
          <table:table-cell office:value-type="float" office:value="22571.3068181818" calcext:value-type="float">
            <text:p>22571.3068181818</text:p>
          </table:table-cell>
          <table:table-cell office:value-type="float" office:value="0.0150633723930473" calcext:value-type="float">
            <text:p>0.0150633724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91" calcext:value-type="float">
            <text:p>391</text:p>
          </table:table-cell>
          <table:table-cell office:value-type="float" office:value="22636.0688259109" calcext:value-type="float">
            <text:p>22636.0688259109</text:p>
          </table:table-cell>
          <table:table-cell office:value-type="float" office:value="0.0152411623525851" calcext:value-type="float">
            <text:p>0.0152411624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91" calcext:value-type="float">
            <text:p>391</text:p>
          </table:table-cell>
          <table:table-cell office:value-type="float" office:value="23034.2072072072" calcext:value-type="float">
            <text:p>23034.2072072072</text:p>
          </table:table-cell>
          <table:table-cell office:value-type="float" office:value="0.0160630664069146" calcext:value-type="float">
            <text:p>0.0160630664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92" calcext:value-type="float">
            <text:p>392</text:p>
          </table:table-cell>
          <table:table-cell office:value-type="float" office:value="22399.9657534247" calcext:value-type="float">
            <text:p>22399.9657534247</text:p>
          </table:table-cell>
          <table:table-cell office:value-type="float" office:value="0.0147321653806344" calcext:value-type="float">
            <text:p>0.0147321654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92" calcext:value-type="float">
            <text:p>392</text:p>
          </table:table-cell>
          <table:table-cell office:value-type="float" office:value="22494.9955555556" calcext:value-type="float">
            <text:p>22494.9955555556</text:p>
          </table:table-cell>
          <table:table-cell office:value-type="float" office:value="0.0148922012086046" calcext:value-type="float">
            <text:p>0.0148922012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92" calcext:value-type="float">
            <text:p>392</text:p>
          </table:table-cell>
          <table:table-cell office:value-type="float" office:value="22557.4444444444" calcext:value-type="float">
            <text:p>22557.4444444444</text:p>
          </table:table-cell>
          <table:table-cell office:value-type="float" office:value="0.0150726293857165" calcext:value-type="float">
            <text:p>0.0150726294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92" calcext:value-type="float">
            <text:p>392</text:p>
          </table:table-cell>
          <table:table-cell office:value-type="float" office:value="22632.0111731844" calcext:value-type="float">
            <text:p>22632.0111731844</text:p>
          </table:table-cell>
          <table:table-cell office:value-type="float" office:value="0.0152438949132711" calcext:value-type="float">
            <text:p>0.0152438949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92" calcext:value-type="float">
            <text:p>392</text:p>
          </table:table-cell>
          <table:table-cell office:value-type="float" office:value="23043.4153846154" calcext:value-type="float">
            <text:p>23043.4153846154</text:p>
          </table:table-cell>
          <table:table-cell office:value-type="float" office:value="0.0160566475856277" calcext:value-type="float">
            <text:p>0.0160566476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93" calcext:value-type="float">
            <text:p>393</text:p>
          </table:table-cell>
          <table:table-cell office:value-type="float" office:value="22380.6898148148" calcext:value-type="float">
            <text:p>22380.6898148148</text:p>
          </table:table-cell>
          <table:table-cell office:value-type="float" office:value="0.0147448538329483" calcext:value-type="float">
            <text:p>0.0147448538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93" calcext:value-type="float">
            <text:p>393</text:p>
          </table:table-cell>
          <table:table-cell office:value-type="float" office:value="22457.5" calcext:value-type="float">
            <text:p>22457.5</text:p>
          </table:table-cell>
          <table:table-cell office:value-type="float" office:value="0.0149170655682957" calcext:value-type="float">
            <text:p>0.0149170656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93" calcext:value-type="float">
            <text:p>393</text:p>
          </table:table-cell>
          <table:table-cell office:value-type="float" office:value="22567.1333333333" calcext:value-type="float">
            <text:p>22567.1333333333</text:p>
          </table:table-cell>
          <table:table-cell office:value-type="float" office:value="0.0150661581592109" calcext:value-type="float">
            <text:p>0.0150661582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93" calcext:value-type="float">
            <text:p>393</text:p>
          </table:table-cell>
          <table:table-cell office:value-type="float" office:value="22620.6072507553" calcext:value-type="float">
            <text:p>22620.6072507553</text:p>
          </table:table-cell>
          <table:table-cell office:value-type="float" office:value="0.015251579949892" calcext:value-type="float">
            <text:p>0.0152515799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93" calcext:value-type="float">
            <text:p>393</text:p>
          </table:table-cell>
          <table:table-cell office:value-type="float" office:value="23008.3289473684" calcext:value-type="float">
            <text:p>23008.3289473684</text:p>
          </table:table-cell>
          <table:table-cell office:value-type="float" office:value="0.0160811330908201" calcext:value-type="float">
            <text:p>0.0160811331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94" calcext:value-type="float">
            <text:p>394</text:p>
          </table:table-cell>
          <table:table-cell office:value-type="float" office:value="22343.0813953488" calcext:value-type="float">
            <text:p>22343.0813953488</text:p>
          </table:table-cell>
          <table:table-cell office:value-type="float" office:value="0.0147696727304899" calcext:value-type="float">
            <text:p>0.0147696727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94" calcext:value-type="float">
            <text:p>394</text:p>
          </table:table-cell>
          <table:table-cell office:value-type="float" office:value="22436.7395833333" calcext:value-type="float">
            <text:p>22436.7395833333</text:p>
          </table:table-cell>
          <table:table-cell office:value-type="float" office:value="0.0149308681306284" calcext:value-type="float">
            <text:p>0.0149308681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94" calcext:value-type="float">
            <text:p>394</text:p>
          </table:table-cell>
          <table:table-cell office:value-type="float" office:value="22548.6" calcext:value-type="float">
            <text:p>22548.6</text:p>
          </table:table-cell>
          <table:table-cell office:value-type="float" office:value="0.0150785414615542" calcext:value-type="float">
            <text:p>0.015078541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94" calcext:value-type="float">
            <text:p>394</text:p>
          </table:table-cell>
          <table:table-cell office:value-type="float" office:value="22615.6193181818" calcext:value-type="float">
            <text:p>22615.6193181818</text:p>
          </table:table-cell>
          <table:table-cell office:value-type="float" office:value="0.0152549437247839" calcext:value-type="float">
            <text:p>0.0152549437</text:p>
          </table:table-cell>
          <table:table-cell table:number-columns-repeated="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94" calcext:value-type="float">
            <text:p>394</text:p>
          </table:table-cell>
          <table:table-cell office:value-type="float" office:value="22992.0612244898" calcext:value-type="float">
            <text:p>22992.0612244898</text:p>
          </table:table-cell>
          <table:table-cell office:value-type="float" office:value="0.0160925110796894" calcext:value-type="float">
            <text:p>0.0160925111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95" calcext:value-type="float">
            <text:p>395</text:p>
          </table:table-cell>
          <table:table-cell office:value-type="float" office:value="22343.7014218009" calcext:value-type="float">
            <text:p>22343.7014218009</text:p>
          </table:table-cell>
          <table:table-cell office:value-type="float" office:value="0.0147692628795163" calcext:value-type="float">
            <text:p>0.0147692629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95" calcext:value-type="float">
            <text:p>395</text:p>
          </table:table-cell>
          <table:table-cell office:value-type="float" office:value="22409.4862637363" calcext:value-type="float">
            <text:p>22409.4862637363</text:p>
          </table:table-cell>
          <table:table-cell office:value-type="float" office:value="0.0149490263211481" calcext:value-type="float">
            <text:p>0.0149490263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95" calcext:value-type="float">
            <text:p>395</text:p>
          </table:table-cell>
          <table:table-cell office:value-type="float" office:value="22529.0224719101" calcext:value-type="float">
            <text:p>22529.0224719101</text:p>
          </table:table-cell>
          <table:table-cell office:value-type="float" office:value="0.0150916445852865" calcext:value-type="float">
            <text:p>0.0150916446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95" calcext:value-type="float">
            <text:p>395</text:p>
          </table:table-cell>
          <table:table-cell office:value-type="float" office:value="22610.4236111111" calcext:value-type="float">
            <text:p>22610.4236111111</text:p>
          </table:table-cell>
          <table:table-cell office:value-type="float" office:value="0.015258449197319" calcext:value-type="float">
            <text:p>0.0152584492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96" calcext:value-type="float">
            <text:p>396</text:p>
          </table:table-cell>
          <table:table-cell office:value-type="float" office:value="22328.7063492064" calcext:value-type="float">
            <text:p>22328.7063492064</text:p>
          </table:table-cell>
          <table:table-cell office:value-type="float" office:value="0.0147791813300339" calcext:value-type="float">
            <text:p>0.0147791813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96" calcext:value-type="float">
            <text:p>396</text:p>
          </table:table-cell>
          <table:table-cell office:value-type="float" office:value="22394.0530612245" calcext:value-type="float">
            <text:p>22394.0530612245</text:p>
          </table:table-cell>
          <table:table-cell office:value-type="float" office:value="0.0149593286701663" calcext:value-type="float">
            <text:p>0.0149593287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96" calcext:value-type="float">
            <text:p>396</text:p>
          </table:table-cell>
          <table:table-cell office:value-type="float" office:value="22553.0519480519" calcext:value-type="float">
            <text:p>22553.0519480519</text:p>
          </table:table-cell>
          <table:table-cell office:value-type="float" office:value="0.0150755649737848" calcext:value-type="float">
            <text:p>0.01507556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96" calcext:value-type="float">
            <text:p>396</text:p>
          </table:table-cell>
          <table:table-cell office:value-type="float" office:value="22567.2396907217" calcext:value-type="float">
            <text:p>22567.2396907217</text:p>
          </table:table-cell>
          <table:table-cell office:value-type="float" office:value="0.0152876472589532" calcext:value-type="float">
            <text:p>0.0152876473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97" calcext:value-type="float">
            <text:p>397</text:p>
          </table:table-cell>
          <table:table-cell office:value-type="float" office:value="22303.7091412742" calcext:value-type="float">
            <text:p>22303.7091412742</text:p>
          </table:table-cell>
          <table:table-cell office:value-type="float" office:value="0.0147957453134697" calcext:value-type="float">
            <text:p>0.0147957453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97" calcext:value-type="float">
            <text:p>397</text:p>
          </table:table-cell>
          <table:table-cell office:value-type="float" office:value="22369.6103448276" calcext:value-type="float">
            <text:p>22369.6103448276</text:p>
          </table:table-cell>
          <table:table-cell office:value-type="float" office:value="0.0149756743562348" calcext:value-type="float">
            <text:p>0.0149756744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97" calcext:value-type="float">
            <text:p>397</text:p>
          </table:table-cell>
          <table:table-cell office:value-type="float" office:value="22539.0666666667" calcext:value-type="float">
            <text:p>22539.0666666667</text:p>
          </table:table-cell>
          <table:table-cell office:value-type="float" office:value="0.0150849192217365" calcext:value-type="float">
            <text:p>0.0150849192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97" calcext:value-type="float">
            <text:p>397</text:p>
          </table:table-cell>
          <table:table-cell office:value-type="float" office:value="22563.8333333333" calcext:value-type="float">
            <text:p>22563.8333333333</text:p>
          </table:table-cell>
          <table:table-cell office:value-type="float" office:value="0.0152899551642378" calcext:value-type="float">
            <text:p>0.0152899552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99" calcext:value-type="float">
            <text:p>399</text:p>
          </table:table-cell>
          <table:table-cell office:value-type="float" office:value="22287.8639455782" calcext:value-type="float">
            <text:p>22287.8639455782</text:p>
          </table:table-cell>
          <table:table-cell office:value-type="float" office:value="0.0148062641088344" calcext:value-type="float">
            <text:p>0.014806264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99" calcext:value-type="float">
            <text:p>399</text:p>
          </table:table-cell>
          <table:table-cell office:value-type="float" office:value="22368.1666666667" calcext:value-type="float">
            <text:p>22368.1666666667</text:p>
          </table:table-cell>
          <table:table-cell office:value-type="float" office:value="0.0149766409108182" calcext:value-type="float">
            <text:p>0.0149766409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99" calcext:value-type="float">
            <text:p>399</text:p>
          </table:table-cell>
          <table:table-cell office:value-type="float" office:value="22516.9417475728" calcext:value-type="float">
            <text:p>22516.9417475728</text:p>
          </table:table-cell>
          <table:table-cell office:value-type="float" office:value="0.0150997415107071" calcext:value-type="float">
            <text:p>0.0150997415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99" calcext:value-type="float">
            <text:p>399</text:p>
          </table:table-cell>
          <table:table-cell office:value-type="float" office:value="22548.7987012987" calcext:value-type="float">
            <text:p>22548.7987012987</text:p>
          </table:table-cell>
          <table:table-cell office:value-type="float" office:value="0.0153001498913612" calcext:value-type="float">
            <text:p>0.0153001499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22271.855907781" calcext:value-type="float">
            <text:p>22271.855907781</text:p>
          </table:table-cell>
          <table:table-cell office:value-type="float" office:value="0.0148169062051407" calcext:value-type="float">
            <text:p>0.0148169062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00" calcext:value-type="float">
            <text:p>400</text:p>
          </table:table-cell>
          <table:table-cell office:value-type="float" office:value="22362.292834891" calcext:value-type="float">
            <text:p>22362.292834891</text:p>
          </table:table-cell>
          <table:table-cell office:value-type="float" office:value="0.014980574777078" calcext:value-type="float">
            <text:p>0.014980574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00" calcext:value-type="float">
            <text:p>400</text:p>
          </table:table-cell>
          <table:table-cell office:value-type="float" office:value="22492.0934579439" calcext:value-type="float">
            <text:p>22492.0934579439</text:p>
          </table:table-cell>
          <table:table-cell office:value-type="float" office:value="0.015116423050426" calcext:value-type="float">
            <text:p>0.0151164231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00" calcext:value-type="float">
            <text:p>400</text:p>
          </table:table-cell>
          <table:table-cell office:value-type="float" office:value="22534.4305177112" calcext:value-type="float">
            <text:p>22534.4305177112</text:p>
          </table:table-cell>
          <table:table-cell office:value-type="float" office:value="0.0153099054235626" calcext:value-type="float">
            <text:p>0.0153099054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01" calcext:value-type="float">
            <text:p>401</text:p>
          </table:table-cell>
          <table:table-cell office:value-type="float" office:value="22229.7549668874" calcext:value-type="float">
            <text:p>22229.7549668874</text:p>
          </table:table-cell>
          <table:table-cell office:value-type="float" office:value="0.0148449679491094" calcext:value-type="float">
            <text:p>0.0148449679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01" calcext:value-type="float">
            <text:p>401</text:p>
          </table:table-cell>
          <table:table-cell office:value-type="float" office:value="22339.7202797203" calcext:value-type="float">
            <text:p>22339.7202797203</text:p>
          </table:table-cell>
          <table:table-cell office:value-type="float" office:value="0.01499571148633" calcext:value-type="float">
            <text:p>0.0149957115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01" calcext:value-type="float">
            <text:p>401</text:p>
          </table:table-cell>
          <table:table-cell office:value-type="float" office:value="22455.4198473282" calcext:value-type="float">
            <text:p>22455.4198473282</text:p>
          </table:table-cell>
          <table:table-cell office:value-type="float" office:value="0.0151411108013843" calcext:value-type="float">
            <text:p>0.0151411108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01" calcext:value-type="float">
            <text:p>401</text:p>
          </table:table-cell>
          <table:table-cell office:value-type="float" office:value="22524.3428571429" calcext:value-type="float">
            <text:p>22524.3428571429</text:p>
          </table:table-cell>
          <table:table-cell office:value-type="float" office:value="0.0153167620555285" calcext:value-type="float">
            <text:p>0.0153167621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02" calcext:value-type="float">
            <text:p>402</text:p>
          </table:table-cell>
          <table:table-cell office:value-type="float" office:value="22249.025" calcext:value-type="float">
            <text:p>22249.025</text:p>
          </table:table-cell>
          <table:table-cell office:value-type="float" office:value="0.0148321106205778" calcext:value-type="float">
            <text:p>0.0148321106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02" calcext:value-type="float">
            <text:p>402</text:p>
          </table:table-cell>
          <table:table-cell office:value-type="float" office:value="22318.8494623656" calcext:value-type="float">
            <text:p>22318.8494623656</text:p>
          </table:table-cell>
          <table:table-cell office:value-type="float" office:value="0.0150097342860295" calcext:value-type="float">
            <text:p>0.0150097343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02" calcext:value-type="float">
            <text:p>402</text:p>
          </table:table-cell>
          <table:table-cell office:value-type="float" office:value="22450.7254901961" calcext:value-type="float">
            <text:p>22450.7254901961</text:p>
          </table:table-cell>
          <table:table-cell office:value-type="float" office:value="0.0151442767472469" calcext:value-type="float">
            <text:p>0.0151442767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02" calcext:value-type="float">
            <text:p>402</text:p>
          </table:table-cell>
          <table:table-cell office:value-type="float" office:value="22511.0841584158" calcext:value-type="float">
            <text:p>22511.0841584158</text:p>
          </table:table-cell>
          <table:table-cell office:value-type="float" office:value="0.0153257834039513" calcext:value-type="float">
            <text:p>0.0153257834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03" calcext:value-type="float">
            <text:p>403</text:p>
          </table:table-cell>
          <table:table-cell office:value-type="float" office:value="22216.3217665615" calcext:value-type="float">
            <text:p>22216.3217665615</text:p>
          </table:table-cell>
          <table:table-cell office:value-type="float" office:value="0.0148539440267152" calcext:value-type="float">
            <text:p>0.014853944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03" calcext:value-type="float">
            <text:p>403</text:p>
          </table:table-cell>
          <table:table-cell office:value-type="float" office:value="22309.8613333333" calcext:value-type="float">
            <text:p>22309.8613333333</text:p>
          </table:table-cell>
          <table:table-cell office:value-type="float" office:value="0.0150157813620954" calcext:value-type="float">
            <text:p>0.0150157814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03" calcext:value-type="float">
            <text:p>403</text:p>
          </table:table-cell>
          <table:table-cell office:value-type="float" office:value="22416.2049689441" calcext:value-type="float">
            <text:p>22416.2049689441</text:p>
          </table:table-cell>
          <table:table-cell office:value-type="float" office:value="0.0151675986399591" calcext:value-type="float">
            <text:p>0.0151675986</text:p>
          </table:table-cell>
          <table:table-cell table:number-columns-repeated="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03" calcext:value-type="float">
            <text:p>403</text:p>
          </table:table-cell>
          <table:table-cell office:value-type="float" office:value="22503.0675675676" calcext:value-type="float">
            <text:p>22503.0675675676</text:p>
          </table:table-cell>
          <table:table-cell office:value-type="float" office:value="0.0153312431278138" calcext:value-type="float">
            <text:p>0.0153312431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04" calcext:value-type="float">
            <text:p>404</text:p>
          </table:table-cell>
          <table:table-cell office:value-type="float" office:value="22200.8988326848" calcext:value-type="float">
            <text:p>22200.8988326848</text:p>
          </table:table-cell>
          <table:table-cell office:value-type="float" office:value="0.0148642630411956" calcext:value-type="float">
            <text:p>0.014864263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04" calcext:value-type="float">
            <text:p>404</text:p>
          </table:table-cell>
          <table:table-cell office:value-type="float" office:value="22282.2596685083" calcext:value-type="float">
            <text:p>22282.2596685083</text:p>
          </table:table-cell>
          <table:table-cell office:value-type="float" office:value="0.0150343818348665" calcext:value-type="float">
            <text:p>0.0150343818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04" calcext:value-type="float">
            <text:p>404</text:p>
          </table:table-cell>
          <table:table-cell office:value-type="float" office:value="22415.1287128713" calcext:value-type="float">
            <text:p>22415.1287128713</text:p>
          </table:table-cell>
          <table:table-cell office:value-type="float" office:value="0.0151683269079229" calcext:value-type="float">
            <text:p>0.0151683269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05" calcext:value-type="float">
            <text:p>405</text:p>
          </table:table-cell>
          <table:table-cell office:value-type="float" office:value="22179.8506493507" calcext:value-type="float">
            <text:p>22179.8506493507</text:p>
          </table:table-cell>
          <table:table-cell office:value-type="float" office:value="0.0148783688951333" calcext:value-type="float">
            <text:p>0.0148783689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05" calcext:value-type="float">
            <text:p>405</text:p>
          </table:table-cell>
          <table:table-cell office:value-type="float" office:value="22273.1421052632" calcext:value-type="float">
            <text:p>22273.1421052632</text:p>
          </table:table-cell>
          <table:table-cell office:value-type="float" office:value="0.0150405361945246" calcext:value-type="float">
            <text:p>0.0150405362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05" calcext:value-type="float">
            <text:p>405</text:p>
          </table:table-cell>
          <table:table-cell office:value-type="float" office:value="22413.5887850467" calcext:value-type="float">
            <text:p>22413.5887850467</text:p>
          </table:table-cell>
          <table:table-cell office:value-type="float" office:value="0.0151693690493167" calcext:value-type="float">
            <text:p>0.015169369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06" calcext:value-type="float">
            <text:p>406</text:p>
          </table:table-cell>
          <table:table-cell office:value-type="float" office:value="22160.0909090909" calcext:value-type="float">
            <text:p>22160.0909090909</text:p>
          </table:table-cell>
          <table:table-cell office:value-type="float" office:value="0.014891635659519" calcext:value-type="float">
            <text:p>0.0148916357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06" calcext:value-type="float">
            <text:p>406</text:p>
          </table:table-cell>
          <table:table-cell office:value-type="float" office:value="22253.1136" calcext:value-type="float">
            <text:p>22253.1136</text:p>
          </table:table-cell>
          <table:table-cell office:value-type="float" office:value="0.0150540731522622" calcext:value-type="float">
            <text:p>0.0150540732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22153.2458333333" calcext:value-type="float">
            <text:p>22153.2458333333</text:p>
          </table:table-cell>
          <table:table-cell office:value-type="float" office:value="0.0148962369885978" calcext:value-type="float">
            <text:p>0.014896237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07" calcext:value-type="float">
            <text:p>407</text:p>
          </table:table-cell>
          <table:table-cell office:value-type="float" office:value="22228.9562211982" calcext:value-type="float">
            <text:p>22228.9562211982</text:p>
          </table:table-cell>
          <table:table-cell office:value-type="float" office:value="0.0150704332073197" calcext:value-type="float">
            <text:p>0.0150704332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08" calcext:value-type="float">
            <text:p>408</text:p>
          </table:table-cell>
          <table:table-cell office:value-type="float" office:value="22147.8425925926" calcext:value-type="float">
            <text:p>22147.8425925926</text:p>
          </table:table-cell>
          <table:table-cell office:value-type="float" office:value="0.014899871110262" calcext:value-type="float">
            <text:p>0.014899871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08" calcext:value-type="float">
            <text:p>408</text:p>
          </table:table-cell>
          <table:table-cell office:value-type="float" office:value="22213.2017167382" calcext:value-type="float">
            <text:p>22213.2017167382</text:p>
          </table:table-cell>
          <table:table-cell office:value-type="float" office:value="0.0150811217703736" calcext:value-type="float">
            <text:p>0.0150811218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09" calcext:value-type="float">
            <text:p>409</text:p>
          </table:table-cell>
          <table:table-cell office:value-type="float" office:value="22126.8675496689" calcext:value-type="float">
            <text:p>22126.8675496689</text:p>
          </table:table-cell>
          <table:table-cell office:value-type="float" office:value="0.0149139953614871" calcext:value-type="float">
            <text:p>0.0149139954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09" calcext:value-type="float">
            <text:p>409</text:p>
          </table:table-cell>
          <table:table-cell office:value-type="float" office:value="22215.0732142857" calcext:value-type="float">
            <text:p>22215.0732142857</text:p>
          </table:table-cell>
          <table:table-cell office:value-type="float" office:value="0.0150798512689381" calcext:value-type="float">
            <text:p>0.0150798513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11" calcext:value-type="float">
            <text:p>411</text:p>
          </table:table-cell>
          <table:table-cell office:value-type="float" office:value="22106.9964539007" calcext:value-type="float">
            <text:p>22106.9964539007</text:p>
          </table:table-cell>
          <table:table-cell office:value-type="float" office:value="0.0149274009559889" calcext:value-type="float">
            <text:p>0.01492740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11" calcext:value-type="float">
            <text:p>411</text:p>
          </table:table-cell>
          <table:table-cell office:value-type="float" office:value="22172.8518518519" calcext:value-type="float">
            <text:p>22172.8518518519</text:p>
          </table:table-cell>
          <table:table-cell office:value-type="float" office:value="0.015108566197903" calcext:value-type="float">
            <text:p>0.0151085662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12" calcext:value-type="float">
            <text:p>412</text:p>
          </table:table-cell>
          <table:table-cell office:value-type="float" office:value="22106.2815315315" calcext:value-type="float">
            <text:p>22106.2815315315</text:p>
          </table:table-cell>
          <table:table-cell office:value-type="float" office:value="0.0149278837116636" calcext:value-type="float">
            <text:p>0.0149278837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12" calcext:value-type="float">
            <text:p>412</text:p>
          </table:table-cell>
          <table:table-cell office:value-type="float" office:value="22173.3846153846" calcext:value-type="float">
            <text:p>22173.3846153846</text:p>
          </table:table-cell>
          <table:table-cell office:value-type="float" office:value="0.0151082031819159" calcext:value-type="float">
            <text:p>0.0151082032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13" calcext:value-type="float">
            <text:p>413</text:p>
          </table:table-cell>
          <table:table-cell office:value-type="float" office:value="22075.0077120823" calcext:value-type="float">
            <text:p>22075.0077120823</text:p>
          </table:table-cell>
          <table:table-cell office:value-type="float" office:value="0.0149490321500265" calcext:value-type="float">
            <text:p>0.0149490322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13" calcext:value-type="float">
            <text:p>413</text:p>
          </table:table-cell>
          <table:table-cell office:value-type="float" office:value="22156.8004115226" calcext:value-type="float">
            <text:p>22156.8004115226</text:p>
          </table:table-cell>
          <table:table-cell office:value-type="float" office:value="0.0151195115620477" calcext:value-type="float">
            <text:p>0.0151195116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15" calcext:value-type="float">
            <text:p>415</text:p>
          </table:table-cell>
          <table:table-cell office:value-type="float" office:value="22033.8293103448" calcext:value-type="float">
            <text:p>22033.8293103448</text:p>
          </table:table-cell>
          <table:table-cell office:value-type="float" office:value="0.0149769699743052" calcext:value-type="float">
            <text:p>0.01497697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15" calcext:value-type="float">
            <text:p>415</text:p>
          </table:table-cell>
          <table:table-cell office:value-type="float" office:value="22111.4680232558" calcext:value-type="float">
            <text:p>22111.4680232558</text:p>
          </table:table-cell>
          <table:table-cell office:value-type="float" office:value="0.015150509213032" calcext:value-type="float">
            <text:p>0.0151505092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16" calcext:value-type="float">
            <text:p>416</text:p>
          </table:table-cell>
          <table:table-cell office:value-type="float" office:value="22035.205952381" calcext:value-type="float">
            <text:p>22035.205952381</text:p>
          </table:table-cell>
          <table:table-cell office:value-type="float" office:value="0.0149760342931736" calcext:value-type="float">
            <text:p>0.0149760343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16" calcext:value-type="float">
            <text:p>416</text:p>
          </table:table-cell>
          <table:table-cell office:value-type="float" office:value="22109.5731462926" calcext:value-type="float">
            <text:p>22109.5731462926</text:p>
          </table:table-cell>
          <table:table-cell office:value-type="float" office:value="0.015151807670976" calcext:value-type="float">
            <text:p>0.0151518077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17" calcext:value-type="float">
            <text:p>417</text:p>
          </table:table-cell>
          <table:table-cell office:value-type="float" office:value="22020.3743455497" calcext:value-type="float">
            <text:p>22020.3743455497</text:p>
          </table:table-cell>
          <table:table-cell office:value-type="float" office:value="0.0149861212539601" calcext:value-type="float">
            <text:p>0.0149861213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17" calcext:value-type="float">
            <text:p>417</text:p>
          </table:table-cell>
          <table:table-cell office:value-type="float" office:value="22092.686746988" calcext:value-type="float">
            <text:p>22092.686746988</text:p>
          </table:table-cell>
          <table:table-cell office:value-type="float" office:value="0.0151633888551682" calcext:value-type="float">
            <text:p>0.0151633889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18" calcext:value-type="float">
            <text:p>418</text:p>
          </table:table-cell>
          <table:table-cell office:value-type="float" office:value="21971.3902439024" calcext:value-type="float">
            <text:p>21971.3902439024</text:p>
          </table:table-cell>
          <table:table-cell office:value-type="float" office:value="0.0150195320522142" calcext:value-type="float">
            <text:p>0.0150195321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18" calcext:value-type="float">
            <text:p>418</text:p>
          </table:table-cell>
          <table:table-cell office:value-type="float" office:value="22084.4240506329" calcext:value-type="float">
            <text:p>22084.4240506329</text:p>
          </table:table-cell>
          <table:table-cell office:value-type="float" office:value="0.0151690621060321" calcext:value-type="float">
            <text:p>0.0151690621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19" calcext:value-type="float">
            <text:p>419</text:p>
          </table:table-cell>
          <table:table-cell office:value-type="float" office:value="21967.1126760563" calcext:value-type="float">
            <text:p>21967.1126760563</text:p>
          </table:table-cell>
          <table:table-cell office:value-type="float" office:value="0.0150224567455191" calcext:value-type="float">
            <text:p>0.0150224567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20" calcext:value-type="float">
            <text:p>420</text:p>
          </table:table-cell>
          <table:table-cell office:value-type="float" office:value="21961.238317757" calcext:value-type="float">
            <text:p>21961.238317757</text:p>
          </table:table-cell>
          <table:table-cell office:value-type="float" office:value="0.0150264750659882" calcext:value-type="float">
            <text:p>0.0150264751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22" calcext:value-type="float">
            <text:p>422</text:p>
          </table:table-cell>
          <table:table-cell office:value-type="float" office:value="21947.6909620991" calcext:value-type="float">
            <text:p>21947.6909620991</text:p>
          </table:table-cell>
          <table:table-cell office:value-type="float" office:value="0.0150357502559093" calcext:value-type="float">
            <text:p>0.0150357503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23" calcext:value-type="float">
            <text:p>423</text:p>
          </table:table-cell>
          <table:table-cell office:value-type="float" office:value="21919.5040650407" calcext:value-type="float">
            <text:p>21919.5040650407</text:p>
          </table:table-cell>
          <table:table-cell office:value-type="float" office:value="0.0150550851433868" calcext:value-type="float">
            <text:p>0.0150550851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24" calcext:value-type="float">
            <text:p>424</text:p>
          </table:table-cell>
          <table:table-cell office:value-type="float" office:value="21910.4244186047" calcext:value-type="float">
            <text:p>21910.4244186047</text:p>
          </table:table-cell>
          <table:table-cell office:value-type="float" office:value="0.0150613239476908" calcext:value-type="float">
            <text:p>0.0150613239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25" calcext:value-type="float">
            <text:p>425</text:p>
          </table:table-cell>
          <table:table-cell office:value-type="float" office:value="21894.1224489796" calcext:value-type="float">
            <text:p>21894.1224489796</text:p>
          </table:table-cell>
          <table:table-cell office:value-type="float" office:value="0.0150725383384973" calcext:value-type="float">
            <text:p>0.0150725383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26" calcext:value-type="float">
            <text:p>426</text:p>
          </table:table-cell>
          <table:table-cell office:value-type="float" office:value="21874.2768595041" calcext:value-type="float">
            <text:p>21874.2768595041</text:p>
          </table:table-cell>
          <table:table-cell office:value-type="float" office:value="0.0150862130034995" calcext:value-type="float">
            <text:p>0.015086213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27" calcext:value-type="float">
            <text:p>427</text:p>
          </table:table-cell>
          <table:table-cell office:value-type="float" office:value="21860.9022556391" calcext:value-type="float">
            <text:p>21860.9022556391</text:p>
          </table:table-cell>
          <table:table-cell office:value-type="float" office:value="0.0150954428202923" calcext:value-type="float">
            <text:p>0.0150954428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28" calcext:value-type="float">
            <text:p>428</text:p>
          </table:table-cell>
          <table:table-cell office:value-type="float" office:value="21831.9" calcext:value-type="float">
            <text:p>21831.9</text:p>
          </table:table-cell>
          <table:table-cell office:value-type="float" office:value="0.0151154961318071" calcext:value-type="float">
            <text:p>0.0151154961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29" calcext:value-type="float">
            <text:p>429</text:p>
          </table:table-cell>
          <table:table-cell office:value-type="float" office:value="21827.590504451" calcext:value-type="float">
            <text:p>21827.590504451</text:p>
          </table:table-cell>
          <table:table-cell office:value-type="float" office:value="0.0151184804356994" calcext:value-type="float">
            <text:p>0.0151184804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31" calcext:value-type="float">
            <text:p>431</text:p>
          </table:table-cell>
          <table:table-cell office:value-type="float" office:value="21811.3682432432" calcext:value-type="float">
            <text:p>21811.3682432432</text:p>
          </table:table-cell>
          <table:table-cell office:value-type="float" office:value="0.0151297248443929" calcext:value-type="float">
            <text:p>0.0151297248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32" calcext:value-type="float">
            <text:p>432</text:p>
          </table:table-cell>
          <table:table-cell office:value-type="float" office:value="21791.9" calcext:value-type="float">
            <text:p>21791.9</text:p>
          </table:table-cell>
          <table:table-cell office:value-type="float" office:value="0.0151432412960779" calcext:value-type="float">
            <text:p>0.0151432413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33" calcext:value-type="float">
            <text:p>433</text:p>
          </table:table-cell>
          <table:table-cell office:value-type="float" office:value="21770.9090909091" calcext:value-type="float">
            <text:p>21770.9090909091</text:p>
          </table:table-cell>
          <table:table-cell office:value-type="float" office:value="0.0151578419909805" calcext:value-type="float">
            <text:p>0.015157842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34" calcext:value-type="float">
            <text:p>434</text:p>
          </table:table-cell>
          <table:table-cell office:value-type="float" office:value="21754.7785407725" calcext:value-type="float">
            <text:p>21754.7785407725</text:p>
          </table:table-cell>
          <table:table-cell office:value-type="float" office:value="0.0151690811001141" calcext:value-type="float">
            <text:p>0.0151690811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35" calcext:value-type="float">
            <text:p>435</text:p>
          </table:table-cell>
          <table:table-cell office:value-type="float" office:value="21754.3028571429" calcext:value-type="float">
            <text:p>21754.3028571429</text:p>
          </table:table-cell>
          <table:table-cell office:value-type="float" office:value="0.0151694127900608" calcext:value-type="float">
            <text:p>0.0151694128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36" calcext:value-type="float">
            <text:p>436</text:p>
          </table:table-cell>
          <table:table-cell office:value-type="float" office:value="21736.5526315789" calcext:value-type="float">
            <text:p>21736.5526315789</text:p>
          </table:table-cell>
          <table:table-cell office:value-type="float" office:value="0.0151818002418918" calcext:value-type="float">
            <text:p>0.0151818002</text:p>
          </table:table-cell>
          <table:table-cell table:number-columns-repeated="16"/>
        </table:table-row>
      </table:table>
      <table:table table:name="Sheet3" table:style-name="ta1">
        <table:table-column table:style-name="co1" table:number-columns-repeated="3" table:default-cell-style-name="Default"/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4.9" calcext:value-type="float">
            <text:p>34.9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4.9" calcext:value-type="float">
            <text:p>34.9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4.9" calcext:value-type="float">
            <text:p>34.9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4.9" calcext:value-type="float">
            <text:p>34.9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table:number-columns-repeated="2" office:value-type="float" office:value="34.9" calcext:value-type="float">
            <text:p>34.9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table:number-columns-repeated="2" office:value-type="float" office:value="34.9" calcext:value-type="float">
            <text:p>34.9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table:number-columns-repeated="2" office:value-type="float" office:value="34.9" calcext:value-type="float">
            <text:p>34.9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table:number-columns-repeated="2" office:value-type="float" office:value="34.9" calcext:value-type="float">
            <text:p>34.9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table:number-columns-repeated="2" office:value-type="float" office:value="34.9" calcext:value-type="float">
            <text:p>34.9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table:number-columns-repeated="2" office:value-type="float" office:value="34.9" calcext:value-type="float">
            <text:p>34.9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table:number-columns-repeated="2" office:value-type="float" office:value="34.9" calcext:value-type="float">
            <text:p>34.9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table:number-columns-repeated="2" office:value-type="float" office:value="34.9" calcext:value-type="float">
            <text:p>34.9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table:number-columns-repeated="2" office:value-type="float" office:value="34.9" calcext:value-type="float">
            <text:p>34.9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table:number-columns-repeated="2" office:value-type="float" office:value="34.9" calcext:value-type="float">
            <text:p>34.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34.9" calcext:value-type="float">
            <text:p>34.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34.9" calcext:value-type="float">
            <text:p>34.9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4.9" calcext:value-type="float">
            <text:p>34.9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4.9" calcext:value-type="float">
            <text:p>34.9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4.9" calcext:value-type="float">
            <text:p>34.9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4.9" calcext:value-type="float">
            <text:p>34.9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4.9" calcext:value-type="float">
            <text:p>34.9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4.9" calcext:value-type="float">
            <text:p>34.9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.9" calcext:value-type="float">
            <text:p>34.9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.9" calcext:value-type="float">
            <text:p>34.9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34.9" calcext:value-type="float">
            <text:p>34.9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34.9" calcext:value-type="float">
            <text:p>34.9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34.9" calcext:value-type="float">
            <text:p>34.9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34.9" calcext:value-type="float">
            <text:p>34.9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34.9" calcext:value-type="float">
            <text:p>34.9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34.9" calcext:value-type="float">
            <text:p>34.9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34.9" calcext:value-type="float">
            <text:p>34.9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4.9" calcext:value-type="float">
            <text:p>34.9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4.9" calcext:value-type="float">
            <text:p>34.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4.9" calcext:value-type="float">
            <text:p>34.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34.9" calcext:value-type="float">
            <text:p>34.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4.9" calcext:value-type="float">
            <text:p>34.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4.9" calcext:value-type="float">
            <text:p>34.9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4.9" calcext:value-type="float">
            <text:p>34.9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4.9" calcext:value-type="float">
            <text:p>34.9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4.9" calcext:value-type="float">
            <text:p>34.9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4.9" calcext:value-type="float">
            <text:p>34.9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34.9" calcext:value-type="float">
            <text:p>34.9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34.9" calcext:value-type="float">
            <text:p>34.9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4.9" calcext:value-type="float">
            <text:p>34.9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4.9" calcext:value-type="float">
            <text:p>34.9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4.9" calcext:value-type="float">
            <text:p>34.9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4.9" calcext:value-type="float">
            <text:p>34.9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4.9" calcext:value-type="float">
            <text:p>34.9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4.9" calcext:value-type="float">
            <text:p>34.9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4.9" calcext:value-type="float">
            <text:p>34.9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4.9" calcext:value-type="float">
            <text:p>34.9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4.9" calcext:value-type="float">
            <text:p>34.9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34.9" calcext:value-type="float">
            <text:p>34.9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34.9" calcext:value-type="float">
            <text:p>34.9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34.9" calcext:value-type="float">
            <text:p>34.9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4.9" calcext:value-type="float">
            <text:p>34.9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4.9" calcext:value-type="float">
            <text:p>34.9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4.9" calcext:value-type="float">
            <text:p>34.9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34.9" calcext:value-type="float">
            <text:p>34.9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table:number-columns-repeated="2" office:value-type="float" office:value="34.9" calcext:value-type="float">
            <text:p>34.9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table:number-columns-repeated="2" office:value-type="float" office:value="34.9" calcext:value-type="float">
            <text:p>34.9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34.9" calcext:value-type="float">
            <text:p>34.9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34.9" calcext:value-type="float">
            <text:p>34.9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34.9" calcext:value-type="float">
            <text:p>34.9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34.9" calcext:value-type="float">
            <text:p>34.9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34.9" calcext:value-type="float">
            <text:p>34.9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34.9" calcext:value-type="float">
            <text:p>34.9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34.9" calcext:value-type="float">
            <text:p>34.9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34.9" calcext:value-type="float">
            <text:p>34.9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table:number-columns-repeated="2" office:value-type="float" office:value="34.9" calcext:value-type="float">
            <text:p>34.9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34.9" calcext:value-type="float">
            <text:p>34.9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34.9" calcext:value-type="float">
            <text:p>34.9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34.9" calcext:value-type="float">
            <text:p>34.9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4.9" calcext:value-type="float">
            <text:p>34.9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4.9" calcext:value-type="float">
            <text:p>34.9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34.9" calcext:value-type="float">
            <text:p>34.9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4.9" calcext:value-type="float">
            <text:p>34.9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34.9" calcext:value-type="float">
            <text:p>34.9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34.9" calcext:value-type="float">
            <text:p>34.9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34.9" calcext:value-type="float">
            <text:p>34.9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34.9" calcext:value-type="float">
            <text:p>34.9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34.9" calcext:value-type="float">
            <text:p>34.9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34.9" calcext:value-type="float">
            <text:p>34.9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34.9" calcext:value-type="float">
            <text:p>34.9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34.9" calcext:value-type="float">
            <text:p>34.9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4.9" calcext:value-type="float">
            <text:p>34.9</text:p>
          </table:table-cell>
          <table:table-cell office:value-type="float" office:value="30.7" calcext:value-type="float">
            <text:p>30.7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4.9" calcext:value-type="float">
            <text:p>34.9</text:p>
          </table:table-cell>
          <table:table-cell office:value-type="float" office:value="30.7" calcext:value-type="float">
            <text:p>30.7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4.9" calcext:value-type="float">
            <text:p>34.9</text:p>
          </table:table-cell>
          <table:table-cell office:value-type="float" office:value="30.7" calcext:value-type="float">
            <text:p>30.7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4.9" calcext:value-type="float">
            <text:p>34.9</text:p>
          </table:table-cell>
          <table:table-cell office:value-type="float" office:value="30.7" calcext:value-type="float">
            <text:p>30.7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34.9" calcext:value-type="float">
            <text:p>34.9</text:p>
          </table:table-cell>
          <table:table-cell office:value-type="float" office:value="30.7" calcext:value-type="float">
            <text:p>30.7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4.9" calcext:value-type="float">
            <text:p>34.9</text:p>
          </table:table-cell>
          <table:table-cell office:value-type="float" office:value="30.7" calcext:value-type="float">
            <text:p>30.7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34.9" calcext:value-type="float">
            <text:p>34.9</text:p>
          </table:table-cell>
          <table:table-cell office:value-type="float" office:value="30.7" calcext:value-type="float">
            <text:p>30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0.7" calcext:value-type="float">
            <text:p>30.7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4.9" calcext:value-type="float">
            <text:p>34.9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4.9" calcext:value-type="float">
            <text:p>34.9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4.9" calcext:value-type="float">
            <text:p>34.9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4.9" calcext:value-type="float">
            <text:p>34.9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4.9" calcext:value-type="float">
            <text:p>34.9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4.9" calcext:value-type="float">
            <text:p>34.9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4.9" calcext:value-type="float">
            <text:p>34.9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4.9" calcext:value-type="float">
            <text:p>34.9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4.9" calcext:value-type="float">
            <text:p>34.9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4.9" calcext:value-type="float">
            <text:p>34.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4.9" calcext:value-type="float">
            <text:p>34.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4.9" calcext:value-type="float">
            <text:p>34.9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4.9" calcext:value-type="float">
            <text:p>34.9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4.9" calcext:value-type="float">
            <text:p>34.9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4.9" calcext:value-type="float">
            <text:p>34.9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4.9" calcext:value-type="float">
            <text:p>34.9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4.9" calcext:value-type="float">
            <text:p>34.9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4.9" calcext:value-type="float">
            <text:p>34.9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4.9" calcext:value-type="float">
            <text:p>34.9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.9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34.9" calcext:value-type="float">
            <text:p>34.9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34.9" calcext:value-type="float">
            <text:p>34.9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34.9" calcext:value-type="float">
            <text:p>34.9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34.9" calcext:value-type="float">
            <text:p>34.9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34.9" calcext:value-type="float">
            <text:p>34.9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table:number-columns-repeated="2"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table:number-columns-repeated="2"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table:number-columns-repeated="2"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table:number-columns-repeated="2"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table:number-columns-repeated="2"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table:number-columns-repeated="2"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table:number-columns-repeated="2"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table:number-columns-repeated="2"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table:number-columns-repeated="2"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table:number-columns-repeated="2"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  <table:database-ranges>
        <table:database-range table:name="__Anonymous_Sheet_DB__1" table:target-range-address="Sheet2.G1:Sheet2.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6:27:07.232576664</meta:creation-date>
    <dc:date>2018-04-01T18:08:37.055285770</dc:date>
    <meta:editing-duration>PT46M42S</meta:editing-duration>
    <meta:editing-cycles>1</meta:editing-cycles>
    <meta:document-statistic meta:table-count="3" meta:cell-count="13274" meta:object-count="7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8" chart:maximum="3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465cm" svg:height="9.006cm" xlink:href=".." xlink:type="simple" chart:class="chart:line" chart:style-name="ch1">
        <chart:legend chart:legend-position="end" svg:x="32.507cm" svg:y="3.706cm" style:legend-expansion="high" chart:style-name="ch2"/>
        <chart:plot-area chart:style-name="ch3" table:cell-range-address="Sheet1.A1:Sheet1.C224" chart:data-source-has-labels="row" svg:x="0.709cm" svg:y="0.18cm" svg:width="31.089cm" svg:height="8.646cm">
          <chartooo:coordinate-region svg:x="1.33cm" svg:y="0.301cm" svg:width="30.468cm" svg:height="7.5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24" chart:label-cell-address="Sheet1.A1:Sheet1.A1" chart:class="chart:line">
            <chart:data-point chart:repeated="223"/>
          </chart:series>
          <chart:series chart:style-name="ch8" chart:values-cell-range-address="Sheet1.B2:Sheet1.B224" chart:label-cell-address="Sheet1.B1:Sheet1.B1" chart:class="chart:line">
            <chart:data-point chart:repeated="223"/>
          </chart:series>
          <chart:series chart:style-name="ch9" chart:values-cell-range-address="Sheet1.C2:Sheet1.C224" chart:label-cell-address="Sheet1.C1:Sheet1.C1" chart:class="chart:line">
            <chart:data-point chart:repeated="2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culated</text:p>
                <draw:g>
                  <svg:desc>Sheet1.A1:Sheet1.A1</svg:desc>
                </draw:g>
              </table:table-cell>
              <table:table-cell office:value-type="string">
                <text:p>Actual</text:p>
                <draw:g>
                  <svg:desc>Sheet1.B1:Sheet1.B1</svg:desc>
                </draw:g>
              </table:table-cell>
              <table:table-cell office:value-type="string">
                <text:p>FPA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.6">
                <text:p>36.6</text:p>
                <draw:g>
                  <svg:desc>Sheet1.A2:Sheet1.A224</svg:desc>
                </draw:g>
              </table:table-cell>
              <table:table-cell office:value-type="float" office:value="33.6">
                <text:p>33.6</text:p>
                <draw:g>
                  <svg:desc>Sheet1.B2:Sheet1.B224</svg:desc>
                </draw:g>
              </table:table-cell>
              <table:table-cell office:value-type="float" office:value="29.2">
                <text:p>29.2</text:p>
                <draw:g>
                  <svg:desc>Sheet1.C2:Sheet1.C2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6">
                <text:p>36.6</text:p>
              </table:table-cell>
              <table:table-cell office:value-type="float" office:value="33.6">
                <text:p>33.6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5">
                <text:p>36.5</text:p>
              </table:table-cell>
              <table:table-cell office:value-type="float" office:value="33.6">
                <text:p>33.6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5">
                <text:p>36.5</text:p>
              </table:table-cell>
              <table:table-cell office:value-type="float" office:value="33.6">
                <text:p>33.6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5">
                <text:p>36.5</text:p>
              </table:table-cell>
              <table:table-cell office:value-type="float" office:value="33.6">
                <text:p>33.6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.5">
                <text:p>35.5</text:p>
              </table:table-cell>
              <table:table-cell office:value-type="float" office:value="33.6">
                <text:p>33.6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33.6">
                <text:p>33.6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5">
                <text:p>36.5</text:p>
              </table:table-cell>
              <table:table-cell office:value-type="float" office:value="33.6">
                <text:p>33.6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5">
                <text:p>34.5</text:p>
              </table:table-cell>
              <table:table-cell office:value-type="float" office:value="33.6">
                <text:p>33.6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5">
                <text:p>34.5</text:p>
              </table:table-cell>
              <table:table-cell office:value-type="float" office:value="33.6">
                <text:p>33.6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5">
                <text:p>34.5</text:p>
              </table:table-cell>
              <table:table-cell office:value-type="float" office:value="33.6">
                <text:p>33.6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.6">
                <text:p>34.6</text:p>
              </table:table-cell>
              <table:table-cell office:value-type="float" office:value="33.6">
                <text:p>33.6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.5">
                <text:p>34.5</text:p>
              </table:table-cell>
              <table:table-cell office:value-type="float" office:value="33.6">
                <text:p>33.6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5">
                <text:p>34.5</text:p>
              </table:table-cell>
              <table:table-cell office:value-type="float" office:value="33.6">
                <text:p>33.6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.5">
                <text:p>34.5</text:p>
              </table:table-cell>
              <table:table-cell office:value-type="float" office:value="33.6">
                <text:p>33.6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.5">
                <text:p>34.5</text:p>
              </table:table-cell>
              <table:table-cell office:value-type="float" office:value="33.6">
                <text:p>33.6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5">
                <text:p>34.5</text:p>
              </table:table-cell>
              <table:table-cell office:value-type="float" office:value="33.6">
                <text:p>33.6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.5">
                <text:p>34.5</text:p>
              </table:table-cell>
              <table:table-cell office:value-type="float" office:value="33.6">
                <text:p>33.6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5">
                <text:p>34.5</text:p>
              </table:table-cell>
              <table:table-cell office:value-type="float" office:value="33.6">
                <text:p>33.6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.5">
                <text:p>34.5</text:p>
              </table:table-cell>
              <table:table-cell office:value-type="float" office:value="33.6">
                <text:p>33.6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.4">
                <text:p>34.4</text:p>
              </table:table-cell>
              <table:table-cell office:value-type="float" office:value="33.6">
                <text:p>33.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.6">
                <text:p>33.6</text:p>
              </table:table-cell>
              <table:table-cell office:value-type="float" office:value="33.6">
                <text:p>33.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4">
                <text:p>34.4</text:p>
              </table:table-cell>
              <table:table-cell office:value-type="float" office:value="33.6">
                <text:p>33.6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.1">
                <text:p>34.1</text:p>
              </table:table-cell>
              <table:table-cell office:value-type="float" office:value="33.6">
                <text:p>33.6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.1">
                <text:p>34.1</text:p>
              </table:table-cell>
              <table:table-cell office:value-type="float" office:value="33.6">
                <text:p>33.6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">
                <text:p>33</text:p>
              </table:table-cell>
              <table:table-cell office:value-type="float" office:value="33.6">
                <text:p>33.6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33.6">
                <text:p>33.6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">
                <text:p>33</text:p>
              </table:table-cell>
              <table:table-cell office:value-type="float" office:value="33.6">
                <text:p>33.6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">
                <text:p>33</text:p>
              </table:table-cell>
              <table:table-cell office:value-type="float" office:value="33.6">
                <text:p>33.6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">
                <text:p>33</text:p>
              </table:table-cell>
              <table:table-cell office:value-type="float" office:value="33.6">
                <text:p>33.6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">
                <text:p>33</text:p>
              </table:table-cell>
              <table:table-cell office:value-type="float" office:value="33.6">
                <text:p>33.6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">
                <text:p>33</text:p>
              </table:table-cell>
              <table:table-cell office:value-type="float" office:value="33.6">
                <text:p>33.6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33.6">
                <text:p>33.6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">
                <text:p>33</text:p>
              </table:table-cell>
              <table:table-cell office:value-type="float" office:value="33.6">
                <text:p>33.6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">
                <text:p>33</text:p>
              </table:table-cell>
              <table:table-cell office:value-type="float" office:value="33.6">
                <text:p>33.6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">
                <text:p>33</text:p>
              </table:table-cell>
              <table:table-cell office:value-type="float" office:value="33.6">
                <text:p>33.6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.5">
                <text:p>32.5</text:p>
              </table:table-cell>
              <table:table-cell office:value-type="float" office:value="33.6">
                <text:p>33.6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">
                <text:p>33</text:p>
              </table:table-cell>
              <table:table-cell office:value-type="float" office:value="33.6">
                <text:p>33.6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">
                <text:p>33</text:p>
              </table:table-cell>
              <table:table-cell office:value-type="float" office:value="33.6">
                <text:p>33.6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">
                <text:p>33</text:p>
              </table:table-cell>
              <table:table-cell office:value-type="float" office:value="33.6">
                <text:p>33.6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">
                <text:p>33</text:p>
              </table:table-cell>
              <table:table-cell office:value-type="float" office:value="33.6">
                <text:p>33.6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">
                <text:p>33</text:p>
              </table:table-cell>
              <table:table-cell office:value-type="float" office:value="33.6">
                <text:p>33.6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.5">
                <text:p>32.5</text:p>
              </table:table-cell>
              <table:table-cell office:value-type="float" office:value="33.6">
                <text:p>33.6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.5">
                <text:p>34.5</text:p>
              </table:table-cell>
              <table:table-cell office:value-type="float" office:value="33.6">
                <text:p>33.6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.5">
                <text:p>34.5</text:p>
              </table:table-cell>
              <table:table-cell office:value-type="float" office:value="33.6">
                <text:p>33.6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.5">
                <text:p>34.5</text:p>
              </table:table-cell>
              <table:table-cell office:value-type="float" office:value="33.6">
                <text:p>33.6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.1">
                <text:p>34.1</text:p>
              </table:table-cell>
              <table:table-cell office:value-type="float" office:value="33.6">
                <text:p>33.6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.1">
                <text:p>34.1</text:p>
              </table:table-cell>
              <table:table-cell office:value-type="float" office:value="33.6">
                <text:p>33.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.1">
                <text:p>34.1</text:p>
              </table:table-cell>
              <table:table-cell office:value-type="float" office:value="33.6">
                <text:p>33.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.5">
                <text:p>34.5</text:p>
              </table:table-cell>
              <table:table-cell office:value-type="float" office:value="33.6">
                <text:p>33.6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.5">
                <text:p>34.5</text:p>
              </table:table-cell>
              <table:table-cell office:value-type="float" office:value="33.6">
                <text:p>33.6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.5">
                <text:p>34.5</text:p>
              </table:table-cell>
              <table:table-cell office:value-type="float" office:value="33.6">
                <text:p>33.6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.5">
                <text:p>34.5</text:p>
              </table:table-cell>
              <table:table-cell office:value-type="float" office:value="33.6">
                <text:p>33.6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.5">
                <text:p>34.5</text:p>
              </table:table-cell>
              <table:table-cell office:value-type="float" office:value="33.6">
                <text:p>33.6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.9">
                <text:p>34.9</text:p>
              </table:table-cell>
              <table:table-cell office:value-type="float" office:value="33.6">
                <text:p>33.6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.1">
                <text:p>34.1</text:p>
              </table:table-cell>
              <table:table-cell office:value-type="float" office:value="33.6">
                <text:p>33.6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.5">
                <text:p>34.5</text:p>
              </table:table-cell>
              <table:table-cell office:value-type="float" office:value="33.6">
                <text:p>33.6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.5">
                <text:p>34.5</text:p>
              </table:table-cell>
              <table:table-cell office:value-type="float" office:value="33.6">
                <text:p>33.6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.6">
                <text:p>34.6</text:p>
              </table:table-cell>
              <table:table-cell office:value-type="float" office:value="33.6">
                <text:p>33.6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.6">
                <text:p>34.6</text:p>
              </table:table-cell>
              <table:table-cell office:value-type="float" office:value="33.6">
                <text:p>33.6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4.5">
                <text:p>34.5</text:p>
              </table:table-cell>
              <table:table-cell office:value-type="float" office:value="33.6">
                <text:p>33.6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.5">
                <text:p>34.5</text:p>
              </table:table-cell>
              <table:table-cell office:value-type="float" office:value="33.6">
                <text:p>33.6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.9">
                <text:p>34.9</text:p>
              </table:table-cell>
              <table:table-cell office:value-type="float" office:value="33.6">
                <text:p>33.6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">
                <text:p>34</text:p>
              </table:table-cell>
              <table:table-cell office:value-type="float" office:value="33.6">
                <text:p>33.6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.9">
                <text:p>34.9</text:p>
              </table:table-cell>
              <table:table-cell office:value-type="float" office:value="33.6">
                <text:p>33.6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.9">
                <text:p>34.9</text:p>
              </table:table-cell>
              <table:table-cell office:value-type="float" office:value="33.6">
                <text:p>33.6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.9">
                <text:p>34.9</text:p>
              </table:table-cell>
              <table:table-cell office:value-type="float" office:value="33.6">
                <text:p>33.6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.9">
                <text:p>34.9</text:p>
              </table:table-cell>
              <table:table-cell office:value-type="float" office:value="33.6">
                <text:p>33.6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.9">
                <text:p>34.9</text:p>
              </table:table-cell>
              <table:table-cell office:value-type="float" office:value="33.6">
                <text:p>33.6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3">
                <text:p>33</text:p>
              </table:table-cell>
              <table:table-cell office:value-type="float" office:value="33.6">
                <text:p>33.6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.5">
                <text:p>34.5</text:p>
              </table:table-cell>
              <table:table-cell office:value-type="float" office:value="33.6">
                <text:p>33.6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.5">
                <text:p>34.5</text:p>
              </table:table-cell>
              <table:table-cell office:value-type="float" office:value="33.6">
                <text:p>33.6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">
                <text:p>35</text:p>
              </table:table-cell>
              <table:table-cell office:value-type="float" office:value="33.6">
                <text:p>33.6</text:p>
              </table:table-cell>
              <table:table-cell office:value-type="float" office:value="35.5">
                <text:p>3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000" chart:maximum="3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402cm" svg:height="9cm" xlink:href=".." xlink:type="simple" chart:class="chart:line" chart:style-name="ch1">
        <chart:legend chart:legend-position="end" svg:x="37.55cm" svg:y="4.201cm" style:legend-expansion="high" chart:style-name="ch2"/>
        <chart:plot-area chart:style-name="ch3" table:cell-range-address="Sheet2.C1:Sheet2.C1997" svg:x="0.808cm" svg:y="0.18cm" svg:width="35.934cm" svg:height="8.64cm">
          <chartooo:coordinate-region svg:x="1.985cm" svg:y="0.18cm" svg:width="34.757cm" svg:height="7.3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C1:Sheet2.C1997" chart:class="chart:line">
            <chart:data-point chart:repeated="199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653">
                <text:p>27653</text:p>
                <draw:g>
                  <svg:desc>Sheet2.C1:Sheet2.C19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585">
                <text:p>27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636">
                <text:p>27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553">
                <text:p>27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617">
                <text:p>27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548.5">
                <text:p>27548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576">
                <text:p>27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511">
                <text:p>275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512.5">
                <text:p>27512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391.5">
                <text:p>2739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466">
                <text:p>27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409.5">
                <text:p>27409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335">
                <text:p>273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367">
                <text:p>273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281">
                <text:p>27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323.5">
                <text:p>27323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250">
                <text:p>272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267">
                <text:p>272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188.5">
                <text:p>27188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241.5">
                <text:p>27241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169.5">
                <text:p>27169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185.6666666667">
                <text:p>27185.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135">
                <text:p>271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155">
                <text:p>271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101.5">
                <text:p>2710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117">
                <text:p>271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45.5">
                <text:p>27045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079.6666666667">
                <text:p>27079.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030.6666666667">
                <text:p>27030.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071.5">
                <text:p>2707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991.5">
                <text:p>26991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008.3333333333">
                <text:p>27008.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946">
                <text:p>269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990">
                <text:p>269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934">
                <text:p>269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957.6666666667">
                <text:p>26957.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345">
                <text:p>273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891.3333333333">
                <text:p>26891.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911.3333333333">
                <text:p>26911.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66.5">
                <text:p>27266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843">
                <text:p>268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885.3333333333">
                <text:p>26885.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248">
                <text:p>272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841">
                <text:p>268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856.5">
                <text:p>26856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185.5">
                <text:p>27185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806">
                <text:p>268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820">
                <text:p>268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145">
                <text:p>271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724.75">
                <text:p>26724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748">
                <text:p>267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093">
                <text:p>270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670">
                <text:p>2667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722.3333333333">
                <text:p>26722.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037.5">
                <text:p>27037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650.3333333333">
                <text:p>26650.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689.5">
                <text:p>26689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972">
                <text:p>269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614.25">
                <text:p>26614.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642.6666666667">
                <text:p>26642.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971.5">
                <text:p>26971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569.75">
                <text:p>26569.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612.6666666667">
                <text:p>26612.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933">
                <text:p>269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534">
                <text:p>265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568.6666666667">
                <text:p>26568.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613.6666666667">
                <text:p>26613.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880.5">
                <text:p>26880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502.3333333333">
                <text:p>26502.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532">
                <text:p>265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704">
                <text:p>267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705.5">
                <text:p>26705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846.5">
                <text:p>26846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467.3333333333">
                <text:p>26467.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609.6666666667">
                <text:p>26609.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678">
                <text:p>266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701.6666666667">
                <text:p>26701.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814.6666666667">
                <text:p>26814.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428.25">
                <text:p>26428.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592">
                <text:p>265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616.5">
                <text:p>26616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672.75">
                <text:p>26672.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754">
                <text:p>267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397.75">
                <text:p>26397.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569.5">
                <text:p>26569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577">
                <text:p>265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649.2">
                <text:p>26649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42">
                <text:p>267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358">
                <text:p>263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530.6666666667">
                <text:p>26530.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547">
                <text:p>265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621.5">
                <text:p>26621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709.5">
                <text:p>26709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384.25">
                <text:p>26384.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483">
                <text:p>264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511.3333333333">
                <text:p>26511.333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607.4">
                <text:p>26607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676.3333333333">
                <text:p>26676.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417">
                <text:p>264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482">
                <text:p>264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525">
                <text:p>265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575.5">
                <text:p>26575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669.3333333333">
                <text:p>26669.33333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449">
                <text:p>264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454.25">
                <text:p>26454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500">
                <text:p>265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564.25">
                <text:p>26564.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632.5">
                <text:p>26632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378">
                <text:p>263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426.6666666667">
                <text:p>26426.666666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462">
                <text:p>264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481.8">
                <text:p>26481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585">
                <text:p>265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588.2">
                <text:p>26588.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593">
                <text:p>265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336.5">
                <text:p>26336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413.5">
                <text:p>26413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418">
                <text:p>264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455.5">
                <text:p>26455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523.5">
                <text:p>26523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562">
                <text:p>265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617.4">
                <text:p>26617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280.5">
                <text:p>26280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352.5">
                <text:p>26352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426.75">
                <text:p>26426.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432.25">
                <text:p>26432.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501.5">
                <text:p>26501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521.5">
                <text:p>26521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596.5">
                <text:p>26596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97">
                <text:p>262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306">
                <text:p>263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405.6">
                <text:p>26405.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459.6666666667">
                <text:p>26459.6666666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466.6666666667">
                <text:p>26466.6666666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490">
                <text:p>2649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574.6">
                <text:p>26574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256">
                <text:p>262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331">
                <text:p>263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390">
                <text:p>2639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418.5">
                <text:p>26418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443">
                <text:p>264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451.25">
                <text:p>26451.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552.6">
                <text:p>26552.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199">
                <text:p>261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6280">
                <text:p>262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381">
                <text:p>263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387.75">
                <text:p>26387.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406.3333333333">
                <text:p>26406.3333333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432.25">
                <text:p>26432.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529.2">
                <text:p>26529.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141.3333333333">
                <text:p>26141.3333333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238.5">
                <text:p>26238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356.4">
                <text:p>26356.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364.5">
                <text:p>26364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371.5">
                <text:p>26371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403.25">
                <text:p>26403.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516.2">
                <text:p>26516.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186">
                <text:p>261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210.3333333333">
                <text:p>26210.333333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340">
                <text:p>263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376.5">
                <text:p>26376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389.75">
                <text:p>26389.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421">
                <text:p>264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497.8">
                <text:p>26497.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139">
                <text:p>261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187">
                <text:p>261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284.5">
                <text:p>26284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357">
                <text:p>263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408.4">
                <text:p>26408.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479.4">
                <text:p>26479.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491">
                <text:p>264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6101.6666666667">
                <text:p>26101.6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127">
                <text:p>261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227.5">
                <text:p>26227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343.6">
                <text:p>26343.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397.6">
                <text:p>26397.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472.3333333333">
                <text:p>26472.3333333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485.3333333333">
                <text:p>26485.333333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056">
                <text:p>260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127">
                <text:p>261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241">
                <text:p>262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329.5">
                <text:p>26329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382.75">
                <text:p>26382.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451.3333333333">
                <text:p>26451.3333333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459.25">
                <text:p>26459.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036">
                <text:p>260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086.5">
                <text:p>26086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200.5">
                <text:p>26200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303.5">
                <text:p>26303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368.25">
                <text:p>26368.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428.75">
                <text:p>26428.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6429">
                <text:p>264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6001">
                <text:p>260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036">
                <text:p>260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136">
                <text:p>261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291.25">
                <text:p>26291.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350.2">
                <text:p>26350.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406.75">
                <text:p>26406.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413.3333333333">
                <text:p>26413.33333333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969.5">
                <text:p>25969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037.3333333333">
                <text:p>26037.3333333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093.5">
                <text:p>26093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297">
                <text:p>262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331">
                <text:p>263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386">
                <text:p>263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400.8">
                <text:p>26400.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934.6666666667">
                <text:p>25934.66666666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991.5">
                <text:p>25991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088.5">
                <text:p>26088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268.25">
                <text:p>26268.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323">
                <text:p>263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362.75">
                <text:p>26362.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377.6666666667">
                <text:p>26377.6666666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899">
                <text:p>258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960.3333333333">
                <text:p>25960.3333333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050">
                <text:p>2605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6263">
                <text:p>262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303.2">
                <text:p>26303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349.25">
                <text:p>26349.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364.8333333333">
                <text:p>26364.83333333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882.3333333333">
                <text:p>25882.3333333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936">
                <text:p>259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990.6666666667">
                <text:p>25990.66666666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245">
                <text:p>262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296.5">
                <text:p>26296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328.6666666667">
                <text:p>26328.6666666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351">
                <text:p>263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849.3333333333">
                <text:p>25849.33333333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891.5">
                <text:p>25891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987">
                <text:p>259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226">
                <text:p>262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268.2">
                <text:p>26268.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326.4285714286">
                <text:p>26326.42857142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330">
                <text:p>2633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814">
                <text:p>258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866">
                <text:p>258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953">
                <text:p>259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020.5">
                <text:p>26020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213.25">
                <text:p>26213.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239">
                <text:p>262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309.6666666667">
                <text:p>26309.66666666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368.4">
                <text:p>26368.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800">
                <text:p>258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859.6666666667">
                <text:p>25859.6666666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903.5">
                <text:p>25903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016.5">
                <text:p>26016.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193.8">
                <text:p>26193.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246.4">
                <text:p>26246.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297.5">
                <text:p>26297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357.75">
                <text:p>26357.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771.75">
                <text:p>25771.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833">
                <text:p>258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866">
                <text:p>258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963">
                <text:p>259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188.25">
                <text:p>26188.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231.2">
                <text:p>26231.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269.5">
                <text:p>26269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333.5">
                <text:p>26333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732">
                <text:p>257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796.6666666667">
                <text:p>25796.66666666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866.3333333333">
                <text:p>25866.3333333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896">
                <text:p>258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163.8">
                <text:p>26163.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210.75">
                <text:p>26210.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254">
                <text:p>262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304.5">
                <text:p>26304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698.3333333333">
                <text:p>25698.33333333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777.5">
                <text:p>25777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855.6666666667">
                <text:p>25855.66666666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880">
                <text:p>2588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6137.5">
                <text:p>26137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193.8">
                <text:p>26193.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6243.8571428571">
                <text:p>26243.85714285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286.5">
                <text:p>26286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653">
                <text:p>256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740.3333333333">
                <text:p>25740.33333333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814.5">
                <text:p>25814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858">
                <text:p>258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124">
                <text:p>261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182">
                <text:p>261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210.7142857143">
                <text:p>26210.71428571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265.6">
                <text:p>26265.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586">
                <text:p>255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677.75">
                <text:p>25677.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5736.6666666667">
                <text:p>25736.66666666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770">
                <text:p>257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108">
                <text:p>261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146.4">
                <text:p>26146.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241.6">
                <text:p>26241.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5552">
                <text:p>255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5636.75">
                <text:p>25636.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5751.6666666667">
                <text:p>25751.66666666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5768">
                <text:p>257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082.4">
                <text:p>26082.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142.2">
                <text:p>26142.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167.1428571429">
                <text:p>26167.14285714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225.4">
                <text:p>26225.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5514">
                <text:p>255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5596">
                <text:p>255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5684">
                <text:p>256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5707.5">
                <text:p>25707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065.8">
                <text:p>26065.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6095">
                <text:p>260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6143.2857142857">
                <text:p>26143.285714285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6208.4">
                <text:p>26208.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5534.5">
                <text:p>25534.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5568.5">
                <text:p>25568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5643">
                <text:p>256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5652.6666666667">
                <text:p>25652.66666666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6046.75">
                <text:p>26046.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6065.5">
                <text:p>26065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6137.3333333333">
                <text:p>26137.33333333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199.8333333333">
                <text:p>26199.83333333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5537">
                <text:p>255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616.5">
                <text:p>25616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5629">
                <text:p>256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641.75">
                <text:p>25641.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6029.75">
                <text:p>26029.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6069.5">
                <text:p>26069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6117.7142857143">
                <text:p>26117.714285714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6191.8">
                <text:p>26191.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5521.5">
                <text:p>25521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5588">
                <text:p>255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5615">
                <text:p>256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5624">
                <text:p>256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6012.4">
                <text:p>26012.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6045.25">
                <text:p>26045.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6049.75">
                <text:p>26049.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6174.4">
                <text:p>26174.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537">
                <text:p>2553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5558">
                <text:p>255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5603.25">
                <text:p>25603.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5608.25">
                <text:p>25608.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5996">
                <text:p>259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030.125">
                <text:p>26030.1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6035.8">
                <text:p>26035.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6149.5714285714">
                <text:p>26149.57142857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5492.6666666667">
                <text:p>25492.66666666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5496.5">
                <text:p>25496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5574.25">
                <text:p>25574.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5716.5">
                <text:p>25716.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5953.8">
                <text:p>25953.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6003.125">
                <text:p>26003.1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6016.3333333333">
                <text:p>26016.33333333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6145.2">
                <text:p>26145.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5465.3333333333">
                <text:p>25465.3333333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476">
                <text:p>254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5555.25">
                <text:p>25555.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5693.4">
                <text:p>25693.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5945.4">
                <text:p>25945.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5982.875">
                <text:p>25982.8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6004.8">
                <text:p>26004.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6115.1428571429">
                <text:p>26115.14285714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421">
                <text:p>2542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430.75">
                <text:p>25430.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5535.25">
                <text:p>25535.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5674.25">
                <text:p>25674.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5931.75">
                <text:p>25931.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5971.125">
                <text:p>25971.1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5983">
                <text:p>259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6099.4">
                <text:p>26099.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5366">
                <text:p>2536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5396.5">
                <text:p>25396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5508">
                <text:p>255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5654.2">
                <text:p>25654.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5919.2">
                <text:p>25919.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5948.375">
                <text:p>25948.3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5961.6">
                <text:p>25961.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6083.4285714286">
                <text:p>26083.42857142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5376.3333333333">
                <text:p>25376.33333333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5462.75">
                <text:p>25462.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5486.3333333333">
                <text:p>25486.33333333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5629.25">
                <text:p>25629.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5902.8">
                <text:p>25902.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5929.8888888889">
                <text:p>25929.88888888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5947.7142857143">
                <text:p>25947.71428571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6061.3333333333">
                <text:p>26061.33333333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5325">
                <text:p>253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5471">
                <text:p>2547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5529">
                <text:p>2552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5608.4">
                <text:p>25608.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5880.25">
                <text:p>25880.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5914.6666666667">
                <text:p>25914.666666666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5916.7272727273">
                <text:p>25916.72727272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6028.1666666667">
                <text:p>26028.166666666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5287">
                <text:p>252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495.25">
                <text:p>25495.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5510">
                <text:p>2551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5596.6">
                <text:p>25596.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5867.3333333333">
                <text:p>25867.33333333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5889.8">
                <text:p>25889.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892.875">
                <text:p>25892.8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6006.7142857143">
                <text:p>26006.71428571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275">
                <text:p>252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5465.5">
                <text:p>25465.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5480.5">
                <text:p>25480.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5538.5">
                <text:p>25538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5576.6">
                <text:p>25576.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5847.2">
                <text:p>25847.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5879.6">
                <text:p>25879.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5880.3333333333">
                <text:p>25880.333333333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5996.6666666667">
                <text:p>25996.666666666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5228.5">
                <text:p>25228.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5421">
                <text:p>2542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5464.25">
                <text:p>25464.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5522.75">
                <text:p>25522.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5562.2">
                <text:p>25562.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5834.2">
                <text:p>25834.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5846">
                <text:p>2584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5849">
                <text:p>2584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5973.1428571429">
                <text:p>25973.142857142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5199">
                <text:p>2519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5411">
                <text:p>2541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5427">
                <text:p>2542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5503">
                <text:p>255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5562.5">
                <text:p>25562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5817">
                <text:p>258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5832.6666666667">
                <text:p>25832.666666666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5835.2">
                <text:p>25835.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5949.1666666667">
                <text:p>25949.16666666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5193">
                <text:p>2519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5398.5">
                <text:p>25398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5412.5">
                <text:p>25412.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5494.6">
                <text:p>25494.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5566.2">
                <text:p>25566.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5777.4">
                <text:p>25777.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5802.6666666667">
                <text:p>25802.666666666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5814.1428571429">
                <text:p>25814.14285714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5930">
                <text:p>2593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5150">
                <text:p>2515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5335">
                <text:p>253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5387.8">
                <text:p>25387.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5464.5">
                <text:p>25464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5564.4">
                <text:p>25564.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5758">
                <text:p>2575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5776.4">
                <text:p>25776.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5789.6666666667">
                <text:p>25789.66666666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5914.5">
                <text:p>25914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5105.6666666667">
                <text:p>25105.66666666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5339.5">
                <text:p>25339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5368">
                <text:p>253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5452">
                <text:p>254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5557.5">
                <text:p>25557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754.6">
                <text:p>25754.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761.5">
                <text:p>25761.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5781.6666666667">
                <text:p>25781.666666666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5895.5">
                <text:p>25895.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5065.6666666667">
                <text:p>25065.666666666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5280">
                <text:p>2528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351.4">
                <text:p>25351.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5435.4">
                <text:p>25435.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5529.4">
                <text:p>25529.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5727.5">
                <text:p>25727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5738.9">
                <text:p>25738.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775.8333333333">
                <text:p>25775.83333333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5881.4285714286">
                <text:p>25881.428571428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5024.6666666667">
                <text:p>25024.666666666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5240">
                <text:p>2524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5391.75">
                <text:p>25391.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5409.8">
                <text:p>25409.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5507.5">
                <text:p>25507.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5715">
                <text:p>257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5727.2">
                <text:p>25727.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5751.8333333333">
                <text:p>25751.83333333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5864.4444444444">
                <text:p>25864.444444444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4991">
                <text:p>2499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5182.5">
                <text:p>25182.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5398.8">
                <text:p>25398.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5415.6">
                <text:p>25415.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5485">
                <text:p>2548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5689.3333333333">
                <text:p>25689.33333333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5709.6666666667">
                <text:p>25709.66666666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5716.6">
                <text:p>25716.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5820.2857142857">
                <text:p>25820.285714285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6170">
                <text:p>2617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4953">
                <text:p>2495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5167">
                <text:p>251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5388">
                <text:p>2538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5397">
                <text:p>2539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5470.8">
                <text:p>25470.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5660.8">
                <text:p>25660.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5694.2">
                <text:p>25694.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5708">
                <text:p>2570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5814.4285714286">
                <text:p>25814.428571428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6125">
                <text:p>261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909">
                <text:p>2490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5154.5">
                <text:p>25154.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5380.75">
                <text:p>25380.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5390.75">
                <text:p>25390.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462.3333333333">
                <text:p>25462.333333333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5651.8333333333">
                <text:p>25651.83333333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5672.6666666667">
                <text:p>25672.666666666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5686.1666666667">
                <text:p>25686.166666666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5796.1428571429">
                <text:p>25796.142857142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6071">
                <text:p>2607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859.75">
                <text:p>24859.7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5103">
                <text:p>2510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5360">
                <text:p>2536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370.4">
                <text:p>25370.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442.3333333333">
                <text:p>25442.333333333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634.5">
                <text:p>25634.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644.7272727273">
                <text:p>25644.727272727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668.1666666667">
                <text:p>25668.166666666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765.1111111111">
                <text:p>25765.11111111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6066">
                <text:p>2606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4825.75">
                <text:p>24825.7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078.6666666667">
                <text:p>25078.666666666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350.6">
                <text:p>25350.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361.75">
                <text:p>25361.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439.25">
                <text:p>25439.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617.6363636364">
                <text:p>25617.636363636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618.5">
                <text:p>25618.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650.125">
                <text:p>25650.1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739.25">
                <text:p>25739.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6014.5">
                <text:p>26014.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4790.75">
                <text:p>24790.7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060">
                <text:p>2506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5338.5">
                <text:p>25338.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5338.8">
                <text:p>25338.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5438.5">
                <text:p>25438.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5579.6666666667">
                <text:p>25579.666666666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5586.1818181818">
                <text:p>25586.181818181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5631.3333333333">
                <text:p>25631.333333333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5722.3333333333">
                <text:p>25722.333333333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5941">
                <text:p>2594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4768.6666666667">
                <text:p>24768.666666666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5005">
                <text:p>2500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5316.4">
                <text:p>25316.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5319.4">
                <text:p>25319.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5432.4">
                <text:p>25432.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5556.5833333333">
                <text:p>25556.583333333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5568.8333333333">
                <text:p>25568.83333333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5616.3333333333">
                <text:p>25616.333333333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5713.5714285714">
                <text:p>25713.571428571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5983">
                <text:p>2598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4924.25">
                <text:p>24924.2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4932.5">
                <text:p>24932.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5254">
                <text:p>2525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5278.5">
                <text:p>25278.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5377.6666666667">
                <text:p>25377.666666666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5491.5714285714">
                <text:p>25491.571428571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5506">
                <text:p>2550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5553.8571428571">
                <text:p>25553.857142857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5673">
                <text:p>2567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5817">
                <text:p>258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4875.6">
                <text:p>24875.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4884">
                <text:p>2488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5224.2">
                <text:p>25224.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5226.2">
                <text:p>25226.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5354.4">
                <text:p>25354.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5460.2142857143">
                <text:p>25460.214285714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5473.5">
                <text:p>25473.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5513.4285714286">
                <text:p>25513.428571428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5613.6666666667">
                <text:p>25613.666666666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5759">
                <text:p>2575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4842.2">
                <text:p>24842.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4851.6666666667">
                <text:p>24851.666666666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5204.8">
                <text:p>25204.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5216">
                <text:p>252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5345.6666666667">
                <text:p>25345.666666666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5452">
                <text:p>2545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5464">
                <text:p>2546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5484.5">
                <text:p>25484.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5587.5">
                <text:p>25587.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5722.5">
                <text:p>25722.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4812.5">
                <text:p>24812.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4819.75">
                <text:p>24819.7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5190.75">
                <text:p>25190.7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5192.1666666667">
                <text:p>25192.166666666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5333.8333333333">
                <text:p>25333.833333333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5442.5833333333">
                <text:p>25442.583333333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5445.6666666667">
                <text:p>25445.666666666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5460.625">
                <text:p>25460.6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5568">
                <text:p>2556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5668">
                <text:p>2566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4797">
                <text:p>2479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4813.2">
                <text:p>24813.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5169">
                <text:p>2516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5179.1666666667">
                <text:p>25179.166666666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5270.1666666667">
                <text:p>25270.166666666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5425.1666666667">
                <text:p>25425.166666666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5427.0769230769">
                <text:p>25427.076923076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5432.25">
                <text:p>25432.2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5555.1111111111">
                <text:p>25555.111111111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5674.5">
                <text:p>25674.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4764.6666666667">
                <text:p>24764.666666666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4803.2">
                <text:p>24803.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5151.1666666667">
                <text:p>25151.166666666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5157">
                <text:p>2515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5257.6">
                <text:p>25257.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5384.1666666667">
                <text:p>25384.166666666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5399.8461538462">
                <text:p>25399.846153846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5416.8333333333">
                <text:p>25416.833333333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5540.6363636364">
                <text:p>25540.636363636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5638">
                <text:p>2563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4727.3333333333">
                <text:p>24727.333333333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4774.6">
                <text:p>24774.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5137.4">
                <text:p>25137.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5144">
                <text:p>2514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5242.6666666667">
                <text:p>25242.666666666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5368.6666666667">
                <text:p>25368.666666666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5376.3076923077">
                <text:p>25376.307692307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5395.7777777778">
                <text:p>25395.777777777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5516.1">
                <text:p>25516.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5602">
                <text:p>2560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4677.75">
                <text:p>24677.7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4814.5">
                <text:p>24814.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5116.6666666667">
                <text:p>25116.666666666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5117.8333333333">
                <text:p>25117.833333333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5220.6666666667">
                <text:p>25220.666666666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5346.25">
                <text:p>25346.2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5357.8">
                <text:p>25357.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5372">
                <text:p>2537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5492.7272727273">
                <text:p>25492.727272727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5601">
                <text:p>2560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4631.6666666667">
                <text:p>24631.666666666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4852.8">
                <text:p>24852.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5105.6666666667">
                <text:p>25105.666666666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5113">
                <text:p>2511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5209">
                <text:p>2520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5318.25">
                <text:p>25318.2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5330.3125">
                <text:p>25330.312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5354.1428571429">
                <text:p>25354.142857142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5471.75">
                <text:p>25471.7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5557.5">
                <text:p>25557.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4603">
                <text:p>2460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4838.8">
                <text:p>24838.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5073.3333333333">
                <text:p>25073.333333333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5084">
                <text:p>2508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5189.4285714286">
                <text:p>25189.428571428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5299.5">
                <text:p>25299.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5312.4117647059">
                <text:p>25312.411764705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5341.25">
                <text:p>25341.2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5460.5555555556">
                <text:p>25460.555555555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5535">
                <text:p>2553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4564.75">
                <text:p>24564.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4816.3333333333">
                <text:p>24816.333333333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5065.8333333333">
                <text:p>25065.833333333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5070.6666666667">
                <text:p>25070.666666666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5169.5714285714">
                <text:p>25169.571428571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5283.2857142857">
                <text:p>25283.285714285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5283.8333333333">
                <text:p>25283.833333333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5330.4285714286">
                <text:p>25330.428571428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5418.1">
                <text:p>25418.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5515">
                <text:p>2551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4543.6666666667">
                <text:p>24543.666666666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4795.8">
                <text:p>24795.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5033.6666666667">
                <text:p>25033.666666666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5044.2857142857">
                <text:p>25044.285714285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5160.8333333333">
                <text:p>25160.833333333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5258.6470588235">
                <text:p>25258.647058823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5262">
                <text:p>2526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5317.25">
                <text:p>25317.2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5394.2727272727">
                <text:p>25394.272727272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5472.3333333333">
                <text:p>25472.333333333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4502">
                <text:p>2450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4779.8333333333">
                <text:p>24779.833333333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5017">
                <text:p>2501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5024.75">
                <text:p>25024.7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5143.8333333333">
                <text:p>25143.833333333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5241.2857142857">
                <text:p>25241.285714285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5251.1764705882">
                <text:p>25251.176470588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5293.4444444444">
                <text:p>25293.444444444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5368.2727272727">
                <text:p>25368.272727272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5433.3333333333">
                <text:p>25433.333333333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4562">
                <text:p>2456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4772.3333333333">
                <text:p>24772.333333333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5006.1666666667">
                <text:p>25006.166666666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5007.2857142857">
                <text:p>25007.285714285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5126.75">
                <text:p>25126.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5226.2857142857">
                <text:p>25226.285714285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5246.9285714286">
                <text:p>25246.928571428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5271.125">
                <text:p>25271.12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5343.1538461538">
                <text:p>25343.153846153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5386.3333333333">
                <text:p>25386.333333333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4630.75">
                <text:p>24630.7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4752">
                <text:p>2475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4992">
                <text:p>2499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4993">
                <text:p>2499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5064.4">
                <text:p>25064.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5205.1428571429">
                <text:p>25205.142857142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5208.8">
                <text:p>25208.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5251">
                <text:p>2525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5319.1428571429">
                <text:p>25319.142857142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5352.6666666667">
                <text:p>25352.666666666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4613.75">
                <text:p>24613.7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4737.8571428571">
                <text:p>24737.857142857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4960.8333333333">
                <text:p>24960.833333333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4973">
                <text:p>2497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5058.4285714286">
                <text:p>25058.428571428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5174.2608695652">
                <text:p>25174.260869565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5188.5">
                <text:p>25188.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5232">
                <text:p>2523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5303.1666666667">
                <text:p>25303.166666666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5312.3333333333">
                <text:p>25312.333333333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4587.5">
                <text:p>24587.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4729.5">
                <text:p>24729.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4940">
                <text:p>2494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4957.5714285714">
                <text:p>24957.571428571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5044.4285714286">
                <text:p>25044.428571428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5160.5217391304">
                <text:p>25160.521739130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5174.3333333333">
                <text:p>25174.333333333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5206.8888888889">
                <text:p>25206.888888888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5275.75">
                <text:p>25275.7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5277">
                <text:p>2527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4559.3333333333">
                <text:p>24559.333333333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4690.8">
                <text:p>24690.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4939.8">
                <text:p>24939.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4946.1428571429">
                <text:p>24946.142857142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5018.8">
                <text:p>25018.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5141.1176470588">
                <text:p>25141.117647058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5150.8571428571">
                <text:p>25150.857142857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5184.5">
                <text:p>25184.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5227.5">
                <text:p>25227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5267.0833333333">
                <text:p>25267.083333333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4530.5">
                <text:p>24530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4684.3333333333">
                <text:p>24684.333333333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4908.8">
                <text:p>24908.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4935.8571428571">
                <text:p>24935.857142857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5001.2857142857">
                <text:p>25001.285714285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5122.15">
                <text:p>25122.1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5127.1428571429">
                <text:p>25127.142857142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5172.5">
                <text:p>25172.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5202">
                <text:p>2520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5241.2857142857">
                <text:p>25241.285714285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4521.6666666667">
                <text:p>24521.666666666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4667.3333333333">
                <text:p>24667.333333333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4886.7142857143">
                <text:p>24886.714285714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4898.5">
                <text:p>24898.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4994.5">
                <text:p>24994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5106.9411764706">
                <text:p>25106.941176470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5110.875">
                <text:p>25110.87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5152.6666666667">
                <text:p>25152.666666666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5223.5384615385">
                <text:p>25223.538461538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5284">
                <text:p>2528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4493.8">
                <text:p>24493.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4650.5714285714">
                <text:p>24650.571428571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4863.1428571429">
                <text:p>24863.142857142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4882">
                <text:p>2488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4970.2857142857">
                <text:p>24970.285714285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5075.6">
                <text:p>25075.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5081.8571428571">
                <text:p>25081.857142857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5116">
                <text:p>2511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5213.75">
                <text:p>25213.7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5306">
                <text:p>2530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4466.75">
                <text:p>24466.7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4634.8571428571">
                <text:p>24634.857142857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4852.25">
                <text:p>24852.2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4857">
                <text:p>2485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4942.1428571429">
                <text:p>24942.142857142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5050.1363636364">
                <text:p>25050.136363636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5065.125">
                <text:p>25065.12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5107.25">
                <text:p>25107.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5197.4285714286">
                <text:p>25197.428571428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5295.25">
                <text:p>25295.2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4453.2">
                <text:p>24453.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4617.8333333333">
                <text:p>24617.833333333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4822">
                <text:p>2482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4852.8333333333">
                <text:p>24852.833333333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4936.125">
                <text:p>24936.12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5037.2727272727">
                <text:p>25037.272727272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5042">
                <text:p>2504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5082.4">
                <text:p>25082.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5176.2142857143">
                <text:p>25176.214285714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5267.25">
                <text:p>25267.2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4483.8">
                <text:p>24483.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4609.2857142857">
                <text:p>24609.285714285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4805.8888888889">
                <text:p>24805.888888888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4834">
                <text:p>2483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4907.4285714286">
                <text:p>24907.428571428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5008">
                <text:p>2500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5022.6666666667">
                <text:p>25022.666666666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5049.8">
                <text:p>25049.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5155.2142857143">
                <text:p>25155.214285714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5240">
                <text:p>2524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4511.4">
                <text:p>24511.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4592">
                <text:p>2459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4790.25">
                <text:p>24790.2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4806.1428571429">
                <text:p>24806.142857142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4890.1428571429">
                <text:p>24890.142857142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4969.9615384615">
                <text:p>24969.961538461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4998.1428571429">
                <text:p>24998.142857142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5034.7">
                <text:p>25034.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5130.5625">
                <text:p>25130.562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5207.5">
                <text:p>25207.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4507.4">
                <text:p>24507.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4581.375">
                <text:p>24581.37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4773.1">
                <text:p>24773.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4783.8333333333">
                <text:p>24783.833333333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4878">
                <text:p>2487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4938.6666666667">
                <text:p>24938.666666666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5000.7142857143">
                <text:p>25000.714285714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5017.3">
                <text:p>25017.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5115.8333333333">
                <text:p>25115.833333333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5193.2">
                <text:p>25193.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4479.25">
                <text:p>24479.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4570.1428571429">
                <text:p>24570.142857142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4752.7142857143">
                <text:p>24752.714285714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4757.2857142857">
                <text:p>24757.285714285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4856.7142857143">
                <text:p>24856.714285714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4914.5172413793">
                <text:p>24914.517241379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4992.25">
                <text:p>24992.2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5007.6">
                <text:p>25007.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5106.5555555556">
                <text:p>25106.555555555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5164.5">
                <text:p>25164.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4462.8">
                <text:p>24462.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4541.1428571429">
                <text:p>24541.142857142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4734.375">
                <text:p>24734.37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4744.8333333333">
                <text:p>24744.833333333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4828.6666666667">
                <text:p>24828.666666666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4891.7586206897">
                <text:p>24891.758620689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4972.25">
                <text:p>24972.2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4983">
                <text:p>2498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5080.1176470588">
                <text:p>25080.117647058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5142.8">
                <text:p>25142.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4441">
                <text:p>2444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4528.5714285714">
                <text:p>24528.571428571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4721.7">
                <text:p>24721.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4731.7142857143">
                <text:p>24731.714285714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4814.3333333333">
                <text:p>24814.333333333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4867.8928571429">
                <text:p>24867.892857142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4934.5555555556">
                <text:p>24934.555555555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4965.8">
                <text:p>24965.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5054.8">
                <text:p>25054.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5126">
                <text:p>2512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4424.8333333333">
                <text:p>24424.833333333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4502.8333333333">
                <text:p>24502.833333333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4687.125">
                <text:p>24687.12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4714.4285714286">
                <text:p>24714.428571428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4798.8571428571">
                <text:p>24798.857142857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4855.380952381">
                <text:p>24855.38095238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4912.125">
                <text:p>24912.12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4942">
                <text:p>2494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5034.7857142857">
                <text:p>25034.785714285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5154.4">
                <text:p>25154.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4404.2">
                <text:p>24404.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4494">
                <text:p>2449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4678.2222222222">
                <text:p>24678.222222222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4690.8571428571">
                <text:p>24690.857142857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4779.875">
                <text:p>24779.87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4843.3043478261">
                <text:p>24843.304347826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4892.75">
                <text:p>24892.7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4937.8888888889">
                <text:p>24937.888888888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5011.2857142857">
                <text:p>25011.285714285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5201.25">
                <text:p>25201.2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4393.25">
                <text:p>24393.2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4463.4444444444">
                <text:p>24463.444444444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4646.625">
                <text:p>24646.6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4663.6">
                <text:p>24663.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4761.7777777778">
                <text:p>24761.777777777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4825.4583333333">
                <text:p>24825.458333333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4876.1111111111">
                <text:p>24876.111111111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4924.5555555556">
                <text:p>24924.555555555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4980.125">
                <text:p>24980.12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5182.1666666667">
                <text:p>25182.166666666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4373.8571428571">
                <text:p>24373.857142857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4451.8571428571">
                <text:p>24451.857142857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4632.4">
                <text:p>24632.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4653.4285714286">
                <text:p>24653.428571428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4747.4">
                <text:p>24747.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4801.0357142857">
                <text:p>24801.035714285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4855.25">
                <text:p>24855.2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4900.4">
                <text:p>24900.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4940.5">
                <text:p>24940.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5170">
                <text:p>2517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4357">
                <text:p>2435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4446.625">
                <text:p>24446.62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4608.8">
                <text:p>24608.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4623.8571428571">
                <text:p>24623.857142857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4726.25">
                <text:p>24726.2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4792.7407407407">
                <text:p>24792.740740740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4838.5555555556">
                <text:p>24838.555555555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4871.25">
                <text:p>24871.2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4926.0454545455">
                <text:p>24926.045454545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5133.1666666667">
                <text:p>25133.166666666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4348">
                <text:p>2434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4430.1111111111">
                <text:p>24430.111111111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4590.8181818182">
                <text:p>24590.818181818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4599">
                <text:p>2459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4700.25">
                <text:p>24700.2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4741.2222222222">
                <text:p>24741.222222222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4825.1111111111">
                <text:p>24825.111111111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4856.1">
                <text:p>24856.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4905.8095238095">
                <text:p>24905.809523809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5115.6">
                <text:p>25115.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4313.3333333333">
                <text:p>24313.333333333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4417.3">
                <text:p>24417.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4561.4166666667">
                <text:p>24561.416666666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4567">
                <text:p>2456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4643.6666666667">
                <text:p>24643.666666666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4706.0303030303">
                <text:p>24706.030303030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4755.375">
                <text:p>24755.37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4820.4615384615">
                <text:p>24820.461538461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4863.5652173913">
                <text:p>24863.565217391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5084.6">
                <text:p>25084.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4297.2857142857">
                <text:p>24297.285714285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4378.5714285714">
                <text:p>24378.571428571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4544.7">
                <text:p>24544.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4544.7142857143">
                <text:p>24544.714285714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4626.125">
                <text:p>24626.12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4677.4473684211">
                <text:p>24677.447368421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4725.1818181818">
                <text:p>24725.181818181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4799.7857142857">
                <text:p>24799.785714285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4847.4090909091">
                <text:p>24847.409090909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5071.8333333333">
                <text:p>25071.833333333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4277.6">
                <text:p>24277.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4370.375">
                <text:p>24370.37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4531.5">
                <text:p>24531.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4531.6">
                <text:p>24531.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4597.5454545455">
                <text:p>24597.545454545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4664.4545454545">
                <text:p>24664.454545454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4703.25">
                <text:p>24703.2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4783.25">
                <text:p>24783.2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4831.7619047619">
                <text:p>24831.761904761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5055">
                <text:p>2505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4264">
                <text:p>2426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4350">
                <text:p>2435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4502.1111111111">
                <text:p>24502.111111111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4508.375">
                <text:p>24508.37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4585">
                <text:p>2458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4643.8571428571">
                <text:p>24643.857142857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4686.8">
                <text:p>24686.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4759.4615384615">
                <text:p>24759.461538461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4807.0476190476">
                <text:p>24807.047619047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5025.1666666667">
                <text:p>25025.166666666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4242">
                <text:p>2424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4327.5">
                <text:p>24327.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4486.7142857143">
                <text:p>24486.714285714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4496.4">
                <text:p>24496.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4566.4444444444">
                <text:p>24566.444444444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4620.2702702703">
                <text:p>24620.270270270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4669.2">
                <text:p>24669.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4718.5">
                <text:p>24718.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4795.05">
                <text:p>24795.0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5020">
                <text:p>2502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4231.6666666667">
                <text:p>24231.666666666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4310.375">
                <text:p>24310.37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4461.8571428571">
                <text:p>24461.857142857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4462.9">
                <text:p>24462.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4553.9">
                <text:p>24553.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4612.2173913043">
                <text:p>24612.217391304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4654.2">
                <text:p>24654.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4698.1666666667">
                <text:p>24698.166666666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4763.7407407407">
                <text:p>24763.740740740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4997.3333333333">
                <text:p>24997.333333333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4212.5714285714">
                <text:p>24212.57142857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4292.3333333333">
                <text:p>24292.333333333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4434.9230769231">
                <text:p>24434.923076923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4463.5714285714">
                <text:p>24463.571428571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4534">
                <text:p>2453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4575.3561643836">
                <text:p>24575.356164383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4634.2">
                <text:p>24634.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4672.6153846154">
                <text:p>24672.615384615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4743.8148148148">
                <text:p>24743.814814814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4968">
                <text:p>2496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4166.3333333333">
                <text:p>24166.333333333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4276">
                <text:p>2427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4412.6666666667">
                <text:p>24412.666666666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4435.625">
                <text:p>24435.62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4514.4">
                <text:p>24514.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4561.8070175439">
                <text:p>24561.807017543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4613.7">
                <text:p>24613.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4653.3076923077">
                <text:p>24653.307692307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4723.0833333333">
                <text:p>24723.083333333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4944">
                <text:p>2494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4161.6666666667">
                <text:p>24161.666666666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4264.4444444444">
                <text:p>24264.444444444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4397.5454545455">
                <text:p>24397.545454545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4402.8571428571">
                <text:p>24402.857142857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4488.2222222222">
                <text:p>24488.222222222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4544.6046511628">
                <text:p>24544.604651162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4594">
                <text:p>2459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4628.8">
                <text:p>24628.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4701.5769230769">
                <text:p>24701.576923076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4928.2857142857">
                <text:p>24928.285714285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4145.2857142857">
                <text:p>24145.285714285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4247.8181818182">
                <text:p>24247.818181818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4378.9230769231">
                <text:p>24378.923076923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4387.125">
                <text:p>24387.12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4469.4444444444">
                <text:p>24469.444444444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4547.7575757576">
                <text:p>24547.757575757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4589.9">
                <text:p>24589.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4604.1428571429">
                <text:p>24604.142857142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4666.2962962963">
                <text:p>24666.296296296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4915.8571428571">
                <text:p>24915.857142857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4126.2857142857">
                <text:p>24126.285714285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4226.6666666667">
                <text:p>24226.666666666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4356">
                <text:p>2435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4365.75">
                <text:p>24365.7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4440.9090909091">
                <text:p>24440.909090909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4551.2222222222">
                <text:p>24551.222222222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4575.6666666667">
                <text:p>24575.666666666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4586.7142857143">
                <text:p>24586.714285714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4646.935483871">
                <text:p>24646.93548387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4899.8571428571">
                <text:p>24899.857142857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4112.8571428571">
                <text:p>24112.857142857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4185.3333333333">
                <text:p>24185.333333333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4334.5833333333">
                <text:p>24334.583333333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4344.875">
                <text:p>24344.87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4421.3333333333">
                <text:p>24421.333333333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4552.7307692308">
                <text:p>24552.730769230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4557">
                <text:p>2455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4567.2307692308">
                <text:p>24567.230769230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4626.8965517241">
                <text:p>24626.896551724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4883.5">
                <text:p>24883.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4088.875">
                <text:p>24088.87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4159.3">
                <text:p>24159.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4313.1666666667">
                <text:p>24313.166666666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4331.2222222222">
                <text:p>24331.222222222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4401">
                <text:p>2440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4533.7272727273">
                <text:p>24533.727272727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4537">
                <text:p>2453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4542.8666666667">
                <text:p>24542.866666666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4603.3548387097">
                <text:p>24603.354838709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4861.2857142857">
                <text:p>24861.285714285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4070.1666666667">
                <text:p>24070.166666666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4133.2222222222">
                <text:p>24133.222222222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4284.4166666667">
                <text:p>24284.416666666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4320.2857142857">
                <text:p>24320.285714285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4385.9166666667">
                <text:p>24385.916666666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4505">
                <text:p>2450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4524.3333333333">
                <text:p>24524.333333333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4527.3783783784">
                <text:p>24527.378378378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4573.6129032258">
                <text:p>24573.612903225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4826.5714285714">
                <text:p>24826.571428571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4036.5">
                <text:p>24036.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4092.9166666667">
                <text:p>24092.916666666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4237.6">
                <text:p>24237.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4284.1111111111">
                <text:p>24284.111111111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4335.3333333333">
                <text:p>24335.333333333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4461.6923076923">
                <text:p>24461.692307692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4511.8571428571">
                <text:p>24511.857142857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4512.2307692308">
                <text:p>24512.230769230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4535.7272727273">
                <text:p>24535.727272727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4800.6666666667">
                <text:p>24800.666666666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4026.2857142857">
                <text:p>24026.285714285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4078.6363636364">
                <text:p>24078.636363636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4222.0666666667">
                <text:p>24222.066666666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4285.125">
                <text:p>24285.12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4323.4">
                <text:p>24323.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4435.3636363636">
                <text:p>24435.363636363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4493.7333333333">
                <text:p>24493.733333333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4498.4814814815">
                <text:p>24498.481481481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4519.75">
                <text:p>24519.7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4776.75">
                <text:p>24776.7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4007.125">
                <text:p>24007.12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4066.1">
                <text:p>24066.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4208">
                <text:p>2420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4264.625">
                <text:p>24264.62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4307.5384615385">
                <text:p>24307.538461538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4412.0909090909">
                <text:p>24412.090909090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4467.4375">
                <text:p>24467.437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4479.3529411765">
                <text:p>24479.352941176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4494.6585365854">
                <text:p>24494.658536585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4761.5">
                <text:p>24761.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3996.5714285714">
                <text:p>23996.571428571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4038.7">
                <text:p>24038.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4181.6923076923">
                <text:p>24181.692307692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4235.4444444444">
                <text:p>24235.444444444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4308.1818181818">
                <text:p>24308.181818181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4389.8571428571">
                <text:p>24389.857142857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4449.8235294118">
                <text:p>24449.823529411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4461.2978723404">
                <text:p>24461.297872340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4464.3076923077">
                <text:p>24464.307692307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4752.1428571429">
                <text:p>24752.142857142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3970.4444444444">
                <text:p>23970.444444444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4028.3">
                <text:p>24028.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4161.9375">
                <text:p>24161.937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4207.4444444444">
                <text:p>24207.444444444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4295.1666666667">
                <text:p>24295.166666666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4364.2727272727">
                <text:p>24364.272727272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4434.1555555556">
                <text:p>24434.155555555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4440.4117647059">
                <text:p>24440.411764705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4446.44">
                <text:p>24446.4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4738">
                <text:p>2473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3945.5">
                <text:p>23945.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4014.5454545455">
                <text:p>24014.545454545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4137.4705882353">
                <text:p>24137.470588235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4199.375">
                <text:p>24199.37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4269.9090909091">
                <text:p>24269.909090909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4356">
                <text:p>2435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4416.0444444444">
                <text:p>24416.044444444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4422.5625">
                <text:p>24422.562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4435">
                <text:p>2443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4715.3333333333">
                <text:p>24715.333333333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3935">
                <text:p>2393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4017">
                <text:p>2401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4113">
                <text:p>2411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4178">
                <text:p>2417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4246.5384615385">
                <text:p>24246.538461538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4332.2307692308">
                <text:p>24332.230769230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4403.2">
                <text:p>24403.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4411.2058823529">
                <text:p>24411.205882352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4431.8888888889">
                <text:p>24431.888888888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4699.9">
                <text:p>24699.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3916.6">
                <text:p>23916.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4014.3636363636">
                <text:p>24014.363636363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4095.5333333333">
                <text:p>24095.533333333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4160.2222222222">
                <text:p>24160.222222222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4223.8461538462">
                <text:p>24223.846153846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4296.9285714286">
                <text:p>24296.928571428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4379.9420289855">
                <text:p>24379.942028985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4382.2857142857">
                <text:p>24382.285714285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4387.3214285714">
                <text:p>24387.321428571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4682.375">
                <text:p>24682.37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3899.6666666667">
                <text:p>23899.666666666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3973.8461538462">
                <text:p>23973.846153846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4074.75">
                <text:p>24074.7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4144.6666666667">
                <text:p>24144.666666666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4209.4">
                <text:p>24209.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4273.9166666667">
                <text:p>24273.916666666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4358.0588235294">
                <text:p>24358.058823529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4361.46875">
                <text:p>24361.4687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4370.935483871">
                <text:p>24370.93548387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4646.5714285714">
                <text:p>24646.571428571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3881.6666666667">
                <text:p>23881.666666666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3968.0909090909">
                <text:p>23968.090909090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4058.6">
                <text:p>24058.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4129">
                <text:p>2412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4189.0909090909">
                <text:p>24189.090909090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4251.6428571429">
                <text:p>24251.642857142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4334.9838709677">
                <text:p>24334.983870967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4345.2666666667">
                <text:p>24345.266666666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4354.78125">
                <text:p>24354.7812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4628.9">
                <text:p>24628.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3869.6666666667">
                <text:p>23869.666666666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3942.2307692308">
                <text:p>23942.230769230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4038.4375">
                <text:p>24038.437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4088.2222222222">
                <text:p>24088.222222222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4169.1428571429">
                <text:p>24169.142857142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4238.6923076923">
                <text:p>24238.692307692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4304.4736842105">
                <text:p>24304.473684210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4312.2666666667">
                <text:p>24312.266666666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4339.0294117647">
                <text:p>24339.029411764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4605.875">
                <text:p>24605.87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3848.8">
                <text:p>23848.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3917.1818181818">
                <text:p>23917.181818181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4005.4117647059">
                <text:p>24005.411764705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4066.5">
                <text:p>24066.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4141.1666666667">
                <text:p>24141.166666666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4226.3571428571">
                <text:p>24226.357142857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4275.9411764706">
                <text:p>24275.941176470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4302.9104477612">
                <text:p>24302.910447761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4318.5517241379">
                <text:p>24318.551724137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4579.2727272727">
                <text:p>24579.272727272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3833.1">
                <text:p>23833.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3895.1875">
                <text:p>23895.187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3984.1052631579">
                <text:p>23984.105263157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4037.8">
                <text:p>24037.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4133.9285714286">
                <text:p>24133.928571428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4202.75">
                <text:p>24202.7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4258">
                <text:p>2425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4274.6020408163">
                <text:p>24274.602040816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4297.3333333333">
                <text:p>24297.333333333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4555.3">
                <text:p>24555.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3826.1111111111">
                <text:p>23826.111111111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3881.6153846154">
                <text:p>23881.615384615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3962.1111111111">
                <text:p>23962.111111111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4005.7">
                <text:p>24005.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4108.5454545455">
                <text:p>24108.545454545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4178.4615384615">
                <text:p>24178.461538461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4226.8095238095">
                <text:p>24226.809523809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4245.4603174603">
                <text:p>24245.460317460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4281.7857142857">
                <text:p>24281.785714285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4531.5454545455">
                <text:p>24531.545454545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3775.5">
                <text:p>23775.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3856.7142857143">
                <text:p>23856.714285714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3915.7272727273">
                <text:p>23915.727272727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3963.1">
                <text:p>23963.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4048.0714285714">
                <text:p>24048.071428571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4165.7142857143">
                <text:p>24165.714285714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4194.55">
                <text:p>24194.5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4209.0540540541">
                <text:p>24209.054054054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4255.3703703704">
                <text:p>24255.370370370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4499">
                <text:p>2449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3749.6666666667">
                <text:p>23749.666666666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3811.75">
                <text:p>23811.7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3900.7">
                <text:p>23900.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3943.75">
                <text:p>23943.7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4030.5">
                <text:p>24030.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4131.9285714286">
                <text:p>24131.928571428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4172.5454545455">
                <text:p>24172.545454545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4185.5844748858">
                <text:p>24185.584474885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4223.6296296296">
                <text:p>24223.629629629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4486.4545454545">
                <text:p>24486.454545454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3736.3333333333">
                <text:p>23736.333333333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3789.5">
                <text:p>23789.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3874.8333333333">
                <text:p>23874.833333333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3924.2">
                <text:p>23924.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4012.65">
                <text:p>24012.6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4125.3333333333">
                <text:p>24125.333333333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4153.1818181818">
                <text:p>24153.1818181818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4155.5375375375">
                <text:p>24155.537537537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4202.3125">
                <text:p>24202.312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4467.5833333333">
                <text:p>24467.583333333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3718.1111111111">
                <text:p>23718.111111111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3766.7142857143">
                <text:p>23766.714285714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3858.4285714286">
                <text:p>23858.428571428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3913.3636363636">
                <text:p>23913.363636363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3993">
                <text:p>2399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4099.1333333333">
                <text:p>24099.133333333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4136">
                <text:p>2413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4145.1519434629">
                <text:p>24145.151943462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4174.037037037">
                <text:p>24174.03703703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4455.8">
                <text:p>24455.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3701.6666666667">
                <text:p>23701.666666666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3748.3846153846">
                <text:p>23748.384615384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3834.7058823529">
                <text:p>23834.705882352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3891.6666666667">
                <text:p>23891.666666666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3978">
                <text:p>2397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4070.9411764706">
                <text:p>24070.941176470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4142.6451612903">
                <text:p>24142.645161290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4149.8888888889">
                <text:p>24149.888888888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4230.9259259259">
                <text:p>24230.925925925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4443.7">
                <text:p>24443.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3686.7272727273">
                <text:p>23686.727272727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3716">
                <text:p>2371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3810.347826087">
                <text:p>23810.34782608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3889.3333333333">
                <text:p>23889.333333333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3956.7647058824">
                <text:p>23956.764705882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4051.2142857143">
                <text:p>24051.214285714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4125.5">
                <text:p>24125.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4128.1842105263">
                <text:p>24128.184210526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4190.9024390244">
                <text:p>24190.902439024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4420.2307692308">
                <text:p>24420.230769230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3672.5454545455">
                <text:p>23672.545454545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3695">
                <text:p>2369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3791.4347826087">
                <text:p>23791.434782608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3878.4">
                <text:p>23878.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3935.6875">
                <text:p>23935.687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4036.1904761905">
                <text:p>24036.190476190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4095.6956521739">
                <text:p>24095.695652173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4115.5161290323">
                <text:p>24115.516129032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4162.7727272727">
                <text:p>24162.772727272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4404.7272727273">
                <text:p>24404.727272727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3652.8">
                <text:p>23652.8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3673.3157894737">
                <text:p>23673.315789473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3772">
                <text:p>2377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3839.8333333333">
                <text:p>23839.833333333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3919.8235294118">
                <text:p>23919.823529411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4016.7142857143">
                <text:p>24016.714285714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4074.4074074074">
                <text:p>24074.407407407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4099.0555555556">
                <text:p>24099.055555555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4130.6041666667">
                <text:p>24130.604166666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4378.6153846154">
                <text:p>24378.615384615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3634.0833333333">
                <text:p>23634.083333333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3662.8571428571">
                <text:p>23662.857142857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3733.9565217391">
                <text:p>23733.956521739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3822.9">
                <text:p>23822.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3925.2857142857">
                <text:p>23925.285714285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3999.9375">
                <text:p>23999.937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4046.125">
                <text:p>24046.12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4085.4210526316">
                <text:p>24085.4210526316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4106">
                <text:p>2410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4362.6923076923">
                <text:p>24362.692307692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3603.0833333333">
                <text:p>23603.083333333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3649.5882352941">
                <text:p>23649.588235294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3713.5333333333">
                <text:p>23713.533333333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3798.0769230769">
                <text:p>23798.076923076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3902.8333333333">
                <text:p>23902.833333333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3985.3571428571">
                <text:p>23985.357142857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4031.6666666667">
                <text:p>24031.666666666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4088.7297297297">
                <text:p>24088.729729729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4106.4375">
                <text:p>24106.437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4339.25">
                <text:p>24339.2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3577.3333333333">
                <text:p>23577.333333333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3628.4375">
                <text:p>23628.437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3698.3333333333">
                <text:p>23698.333333333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3776.25">
                <text:p>23776.2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3868.8947368421">
                <text:p>23868.894736842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3959.0625">
                <text:p>23959.062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4012.1428571429">
                <text:p>24012.142857142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4077.0263157895">
                <text:p>24077.026315789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4081.5576923077">
                <text:p>24081.557692307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4328">
                <text:p>2432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3560.9230769231">
                <text:p>23560.923076923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3613.1428571429">
                <text:p>23613.142857142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3689.75">
                <text:p>23689.7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3760.2727272727">
                <text:p>23760.272727272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3854.3888888889">
                <text:p>23854.388888888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3926.0952380952">
                <text:p>23926.095238095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3996.7586206897">
                <text:p>23996.758620689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4055.1470588235">
                <text:p>24055.147058823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4106.0689655172">
                <text:p>24106.068965517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4295.9090909091">
                <text:p>24295.909090909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3538.4615384615">
                <text:p>23538.461538461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3585.2">
                <text:p>23585.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3706.9375">
                <text:p>23706.937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3744.1428571429">
                <text:p>23744.142857142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3829.7777777778">
                <text:p>23829.777777777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3900.2727272727">
                <text:p>23900.272727272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3975.7407407407">
                <text:p>23975.740740740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4032.2941176471">
                <text:p>24032.294117647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4076.2222222222">
                <text:p>24076.222222222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4281.1428571429">
                <text:p>24281.142857142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3515.5">
                <text:p>23515.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3563.6666666667">
                <text:p>23563.666666666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3686.2692307692">
                <text:p>23686.269230769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3725.3076923077">
                <text:p>23725.307692307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3810.9">
                <text:p>23810.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3884.95">
                <text:p>23884.9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3953.7">
                <text:p>23953.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4014.3783783784">
                <text:p>24014.378378378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4069.1707317073">
                <text:p>24069.170731707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4259.6923076923">
                <text:p>24259.692307692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3488.5333333333">
                <text:p>23488.533333333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3530.6818181818">
                <text:p>23530.681818181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3669.8571428571">
                <text:p>23669.857142857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3702.4166666667">
                <text:p>23702.416666666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3789.6363636364">
                <text:p>23789.6363636364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3864.6666666667">
                <text:p>23864.6666666667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3947.4347826087">
                <text:p>23947.434782608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3998.568627451">
                <text:p>23998.56862745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4028.2380952381">
                <text:p>24028.238095238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4238.7692307692">
                <text:p>24238.769230769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3474.9285714286">
                <text:p>23474.928571428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3515.5714285714">
                <text:p>23515.571428571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3661.25">
                <text:p>23661.2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3707.9090909091">
                <text:p>23707.909090909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3768.4444444444">
                <text:p>23768.444444444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3841.1666666667">
                <text:p>23841.166666666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3916.25">
                <text:p>23916.2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3990.4736842105">
                <text:p>23990.473684210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4011.4888888889">
                <text:p>24011.488888888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4207.25">
                <text:p>24207.2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3439.3076923077">
                <text:p>23439.307692307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3494.1052631579">
                <text:p>23494.105263157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3669.9642857143">
                <text:p>23669.964285714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3695.2307692308">
                <text:p>23695.230769230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3749.5454545455">
                <text:p>23749.545454545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3808.9545454545">
                <text:p>23808.954545454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3888.8611111111">
                <text:p>23888.861111111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3971.9512195122">
                <text:p>23971.951219512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3995.9818181818">
                <text:p>23995.981818181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4169.8571428571">
                <text:p>24169.857142857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3421.4285714286">
                <text:p>23421.428571428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3474.4">
                <text:p>23474.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3658.2307692308">
                <text:p>23658.230769230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3663.7142857143">
                <text:p>23663.714285714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3724.2727272727">
                <text:p>23724.272727272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3791.5263157895">
                <text:p>23791.526315789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3871.6363636364">
                <text:p>23871.636363636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3949">
                <text:p>2394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3976.7948717949">
                <text:p>23976.794871794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4145.45">
                <text:p>24145.4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3386.3125">
                <text:p>23386.312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3462.4761904762">
                <text:p>23462.476190476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3628.4">
                <text:p>23628.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3657.3333333333">
                <text:p>23657.333333333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3718.7">
                <text:p>23718.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3821.7647058824">
                <text:p>23821.7647058824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3863.8333333333">
                <text:p>23863.833333333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3931.0344827586">
                <text:p>23931.034482758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3992.3783783784">
                <text:p>23992.378378378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4126.95">
                <text:p>24126.9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3358.4705882353">
                <text:p>23358.470588235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3443.619047619">
                <text:p>23443.61904761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3606.3333333333">
                <text:p>23606.333333333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3644.55">
                <text:p>23644.5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3684">
                <text:p>2368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3796.3157894737">
                <text:p>23796.315789473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3842.8">
                <text:p>23842.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3911.3333333333">
                <text:p>23911.333333333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3957.1818181818">
                <text:p>23957.181818181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4095.4090909091">
                <text:p>24095.409090909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3334">
                <text:p>2333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3427.1428571429">
                <text:p>23427.142857142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3600.0833333333">
                <text:p>23600.083333333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3630.0476190476">
                <text:p>23630.047619047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3662.0833333333">
                <text:p>23662.083333333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3768.2380952381">
                <text:p>23768.238095238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3815.53125">
                <text:p>23815.5312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3883.1538461538">
                <text:p>23883.153846153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3933.9555555556">
                <text:p>23933.955555555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4070.0740740741">
                <text:p>24070.074074074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3316.5">
                <text:p>23316.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3418.0588235294">
                <text:p>23418.058823529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3578.875">
                <text:p>23578.87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3623.0555555556">
                <text:p>23623.055555555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3645.4782608696">
                <text:p>23645.478260869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3740.2727272727">
                <text:p>23740.272727272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3795.4054054054">
                <text:p>23795.4054054054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3862.3">
                <text:p>23862.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3911.0204081633">
                <text:p>23911.020408163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4052.2857142857">
                <text:p>24052.285714285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3294.25">
                <text:p>23294.2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3385.2105263158">
                <text:p>23385.2105263158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3552.3571428571">
                <text:p>23552.357142857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3603.7222222222">
                <text:p>23603.722222222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3630.2413793103">
                <text:p>23630.241379310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3728.6538461538">
                <text:p>23728.6538461538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3781">
                <text:p>2378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3852.1086956522">
                <text:p>23852.108695652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3891.0243902439">
                <text:p>23891.024390243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4029.84">
                <text:p>24029.8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3282.6470588235">
                <text:p>23282.647058823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3347.1363636364">
                <text:p>23347.136363636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3528.4285714286">
                <text:p>23528.4285714286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3588.8421052632">
                <text:p>23588.842105263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3605.1724137931">
                <text:p>23605.172413793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3708.3571428571">
                <text:p>23708.357142857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3788.0294117647">
                <text:p>23788.029411764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3823.3625">
                <text:p>23823.362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3871.9464285714">
                <text:p>23871.946428571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4007.7619047619">
                <text:p>24007.761904761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3257.0526315789">
                <text:p>23257.052631578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3321.6111111111">
                <text:p>23321.611111111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3514.4375">
                <text:p>23514.437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3572.2631578947">
                <text:p>23572.263157894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3581.7307692308">
                <text:p>23581.7307692308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3684.0769230769">
                <text:p>23684.076923076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3750.6285714286">
                <text:p>23750.628571428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3800.4117647059">
                <text:p>23800.411764705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3891.75">
                <text:p>23891.7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3956.1764705882">
                <text:p>23956.176470588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3229.05">
                <text:p>23229.0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3294.9545454545">
                <text:p>23294.954545454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3526.1538461538">
                <text:p>23526.153846153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3559.1">
                <text:p>23559.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3563.1666666667">
                <text:p>23563.166666666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3665.347826087">
                <text:p>23665.34782608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3725.8235294118">
                <text:p>23725.823529411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3782.8470588235">
                <text:p>23782.847058823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3849.746031746">
                <text:p>23849.746031746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3920.3">
                <text:p>23920.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3253.9375">
                <text:p>23253.937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3276.9545454545">
                <text:p>23276.954545454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3501.0625">
                <text:p>23501.062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3534.5833333333">
                <text:p>23534.583333333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3538.0476190476">
                <text:p>23538.047619047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3644.8076923077">
                <text:p>23644.807692307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3705.0277777778">
                <text:p>23705.027777777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3773.7868852459">
                <text:p>23773.786885245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3833.4912280702">
                <text:p>23833.491228070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3889.1470588235">
                <text:p>23889.147058823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3231.1428571429">
                <text:p>23231.142857142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3276.7586206897">
                <text:p>23276.758620689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3477.3333333333">
                <text:p>23477.3333333333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3520.68">
                <text:p>23520.68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3524.7777777778">
                <text:p>23524.777777777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3629.5666666667">
                <text:p>23629.566666666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3684.7297297297">
                <text:p>23684.729729729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3735.1641791045">
                <text:p>23735.164179104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3809.25">
                <text:p>23809.2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3876">
                <text:p>2387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3198.9047619048">
                <text:p>23198.904761904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3252.9444444444">
                <text:p>23252.944444444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3458.4117647059">
                <text:p>23458.4117647059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3498.2">
                <text:p>23498.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3519.9583333333">
                <text:p>23519.958333333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3624.0416666667">
                <text:p>23624.041666666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3662.5">
                <text:p>23662.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3694.9069767442">
                <text:p>23694.906976744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3798.9516129032">
                <text:p>23798.951612903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3858.4814814815">
                <text:p>23858.481481481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3180.96">
                <text:p>23180.96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3231.7826086957">
                <text:p>23231.782608695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3423.4285714286">
                <text:p>23423.428571428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3484.9677419355">
                <text:p>23484.967741935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3491.25">
                <text:p>23491.2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3589.9615384615">
                <text:p>23589.961538461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3645.8837209302">
                <text:p>23645.883720930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3682.350877193">
                <text:p>23682.350877193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3798.7692307692">
                <text:p>23798.769230769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3836.4571428571">
                <text:p>23836.457142857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3160.8095238095">
                <text:p>23160.809523809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3223.8965517241">
                <text:p>23223.896551724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3400.9411764706">
                <text:p>23400.9411764706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3471.1666666667">
                <text:p>23471.1666666667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3474.4857142857">
                <text:p>23474.4857142857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3557.3611111111">
                <text:p>23557.361111111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3635.425">
                <text:p>23635.42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3703.6419753086">
                <text:p>23703.641975308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3780.0909090909">
                <text:p>23780.090909090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3817.027027027">
                <text:p>23817.027027027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3119.5925925926">
                <text:p>23119.592592592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3270.6666666667">
                <text:p>23270.666666666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3380.4">
                <text:p>23380.4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3446.46875">
                <text:p>23446.4687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3462.2666666667">
                <text:p>23462.266666666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3535.6">
                <text:p>23535.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3604.9661016949">
                <text:p>23604.9661016949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3683.587628866">
                <text:p>23683.58762886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3750.9402985075">
                <text:p>23750.940298507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3788.0930232558">
                <text:p>23788.093023255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3102.652173913">
                <text:p>23102.65217391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3239.6551724138">
                <text:p>23239.655172413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3364.6666666667">
                <text:p>23364.666666666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3416.5517241379">
                <text:p>23416.551724137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3437">
                <text:p>23437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3518.8888888889">
                <text:p>23518.888888888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3584.8823529412">
                <text:p>23584.882352941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3641.5">
                <text:p>23641.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3731.0735294118">
                <text:p>23731.0735294118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3798.8461538462">
                <text:p>23798.846153846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3087.5769230769">
                <text:p>23087.576923076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3208.75">
                <text:p>23208.7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3347.0952380952">
                <text:p>23347.095238095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23406.9">
                <text:p>23406.9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3415.2307692308">
                <text:p>23415.230769230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23489.6315789474">
                <text:p>23489.631578947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3555.3962264151">
                <text:p>23555.396226415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3643.2941176471">
                <text:p>23643.294117647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3702.9659090909">
                <text:p>23702.965909090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23760.8333333333">
                <text:p>23760.833333333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3061.7692307692">
                <text:p>23061.769230769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3192.275862069">
                <text:p>23192.27586206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3315.5">
                <text:p>23315.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23393.85">
                <text:p>23393.8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23396.6666666667">
                <text:p>23396.666666666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23474.6153846154">
                <text:p>23474.615384615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3537.7419354839">
                <text:p>23537.741935483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3615.7314814815">
                <text:p>23615.731481481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3684.4875">
                <text:p>23684.487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3743.0298507463">
                <text:p>23743.029850746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3042.48">
                <text:p>23042.4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23166.4074074074">
                <text:p>23166.407407407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3308.7142857143">
                <text:p>23308.714285714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3369.2777777778">
                <text:p>23369.277777777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23378.35">
                <text:p>23378.3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23456.2285714286">
                <text:p>23456.2285714286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3536.0847457627">
                <text:p>23536.0847457627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3590.0612244898">
                <text:p>23590.061224489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23664.4358974359">
                <text:p>23664.4358974359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23731.7">
                <text:p>23731.7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22895.9124343257">
                <text:p>22895.9124343257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23149.71875">
                <text:p>23149.7187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3272.1">
                <text:p>23272.1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23344.7435897436">
                <text:p>23344.7435897436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23363.5714285714">
                <text:p>23363.5714285714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23434.7894736842">
                <text:p>23434.7894736842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3542.125">
                <text:p>23542.12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3584.3831168831">
                <text:p>23584.383116883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3644.2738095238">
                <text:p>23644.273809523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3708.652173913">
                <text:p>23708.65217391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2880.5774853801">
                <text:p>22880.577485380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3120.1666666667">
                <text:p>23120.166666666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3244.3333333333">
                <text:p>23244.333333333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3331.9047619048">
                <text:p>23331.9047619048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3370.4418604651">
                <text:p>23370.441860465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3434.3947368421">
                <text:p>23434.394736842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3507.4226804124">
                <text:p>23507.422680412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23561.3086419753">
                <text:p>23561.3086419753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3639.1558441558">
                <text:p>23639.155844155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3683.1224489796">
                <text:p>23683.122448979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22863.2195121951">
                <text:p>22863.219512195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23097.3225806452">
                <text:p>23097.322580645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23222.0476190476">
                <text:p>23222.047619047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23313.3913043478">
                <text:p>23313.391304347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23335.3095238095">
                <text:p>23335.309523809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23403.7674418605">
                <text:p>23403.767441860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23471.0588235294">
                <text:p>23471.0588235294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23544.3028169014">
                <text:p>23544.302816901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3608.7319587629">
                <text:p>23608.731958762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3694.8888888889">
                <text:p>23694.8888888889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2848.3015267176">
                <text:p>22848.301526717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3086.0476190476">
                <text:p>23086.047619047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23211.0454545455">
                <text:p>23211.045454545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3292.75">
                <text:p>23292.7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3326.9722222222">
                <text:p>23326.972222222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23387.1914893617">
                <text:p>23387.1914893617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3438.6307692308">
                <text:p>23438.630769230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3508.4966887417">
                <text:p>23508.496688741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3593.8584070796">
                <text:p>23593.8584070796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3679.1590909091">
                <text:p>23679.159090909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2828.683991684">
                <text:p>22828.68399168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23114.7142857143">
                <text:p>23114.7142857143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3196.0434782609">
                <text:p>23196.043478260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3271.25">
                <text:p>23271.2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23296.4545454545">
                <text:p>23296.454545454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23362.74">
                <text:p>23362.7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23475.9830508475">
                <text:p>23475.983050847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23513.1923076923">
                <text:p>23513.192307692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23576.2716049383">
                <text:p>23576.271604938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23669.4210526316">
                <text:p>23669.4210526316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22811.9181561618">
                <text:p>22811.918156161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23086.9487179487">
                <text:p>23086.9487179487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23176.68">
                <text:p>23176.68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23270.3673469388">
                <text:p>23270.3673469388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23290.3157894737">
                <text:p>23290.3157894737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3346.1041666667">
                <text:p>23346.1041666667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23449.6268656716">
                <text:p>23449.6268656716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23495.1614583333">
                <text:p>23495.161458333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23577.4095238095">
                <text:p>23577.409523809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23657.4594594595">
                <text:p>23657.459459459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22792.7519110493">
                <text:p>22792.7519110493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23061.8181818182">
                <text:p>23061.8181818182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23157.3636363636">
                <text:p>23157.363636363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23237.1136363636">
                <text:p>23237.1136363636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23266.76">
                <text:p>23266.76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23317.4262295082">
                <text:p>23317.426229508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23419.1957671958">
                <text:p>23419.195767195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23458.7090909091">
                <text:p>23458.709090909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3552.1168831169">
                <text:p>23552.1168831169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23637.7941176471">
                <text:p>23637.794117647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22773.2861299709">
                <text:p>22773.2861299709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23035">
                <text:p>2303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23140">
                <text:p>2314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23223.46">
                <text:p>23223.46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23238.5769230769">
                <text:p>23238.5769230769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23312.3333333333">
                <text:p>23312.333333333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3388.4810810811">
                <text:p>23388.481081081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3433.7851851852">
                <text:p>23433.785185185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3534.3839285714">
                <text:p>23534.3839285714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3620.5384615385">
                <text:p>23620.538461538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22753.3280318091">
                <text:p>22753.3280318091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23010.8367346939">
                <text:p>23010.8367346939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23149.4285714286">
                <text:p>23149.4285714286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23199.5806451613">
                <text:p>23199.5806451613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23218.5769230769">
                <text:p>23218.5769230769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23275.7547169811">
                <text:p>23275.754716981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23374.5147058824">
                <text:p>23374.514705882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23416.71875">
                <text:p>23416.7187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23509.4356435644">
                <text:p>23509.4356435644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23593.0476190476">
                <text:p>23593.0476190476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22747.2119113573">
                <text:p>22747.211911357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22999.0975609756">
                <text:p>22999.0975609756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23117.5833333333">
                <text:p>23117.5833333333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23184.8676470588">
                <text:p>23184.8676470588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23192.9230769231">
                <text:p>23192.9230769231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23261.9322033898">
                <text:p>23261.9322033898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23397.2222222222">
                <text:p>23397.222222222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23402.4936305732">
                <text:p>23402.493630573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23479.1323529412">
                <text:p>23479.132352941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23573.1052631579">
                <text:p>23573.1052631579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22731.7986270023">
                <text:p>22731.798627002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22976.8148148148">
                <text:p>22976.8148148148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23085.7083333333">
                <text:p>23085.708333333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23165.4558823529">
                <text:p>23165.4558823529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23172.2727272727">
                <text:p>23172.2727272727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23233.5409836066">
                <text:p>23233.5409836066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23372.6129032258">
                <text:p>23372.6129032258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23376.8333333333">
                <text:p>23376.833333333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23478.8934911243">
                <text:p>23478.8934911243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23525.730964467">
                <text:p>23525.730964467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22726.3272171254">
                <text:p>22726.327217125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22953.475">
                <text:p>22953.47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23058.7857142857">
                <text:p>23058.785714285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23137.1060606061">
                <text:p>23137.1060606061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23148.6785714286">
                <text:p>23148.6785714286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3222.5483870968">
                <text:p>23222.548387096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23304.4611111111">
                <text:p>23304.461111111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23386.0227272727">
                <text:p>23386.0227272727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23481.6145251397">
                <text:p>23481.6145251397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23537.4393939394">
                <text:p>23537.439393939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22711.1103633917">
                <text:p>22711.1103633917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22927.5384615385">
                <text:p>22927.538461538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23043.5">
                <text:p>23043.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23129.4852941176">
                <text:p>23129.4852941176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23137.1428571429">
                <text:p>23137.1428571429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23229.5681818182">
                <text:p>23229.5681818182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23302.3333333333">
                <text:p>23302.333333333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23384.1161290323">
                <text:p>23384.116129032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23455.7666666667">
                <text:p>23455.7666666667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23573.7333333333">
                <text:p>23573.733333333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22694.5056603774">
                <text:p>22694.5056603774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22897">
                <text:p>22897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23022.8965517241">
                <text:p>23022.896551724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23113.6886792453">
                <text:p>23113.6886792453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23118.12">
                <text:p>23118.1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23207.724137931">
                <text:p>23207.72413793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3279.8369565217">
                <text:p>23279.8369565217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23350.4611111111">
                <text:p>23350.4611111111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23423.6357615894">
                <text:p>23423.635761589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23557.9666666667">
                <text:p>23557.9666666667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22673.5856423174">
                <text:p>22673.585642317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22882.1136363636">
                <text:p>22882.113636363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23000.5666666667">
                <text:p>23000.5666666667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23090.9450549451">
                <text:p>23090.9450549451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23104.64">
                <text:p>23104.64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23164.7166666667">
                <text:p>23164.7166666667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23240.7694915254">
                <text:p>23240.769491525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23324.0424028269">
                <text:p>23324.0424028269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23409.5862068966">
                <text:p>23409.586206896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3536.3714285714">
                <text:p>23536.3714285714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22659.4911591356">
                <text:p>22659.491159135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22860.1764705882">
                <text:p>22860.176470588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22983.0857142857">
                <text:p>22983.0857142857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23077.4950495049">
                <text:p>23077.495049504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23104.9090909091">
                <text:p>23104.909090909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23151.9166666667">
                <text:p>23151.9166666667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23220.5">
                <text:p>23220.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23323.6912751678">
                <text:p>23323.6912751678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23390.5">
                <text:p>23390.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23512.1515151515">
                <text:p>23512.151515151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22644.5706570657">
                <text:p>22644.5706570657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22847.34">
                <text:p>22847.34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22966.6785714286">
                <text:p>22966.6785714286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23056.9866666667">
                <text:p>23056.9866666667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23087.5172413793">
                <text:p>23087.5172413793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23138.6944444444">
                <text:p>23138.694444444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23302.275862069">
                <text:p>23302.275862069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23359.3257575758">
                <text:p>23359.325757575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23487.5588235294">
                <text:p>23487.5588235294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22614.3429256595">
                <text:p>22614.342925659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22813.5333333333">
                <text:p>22813.533333333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22968.9583333333">
                <text:p>22968.958333333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23042.4897959184">
                <text:p>23042.4897959184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23071">
                <text:p>23071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23145.5480769231">
                <text:p>23145.5480769231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23284.8244897959">
                <text:p>23284.8244897959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23352.0753424658">
                <text:p>23352.075342465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23461.90625">
                <text:p>23461.9062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22619.8206008584">
                <text:p>22619.8206008584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22822.96">
                <text:p>22822.96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22946.34375">
                <text:p>22946.3437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23018.6951219512">
                <text:p>23018.695121951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23048.5357142857">
                <text:p>23048.5357142857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23124.0531914894">
                <text:p>23124.0531914894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23278.1923076923">
                <text:p>23278.192307692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23342.0588235294">
                <text:p>23342.0588235294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23442.5609756098">
                <text:p>23442.5609756098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22609.1451460886">
                <text:p>22609.1451460886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22803.6875">
                <text:p>22803.687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22907.4848484848">
                <text:p>22907.484848484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23017.725">
                <text:p>23017.72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23026.2580645161">
                <text:p>23026.2580645161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3093.0224719101">
                <text:p>23093.0224719101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23250.5953608247">
                <text:p>23250.595360824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3331.4482758621">
                <text:p>23331.4482758621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23421.3235294118">
                <text:p>23421.3235294118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22588.0033755274">
                <text:p>22588.003375527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22786.9545454545">
                <text:p>22786.954545454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22890.7837837838">
                <text:p>22890.7837837838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22994.8765432099">
                <text:p>22994.8765432099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23003.3095238095">
                <text:p>23003.309523809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23078.1632653061">
                <text:p>23078.163265306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23243.2770562771">
                <text:p>23243.2770562771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23312.632">
                <text:p>23312.63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23407.75">
                <text:p>23407.7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22583.1065705128">
                <text:p>22583.1065705128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22775.0563380282">
                <text:p>22775.056338028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22864.5333333333">
                <text:p>22864.5333333333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22983.5319148936">
                <text:p>22983.531914893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22989.027027027">
                <text:p>22989.027027027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23043.7686567164">
                <text:p>23043.7686567164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23221.4685714286">
                <text:p>23221.4685714286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3274.6735751295">
                <text:p>23274.673575129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3435.2592592593">
                <text:p>23435.2592592593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22583.4742268041">
                <text:p>22583.4742268041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22751.6419753086">
                <text:p>22751.641975308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22849.9361702128">
                <text:p>22849.9361702128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22963.1388888889">
                <text:p>22963.1388888889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22981.5673758865">
                <text:p>22981.5673758865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23036.4523809524">
                <text:p>23036.4523809524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23219.8272425249">
                <text:p>23219.8272425249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23275.1337209302">
                <text:p>23275.1337209302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23414.6388888889">
                <text:p>23414.638888888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22725.7011494253">
                <text:p>22725.7011494253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22827.6341463415">
                <text:p>22827.6341463415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22940.9428571429">
                <text:p>22940.9428571429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22965.9225806452">
                <text:p>22965.922580645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3011.58">
                <text:p>23011.5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3189.5927272727">
                <text:p>23189.5927272727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3256.7380952381">
                <text:p>23256.738095238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3387.5952380952">
                <text:p>23387.5952380952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2696.6465517241">
                <text:p>22696.6465517241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2801.3333333333">
                <text:p>22801.3333333333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2934.9322033898">
                <text:p>22934.9322033898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22936.1212121212">
                <text:p>22936.1212121212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22990.6218487395">
                <text:p>22990.621848739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23177.3294117647">
                <text:p>23177.329411764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23249.5726872247">
                <text:p>23249.572687224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23369.2972972973">
                <text:p>23369.2972972973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22687.5066666667">
                <text:p>22687.5066666667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22810">
                <text:p>2281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22910.8011695906">
                <text:p>22910.8011695906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22911.1666666667">
                <text:p>22911.1666666667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22995.74">
                <text:p>22995.74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23163.2021857924">
                <text:p>23163.2021857924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23225.7111111111">
                <text:p>23225.7111111111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23348.7941176471">
                <text:p>23348.7941176471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22680.1772151899">
                <text:p>22680.1772151899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22770.1886792453">
                <text:p>22770.1886792453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22881.2692307692">
                <text:p>22881.2692307692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22901.2835820896">
                <text:p>22901.2835820896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22991.4676258993">
                <text:p>22991.4676258993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3151.7902869757">
                <text:p>23151.7902869757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3223.9261363636">
                <text:p>23223.9261363636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23323.6571428571">
                <text:p>23323.6571428571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22656.6235294118">
                <text:p>22656.623529411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22741.7708333333">
                <text:p>22741.7708333333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22871.488372093">
                <text:p>22871.48837209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22878.8353658537">
                <text:p>22878.8353658537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22955.0245901639">
                <text:p>22955.0245901639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23132.9815195072">
                <text:p>23132.9815195072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23190.3219178082">
                <text:p>23190.3219178082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23293.9777777778">
                <text:p>23293.9777777778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22627.06">
                <text:p>22627.06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22718.4626865672">
                <text:p>22718.462686567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22851.3725490196">
                <text:p>22851.3725490196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22883.2299465241">
                <text:p>22883.229946524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22952.8365384615">
                <text:p>22952.836538461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3113.9577464789">
                <text:p>23113.9577464789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23180.1594202899">
                <text:p>23180.1594202899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23277.7234042553">
                <text:p>23277.7234042553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22636.05">
                <text:p>22636.0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22698.9545454545">
                <text:p>22698.954545454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22824.5102040816">
                <text:p>22824.510204081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22873.4552845528">
                <text:p>22873.455284552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22922.3050847458">
                <text:p>22922.3050847458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23089.1278538813">
                <text:p>23089.127853881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23165.7880434783">
                <text:p>23165.788043478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23318.7777777778">
                <text:p>23318.7777777778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22604.2843137255">
                <text:p>22604.284313725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22731.6888888889">
                <text:p>22731.6888888889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22800.375">
                <text:p>22800.37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2874.2171052632">
                <text:p>22874.217105263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22906.7179487179">
                <text:p>22906.7179487179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23103.5555555556">
                <text:p>23103.555555555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23149.6151202749">
                <text:p>23149.6151202749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23283.0263157895">
                <text:p>23283.0263157895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22575.7570093458">
                <text:p>22575.7570093458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22709.9661016949">
                <text:p>22709.9661016949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22823.4054054054">
                <text:p>22823.4054054054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22860.5151515152">
                <text:p>22860.515151515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22885.0193236715">
                <text:p>22885.019323671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23076.1513761468">
                <text:p>23076.1513761468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23133.8991596639">
                <text:p>23133.8991596639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23265.4333333333">
                <text:p>23265.4333333333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22585.9680851064">
                <text:p>22585.968085106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22687.328125">
                <text:p>22687.328125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22788.7848101266">
                <text:p>22788.7848101266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22805.8703703704">
                <text:p>22805.8703703704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22868.612">
                <text:p>22868.612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23066.3933333333">
                <text:p>23066.3933333333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23111.9156626506">
                <text:p>23111.9156626506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23247.0754716981">
                <text:p>23247.0754716981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22567.8034682081">
                <text:p>22567.8034682081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22666.0307692308">
                <text:p>22666.030769230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22748.44">
                <text:p>22748.44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22780">
                <text:p>2278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22870.2617449664">
                <text:p>22870.2617449664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23027.2289156627">
                <text:p>23027.2289156627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3088.9525316456">
                <text:p>23088.9525316456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3214.9824561404">
                <text:p>23214.9824561404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22562.0754716981">
                <text:p>22562.0754716981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2630.7605633803">
                <text:p>22630.7605633803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2761.1176470588">
                <text:p>22761.1176470588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22772.746031746">
                <text:p>22772.746031746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22832.1666666667">
                <text:p>22832.1666666667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23020.4894259819">
                <text:p>23020.4894259819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23069.3607142857">
                <text:p>23069.3607142857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23189.6727272727">
                <text:p>23189.672727272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22529.608">
                <text:p>22529.608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22632.8208955224">
                <text:p>22632.8208955224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22734.7868852459">
                <text:p>22734.7868852459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22760.0222222222">
                <text:p>22760.0222222222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22835.4715447154">
                <text:p>22835.4715447154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22998.1126760563">
                <text:p>22998.1126760563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23046.303030303">
                <text:p>23046.303030303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23187.7090909091">
                <text:p>23187.709090909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22508.7372262774">
                <text:p>22508.7372262774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22612.1195652174">
                <text:p>22612.1195652174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22726.1875">
                <text:p>22726.187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22782.4244604317">
                <text:p>22782.4244604317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22821.4632768362">
                <text:p>22821.463276836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22996.582437276">
                <text:p>22996.582437276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23063.5451977401">
                <text:p>23063.5451977401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23161.6543209877">
                <text:p>23161.6543209877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22485.2679425837">
                <text:p>22485.2679425837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22574.661971831">
                <text:p>22574.661971831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22709.0161290323">
                <text:p>22709.0161290323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22759.4022346369">
                <text:p>22759.4022346369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22794.4744186047">
                <text:p>22794.4744186047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22963.8551236749">
                <text:p>22963.8551236749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23032.0636363636">
                <text:p>23032.0636363636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23130.746835443">
                <text:p>23130.746835443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22472.0720720721">
                <text:p>22472.0720720721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22596.5568181818">
                <text:p>22596.5568181818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22689.5909090909">
                <text:p>22689.5909090909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2721.4027149321">
                <text:p>22721.4027149321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2771.7783018868">
                <text:p>22771.7783018868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2923.2777777778">
                <text:p>22923.2777777778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2955.6440677966">
                <text:p>22955.6440677966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23100.5438596491">
                <text:p>23100.5438596491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22486.7878787879">
                <text:p>22486.7878787879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22555.8833333333">
                <text:p>22555.8833333333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22657.1333333333">
                <text:p>22657.1333333333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22694.7954545455">
                <text:p>22694.795454545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22750.7256944444">
                <text:p>22750.7256944444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22886.9569892473">
                <text:p>22886.9569892473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22935.3731343284">
                <text:p>22935.3731343284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23110.7551020408">
                <text:p>23110.7551020408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22449.125">
                <text:p>22449.12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22529.1308411215">
                <text:p>22529.1308411215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22646.2641509434">
                <text:p>22646.2641509434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22674.9622641509">
                <text:p>22674.9622641509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22744.9838709677">
                <text:p>22744.9838709677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22864.0125">
                <text:p>22864.012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22916.8025751073">
                <text:p>22916.8025751073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23097.4125">
                <text:p>23097.412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22437.746031746">
                <text:p>22437.746031746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22520.8496240601">
                <text:p>22520.8496240601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22607.8032786885">
                <text:p>22607.803278688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22690.5123966942">
                <text:p>22690.5123966942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22893.2045454545">
                <text:p>22893.204545454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22941.8461538462">
                <text:p>22941.8461538462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23068.5308641975">
                <text:p>23068.530864197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22418.7853403141">
                <text:p>22418.7853403141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22501.0666666667">
                <text:p>22501.0666666667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22571.3068181818">
                <text:p>22571.3068181818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22636.0688259109">
                <text:p>22636.0688259109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23034.2072072072">
                <text:p>23034.2072072072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22399.9657534247">
                <text:p>22399.9657534247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22494.9955555556">
                <text:p>22494.9955555556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22557.4444444444">
                <text:p>22557.444444444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22632.0111731844">
                <text:p>22632.0111731844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23043.4153846154">
                <text:p>23043.4153846154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22380.6898148148">
                <text:p>22380.6898148148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22457.5">
                <text:p>22457.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22567.1333333333">
                <text:p>22567.1333333333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22620.6072507553">
                <text:p>22620.6072507553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23008.3289473684">
                <text:p>23008.3289473684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22343.0813953488">
                <text:p>22343.0813953488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22436.7395833333">
                <text:p>22436.7395833333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22548.6">
                <text:p>22548.6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22615.6193181818">
                <text:p>22615.6193181818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22992.0612244898">
                <text:p>22992.0612244898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22343.7014218009">
                <text:p>22343.7014218009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22409.4862637363">
                <text:p>22409.4862637363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22529.0224719101">
                <text:p>22529.0224719101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22610.4236111111">
                <text:p>22610.4236111111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22328.7063492064">
                <text:p>22328.7063492064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22394.0530612245">
                <text:p>22394.053061224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22553.0519480519">
                <text:p>22553.0519480519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22567.2396907217">
                <text:p>22567.2396907217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22303.7091412742">
                <text:p>22303.7091412742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22369.6103448276">
                <text:p>22369.6103448276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22539.0666666667">
                <text:p>22539.0666666667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22563.8333333333">
                <text:p>22563.8333333333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22287.8639455782">
                <text:p>22287.8639455782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22368.1666666667">
                <text:p>22368.1666666667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22516.9417475728">
                <text:p>22516.9417475728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22548.7987012987">
                <text:p>22548.7987012987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22271.855907781">
                <text:p>22271.855907781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22362.292834891">
                <text:p>22362.292834891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22492.0934579439">
                <text:p>22492.0934579439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22534.4305177112">
                <text:p>22534.4305177112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22229.7549668874">
                <text:p>22229.7549668874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22339.7202797203">
                <text:p>22339.7202797203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22455.4198473282">
                <text:p>22455.4198473282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22524.3428571429">
                <text:p>22524.3428571429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22249.025">
                <text:p>22249.025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22318.8494623656">
                <text:p>22318.8494623656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22450.7254901961">
                <text:p>22450.7254901961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22511.0841584158">
                <text:p>22511.0841584158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2216.3217665615">
                <text:p>22216.321766561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22309.8613333333">
                <text:p>22309.8613333333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22416.2049689441">
                <text:p>22416.2049689441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22503.0675675676">
                <text:p>22503.0675675676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22200.8988326848">
                <text:p>22200.8988326848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22282.2596685083">
                <text:p>22282.2596685083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22415.1287128713">
                <text:p>22415.1287128713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22179.8506493507">
                <text:p>22179.850649350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22273.1421052632">
                <text:p>22273.1421052632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22413.5887850467">
                <text:p>22413.5887850467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22160.0909090909">
                <text:p>22160.0909090909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22253.1136">
                <text:p>22253.1136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22153.2458333333">
                <text:p>22153.2458333333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22228.9562211982">
                <text:p>22228.9562211982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22147.8425925926">
                <text:p>22147.8425925926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22213.2017167382">
                <text:p>22213.2017167382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22126.8675496689">
                <text:p>22126.8675496689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22215.0732142857">
                <text:p>22215.0732142857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22106.9964539007">
                <text:p>22106.9964539007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22172.8518518519">
                <text:p>22172.8518518519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22106.2815315315">
                <text:p>22106.2815315315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22173.3846153846">
                <text:p>22173.3846153846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22075.0077120823">
                <text:p>22075.0077120823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22156.8004115226">
                <text:p>22156.8004115226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22033.8293103448">
                <text:p>22033.829310344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22111.4680232558">
                <text:p>22111.4680232558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22035.205952381">
                <text:p>22035.205952381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22109.5731462926">
                <text:p>22109.5731462926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22020.3743455497">
                <text:p>22020.3743455497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22092.686746988">
                <text:p>22092.686746988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21971.3902439024">
                <text:p>21971.3902439024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22084.4240506329">
                <text:p>22084.4240506329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21967.1126760563">
                <text:p>21967.1126760563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21961.238317757">
                <text:p>21961.238317757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21947.6909620991">
                <text:p>21947.6909620991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21919.5040650407">
                <text:p>21919.5040650407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21910.4244186047">
                <text:p>21910.4244186047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21894.1224489796">
                <text:p>21894.1224489796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21874.2768595041">
                <text:p>21874.2768595041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21860.9022556391">
                <text:p>21860.9022556391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21831.9">
                <text:p>21831.9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21827.590504451">
                <text:p>21827.590504451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21811.3682432432">
                <text:p>21811.3682432432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21791.9">
                <text:p>21791.9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21770.9090909091">
                <text:p>21770.909090909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21754.7785407725">
                <text:p>21754.7785407725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21754.3028571429">
                <text:p>21754.3028571429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21736.5526315789">
                <text:p>21736.55263157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472cm" svg:height="9.006cm" xlink:href=".." xlink:type="simple" chart:class="chart:line" chart:style-name="ch1">
        <chart:legend chart:legend-position="end" svg:x="29.387cm" svg:y="4.204cm" style:legend-expansion="high" chart:style-name="ch2"/>
        <chart:plot-area chart:style-name="ch3" table:cell-range-address="Sheet1.D1:Sheet1.D224" chart:data-source-has-labels="row" svg:x="0.6cm" svg:y="0.075cm" svg:width="28.128cm" svg:height="8.646cm">
          <chartooo:coordinate-region svg:x="1.327cm" svg:y="0.275cm" svg:width="27.401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24" chart:label-cell-address="Sheet1.D1:Sheet1.D1" chart:class="chart:line">
            <chart:data-point chart:repeated="2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D2:Sheet1.D2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99999999999997">
                <text:p>0.7999999999999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99999999999997">
                <text:p>0.7999999999999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00000000000001">
                <text:p>0.60000000000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00000000000001">
                <text:p>0.600000000000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00000000000001">
                <text:p>0.6000000000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00000000000001">
                <text:p>0.60000000000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00000000000001">
                <text:p>0.600000000000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00000000000001">
                <text:p>0.60000000000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00000000000001">
                <text:p>0.60000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00000000000001">
                <text:p>0.60000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00000000000001">
                <text:p>0.600000000000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00000000000001">
                <text:p>0.600000000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00000000000001">
                <text:p>0.6000000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00000000000001">
                <text:p>0.600000000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00000000000001">
                <text:p>0.600000000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00000000000001">
                <text:p>0.60000000000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00000000000001">
                <text:p>0.6000000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00000000000001">
                <text:p>0.600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00000000000001">
                <text:p>0.6000000000000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4">
                <text:p>1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4.201cm" style:legend-expansion="high" chart:style-name="ch2"/>
        <chart:plot-area chart:style-name="ch3" table:cell-range-address="Sheet1.I1:Sheet1.I378" chart:data-source-has-labels="row" svg:x="0.32cm" svg:y="0.18cm" svg:width="13.275cm" svg:height="8.64cm">
          <chartooo:coordinate-region svg:x="1.047cm" svg:y="0.301cm" svg:width="12.474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378" chart:label-cell-address="Sheet1.I1:Sheet1.I1" chart:class="chart:line">
            <chart:data-point chart:repeated="37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00000000000003">
                <text:p>0.700000000000003</text:p>
                <draw:g>
                  <svg:desc>Sheet1.I2:Sheet1.I3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00000000000003">
                <text:p>0.70000000000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00000000000003">
                <text:p>0.700000000000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0000000000003">
                <text:p>0.700000000000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0000000000003">
                <text:p>0.700000000000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0000000000003">
                <text:p>0.700000000000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00000000000003">
                <text:p>0.700000000000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99999999999997">
                <text:p>0.799999999999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00000000000003">
                <text:p>0.7000000000000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0000000000003">
                <text:p>0.700000000000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0000000000003">
                <text:p>0.700000000000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00000000000003">
                <text:p>0.700000000000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00000000000003">
                <text:p>0.700000000000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99999999999997">
                <text:p>0.799999999999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9999999999997">
                <text:p>0.799999999999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9999999999997">
                <text:p>0.7999999999999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99999999999997">
                <text:p>0.7999999999999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99999999999997">
                <text:p>0.799999999999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99999999999997">
                <text:p>0.799999999999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99999999999997">
                <text:p>0.7999999999999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99999999999997">
                <text:p>0.799999999999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99999999999997">
                <text:p>0.7999999999999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99999999999997">
                <text:p>0.7999999999999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99999999999997">
                <text:p>0.7999999999999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99999999999997">
                <text:p>0.799999999999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2.C498:Sheet2.C507" svg:x="0.32cm" svg:y="0.18cm" svg:width="12.508cm" svg:height="8.64cm">
          <chartooo:coordinate-region svg:x="1.497cm" svg:y="0.379cm" svg:width="11.1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498:Sheet2.C507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59.75">
                <text:p>24859.75</text:p>
                <draw:g>
                  <svg:desc>Sheet2.C498:Sheet2.C5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103">
                <text:p>25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360">
                <text:p>253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370.4">
                <text:p>2537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442.3333333333">
                <text:p>25442.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34.5">
                <text:p>2563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44.7272727273">
                <text:p>25644.7272727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68.1666666667">
                <text:p>25668.1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65.1111111111">
                <text:p>25765.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66">
                <text:p>260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952cm" style:legend-expansion="high" chart:style-name="ch2"/>
        <chart:plot-area chart:style-name="ch3" table:cell-range-address="Sheet2.G1:Sheet2.G10 Sheet2.K1:Sheet2.K10" svg:x="0.32cm" svg:y="0.18cm" svg:width="12.481cm" svg:height="8.64cm">
          <chartooo:coordinate-region svg:x="1.127cm" svg:y="0.379cm" svg:width="11.48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G1:Sheet2.G10" chart:class="chart:line">
            <chart:data-point chart:repeated="10"/>
          </chart:series>
          <chart:series chart:style-name="ch7" chart:values-cell-range-address="Sheet2.K1:Sheet2.K10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5">
                <text:p>325</text:p>
                <draw:g>
                  <svg:desc>Sheet2.G1:Sheet2.G10</svg:desc>
                </draw:g>
              </table:table-cell>
              <table:table-cell office:value-type="float" office:value="251.03">
                <text:p>251.03</text:p>
                <draw:g>
                  <svg:desc>Sheet2.K1:Sheet2.K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0">
                <text:p>330</text:p>
              </table:table-cell>
              <table:table-cell office:value-type="float" office:value="248.5975">
                <text:p>248.5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5">
                <text:p>335</text:p>
              </table:table-cell>
              <table:table-cell office:value-type="float" office:value="253.704">
                <text:p>253.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0">
                <text:p>340</text:p>
              </table:table-cell>
              <table:table-cell office:value-type="float" office:value="253.6">
                <text:p>25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5">
                <text:p>345</text:p>
              </table:table-cell>
              <table:table-cell office:value-type="float" office:value="254.423333333333">
                <text:p>254.42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">
                <text:p>350</text:p>
              </table:table-cell>
              <table:table-cell office:value-type="float" office:value="256.345">
                <text:p>256.3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5">
                <text:p>355</text:p>
              </table:table-cell>
              <table:table-cell office:value-type="float" office:value="256.681666666667">
                <text:p>256.681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0">
                <text:p>360</text:p>
              </table:table-cell>
              <table:table-cell office:value-type="float" office:value="256.447272727273">
                <text:p>256.4472727272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5">
                <text:p>365</text:p>
              </table:table-cell>
              <table:table-cell office:value-type="float" office:value="257.651111111111">
                <text:p>257.65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0">
                <text:p>370</text:p>
              </table:table-cell>
              <table:table-cell office:value-type="float" office:value="260.66">
                <text:p>260.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99cm" svg:y="4.204cm" style:legend-expansion="high" chart:style-name="ch2"/>
        <chart:plot-area chart:style-name="ch3" table:cell-range-address="Sheet2.L3:Sheet2.L5" svg:x="0.319cm" svg:y="0.18cm" svg:width="12.561cm" svg:height="8.646cm">
          <chartooo:coordinate-region svg:x="1.496cm" svg:y="0.379cm" svg:width="11.2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L3:Sheet2.L5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200">
                <text:p>22200</text:p>
                <draw:g>
                  <svg:desc>Sheet2.L3:Sheet2.L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282">
                <text:p>22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415">
                <text:p>224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